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8cm"/>
    </style:style>
    <style:style style:name="co2" style:family="table-column">
      <style:table-column-properties fo:break-before="auto" style:column-width="1.302cm"/>
    </style:style>
    <style:style style:name="co3" style:family="table-column">
      <style:table-column-properties fo:break-before="auto" style:column-width="1.489cm"/>
    </style:style>
    <style:style style:name="co4" style:family="table-column">
      <style:table-column-properties fo:break-before="auto" style:column-width="1.947cm"/>
    </style:style>
    <style:style style:name="co5" style:family="table-column">
      <style:table-column-properties fo:break-before="auto" style:column-width="1.789cm"/>
    </style:style>
    <style:style style:name="co6" style:family="table-column">
      <style:table-column-properties fo:break-before="auto" style:column-width="1.274cm"/>
    </style:style>
    <style:style style:name="co7" style:family="table-column">
      <style:table-column-properties fo:break-before="auto" style:column-width="1.88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="0.74pt solid #000000"/>
    </style:style>
    <style:style style:name="ce3" style:family="table-cell" style:parent-style-name="Default" style:data-style-name="N2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ntennapo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3"/>
        <table:table-column table:style-name="co6" table:default-cell-style-name="ce1"/>
        <table:table-column table:style-name="co3" table:default-cell-style-name="ce1"/>
        <table:table-column table:style-name="co7" table:default-cell-style-name="ce3"/>
        <table:table-column table:style-name="co5" table:default-cell-style-name="ce3"/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SRUN</text:p>
          </table:table-cell>
          <table:table-cell office:value-type="string" calcext:value-type="string">
            <text:p>SCT</text:p>
          </table:table-cell>
          <table:table-cell office:value-type="string" calcext:value-type="string">
            <text:p>SAVGTCT</text:p>
          </table:table-cell>
          <table:table-cell office:value-type="string" calcext:value-type="string">
            <text:p>SCTCT</text:p>
          </table:table-cell>
          <table:table-cell office:value-type="string" calcext:value-type="string">
            <text:p>TRUN</text:p>
          </table:table-cell>
          <table:table-cell office:value-type="string" calcext:value-type="string">
            <text:p>TCT</text:p>
          </table:table-cell>
          <table:table-cell office:value-type="string" calcext:value-type="string">
            <text:p>TAVGTCT</text:p>
          </table:table-cell>
          <table:table-cell office:value-type="string" calcext:value-type="string">
            <text:p>TCT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28" calcext:value-type="float">
            <text:p>428</text:p>
          </table:table-cell>
          <table:table-cell table:number-columns-repeated="2" office:value-type="float" office:value="4.45833333333333" calcext:value-type="float">
            <text:p>4,46</text:p>
          </table:table-cell>
          <table:table-cell table:number-columns-repeated="2" office:value-type="float" office:value="422" calcext:value-type="float">
            <text:p>422</text:p>
          </table:table-cell>
          <table:table-cell table:number-columns-repeated="2" office:value-type="float" office:value="4.39583333333333" calcext:value-type="float">
            <text:p>4,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1" calcext:value-type="float">
            <text:p>421</text:p>
          </table:table-cell>
          <table:table-cell office:value-type="float" office:value="849" calcext:value-type="float">
            <text:p>849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8.84375" calcext:value-type="float">
            <text:p>8,84</text:p>
          </table:table-cell>
          <table:table-cell office:value-type="float" office:value="424" calcext:value-type="float">
            <text:p>424</text:p>
          </table:table-cell>
          <table:table-cell office:value-type="float" office:value="846" calcext:value-type="float">
            <text:p>846</text:p>
          </table:table-cell>
          <table:table-cell office:value-type="float" office:value="4.41666666666667" calcext:value-type="float">
            <text:p>4,42</text:p>
          </table:table-cell>
          <table:table-cell office:value-type="float" office:value="8.8125" calcext:value-type="float">
            <text:p>8,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1" calcext:value-type="float">
            <text:p>421</text:p>
          </table:table-cell>
          <table:table-cell office:value-type="float" office:value="1270" calcext:value-type="float">
            <text:p>1270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13.2291666666667" calcext:value-type="float">
            <text:p>13,23</text:p>
          </table:table-cell>
          <table:table-cell office:value-type="float" office:value="420" calcext:value-type="float">
            <text:p>420</text:p>
          </table:table-cell>
          <table:table-cell office:value-type="float" office:value="1266" calcext:value-type="float">
            <text:p>1266</text:p>
          </table:table-cell>
          <table:table-cell office:value-type="float" office:value="4.375" calcext:value-type="float">
            <text:p>4,38</text:p>
          </table:table-cell>
          <table:table-cell office:value-type="float" office:value="13.1875" calcext:value-type="float">
            <text:p>13,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2" calcext:value-type="float">
            <text:p>422</text:p>
          </table:table-cell>
          <table:table-cell office:value-type="float" office:value="1692" calcext:value-type="float">
            <text:p>1692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17.625" calcext:value-type="float">
            <text:p>17,63</text:p>
          </table:table-cell>
          <table:table-cell office:value-type="float" office:value="418" calcext:value-type="float">
            <text:p>418</text:p>
          </table:table-cell>
          <table:table-cell office:value-type="float" office:value="1684" calcext:value-type="float">
            <text:p>1684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17.5416666666667" calcext:value-type="float">
            <text:p>17,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6" calcext:value-type="float">
            <text:p>426</text:p>
          </table:table-cell>
          <table:table-cell office:value-type="float" office:value="2118" calcext:value-type="float">
            <text:p>2118</text:p>
          </table:table-cell>
          <table:table-cell office:value-type="float" office:value="4.4375" calcext:value-type="float">
            <text:p>4,44</text:p>
          </table:table-cell>
          <table:table-cell office:value-type="float" office:value="22.0625" calcext:value-type="float">
            <text:p>22,06</text:p>
          </table:table-cell>
          <table:table-cell office:value-type="float" office:value="417" calcext:value-type="float">
            <text:p>417</text:p>
          </table:table-cell>
          <table:table-cell office:value-type="float" office:value="2101" calcext:value-type="float">
            <text:p>2101</text:p>
          </table:table-cell>
          <table:table-cell office:value-type="float" office:value="4.34375" calcext:value-type="float">
            <text:p>4,34</text:p>
          </table:table-cell>
          <table:table-cell office:value-type="float" office:value="21.8854166666667" calcext:value-type="float">
            <text:p>21,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4" calcext:value-type="float">
            <text:p>424</text:p>
          </table:table-cell>
          <table:table-cell office:value-type="float" office:value="2542" calcext:value-type="float">
            <text:p>2542</text:p>
          </table:table-cell>
          <table:table-cell office:value-type="float" office:value="4.41666666666667" calcext:value-type="float">
            <text:p>4,42</text:p>
          </table:table-cell>
          <table:table-cell office:value-type="float" office:value="26.4791666666667" calcext:value-type="float">
            <text:p>26,48</text:p>
          </table:table-cell>
          <table:table-cell office:value-type="float" office:value="419" calcext:value-type="float">
            <text:p>419</text:p>
          </table:table-cell>
          <table:table-cell office:value-type="float" office:value="2520" calcext:value-type="float">
            <text:p>2520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26.25" calcext:value-type="float">
            <text:p>26,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4" calcext:value-type="float">
            <text:p>424</text:p>
          </table:table-cell>
          <table:table-cell office:value-type="float" office:value="2966" calcext:value-type="float">
            <text:p>2966</text:p>
          </table:table-cell>
          <table:table-cell office:value-type="float" office:value="4.41666666666667" calcext:value-type="float">
            <text:p>4,42</text:p>
          </table:table-cell>
          <table:table-cell office:value-type="float" office:value="30.8958333333333" calcext:value-type="float">
            <text:p>30,90</text:p>
          </table:table-cell>
          <table:table-cell office:value-type="float" office:value="417" calcext:value-type="float">
            <text:p>417</text:p>
          </table:table-cell>
          <table:table-cell office:value-type="float" office:value="2937" calcext:value-type="float">
            <text:p>2937</text:p>
          </table:table-cell>
          <table:table-cell office:value-type="float" office:value="4.34375" calcext:value-type="float">
            <text:p>4,34</text:p>
          </table:table-cell>
          <table:table-cell office:value-type="float" office:value="30.59375" calcext:value-type="float">
            <text:p>30,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7" calcext:value-type="float">
            <text:p>427</text:p>
          </table:table-cell>
          <table:table-cell office:value-type="float" office:value="3393" calcext:value-type="float">
            <text:p>3393</text:p>
          </table:table-cell>
          <table:table-cell office:value-type="float" office:value="4.44791666666667" calcext:value-type="float">
            <text:p>4,45</text:p>
          </table:table-cell>
          <table:table-cell office:value-type="float" office:value="35.34375" calcext:value-type="float">
            <text:p>35,34</text:p>
          </table:table-cell>
          <table:table-cell office:value-type="float" office:value="419" calcext:value-type="float">
            <text:p>419</text:p>
          </table:table-cell>
          <table:table-cell office:value-type="float" office:value="3356" calcext:value-type="float">
            <text:p>3356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34.9583333333333" calcext:value-type="float">
            <text:p>34,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1" calcext:value-type="float">
            <text:p>421</text:p>
          </table:table-cell>
          <table:table-cell office:value-type="float" office:value="3814" calcext:value-type="float">
            <text:p>3814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39.7291666666667" calcext:value-type="float">
            <text:p>39,73</text:p>
          </table:table-cell>
          <table:table-cell office:value-type="float" office:value="420" calcext:value-type="float">
            <text:p>420</text:p>
          </table:table-cell>
          <table:table-cell office:value-type="float" office:value="3776" calcext:value-type="float">
            <text:p>3776</text:p>
          </table:table-cell>
          <table:table-cell office:value-type="float" office:value="4.375" calcext:value-type="float">
            <text:p>4,38</text:p>
          </table:table-cell>
          <table:table-cell office:value-type="float" office:value="39.3333333333333" calcext:value-type="float">
            <text:p>39,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0" calcext:value-type="float">
            <text:p>420</text:p>
          </table:table-cell>
          <table:table-cell office:value-type="float" office:value="4234" calcext:value-type="float">
            <text:p>4234</text:p>
          </table:table-cell>
          <table:table-cell office:value-type="float" office:value="4.375" calcext:value-type="float">
            <text:p>4,38</text:p>
          </table:table-cell>
          <table:table-cell office:value-type="float" office:value="44.1041666666667" calcext:value-type="float">
            <text:p>44,10</text:p>
          </table:table-cell>
          <table:table-cell office:value-type="float" office:value="419" calcext:value-type="float">
            <text:p>419</text:p>
          </table:table-cell>
          <table:table-cell office:value-type="float" office:value="4195" calcext:value-type="float">
            <text:p>4195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43.6979166666667" calcext:value-type="float">
            <text:p>43,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1" calcext:value-type="float">
            <text:p>421</text:p>
          </table:table-cell>
          <table:table-cell office:value-type="float" office:value="4655" calcext:value-type="float">
            <text:p>4655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48.4895833333333" calcext:value-type="float">
            <text:p>48,49</text:p>
          </table:table-cell>
          <table:table-cell office:value-type="float" office:value="419" calcext:value-type="float">
            <text:p>419</text:p>
          </table:table-cell>
          <table:table-cell office:value-type="float" office:value="4614" calcext:value-type="float">
            <text:p>4614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48.0625" calcext:value-type="float">
            <text:p>48,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2" calcext:value-type="float">
            <text:p>422</text:p>
          </table:table-cell>
          <table:table-cell office:value-type="float" office:value="5077" calcext:value-type="float">
            <text:p>5077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52.8854166666667" calcext:value-type="float">
            <text:p>52,89</text:p>
          </table:table-cell>
          <table:table-cell office:value-type="float" office:value="420" calcext:value-type="float">
            <text:p>420</text:p>
          </table:table-cell>
          <table:table-cell office:value-type="float" office:value="5034" calcext:value-type="float">
            <text:p>5034</text:p>
          </table:table-cell>
          <table:table-cell office:value-type="float" office:value="4.375" calcext:value-type="float">
            <text:p>4,38</text:p>
          </table:table-cell>
          <table:table-cell office:value-type="float" office:value="52.4375" calcext:value-type="float">
            <text:p>52,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8" calcext:value-type="float">
            <text:p>418</text:p>
          </table:table-cell>
          <table:table-cell office:value-type="float" office:value="5495" calcext:value-type="float">
            <text:p>5495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57.2395833333333" calcext:value-type="float">
            <text:p>57,24</text:p>
          </table:table-cell>
          <table:table-cell office:value-type="float" office:value="421" calcext:value-type="float">
            <text:p>421</text:p>
          </table:table-cell>
          <table:table-cell office:value-type="float" office:value="5455" calcext:value-type="float">
            <text:p>5455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56.8229166666667" calcext:value-type="float">
            <text:p>56,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3" calcext:value-type="float">
            <text:p>423</text:p>
          </table:table-cell>
          <table:table-cell office:value-type="float" office:value="5918" calcext:value-type="float">
            <text:p>5918</text:p>
          </table:table-cell>
          <table:table-cell office:value-type="float" office:value="4.40625" calcext:value-type="float">
            <text:p>4,41</text:p>
          </table:table-cell>
          <table:table-cell office:value-type="float" office:value="61.6458333333333" calcext:value-type="float">
            <text:p>61,65</text:p>
          </table:table-cell>
          <table:table-cell office:value-type="float" office:value="422" calcext:value-type="float">
            <text:p>422</text:p>
          </table:table-cell>
          <table:table-cell office:value-type="float" office:value="5877" calcext:value-type="float">
            <text:p>5877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61.21875" calcext:value-type="float">
            <text:p>61,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6342" calcext:value-type="float">
            <text:p>6342</text:p>
          </table:table-cell>
          <table:table-cell office:value-type="float" office:value="4.41666666666667" calcext:value-type="float">
            <text:p>4,42</text:p>
          </table:table-cell>
          <table:table-cell office:value-type="float" office:value="66.0625" calcext:value-type="float">
            <text:p>66,06</text:p>
          </table:table-cell>
          <table:table-cell office:value-type="float" office:value="416" calcext:value-type="float">
            <text:p>416</text:p>
          </table:table-cell>
          <table:table-cell office:value-type="float" office:value="6293" calcext:value-type="float">
            <text:p>6293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65.5520833333333" calcext:value-type="float">
            <text:p>65,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1" calcext:value-type="float">
            <text:p>421</text:p>
          </table:table-cell>
          <table:table-cell office:value-type="float" office:value="6763" calcext:value-type="float">
            <text:p>6763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70.4479166666667" calcext:value-type="float">
            <text:p>70,45</text:p>
          </table:table-cell>
          <table:table-cell office:value-type="float" office:value="419" calcext:value-type="float">
            <text:p>419</text:p>
          </table:table-cell>
          <table:table-cell office:value-type="float" office:value="6712" calcext:value-type="float">
            <text:p>6712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69.9166666666667" calcext:value-type="float">
            <text:p>69,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4" calcext:value-type="float">
            <text:p>424</text:p>
          </table:table-cell>
          <table:table-cell office:value-type="float" office:value="7187" calcext:value-type="float">
            <text:p>7187</text:p>
          </table:table-cell>
          <table:table-cell office:value-type="float" office:value="4.41666666666667" calcext:value-type="float">
            <text:p>4,42</text:p>
          </table:table-cell>
          <table:table-cell office:value-type="float" office:value="74.8645833333333" calcext:value-type="float">
            <text:p>74,86</text:p>
          </table:table-cell>
          <table:table-cell office:value-type="float" office:value="420" calcext:value-type="float">
            <text:p>420</text:p>
          </table:table-cell>
          <table:table-cell office:value-type="float" office:value="7132" calcext:value-type="float">
            <text:p>7132</text:p>
          </table:table-cell>
          <table:table-cell office:value-type="float" office:value="4.375" calcext:value-type="float">
            <text:p>4,38</text:p>
          </table:table-cell>
          <table:table-cell office:value-type="float" office:value="74.2916666666667" calcext:value-type="float">
            <text:p>74,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1" calcext:value-type="float">
            <text:p>421</text:p>
          </table:table-cell>
          <table:table-cell office:value-type="float" office:value="7608" calcext:value-type="float">
            <text:p>7608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79.25" calcext:value-type="float">
            <text:p>79,25</text:p>
          </table:table-cell>
          <table:table-cell office:value-type="float" office:value="423" calcext:value-type="float">
            <text:p>423</text:p>
          </table:table-cell>
          <table:table-cell office:value-type="float" office:value="7555" calcext:value-type="float">
            <text:p>7555</text:p>
          </table:table-cell>
          <table:table-cell office:value-type="float" office:value="4.40625" calcext:value-type="float">
            <text:p>4,41</text:p>
          </table:table-cell>
          <table:table-cell office:value-type="float" office:value="78.6979166666667" calcext:value-type="float">
            <text:p>78,7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2" calcext:value-type="float">
            <text:p>422</text:p>
          </table:table-cell>
          <table:table-cell office:value-type="float" office:value="8030" calcext:value-type="float">
            <text:p>8030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83.6458333333333" calcext:value-type="float">
            <text:p>83,65</text:p>
          </table:table-cell>
          <table:table-cell office:value-type="float" office:value="422" calcext:value-type="float">
            <text:p>422</text:p>
          </table:table-cell>
          <table:table-cell office:value-type="float" office:value="7977" calcext:value-type="float">
            <text:p>7977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83.09375" calcext:value-type="float">
            <text:p>83,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2" calcext:value-type="float">
            <text:p>422</text:p>
          </table:table-cell>
          <table:table-cell office:value-type="float" office:value="8452" calcext:value-type="float">
            <text:p>8452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88.0416666666667" calcext:value-type="float">
            <text:p>88,04</text:p>
          </table:table-cell>
          <table:table-cell office:value-type="float" office:value="418" calcext:value-type="float">
            <text:p>418</text:p>
          </table:table-cell>
          <table:table-cell office:value-type="float" office:value="8395" calcext:value-type="float">
            <text:p>8395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87.4479166666667" calcext:value-type="float">
            <text:p>87,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0" calcext:value-type="float">
            <text:p>420</text:p>
          </table:table-cell>
          <table:table-cell office:value-type="float" office:value="8872" calcext:value-type="float">
            <text:p>8872</text:p>
          </table:table-cell>
          <table:table-cell office:value-type="float" office:value="4.375" calcext:value-type="float">
            <text:p>4,38</text:p>
          </table:table-cell>
          <table:table-cell office:value-type="float" office:value="92.4166666666667" calcext:value-type="float">
            <text:p>92,42</text:p>
          </table:table-cell>
          <table:table-cell office:value-type="float" office:value="414" calcext:value-type="float">
            <text:p>414</text:p>
          </table:table-cell>
          <table:table-cell office:value-type="float" office:value="8809" calcext:value-type="float">
            <text:p>8809</text:p>
          </table:table-cell>
          <table:table-cell office:value-type="float" office:value="4.3125" calcext:value-type="float">
            <text:p>4,31</text:p>
          </table:table-cell>
          <table:table-cell office:value-type="float" office:value="91.7604166666667" calcext:value-type="float">
            <text:p>91,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7" calcext:value-type="float">
            <text:p>417</text:p>
          </table:table-cell>
          <table:table-cell office:value-type="float" office:value="9289" calcext:value-type="float">
            <text:p>9289</text:p>
          </table:table-cell>
          <table:table-cell office:value-type="float" office:value="4.34375" calcext:value-type="float">
            <text:p>4,34</text:p>
          </table:table-cell>
          <table:table-cell office:value-type="float" office:value="96.7604166666667" calcext:value-type="float">
            <text:p>96,76</text:p>
          </table:table-cell>
          <table:table-cell office:value-type="float" office:value="417" calcext:value-type="float">
            <text:p>417</text:p>
          </table:table-cell>
          <table:table-cell office:value-type="float" office:value="9226" calcext:value-type="float">
            <text:p>9226</text:p>
          </table:table-cell>
          <table:table-cell office:value-type="float" office:value="4.34375" calcext:value-type="float">
            <text:p>4,34</text:p>
          </table:table-cell>
          <table:table-cell office:value-type="float" office:value="96.1041666666667" calcext:value-type="float">
            <text:p>96,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2" calcext:value-type="float">
            <text:p>422</text:p>
          </table:table-cell>
          <table:table-cell office:value-type="float" office:value="9711" calcext:value-type="float">
            <text:p>9711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101.15625" calcext:value-type="float">
            <text:p>101,16</text:p>
          </table:table-cell>
          <table:table-cell office:value-type="float" office:value="416" calcext:value-type="float">
            <text:p>416</text:p>
          </table:table-cell>
          <table:table-cell office:value-type="float" office:value="9642" calcext:value-type="float">
            <text:p>9642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100.4375" calcext:value-type="float">
            <text:p>100,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23" calcext:value-type="float">
            <text:p>423</text:p>
          </table:table-cell>
          <table:table-cell office:value-type="float" office:value="10134" calcext:value-type="float">
            <text:p>10134</text:p>
          </table:table-cell>
          <table:table-cell office:value-type="float" office:value="4.40625" calcext:value-type="float">
            <text:p>4,41</text:p>
          </table:table-cell>
          <table:table-cell office:value-type="float" office:value="105.5625" calcext:value-type="float">
            <text:p>105,56</text:p>
          </table:table-cell>
          <table:table-cell office:value-type="float" office:value="417" calcext:value-type="float">
            <text:p>417</text:p>
          </table:table-cell>
          <table:table-cell office:value-type="float" office:value="10059" calcext:value-type="float">
            <text:p>10059</text:p>
          </table:table-cell>
          <table:table-cell office:value-type="float" office:value="4.34375" calcext:value-type="float">
            <text:p>4,34</text:p>
          </table:table-cell>
          <table:table-cell office:value-type="float" office:value="104.78125" calcext:value-type="float">
            <text:p>104,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21" calcext:value-type="float">
            <text:p>421</text:p>
          </table:table-cell>
          <table:table-cell office:value-type="float" office:value="10555" calcext:value-type="float">
            <text:p>10555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109.947916666667" calcext:value-type="float">
            <text:p>109,95</text:p>
          </table:table-cell>
          <table:table-cell office:value-type="float" office:value="417" calcext:value-type="float">
            <text:p>417</text:p>
          </table:table-cell>
          <table:table-cell office:value-type="float" office:value="10476" calcext:value-type="float">
            <text:p>10476</text:p>
          </table:table-cell>
          <table:table-cell office:value-type="float" office:value="4.34375" calcext:value-type="float">
            <text:p>4,34</text:p>
          </table:table-cell>
          <table:table-cell office:value-type="float" office:value="109.125" calcext:value-type="float">
            <text:p>109,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9" calcext:value-type="float">
            <text:p>419</text:p>
          </table:table-cell>
          <table:table-cell office:value-type="float" office:value="10974" calcext:value-type="float">
            <text:p>10974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114.3125" calcext:value-type="float">
            <text:p>114,31</text:p>
          </table:table-cell>
          <table:table-cell office:value-type="float" office:value="421" calcext:value-type="float">
            <text:p>421</text:p>
          </table:table-cell>
          <table:table-cell office:value-type="float" office:value="10897" calcext:value-type="float">
            <text:p>10897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113.510416666667" calcext:value-type="float">
            <text:p>113,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23" calcext:value-type="float">
            <text:p>423</text:p>
          </table:table-cell>
          <table:table-cell office:value-type="float" office:value="11397" calcext:value-type="float">
            <text:p>11397</text:p>
          </table:table-cell>
          <table:table-cell office:value-type="float" office:value="4.40625" calcext:value-type="float">
            <text:p>4,41</text:p>
          </table:table-cell>
          <table:table-cell office:value-type="float" office:value="118.71875" calcext:value-type="float">
            <text:p>118,72</text:p>
          </table:table-cell>
          <table:table-cell office:value-type="float" office:value="424" calcext:value-type="float">
            <text:p>424</text:p>
          </table:table-cell>
          <table:table-cell office:value-type="float" office:value="11321" calcext:value-type="float">
            <text:p>11321</text:p>
          </table:table-cell>
          <table:table-cell office:value-type="float" office:value="4.41666666666667" calcext:value-type="float">
            <text:p>4,42</text:p>
          </table:table-cell>
          <table:table-cell office:value-type="float" office:value="117.927083333333" calcext:value-type="float">
            <text:p>117,9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3" calcext:value-type="float">
            <text:p>423</text:p>
          </table:table-cell>
          <table:table-cell office:value-type="float" office:value="11820" calcext:value-type="float">
            <text:p>11820</text:p>
          </table:table-cell>
          <table:table-cell office:value-type="float" office:value="4.40625" calcext:value-type="float">
            <text:p>4,41</text:p>
          </table:table-cell>
          <table:table-cell office:value-type="float" office:value="123.125" calcext:value-type="float">
            <text:p>123,13</text:p>
          </table:table-cell>
          <table:table-cell office:value-type="float" office:value="420" calcext:value-type="float">
            <text:p>420</text:p>
          </table:table-cell>
          <table:table-cell office:value-type="float" office:value="11741" calcext:value-type="float">
            <text:p>11741</text:p>
          </table:table-cell>
          <table:table-cell office:value-type="float" office:value="4.375" calcext:value-type="float">
            <text:p>4,38</text:p>
          </table:table-cell>
          <table:table-cell office:value-type="float" office:value="122.302083333333" calcext:value-type="float">
            <text:p>122,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2" calcext:value-type="float">
            <text:p>422</text:p>
          </table:table-cell>
          <table:table-cell office:value-type="float" office:value="12242" calcext:value-type="float">
            <text:p>12242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127.520833333333" calcext:value-type="float">
            <text:p>127,52</text:p>
          </table:table-cell>
          <table:table-cell office:value-type="float" office:value="419" calcext:value-type="float">
            <text:p>419</text:p>
          </table:table-cell>
          <table:table-cell office:value-type="float" office:value="12160" calcext:value-type="float">
            <text:p>12160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126.666666666667" calcext:value-type="float">
            <text:p>126,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3" calcext:value-type="float">
            <text:p>423</text:p>
          </table:table-cell>
          <table:table-cell office:value-type="float" office:value="12665" calcext:value-type="float">
            <text:p>12665</text:p>
          </table:table-cell>
          <table:table-cell office:value-type="float" office:value="4.40625" calcext:value-type="float">
            <text:p>4,41</text:p>
          </table:table-cell>
          <table:table-cell office:value-type="float" office:value="131.927083333333" calcext:value-type="float">
            <text:p>131,93</text:p>
          </table:table-cell>
          <table:table-cell office:value-type="float" office:value="427" calcext:value-type="float">
            <text:p>427</text:p>
          </table:table-cell>
          <table:table-cell office:value-type="float" office:value="12587" calcext:value-type="float">
            <text:p>12587</text:p>
          </table:table-cell>
          <table:table-cell office:value-type="float" office:value="4.44791666666667" calcext:value-type="float">
            <text:p>4,45</text:p>
          </table:table-cell>
          <table:table-cell office:value-type="float" office:value="131.114583333333" calcext:value-type="float">
            <text:p>131,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22" calcext:value-type="float">
            <text:p>422</text:p>
          </table:table-cell>
          <table:table-cell office:value-type="float" office:value="13087" calcext:value-type="float">
            <text:p>13087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136.322916666667" calcext:value-type="float">
            <text:p>136,32</text:p>
          </table:table-cell>
          <table:table-cell office:value-type="float" office:value="2326" calcext:value-type="float">
            <text:p>2326</text:p>
          </table:table-cell>
          <table:table-cell office:value-type="float" office:value="14913" calcext:value-type="float">
            <text:p>14913</text:p>
          </table:table-cell>
          <table:table-cell office:value-type="float" office:value="24.2291666666667" calcext:value-type="float">
            <text:p>24,23</text:p>
          </table:table-cell>
          <table:table-cell office:value-type="float" office:value="155.34375" calcext:value-type="float">
            <text:p>155,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9" calcext:value-type="float">
            <text:p>419</text:p>
          </table:table-cell>
          <table:table-cell office:value-type="float" office:value="13506" calcext:value-type="float">
            <text:p>13506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140.6875" calcext:value-type="float">
            <text:p>140,69</text:p>
          </table:table-cell>
          <table:table-cell office:value-type="float" office:value="417" calcext:value-type="float">
            <text:p>417</text:p>
          </table:table-cell>
          <table:table-cell office:value-type="float" office:value="15330" calcext:value-type="float">
            <text:p>15330</text:p>
          </table:table-cell>
          <table:table-cell office:value-type="float" office:value="4.34375" calcext:value-type="float">
            <text:p>4,34</text:p>
          </table:table-cell>
          <table:table-cell office:value-type="float" office:value="159.6875" calcext:value-type="float">
            <text:p>159,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9" calcext:value-type="float">
            <text:p>419</text:p>
          </table:table-cell>
          <table:table-cell office:value-type="float" office:value="13925" calcext:value-type="float">
            <text:p>13925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145.052083333333" calcext:value-type="float">
            <text:p>145,05</text:p>
          </table:table-cell>
          <table:table-cell office:value-type="float" office:value="417" calcext:value-type="float">
            <text:p>417</text:p>
          </table:table-cell>
          <table:table-cell office:value-type="float" office:value="15747" calcext:value-type="float">
            <text:p>15747</text:p>
          </table:table-cell>
          <table:table-cell office:value-type="float" office:value="4.34375" calcext:value-type="float">
            <text:p>4,34</text:p>
          </table:table-cell>
          <table:table-cell office:value-type="float" office:value="164.03125" calcext:value-type="float">
            <text:p>164,0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25" calcext:value-type="float">
            <text:p>425</text:p>
          </table:table-cell>
          <table:table-cell office:value-type="float" office:value="14350" calcext:value-type="float">
            <text:p>14350</text:p>
          </table:table-cell>
          <table:table-cell office:value-type="float" office:value="4.42708333333333" calcext:value-type="float">
            <text:p>4,43</text:p>
          </table:table-cell>
          <table:table-cell office:value-type="float" office:value="149.479166666667" calcext:value-type="float">
            <text:p>149,48</text:p>
          </table:table-cell>
          <table:table-cell office:value-type="float" office:value="422" calcext:value-type="float">
            <text:p>422</text:p>
          </table:table-cell>
          <table:table-cell office:value-type="float" office:value="16169" calcext:value-type="float">
            <text:p>16169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168.427083333333" calcext:value-type="float">
            <text:p>168,4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7" calcext:value-type="float">
            <text:p>417</text:p>
          </table:table-cell>
          <table:table-cell office:value-type="float" office:value="14767" calcext:value-type="float">
            <text:p>14767</text:p>
          </table:table-cell>
          <table:table-cell office:value-type="float" office:value="4.34375" calcext:value-type="float">
            <text:p>4,34</text:p>
          </table:table-cell>
          <table:table-cell office:value-type="float" office:value="153.822916666667" calcext:value-type="float">
            <text:p>153,82</text:p>
          </table:table-cell>
          <table:table-cell office:value-type="float" office:value="417" calcext:value-type="float">
            <text:p>417</text:p>
          </table:table-cell>
          <table:table-cell office:value-type="float" office:value="16586" calcext:value-type="float">
            <text:p>16586</text:p>
          </table:table-cell>
          <table:table-cell office:value-type="float" office:value="4.34375" calcext:value-type="float">
            <text:p>4,34</text:p>
          </table:table-cell>
          <table:table-cell office:value-type="float" office:value="172.770833333333" calcext:value-type="float">
            <text:p>172,7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1" calcext:value-type="float">
            <text:p>421</text:p>
          </table:table-cell>
          <table:table-cell office:value-type="float" office:value="15188" calcext:value-type="float">
            <text:p>15188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158.208333333333" calcext:value-type="float">
            <text:p>158,21</text:p>
          </table:table-cell>
          <table:table-cell office:value-type="float" office:value="418" calcext:value-type="float">
            <text:p>418</text:p>
          </table:table-cell>
          <table:table-cell office:value-type="float" office:value="17004" calcext:value-type="float">
            <text:p>17004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177.125" calcext:value-type="float">
            <text:p>177,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1" calcext:value-type="float">
            <text:p>421</text:p>
          </table:table-cell>
          <table:table-cell office:value-type="float" office:value="15609" calcext:value-type="float">
            <text:p>15609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162.59375" calcext:value-type="float">
            <text:p>162,59</text:p>
          </table:table-cell>
          <table:table-cell office:value-type="float" office:value="415" calcext:value-type="float">
            <text:p>415</text:p>
          </table:table-cell>
          <table:table-cell office:value-type="float" office:value="17419" calcext:value-type="float">
            <text:p>17419</text:p>
          </table:table-cell>
          <table:table-cell office:value-type="float" office:value="4.32291666666667" calcext:value-type="float">
            <text:p>4,32</text:p>
          </table:table-cell>
          <table:table-cell office:value-type="float" office:value="181.447916666667" calcext:value-type="float">
            <text:p>181,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21" calcext:value-type="float">
            <text:p>421</text:p>
          </table:table-cell>
          <table:table-cell office:value-type="float" office:value="16030" calcext:value-type="float">
            <text:p>16030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166.979166666667" calcext:value-type="float">
            <text:p>166,98</text:p>
          </table:table-cell>
          <table:table-cell office:value-type="float" office:value="414" calcext:value-type="float">
            <text:p>414</text:p>
          </table:table-cell>
          <table:table-cell office:value-type="float" office:value="17833" calcext:value-type="float">
            <text:p>17833</text:p>
          </table:table-cell>
          <table:table-cell office:value-type="float" office:value="4.3125" calcext:value-type="float">
            <text:p>4,31</text:p>
          </table:table-cell>
          <table:table-cell office:value-type="float" office:value="185.760416666667" calcext:value-type="float">
            <text:p>185,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1" calcext:value-type="float">
            <text:p>421</text:p>
          </table:table-cell>
          <table:table-cell office:value-type="float" office:value="16451" calcext:value-type="float">
            <text:p>16451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171.364583333333" calcext:value-type="float">
            <text:p>171,36</text:p>
          </table:table-cell>
          <table:table-cell office:value-type="float" office:value="417" calcext:value-type="float">
            <text:p>417</text:p>
          </table:table-cell>
          <table:table-cell office:value-type="float" office:value="18250" calcext:value-type="float">
            <text:p>18250</text:p>
          </table:table-cell>
          <table:table-cell office:value-type="float" office:value="4.34375" calcext:value-type="float">
            <text:p>4,34</text:p>
          </table:table-cell>
          <table:table-cell office:value-type="float" office:value="190.104166666667" calcext:value-type="float">
            <text:p>190,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1" calcext:value-type="float">
            <text:p>421</text:p>
          </table:table-cell>
          <table:table-cell office:value-type="float" office:value="16872" calcext:value-type="float">
            <text:p>16872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175.75" calcext:value-type="float">
            <text:p>175,75</text:p>
          </table:table-cell>
          <table:table-cell office:value-type="float" office:value="415" calcext:value-type="float">
            <text:p>415</text:p>
          </table:table-cell>
          <table:table-cell office:value-type="float" office:value="18665" calcext:value-type="float">
            <text:p>18665</text:p>
          </table:table-cell>
          <table:table-cell office:value-type="float" office:value="4.32291666666667" calcext:value-type="float">
            <text:p>4,32</text:p>
          </table:table-cell>
          <table:table-cell office:value-type="float" office:value="194.427083333333" calcext:value-type="float">
            <text:p>194,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1" calcext:value-type="float">
            <text:p>421</text:p>
          </table:table-cell>
          <table:table-cell office:value-type="float" office:value="17293" calcext:value-type="float">
            <text:p>17293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180.135416666667" calcext:value-type="float">
            <text:p>180,14</text:p>
          </table:table-cell>
          <table:table-cell office:value-type="float" office:value="414" calcext:value-type="float">
            <text:p>414</text:p>
          </table:table-cell>
          <table:table-cell office:value-type="float" office:value="19079" calcext:value-type="float">
            <text:p>19079</text:p>
          </table:table-cell>
          <table:table-cell office:value-type="float" office:value="4.3125" calcext:value-type="float">
            <text:p>4,31</text:p>
          </table:table-cell>
          <table:table-cell office:value-type="float" office:value="198.739583333333" calcext:value-type="float">
            <text:p>198,7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2" calcext:value-type="float">
            <text:p>422</text:p>
          </table:table-cell>
          <table:table-cell office:value-type="float" office:value="17715" calcext:value-type="float">
            <text:p>17715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184.53125" calcext:value-type="float">
            <text:p>184,53</text:p>
          </table:table-cell>
          <table:table-cell office:value-type="float" office:value="415" calcext:value-type="float">
            <text:p>415</text:p>
          </table:table-cell>
          <table:table-cell office:value-type="float" office:value="19494" calcext:value-type="float">
            <text:p>19494</text:p>
          </table:table-cell>
          <table:table-cell office:value-type="float" office:value="4.32291666666667" calcext:value-type="float">
            <text:p>4,32</text:p>
          </table:table-cell>
          <table:table-cell office:value-type="float" office:value="203.0625" calcext:value-type="float">
            <text:p>203,0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0" calcext:value-type="float">
            <text:p>420</text:p>
          </table:table-cell>
          <table:table-cell office:value-type="float" office:value="18135" calcext:value-type="float">
            <text:p>18135</text:p>
          </table:table-cell>
          <table:table-cell office:value-type="float" office:value="4.375" calcext:value-type="float">
            <text:p>4,38</text:p>
          </table:table-cell>
          <table:table-cell office:value-type="float" office:value="188.90625" calcext:value-type="float">
            <text:p>188,91</text:p>
          </table:table-cell>
          <table:table-cell office:value-type="float" office:value="416" calcext:value-type="float">
            <text:p>416</text:p>
          </table:table-cell>
          <table:table-cell office:value-type="float" office:value="19910" calcext:value-type="float">
            <text:p>19910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207.395833333333" calcext:value-type="float">
            <text:p>207,4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9" calcext:value-type="float">
            <text:p>419</text:p>
          </table:table-cell>
          <table:table-cell office:value-type="float" office:value="18554" calcext:value-type="float">
            <text:p>18554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193.270833333333" calcext:value-type="float">
            <text:p>193,27</text:p>
          </table:table-cell>
          <table:table-cell office:value-type="float" office:value="416" calcext:value-type="float">
            <text:p>416</text:p>
          </table:table-cell>
          <table:table-cell office:value-type="float" office:value="20326" calcext:value-type="float">
            <text:p>20326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211.729166666667" calcext:value-type="float">
            <text:p>211,7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0" calcext:value-type="float">
            <text:p>420</text:p>
          </table:table-cell>
          <table:table-cell office:value-type="float" office:value="18974" calcext:value-type="float">
            <text:p>18974</text:p>
          </table:table-cell>
          <table:table-cell office:value-type="float" office:value="4.375" calcext:value-type="float">
            <text:p>4,38</text:p>
          </table:table-cell>
          <table:table-cell office:value-type="float" office:value="197.645833333333" calcext:value-type="float">
            <text:p>197,65</text:p>
          </table:table-cell>
          <table:table-cell office:value-type="float" office:value="416" calcext:value-type="float">
            <text:p>416</text:p>
          </table:table-cell>
          <table:table-cell office:value-type="float" office:value="20742" calcext:value-type="float">
            <text:p>20742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216.0625" calcext:value-type="float">
            <text:p>216,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20" calcext:value-type="float">
            <text:p>420</text:p>
          </table:table-cell>
          <table:table-cell office:value-type="float" office:value="19394" calcext:value-type="float">
            <text:p>19394</text:p>
          </table:table-cell>
          <table:table-cell office:value-type="float" office:value="4.375" calcext:value-type="float">
            <text:p>4,38</text:p>
          </table:table-cell>
          <table:table-cell office:value-type="float" office:value="202.020833333333" calcext:value-type="float">
            <text:p>202,02</text:p>
          </table:table-cell>
          <table:table-cell office:value-type="float" office:value="417" calcext:value-type="float">
            <text:p>417</text:p>
          </table:table-cell>
          <table:table-cell office:value-type="float" office:value="21159" calcext:value-type="float">
            <text:p>21159</text:p>
          </table:table-cell>
          <table:table-cell office:value-type="float" office:value="4.34375" calcext:value-type="float">
            <text:p>4,34</text:p>
          </table:table-cell>
          <table:table-cell office:value-type="float" office:value="220.40625" calcext:value-type="float">
            <text:p>220,4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5" calcext:value-type="float">
            <text:p>425</text:p>
          </table:table-cell>
          <table:table-cell office:value-type="float" office:value="19819" calcext:value-type="float">
            <text:p>19819</text:p>
          </table:table-cell>
          <table:table-cell office:value-type="float" office:value="4.42708333333333" calcext:value-type="float">
            <text:p>4,43</text:p>
          </table:table-cell>
          <table:table-cell office:value-type="float" office:value="206.447916666667" calcext:value-type="float">
            <text:p>206,45</text:p>
          </table:table-cell>
          <table:table-cell office:value-type="float" office:value="416" calcext:value-type="float">
            <text:p>416</text:p>
          </table:table-cell>
          <table:table-cell office:value-type="float" office:value="21575" calcext:value-type="float">
            <text:p>21575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224.739583333333" calcext:value-type="float">
            <text:p>224,7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25" calcext:value-type="float">
            <text:p>425</text:p>
          </table:table-cell>
          <table:table-cell office:value-type="float" office:value="20244" calcext:value-type="float">
            <text:p>20244</text:p>
          </table:table-cell>
          <table:table-cell office:value-type="float" office:value="4.42708333333333" calcext:value-type="float">
            <text:p>4,43</text:p>
          </table:table-cell>
          <table:table-cell office:value-type="float" office:value="210.875" calcext:value-type="float">
            <text:p>210,88</text:p>
          </table:table-cell>
          <table:table-cell office:value-type="float" office:value="414" calcext:value-type="float">
            <text:p>414</text:p>
          </table:table-cell>
          <table:table-cell office:value-type="float" office:value="21989" calcext:value-type="float">
            <text:p>21989</text:p>
          </table:table-cell>
          <table:table-cell office:value-type="float" office:value="4.3125" calcext:value-type="float">
            <text:p>4,31</text:p>
          </table:table-cell>
          <table:table-cell office:value-type="float" office:value="229.052083333333" calcext:value-type="float">
            <text:p>229,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19" calcext:value-type="float">
            <text:p>419</text:p>
          </table:table-cell>
          <table:table-cell office:value-type="float" office:value="20663" calcext:value-type="float">
            <text:p>20663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215.239583333333" calcext:value-type="float">
            <text:p>215,24</text:p>
          </table:table-cell>
          <table:table-cell office:value-type="float" office:value="416" calcext:value-type="float">
            <text:p>416</text:p>
          </table:table-cell>
          <table:table-cell office:value-type="float" office:value="22405" calcext:value-type="float">
            <text:p>22405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233.385416666667" calcext:value-type="float">
            <text:p>233,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5" calcext:value-type="float">
            <text:p>425</text:p>
          </table:table-cell>
          <table:table-cell office:value-type="float" office:value="21088" calcext:value-type="float">
            <text:p>21088</text:p>
          </table:table-cell>
          <table:table-cell office:value-type="float" office:value="4.42708333333333" calcext:value-type="float">
            <text:p>4,43</text:p>
          </table:table-cell>
          <table:table-cell office:value-type="float" office:value="219.666666666667" calcext:value-type="float">
            <text:p>219,67</text:p>
          </table:table-cell>
          <table:table-cell office:value-type="float" office:value="416" calcext:value-type="float">
            <text:p>416</text:p>
          </table:table-cell>
          <table:table-cell office:value-type="float" office:value="22821" calcext:value-type="float">
            <text:p>22821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237.71875" calcext:value-type="float">
            <text:p>237,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5" calcext:value-type="float">
            <text:p>425</text:p>
          </table:table-cell>
          <table:table-cell office:value-type="float" office:value="21513" calcext:value-type="float">
            <text:p>21513</text:p>
          </table:table-cell>
          <table:table-cell office:value-type="float" office:value="4.42708333333333" calcext:value-type="float">
            <text:p>4,43</text:p>
          </table:table-cell>
          <table:table-cell office:value-type="float" office:value="224.09375" calcext:value-type="float">
            <text:p>224,09</text:p>
          </table:table-cell>
          <table:table-cell office:value-type="float" office:value="415" calcext:value-type="float">
            <text:p>415</text:p>
          </table:table-cell>
          <table:table-cell office:value-type="float" office:value="23236" calcext:value-type="float">
            <text:p>23236</text:p>
          </table:table-cell>
          <table:table-cell office:value-type="float" office:value="4.32291666666667" calcext:value-type="float">
            <text:p>4,32</text:p>
          </table:table-cell>
          <table:table-cell office:value-type="float" office:value="242.041666666667" calcext:value-type="float">
            <text:p>242,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23" calcext:value-type="float">
            <text:p>423</text:p>
          </table:table-cell>
          <table:table-cell office:value-type="float" office:value="21936" calcext:value-type="float">
            <text:p>21936</text:p>
          </table:table-cell>
          <table:table-cell office:value-type="float" office:value="4.40625" calcext:value-type="float">
            <text:p>4,41</text:p>
          </table:table-cell>
          <table:table-cell office:value-type="float" office:value="228.5" calcext:value-type="float">
            <text:p>228,50</text:p>
          </table:table-cell>
          <table:table-cell office:value-type="float" office:value="419" calcext:value-type="float">
            <text:p>419</text:p>
          </table:table-cell>
          <table:table-cell office:value-type="float" office:value="23655" calcext:value-type="float">
            <text:p>23655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246.40625" calcext:value-type="float">
            <text:p>246,4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20" calcext:value-type="float">
            <text:p>420</text:p>
          </table:table-cell>
          <table:table-cell office:value-type="float" office:value="22356" calcext:value-type="float">
            <text:p>22356</text:p>
          </table:table-cell>
          <table:table-cell office:value-type="float" office:value="4.375" calcext:value-type="float">
            <text:p>4,38</text:p>
          </table:table-cell>
          <table:table-cell office:value-type="float" office:value="232.875" calcext:value-type="float">
            <text:p>232,88</text:p>
          </table:table-cell>
          <table:table-cell office:value-type="float" office:value="416" calcext:value-type="float">
            <text:p>416</text:p>
          </table:table-cell>
          <table:table-cell office:value-type="float" office:value="24071" calcext:value-type="float">
            <text:p>24071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250.739583333333" calcext:value-type="float">
            <text:p>250,7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20" calcext:value-type="float">
            <text:p>420</text:p>
          </table:table-cell>
          <table:table-cell office:value-type="float" office:value="22776" calcext:value-type="float">
            <text:p>22776</text:p>
          </table:table-cell>
          <table:table-cell office:value-type="float" office:value="4.375" calcext:value-type="float">
            <text:p>4,38</text:p>
          </table:table-cell>
          <table:table-cell office:value-type="float" office:value="237.25" calcext:value-type="float">
            <text:p>237,25</text:p>
          </table:table-cell>
          <table:table-cell office:value-type="float" office:value="415" calcext:value-type="float">
            <text:p>415</text:p>
          </table:table-cell>
          <table:table-cell office:value-type="float" office:value="24486" calcext:value-type="float">
            <text:p>24486</text:p>
          </table:table-cell>
          <table:table-cell office:value-type="float" office:value="4.32291666666667" calcext:value-type="float">
            <text:p>4,32</text:p>
          </table:table-cell>
          <table:table-cell office:value-type="float" office:value="255.0625" calcext:value-type="float">
            <text:p>255,0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8" calcext:value-type="float">
            <text:p>418</text:p>
          </table:table-cell>
          <table:table-cell office:value-type="float" office:value="23194" calcext:value-type="float">
            <text:p>23194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241.604166666667" calcext:value-type="float">
            <text:p>241,60</text:p>
          </table:table-cell>
          <table:table-cell office:value-type="float" office:value="418" calcext:value-type="float">
            <text:p>418</text:p>
          </table:table-cell>
          <table:table-cell office:value-type="float" office:value="24904" calcext:value-type="float">
            <text:p>24904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259.416666666667" calcext:value-type="float">
            <text:p>259,4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19" calcext:value-type="float">
            <text:p>419</text:p>
          </table:table-cell>
          <table:table-cell office:value-type="float" office:value="23613" calcext:value-type="float">
            <text:p>23613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245.96875" calcext:value-type="float">
            <text:p>245,97</text:p>
          </table:table-cell>
          <table:table-cell office:value-type="float" office:value="417" calcext:value-type="float">
            <text:p>417</text:p>
          </table:table-cell>
          <table:table-cell office:value-type="float" office:value="25321" calcext:value-type="float">
            <text:p>25321</text:p>
          </table:table-cell>
          <table:table-cell office:value-type="float" office:value="4.34375" calcext:value-type="float">
            <text:p>4,34</text:p>
          </table:table-cell>
          <table:table-cell office:value-type="float" office:value="263.760416666667" calcext:value-type="float">
            <text:p>263,7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24" calcext:value-type="float">
            <text:p>424</text:p>
          </table:table-cell>
          <table:table-cell office:value-type="float" office:value="24037" calcext:value-type="float">
            <text:p>24037</text:p>
          </table:table-cell>
          <table:table-cell office:value-type="float" office:value="4.41666666666667" calcext:value-type="float">
            <text:p>4,42</text:p>
          </table:table-cell>
          <table:table-cell office:value-type="float" office:value="250.385416666667" calcext:value-type="float">
            <text:p>250,39</text:p>
          </table:table-cell>
          <table:table-cell office:value-type="float" office:value="418" calcext:value-type="float">
            <text:p>418</text:p>
          </table:table-cell>
          <table:table-cell office:value-type="float" office:value="25739" calcext:value-type="float">
            <text:p>25739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268.114583333333" calcext:value-type="float">
            <text:p>268,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24" calcext:value-type="float">
            <text:p>424</text:p>
          </table:table-cell>
          <table:table-cell office:value-type="float" office:value="24461" calcext:value-type="float">
            <text:p>24461</text:p>
          </table:table-cell>
          <table:table-cell office:value-type="float" office:value="4.41666666666667" calcext:value-type="float">
            <text:p>4,42</text:p>
          </table:table-cell>
          <table:table-cell office:value-type="float" office:value="254.802083333333" calcext:value-type="float">
            <text:p>254,80</text:p>
          </table:table-cell>
          <table:table-cell office:value-type="float" office:value="417" calcext:value-type="float">
            <text:p>417</text:p>
          </table:table-cell>
          <table:table-cell office:value-type="float" office:value="26156" calcext:value-type="float">
            <text:p>26156</text:p>
          </table:table-cell>
          <table:table-cell office:value-type="float" office:value="4.34375" calcext:value-type="float">
            <text:p>4,34</text:p>
          </table:table-cell>
          <table:table-cell office:value-type="float" office:value="272.458333333333" calcext:value-type="float">
            <text:p>272,4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24" calcext:value-type="float">
            <text:p>424</text:p>
          </table:table-cell>
          <table:table-cell office:value-type="float" office:value="24885" calcext:value-type="float">
            <text:p>24885</text:p>
          </table:table-cell>
          <table:table-cell office:value-type="float" office:value="4.41666666666667" calcext:value-type="float">
            <text:p>4,42</text:p>
          </table:table-cell>
          <table:table-cell office:value-type="float" office:value="259.21875" calcext:value-type="float">
            <text:p>259,22</text:p>
          </table:table-cell>
          <table:table-cell office:value-type="float" office:value="416" calcext:value-type="float">
            <text:p>416</text:p>
          </table:table-cell>
          <table:table-cell office:value-type="float" office:value="26572" calcext:value-type="float">
            <text:p>26572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276.791666666667" calcext:value-type="float">
            <text:p>276,7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1" calcext:value-type="float">
            <text:p>421</text:p>
          </table:table-cell>
          <table:table-cell office:value-type="float" office:value="25306" calcext:value-type="float">
            <text:p>25306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263.604166666667" calcext:value-type="float">
            <text:p>263,60</text:p>
          </table:table-cell>
          <table:table-cell office:value-type="float" office:value="414" calcext:value-type="float">
            <text:p>414</text:p>
          </table:table-cell>
          <table:table-cell office:value-type="float" office:value="26986" calcext:value-type="float">
            <text:p>26986</text:p>
          </table:table-cell>
          <table:table-cell office:value-type="float" office:value="4.3125" calcext:value-type="float">
            <text:p>4,31</text:p>
          </table:table-cell>
          <table:table-cell office:value-type="float" office:value="281.104166666667" calcext:value-type="float">
            <text:p>281,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23" calcext:value-type="float">
            <text:p>423</text:p>
          </table:table-cell>
          <table:table-cell office:value-type="float" office:value="25729" calcext:value-type="float">
            <text:p>25729</text:p>
          </table:table-cell>
          <table:table-cell office:value-type="float" office:value="4.40625" calcext:value-type="float">
            <text:p>4,41</text:p>
          </table:table-cell>
          <table:table-cell office:value-type="float" office:value="268.010416666667" calcext:value-type="float">
            <text:p>268,01</text:p>
          </table:table-cell>
          <table:table-cell office:value-type="float" office:value="416" calcext:value-type="float">
            <text:p>416</text:p>
          </table:table-cell>
          <table:table-cell office:value-type="float" office:value="27402" calcext:value-type="float">
            <text:p>27402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285.4375" calcext:value-type="float">
            <text:p>285,4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24" calcext:value-type="float">
            <text:p>424</text:p>
          </table:table-cell>
          <table:table-cell office:value-type="float" office:value="26153" calcext:value-type="float">
            <text:p>26153</text:p>
          </table:table-cell>
          <table:table-cell office:value-type="float" office:value="4.41666666666667" calcext:value-type="float">
            <text:p>4,42</text:p>
          </table:table-cell>
          <table:table-cell office:value-type="float" office:value="272.427083333333" calcext:value-type="float">
            <text:p>272,43</text:p>
          </table:table-cell>
          <table:table-cell office:value-type="float" office:value="419" calcext:value-type="float">
            <text:p>419</text:p>
          </table:table-cell>
          <table:table-cell office:value-type="float" office:value="27821" calcext:value-type="float">
            <text:p>27821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289.802083333333" calcext:value-type="float">
            <text:p>289,8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20" calcext:value-type="float">
            <text:p>420</text:p>
          </table:table-cell>
          <table:table-cell office:value-type="float" office:value="26573" calcext:value-type="float">
            <text:p>26573</text:p>
          </table:table-cell>
          <table:table-cell office:value-type="float" office:value="4.375" calcext:value-type="float">
            <text:p>4,38</text:p>
          </table:table-cell>
          <table:table-cell office:value-type="float" office:value="276.802083333333" calcext:value-type="float">
            <text:p>276,80</text:p>
          </table:table-cell>
          <table:table-cell office:value-type="float" office:value="416" calcext:value-type="float">
            <text:p>416</text:p>
          </table:table-cell>
          <table:table-cell office:value-type="float" office:value="28237" calcext:value-type="float">
            <text:p>28237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294.135416666667" calcext:value-type="float">
            <text:p>294,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22" calcext:value-type="float">
            <text:p>422</text:p>
          </table:table-cell>
          <table:table-cell office:value-type="float" office:value="26995" calcext:value-type="float">
            <text:p>26995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281.197916666667" calcext:value-type="float">
            <text:p>281,20</text:p>
          </table:table-cell>
          <table:table-cell office:value-type="float" office:value="445" calcext:value-type="float">
            <text:p>445</text:p>
          </table:table-cell>
          <table:table-cell office:value-type="float" office:value="28682" calcext:value-type="float">
            <text:p>28682</text:p>
          </table:table-cell>
          <table:table-cell office:value-type="float" office:value="4.63541666666667" calcext:value-type="float">
            <text:p>4,64</text:p>
          </table:table-cell>
          <table:table-cell office:value-type="float" office:value="298.770833333333" calcext:value-type="float">
            <text:p>298,7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22" calcext:value-type="float">
            <text:p>422</text:p>
          </table:table-cell>
          <table:table-cell office:value-type="float" office:value="27417" calcext:value-type="float">
            <text:p>27417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285.59375" calcext:value-type="float">
            <text:p>285,59</text:p>
          </table:table-cell>
          <table:table-cell office:value-type="float" office:value="423" calcext:value-type="float">
            <text:p>423</text:p>
          </table:table-cell>
          <table:table-cell office:value-type="float" office:value="29105" calcext:value-type="float">
            <text:p>29105</text:p>
          </table:table-cell>
          <table:table-cell office:value-type="float" office:value="4.40625" calcext:value-type="float">
            <text:p>4,41</text:p>
          </table:table-cell>
          <table:table-cell office:value-type="float" office:value="303.177083333333" calcext:value-type="float">
            <text:p>303,1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21" calcext:value-type="float">
            <text:p>421</text:p>
          </table:table-cell>
          <table:table-cell office:value-type="float" office:value="27838" calcext:value-type="float">
            <text:p>27838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289.979166666667" calcext:value-type="float">
            <text:p>289,98</text:p>
          </table:table-cell>
          <table:table-cell office:value-type="float" office:value="423" calcext:value-type="float">
            <text:p>423</text:p>
          </table:table-cell>
          <table:table-cell office:value-type="float" office:value="29528" calcext:value-type="float">
            <text:p>29528</text:p>
          </table:table-cell>
          <table:table-cell office:value-type="float" office:value="4.40625" calcext:value-type="float">
            <text:p>4,41</text:p>
          </table:table-cell>
          <table:table-cell office:value-type="float" office:value="307.583333333333" calcext:value-type="float">
            <text:p>307,5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52" calcext:value-type="float">
            <text:p>452</text:p>
          </table:table-cell>
          <table:table-cell office:value-type="float" office:value="28290" calcext:value-type="float">
            <text:p>28290</text:p>
          </table:table-cell>
          <table:table-cell office:value-type="float" office:value="4.70833333333333" calcext:value-type="float">
            <text:p>4,71</text:p>
          </table:table-cell>
          <table:table-cell office:value-type="float" office:value="294.6875" calcext:value-type="float">
            <text:p>294,69</text:p>
          </table:table-cell>
          <table:table-cell office:value-type="float" office:value="419" calcext:value-type="float">
            <text:p>419</text:p>
          </table:table-cell>
          <table:table-cell office:value-type="float" office:value="29947" calcext:value-type="float">
            <text:p>29947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311.947916666667" calcext:value-type="float">
            <text:p>311,9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94" calcext:value-type="float">
            <text:p>394</text:p>
          </table:table-cell>
          <table:table-cell office:value-type="float" office:value="28684" calcext:value-type="float">
            <text:p>28684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298.791666666667" calcext:value-type="float">
            <text:p>298,79</text:p>
          </table:table-cell>
          <table:table-cell office:value-type="float" office:value="420" calcext:value-type="float">
            <text:p>420</text:p>
          </table:table-cell>
          <table:table-cell office:value-type="float" office:value="30367" calcext:value-type="float">
            <text:p>30367</text:p>
          </table:table-cell>
          <table:table-cell office:value-type="float" office:value="4.375" calcext:value-type="float">
            <text:p>4,38</text:p>
          </table:table-cell>
          <table:table-cell office:value-type="float" office:value="316.322916666667" calcext:value-type="float">
            <text:p>316,3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95" calcext:value-type="float">
            <text:p>395</text:p>
          </table:table-cell>
          <table:table-cell office:value-type="float" office:value="29079" calcext:value-type="float">
            <text:p>29079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302.90625" calcext:value-type="float">
            <text:p>302,91</text:p>
          </table:table-cell>
          <table:table-cell office:value-type="float" office:value="417" calcext:value-type="float">
            <text:p>417</text:p>
          </table:table-cell>
          <table:table-cell office:value-type="float" office:value="30784" calcext:value-type="float">
            <text:p>30784</text:p>
          </table:table-cell>
          <table:table-cell office:value-type="float" office:value="4.34375" calcext:value-type="float">
            <text:p>4,34</text:p>
          </table:table-cell>
          <table:table-cell office:value-type="float" office:value="320.666666666667" calcext:value-type="float">
            <text:p>320,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96" calcext:value-type="float">
            <text:p>396</text:p>
          </table:table-cell>
          <table:table-cell office:value-type="float" office:value="29475" calcext:value-type="float">
            <text:p>29475</text:p>
          </table:table-cell>
          <table:table-cell office:value-type="float" office:value="4.125" calcext:value-type="float">
            <text:p>4,13</text:p>
          </table:table-cell>
          <table:table-cell office:value-type="float" office:value="307.03125" calcext:value-type="float">
            <text:p>307,03</text:p>
          </table:table-cell>
          <table:table-cell office:value-type="float" office:value="419" calcext:value-type="float">
            <text:p>419</text:p>
          </table:table-cell>
          <table:table-cell office:value-type="float" office:value="31203" calcext:value-type="float">
            <text:p>31203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325.03125" calcext:value-type="float">
            <text:p>325,0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96" calcext:value-type="float">
            <text:p>396</text:p>
          </table:table-cell>
          <table:table-cell office:value-type="float" office:value="29871" calcext:value-type="float">
            <text:p>29871</text:p>
          </table:table-cell>
          <table:table-cell office:value-type="float" office:value="4.125" calcext:value-type="float">
            <text:p>4,13</text:p>
          </table:table-cell>
          <table:table-cell office:value-type="float" office:value="311.15625" calcext:value-type="float">
            <text:p>311,16</text:p>
          </table:table-cell>
          <table:table-cell office:value-type="float" office:value="421" calcext:value-type="float">
            <text:p>421</text:p>
          </table:table-cell>
          <table:table-cell office:value-type="float" office:value="31624" calcext:value-type="float">
            <text:p>31624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329.416666666667" calcext:value-type="float">
            <text:p>329,4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90" calcext:value-type="float">
            <text:p>390</text:p>
          </table:table-cell>
          <table:table-cell office:value-type="float" office:value="30261" calcext:value-type="float">
            <text:p>30261</text:p>
          </table:table-cell>
          <table:table-cell office:value-type="float" office:value="4.0625" calcext:value-type="float">
            <text:p>4,06</text:p>
          </table:table-cell>
          <table:table-cell office:value-type="float" office:value="315.21875" calcext:value-type="float">
            <text:p>315,22</text:p>
          </table:table-cell>
          <table:table-cell office:value-type="float" office:value="418" calcext:value-type="float">
            <text:p>418</text:p>
          </table:table-cell>
          <table:table-cell office:value-type="float" office:value="32042" calcext:value-type="float">
            <text:p>32042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333.770833333333" calcext:value-type="float">
            <text:p>333,7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91" calcext:value-type="float">
            <text:p>391</text:p>
          </table:table-cell>
          <table:table-cell office:value-type="float" office:value="30652" calcext:value-type="float">
            <text:p>30652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319.291666666667" calcext:value-type="float">
            <text:p>319,29</text:p>
          </table:table-cell>
          <table:table-cell office:value-type="float" office:value="419" calcext:value-type="float">
            <text:p>419</text:p>
          </table:table-cell>
          <table:table-cell office:value-type="float" office:value="32461" calcext:value-type="float">
            <text:p>32461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338.135416666667" calcext:value-type="float">
            <text:p>338,1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94" calcext:value-type="float">
            <text:p>394</text:p>
          </table:table-cell>
          <table:table-cell office:value-type="float" office:value="31046" calcext:value-type="float">
            <text:p>31046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323.395833333333" calcext:value-type="float">
            <text:p>323,40</text:p>
          </table:table-cell>
          <table:table-cell office:value-type="float" office:value="419" calcext:value-type="float">
            <text:p>419</text:p>
          </table:table-cell>
          <table:table-cell office:value-type="float" office:value="32880" calcext:value-type="float">
            <text:p>32880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342.5" calcext:value-type="float">
            <text:p>342,5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88" calcext:value-type="float">
            <text:p>388</text:p>
          </table:table-cell>
          <table:table-cell office:value-type="float" office:value="31434" calcext:value-type="float">
            <text:p>31434</text:p>
          </table:table-cell>
          <table:table-cell office:value-type="float" office:value="4.04166666666667" calcext:value-type="float">
            <text:p>4,04</text:p>
          </table:table-cell>
          <table:table-cell office:value-type="float" office:value="327.4375" calcext:value-type="float">
            <text:p>327,44</text:p>
          </table:table-cell>
          <table:table-cell office:value-type="float" office:value="420" calcext:value-type="float">
            <text:p>420</text:p>
          </table:table-cell>
          <table:table-cell office:value-type="float" office:value="33300" calcext:value-type="float">
            <text:p>33300</text:p>
          </table:table-cell>
          <table:table-cell office:value-type="float" office:value="4.375" calcext:value-type="float">
            <text:p>4,38</text:p>
          </table:table-cell>
          <table:table-cell office:value-type="float" office:value="346.875" calcext:value-type="float">
            <text:p>346,8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88" calcext:value-type="float">
            <text:p>388</text:p>
          </table:table-cell>
          <table:table-cell office:value-type="float" office:value="31822" calcext:value-type="float">
            <text:p>31822</text:p>
          </table:table-cell>
          <table:table-cell office:value-type="float" office:value="4.04166666666667" calcext:value-type="float">
            <text:p>4,04</text:p>
          </table:table-cell>
          <table:table-cell office:value-type="float" office:value="331.479166666667" calcext:value-type="float">
            <text:p>331,48</text:p>
          </table:table-cell>
          <table:table-cell office:value-type="float" office:value="419" calcext:value-type="float">
            <text:p>419</text:p>
          </table:table-cell>
          <table:table-cell office:value-type="float" office:value="33719" calcext:value-type="float">
            <text:p>33719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351.239583333333" calcext:value-type="float">
            <text:p>351,2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92" calcext:value-type="float">
            <text:p>392</text:p>
          </table:table-cell>
          <table:table-cell office:value-type="float" office:value="32214" calcext:value-type="float">
            <text:p>32214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335.5625" calcext:value-type="float">
            <text:p>335,56</text:p>
          </table:table-cell>
          <table:table-cell office:value-type="float" office:value="419" calcext:value-type="float">
            <text:p>419</text:p>
          </table:table-cell>
          <table:table-cell office:value-type="float" office:value="34138" calcext:value-type="float">
            <text:p>34138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355.604166666667" calcext:value-type="float">
            <text:p>355,6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96" calcext:value-type="float">
            <text:p>396</text:p>
          </table:table-cell>
          <table:table-cell office:value-type="float" office:value="32610" calcext:value-type="float">
            <text:p>32610</text:p>
          </table:table-cell>
          <table:table-cell office:value-type="float" office:value="4.125" calcext:value-type="float">
            <text:p>4,13</text:p>
          </table:table-cell>
          <table:table-cell office:value-type="float" office:value="339.6875" calcext:value-type="float">
            <text:p>339,69</text:p>
          </table:table-cell>
          <table:table-cell office:value-type="float" office:value="421" calcext:value-type="float">
            <text:p>421</text:p>
          </table:table-cell>
          <table:table-cell office:value-type="float" office:value="34559" calcext:value-type="float">
            <text:p>34559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359.989583333333" calcext:value-type="float">
            <text:p>359,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95" calcext:value-type="float">
            <text:p>395</text:p>
          </table:table-cell>
          <table:table-cell office:value-type="float" office:value="33005" calcext:value-type="float">
            <text:p>33005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343.802083333333" calcext:value-type="float">
            <text:p>343,80</text:p>
          </table:table-cell>
          <table:table-cell office:value-type="float" office:value="415" calcext:value-type="float">
            <text:p>415</text:p>
          </table:table-cell>
          <table:table-cell office:value-type="float" office:value="34974" calcext:value-type="float">
            <text:p>34974</text:p>
          </table:table-cell>
          <table:table-cell office:value-type="float" office:value="4.32291666666667" calcext:value-type="float">
            <text:p>4,32</text:p>
          </table:table-cell>
          <table:table-cell office:value-type="float" office:value="364.3125" calcext:value-type="float">
            <text:p>364,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93" calcext:value-type="float">
            <text:p>393</text:p>
          </table:table-cell>
          <table:table-cell office:value-type="float" office:value="33398" calcext:value-type="float">
            <text:p>33398</text:p>
          </table:table-cell>
          <table:table-cell office:value-type="float" office:value="4.09375" calcext:value-type="float">
            <text:p>4,09</text:p>
          </table:table-cell>
          <table:table-cell office:value-type="float" office:value="347.895833333333" calcext:value-type="float">
            <text:p>347,90</text:p>
          </table:table-cell>
          <table:table-cell office:value-type="float" office:value="419" calcext:value-type="float">
            <text:p>419</text:p>
          </table:table-cell>
          <table:table-cell office:value-type="float" office:value="35393" calcext:value-type="float">
            <text:p>35393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368.677083333333" calcext:value-type="float">
            <text:p>368,6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90" calcext:value-type="float">
            <text:p>390</text:p>
          </table:table-cell>
          <table:table-cell office:value-type="float" office:value="33788" calcext:value-type="float">
            <text:p>33788</text:p>
          </table:table-cell>
          <table:table-cell office:value-type="float" office:value="4.0625" calcext:value-type="float">
            <text:p>4,06</text:p>
          </table:table-cell>
          <table:table-cell office:value-type="float" office:value="351.958333333333" calcext:value-type="float">
            <text:p>351,96</text:p>
          </table:table-cell>
          <table:table-cell office:value-type="float" office:value="420" calcext:value-type="float">
            <text:p>420</text:p>
          </table:table-cell>
          <table:table-cell office:value-type="float" office:value="35813" calcext:value-type="float">
            <text:p>35813</text:p>
          </table:table-cell>
          <table:table-cell office:value-type="float" office:value="4.375" calcext:value-type="float">
            <text:p>4,38</text:p>
          </table:table-cell>
          <table:table-cell office:value-type="float" office:value="373.052083333333" calcext:value-type="float">
            <text:p>373,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96" calcext:value-type="float">
            <text:p>396</text:p>
          </table:table-cell>
          <table:table-cell office:value-type="float" office:value="34184" calcext:value-type="float">
            <text:p>34184</text:p>
          </table:table-cell>
          <table:table-cell office:value-type="float" office:value="4.125" calcext:value-type="float">
            <text:p>4,13</text:p>
          </table:table-cell>
          <table:table-cell office:value-type="float" office:value="356.083333333333" calcext:value-type="float">
            <text:p>356,08</text:p>
          </table:table-cell>
          <table:table-cell office:value-type="float" office:value="416" calcext:value-type="float">
            <text:p>416</text:p>
          </table:table-cell>
          <table:table-cell office:value-type="float" office:value="36229" calcext:value-type="float">
            <text:p>36229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377.385416666667" calcext:value-type="float">
            <text:p>377,3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91" calcext:value-type="float">
            <text:p>391</text:p>
          </table:table-cell>
          <table:table-cell office:value-type="float" office:value="34575" calcext:value-type="float">
            <text:p>34575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360.15625" calcext:value-type="float">
            <text:p>360,16</text:p>
          </table:table-cell>
          <table:table-cell office:value-type="float" office:value="424" calcext:value-type="float">
            <text:p>424</text:p>
          </table:table-cell>
          <table:table-cell office:value-type="float" office:value="36653" calcext:value-type="float">
            <text:p>36653</text:p>
          </table:table-cell>
          <table:table-cell office:value-type="float" office:value="4.41666666666667" calcext:value-type="float">
            <text:p>4,42</text:p>
          </table:table-cell>
          <table:table-cell office:value-type="float" office:value="381.802083333333" calcext:value-type="float">
            <text:p>381,8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92" calcext:value-type="float">
            <text:p>392</text:p>
          </table:table-cell>
          <table:table-cell office:value-type="float" office:value="34967" calcext:value-type="float">
            <text:p>34967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364.239583333333" calcext:value-type="float">
            <text:p>364,24</text:p>
          </table:table-cell>
          <table:table-cell office:value-type="float" office:value="418" calcext:value-type="float">
            <text:p>418</text:p>
          </table:table-cell>
          <table:table-cell office:value-type="float" office:value="37071" calcext:value-type="float">
            <text:p>37071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386.15625" calcext:value-type="float">
            <text:p>386,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96" calcext:value-type="float">
            <text:p>396</text:p>
          </table:table-cell>
          <table:table-cell office:value-type="float" office:value="35363" calcext:value-type="float">
            <text:p>35363</text:p>
          </table:table-cell>
          <table:table-cell office:value-type="float" office:value="4.125" calcext:value-type="float">
            <text:p>4,13</text:p>
          </table:table-cell>
          <table:table-cell office:value-type="float" office:value="368.364583333333" calcext:value-type="float">
            <text:p>368,36</text:p>
          </table:table-cell>
          <table:table-cell office:value-type="float" office:value="419" calcext:value-type="float">
            <text:p>419</text:p>
          </table:table-cell>
          <table:table-cell office:value-type="float" office:value="37490" calcext:value-type="float">
            <text:p>37490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390.520833333333" calcext:value-type="float">
            <text:p>390,5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89" calcext:value-type="float">
            <text:p>389</text:p>
          </table:table-cell>
          <table:table-cell office:value-type="float" office:value="35752" calcext:value-type="float">
            <text:p>35752</text:p>
          </table:table-cell>
          <table:table-cell office:value-type="float" office:value="4.05208333333333" calcext:value-type="float">
            <text:p>4,05</text:p>
          </table:table-cell>
          <table:table-cell office:value-type="float" office:value="372.416666666667" calcext:value-type="float">
            <text:p>372,42</text:p>
          </table:table-cell>
          <table:table-cell office:value-type="float" office:value="419" calcext:value-type="float">
            <text:p>419</text:p>
          </table:table-cell>
          <table:table-cell office:value-type="float" office:value="37909" calcext:value-type="float">
            <text:p>37909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394.885416666667" calcext:value-type="float">
            <text:p>394,8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98" calcext:value-type="float">
            <text:p>398</text:p>
          </table:table-cell>
          <table:table-cell office:value-type="float" office:value="36150" calcext:value-type="float">
            <text:p>36150</text:p>
          </table:table-cell>
          <table:table-cell office:value-type="float" office:value="4.14583333333333" calcext:value-type="float">
            <text:p>4,15</text:p>
          </table:table-cell>
          <table:table-cell office:value-type="float" office:value="376.5625" calcext:value-type="float">
            <text:p>376,56</text:p>
          </table:table-cell>
          <table:table-cell office:value-type="float" office:value="416" calcext:value-type="float">
            <text:p>416</text:p>
          </table:table-cell>
          <table:table-cell office:value-type="float" office:value="38325" calcext:value-type="float">
            <text:p>38325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399.21875" calcext:value-type="float">
            <text:p>399,2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97" calcext:value-type="float">
            <text:p>397</text:p>
          </table:table-cell>
          <table:table-cell office:value-type="float" office:value="36547" calcext:value-type="float">
            <text:p>36547</text:p>
          </table:table-cell>
          <table:table-cell office:value-type="float" office:value="4.13541666666667" calcext:value-type="float">
            <text:p>4,14</text:p>
          </table:table-cell>
          <table:table-cell office:value-type="float" office:value="380.697916666667" calcext:value-type="float">
            <text:p>380,70</text:p>
          </table:table-cell>
          <table:table-cell office:value-type="float" office:value="421" calcext:value-type="float">
            <text:p>421</text:p>
          </table:table-cell>
          <table:table-cell office:value-type="float" office:value="38746" calcext:value-type="float">
            <text:p>38746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403.604166666667" calcext:value-type="float">
            <text:p>403,6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96" calcext:value-type="float">
            <text:p>396</text:p>
          </table:table-cell>
          <table:table-cell office:value-type="float" office:value="36943" calcext:value-type="float">
            <text:p>36943</text:p>
          </table:table-cell>
          <table:table-cell office:value-type="float" office:value="4.125" calcext:value-type="float">
            <text:p>4,13</text:p>
          </table:table-cell>
          <table:table-cell office:value-type="float" office:value="384.822916666667" calcext:value-type="float">
            <text:p>384,82</text:p>
          </table:table-cell>
          <table:table-cell office:value-type="float" office:value="419" calcext:value-type="float">
            <text:p>419</text:p>
          </table:table-cell>
          <table:table-cell office:value-type="float" office:value="39165" calcext:value-type="float">
            <text:p>39165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407.96875" calcext:value-type="float">
            <text:p>407,9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98" calcext:value-type="float">
            <text:p>398</text:p>
          </table:table-cell>
          <table:table-cell office:value-type="float" office:value="37341" calcext:value-type="float">
            <text:p>37341</text:p>
          </table:table-cell>
          <table:table-cell office:value-type="float" office:value="4.14583333333333" calcext:value-type="float">
            <text:p>4,15</text:p>
          </table:table-cell>
          <table:table-cell office:value-type="float" office:value="388.96875" calcext:value-type="float">
            <text:p>388,97</text:p>
          </table:table-cell>
          <table:table-cell office:value-type="float" office:value="418" calcext:value-type="float">
            <text:p>418</text:p>
          </table:table-cell>
          <table:table-cell office:value-type="float" office:value="39583" calcext:value-type="float">
            <text:p>39583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412.322916666667" calcext:value-type="float">
            <text:p>412,3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92" calcext:value-type="float">
            <text:p>392</text:p>
          </table:table-cell>
          <table:table-cell office:value-type="float" office:value="37733" calcext:value-type="float">
            <text:p>37733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393.052083333333" calcext:value-type="float">
            <text:p>393,05</text:p>
          </table:table-cell>
          <table:table-cell office:value-type="float" office:value="420" calcext:value-type="float">
            <text:p>420</text:p>
          </table:table-cell>
          <table:table-cell office:value-type="float" office:value="40003" calcext:value-type="float">
            <text:p>40003</text:p>
          </table:table-cell>
          <table:table-cell office:value-type="float" office:value="4.375" calcext:value-type="float">
            <text:p>4,38</text:p>
          </table:table-cell>
          <table:table-cell office:value-type="float" office:value="416.697916666667" calcext:value-type="float">
            <text:p>416,7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92" calcext:value-type="float">
            <text:p>392</text:p>
          </table:table-cell>
          <table:table-cell office:value-type="float" office:value="38125" calcext:value-type="float">
            <text:p>38125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397.135416666667" calcext:value-type="float">
            <text:p>397,14</text:p>
          </table:table-cell>
          <table:table-cell office:value-type="float" office:value="422" calcext:value-type="float">
            <text:p>422</text:p>
          </table:table-cell>
          <table:table-cell office:value-type="float" office:value="40425" calcext:value-type="float">
            <text:p>40425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421.09375" calcext:value-type="float">
            <text:p>421,0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93" calcext:value-type="float">
            <text:p>393</text:p>
          </table:table-cell>
          <table:table-cell office:value-type="float" office:value="38518" calcext:value-type="float">
            <text:p>38518</text:p>
          </table:table-cell>
          <table:table-cell office:value-type="float" office:value="4.09375" calcext:value-type="float">
            <text:p>4,09</text:p>
          </table:table-cell>
          <table:table-cell office:value-type="float" office:value="401.229166666667" calcext:value-type="float">
            <text:p>401,23</text:p>
          </table:table-cell>
          <table:table-cell office:value-type="float" office:value="419" calcext:value-type="float">
            <text:p>419</text:p>
          </table:table-cell>
          <table:table-cell office:value-type="float" office:value="40844" calcext:value-type="float">
            <text:p>40844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425.458333333333" calcext:value-type="float">
            <text:p>425,4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92" calcext:value-type="float">
            <text:p>392</text:p>
          </table:table-cell>
          <table:table-cell office:value-type="float" office:value="38910" calcext:value-type="float">
            <text:p>38910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405.3125" calcext:value-type="float">
            <text:p>405,31</text:p>
          </table:table-cell>
          <table:table-cell office:value-type="float" office:value="417" calcext:value-type="float">
            <text:p>417</text:p>
          </table:table-cell>
          <table:table-cell office:value-type="float" office:value="41261" calcext:value-type="float">
            <text:p>41261</text:p>
          </table:table-cell>
          <table:table-cell office:value-type="float" office:value="4.34375" calcext:value-type="float">
            <text:p>4,34</text:p>
          </table:table-cell>
          <table:table-cell office:value-type="float" office:value="429.802083333333" calcext:value-type="float">
            <text:p>429,8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93" calcext:value-type="float">
            <text:p>393</text:p>
          </table:table-cell>
          <table:table-cell office:value-type="float" office:value="39303" calcext:value-type="float">
            <text:p>39303</text:p>
          </table:table-cell>
          <table:table-cell office:value-type="float" office:value="4.09375" calcext:value-type="float">
            <text:p>4,09</text:p>
          </table:table-cell>
          <table:table-cell office:value-type="float" office:value="409.40625" calcext:value-type="float">
            <text:p>409,41</text:p>
          </table:table-cell>
          <table:table-cell office:value-type="float" office:value="420" calcext:value-type="float">
            <text:p>420</text:p>
          </table:table-cell>
          <table:table-cell office:value-type="float" office:value="41681" calcext:value-type="float">
            <text:p>41681</text:p>
          </table:table-cell>
          <table:table-cell office:value-type="float" office:value="4.375" calcext:value-type="float">
            <text:p>4,38</text:p>
          </table:table-cell>
          <table:table-cell office:value-type="float" office:value="434.177083333333" calcext:value-type="float">
            <text:p>434,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94" calcext:value-type="float">
            <text:p>394</text:p>
          </table:table-cell>
          <table:table-cell office:value-type="float" office:value="39697" calcext:value-type="float">
            <text:p>39697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413.510416666667" calcext:value-type="float">
            <text:p>413,51</text:p>
          </table:table-cell>
          <table:table-cell office:value-type="float" office:value="421" calcext:value-type="float">
            <text:p>421</text:p>
          </table:table-cell>
          <table:table-cell office:value-type="float" office:value="42102" calcext:value-type="float">
            <text:p>42102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438.5625" calcext:value-type="float">
            <text:p>438,5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92" calcext:value-type="float">
            <text:p>392</text:p>
          </table:table-cell>
          <table:table-cell office:value-type="float" office:value="40089" calcext:value-type="float">
            <text:p>40089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417.59375" calcext:value-type="float">
            <text:p>417,59</text:p>
          </table:table-cell>
          <table:table-cell office:value-type="float" office:value="447" calcext:value-type="float">
            <text:p>447</text:p>
          </table:table-cell>
          <table:table-cell office:value-type="float" office:value="42549" calcext:value-type="float">
            <text:p>42549</text:p>
          </table:table-cell>
          <table:table-cell office:value-type="float" office:value="4.65625" calcext:value-type="float">
            <text:p>4,66</text:p>
          </table:table-cell>
          <table:table-cell office:value-type="float" office:value="443.21875" calcext:value-type="float">
            <text:p>443,2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81" calcext:value-type="float">
            <text:p>381</text:p>
          </table:table-cell>
          <table:table-cell office:value-type="float" office:value="40470" calcext:value-type="float">
            <text:p>40470</text:p>
          </table:table-cell>
          <table:table-cell office:value-type="float" office:value="3.96875" calcext:value-type="float">
            <text:p>3,97</text:p>
          </table:table-cell>
          <table:table-cell office:value-type="float" office:value="421.5625" calcext:value-type="float">
            <text:p>421,56</text:p>
          </table:table-cell>
          <table:table-cell office:value-type="float" office:value="413" calcext:value-type="float">
            <text:p>413</text:p>
          </table:table-cell>
          <table:table-cell office:value-type="float" office:value="42962" calcext:value-type="float">
            <text:p>42962</text:p>
          </table:table-cell>
          <table:table-cell office:value-type="float" office:value="4.30208333333333" calcext:value-type="float">
            <text:p>4,30</text:p>
          </table:table-cell>
          <table:table-cell office:value-type="float" office:value="447.520833333333" calcext:value-type="float">
            <text:p>447,5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85" calcext:value-type="float">
            <text:p>385</text:p>
          </table:table-cell>
          <table:table-cell office:value-type="float" office:value="40855" calcext:value-type="float">
            <text:p>40855</text:p>
          </table:table-cell>
          <table:table-cell office:value-type="float" office:value="4.01041666666667" calcext:value-type="float">
            <text:p>4,01</text:p>
          </table:table-cell>
          <table:table-cell office:value-type="float" office:value="425.572916666667" calcext:value-type="float">
            <text:p>425,57</text:p>
          </table:table-cell>
          <table:table-cell office:value-type="float" office:value="409" calcext:value-type="float">
            <text:p>409</text:p>
          </table:table-cell>
          <table:table-cell office:value-type="float" office:value="43371" calcext:value-type="float">
            <text:p>43371</text:p>
          </table:table-cell>
          <table:table-cell office:value-type="float" office:value="4.26041666666667" calcext:value-type="float">
            <text:p>4,26</text:p>
          </table:table-cell>
          <table:table-cell office:value-type="float" office:value="451.78125" calcext:value-type="float">
            <text:p>451,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95" calcext:value-type="float">
            <text:p>395</text:p>
          </table:table-cell>
          <table:table-cell office:value-type="float" office:value="41250" calcext:value-type="float">
            <text:p>41250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429.6875" calcext:value-type="float">
            <text:p>429,69</text:p>
          </table:table-cell>
          <table:table-cell office:value-type="float" office:value="416" calcext:value-type="float">
            <text:p>416</text:p>
          </table:table-cell>
          <table:table-cell office:value-type="float" office:value="43787" calcext:value-type="float">
            <text:p>43787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456.114583333333" calcext:value-type="float">
            <text:p>456,1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96" calcext:value-type="float">
            <text:p>396</text:p>
          </table:table-cell>
          <table:table-cell office:value-type="float" office:value="41646" calcext:value-type="float">
            <text:p>41646</text:p>
          </table:table-cell>
          <table:table-cell office:value-type="float" office:value="4.125" calcext:value-type="float">
            <text:p>4,13</text:p>
          </table:table-cell>
          <table:table-cell office:value-type="float" office:value="433.8125" calcext:value-type="float">
            <text:p>433,81</text:p>
          </table:table-cell>
          <table:table-cell office:value-type="float" office:value="418" calcext:value-type="float">
            <text:p>418</text:p>
          </table:table-cell>
          <table:table-cell office:value-type="float" office:value="44205" calcext:value-type="float">
            <text:p>44205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460.46875" calcext:value-type="float">
            <text:p>460,4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84" calcext:value-type="float">
            <text:p>384</text:p>
          </table:table-cell>
          <table:table-cell office:value-type="float" office:value="42030" calcext:value-type="float">
            <text:p>42030</text:p>
          </table:table-cell>
          <table:table-cell office:value-type="float" office:value="4" calcext:value-type="float">
            <text:p>4,00</text:p>
          </table:table-cell>
          <table:table-cell office:value-type="float" office:value="437.8125" calcext:value-type="float">
            <text:p>437,81</text:p>
          </table:table-cell>
          <table:table-cell office:value-type="float" office:value="404" calcext:value-type="float">
            <text:p>404</text:p>
          </table:table-cell>
          <table:table-cell office:value-type="float" office:value="44609" calcext:value-type="float">
            <text:p>44609</text:p>
          </table:table-cell>
          <table:table-cell office:value-type="float" office:value="4.20833333333333" calcext:value-type="float">
            <text:p>4,21</text:p>
          </table:table-cell>
          <table:table-cell office:value-type="float" office:value="464.677083333333" calcext:value-type="float">
            <text:p>464,6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93" calcext:value-type="float">
            <text:p>393</text:p>
          </table:table-cell>
          <table:table-cell office:value-type="float" office:value="42423" calcext:value-type="float">
            <text:p>42423</text:p>
          </table:table-cell>
          <table:table-cell office:value-type="float" office:value="4.09375" calcext:value-type="float">
            <text:p>4,09</text:p>
          </table:table-cell>
          <table:table-cell office:value-type="float" office:value="441.90625" calcext:value-type="float">
            <text:p>441,91</text:p>
          </table:table-cell>
          <table:table-cell office:value-type="float" office:value="417" calcext:value-type="float">
            <text:p>417</text:p>
          </table:table-cell>
          <table:table-cell office:value-type="float" office:value="45026" calcext:value-type="float">
            <text:p>45026</text:p>
          </table:table-cell>
          <table:table-cell office:value-type="float" office:value="4.34375" calcext:value-type="float">
            <text:p>4,34</text:p>
          </table:table-cell>
          <table:table-cell office:value-type="float" office:value="469.020833333333" calcext:value-type="float">
            <text:p>469,0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93" calcext:value-type="float">
            <text:p>393</text:p>
          </table:table-cell>
          <table:table-cell office:value-type="float" office:value="42816" calcext:value-type="float">
            <text:p>42816</text:p>
          </table:table-cell>
          <table:table-cell office:value-type="float" office:value="4.09375" calcext:value-type="float">
            <text:p>4,09</text:p>
          </table:table-cell>
          <table:table-cell office:value-type="float" office:value="446" calcext:value-type="float">
            <text:p>446,00</text:p>
          </table:table-cell>
          <table:table-cell office:value-type="float" office:value="418" calcext:value-type="float">
            <text:p>418</text:p>
          </table:table-cell>
          <table:table-cell office:value-type="float" office:value="45444" calcext:value-type="float">
            <text:p>45444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473.375" calcext:value-type="float">
            <text:p>473,3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85" calcext:value-type="float">
            <text:p>385</text:p>
          </table:table-cell>
          <table:table-cell office:value-type="float" office:value="43201" calcext:value-type="float">
            <text:p>43201</text:p>
          </table:table-cell>
          <table:table-cell office:value-type="float" office:value="4.01041666666667" calcext:value-type="float">
            <text:p>4,01</text:p>
          </table:table-cell>
          <table:table-cell office:value-type="float" office:value="450.010416666667" calcext:value-type="float">
            <text:p>450,01</text:p>
          </table:table-cell>
          <table:table-cell office:value-type="float" office:value="407" calcext:value-type="float">
            <text:p>407</text:p>
          </table:table-cell>
          <table:table-cell office:value-type="float" office:value="45851" calcext:value-type="float">
            <text:p>45851</text:p>
          </table:table-cell>
          <table:table-cell office:value-type="float" office:value="4.23958333333333" calcext:value-type="float">
            <text:p>4,24</text:p>
          </table:table-cell>
          <table:table-cell office:value-type="float" office:value="477.614583333333" calcext:value-type="float">
            <text:p>477,6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94" calcext:value-type="float">
            <text:p>394</text:p>
          </table:table-cell>
          <table:table-cell office:value-type="float" office:value="43595" calcext:value-type="float">
            <text:p>43595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454.114583333333" calcext:value-type="float">
            <text:p>454,11</text:p>
          </table:table-cell>
          <table:table-cell office:value-type="float" office:value="418" calcext:value-type="float">
            <text:p>418</text:p>
          </table:table-cell>
          <table:table-cell office:value-type="float" office:value="46269" calcext:value-type="float">
            <text:p>46269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481.96875" calcext:value-type="float">
            <text:p>481,9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90" calcext:value-type="float">
            <text:p>390</text:p>
          </table:table-cell>
          <table:table-cell office:value-type="float" office:value="43985" calcext:value-type="float">
            <text:p>43985</text:p>
          </table:table-cell>
          <table:table-cell office:value-type="float" office:value="4.0625" calcext:value-type="float">
            <text:p>4,06</text:p>
          </table:table-cell>
          <table:table-cell office:value-type="float" office:value="458.177083333333" calcext:value-type="float">
            <text:p>458,18</text:p>
          </table:table-cell>
          <table:table-cell office:value-type="float" office:value="416" calcext:value-type="float">
            <text:p>416</text:p>
          </table:table-cell>
          <table:table-cell office:value-type="float" office:value="46685" calcext:value-type="float">
            <text:p>46685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486.302083333333" calcext:value-type="float">
            <text:p>486,3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94" calcext:value-type="float">
            <text:p>394</text:p>
          </table:table-cell>
          <table:table-cell office:value-type="float" office:value="44379" calcext:value-type="float">
            <text:p>44379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462.28125" calcext:value-type="float">
            <text:p>462,28</text:p>
          </table:table-cell>
          <table:table-cell office:value-type="float" office:value="418" calcext:value-type="float">
            <text:p>418</text:p>
          </table:table-cell>
          <table:table-cell office:value-type="float" office:value="47103" calcext:value-type="float">
            <text:p>47103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490.65625" calcext:value-type="float">
            <text:p>490,6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94" calcext:value-type="float">
            <text:p>394</text:p>
          </table:table-cell>
          <table:table-cell office:value-type="float" office:value="44773" calcext:value-type="float">
            <text:p>44773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466.385416666667" calcext:value-type="float">
            <text:p>466,39</text:p>
          </table:table-cell>
          <table:table-cell office:value-type="float" office:value="416" calcext:value-type="float">
            <text:p>416</text:p>
          </table:table-cell>
          <table:table-cell office:value-type="float" office:value="47519" calcext:value-type="float">
            <text:p>47519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494.989583333333" calcext:value-type="float">
            <text:p>494,9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94" calcext:value-type="float">
            <text:p>394</text:p>
          </table:table-cell>
          <table:table-cell office:value-type="float" office:value="45167" calcext:value-type="float">
            <text:p>45167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470.489583333333" calcext:value-type="float">
            <text:p>470,49</text:p>
          </table:table-cell>
          <table:table-cell office:value-type="float" office:value="418" calcext:value-type="float">
            <text:p>418</text:p>
          </table:table-cell>
          <table:table-cell office:value-type="float" office:value="47937" calcext:value-type="float">
            <text:p>47937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499.34375" calcext:value-type="float">
            <text:p>499,3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94" calcext:value-type="float">
            <text:p>394</text:p>
          </table:table-cell>
          <table:table-cell office:value-type="float" office:value="45561" calcext:value-type="float">
            <text:p>45561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474.59375" calcext:value-type="float">
            <text:p>474,59</text:p>
          </table:table-cell>
          <table:table-cell office:value-type="float" office:value="417" calcext:value-type="float">
            <text:p>417</text:p>
          </table:table-cell>
          <table:table-cell office:value-type="float" office:value="48354" calcext:value-type="float">
            <text:p>48354</text:p>
          </table:table-cell>
          <table:table-cell office:value-type="float" office:value="4.34375" calcext:value-type="float">
            <text:p>4,34</text:p>
          </table:table-cell>
          <table:table-cell office:value-type="float" office:value="503.6875" calcext:value-type="float">
            <text:p>503,6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94" calcext:value-type="float">
            <text:p>394</text:p>
          </table:table-cell>
          <table:table-cell office:value-type="float" office:value="45955" calcext:value-type="float">
            <text:p>45955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478.697916666667" calcext:value-type="float">
            <text:p>478,70</text:p>
          </table:table-cell>
          <table:table-cell office:value-type="float" office:value="416" calcext:value-type="float">
            <text:p>416</text:p>
          </table:table-cell>
          <table:table-cell office:value-type="float" office:value="48770" calcext:value-type="float">
            <text:p>48770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508.020833333333" calcext:value-type="float">
            <text:p>508,0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92" calcext:value-type="float">
            <text:p>392</text:p>
          </table:table-cell>
          <table:table-cell office:value-type="float" office:value="46347" calcext:value-type="float">
            <text:p>46347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482.78125" calcext:value-type="float">
            <text:p>482,78</text:p>
          </table:table-cell>
          <table:table-cell office:value-type="float" office:value="421" calcext:value-type="float">
            <text:p>421</text:p>
          </table:table-cell>
          <table:table-cell office:value-type="float" office:value="49191" calcext:value-type="float">
            <text:p>49191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512.40625" calcext:value-type="float">
            <text:p>512,4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89" calcext:value-type="float">
            <text:p>389</text:p>
          </table:table-cell>
          <table:table-cell office:value-type="float" office:value="46736" calcext:value-type="float">
            <text:p>46736</text:p>
          </table:table-cell>
          <table:table-cell office:value-type="float" office:value="4.05208333333333" calcext:value-type="float">
            <text:p>4,05</text:p>
          </table:table-cell>
          <table:table-cell office:value-type="float" office:value="486.833333333333" calcext:value-type="float">
            <text:p>486,83</text:p>
          </table:table-cell>
          <table:table-cell office:value-type="float" office:value="410" calcext:value-type="float">
            <text:p>410</text:p>
          </table:table-cell>
          <table:table-cell office:value-type="float" office:value="49601" calcext:value-type="float">
            <text:p>49601</text:p>
          </table:table-cell>
          <table:table-cell office:value-type="float" office:value="4.27083333333333" calcext:value-type="float">
            <text:p>4,27</text:p>
          </table:table-cell>
          <table:table-cell office:value-type="float" office:value="516.677083333333" calcext:value-type="float">
            <text:p>516,6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86" calcext:value-type="float">
            <text:p>386</text:p>
          </table:table-cell>
          <table:table-cell office:value-type="float" office:value="47122" calcext:value-type="float">
            <text:p>47122</text:p>
          </table:table-cell>
          <table:table-cell office:value-type="float" office:value="4.02083333333333" calcext:value-type="float">
            <text:p>4,02</text:p>
          </table:table-cell>
          <table:table-cell office:value-type="float" office:value="490.854166666667" calcext:value-type="float">
            <text:p>490,85</text:p>
          </table:table-cell>
          <table:table-cell office:value-type="float" office:value="409" calcext:value-type="float">
            <text:p>409</text:p>
          </table:table-cell>
          <table:table-cell office:value-type="float" office:value="50010" calcext:value-type="float">
            <text:p>50010</text:p>
          </table:table-cell>
          <table:table-cell office:value-type="float" office:value="4.26041666666667" calcext:value-type="float">
            <text:p>4,26</text:p>
          </table:table-cell>
          <table:table-cell office:value-type="float" office:value="520.9375" calcext:value-type="float">
            <text:p>520,9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91" calcext:value-type="float">
            <text:p>391</text:p>
          </table:table-cell>
          <table:table-cell office:value-type="float" office:value="47513" calcext:value-type="float">
            <text:p>47513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494.927083333333" calcext:value-type="float">
            <text:p>494,93</text:p>
          </table:table-cell>
          <table:table-cell office:value-type="float" office:value="418" calcext:value-type="float">
            <text:p>418</text:p>
          </table:table-cell>
          <table:table-cell office:value-type="float" office:value="50428" calcext:value-type="float">
            <text:p>50428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525.291666666667" calcext:value-type="float">
            <text:p>525,2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94" calcext:value-type="float">
            <text:p>394</text:p>
          </table:table-cell>
          <table:table-cell office:value-type="float" office:value="47907" calcext:value-type="float">
            <text:p>47907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499.03125" calcext:value-type="float">
            <text:p>499,03</text:p>
          </table:table-cell>
          <table:table-cell office:value-type="float" office:value="414" calcext:value-type="float">
            <text:p>414</text:p>
          </table:table-cell>
          <table:table-cell office:value-type="float" office:value="50842" calcext:value-type="float">
            <text:p>50842</text:p>
          </table:table-cell>
          <table:table-cell office:value-type="float" office:value="4.3125" calcext:value-type="float">
            <text:p>4,31</text:p>
          </table:table-cell>
          <table:table-cell office:value-type="float" office:value="529.604166666667" calcext:value-type="float">
            <text:p>529,6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94" calcext:value-type="float">
            <text:p>394</text:p>
          </table:table-cell>
          <table:table-cell office:value-type="float" office:value="48301" calcext:value-type="float">
            <text:p>48301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503.135416666667" calcext:value-type="float">
            <text:p>503,14</text:p>
          </table:table-cell>
          <table:table-cell office:value-type="float" office:value="414" calcext:value-type="float">
            <text:p>414</text:p>
          </table:table-cell>
          <table:table-cell office:value-type="float" office:value="51256" calcext:value-type="float">
            <text:p>51256</text:p>
          </table:table-cell>
          <table:table-cell office:value-type="float" office:value="4.3125" calcext:value-type="float">
            <text:p>4,31</text:p>
          </table:table-cell>
          <table:table-cell office:value-type="float" office:value="533.916666666667" calcext:value-type="float">
            <text:p>533,9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89" calcext:value-type="float">
            <text:p>389</text:p>
          </table:table-cell>
          <table:table-cell office:value-type="float" office:value="48690" calcext:value-type="float">
            <text:p>48690</text:p>
          </table:table-cell>
          <table:table-cell office:value-type="float" office:value="4.05208333333333" calcext:value-type="float">
            <text:p>4,05</text:p>
          </table:table-cell>
          <table:table-cell office:value-type="float" office:value="507.1875" calcext:value-type="float">
            <text:p>507,19</text:p>
          </table:table-cell>
          <table:table-cell office:value-type="float" office:value="413" calcext:value-type="float">
            <text:p>413</text:p>
          </table:table-cell>
          <table:table-cell office:value-type="float" office:value="51669" calcext:value-type="float">
            <text:p>51669</text:p>
          </table:table-cell>
          <table:table-cell office:value-type="float" office:value="4.30208333333333" calcext:value-type="float">
            <text:p>4,30</text:p>
          </table:table-cell>
          <table:table-cell office:value-type="float" office:value="538.21875" calcext:value-type="float">
            <text:p>538,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97" calcext:value-type="float">
            <text:p>397</text:p>
          </table:table-cell>
          <table:table-cell office:value-type="float" office:value="49087" calcext:value-type="float">
            <text:p>49087</text:p>
          </table:table-cell>
          <table:table-cell office:value-type="float" office:value="4.13541666666667" calcext:value-type="float">
            <text:p>4,14</text:p>
          </table:table-cell>
          <table:table-cell office:value-type="float" office:value="511.322916666667" calcext:value-type="float">
            <text:p>511,32</text:p>
          </table:table-cell>
          <table:table-cell office:value-type="float" office:value="414" calcext:value-type="float">
            <text:p>414</text:p>
          </table:table-cell>
          <table:table-cell office:value-type="float" office:value="52083" calcext:value-type="float">
            <text:p>52083</text:p>
          </table:table-cell>
          <table:table-cell office:value-type="float" office:value="4.3125" calcext:value-type="float">
            <text:p>4,31</text:p>
          </table:table-cell>
          <table:table-cell office:value-type="float" office:value="542.53125" calcext:value-type="float">
            <text:p>542,5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93" calcext:value-type="float">
            <text:p>393</text:p>
          </table:table-cell>
          <table:table-cell office:value-type="float" office:value="49480" calcext:value-type="float">
            <text:p>49480</text:p>
          </table:table-cell>
          <table:table-cell office:value-type="float" office:value="4.09375" calcext:value-type="float">
            <text:p>4,09</text:p>
          </table:table-cell>
          <table:table-cell office:value-type="float" office:value="515.416666666667" calcext:value-type="float">
            <text:p>515,42</text:p>
          </table:table-cell>
          <table:table-cell office:value-type="float" office:value="417" calcext:value-type="float">
            <text:p>417</text:p>
          </table:table-cell>
          <table:table-cell office:value-type="float" office:value="52500" calcext:value-type="float">
            <text:p>52500</text:p>
          </table:table-cell>
          <table:table-cell office:value-type="float" office:value="4.34375" calcext:value-type="float">
            <text:p>4,34</text:p>
          </table:table-cell>
          <table:table-cell office:value-type="float" office:value="546.875" calcext:value-type="float">
            <text:p>546,8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95" calcext:value-type="float">
            <text:p>395</text:p>
          </table:table-cell>
          <table:table-cell office:value-type="float" office:value="49875" calcext:value-type="float">
            <text:p>49875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519.53125" calcext:value-type="float">
            <text:p>519,53</text:p>
          </table:table-cell>
          <table:table-cell office:value-type="float" office:value="419" calcext:value-type="float">
            <text:p>419</text:p>
          </table:table-cell>
          <table:table-cell office:value-type="float" office:value="52919" calcext:value-type="float">
            <text:p>52919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551.239583333333" calcext:value-type="float">
            <text:p>551,2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94" calcext:value-type="float">
            <text:p>394</text:p>
          </table:table-cell>
          <table:table-cell office:value-type="float" office:value="50269" calcext:value-type="float">
            <text:p>50269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523.635416666667" calcext:value-type="float">
            <text:p>523,64</text:p>
          </table:table-cell>
          <table:table-cell office:value-type="float" office:value="415" calcext:value-type="float">
            <text:p>415</text:p>
          </table:table-cell>
          <table:table-cell office:value-type="float" office:value="53334" calcext:value-type="float">
            <text:p>53334</text:p>
          </table:table-cell>
          <table:table-cell office:value-type="float" office:value="4.32291666666667" calcext:value-type="float">
            <text:p>4,32</text:p>
          </table:table-cell>
          <table:table-cell office:value-type="float" office:value="555.5625" calcext:value-type="float">
            <text:p>555,5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94" calcext:value-type="float">
            <text:p>394</text:p>
          </table:table-cell>
          <table:table-cell office:value-type="float" office:value="50663" calcext:value-type="float">
            <text:p>50663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527.739583333333" calcext:value-type="float">
            <text:p>527,74</text:p>
          </table:table-cell>
          <table:table-cell office:value-type="float" office:value="414" calcext:value-type="float">
            <text:p>414</text:p>
          </table:table-cell>
          <table:table-cell office:value-type="float" office:value="53748" calcext:value-type="float">
            <text:p>53748</text:p>
          </table:table-cell>
          <table:table-cell office:value-type="float" office:value="4.3125" calcext:value-type="float">
            <text:p>4,31</text:p>
          </table:table-cell>
          <table:table-cell office:value-type="float" office:value="559.875" calcext:value-type="float">
            <text:p>559,8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91" calcext:value-type="float">
            <text:p>391</text:p>
          </table:table-cell>
          <table:table-cell office:value-type="float" office:value="51054" calcext:value-type="float">
            <text:p>51054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531.8125" calcext:value-type="float">
            <text:p>531,81</text:p>
          </table:table-cell>
          <table:table-cell office:value-type="float" office:value="416" calcext:value-type="float">
            <text:p>416</text:p>
          </table:table-cell>
          <table:table-cell office:value-type="float" office:value="54164" calcext:value-type="float">
            <text:p>54164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564.208333333333" calcext:value-type="float">
            <text:p>564,2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91" calcext:value-type="float">
            <text:p>391</text:p>
          </table:table-cell>
          <table:table-cell office:value-type="float" office:value="51445" calcext:value-type="float">
            <text:p>51445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535.885416666667" calcext:value-type="float">
            <text:p>535,89</text:p>
          </table:table-cell>
          <table:table-cell office:value-type="float" office:value="415" calcext:value-type="float">
            <text:p>415</text:p>
          </table:table-cell>
          <table:table-cell office:value-type="float" office:value="54579" calcext:value-type="float">
            <text:p>54579</text:p>
          </table:table-cell>
          <table:table-cell office:value-type="float" office:value="4.32291666666667" calcext:value-type="float">
            <text:p>4,32</text:p>
          </table:table-cell>
          <table:table-cell office:value-type="float" office:value="568.53125" calcext:value-type="float">
            <text:p>568,5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94" calcext:value-type="float">
            <text:p>394</text:p>
          </table:table-cell>
          <table:table-cell office:value-type="float" office:value="51839" calcext:value-type="float">
            <text:p>51839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539.989583333333" calcext:value-type="float">
            <text:p>539,99</text:p>
          </table:table-cell>
          <table:table-cell office:value-type="float" office:value="417" calcext:value-type="float">
            <text:p>417</text:p>
          </table:table-cell>
          <table:table-cell office:value-type="float" office:value="54996" calcext:value-type="float">
            <text:p>54996</text:p>
          </table:table-cell>
          <table:table-cell office:value-type="float" office:value="4.34375" calcext:value-type="float">
            <text:p>4,34</text:p>
          </table:table-cell>
          <table:table-cell office:value-type="float" office:value="572.875" calcext:value-type="float">
            <text:p>572,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90" calcext:value-type="float">
            <text:p>390</text:p>
          </table:table-cell>
          <table:table-cell office:value-type="float" office:value="52229" calcext:value-type="float">
            <text:p>52229</text:p>
          </table:table-cell>
          <table:table-cell office:value-type="float" office:value="4.0625" calcext:value-type="float">
            <text:p>4,06</text:p>
          </table:table-cell>
          <table:table-cell office:value-type="float" office:value="544.052083333333" calcext:value-type="float">
            <text:p>544,05</text:p>
          </table:table-cell>
          <table:table-cell office:value-type="float" office:value="417" calcext:value-type="float">
            <text:p>417</text:p>
          </table:table-cell>
          <table:table-cell office:value-type="float" office:value="55413" calcext:value-type="float">
            <text:p>55413</text:p>
          </table:table-cell>
          <table:table-cell office:value-type="float" office:value="4.34375" calcext:value-type="float">
            <text:p>4,34</text:p>
          </table:table-cell>
          <table:table-cell office:value-type="float" office:value="577.21875" calcext:value-type="float">
            <text:p>577,2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89" calcext:value-type="float">
            <text:p>389</text:p>
          </table:table-cell>
          <table:table-cell office:value-type="float" office:value="52618" calcext:value-type="float">
            <text:p>52618</text:p>
          </table:table-cell>
          <table:table-cell office:value-type="float" office:value="4.05208333333333" calcext:value-type="float">
            <text:p>4,05</text:p>
          </table:table-cell>
          <table:table-cell office:value-type="float" office:value="548.104166666667" calcext:value-type="float">
            <text:p>548,10</text:p>
          </table:table-cell>
          <table:table-cell office:value-type="float" office:value="419" calcext:value-type="float">
            <text:p>419</text:p>
          </table:table-cell>
          <table:table-cell office:value-type="float" office:value="55832" calcext:value-type="float">
            <text:p>55832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581.583333333333" calcext:value-type="float">
            <text:p>581,5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91" calcext:value-type="float">
            <text:p>391</text:p>
          </table:table-cell>
          <table:table-cell office:value-type="float" office:value="53009" calcext:value-type="float">
            <text:p>53009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552.177083333333" calcext:value-type="float">
            <text:p>552,18</text:p>
          </table:table-cell>
          <table:table-cell office:value-type="float" office:value="458" calcext:value-type="float">
            <text:p>458</text:p>
          </table:table-cell>
          <table:table-cell office:value-type="float" office:value="56290" calcext:value-type="float">
            <text:p>56290</text:p>
          </table:table-cell>
          <table:table-cell office:value-type="float" office:value="4.77083333333333" calcext:value-type="float">
            <text:p>4,77</text:p>
          </table:table-cell>
          <table:table-cell office:value-type="float" office:value="586.354166666667" calcext:value-type="float">
            <text:p>586,3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96" calcext:value-type="float">
            <text:p>396</text:p>
          </table:table-cell>
          <table:table-cell office:value-type="float" office:value="53405" calcext:value-type="float">
            <text:p>53405</text:p>
          </table:table-cell>
          <table:table-cell office:value-type="float" office:value="4.125" calcext:value-type="float">
            <text:p>4,13</text:p>
          </table:table-cell>
          <table:table-cell office:value-type="float" office:value="556.302083333333" calcext:value-type="float">
            <text:p>556,30</text:p>
          </table:table-cell>
          <table:table-cell office:value-type="float" office:value="419" calcext:value-type="float">
            <text:p>419</text:p>
          </table:table-cell>
          <table:table-cell office:value-type="float" office:value="56709" calcext:value-type="float">
            <text:p>56709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590.71875" calcext:value-type="float">
            <text:p>590,7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93" calcext:value-type="float">
            <text:p>393</text:p>
          </table:table-cell>
          <table:table-cell office:value-type="float" office:value="53798" calcext:value-type="float">
            <text:p>53798</text:p>
          </table:table-cell>
          <table:table-cell office:value-type="float" office:value="4.09375" calcext:value-type="float">
            <text:p>4,09</text:p>
          </table:table-cell>
          <table:table-cell office:value-type="float" office:value="560.395833333333" calcext:value-type="float">
            <text:p>560,40</text:p>
          </table:table-cell>
          <table:table-cell office:value-type="float" office:value="418" calcext:value-type="float">
            <text:p>418</text:p>
          </table:table-cell>
          <table:table-cell office:value-type="float" office:value="57127" calcext:value-type="float">
            <text:p>57127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595.072916666667" calcext:value-type="float">
            <text:p>595,0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47" calcext:value-type="float">
            <text:p>447</text:p>
          </table:table-cell>
          <table:table-cell office:value-type="float" office:value="54245" calcext:value-type="float">
            <text:p>54245</text:p>
          </table:table-cell>
          <table:table-cell office:value-type="float" office:value="4.65625" calcext:value-type="float">
            <text:p>4,66</text:p>
          </table:table-cell>
          <table:table-cell office:value-type="float" office:value="565.052083333333" calcext:value-type="float">
            <text:p>565,05</text:p>
          </table:table-cell>
          <table:table-cell office:value-type="float" office:value="420" calcext:value-type="float">
            <text:p>420</text:p>
          </table:table-cell>
          <table:table-cell office:value-type="float" office:value="57547" calcext:value-type="float">
            <text:p>57547</text:p>
          </table:table-cell>
          <table:table-cell office:value-type="float" office:value="4.375" calcext:value-type="float">
            <text:p>4,38</text:p>
          </table:table-cell>
          <table:table-cell office:value-type="float" office:value="599.447916666667" calcext:value-type="float">
            <text:p>599,4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92" calcext:value-type="float">
            <text:p>392</text:p>
          </table:table-cell>
          <table:table-cell office:value-type="float" office:value="54637" calcext:value-type="float">
            <text:p>54637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569.135416666667" calcext:value-type="float">
            <text:p>569,14</text:p>
          </table:table-cell>
          <table:table-cell office:value-type="float" office:value="424" calcext:value-type="float">
            <text:p>424</text:p>
          </table:table-cell>
          <table:table-cell office:value-type="float" office:value="57971" calcext:value-type="float">
            <text:p>57971</text:p>
          </table:table-cell>
          <table:table-cell office:value-type="float" office:value="4.41666666666667" calcext:value-type="float">
            <text:p>4,42</text:p>
          </table:table-cell>
          <table:table-cell office:value-type="float" office:value="603.864583333333" calcext:value-type="float">
            <text:p>603,8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96" calcext:value-type="float">
            <text:p>396</text:p>
          </table:table-cell>
          <table:table-cell office:value-type="float" office:value="55033" calcext:value-type="float">
            <text:p>55033</text:p>
          </table:table-cell>
          <table:table-cell office:value-type="float" office:value="4.125" calcext:value-type="float">
            <text:p>4,13</text:p>
          </table:table-cell>
          <table:table-cell office:value-type="float" office:value="573.260416666667" calcext:value-type="float">
            <text:p>573,26</text:p>
          </table:table-cell>
          <table:table-cell office:value-type="float" office:value="416" calcext:value-type="float">
            <text:p>416</text:p>
          </table:table-cell>
          <table:table-cell office:value-type="float" office:value="58387" calcext:value-type="float">
            <text:p>58387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608.197916666667" calcext:value-type="float">
            <text:p>608,2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98" calcext:value-type="float">
            <text:p>398</text:p>
          </table:table-cell>
          <table:table-cell office:value-type="float" office:value="55431" calcext:value-type="float">
            <text:p>55431</text:p>
          </table:table-cell>
          <table:table-cell office:value-type="float" office:value="4.14583333333333" calcext:value-type="float">
            <text:p>4,15</text:p>
          </table:table-cell>
          <table:table-cell office:value-type="float" office:value="577.40625" calcext:value-type="float">
            <text:p>577,41</text:p>
          </table:table-cell>
          <table:table-cell office:value-type="float" office:value="415" calcext:value-type="float">
            <text:p>415</text:p>
          </table:table-cell>
          <table:table-cell office:value-type="float" office:value="58802" calcext:value-type="float">
            <text:p>58802</text:p>
          </table:table-cell>
          <table:table-cell office:value-type="float" office:value="4.32291666666667" calcext:value-type="float">
            <text:p>4,32</text:p>
          </table:table-cell>
          <table:table-cell office:value-type="float" office:value="612.520833333333" calcext:value-type="float">
            <text:p>612,5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99" calcext:value-type="float">
            <text:p>399</text:p>
          </table:table-cell>
          <table:table-cell office:value-type="float" office:value="55830" calcext:value-type="float">
            <text:p>55830</text:p>
          </table:table-cell>
          <table:table-cell office:value-type="float" office:value="4.15625" calcext:value-type="float">
            <text:p>4,16</text:p>
          </table:table-cell>
          <table:table-cell office:value-type="float" office:value="581.5625" calcext:value-type="float">
            <text:p>581,56</text:p>
          </table:table-cell>
          <table:table-cell office:value-type="float" office:value="420" calcext:value-type="float">
            <text:p>420</text:p>
          </table:table-cell>
          <table:table-cell office:value-type="float" office:value="59222" calcext:value-type="float">
            <text:p>59222</text:p>
          </table:table-cell>
          <table:table-cell office:value-type="float" office:value="4.375" calcext:value-type="float">
            <text:p>4,38</text:p>
          </table:table-cell>
          <table:table-cell office:value-type="float" office:value="616.895833333333" calcext:value-type="float">
            <text:p>616,9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92" calcext:value-type="float">
            <text:p>392</text:p>
          </table:table-cell>
          <table:table-cell office:value-type="float" office:value="56222" calcext:value-type="float">
            <text:p>56222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585.645833333333" calcext:value-type="float">
            <text:p>585,65</text:p>
          </table:table-cell>
          <table:table-cell office:value-type="float" office:value="422" calcext:value-type="float">
            <text:p>422</text:p>
          </table:table-cell>
          <table:table-cell office:value-type="float" office:value="59644" calcext:value-type="float">
            <text:p>59644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621.291666666667" calcext:value-type="float">
            <text:p>621,2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92" calcext:value-type="float">
            <text:p>392</text:p>
          </table:table-cell>
          <table:table-cell office:value-type="float" office:value="56614" calcext:value-type="float">
            <text:p>56614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589.729166666667" calcext:value-type="float">
            <text:p>589,73</text:p>
          </table:table-cell>
          <table:table-cell office:value-type="float" office:value="416" calcext:value-type="float">
            <text:p>416</text:p>
          </table:table-cell>
          <table:table-cell office:value-type="float" office:value="60060" calcext:value-type="float">
            <text:p>60060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625.625" calcext:value-type="float">
            <text:p>625,6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99" calcext:value-type="float">
            <text:p>399</text:p>
          </table:table-cell>
          <table:table-cell office:value-type="float" office:value="57013" calcext:value-type="float">
            <text:p>57013</text:p>
          </table:table-cell>
          <table:table-cell office:value-type="float" office:value="4.15625" calcext:value-type="float">
            <text:p>4,16</text:p>
          </table:table-cell>
          <table:table-cell office:value-type="float" office:value="593.885416666667" calcext:value-type="float">
            <text:p>593,89</text:p>
          </table:table-cell>
          <table:table-cell office:value-type="float" office:value="416" calcext:value-type="float">
            <text:p>416</text:p>
          </table:table-cell>
          <table:table-cell office:value-type="float" office:value="60476" calcext:value-type="float">
            <text:p>60476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629.958333333333" calcext:value-type="float">
            <text:p>629,9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96" calcext:value-type="float">
            <text:p>396</text:p>
          </table:table-cell>
          <table:table-cell office:value-type="float" office:value="57409" calcext:value-type="float">
            <text:p>57409</text:p>
          </table:table-cell>
          <table:table-cell office:value-type="float" office:value="4.125" calcext:value-type="float">
            <text:p>4,13</text:p>
          </table:table-cell>
          <table:table-cell office:value-type="float" office:value="598.010416666667" calcext:value-type="float">
            <text:p>598,01</text:p>
          </table:table-cell>
          <table:table-cell office:value-type="float" office:value="419" calcext:value-type="float">
            <text:p>419</text:p>
          </table:table-cell>
          <table:table-cell office:value-type="float" office:value="60895" calcext:value-type="float">
            <text:p>60895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634.322916666667" calcext:value-type="float">
            <text:p>634,3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98" calcext:value-type="float">
            <text:p>398</text:p>
          </table:table-cell>
          <table:table-cell office:value-type="float" office:value="57807" calcext:value-type="float">
            <text:p>57807</text:p>
          </table:table-cell>
          <table:table-cell office:value-type="float" office:value="4.14583333333333" calcext:value-type="float">
            <text:p>4,15</text:p>
          </table:table-cell>
          <table:table-cell office:value-type="float" office:value="602.15625" calcext:value-type="float">
            <text:p>602,16</text:p>
          </table:table-cell>
          <table:table-cell office:value-type="float" office:value="428" calcext:value-type="float">
            <text:p>428</text:p>
          </table:table-cell>
          <table:table-cell office:value-type="float" office:value="61323" calcext:value-type="float">
            <text:p>61323</text:p>
          </table:table-cell>
          <table:table-cell office:value-type="float" office:value="4.45833333333333" calcext:value-type="float">
            <text:p>4,46</text:p>
          </table:table-cell>
          <table:table-cell office:value-type="float" office:value="638.78125" calcext:value-type="float">
            <text:p>638,7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95" calcext:value-type="float">
            <text:p>395</text:p>
          </table:table-cell>
          <table:table-cell office:value-type="float" office:value="58202" calcext:value-type="float">
            <text:p>58202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606.270833333334" calcext:value-type="float">
            <text:p>606,27</text:p>
          </table:table-cell>
          <table:table-cell office:value-type="float" office:value="416" calcext:value-type="float">
            <text:p>416</text:p>
          </table:table-cell>
          <table:table-cell office:value-type="float" office:value="61739" calcext:value-type="float">
            <text:p>61739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643.114583333334" calcext:value-type="float">
            <text:p>643,1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93" calcext:value-type="float">
            <text:p>393</text:p>
          </table:table-cell>
          <table:table-cell office:value-type="float" office:value="58595" calcext:value-type="float">
            <text:p>58595</text:p>
          </table:table-cell>
          <table:table-cell office:value-type="float" office:value="4.09375" calcext:value-type="float">
            <text:p>4,09</text:p>
          </table:table-cell>
          <table:table-cell office:value-type="float" office:value="610.364583333334" calcext:value-type="float">
            <text:p>610,36</text:p>
          </table:table-cell>
          <table:table-cell office:value-type="float" office:value="416" calcext:value-type="float">
            <text:p>416</text:p>
          </table:table-cell>
          <table:table-cell office:value-type="float" office:value="62155" calcext:value-type="float">
            <text:p>62155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647.447916666667" calcext:value-type="float">
            <text:p>647,4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00" calcext:value-type="float">
            <text:p>400</text:p>
          </table:table-cell>
          <table:table-cell office:value-type="float" office:value="58995" calcext:value-type="float">
            <text:p>58995</text:p>
          </table:table-cell>
          <table:table-cell office:value-type="float" office:value="4.16666666666667" calcext:value-type="float">
            <text:p>4,17</text:p>
          </table:table-cell>
          <table:table-cell office:value-type="float" office:value="614.53125" calcext:value-type="float">
            <text:p>614,53</text:p>
          </table:table-cell>
          <table:table-cell office:value-type="float" office:value="416" calcext:value-type="float">
            <text:p>416</text:p>
          </table:table-cell>
          <table:table-cell office:value-type="float" office:value="62571" calcext:value-type="float">
            <text:p>62571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651.78125" calcext:value-type="float">
            <text:p>651,7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96" calcext:value-type="float">
            <text:p>396</text:p>
          </table:table-cell>
          <table:table-cell office:value-type="float" office:value="59391" calcext:value-type="float">
            <text:p>59391</text:p>
          </table:table-cell>
          <table:table-cell office:value-type="float" office:value="4.125" calcext:value-type="float">
            <text:p>4,13</text:p>
          </table:table-cell>
          <table:table-cell office:value-type="float" office:value="618.65625" calcext:value-type="float">
            <text:p>618,66</text:p>
          </table:table-cell>
          <table:table-cell office:value-type="float" office:value="420" calcext:value-type="float">
            <text:p>420</text:p>
          </table:table-cell>
          <table:table-cell office:value-type="float" office:value="62991" calcext:value-type="float">
            <text:p>62991</text:p>
          </table:table-cell>
          <table:table-cell office:value-type="float" office:value="4.375" calcext:value-type="float">
            <text:p>4,38</text:p>
          </table:table-cell>
          <table:table-cell office:value-type="float" office:value="656.15625" calcext:value-type="float">
            <text:p>656,1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92" calcext:value-type="float">
            <text:p>392</text:p>
          </table:table-cell>
          <table:table-cell office:value-type="float" office:value="59783" calcext:value-type="float">
            <text:p>59783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622.739583333334" calcext:value-type="float">
            <text:p>622,74</text:p>
          </table:table-cell>
          <table:table-cell office:value-type="float" office:value="414" calcext:value-type="float">
            <text:p>414</text:p>
          </table:table-cell>
          <table:table-cell office:value-type="float" office:value="63405" calcext:value-type="float">
            <text:p>63405</text:p>
          </table:table-cell>
          <table:table-cell office:value-type="float" office:value="4.3125" calcext:value-type="float">
            <text:p>4,31</text:p>
          </table:table-cell>
          <table:table-cell office:value-type="float" office:value="660.46875" calcext:value-type="float">
            <text:p>660,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98" calcext:value-type="float">
            <text:p>398</text:p>
          </table:table-cell>
          <table:table-cell office:value-type="float" office:value="60181" calcext:value-type="float">
            <text:p>60181</text:p>
          </table:table-cell>
          <table:table-cell office:value-type="float" office:value="4.14583333333333" calcext:value-type="float">
            <text:p>4,15</text:p>
          </table:table-cell>
          <table:table-cell office:value-type="float" office:value="626.885416666667" calcext:value-type="float">
            <text:p>626,89</text:p>
          </table:table-cell>
          <table:table-cell office:value-type="float" office:value="420" calcext:value-type="float">
            <text:p>420</text:p>
          </table:table-cell>
          <table:table-cell office:value-type="float" office:value="63825" calcext:value-type="float">
            <text:p>63825</text:p>
          </table:table-cell>
          <table:table-cell office:value-type="float" office:value="4.375" calcext:value-type="float">
            <text:p>4,38</text:p>
          </table:table-cell>
          <table:table-cell office:value-type="float" office:value="664.84375" calcext:value-type="float">
            <text:p>664,8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96" calcext:value-type="float">
            <text:p>396</text:p>
          </table:table-cell>
          <table:table-cell office:value-type="float" office:value="60577" calcext:value-type="float">
            <text:p>60577</text:p>
          </table:table-cell>
          <table:table-cell office:value-type="float" office:value="4.125" calcext:value-type="float">
            <text:p>4,13</text:p>
          </table:table-cell>
          <table:table-cell office:value-type="float" office:value="631.010416666667" calcext:value-type="float">
            <text:p>631,01</text:p>
          </table:table-cell>
          <table:table-cell office:value-type="float" office:value="419" calcext:value-type="float">
            <text:p>419</text:p>
          </table:table-cell>
          <table:table-cell office:value-type="float" office:value="64244" calcext:value-type="float">
            <text:p>64244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669.208333333334" calcext:value-type="float">
            <text:p>669,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93" calcext:value-type="float">
            <text:p>393</text:p>
          </table:table-cell>
          <table:table-cell office:value-type="float" office:value="60970" calcext:value-type="float">
            <text:p>60970</text:p>
          </table:table-cell>
          <table:table-cell office:value-type="float" office:value="4.09375" calcext:value-type="float">
            <text:p>4,09</text:p>
          </table:table-cell>
          <table:table-cell office:value-type="float" office:value="635.104166666667" calcext:value-type="float">
            <text:p>635,10</text:p>
          </table:table-cell>
          <table:table-cell office:value-type="float" office:value="413" calcext:value-type="float">
            <text:p>413</text:p>
          </table:table-cell>
          <table:table-cell office:value-type="float" office:value="64657" calcext:value-type="float">
            <text:p>64657</text:p>
          </table:table-cell>
          <table:table-cell office:value-type="float" office:value="4.30208333333333" calcext:value-type="float">
            <text:p>4,30</text:p>
          </table:table-cell>
          <table:table-cell office:value-type="float" office:value="673.510416666667" calcext:value-type="float">
            <text:p>673,5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96" calcext:value-type="float">
            <text:p>396</text:p>
          </table:table-cell>
          <table:table-cell office:value-type="float" office:value="61366" calcext:value-type="float">
            <text:p>61366</text:p>
          </table:table-cell>
          <table:table-cell office:value-type="float" office:value="4.125" calcext:value-type="float">
            <text:p>4,13</text:p>
          </table:table-cell>
          <table:table-cell office:value-type="float" office:value="639.229166666667" calcext:value-type="float">
            <text:p>639,23</text:p>
          </table:table-cell>
          <table:table-cell office:value-type="float" office:value="417" calcext:value-type="float">
            <text:p>417</text:p>
          </table:table-cell>
          <table:table-cell office:value-type="float" office:value="65074" calcext:value-type="float">
            <text:p>65074</text:p>
          </table:table-cell>
          <table:table-cell office:value-type="float" office:value="4.34375" calcext:value-type="float">
            <text:p>4,34</text:p>
          </table:table-cell>
          <table:table-cell office:value-type="float" office:value="677.854166666667" calcext:value-type="float">
            <text:p>677,8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93" calcext:value-type="float">
            <text:p>393</text:p>
          </table:table-cell>
          <table:table-cell office:value-type="float" office:value="61759" calcext:value-type="float">
            <text:p>61759</text:p>
          </table:table-cell>
          <table:table-cell office:value-type="float" office:value="4.09375" calcext:value-type="float">
            <text:p>4,09</text:p>
          </table:table-cell>
          <table:table-cell office:value-type="float" office:value="643.322916666667" calcext:value-type="float">
            <text:p>643,32</text:p>
          </table:table-cell>
          <table:table-cell office:value-type="float" office:value="416" calcext:value-type="float">
            <text:p>416</text:p>
          </table:table-cell>
          <table:table-cell office:value-type="float" office:value="65490" calcext:value-type="float">
            <text:p>65490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682.1875" calcext:value-type="float">
            <text:p>682,1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93" calcext:value-type="float">
            <text:p>393</text:p>
          </table:table-cell>
          <table:table-cell office:value-type="float" office:value="62152" calcext:value-type="float">
            <text:p>62152</text:p>
          </table:table-cell>
          <table:table-cell office:value-type="float" office:value="4.09375" calcext:value-type="float">
            <text:p>4,09</text:p>
          </table:table-cell>
          <table:table-cell office:value-type="float" office:value="647.416666666667" calcext:value-type="float">
            <text:p>647,42</text:p>
          </table:table-cell>
          <table:table-cell office:value-type="float" office:value="416" calcext:value-type="float">
            <text:p>416</text:p>
          </table:table-cell>
          <table:table-cell office:value-type="float" office:value="65906" calcext:value-type="float">
            <text:p>65906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686.520833333334" calcext:value-type="float">
            <text:p>686,5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93" calcext:value-type="float">
            <text:p>393</text:p>
          </table:table-cell>
          <table:table-cell office:value-type="float" office:value="62545" calcext:value-type="float">
            <text:p>62545</text:p>
          </table:table-cell>
          <table:table-cell office:value-type="float" office:value="4.09375" calcext:value-type="float">
            <text:p>4,09</text:p>
          </table:table-cell>
          <table:table-cell office:value-type="float" office:value="651.510416666667" calcext:value-type="float">
            <text:p>651,51</text:p>
          </table:table-cell>
          <table:table-cell office:value-type="float" office:value="415" calcext:value-type="float">
            <text:p>415</text:p>
          </table:table-cell>
          <table:table-cell office:value-type="float" office:value="66321" calcext:value-type="float">
            <text:p>66321</text:p>
          </table:table-cell>
          <table:table-cell office:value-type="float" office:value="4.32291666666667" calcext:value-type="float">
            <text:p>4,32</text:p>
          </table:table-cell>
          <table:table-cell office:value-type="float" office:value="690.84375" calcext:value-type="float">
            <text:p>690,8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90" calcext:value-type="float">
            <text:p>390</text:p>
          </table:table-cell>
          <table:table-cell office:value-type="float" office:value="62935" calcext:value-type="float">
            <text:p>62935</text:p>
          </table:table-cell>
          <table:table-cell office:value-type="float" office:value="4.0625" calcext:value-type="float">
            <text:p>4,06</text:p>
          </table:table-cell>
          <table:table-cell office:value-type="float" office:value="655.572916666667" calcext:value-type="float">
            <text:p>655,57</text:p>
          </table:table-cell>
          <table:table-cell office:value-type="float" office:value="415" calcext:value-type="float">
            <text:p>415</text:p>
          </table:table-cell>
          <table:table-cell office:value-type="float" office:value="66736" calcext:value-type="float">
            <text:p>66736</text:p>
          </table:table-cell>
          <table:table-cell office:value-type="float" office:value="4.32291666666667" calcext:value-type="float">
            <text:p>4,32</text:p>
          </table:table-cell>
          <table:table-cell office:value-type="float" office:value="695.166666666667" calcext:value-type="float">
            <text:p>695,1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89" calcext:value-type="float">
            <text:p>389</text:p>
          </table:table-cell>
          <table:table-cell office:value-type="float" office:value="63324" calcext:value-type="float">
            <text:p>63324</text:p>
          </table:table-cell>
          <table:table-cell office:value-type="float" office:value="4.05208333333333" calcext:value-type="float">
            <text:p>4,05</text:p>
          </table:table-cell>
          <table:table-cell office:value-type="float" office:value="659.625" calcext:value-type="float">
            <text:p>659,63</text:p>
          </table:table-cell>
          <table:table-cell office:value-type="float" office:value="416" calcext:value-type="float">
            <text:p>416</text:p>
          </table:table-cell>
          <table:table-cell office:value-type="float" office:value="67152" calcext:value-type="float">
            <text:p>67152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699.5" calcext:value-type="float">
            <text:p>699,5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91" calcext:value-type="float">
            <text:p>391</text:p>
          </table:table-cell>
          <table:table-cell office:value-type="float" office:value="63715" calcext:value-type="float">
            <text:p>63715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663.697916666667" calcext:value-type="float">
            <text:p>663,70</text:p>
          </table:table-cell>
          <table:table-cell office:value-type="float" office:value="417" calcext:value-type="float">
            <text:p>417</text:p>
          </table:table-cell>
          <table:table-cell office:value-type="float" office:value="67569" calcext:value-type="float">
            <text:p>67569</text:p>
          </table:table-cell>
          <table:table-cell office:value-type="float" office:value="4.34375" calcext:value-type="float">
            <text:p>4,34</text:p>
          </table:table-cell>
          <table:table-cell office:value-type="float" office:value="703.84375" calcext:value-type="float">
            <text:p>703,8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90" calcext:value-type="float">
            <text:p>390</text:p>
          </table:table-cell>
          <table:table-cell office:value-type="float" office:value="64105" calcext:value-type="float">
            <text:p>64105</text:p>
          </table:table-cell>
          <table:table-cell office:value-type="float" office:value="4.0625" calcext:value-type="float">
            <text:p>4,06</text:p>
          </table:table-cell>
          <table:table-cell office:value-type="float" office:value="667.760416666667" calcext:value-type="float">
            <text:p>667,76</text:p>
          </table:table-cell>
          <table:table-cell office:value-type="float" office:value="414" calcext:value-type="float">
            <text:p>414</text:p>
          </table:table-cell>
          <table:table-cell office:value-type="float" office:value="67983" calcext:value-type="float">
            <text:p>67983</text:p>
          </table:table-cell>
          <table:table-cell office:value-type="float" office:value="4.3125" calcext:value-type="float">
            <text:p>4,31</text:p>
          </table:table-cell>
          <table:table-cell office:value-type="float" office:value="708.15625" calcext:value-type="float">
            <text:p>708,1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95" calcext:value-type="float">
            <text:p>395</text:p>
          </table:table-cell>
          <table:table-cell office:value-type="float" office:value="64500" calcext:value-type="float">
            <text:p>64500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671.875" calcext:value-type="float">
            <text:p>671,88</text:p>
          </table:table-cell>
          <table:table-cell office:value-type="float" office:value="416" calcext:value-type="float">
            <text:p>416</text:p>
          </table:table-cell>
          <table:table-cell office:value-type="float" office:value="68399" calcext:value-type="float">
            <text:p>68399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712.489583333334" calcext:value-type="float">
            <text:p>712,4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94" calcext:value-type="float">
            <text:p>394</text:p>
          </table:table-cell>
          <table:table-cell office:value-type="float" office:value="64894" calcext:value-type="float">
            <text:p>64894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675.979166666667" calcext:value-type="float">
            <text:p>675,98</text:p>
          </table:table-cell>
          <table:table-cell office:value-type="float" office:value="417" calcext:value-type="float">
            <text:p>417</text:p>
          </table:table-cell>
          <table:table-cell office:value-type="float" office:value="68816" calcext:value-type="float">
            <text:p>68816</text:p>
          </table:table-cell>
          <table:table-cell office:value-type="float" office:value="4.34375" calcext:value-type="float">
            <text:p>4,34</text:p>
          </table:table-cell>
          <table:table-cell office:value-type="float" office:value="716.833333333334" calcext:value-type="float">
            <text:p>716,8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93" calcext:value-type="float">
            <text:p>393</text:p>
          </table:table-cell>
          <table:table-cell office:value-type="float" office:value="65287" calcext:value-type="float">
            <text:p>65287</text:p>
          </table:table-cell>
          <table:table-cell office:value-type="float" office:value="4.09375" calcext:value-type="float">
            <text:p>4,09</text:p>
          </table:table-cell>
          <table:table-cell office:value-type="float" office:value="680.072916666667" calcext:value-type="float">
            <text:p>680,07</text:p>
          </table:table-cell>
          <table:table-cell office:value-type="float" office:value="418" calcext:value-type="float">
            <text:p>418</text:p>
          </table:table-cell>
          <table:table-cell office:value-type="float" office:value="69234" calcext:value-type="float">
            <text:p>69234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721.1875" calcext:value-type="float">
            <text:p>721,1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94" calcext:value-type="float">
            <text:p>394</text:p>
          </table:table-cell>
          <table:table-cell office:value-type="float" office:value="65681" calcext:value-type="float">
            <text:p>65681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684.177083333334" calcext:value-type="float">
            <text:p>684,18</text:p>
          </table:table-cell>
          <table:table-cell office:value-type="float" office:value="416" calcext:value-type="float">
            <text:p>416</text:p>
          </table:table-cell>
          <table:table-cell office:value-type="float" office:value="69650" calcext:value-type="float">
            <text:p>69650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725.520833333334" calcext:value-type="float">
            <text:p>725,5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93" calcext:value-type="float">
            <text:p>393</text:p>
          </table:table-cell>
          <table:table-cell office:value-type="float" office:value="66074" calcext:value-type="float">
            <text:p>66074</text:p>
          </table:table-cell>
          <table:table-cell office:value-type="float" office:value="4.09375" calcext:value-type="float">
            <text:p>4,09</text:p>
          </table:table-cell>
          <table:table-cell office:value-type="float" office:value="688.270833333334" calcext:value-type="float">
            <text:p>688,27</text:p>
          </table:table-cell>
          <table:table-cell office:value-type="float" office:value="457" calcext:value-type="float">
            <text:p>457</text:p>
          </table:table-cell>
          <table:table-cell office:value-type="float" office:value="70107" calcext:value-type="float">
            <text:p>70107</text:p>
          </table:table-cell>
          <table:table-cell office:value-type="float" office:value="4.76041666666667" calcext:value-type="float">
            <text:p>4,76</text:p>
          </table:table-cell>
          <table:table-cell office:value-type="float" office:value="730.28125" calcext:value-type="float">
            <text:p>730,2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93" calcext:value-type="float">
            <text:p>393</text:p>
          </table:table-cell>
          <table:table-cell office:value-type="float" office:value="66467" calcext:value-type="float">
            <text:p>66467</text:p>
          </table:table-cell>
          <table:table-cell office:value-type="float" office:value="4.09375" calcext:value-type="float">
            <text:p>4,09</text:p>
          </table:table-cell>
          <table:table-cell office:value-type="float" office:value="692.364583333334" calcext:value-type="float">
            <text:p>692,36</text:p>
          </table:table-cell>
          <table:table-cell office:value-type="float" office:value="423" calcext:value-type="float">
            <text:p>423</text:p>
          </table:table-cell>
          <table:table-cell office:value-type="float" office:value="70530" calcext:value-type="float">
            <text:p>70530</text:p>
          </table:table-cell>
          <table:table-cell office:value-type="float" office:value="4.40625" calcext:value-type="float">
            <text:p>4,41</text:p>
          </table:table-cell>
          <table:table-cell office:value-type="float" office:value="734.6875" calcext:value-type="float">
            <text:p>734,6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94" calcext:value-type="float">
            <text:p>394</text:p>
          </table:table-cell>
          <table:table-cell office:value-type="float" office:value="66861" calcext:value-type="float">
            <text:p>66861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696.46875" calcext:value-type="float">
            <text:p>696,47</text:p>
          </table:table-cell>
          <table:table-cell office:value-type="float" office:value="417" calcext:value-type="float">
            <text:p>417</text:p>
          </table:table-cell>
          <table:table-cell office:value-type="float" office:value="70947" calcext:value-type="float">
            <text:p>70947</text:p>
          </table:table-cell>
          <table:table-cell office:value-type="float" office:value="4.34375" calcext:value-type="float">
            <text:p>4,34</text:p>
          </table:table-cell>
          <table:table-cell office:value-type="float" office:value="739.03125" calcext:value-type="float">
            <text:p>739,0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90" calcext:value-type="float">
            <text:p>390</text:p>
          </table:table-cell>
          <table:table-cell office:value-type="float" office:value="67251" calcext:value-type="float">
            <text:p>67251</text:p>
          </table:table-cell>
          <table:table-cell office:value-type="float" office:value="4.0625" calcext:value-type="float">
            <text:p>4,06</text:p>
          </table:table-cell>
          <table:table-cell office:value-type="float" office:value="700.53125" calcext:value-type="float">
            <text:p>700,53</text:p>
          </table:table-cell>
          <table:table-cell office:value-type="float" office:value="416" calcext:value-type="float">
            <text:p>416</text:p>
          </table:table-cell>
          <table:table-cell office:value-type="float" office:value="71363" calcext:value-type="float">
            <text:p>71363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743.364583333334" calcext:value-type="float">
            <text:p>743,3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95" calcext:value-type="float">
            <text:p>395</text:p>
          </table:table-cell>
          <table:table-cell office:value-type="float" office:value="67646" calcext:value-type="float">
            <text:p>67646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704.645833333333" calcext:value-type="float">
            <text:p>704,65</text:p>
          </table:table-cell>
          <table:table-cell office:value-type="float" office:value="416" calcext:value-type="float">
            <text:p>416</text:p>
          </table:table-cell>
          <table:table-cell office:value-type="float" office:value="71779" calcext:value-type="float">
            <text:p>71779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747.697916666667" calcext:value-type="float">
            <text:p>747,7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93" calcext:value-type="float">
            <text:p>393</text:p>
          </table:table-cell>
          <table:table-cell office:value-type="float" office:value="68039" calcext:value-type="float">
            <text:p>68039</text:p>
          </table:table-cell>
          <table:table-cell office:value-type="float" office:value="4.09375" calcext:value-type="float">
            <text:p>4,09</text:p>
          </table:table-cell>
          <table:table-cell office:value-type="float" office:value="708.739583333334" calcext:value-type="float">
            <text:p>708,74</text:p>
          </table:table-cell>
          <table:table-cell office:value-type="float" office:value="417" calcext:value-type="float">
            <text:p>417</text:p>
          </table:table-cell>
          <table:table-cell office:value-type="float" office:value="72196" calcext:value-type="float">
            <text:p>72196</text:p>
          </table:table-cell>
          <table:table-cell office:value-type="float" office:value="4.34375" calcext:value-type="float">
            <text:p>4,34</text:p>
          </table:table-cell>
          <table:table-cell office:value-type="float" office:value="752.041666666667" calcext:value-type="float">
            <text:p>752,0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95" calcext:value-type="float">
            <text:p>395</text:p>
          </table:table-cell>
          <table:table-cell office:value-type="float" office:value="68434" calcext:value-type="float">
            <text:p>68434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712.854166666667" calcext:value-type="float">
            <text:p>712,85</text:p>
          </table:table-cell>
          <table:table-cell office:value-type="float" office:value="415" calcext:value-type="float">
            <text:p>415</text:p>
          </table:table-cell>
          <table:table-cell office:value-type="float" office:value="72611" calcext:value-type="float">
            <text:p>72611</text:p>
          </table:table-cell>
          <table:table-cell office:value-type="float" office:value="4.32291666666667" calcext:value-type="float">
            <text:p>4,32</text:p>
          </table:table-cell>
          <table:table-cell office:value-type="float" office:value="756.364583333334" calcext:value-type="float">
            <text:p>756,3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95" calcext:value-type="float">
            <text:p>395</text:p>
          </table:table-cell>
          <table:table-cell office:value-type="float" office:value="68829" calcext:value-type="float">
            <text:p>68829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716.96875" calcext:value-type="float">
            <text:p>716,97</text:p>
          </table:table-cell>
          <table:table-cell office:value-type="float" office:value="423" calcext:value-type="float">
            <text:p>423</text:p>
          </table:table-cell>
          <table:table-cell office:value-type="float" office:value="73034" calcext:value-type="float">
            <text:p>73034</text:p>
          </table:table-cell>
          <table:table-cell office:value-type="float" office:value="4.40625" calcext:value-type="float">
            <text:p>4,41</text:p>
          </table:table-cell>
          <table:table-cell office:value-type="float" office:value="760.770833333334" calcext:value-type="float">
            <text:p>760,7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93" calcext:value-type="float">
            <text:p>393</text:p>
          </table:table-cell>
          <table:table-cell office:value-type="float" office:value="69222" calcext:value-type="float">
            <text:p>69222</text:p>
          </table:table-cell>
          <table:table-cell office:value-type="float" office:value="4.09375" calcext:value-type="float">
            <text:p>4,09</text:p>
          </table:table-cell>
          <table:table-cell office:value-type="float" office:value="721.0625" calcext:value-type="float">
            <text:p>721,06</text:p>
          </table:table-cell>
          <table:table-cell office:value-type="float" office:value="420" calcext:value-type="float">
            <text:p>420</text:p>
          </table:table-cell>
          <table:table-cell office:value-type="float" office:value="73454" calcext:value-type="float">
            <text:p>73454</text:p>
          </table:table-cell>
          <table:table-cell office:value-type="float" office:value="4.375" calcext:value-type="float">
            <text:p>4,38</text:p>
          </table:table-cell>
          <table:table-cell office:value-type="float" office:value="765.145833333334" calcext:value-type="float">
            <text:p>765,1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95" calcext:value-type="float">
            <text:p>395</text:p>
          </table:table-cell>
          <table:table-cell office:value-type="float" office:value="69617" calcext:value-type="float">
            <text:p>69617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725.177083333334" calcext:value-type="float">
            <text:p>725,18</text:p>
          </table:table-cell>
          <table:table-cell office:value-type="float" office:value="418" calcext:value-type="float">
            <text:p>418</text:p>
          </table:table-cell>
          <table:table-cell office:value-type="float" office:value="73872" calcext:value-type="float">
            <text:p>73872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769.5" calcext:value-type="float">
            <text:p>769,5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94" calcext:value-type="float">
            <text:p>394</text:p>
          </table:table-cell>
          <table:table-cell office:value-type="float" office:value="70011" calcext:value-type="float">
            <text:p>70011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729.28125" calcext:value-type="float">
            <text:p>729,28</text:p>
          </table:table-cell>
          <table:table-cell office:value-type="float" office:value="415" calcext:value-type="float">
            <text:p>415</text:p>
          </table:table-cell>
          <table:table-cell office:value-type="float" office:value="74287" calcext:value-type="float">
            <text:p>74287</text:p>
          </table:table-cell>
          <table:table-cell office:value-type="float" office:value="4.32291666666667" calcext:value-type="float">
            <text:p>4,32</text:p>
          </table:table-cell>
          <table:table-cell office:value-type="float" office:value="773.822916666667" calcext:value-type="float">
            <text:p>773,8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93" calcext:value-type="float">
            <text:p>393</text:p>
          </table:table-cell>
          <table:table-cell office:value-type="float" office:value="70404" calcext:value-type="float">
            <text:p>70404</text:p>
          </table:table-cell>
          <table:table-cell office:value-type="float" office:value="4.09375" calcext:value-type="float">
            <text:p>4,09</text:p>
          </table:table-cell>
          <table:table-cell office:value-type="float" office:value="733.375" calcext:value-type="float">
            <text:p>733,38</text:p>
          </table:table-cell>
          <table:table-cell office:value-type="float" office:value="414" calcext:value-type="float">
            <text:p>414</text:p>
          </table:table-cell>
          <table:table-cell office:value-type="float" office:value="74701" calcext:value-type="float">
            <text:p>74701</text:p>
          </table:table-cell>
          <table:table-cell office:value-type="float" office:value="4.3125" calcext:value-type="float">
            <text:p>4,31</text:p>
          </table:table-cell>
          <table:table-cell office:value-type="float" office:value="778.135416666667" calcext:value-type="float">
            <text:p>778,1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85" calcext:value-type="float">
            <text:p>385</text:p>
          </table:table-cell>
          <table:table-cell office:value-type="float" office:value="70789" calcext:value-type="float">
            <text:p>70789</text:p>
          </table:table-cell>
          <table:table-cell office:value-type="float" office:value="4.01041666666667" calcext:value-type="float">
            <text:p>4,01</text:p>
          </table:table-cell>
          <table:table-cell office:value-type="float" office:value="737.385416666667" calcext:value-type="float">
            <text:p>737,39</text:p>
          </table:table-cell>
          <table:table-cell office:value-type="float" office:value="410" calcext:value-type="float">
            <text:p>410</text:p>
          </table:table-cell>
          <table:table-cell office:value-type="float" office:value="75111" calcext:value-type="float">
            <text:p>75111</text:p>
          </table:table-cell>
          <table:table-cell office:value-type="float" office:value="4.27083333333333" calcext:value-type="float">
            <text:p>4,27</text:p>
          </table:table-cell>
          <table:table-cell office:value-type="float" office:value="782.40625" calcext:value-type="float">
            <text:p>782,4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93" calcext:value-type="float">
            <text:p>393</text:p>
          </table:table-cell>
          <table:table-cell office:value-type="float" office:value="71182" calcext:value-type="float">
            <text:p>71182</text:p>
          </table:table-cell>
          <table:table-cell office:value-type="float" office:value="4.09375" calcext:value-type="float">
            <text:p>4,09</text:p>
          </table:table-cell>
          <table:table-cell office:value-type="float" office:value="741.479166666667" calcext:value-type="float">
            <text:p>741,48</text:p>
          </table:table-cell>
          <table:table-cell office:value-type="float" office:value="417" calcext:value-type="float">
            <text:p>417</text:p>
          </table:table-cell>
          <table:table-cell office:value-type="float" office:value="75528" calcext:value-type="float">
            <text:p>75528</text:p>
          </table:table-cell>
          <table:table-cell office:value-type="float" office:value="4.34375" calcext:value-type="float">
            <text:p>4,34</text:p>
          </table:table-cell>
          <table:table-cell office:value-type="float" office:value="786.75" calcext:value-type="float">
            <text:p>786,7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94" calcext:value-type="float">
            <text:p>394</text:p>
          </table:table-cell>
          <table:table-cell office:value-type="float" office:value="71576" calcext:value-type="float">
            <text:p>71576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745.583333333333" calcext:value-type="float">
            <text:p>745,58</text:p>
          </table:table-cell>
          <table:table-cell office:value-type="float" office:value="415" calcext:value-type="float">
            <text:p>415</text:p>
          </table:table-cell>
          <table:table-cell office:value-type="float" office:value="75943" calcext:value-type="float">
            <text:p>75943</text:p>
          </table:table-cell>
          <table:table-cell office:value-type="float" office:value="4.32291666666667" calcext:value-type="float">
            <text:p>4,32</text:p>
          </table:table-cell>
          <table:table-cell office:value-type="float" office:value="791.072916666667" calcext:value-type="float">
            <text:p>791,0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22" calcext:value-type="float">
            <text:p>322</text:p>
          </table:table-cell>
          <table:table-cell office:value-type="float" office:value="71898" calcext:value-type="float">
            <text:p>71898</text:p>
          </table:table-cell>
          <table:table-cell office:value-type="float" office:value="3.35416666666667" calcext:value-type="float">
            <text:p>3,35</text:p>
          </table:table-cell>
          <table:table-cell office:value-type="float" office:value="748.9375" calcext:value-type="float">
            <text:p>748,94</text:p>
          </table:table-cell>
          <table:table-cell office:value-type="float" office:value="347" calcext:value-type="float">
            <text:p>347</text:p>
          </table:table-cell>
          <table:table-cell office:value-type="float" office:value="76290" calcext:value-type="float">
            <text:p>76290</text:p>
          </table:table-cell>
          <table:table-cell office:value-type="float" office:value="3.61458333333333" calcext:value-type="float">
            <text:p>3,61</text:p>
          </table:table-cell>
          <table:table-cell office:value-type="float" office:value="794.6875" calcext:value-type="float">
            <text:p>794,6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93" calcext:value-type="float">
            <text:p>393</text:p>
          </table:table-cell>
          <table:table-cell office:value-type="float" office:value="72291" calcext:value-type="float">
            <text:p>72291</text:p>
          </table:table-cell>
          <table:table-cell office:value-type="float" office:value="4.09375" calcext:value-type="float">
            <text:p>4,09</text:p>
          </table:table-cell>
          <table:table-cell office:value-type="float" office:value="753.03125" calcext:value-type="float">
            <text:p>753,03</text:p>
          </table:table-cell>
          <table:table-cell office:value-type="float" office:value="429" calcext:value-type="float">
            <text:p>429</text:p>
          </table:table-cell>
          <table:table-cell office:value-type="float" office:value="76719" calcext:value-type="float">
            <text:p>76719</text:p>
          </table:table-cell>
          <table:table-cell office:value-type="float" office:value="4.46875" calcext:value-type="float">
            <text:p>4,47</text:p>
          </table:table-cell>
          <table:table-cell office:value-type="float" office:value="799.15625" calcext:value-type="float">
            <text:p>799,1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81" calcext:value-type="float">
            <text:p>381</text:p>
          </table:table-cell>
          <table:table-cell office:value-type="float" office:value="72672" calcext:value-type="float">
            <text:p>72672</text:p>
          </table:table-cell>
          <table:table-cell office:value-type="float" office:value="3.96875" calcext:value-type="float">
            <text:p>3,97</text:p>
          </table:table-cell>
          <table:table-cell office:value-type="float" office:value="757" calcext:value-type="float">
            <text:p>757,00</text:p>
          </table:table-cell>
          <table:table-cell office:value-type="float" office:value="411" calcext:value-type="float">
            <text:p>411</text:p>
          </table:table-cell>
          <table:table-cell office:value-type="float" office:value="77130" calcext:value-type="float">
            <text:p>77130</text:p>
          </table:table-cell>
          <table:table-cell office:value-type="float" office:value="4.28125" calcext:value-type="float">
            <text:p>4,28</text:p>
          </table:table-cell>
          <table:table-cell office:value-type="float" office:value="803.4375" calcext:value-type="float">
            <text:p>803,4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25" calcext:value-type="float">
            <text:p>325</text:p>
          </table:table-cell>
          <table:table-cell office:value-type="float" office:value="72997" calcext:value-type="float">
            <text:p>72997</text:p>
          </table:table-cell>
          <table:table-cell office:value-type="float" office:value="3.38541666666667" calcext:value-type="float">
            <text:p>3,39</text:p>
          </table:table-cell>
          <table:table-cell office:value-type="float" office:value="760.385416666667" calcext:value-type="float">
            <text:p>760,39</text:p>
          </table:table-cell>
          <table:table-cell office:value-type="float" office:value="349" calcext:value-type="float">
            <text:p>349</text:p>
          </table:table-cell>
          <table:table-cell office:value-type="float" office:value="77479" calcext:value-type="float">
            <text:p>77479</text:p>
          </table:table-cell>
          <table:table-cell office:value-type="float" office:value="3.63541666666667" calcext:value-type="float">
            <text:p>3,64</text:p>
          </table:table-cell>
          <table:table-cell office:value-type="float" office:value="807.072916666667" calcext:value-type="float">
            <text:p>807,0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62" calcext:value-type="float">
            <text:p>362</text:p>
          </table:table-cell>
          <table:table-cell office:value-type="float" office:value="73359" calcext:value-type="float">
            <text:p>73359</text:p>
          </table:table-cell>
          <table:table-cell office:value-type="float" office:value="3.77083333333333" calcext:value-type="float">
            <text:p>3,77</text:p>
          </table:table-cell>
          <table:table-cell office:value-type="float" office:value="764.15625" calcext:value-type="float">
            <text:p>764,16</text:p>
          </table:table-cell>
          <table:table-cell office:value-type="float" office:value="386" calcext:value-type="float">
            <text:p>386</text:p>
          </table:table-cell>
          <table:table-cell office:value-type="float" office:value="77865" calcext:value-type="float">
            <text:p>77865</text:p>
          </table:table-cell>
          <table:table-cell office:value-type="float" office:value="4.02083333333333" calcext:value-type="float">
            <text:p>4,02</text:p>
          </table:table-cell>
          <table:table-cell office:value-type="float" office:value="811.09375" calcext:value-type="float">
            <text:p>811,0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95" calcext:value-type="float">
            <text:p>395</text:p>
          </table:table-cell>
          <table:table-cell office:value-type="float" office:value="73754" calcext:value-type="float">
            <text:p>73754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768.270833333334" calcext:value-type="float">
            <text:p>768,27</text:p>
          </table:table-cell>
          <table:table-cell office:value-type="float" office:value="418" calcext:value-type="float">
            <text:p>418</text:p>
          </table:table-cell>
          <table:table-cell office:value-type="float" office:value="78283" calcext:value-type="float">
            <text:p>78283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815.447916666667" calcext:value-type="float">
            <text:p>815,4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3" calcext:value-type="float">
            <text:p>393</text:p>
          </table:table-cell>
          <table:table-cell office:value-type="float" office:value="74147" calcext:value-type="float">
            <text:p>74147</text:p>
          </table:table-cell>
          <table:table-cell office:value-type="float" office:value="4.09375" calcext:value-type="float">
            <text:p>4,09</text:p>
          </table:table-cell>
          <table:table-cell office:value-type="float" office:value="772.364583333334" calcext:value-type="float">
            <text:p>772,36</text:p>
          </table:table-cell>
          <table:table-cell office:value-type="float" office:value="419" calcext:value-type="float">
            <text:p>419</text:p>
          </table:table-cell>
          <table:table-cell office:value-type="float" office:value="78702" calcext:value-type="float">
            <text:p>78702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819.8125" calcext:value-type="float">
            <text:p>819,8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94" calcext:value-type="float">
            <text:p>394</text:p>
          </table:table-cell>
          <table:table-cell office:value-type="float" office:value="74541" calcext:value-type="float">
            <text:p>74541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776.46875" calcext:value-type="float">
            <text:p>776,47</text:p>
          </table:table-cell>
          <table:table-cell office:value-type="float" office:value="417" calcext:value-type="float">
            <text:p>417</text:p>
          </table:table-cell>
          <table:table-cell office:value-type="float" office:value="79119" calcext:value-type="float">
            <text:p>79119</text:p>
          </table:table-cell>
          <table:table-cell office:value-type="float" office:value="4.34375" calcext:value-type="float">
            <text:p>4,34</text:p>
          </table:table-cell>
          <table:table-cell office:value-type="float" office:value="824.15625" calcext:value-type="float">
            <text:p>824,1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92" calcext:value-type="float">
            <text:p>392</text:p>
          </table:table-cell>
          <table:table-cell office:value-type="float" office:value="74933" calcext:value-type="float">
            <text:p>74933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780.552083333334" calcext:value-type="float">
            <text:p>780,55</text:p>
          </table:table-cell>
          <table:table-cell office:value-type="float" office:value="417" calcext:value-type="float">
            <text:p>417</text:p>
          </table:table-cell>
          <table:table-cell office:value-type="float" office:value="79536" calcext:value-type="float">
            <text:p>79536</text:p>
          </table:table-cell>
          <table:table-cell office:value-type="float" office:value="4.34375" calcext:value-type="float">
            <text:p>4,34</text:p>
          </table:table-cell>
          <table:table-cell office:value-type="float" office:value="828.5" calcext:value-type="float">
            <text:p>828,5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87" calcext:value-type="float">
            <text:p>387</text:p>
          </table:table-cell>
          <table:table-cell office:value-type="float" office:value="75320" calcext:value-type="float">
            <text:p>75320</text:p>
          </table:table-cell>
          <table:table-cell office:value-type="float" office:value="4.03125" calcext:value-type="float">
            <text:p>4,03</text:p>
          </table:table-cell>
          <table:table-cell office:value-type="float" office:value="784.583333333334" calcext:value-type="float">
            <text:p>784,58</text:p>
          </table:table-cell>
          <table:table-cell office:value-type="float" office:value="418" calcext:value-type="float">
            <text:p>418</text:p>
          </table:table-cell>
          <table:table-cell office:value-type="float" office:value="79954" calcext:value-type="float">
            <text:p>79954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832.854166666667" calcext:value-type="float">
            <text:p>832,8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93" calcext:value-type="float">
            <text:p>393</text:p>
          </table:table-cell>
          <table:table-cell office:value-type="float" office:value="75713" calcext:value-type="float">
            <text:p>75713</text:p>
          </table:table-cell>
          <table:table-cell office:value-type="float" office:value="4.09375" calcext:value-type="float">
            <text:p>4,09</text:p>
          </table:table-cell>
          <table:table-cell office:value-type="float" office:value="788.677083333334" calcext:value-type="float">
            <text:p>788,68</text:p>
          </table:table-cell>
          <table:table-cell office:value-type="float" office:value="416" calcext:value-type="float">
            <text:p>416</text:p>
          </table:table-cell>
          <table:table-cell office:value-type="float" office:value="80370" calcext:value-type="float">
            <text:p>80370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837.1875" calcext:value-type="float">
            <text:p>837,1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95" calcext:value-type="float">
            <text:p>395</text:p>
          </table:table-cell>
          <table:table-cell office:value-type="float" office:value="76108" calcext:value-type="float">
            <text:p>76108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792.791666666667" calcext:value-type="float">
            <text:p>792,79</text:p>
          </table:table-cell>
          <table:table-cell office:value-type="float" office:value="417" calcext:value-type="float">
            <text:p>417</text:p>
          </table:table-cell>
          <table:table-cell office:value-type="float" office:value="80787" calcext:value-type="float">
            <text:p>80787</text:p>
          </table:table-cell>
          <table:table-cell office:value-type="float" office:value="4.34375" calcext:value-type="float">
            <text:p>4,34</text:p>
          </table:table-cell>
          <table:table-cell office:value-type="float" office:value="841.53125" calcext:value-type="float">
            <text:p>841,5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92" calcext:value-type="float">
            <text:p>392</text:p>
          </table:table-cell>
          <table:table-cell office:value-type="float" office:value="76500" calcext:value-type="float">
            <text:p>76500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796.875" calcext:value-type="float">
            <text:p>796,88</text:p>
          </table:table-cell>
          <table:table-cell office:value-type="float" office:value="418" calcext:value-type="float">
            <text:p>418</text:p>
          </table:table-cell>
          <table:table-cell office:value-type="float" office:value="81205" calcext:value-type="float">
            <text:p>81205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845.885416666667" calcext:value-type="float">
            <text:p>845,8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95" calcext:value-type="float">
            <text:p>395</text:p>
          </table:table-cell>
          <table:table-cell office:value-type="float" office:value="76895" calcext:value-type="float">
            <text:p>76895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800.989583333334" calcext:value-type="float">
            <text:p>800,99</text:p>
          </table:table-cell>
          <table:table-cell office:value-type="float" office:value="415" calcext:value-type="float">
            <text:p>415</text:p>
          </table:table-cell>
          <table:table-cell office:value-type="float" office:value="81620" calcext:value-type="float">
            <text:p>81620</text:p>
          </table:table-cell>
          <table:table-cell office:value-type="float" office:value="4.32291666666667" calcext:value-type="float">
            <text:p>4,32</text:p>
          </table:table-cell>
          <table:table-cell office:value-type="float" office:value="850.208333333334" calcext:value-type="float">
            <text:p>850,2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96" calcext:value-type="float">
            <text:p>396</text:p>
          </table:table-cell>
          <table:table-cell office:value-type="float" office:value="77291" calcext:value-type="float">
            <text:p>77291</text:p>
          </table:table-cell>
          <table:table-cell office:value-type="float" office:value="4.125" calcext:value-type="float">
            <text:p>4,13</text:p>
          </table:table-cell>
          <table:table-cell office:value-type="float" office:value="805.114583333334" calcext:value-type="float">
            <text:p>805,11</text:p>
          </table:table-cell>
          <table:table-cell office:value-type="float" office:value="417" calcext:value-type="float">
            <text:p>417</text:p>
          </table:table-cell>
          <table:table-cell office:value-type="float" office:value="82037" calcext:value-type="float">
            <text:p>82037</text:p>
          </table:table-cell>
          <table:table-cell office:value-type="float" office:value="4.34375" calcext:value-type="float">
            <text:p>4,34</text:p>
          </table:table-cell>
          <table:table-cell office:value-type="float" office:value="854.552083333334" calcext:value-type="float">
            <text:p>854,5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95" calcext:value-type="float">
            <text:p>395</text:p>
          </table:table-cell>
          <table:table-cell office:value-type="float" office:value="77686" calcext:value-type="float">
            <text:p>77686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809.229166666667" calcext:value-type="float">
            <text:p>809,23</text:p>
          </table:table-cell>
          <table:table-cell office:value-type="float" office:value="416" calcext:value-type="float">
            <text:p>416</text:p>
          </table:table-cell>
          <table:table-cell office:value-type="float" office:value="82453" calcext:value-type="float">
            <text:p>82453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858.885416666667" calcext:value-type="float">
            <text:p>858,8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93" calcext:value-type="float">
            <text:p>393</text:p>
          </table:table-cell>
          <table:table-cell office:value-type="float" office:value="78079" calcext:value-type="float">
            <text:p>78079</text:p>
          </table:table-cell>
          <table:table-cell office:value-type="float" office:value="4.09375" calcext:value-type="float">
            <text:p>4,09</text:p>
          </table:table-cell>
          <table:table-cell office:value-type="float" office:value="813.322916666667" calcext:value-type="float">
            <text:p>813,32</text:p>
          </table:table-cell>
          <table:table-cell office:value-type="float" office:value="418" calcext:value-type="float">
            <text:p>418</text:p>
          </table:table-cell>
          <table:table-cell office:value-type="float" office:value="82871" calcext:value-type="float">
            <text:p>82871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863.239583333334" calcext:value-type="float">
            <text:p>863,2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93" calcext:value-type="float">
            <text:p>393</text:p>
          </table:table-cell>
          <table:table-cell office:value-type="float" office:value="78472" calcext:value-type="float">
            <text:p>78472</text:p>
          </table:table-cell>
          <table:table-cell office:value-type="float" office:value="4.09375" calcext:value-type="float">
            <text:p>4,09</text:p>
          </table:table-cell>
          <table:table-cell office:value-type="float" office:value="817.416666666667" calcext:value-type="float">
            <text:p>817,42</text:p>
          </table:table-cell>
          <table:table-cell office:value-type="float" office:value="416" calcext:value-type="float">
            <text:p>416</text:p>
          </table:table-cell>
          <table:table-cell office:value-type="float" office:value="83287" calcext:value-type="float">
            <text:p>83287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867.572916666667" calcext:value-type="float">
            <text:p>867,5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92" calcext:value-type="float">
            <text:p>392</text:p>
          </table:table-cell>
          <table:table-cell office:value-type="float" office:value="78864" calcext:value-type="float">
            <text:p>78864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821.5" calcext:value-type="float">
            <text:p>821,50</text:p>
          </table:table-cell>
          <table:table-cell office:value-type="float" office:value="418" calcext:value-type="float">
            <text:p>418</text:p>
          </table:table-cell>
          <table:table-cell office:value-type="float" office:value="83705" calcext:value-type="float">
            <text:p>83705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871.927083333334" calcext:value-type="float">
            <text:p>871,9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97" calcext:value-type="float">
            <text:p>397</text:p>
          </table:table-cell>
          <table:table-cell office:value-type="float" office:value="79261" calcext:value-type="float">
            <text:p>79261</text:p>
          </table:table-cell>
          <table:table-cell office:value-type="float" office:value="4.13541666666667" calcext:value-type="float">
            <text:p>4,14</text:p>
          </table:table-cell>
          <table:table-cell office:value-type="float" office:value="825.635416666667" calcext:value-type="float">
            <text:p>825,64</text:p>
          </table:table-cell>
          <table:table-cell office:value-type="float" office:value="433" calcext:value-type="float">
            <text:p>433</text:p>
          </table:table-cell>
          <table:table-cell office:value-type="float" office:value="84138" calcext:value-type="float">
            <text:p>84138</text:p>
          </table:table-cell>
          <table:table-cell office:value-type="float" office:value="4.51041666666667" calcext:value-type="float">
            <text:p>4,51</text:p>
          </table:table-cell>
          <table:table-cell office:value-type="float" office:value="876.4375" calcext:value-type="float">
            <text:p>876,4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97" calcext:value-type="float">
            <text:p>397</text:p>
          </table:table-cell>
          <table:table-cell office:value-type="float" office:value="79658" calcext:value-type="float">
            <text:p>79658</text:p>
          </table:table-cell>
          <table:table-cell office:value-type="float" office:value="4.13541666666667" calcext:value-type="float">
            <text:p>4,14</text:p>
          </table:table-cell>
          <table:table-cell office:value-type="float" office:value="829.770833333334" calcext:value-type="float">
            <text:p>829,77</text:p>
          </table:table-cell>
          <table:table-cell office:value-type="float" office:value="422" calcext:value-type="float">
            <text:p>422</text:p>
          </table:table-cell>
          <table:table-cell office:value-type="float" office:value="84560" calcext:value-type="float">
            <text:p>84560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880.833333333334" calcext:value-type="float">
            <text:p>880,8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36" calcext:value-type="float">
            <text:p>336</text:p>
          </table:table-cell>
          <table:table-cell office:value-type="float" office:value="79994" calcext:value-type="float">
            <text:p>79994</text:p>
          </table:table-cell>
          <table:table-cell office:value-type="float" office:value="3.5" calcext:value-type="float">
            <text:p>3,50</text:p>
          </table:table-cell>
          <table:table-cell office:value-type="float" office:value="833.270833333334" calcext:value-type="float">
            <text:p>833,27</text:p>
          </table:table-cell>
          <table:table-cell office:value-type="float" office:value="360" calcext:value-type="float">
            <text:p>360</text:p>
          </table:table-cell>
          <table:table-cell office:value-type="float" office:value="84920" calcext:value-type="float">
            <text:p>84920</text:p>
          </table:table-cell>
          <table:table-cell office:value-type="float" office:value="3.75" calcext:value-type="float">
            <text:p>3,75</text:p>
          </table:table-cell>
          <table:table-cell office:value-type="float" office:value="884.583333333334" calcext:value-type="float">
            <text:p>884,5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46" calcext:value-type="float">
            <text:p>446</text:p>
          </table:table-cell>
          <table:table-cell office:value-type="float" office:value="80440" calcext:value-type="float">
            <text:p>80440</text:p>
          </table:table-cell>
          <table:table-cell office:value-type="float" office:value="4.64583333333333" calcext:value-type="float">
            <text:p>4,65</text:p>
          </table:table-cell>
          <table:table-cell office:value-type="float" office:value="837.916666666667" calcext:value-type="float">
            <text:p>837,92</text:p>
          </table:table-cell>
          <table:table-cell office:value-type="float" office:value="417" calcext:value-type="float">
            <text:p>417</text:p>
          </table:table-cell>
          <table:table-cell office:value-type="float" office:value="85337" calcext:value-type="float">
            <text:p>85337</text:p>
          </table:table-cell>
          <table:table-cell office:value-type="float" office:value="4.34375" calcext:value-type="float">
            <text:p>4,34</text:p>
          </table:table-cell>
          <table:table-cell office:value-type="float" office:value="888.927083333334" calcext:value-type="float">
            <text:p>888,9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93" calcext:value-type="float">
            <text:p>393</text:p>
          </table:table-cell>
          <table:table-cell office:value-type="float" office:value="80833" calcext:value-type="float">
            <text:p>80833</text:p>
          </table:table-cell>
          <table:table-cell office:value-type="float" office:value="4.09375" calcext:value-type="float">
            <text:p>4,09</text:p>
          </table:table-cell>
          <table:table-cell office:value-type="float" office:value="842.010416666667" calcext:value-type="float">
            <text:p>842,01</text:p>
          </table:table-cell>
          <table:table-cell office:value-type="float" office:value="415" calcext:value-type="float">
            <text:p>415</text:p>
          </table:table-cell>
          <table:table-cell office:value-type="float" office:value="85752" calcext:value-type="float">
            <text:p>85752</text:p>
          </table:table-cell>
          <table:table-cell office:value-type="float" office:value="4.32291666666667" calcext:value-type="float">
            <text:p>4,32</text:p>
          </table:table-cell>
          <table:table-cell office:value-type="float" office:value="893.25" calcext:value-type="float">
            <text:p>893,2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96" calcext:value-type="float">
            <text:p>396</text:p>
          </table:table-cell>
          <table:table-cell office:value-type="float" office:value="81229" calcext:value-type="float">
            <text:p>81229</text:p>
          </table:table-cell>
          <table:table-cell office:value-type="float" office:value="4.125" calcext:value-type="float">
            <text:p>4,13</text:p>
          </table:table-cell>
          <table:table-cell office:value-type="float" office:value="846.135416666667" calcext:value-type="float">
            <text:p>846,14</text:p>
          </table:table-cell>
          <table:table-cell office:value-type="float" office:value="416" calcext:value-type="float">
            <text:p>416</text:p>
          </table:table-cell>
          <table:table-cell office:value-type="float" office:value="86168" calcext:value-type="float">
            <text:p>86168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897.583333333334" calcext:value-type="float">
            <text:p>897,5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92" calcext:value-type="float">
            <text:p>392</text:p>
          </table:table-cell>
          <table:table-cell office:value-type="float" office:value="81621" calcext:value-type="float">
            <text:p>81621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850.21875" calcext:value-type="float">
            <text:p>850,22</text:p>
          </table:table-cell>
          <table:table-cell office:value-type="float" office:value="416" calcext:value-type="float">
            <text:p>416</text:p>
          </table:table-cell>
          <table:table-cell office:value-type="float" office:value="86584" calcext:value-type="float">
            <text:p>86584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901.916666666667" calcext:value-type="float">
            <text:p>901,9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94" calcext:value-type="float">
            <text:p>394</text:p>
          </table:table-cell>
          <table:table-cell office:value-type="float" office:value="82015" calcext:value-type="float">
            <text:p>82015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854.322916666667" calcext:value-type="float">
            <text:p>854,32</text:p>
          </table:table-cell>
          <table:table-cell office:value-type="float" office:value="416" calcext:value-type="float">
            <text:p>416</text:p>
          </table:table-cell>
          <table:table-cell office:value-type="float" office:value="87000" calcext:value-type="float">
            <text:p>87000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906.25" calcext:value-type="float">
            <text:p>906,2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83" calcext:value-type="float">
            <text:p>383</text:p>
          </table:table-cell>
          <table:table-cell office:value-type="float" office:value="82398" calcext:value-type="float">
            <text:p>82398</text:p>
          </table:table-cell>
          <table:table-cell office:value-type="float" office:value="3.98958333333333" calcext:value-type="float">
            <text:p>3,99</text:p>
          </table:table-cell>
          <table:table-cell office:value-type="float" office:value="858.3125" calcext:value-type="float">
            <text:p>858,31</text:p>
          </table:table-cell>
          <table:table-cell office:value-type="float" office:value="411" calcext:value-type="float">
            <text:p>411</text:p>
          </table:table-cell>
          <table:table-cell office:value-type="float" office:value="87411" calcext:value-type="float">
            <text:p>87411</text:p>
          </table:table-cell>
          <table:table-cell office:value-type="float" office:value="4.28125" calcext:value-type="float">
            <text:p>4,28</text:p>
          </table:table-cell>
          <table:table-cell office:value-type="float" office:value="910.53125" calcext:value-type="float">
            <text:p>910,5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94" calcext:value-type="float">
            <text:p>394</text:p>
          </table:table-cell>
          <table:table-cell office:value-type="float" office:value="82792" calcext:value-type="float">
            <text:p>82792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862.416666666667" calcext:value-type="float">
            <text:p>862,42</text:p>
          </table:table-cell>
          <table:table-cell office:value-type="float" office:value="416" calcext:value-type="float">
            <text:p>416</text:p>
          </table:table-cell>
          <table:table-cell office:value-type="float" office:value="87827" calcext:value-type="float">
            <text:p>87827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914.864583333334" calcext:value-type="float">
            <text:p>914,8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88" calcext:value-type="float">
            <text:p>388</text:p>
          </table:table-cell>
          <table:table-cell office:value-type="float" office:value="83180" calcext:value-type="float">
            <text:p>83180</text:p>
          </table:table-cell>
          <table:table-cell office:value-type="float" office:value="4.04166666666667" calcext:value-type="float">
            <text:p>4,04</text:p>
          </table:table-cell>
          <table:table-cell office:value-type="float" office:value="866.458333333334" calcext:value-type="float">
            <text:p>866,46</text:p>
          </table:table-cell>
          <table:table-cell office:value-type="float" office:value="416" calcext:value-type="float">
            <text:p>416</text:p>
          </table:table-cell>
          <table:table-cell office:value-type="float" office:value="88243" calcext:value-type="float">
            <text:p>88243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919.197916666667" calcext:value-type="float">
            <text:p>919,2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93" calcext:value-type="float">
            <text:p>393</text:p>
          </table:table-cell>
          <table:table-cell office:value-type="float" office:value="83573" calcext:value-type="float">
            <text:p>83573</text:p>
          </table:table-cell>
          <table:table-cell office:value-type="float" office:value="4.09375" calcext:value-type="float">
            <text:p>4,09</text:p>
          </table:table-cell>
          <table:table-cell office:value-type="float" office:value="870.552083333334" calcext:value-type="float">
            <text:p>870,55</text:p>
          </table:table-cell>
          <table:table-cell office:value-type="float" office:value="416" calcext:value-type="float">
            <text:p>416</text:p>
          </table:table-cell>
          <table:table-cell office:value-type="float" office:value="88659" calcext:value-type="float">
            <text:p>88659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923.53125" calcext:value-type="float">
            <text:p>923,5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92" calcext:value-type="float">
            <text:p>392</text:p>
          </table:table-cell>
          <table:table-cell office:value-type="float" office:value="83965" calcext:value-type="float">
            <text:p>83965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874.635416666667" calcext:value-type="float">
            <text:p>874,64</text:p>
          </table:table-cell>
          <table:table-cell office:value-type="float" office:value="420" calcext:value-type="float">
            <text:p>420</text:p>
          </table:table-cell>
          <table:table-cell office:value-type="float" office:value="89079" calcext:value-type="float">
            <text:p>89079</text:p>
          </table:table-cell>
          <table:table-cell office:value-type="float" office:value="4.375" calcext:value-type="float">
            <text:p>4,38</text:p>
          </table:table-cell>
          <table:table-cell office:value-type="float" office:value="927.90625" calcext:value-type="float">
            <text:p>927,9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91" calcext:value-type="float">
            <text:p>391</text:p>
          </table:table-cell>
          <table:table-cell office:value-type="float" office:value="84356" calcext:value-type="float">
            <text:p>84356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878.708333333334" calcext:value-type="float">
            <text:p>878,71</text:p>
          </table:table-cell>
          <table:table-cell office:value-type="float" office:value="413" calcext:value-type="float">
            <text:p>413</text:p>
          </table:table-cell>
          <table:table-cell office:value-type="float" office:value="89492" calcext:value-type="float">
            <text:p>89492</text:p>
          </table:table-cell>
          <table:table-cell office:value-type="float" office:value="4.30208333333333" calcext:value-type="float">
            <text:p>4,30</text:p>
          </table:table-cell>
          <table:table-cell office:value-type="float" office:value="932.208333333334" calcext:value-type="float">
            <text:p>932,2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95" calcext:value-type="float">
            <text:p>395</text:p>
          </table:table-cell>
          <table:table-cell office:value-type="float" office:value="84751" calcext:value-type="float">
            <text:p>84751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882.822916666667" calcext:value-type="float">
            <text:p>882,82</text:p>
          </table:table-cell>
          <table:table-cell office:value-type="float" office:value="413" calcext:value-type="float">
            <text:p>413</text:p>
          </table:table-cell>
          <table:table-cell office:value-type="float" office:value="89905" calcext:value-type="float">
            <text:p>89905</text:p>
          </table:table-cell>
          <table:table-cell office:value-type="float" office:value="4.30208333333333" calcext:value-type="float">
            <text:p>4,30</text:p>
          </table:table-cell>
          <table:table-cell office:value-type="float" office:value="936.510416666667" calcext:value-type="float">
            <text:p>936,5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92" calcext:value-type="float">
            <text:p>392</text:p>
          </table:table-cell>
          <table:table-cell office:value-type="float" office:value="85143" calcext:value-type="float">
            <text:p>85143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886.90625" calcext:value-type="float">
            <text:p>886,91</text:p>
          </table:table-cell>
          <table:table-cell office:value-type="float" office:value="418" calcext:value-type="float">
            <text:p>418</text:p>
          </table:table-cell>
          <table:table-cell office:value-type="float" office:value="90323" calcext:value-type="float">
            <text:p>90323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940.864583333334" calcext:value-type="float">
            <text:p>940,8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94" calcext:value-type="float">
            <text:p>394</text:p>
          </table:table-cell>
          <table:table-cell office:value-type="float" office:value="85537" calcext:value-type="float">
            <text:p>85537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891.010416666667" calcext:value-type="float">
            <text:p>891,01</text:p>
          </table:table-cell>
          <table:table-cell office:value-type="float" office:value="417" calcext:value-type="float">
            <text:p>417</text:p>
          </table:table-cell>
          <table:table-cell office:value-type="float" office:value="90740" calcext:value-type="float">
            <text:p>90740</text:p>
          </table:table-cell>
          <table:table-cell office:value-type="float" office:value="4.34375" calcext:value-type="float">
            <text:p>4,34</text:p>
          </table:table-cell>
          <table:table-cell office:value-type="float" office:value="945.208333333334" calcext:value-type="float">
            <text:p>945,2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94" calcext:value-type="float">
            <text:p>394</text:p>
          </table:table-cell>
          <table:table-cell office:value-type="float" office:value="85931" calcext:value-type="float">
            <text:p>85931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895.114583333334" calcext:value-type="float">
            <text:p>895,11</text:p>
          </table:table-cell>
          <table:table-cell office:value-type="float" office:value="415" calcext:value-type="float">
            <text:p>415</text:p>
          </table:table-cell>
          <table:table-cell office:value-type="float" office:value="91155" calcext:value-type="float">
            <text:p>91155</text:p>
          </table:table-cell>
          <table:table-cell office:value-type="float" office:value="4.32291666666667" calcext:value-type="float">
            <text:p>4,32</text:p>
          </table:table-cell>
          <table:table-cell office:value-type="float" office:value="949.53125" calcext:value-type="float">
            <text:p>949,5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98" calcext:value-type="float">
            <text:p>398</text:p>
          </table:table-cell>
          <table:table-cell office:value-type="float" office:value="86329" calcext:value-type="float">
            <text:p>86329</text:p>
          </table:table-cell>
          <table:table-cell office:value-type="float" office:value="4.14583333333333" calcext:value-type="float">
            <text:p>4,15</text:p>
          </table:table-cell>
          <table:table-cell office:value-type="float" office:value="899.260416666667" calcext:value-type="float">
            <text:p>899,26</text:p>
          </table:table-cell>
          <table:table-cell office:value-type="float" office:value="416" calcext:value-type="float">
            <text:p>416</text:p>
          </table:table-cell>
          <table:table-cell office:value-type="float" office:value="91571" calcext:value-type="float">
            <text:p>91571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953.864583333334" calcext:value-type="float">
            <text:p>953,8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96" calcext:value-type="float">
            <text:p>396</text:p>
          </table:table-cell>
          <table:table-cell office:value-type="float" office:value="86725" calcext:value-type="float">
            <text:p>86725</text:p>
          </table:table-cell>
          <table:table-cell office:value-type="float" office:value="4.125" calcext:value-type="float">
            <text:p>4,13</text:p>
          </table:table-cell>
          <table:table-cell office:value-type="float" office:value="903.385416666667" calcext:value-type="float">
            <text:p>903,39</text:p>
          </table:table-cell>
          <table:table-cell office:value-type="float" office:value="414" calcext:value-type="float">
            <text:p>414</text:p>
          </table:table-cell>
          <table:table-cell office:value-type="float" office:value="91985" calcext:value-type="float">
            <text:p>91985</text:p>
          </table:table-cell>
          <table:table-cell office:value-type="float" office:value="4.3125" calcext:value-type="float">
            <text:p>4,31</text:p>
          </table:table-cell>
          <table:table-cell office:value-type="float" office:value="958.177083333334" calcext:value-type="float">
            <text:p>958,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93" calcext:value-type="float">
            <text:p>393</text:p>
          </table:table-cell>
          <table:table-cell office:value-type="float" office:value="87118" calcext:value-type="float">
            <text:p>87118</text:p>
          </table:table-cell>
          <table:table-cell office:value-type="float" office:value="4.09375" calcext:value-type="float">
            <text:p>4,09</text:p>
          </table:table-cell>
          <table:table-cell office:value-type="float" office:value="907.479166666667" calcext:value-type="float">
            <text:p>907,48</text:p>
          </table:table-cell>
          <table:table-cell office:value-type="float" office:value="414" calcext:value-type="float">
            <text:p>414</text:p>
          </table:table-cell>
          <table:table-cell office:value-type="float" office:value="92399" calcext:value-type="float">
            <text:p>92399</text:p>
          </table:table-cell>
          <table:table-cell office:value-type="float" office:value="4.3125" calcext:value-type="float">
            <text:p>4,31</text:p>
          </table:table-cell>
          <table:table-cell office:value-type="float" office:value="962.489583333334" calcext:value-type="float">
            <text:p>962,4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94" calcext:value-type="float">
            <text:p>394</text:p>
          </table:table-cell>
          <table:table-cell office:value-type="float" office:value="87512" calcext:value-type="float">
            <text:p>87512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911.583333333334" calcext:value-type="float">
            <text:p>911,58</text:p>
          </table:table-cell>
          <table:table-cell office:value-type="float" office:value="417" calcext:value-type="float">
            <text:p>417</text:p>
          </table:table-cell>
          <table:table-cell office:value-type="float" office:value="92816" calcext:value-type="float">
            <text:p>92816</text:p>
          </table:table-cell>
          <table:table-cell office:value-type="float" office:value="4.34375" calcext:value-type="float">
            <text:p>4,34</text:p>
          </table:table-cell>
          <table:table-cell office:value-type="float" office:value="966.833333333334" calcext:value-type="float">
            <text:p>966,8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92" calcext:value-type="float">
            <text:p>392</text:p>
          </table:table-cell>
          <table:table-cell office:value-type="float" office:value="87904" calcext:value-type="float">
            <text:p>87904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915.666666666667" calcext:value-type="float">
            <text:p>915,67</text:p>
          </table:table-cell>
          <table:table-cell office:value-type="float" office:value="416" calcext:value-type="float">
            <text:p>416</text:p>
          </table:table-cell>
          <table:table-cell office:value-type="float" office:value="93232" calcext:value-type="float">
            <text:p>93232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971.166666666667" calcext:value-type="float">
            <text:p>971,1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92" calcext:value-type="float">
            <text:p>392</text:p>
          </table:table-cell>
          <table:table-cell office:value-type="float" office:value="88296" calcext:value-type="float">
            <text:p>88296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919.75" calcext:value-type="float">
            <text:p>919,75</text:p>
          </table:table-cell>
          <table:table-cell office:value-type="float" office:value="414" calcext:value-type="float">
            <text:p>414</text:p>
          </table:table-cell>
          <table:table-cell office:value-type="float" office:value="93646" calcext:value-type="float">
            <text:p>93646</text:p>
          </table:table-cell>
          <table:table-cell office:value-type="float" office:value="4.3125" calcext:value-type="float">
            <text:p>4,31</text:p>
          </table:table-cell>
          <table:table-cell office:value-type="float" office:value="975.479166666667" calcext:value-type="float">
            <text:p>975,4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91" calcext:value-type="float">
            <text:p>391</text:p>
          </table:table-cell>
          <table:table-cell office:value-type="float" office:value="88687" calcext:value-type="float">
            <text:p>88687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923.822916666667" calcext:value-type="float">
            <text:p>923,82</text:p>
          </table:table-cell>
          <table:table-cell office:value-type="float" office:value="414" calcext:value-type="float">
            <text:p>414</text:p>
          </table:table-cell>
          <table:table-cell office:value-type="float" office:value="94060" calcext:value-type="float">
            <text:p>94060</text:p>
          </table:table-cell>
          <table:table-cell office:value-type="float" office:value="4.3125" calcext:value-type="float">
            <text:p>4,31</text:p>
          </table:table-cell>
          <table:table-cell office:value-type="float" office:value="979.791666666667" calcext:value-type="float">
            <text:p>979,7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92" calcext:value-type="float">
            <text:p>392</text:p>
          </table:table-cell>
          <table:table-cell office:value-type="float" office:value="89079" calcext:value-type="float">
            <text:p>89079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927.90625" calcext:value-type="float">
            <text:p>927,91</text:p>
          </table:table-cell>
          <table:table-cell office:value-type="float" office:value="416" calcext:value-type="float">
            <text:p>416</text:p>
          </table:table-cell>
          <table:table-cell office:value-type="float" office:value="94476" calcext:value-type="float">
            <text:p>94476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984.125000000001" calcext:value-type="float">
            <text:p>984,1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93" calcext:value-type="float">
            <text:p>393</text:p>
          </table:table-cell>
          <table:table-cell office:value-type="float" office:value="89472" calcext:value-type="float">
            <text:p>89472</text:p>
          </table:table-cell>
          <table:table-cell office:value-type="float" office:value="4.09375" calcext:value-type="float">
            <text:p>4,09</text:p>
          </table:table-cell>
          <table:table-cell office:value-type="float" office:value="932" calcext:value-type="float">
            <text:p>932,00</text:p>
          </table:table-cell>
          <table:table-cell office:value-type="float" office:value="416" calcext:value-type="float">
            <text:p>416</text:p>
          </table:table-cell>
          <table:table-cell office:value-type="float" office:value="94892" calcext:value-type="float">
            <text:p>94892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988.458333333334" calcext:value-type="float">
            <text:p>988,4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90" calcext:value-type="float">
            <text:p>390</text:p>
          </table:table-cell>
          <table:table-cell office:value-type="float" office:value="89862" calcext:value-type="float">
            <text:p>89862</text:p>
          </table:table-cell>
          <table:table-cell office:value-type="float" office:value="4.0625" calcext:value-type="float">
            <text:p>4,06</text:p>
          </table:table-cell>
          <table:table-cell office:value-type="float" office:value="936.0625" calcext:value-type="float">
            <text:p>936,06</text:p>
          </table:table-cell>
          <table:table-cell office:value-type="float" office:value="416" calcext:value-type="float">
            <text:p>416</text:p>
          </table:table-cell>
          <table:table-cell office:value-type="float" office:value="95308" calcext:value-type="float">
            <text:p>95308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992.791666666667" calcext:value-type="float">
            <text:p>992,7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93" calcext:value-type="float">
            <text:p>393</text:p>
          </table:table-cell>
          <table:table-cell office:value-type="float" office:value="90255" calcext:value-type="float">
            <text:p>90255</text:p>
          </table:table-cell>
          <table:table-cell office:value-type="float" office:value="4.09375" calcext:value-type="float">
            <text:p>4,09</text:p>
          </table:table-cell>
          <table:table-cell office:value-type="float" office:value="940.15625" calcext:value-type="float">
            <text:p>940,16</text:p>
          </table:table-cell>
          <table:table-cell office:value-type="float" office:value="416" calcext:value-type="float">
            <text:p>416</text:p>
          </table:table-cell>
          <table:table-cell office:value-type="float" office:value="95724" calcext:value-type="float">
            <text:p>95724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997.125000000001" calcext:value-type="float">
            <text:p>997,1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92" calcext:value-type="float">
            <text:p>392</text:p>
          </table:table-cell>
          <table:table-cell office:value-type="float" office:value="90647" calcext:value-type="float">
            <text:p>90647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944.239583333334" calcext:value-type="float">
            <text:p>944,24</text:p>
          </table:table-cell>
          <table:table-cell office:value-type="float" office:value="415" calcext:value-type="float">
            <text:p>415</text:p>
          </table:table-cell>
          <table:table-cell office:value-type="float" office:value="96139" calcext:value-type="float">
            <text:p>96139</text:p>
          </table:table-cell>
          <table:table-cell office:value-type="float" office:value="4.32291666666667" calcext:value-type="float">
            <text:p>4,32</text:p>
          </table:table-cell>
          <table:table-cell office:value-type="float" office:value="1001.44791666667" calcext:value-type="float">
            <text:p>1001,4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7" calcext:value-type="float">
            <text:p>397</text:p>
          </table:table-cell>
          <table:table-cell office:value-type="float" office:value="91044" calcext:value-type="float">
            <text:p>91044</text:p>
          </table:table-cell>
          <table:table-cell office:value-type="float" office:value="4.13541666666667" calcext:value-type="float">
            <text:p>4,14</text:p>
          </table:table-cell>
          <table:table-cell office:value-type="float" office:value="948.375" calcext:value-type="float">
            <text:p>948,38</text:p>
          </table:table-cell>
          <table:table-cell office:value-type="float" office:value="417" calcext:value-type="float">
            <text:p>417</text:p>
          </table:table-cell>
          <table:table-cell office:value-type="float" office:value="96556" calcext:value-type="float">
            <text:p>96556</text:p>
          </table:table-cell>
          <table:table-cell office:value-type="float" office:value="4.34375" calcext:value-type="float">
            <text:p>4,34</text:p>
          </table:table-cell>
          <table:table-cell office:value-type="float" office:value="1005.79166666667" calcext:value-type="float">
            <text:p>1005,7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95" calcext:value-type="float">
            <text:p>395</text:p>
          </table:table-cell>
          <table:table-cell office:value-type="float" office:value="91439" calcext:value-type="float">
            <text:p>91439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952.489583333334" calcext:value-type="float">
            <text:p>952,49</text:p>
          </table:table-cell>
          <table:table-cell office:value-type="float" office:value="416" calcext:value-type="float">
            <text:p>416</text:p>
          </table:table-cell>
          <table:table-cell office:value-type="float" office:value="96972" calcext:value-type="float">
            <text:p>96972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1010.125" calcext:value-type="float">
            <text:p>1010,1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91" calcext:value-type="float">
            <text:p>391</text:p>
          </table:table-cell>
          <table:table-cell office:value-type="float" office:value="91830" calcext:value-type="float">
            <text:p>91830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956.5625" calcext:value-type="float">
            <text:p>956,56</text:p>
          </table:table-cell>
          <table:table-cell office:value-type="float" office:value="417" calcext:value-type="float">
            <text:p>417</text:p>
          </table:table-cell>
          <table:table-cell office:value-type="float" office:value="97389" calcext:value-type="float">
            <text:p>97389</text:p>
          </table:table-cell>
          <table:table-cell office:value-type="float" office:value="4.34375" calcext:value-type="float">
            <text:p>4,34</text:p>
          </table:table-cell>
          <table:table-cell office:value-type="float" office:value="1014.46875" calcext:value-type="float">
            <text:p>1014,4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95" calcext:value-type="float">
            <text:p>395</text:p>
          </table:table-cell>
          <table:table-cell office:value-type="float" office:value="92225" calcext:value-type="float">
            <text:p>92225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960.677083333334" calcext:value-type="float">
            <text:p>960,68</text:p>
          </table:table-cell>
          <table:table-cell office:value-type="float" office:value="453" calcext:value-type="float">
            <text:p>453</text:p>
          </table:table-cell>
          <table:table-cell office:value-type="float" office:value="97842" calcext:value-type="float">
            <text:p>97842</text:p>
          </table:table-cell>
          <table:table-cell office:value-type="float" office:value="4.71875" calcext:value-type="float">
            <text:p>4,72</text:p>
          </table:table-cell>
          <table:table-cell office:value-type="float" office:value="1019.1875" calcext:value-type="float">
            <text:p>1019,1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94" calcext:value-type="float">
            <text:p>394</text:p>
          </table:table-cell>
          <table:table-cell office:value-type="float" office:value="92619" calcext:value-type="float">
            <text:p>92619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964.78125" calcext:value-type="float">
            <text:p>964,78</text:p>
          </table:table-cell>
          <table:table-cell office:value-type="float" office:value="414" calcext:value-type="float">
            <text:p>414</text:p>
          </table:table-cell>
          <table:table-cell office:value-type="float" office:value="98256" calcext:value-type="float">
            <text:p>98256</text:p>
          </table:table-cell>
          <table:table-cell office:value-type="float" office:value="4.3125" calcext:value-type="float">
            <text:p>4,31</text:p>
          </table:table-cell>
          <table:table-cell office:value-type="float" office:value="1023.5" calcext:value-type="float">
            <text:p>1023,5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91" calcext:value-type="float">
            <text:p>391</text:p>
          </table:table-cell>
          <table:table-cell office:value-type="float" office:value="93010" calcext:value-type="float">
            <text:p>93010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968.854166666667" calcext:value-type="float">
            <text:p>968,85</text:p>
          </table:table-cell>
          <table:table-cell office:value-type="float" office:value="416" calcext:value-type="float">
            <text:p>416</text:p>
          </table:table-cell>
          <table:table-cell office:value-type="float" office:value="98672" calcext:value-type="float">
            <text:p>98672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1027.83333333333" calcext:value-type="float">
            <text:p>1027,8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89" calcext:value-type="float">
            <text:p>389</text:p>
          </table:table-cell>
          <table:table-cell office:value-type="float" office:value="93399" calcext:value-type="float">
            <text:p>93399</text:p>
          </table:table-cell>
          <table:table-cell office:value-type="float" office:value="4.05208333333333" calcext:value-type="float">
            <text:p>4,05</text:p>
          </table:table-cell>
          <table:table-cell office:value-type="float" office:value="972.90625" calcext:value-type="float">
            <text:p>972,91</text:p>
          </table:table-cell>
          <table:table-cell office:value-type="float" office:value="417" calcext:value-type="float">
            <text:p>417</text:p>
          </table:table-cell>
          <table:table-cell office:value-type="float" office:value="99089" calcext:value-type="float">
            <text:p>99089</text:p>
          </table:table-cell>
          <table:table-cell office:value-type="float" office:value="4.34375" calcext:value-type="float">
            <text:p>4,34</text:p>
          </table:table-cell>
          <table:table-cell office:value-type="float" office:value="1032.17708333333" calcext:value-type="float">
            <text:p>1032,1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89" calcext:value-type="float">
            <text:p>389</text:p>
          </table:table-cell>
          <table:table-cell office:value-type="float" office:value="93788" calcext:value-type="float">
            <text:p>93788</text:p>
          </table:table-cell>
          <table:table-cell office:value-type="float" office:value="4.05208333333333" calcext:value-type="float">
            <text:p>4,05</text:p>
          </table:table-cell>
          <table:table-cell office:value-type="float" office:value="976.958333333334" calcext:value-type="float">
            <text:p>976,96</text:p>
          </table:table-cell>
          <table:table-cell office:value-type="float" office:value="414" calcext:value-type="float">
            <text:p>414</text:p>
          </table:table-cell>
          <table:table-cell office:value-type="float" office:value="99503" calcext:value-type="float">
            <text:p>99503</text:p>
          </table:table-cell>
          <table:table-cell office:value-type="float" office:value="4.3125" calcext:value-type="float">
            <text:p>4,31</text:p>
          </table:table-cell>
          <table:table-cell office:value-type="float" office:value="1036.48958333333" calcext:value-type="float">
            <text:p>1036,4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91" calcext:value-type="float">
            <text:p>391</text:p>
          </table:table-cell>
          <table:table-cell office:value-type="float" office:value="94179" calcext:value-type="float">
            <text:p>94179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981.03125" calcext:value-type="float">
            <text:p>981,03</text:p>
          </table:table-cell>
          <table:table-cell office:value-type="float" office:value="419" calcext:value-type="float">
            <text:p>419</text:p>
          </table:table-cell>
          <table:table-cell office:value-type="float" office:value="99922" calcext:value-type="float">
            <text:p>99922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1040.85416666667" calcext:value-type="float">
            <text:p>1040,8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94" calcext:value-type="float">
            <text:p>394</text:p>
          </table:table-cell>
          <table:table-cell office:value-type="float" office:value="94573" calcext:value-type="float">
            <text:p>94573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985.135416666667" calcext:value-type="float">
            <text:p>985,14</text:p>
          </table:table-cell>
          <table:table-cell office:value-type="float" office:value="418" calcext:value-type="float">
            <text:p>418</text:p>
          </table:table-cell>
          <table:table-cell office:value-type="float" office:value="100340" calcext:value-type="float">
            <text:p>100340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1045.20833333333" calcext:value-type="float">
            <text:p>1045,2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90" calcext:value-type="float">
            <text:p>390</text:p>
          </table:table-cell>
          <table:table-cell office:value-type="float" office:value="94963" calcext:value-type="float">
            <text:p>94963</text:p>
          </table:table-cell>
          <table:table-cell office:value-type="float" office:value="4.0625" calcext:value-type="float">
            <text:p>4,06</text:p>
          </table:table-cell>
          <table:table-cell office:value-type="float" office:value="989.197916666667" calcext:value-type="float">
            <text:p>989,20</text:p>
          </table:table-cell>
          <table:table-cell office:value-type="float" office:value="416" calcext:value-type="float">
            <text:p>416</text:p>
          </table:table-cell>
          <table:table-cell office:value-type="float" office:value="100756" calcext:value-type="float">
            <text:p>100756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1049.54166666667" calcext:value-type="float">
            <text:p>1049,5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92" calcext:value-type="float">
            <text:p>392</text:p>
          </table:table-cell>
          <table:table-cell office:value-type="float" office:value="95355" calcext:value-type="float">
            <text:p>95355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993.28125" calcext:value-type="float">
            <text:p>993,28</text:p>
          </table:table-cell>
          <table:table-cell office:value-type="float" office:value="420" calcext:value-type="float">
            <text:p>420</text:p>
          </table:table-cell>
          <table:table-cell office:value-type="float" office:value="101176" calcext:value-type="float">
            <text:p>101176</text:p>
          </table:table-cell>
          <table:table-cell office:value-type="float" office:value="4.375" calcext:value-type="float">
            <text:p>4,38</text:p>
          </table:table-cell>
          <table:table-cell office:value-type="float" office:value="1053.91666666667" calcext:value-type="float">
            <text:p>1053,9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90" calcext:value-type="float">
            <text:p>390</text:p>
          </table:table-cell>
          <table:table-cell office:value-type="float" office:value="95745" calcext:value-type="float">
            <text:p>95745</text:p>
          </table:table-cell>
          <table:table-cell office:value-type="float" office:value="4.0625" calcext:value-type="float">
            <text:p>4,06</text:p>
          </table:table-cell>
          <table:table-cell office:value-type="float" office:value="997.34375" calcext:value-type="float">
            <text:p>997,34</text:p>
          </table:table-cell>
          <table:table-cell office:value-type="float" office:value="415" calcext:value-type="float">
            <text:p>415</text:p>
          </table:table-cell>
          <table:table-cell office:value-type="float" office:value="101591" calcext:value-type="float">
            <text:p>101591</text:p>
          </table:table-cell>
          <table:table-cell office:value-type="float" office:value="4.32291666666667" calcext:value-type="float">
            <text:p>4,32</text:p>
          </table:table-cell>
          <table:table-cell office:value-type="float" office:value="1058.23958333333" calcext:value-type="float">
            <text:p>1058,2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94" calcext:value-type="float">
            <text:p>394</text:p>
          </table:table-cell>
          <table:table-cell office:value-type="float" office:value="96139" calcext:value-type="float">
            <text:p>96139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1001.44791666667" calcext:value-type="float">
            <text:p>1001,45</text:p>
          </table:table-cell>
          <table:table-cell office:value-type="float" office:value="415" calcext:value-type="float">
            <text:p>415</text:p>
          </table:table-cell>
          <table:table-cell office:value-type="float" office:value="102006" calcext:value-type="float">
            <text:p>102006</text:p>
          </table:table-cell>
          <table:table-cell office:value-type="float" office:value="4.32291666666667" calcext:value-type="float">
            <text:p>4,32</text:p>
          </table:table-cell>
          <table:table-cell office:value-type="float" office:value="1062.5625" calcext:value-type="float">
            <text:p>1062,5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91" calcext:value-type="float">
            <text:p>391</text:p>
          </table:table-cell>
          <table:table-cell office:value-type="float" office:value="96530" calcext:value-type="float">
            <text:p>96530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1005.52083333333" calcext:value-type="float">
            <text:p>1005,52</text:p>
          </table:table-cell>
          <table:table-cell office:value-type="float" office:value="419" calcext:value-type="float">
            <text:p>419</text:p>
          </table:table-cell>
          <table:table-cell office:value-type="float" office:value="102425" calcext:value-type="float">
            <text:p>102425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1066.92708333333" calcext:value-type="float">
            <text:p>1066,9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94" calcext:value-type="float">
            <text:p>394</text:p>
          </table:table-cell>
          <table:table-cell office:value-type="float" office:value="96924" calcext:value-type="float">
            <text:p>96924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1009.625" calcext:value-type="float">
            <text:p>1009,63</text:p>
          </table:table-cell>
          <table:table-cell office:value-type="float" office:value="416" calcext:value-type="float">
            <text:p>416</text:p>
          </table:table-cell>
          <table:table-cell office:value-type="float" office:value="102841" calcext:value-type="float">
            <text:p>102841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1071.26041666667" calcext:value-type="float">
            <text:p>1071,2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94" calcext:value-type="float">
            <text:p>394</text:p>
          </table:table-cell>
          <table:table-cell office:value-type="float" office:value="97318" calcext:value-type="float">
            <text:p>97318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1013.72916666667" calcext:value-type="float">
            <text:p>1013,73</text:p>
          </table:table-cell>
          <table:table-cell office:value-type="float" office:value="414" calcext:value-type="float">
            <text:p>414</text:p>
          </table:table-cell>
          <table:table-cell office:value-type="float" office:value="103255" calcext:value-type="float">
            <text:p>103255</text:p>
          </table:table-cell>
          <table:table-cell office:value-type="float" office:value="4.3125" calcext:value-type="float">
            <text:p>4,31</text:p>
          </table:table-cell>
          <table:table-cell office:value-type="float" office:value="1075.57291666667" calcext:value-type="float">
            <text:p>1075,5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91" calcext:value-type="float">
            <text:p>391</text:p>
          </table:table-cell>
          <table:table-cell office:value-type="float" office:value="97709" calcext:value-type="float">
            <text:p>97709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1017.80208333333" calcext:value-type="float">
            <text:p>1017,80</text:p>
          </table:table-cell>
          <table:table-cell office:value-type="float" office:value="414" calcext:value-type="float">
            <text:p>414</text:p>
          </table:table-cell>
          <table:table-cell office:value-type="float" office:value="103669" calcext:value-type="float">
            <text:p>103669</text:p>
          </table:table-cell>
          <table:table-cell office:value-type="float" office:value="4.3125" calcext:value-type="float">
            <text:p>4,31</text:p>
          </table:table-cell>
          <table:table-cell office:value-type="float" office:value="1079.88541666667" calcext:value-type="float">
            <text:p>1079,8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93" calcext:value-type="float">
            <text:p>393</text:p>
          </table:table-cell>
          <table:table-cell office:value-type="float" office:value="98102" calcext:value-type="float">
            <text:p>98102</text:p>
          </table:table-cell>
          <table:table-cell office:value-type="float" office:value="4.09375" calcext:value-type="float">
            <text:p>4,09</text:p>
          </table:table-cell>
          <table:table-cell office:value-type="float" office:value="1021.89583333333" calcext:value-type="float">
            <text:p>1021,90</text:p>
          </table:table-cell>
          <table:table-cell office:value-type="float" office:value="416" calcext:value-type="float">
            <text:p>416</text:p>
          </table:table-cell>
          <table:table-cell office:value-type="float" office:value="104085" calcext:value-type="float">
            <text:p>104085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1084.21875" calcext:value-type="float">
            <text:p>1084,2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90" calcext:value-type="float">
            <text:p>390</text:p>
          </table:table-cell>
          <table:table-cell office:value-type="float" office:value="98492" calcext:value-type="float">
            <text:p>98492</text:p>
          </table:table-cell>
          <table:table-cell office:value-type="float" office:value="4.0625" calcext:value-type="float">
            <text:p>4,06</text:p>
          </table:table-cell>
          <table:table-cell office:value-type="float" office:value="1025.95833333333" calcext:value-type="float">
            <text:p>1025,96</text:p>
          </table:table-cell>
          <table:table-cell office:value-type="float" office:value="420" calcext:value-type="float">
            <text:p>420</text:p>
          </table:table-cell>
          <table:table-cell office:value-type="float" office:value="104505" calcext:value-type="float">
            <text:p>104505</text:p>
          </table:table-cell>
          <table:table-cell office:value-type="float" office:value="4.375" calcext:value-type="float">
            <text:p>4,38</text:p>
          </table:table-cell>
          <table:table-cell office:value-type="float" office:value="1088.59375" calcext:value-type="float">
            <text:p>1088,5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91" calcext:value-type="float">
            <text:p>391</text:p>
          </table:table-cell>
          <table:table-cell office:value-type="float" office:value="98883" calcext:value-type="float">
            <text:p>98883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1030.03125" calcext:value-type="float">
            <text:p>1030,03</text:p>
          </table:table-cell>
          <table:table-cell office:value-type="float" office:value="417" calcext:value-type="float">
            <text:p>417</text:p>
          </table:table-cell>
          <table:table-cell office:value-type="float" office:value="104922" calcext:value-type="float">
            <text:p>104922</text:p>
          </table:table-cell>
          <table:table-cell office:value-type="float" office:value="4.34375" calcext:value-type="float">
            <text:p>4,34</text:p>
          </table:table-cell>
          <table:table-cell office:value-type="float" office:value="1092.9375" calcext:value-type="float">
            <text:p>1092,9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91" calcext:value-type="float">
            <text:p>391</text:p>
          </table:table-cell>
          <table:table-cell office:value-type="float" office:value="99274" calcext:value-type="float">
            <text:p>99274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1034.10416666667" calcext:value-type="float">
            <text:p>1034,10</text:p>
          </table:table-cell>
          <table:table-cell office:value-type="float" office:value="416" calcext:value-type="float">
            <text:p>416</text:p>
          </table:table-cell>
          <table:table-cell office:value-type="float" office:value="105338" calcext:value-type="float">
            <text:p>105338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1097.27083333333" calcext:value-type="float">
            <text:p>1097,2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93" calcext:value-type="float">
            <text:p>393</text:p>
          </table:table-cell>
          <table:table-cell office:value-type="float" office:value="99667" calcext:value-type="float">
            <text:p>99667</text:p>
          </table:table-cell>
          <table:table-cell office:value-type="float" office:value="4.09375" calcext:value-type="float">
            <text:p>4,09</text:p>
          </table:table-cell>
          <table:table-cell office:value-type="float" office:value="1038.19791666667" calcext:value-type="float">
            <text:p>1038,20</text:p>
          </table:table-cell>
          <table:table-cell office:value-type="float" office:value="418" calcext:value-type="float">
            <text:p>418</text:p>
          </table:table-cell>
          <table:table-cell office:value-type="float" office:value="105756" calcext:value-type="float">
            <text:p>105756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1101.625" calcext:value-type="float">
            <text:p>1101,6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94" calcext:value-type="float">
            <text:p>394</text:p>
          </table:table-cell>
          <table:table-cell office:value-type="float" office:value="100061" calcext:value-type="float">
            <text:p>100061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1042.30208333333" calcext:value-type="float">
            <text:p>1042,30</text:p>
          </table:table-cell>
          <table:table-cell office:value-type="float" office:value="415" calcext:value-type="float">
            <text:p>415</text:p>
          </table:table-cell>
          <table:table-cell office:value-type="float" office:value="106171" calcext:value-type="float">
            <text:p>106171</text:p>
          </table:table-cell>
          <table:table-cell office:value-type="float" office:value="4.32291666666667" calcext:value-type="float">
            <text:p>4,32</text:p>
          </table:table-cell>
          <table:table-cell office:value-type="float" office:value="1105.94791666667" calcext:value-type="float">
            <text:p>1105,9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92" calcext:value-type="float">
            <text:p>392</text:p>
          </table:table-cell>
          <table:table-cell office:value-type="float" office:value="100453" calcext:value-type="float">
            <text:p>100453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1046.38541666667" calcext:value-type="float">
            <text:p>1046,39</text:p>
          </table:table-cell>
          <table:table-cell office:value-type="float" office:value="418" calcext:value-type="float">
            <text:p>418</text:p>
          </table:table-cell>
          <table:table-cell office:value-type="float" office:value="106589" calcext:value-type="float">
            <text:p>106589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1110.30208333333" calcext:value-type="float">
            <text:p>1110,3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92" calcext:value-type="float">
            <text:p>392</text:p>
          </table:table-cell>
          <table:table-cell office:value-type="float" office:value="100845" calcext:value-type="float">
            <text:p>100845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1050.46875" calcext:value-type="float">
            <text:p>1050,47</text:p>
          </table:table-cell>
          <table:table-cell office:value-type="float" office:value="416" calcext:value-type="float">
            <text:p>416</text:p>
          </table:table-cell>
          <table:table-cell office:value-type="float" office:value="107005" calcext:value-type="float">
            <text:p>107005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1114.63541666667" calcext:value-type="float">
            <text:p>1114,6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95" calcext:value-type="float">
            <text:p>395</text:p>
          </table:table-cell>
          <table:table-cell office:value-type="float" office:value="101240" calcext:value-type="float">
            <text:p>101240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1054.58333333333" calcext:value-type="float">
            <text:p>1054,58</text:p>
          </table:table-cell>
          <table:table-cell office:value-type="float" office:value="420" calcext:value-type="float">
            <text:p>420</text:p>
          </table:table-cell>
          <table:table-cell office:value-type="float" office:value="107425" calcext:value-type="float">
            <text:p>107425</text:p>
          </table:table-cell>
          <table:table-cell office:value-type="float" office:value="4.375" calcext:value-type="float">
            <text:p>4,38</text:p>
          </table:table-cell>
          <table:table-cell office:value-type="float" office:value="1119.01041666667" calcext:value-type="float">
            <text:p>1119,0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94" calcext:value-type="float">
            <text:p>394</text:p>
          </table:table-cell>
          <table:table-cell office:value-type="float" office:value="101634" calcext:value-type="float">
            <text:p>101634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1058.6875" calcext:value-type="float">
            <text:p>1058,69</text:p>
          </table:table-cell>
          <table:table-cell office:value-type="float" office:value="420" calcext:value-type="float">
            <text:p>420</text:p>
          </table:table-cell>
          <table:table-cell office:value-type="float" office:value="107845" calcext:value-type="float">
            <text:p>107845</text:p>
          </table:table-cell>
          <table:table-cell office:value-type="float" office:value="4.375" calcext:value-type="float">
            <text:p>4,38</text:p>
          </table:table-cell>
          <table:table-cell office:value-type="float" office:value="1123.38541666667" calcext:value-type="float">
            <text:p>1123,3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90" calcext:value-type="float">
            <text:p>390</text:p>
          </table:table-cell>
          <table:table-cell office:value-type="float" office:value="102024" calcext:value-type="float">
            <text:p>102024</text:p>
          </table:table-cell>
          <table:table-cell office:value-type="float" office:value="4.0625" calcext:value-type="float">
            <text:p>4,06</text:p>
          </table:table-cell>
          <table:table-cell office:value-type="float" office:value="1062.75" calcext:value-type="float">
            <text:p>1062,75</text:p>
          </table:table-cell>
          <table:table-cell office:value-type="float" office:value="418" calcext:value-type="float">
            <text:p>418</text:p>
          </table:table-cell>
          <table:table-cell office:value-type="float" office:value="108263" calcext:value-type="float">
            <text:p>108263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1127.73958333333" calcext:value-type="float">
            <text:p>1127,7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89" calcext:value-type="float">
            <text:p>389</text:p>
          </table:table-cell>
          <table:table-cell office:value-type="float" office:value="102413" calcext:value-type="float">
            <text:p>102413</text:p>
          </table:table-cell>
          <table:table-cell office:value-type="float" office:value="4.05208333333333" calcext:value-type="float">
            <text:p>4,05</text:p>
          </table:table-cell>
          <table:table-cell office:value-type="float" office:value="1066.80208333333" calcext:value-type="float">
            <text:p>1066,80</text:p>
          </table:table-cell>
          <table:table-cell office:value-type="float" office:value="416" calcext:value-type="float">
            <text:p>416</text:p>
          </table:table-cell>
          <table:table-cell office:value-type="float" office:value="108679" calcext:value-type="float">
            <text:p>108679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1132.07291666667" calcext:value-type="float">
            <text:p>1132,0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94" calcext:value-type="float">
            <text:p>394</text:p>
          </table:table-cell>
          <table:table-cell office:value-type="float" office:value="102807" calcext:value-type="float">
            <text:p>102807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1070.90625" calcext:value-type="float">
            <text:p>1070,91</text:p>
          </table:table-cell>
          <table:table-cell office:value-type="float" office:value="412" calcext:value-type="float">
            <text:p>412</text:p>
          </table:table-cell>
          <table:table-cell office:value-type="float" office:value="109091" calcext:value-type="float">
            <text:p>109091</text:p>
          </table:table-cell>
          <table:table-cell office:value-type="float" office:value="4.29166666666667" calcext:value-type="float">
            <text:p>4,29</text:p>
          </table:table-cell>
          <table:table-cell office:value-type="float" office:value="1136.36458333333" calcext:value-type="float">
            <text:p>1136,3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94" calcext:value-type="float">
            <text:p>394</text:p>
          </table:table-cell>
          <table:table-cell office:value-type="float" office:value="103201" calcext:value-type="float">
            <text:p>103201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1075.01041666667" calcext:value-type="float">
            <text:p>1075,01</text:p>
          </table:table-cell>
          <table:table-cell office:value-type="float" office:value="416" calcext:value-type="float">
            <text:p>416</text:p>
          </table:table-cell>
          <table:table-cell office:value-type="float" office:value="109507" calcext:value-type="float">
            <text:p>109507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1140.69791666667" calcext:value-type="float">
            <text:p>1140,7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93" calcext:value-type="float">
            <text:p>393</text:p>
          </table:table-cell>
          <table:table-cell office:value-type="float" office:value="103594" calcext:value-type="float">
            <text:p>103594</text:p>
          </table:table-cell>
          <table:table-cell office:value-type="float" office:value="4.09375" calcext:value-type="float">
            <text:p>4,09</text:p>
          </table:table-cell>
          <table:table-cell office:value-type="float" office:value="1079.10416666667" calcext:value-type="float">
            <text:p>1079,10</text:p>
          </table:table-cell>
          <table:table-cell office:value-type="float" office:value="415" calcext:value-type="float">
            <text:p>415</text:p>
          </table:table-cell>
          <table:table-cell office:value-type="float" office:value="109922" calcext:value-type="float">
            <text:p>109922</text:p>
          </table:table-cell>
          <table:table-cell office:value-type="float" office:value="4.32291666666667" calcext:value-type="float">
            <text:p>4,32</text:p>
          </table:table-cell>
          <table:table-cell office:value-type="float" office:value="1145.02083333333" calcext:value-type="float">
            <text:p>1145,0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91" calcext:value-type="float">
            <text:p>391</text:p>
          </table:table-cell>
          <table:table-cell office:value-type="float" office:value="103985" calcext:value-type="float">
            <text:p>103985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1083.17708333333" calcext:value-type="float">
            <text:p>1083,18</text:p>
          </table:table-cell>
          <table:table-cell office:value-type="float" office:value="418" calcext:value-type="float">
            <text:p>418</text:p>
          </table:table-cell>
          <table:table-cell office:value-type="float" office:value="110340" calcext:value-type="float">
            <text:p>110340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1149.375" calcext:value-type="float">
            <text:p>1149,3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94" calcext:value-type="float">
            <text:p>394</text:p>
          </table:table-cell>
          <table:table-cell office:value-type="float" office:value="104379" calcext:value-type="float">
            <text:p>104379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1087.28125" calcext:value-type="float">
            <text:p>1087,28</text:p>
          </table:table-cell>
          <table:table-cell office:value-type="float" office:value="414" calcext:value-type="float">
            <text:p>414</text:p>
          </table:table-cell>
          <table:table-cell office:value-type="float" office:value="110754" calcext:value-type="float">
            <text:p>110754</text:p>
          </table:table-cell>
          <table:table-cell office:value-type="float" office:value="4.3125" calcext:value-type="float">
            <text:p>4,31</text:p>
          </table:table-cell>
          <table:table-cell office:value-type="float" office:value="1153.6875" calcext:value-type="float">
            <text:p>1153,6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93" calcext:value-type="float">
            <text:p>393</text:p>
          </table:table-cell>
          <table:table-cell office:value-type="float" office:value="104772" calcext:value-type="float">
            <text:p>104772</text:p>
          </table:table-cell>
          <table:table-cell office:value-type="float" office:value="4.09375" calcext:value-type="float">
            <text:p>4,09</text:p>
          </table:table-cell>
          <table:table-cell office:value-type="float" office:value="1091.375" calcext:value-type="float">
            <text:p>1091,38</text:p>
          </table:table-cell>
          <table:table-cell office:value-type="float" office:value="417" calcext:value-type="float">
            <text:p>417</text:p>
          </table:table-cell>
          <table:table-cell office:value-type="float" office:value="111171" calcext:value-type="float">
            <text:p>111171</text:p>
          </table:table-cell>
          <table:table-cell office:value-type="float" office:value="4.34375" calcext:value-type="float">
            <text:p>4,34</text:p>
          </table:table-cell>
          <table:table-cell office:value-type="float" office:value="1158.03125" calcext:value-type="float">
            <text:p>1158,0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94" calcext:value-type="float">
            <text:p>394</text:p>
          </table:table-cell>
          <table:table-cell office:value-type="float" office:value="105166" calcext:value-type="float">
            <text:p>105166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1095.47916666667" calcext:value-type="float">
            <text:p>1095,48</text:p>
          </table:table-cell>
          <table:table-cell office:value-type="float" office:value="464" calcext:value-type="float">
            <text:p>464</text:p>
          </table:table-cell>
          <table:table-cell office:value-type="float" office:value="111635" calcext:value-type="float">
            <text:p>111635</text:p>
          </table:table-cell>
          <table:table-cell office:value-type="float" office:value="4.83333333333333" calcext:value-type="float">
            <text:p>4,83</text:p>
          </table:table-cell>
          <table:table-cell office:value-type="float" office:value="1162.86458333333" calcext:value-type="float">
            <text:p>1162,8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88" calcext:value-type="float">
            <text:p>388</text:p>
          </table:table-cell>
          <table:table-cell office:value-type="float" office:value="105554" calcext:value-type="float">
            <text:p>105554</text:p>
          </table:table-cell>
          <table:table-cell office:value-type="float" office:value="4.04166666666667" calcext:value-type="float">
            <text:p>4,04</text:p>
          </table:table-cell>
          <table:table-cell office:value-type="float" office:value="1099.52083333333" calcext:value-type="float">
            <text:p>1099,52</text:p>
          </table:table-cell>
          <table:table-cell office:value-type="float" office:value="421" calcext:value-type="float">
            <text:p>421</text:p>
          </table:table-cell>
          <table:table-cell office:value-type="float" office:value="112056" calcext:value-type="float">
            <text:p>112056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1167.25" calcext:value-type="float">
            <text:p>1167,2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91" calcext:value-type="float">
            <text:p>391</text:p>
          </table:table-cell>
          <table:table-cell office:value-type="float" office:value="105945" calcext:value-type="float">
            <text:p>105945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1103.59375" calcext:value-type="float">
            <text:p>1103,59</text:p>
          </table:table-cell>
          <table:table-cell office:value-type="float" office:value="419" calcext:value-type="float">
            <text:p>419</text:p>
          </table:table-cell>
          <table:table-cell office:value-type="float" office:value="112475" calcext:value-type="float">
            <text:p>112475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1171.61458333333" calcext:value-type="float">
            <text:p>1171,6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41" calcext:value-type="float">
            <text:p>441</text:p>
          </table:table-cell>
          <table:table-cell office:value-type="float" office:value="106386" calcext:value-type="float">
            <text:p>106386</text:p>
          </table:table-cell>
          <table:table-cell office:value-type="float" office:value="4.59375" calcext:value-type="float">
            <text:p>4,59</text:p>
          </table:table-cell>
          <table:table-cell office:value-type="float" office:value="1108.1875" calcext:value-type="float">
            <text:p>1108,19</text:p>
          </table:table-cell>
          <table:table-cell office:value-type="float" office:value="417" calcext:value-type="float">
            <text:p>417</text:p>
          </table:table-cell>
          <table:table-cell office:value-type="float" office:value="112892" calcext:value-type="float">
            <text:p>112892</text:p>
          </table:table-cell>
          <table:table-cell office:value-type="float" office:value="4.34375" calcext:value-type="float">
            <text:p>4,34</text:p>
          </table:table-cell>
          <table:table-cell office:value-type="float" office:value="1175.95833333333" calcext:value-type="float">
            <text:p>1175,9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93" calcext:value-type="float">
            <text:p>393</text:p>
          </table:table-cell>
          <table:table-cell office:value-type="float" office:value="106779" calcext:value-type="float">
            <text:p>106779</text:p>
          </table:table-cell>
          <table:table-cell office:value-type="float" office:value="4.09375" calcext:value-type="float">
            <text:p>4,09</text:p>
          </table:table-cell>
          <table:table-cell office:value-type="float" office:value="1112.28125" calcext:value-type="float">
            <text:p>1112,28</text:p>
          </table:table-cell>
          <table:table-cell office:value-type="float" office:value="418" calcext:value-type="float">
            <text:p>418</text:p>
          </table:table-cell>
          <table:table-cell office:value-type="float" office:value="113310" calcext:value-type="float">
            <text:p>113310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1180.3125" calcext:value-type="float">
            <text:p>1180,3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96" calcext:value-type="float">
            <text:p>396</text:p>
          </table:table-cell>
          <table:table-cell office:value-type="float" office:value="107175" calcext:value-type="float">
            <text:p>107175</text:p>
          </table:table-cell>
          <table:table-cell office:value-type="float" office:value="4.125" calcext:value-type="float">
            <text:p>4,13</text:p>
          </table:table-cell>
          <table:table-cell office:value-type="float" office:value="1116.40625" calcext:value-type="float">
            <text:p>1116,41</text:p>
          </table:table-cell>
          <table:table-cell office:value-type="float" office:value="416" calcext:value-type="float">
            <text:p>416</text:p>
          </table:table-cell>
          <table:table-cell office:value-type="float" office:value="113726" calcext:value-type="float">
            <text:p>113726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1184.64583333333" calcext:value-type="float">
            <text:p>1184,6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98" calcext:value-type="float">
            <text:p>398</text:p>
          </table:table-cell>
          <table:table-cell office:value-type="float" office:value="107573" calcext:value-type="float">
            <text:p>107573</text:p>
          </table:table-cell>
          <table:table-cell office:value-type="float" office:value="4.14583333333333" calcext:value-type="float">
            <text:p>4,15</text:p>
          </table:table-cell>
          <table:table-cell office:value-type="float" office:value="1120.55208333333" calcext:value-type="float">
            <text:p>1120,55</text:p>
          </table:table-cell>
          <table:table-cell office:value-type="float" office:value="412" calcext:value-type="float">
            <text:p>412</text:p>
          </table:table-cell>
          <table:table-cell office:value-type="float" office:value="114138" calcext:value-type="float">
            <text:p>114138</text:p>
          </table:table-cell>
          <table:table-cell office:value-type="float" office:value="4.29166666666667" calcext:value-type="float">
            <text:p>4,29</text:p>
          </table:table-cell>
          <table:table-cell office:value-type="float" office:value="1188.9375" calcext:value-type="float">
            <text:p>1188,9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90" calcext:value-type="float">
            <text:p>390</text:p>
          </table:table-cell>
          <table:table-cell office:value-type="float" office:value="107963" calcext:value-type="float">
            <text:p>107963</text:p>
          </table:table-cell>
          <table:table-cell office:value-type="float" office:value="4.0625" calcext:value-type="float">
            <text:p>4,06</text:p>
          </table:table-cell>
          <table:table-cell office:value-type="float" office:value="1124.61458333333" calcext:value-type="float">
            <text:p>1124,61</text:p>
          </table:table-cell>
          <table:table-cell office:value-type="float" office:value="419" calcext:value-type="float">
            <text:p>419</text:p>
          </table:table-cell>
          <table:table-cell office:value-type="float" office:value="114557" calcext:value-type="float">
            <text:p>114557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1193.30208333333" calcext:value-type="float">
            <text:p>1193,3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92" calcext:value-type="float">
            <text:p>392</text:p>
          </table:table-cell>
          <table:table-cell office:value-type="float" office:value="108355" calcext:value-type="float">
            <text:p>108355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1128.69791666667" calcext:value-type="float">
            <text:p>1128,70</text:p>
          </table:table-cell>
          <table:table-cell office:value-type="float" office:value="415" calcext:value-type="float">
            <text:p>415</text:p>
          </table:table-cell>
          <table:table-cell office:value-type="float" office:value="114972" calcext:value-type="float">
            <text:p>114972</text:p>
          </table:table-cell>
          <table:table-cell office:value-type="float" office:value="4.32291666666667" calcext:value-type="float">
            <text:p>4,32</text:p>
          </table:table-cell>
          <table:table-cell office:value-type="float" office:value="1197.625" calcext:value-type="float">
            <text:p>1197,6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3" calcext:value-type="float">
            <text:p>393</text:p>
          </table:table-cell>
          <table:table-cell office:value-type="float" office:value="108748" calcext:value-type="float">
            <text:p>108748</text:p>
          </table:table-cell>
          <table:table-cell office:value-type="float" office:value="4.09375" calcext:value-type="float">
            <text:p>4,09</text:p>
          </table:table-cell>
          <table:table-cell office:value-type="float" office:value="1132.79166666667" calcext:value-type="float">
            <text:p>1132,79</text:p>
          </table:table-cell>
          <table:table-cell office:value-type="float" office:value="419" calcext:value-type="float">
            <text:p>419</text:p>
          </table:table-cell>
          <table:table-cell office:value-type="float" office:value="115391" calcext:value-type="float">
            <text:p>115391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1201.98958333333" calcext:value-type="float">
            <text:p>1201,9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92" calcext:value-type="float">
            <text:p>392</text:p>
          </table:table-cell>
          <table:table-cell office:value-type="float" office:value="109140" calcext:value-type="float">
            <text:p>109140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1136.875" calcext:value-type="float">
            <text:p>1136,88</text:p>
          </table:table-cell>
          <table:table-cell office:value-type="float" office:value="421" calcext:value-type="float">
            <text:p>421</text:p>
          </table:table-cell>
          <table:table-cell office:value-type="float" office:value="115812" calcext:value-type="float">
            <text:p>115812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1206.375" calcext:value-type="float">
            <text:p>1206,3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91" calcext:value-type="float">
            <text:p>391</text:p>
          </table:table-cell>
          <table:table-cell office:value-type="float" office:value="109531" calcext:value-type="float">
            <text:p>109531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1140.94791666667" calcext:value-type="float">
            <text:p>1140,95</text:p>
          </table:table-cell>
          <table:table-cell office:value-type="float" office:value="415" calcext:value-type="float">
            <text:p>415</text:p>
          </table:table-cell>
          <table:table-cell office:value-type="float" office:value="116227" calcext:value-type="float">
            <text:p>116227</text:p>
          </table:table-cell>
          <table:table-cell office:value-type="float" office:value="4.32291666666667" calcext:value-type="float">
            <text:p>4,32</text:p>
          </table:table-cell>
          <table:table-cell office:value-type="float" office:value="1210.69791666667" calcext:value-type="float">
            <text:p>1210,7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90" calcext:value-type="float">
            <text:p>390</text:p>
          </table:table-cell>
          <table:table-cell office:value-type="float" office:value="109921" calcext:value-type="float">
            <text:p>109921</text:p>
          </table:table-cell>
          <table:table-cell office:value-type="float" office:value="4.0625" calcext:value-type="float">
            <text:p>4,06</text:p>
          </table:table-cell>
          <table:table-cell office:value-type="float" office:value="1145.01041666667" calcext:value-type="float">
            <text:p>1145,01</text:p>
          </table:table-cell>
          <table:table-cell office:value-type="float" office:value="415" calcext:value-type="float">
            <text:p>415</text:p>
          </table:table-cell>
          <table:table-cell office:value-type="float" office:value="116642" calcext:value-type="float">
            <text:p>116642</text:p>
          </table:table-cell>
          <table:table-cell office:value-type="float" office:value="4.32291666666667" calcext:value-type="float">
            <text:p>4,32</text:p>
          </table:table-cell>
          <table:table-cell office:value-type="float" office:value="1215.02083333333" calcext:value-type="float">
            <text:p>1215,0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91" calcext:value-type="float">
            <text:p>391</text:p>
          </table:table-cell>
          <table:table-cell office:value-type="float" office:value="110312" calcext:value-type="float">
            <text:p>110312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1149.08333333333" calcext:value-type="float">
            <text:p>1149,08</text:p>
          </table:table-cell>
          <table:table-cell office:value-type="float" office:value="417" calcext:value-type="float">
            <text:p>417</text:p>
          </table:table-cell>
          <table:table-cell office:value-type="float" office:value="117059" calcext:value-type="float">
            <text:p>117059</text:p>
          </table:table-cell>
          <table:table-cell office:value-type="float" office:value="4.34375" calcext:value-type="float">
            <text:p>4,34</text:p>
          </table:table-cell>
          <table:table-cell office:value-type="float" office:value="1219.36458333333" calcext:value-type="float">
            <text:p>1219,3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92" calcext:value-type="float">
            <text:p>392</text:p>
          </table:table-cell>
          <table:table-cell office:value-type="float" office:value="110704" calcext:value-type="float">
            <text:p>110704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1153.16666666667" calcext:value-type="float">
            <text:p>1153,17</text:p>
          </table:table-cell>
          <table:table-cell office:value-type="float" office:value="415" calcext:value-type="float">
            <text:p>415</text:p>
          </table:table-cell>
          <table:table-cell office:value-type="float" office:value="117474" calcext:value-type="float">
            <text:p>117474</text:p>
          </table:table-cell>
          <table:table-cell office:value-type="float" office:value="4.32291666666667" calcext:value-type="float">
            <text:p>4,32</text:p>
          </table:table-cell>
          <table:table-cell office:value-type="float" office:value="1223.6875" calcext:value-type="float">
            <text:p>1223,6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93" calcext:value-type="float">
            <text:p>393</text:p>
          </table:table-cell>
          <table:table-cell office:value-type="float" office:value="111097" calcext:value-type="float">
            <text:p>111097</text:p>
          </table:table-cell>
          <table:table-cell office:value-type="float" office:value="4.09375" calcext:value-type="float">
            <text:p>4,09</text:p>
          </table:table-cell>
          <table:table-cell office:value-type="float" office:value="1157.26041666667" calcext:value-type="float">
            <text:p>1157,26</text:p>
          </table:table-cell>
          <table:table-cell office:value-type="float" office:value="415" calcext:value-type="float">
            <text:p>415</text:p>
          </table:table-cell>
          <table:table-cell office:value-type="float" office:value="117889" calcext:value-type="float">
            <text:p>117889</text:p>
          </table:table-cell>
          <table:table-cell office:value-type="float" office:value="4.32291666666667" calcext:value-type="float">
            <text:p>4,32</text:p>
          </table:table-cell>
          <table:table-cell office:value-type="float" office:value="1228.01041666667" calcext:value-type="float">
            <text:p>1228,0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93" calcext:value-type="float">
            <text:p>393</text:p>
          </table:table-cell>
          <table:table-cell office:value-type="float" office:value="111490" calcext:value-type="float">
            <text:p>111490</text:p>
          </table:table-cell>
          <table:table-cell office:value-type="float" office:value="4.09375" calcext:value-type="float">
            <text:p>4,09</text:p>
          </table:table-cell>
          <table:table-cell office:value-type="float" office:value="1161.35416666667" calcext:value-type="float">
            <text:p>1161,35</text:p>
          </table:table-cell>
          <table:table-cell office:value-type="float" office:value="421" calcext:value-type="float">
            <text:p>421</text:p>
          </table:table-cell>
          <table:table-cell office:value-type="float" office:value="118310" calcext:value-type="float">
            <text:p>118310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1232.39583333333" calcext:value-type="float">
            <text:p>1232,4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91" calcext:value-type="float">
            <text:p>391</text:p>
          </table:table-cell>
          <table:table-cell office:value-type="float" office:value="111881" calcext:value-type="float">
            <text:p>111881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1165.42708333333" calcext:value-type="float">
            <text:p>1165,43</text:p>
          </table:table-cell>
          <table:table-cell office:value-type="float" office:value="416" calcext:value-type="float">
            <text:p>416</text:p>
          </table:table-cell>
          <table:table-cell office:value-type="float" office:value="118726" calcext:value-type="float">
            <text:p>118726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1236.72916666667" calcext:value-type="float">
            <text:p>1236,7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93" calcext:value-type="float">
            <text:p>393</text:p>
          </table:table-cell>
          <table:table-cell office:value-type="float" office:value="112274" calcext:value-type="float">
            <text:p>112274</text:p>
          </table:table-cell>
          <table:table-cell office:value-type="float" office:value="4.09375" calcext:value-type="float">
            <text:p>4,09</text:p>
          </table:table-cell>
          <table:table-cell office:value-type="float" office:value="1169.52083333333" calcext:value-type="float">
            <text:p>1169,52</text:p>
          </table:table-cell>
          <table:table-cell office:value-type="float" office:value="413" calcext:value-type="float">
            <text:p>413</text:p>
          </table:table-cell>
          <table:table-cell office:value-type="float" office:value="119139" calcext:value-type="float">
            <text:p>119139</text:p>
          </table:table-cell>
          <table:table-cell office:value-type="float" office:value="4.30208333333333" calcext:value-type="float">
            <text:p>4,30</text:p>
          </table:table-cell>
          <table:table-cell office:value-type="float" office:value="1241.03125" calcext:value-type="float">
            <text:p>1241,0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94" calcext:value-type="float">
            <text:p>394</text:p>
          </table:table-cell>
          <table:table-cell office:value-type="float" office:value="112668" calcext:value-type="float">
            <text:p>112668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1173.625" calcext:value-type="float">
            <text:p>1173,63</text:p>
          </table:table-cell>
          <table:table-cell office:value-type="float" office:value="416" calcext:value-type="float">
            <text:p>416</text:p>
          </table:table-cell>
          <table:table-cell office:value-type="float" office:value="119555" calcext:value-type="float">
            <text:p>119555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1245.36458333333" calcext:value-type="float">
            <text:p>1245,3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92" calcext:value-type="float">
            <text:p>392</text:p>
          </table:table-cell>
          <table:table-cell office:value-type="float" office:value="113060" calcext:value-type="float">
            <text:p>113060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1177.70833333333" calcext:value-type="float">
            <text:p>1177,71</text:p>
          </table:table-cell>
          <table:table-cell office:value-type="float" office:value="420" calcext:value-type="float">
            <text:p>420</text:p>
          </table:table-cell>
          <table:table-cell office:value-type="float" office:value="119975" calcext:value-type="float">
            <text:p>119975</text:p>
          </table:table-cell>
          <table:table-cell office:value-type="float" office:value="4.375" calcext:value-type="float">
            <text:p>4,38</text:p>
          </table:table-cell>
          <table:table-cell office:value-type="float" office:value="1249.73958333333" calcext:value-type="float">
            <text:p>1249,7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93" calcext:value-type="float">
            <text:p>393</text:p>
          </table:table-cell>
          <table:table-cell office:value-type="float" office:value="113453" calcext:value-type="float">
            <text:p>113453</text:p>
          </table:table-cell>
          <table:table-cell office:value-type="float" office:value="4.09375" calcext:value-type="float">
            <text:p>4,09</text:p>
          </table:table-cell>
          <table:table-cell office:value-type="float" office:value="1181.80208333333" calcext:value-type="float">
            <text:p>1181,80</text:p>
          </table:table-cell>
          <table:table-cell office:value-type="float" office:value="418" calcext:value-type="float">
            <text:p>418</text:p>
          </table:table-cell>
          <table:table-cell office:value-type="float" office:value="120393" calcext:value-type="float">
            <text:p>120393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1254.09375" calcext:value-type="float">
            <text:p>1254,0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94" calcext:value-type="float">
            <text:p>394</text:p>
          </table:table-cell>
          <table:table-cell office:value-type="float" office:value="113847" calcext:value-type="float">
            <text:p>113847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1185.90625" calcext:value-type="float">
            <text:p>1185,91</text:p>
          </table:table-cell>
          <table:table-cell office:value-type="float" office:value="417" calcext:value-type="float">
            <text:p>417</text:p>
          </table:table-cell>
          <table:table-cell office:value-type="float" office:value="120810" calcext:value-type="float">
            <text:p>120810</text:p>
          </table:table-cell>
          <table:table-cell office:value-type="float" office:value="4.34375" calcext:value-type="float">
            <text:p>4,34</text:p>
          </table:table-cell>
          <table:table-cell office:value-type="float" office:value="1258.4375" calcext:value-type="float">
            <text:p>1258,4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93" calcext:value-type="float">
            <text:p>393</text:p>
          </table:table-cell>
          <table:table-cell office:value-type="float" office:value="114240" calcext:value-type="float">
            <text:p>114240</text:p>
          </table:table-cell>
          <table:table-cell office:value-type="float" office:value="4.09375" calcext:value-type="float">
            <text:p>4,09</text:p>
          </table:table-cell>
          <table:table-cell office:value-type="float" office:value="1190" calcext:value-type="float">
            <text:p>1190,00</text:p>
          </table:table-cell>
          <table:table-cell office:value-type="float" office:value="416" calcext:value-type="float">
            <text:p>416</text:p>
          </table:table-cell>
          <table:table-cell office:value-type="float" office:value="121226" calcext:value-type="float">
            <text:p>121226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1262.77083333333" calcext:value-type="float">
            <text:p>1262,7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00" calcext:value-type="float">
            <text:p>400</text:p>
          </table:table-cell>
          <table:table-cell office:value-type="float" office:value="114640" calcext:value-type="float">
            <text:p>114640</text:p>
          </table:table-cell>
          <table:table-cell office:value-type="float" office:value="4.16666666666667" calcext:value-type="float">
            <text:p>4,17</text:p>
          </table:table-cell>
          <table:table-cell office:value-type="float" office:value="1194.16666666667" calcext:value-type="float">
            <text:p>1194,17</text:p>
          </table:table-cell>
          <table:table-cell office:value-type="float" office:value="418" calcext:value-type="float">
            <text:p>418</text:p>
          </table:table-cell>
          <table:table-cell office:value-type="float" office:value="121644" calcext:value-type="float">
            <text:p>121644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1267.125" calcext:value-type="float">
            <text:p>1267,1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95" calcext:value-type="float">
            <text:p>395</text:p>
          </table:table-cell>
          <table:table-cell office:value-type="float" office:value="115035" calcext:value-type="float">
            <text:p>115035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1198.28125" calcext:value-type="float">
            <text:p>1198,28</text:p>
          </table:table-cell>
          <table:table-cell office:value-type="float" office:value="415" calcext:value-type="float">
            <text:p>415</text:p>
          </table:table-cell>
          <table:table-cell office:value-type="float" office:value="122059" calcext:value-type="float">
            <text:p>122059</text:p>
          </table:table-cell>
          <table:table-cell office:value-type="float" office:value="4.32291666666667" calcext:value-type="float">
            <text:p>4,32</text:p>
          </table:table-cell>
          <table:table-cell office:value-type="float" office:value="1271.44791666667" calcext:value-type="float">
            <text:p>1271,4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95" calcext:value-type="float">
            <text:p>395</text:p>
          </table:table-cell>
          <table:table-cell office:value-type="float" office:value="115430" calcext:value-type="float">
            <text:p>115430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1202.39583333333" calcext:value-type="float">
            <text:p>1202,40</text:p>
          </table:table-cell>
          <table:table-cell office:value-type="float" office:value="418" calcext:value-type="float">
            <text:p>418</text:p>
          </table:table-cell>
          <table:table-cell office:value-type="float" office:value="122477" calcext:value-type="float">
            <text:p>122477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1275.80208333333" calcext:value-type="float">
            <text:p>1275,8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95" calcext:value-type="float">
            <text:p>395</text:p>
          </table:table-cell>
          <table:table-cell office:value-type="float" office:value="115825" calcext:value-type="float">
            <text:p>115825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1206.51041666667" calcext:value-type="float">
            <text:p>1206,51</text:p>
          </table:table-cell>
          <table:table-cell office:value-type="float" office:value="420" calcext:value-type="float">
            <text:p>420</text:p>
          </table:table-cell>
          <table:table-cell office:value-type="float" office:value="122897" calcext:value-type="float">
            <text:p>122897</text:p>
          </table:table-cell>
          <table:table-cell office:value-type="float" office:value="4.375" calcext:value-type="float">
            <text:p>4,38</text:p>
          </table:table-cell>
          <table:table-cell office:value-type="float" office:value="1280.17708333333" calcext:value-type="float">
            <text:p>1280,1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90" calcext:value-type="float">
            <text:p>390</text:p>
          </table:table-cell>
          <table:table-cell office:value-type="float" office:value="116215" calcext:value-type="float">
            <text:p>116215</text:p>
          </table:table-cell>
          <table:table-cell office:value-type="float" office:value="4.0625" calcext:value-type="float">
            <text:p>4,06</text:p>
          </table:table-cell>
          <table:table-cell office:value-type="float" office:value="1210.57291666667" calcext:value-type="float">
            <text:p>1210,57</text:p>
          </table:table-cell>
          <table:table-cell office:value-type="float" office:value="414" calcext:value-type="float">
            <text:p>414</text:p>
          </table:table-cell>
          <table:table-cell office:value-type="float" office:value="123311" calcext:value-type="float">
            <text:p>123311</text:p>
          </table:table-cell>
          <table:table-cell office:value-type="float" office:value="4.3125" calcext:value-type="float">
            <text:p>4,31</text:p>
          </table:table-cell>
          <table:table-cell office:value-type="float" office:value="1284.48958333333" calcext:value-type="float">
            <text:p>1284,4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87" calcext:value-type="float">
            <text:p>387</text:p>
          </table:table-cell>
          <table:table-cell office:value-type="float" office:value="116602" calcext:value-type="float">
            <text:p>116602</text:p>
          </table:table-cell>
          <table:table-cell office:value-type="float" office:value="4.03125" calcext:value-type="float">
            <text:p>4,03</text:p>
          </table:table-cell>
          <table:table-cell office:value-type="float" office:value="1214.60416666667" calcext:value-type="float">
            <text:p>1214,60</text:p>
          </table:table-cell>
          <table:table-cell office:value-type="float" office:value="412" calcext:value-type="float">
            <text:p>412</text:p>
          </table:table-cell>
          <table:table-cell office:value-type="float" office:value="123723" calcext:value-type="float">
            <text:p>123723</text:p>
          </table:table-cell>
          <table:table-cell office:value-type="float" office:value="4.29166666666667" calcext:value-type="float">
            <text:p>4,29</text:p>
          </table:table-cell>
          <table:table-cell office:value-type="float" office:value="1288.78125" calcext:value-type="float">
            <text:p>1288,7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91" calcext:value-type="float">
            <text:p>391</text:p>
          </table:table-cell>
          <table:table-cell office:value-type="float" office:value="116993" calcext:value-type="float">
            <text:p>116993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1218.67708333333" calcext:value-type="float">
            <text:p>1218,68</text:p>
          </table:table-cell>
          <table:table-cell office:value-type="float" office:value="417" calcext:value-type="float">
            <text:p>417</text:p>
          </table:table-cell>
          <table:table-cell office:value-type="float" office:value="124140" calcext:value-type="float">
            <text:p>124140</text:p>
          </table:table-cell>
          <table:table-cell office:value-type="float" office:value="4.34375" calcext:value-type="float">
            <text:p>4,34</text:p>
          </table:table-cell>
          <table:table-cell office:value-type="float" office:value="1293.125" calcext:value-type="float">
            <text:p>1293,1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93" calcext:value-type="float">
            <text:p>393</text:p>
          </table:table-cell>
          <table:table-cell office:value-type="float" office:value="117386" calcext:value-type="float">
            <text:p>117386</text:p>
          </table:table-cell>
          <table:table-cell office:value-type="float" office:value="4.09375" calcext:value-type="float">
            <text:p>4,09</text:p>
          </table:table-cell>
          <table:table-cell office:value-type="float" office:value="1222.77083333333" calcext:value-type="float">
            <text:p>1222,77</text:p>
          </table:table-cell>
          <table:table-cell office:value-type="float" office:value="420" calcext:value-type="float">
            <text:p>420</text:p>
          </table:table-cell>
          <table:table-cell office:value-type="float" office:value="124560" calcext:value-type="float">
            <text:p>124560</text:p>
          </table:table-cell>
          <table:table-cell office:value-type="float" office:value="4.375" calcext:value-type="float">
            <text:p>4,38</text:p>
          </table:table-cell>
          <table:table-cell office:value-type="float" office:value="1297.5" calcext:value-type="float">
            <text:p>1297,5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95" calcext:value-type="float">
            <text:p>395</text:p>
          </table:table-cell>
          <table:table-cell office:value-type="float" office:value="117781" calcext:value-type="float">
            <text:p>117781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1226.88541666667" calcext:value-type="float">
            <text:p>1226,89</text:p>
          </table:table-cell>
          <table:table-cell office:value-type="float" office:value="419" calcext:value-type="float">
            <text:p>419</text:p>
          </table:table-cell>
          <table:table-cell office:value-type="float" office:value="124979" calcext:value-type="float">
            <text:p>124979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1301.86458333333" calcext:value-type="float">
            <text:p>1301,8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92" calcext:value-type="float">
            <text:p>392</text:p>
          </table:table-cell>
          <table:table-cell office:value-type="float" office:value="118173" calcext:value-type="float">
            <text:p>118173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1230.96875" calcext:value-type="float">
            <text:p>1230,97</text:p>
          </table:table-cell>
          <table:table-cell office:value-type="float" office:value="460" calcext:value-type="float">
            <text:p>460</text:p>
          </table:table-cell>
          <table:table-cell office:value-type="float" office:value="125439" calcext:value-type="float">
            <text:p>125439</text:p>
          </table:table-cell>
          <table:table-cell office:value-type="float" office:value="4.79166666666667" calcext:value-type="float">
            <text:p>4,79</text:p>
          </table:table-cell>
          <table:table-cell office:value-type="float" office:value="1306.65625" calcext:value-type="float">
            <text:p>1306,6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90" calcext:value-type="float">
            <text:p>390</text:p>
          </table:table-cell>
          <table:table-cell office:value-type="float" office:value="118563" calcext:value-type="float">
            <text:p>118563</text:p>
          </table:table-cell>
          <table:table-cell office:value-type="float" office:value="4.0625" calcext:value-type="float">
            <text:p>4,06</text:p>
          </table:table-cell>
          <table:table-cell office:value-type="float" office:value="1235.03125" calcext:value-type="float">
            <text:p>1235,03</text:p>
          </table:table-cell>
          <table:table-cell office:value-type="float" office:value="394" calcext:value-type="float">
            <text:p>394</text:p>
          </table:table-cell>
          <table:table-cell office:value-type="float" office:value="125833" calcext:value-type="float">
            <text:p>125833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1310.76041666667" calcext:value-type="float">
            <text:p>1310,7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93" calcext:value-type="float">
            <text:p>393</text:p>
          </table:table-cell>
          <table:table-cell office:value-type="float" office:value="118956" calcext:value-type="float">
            <text:p>118956</text:p>
          </table:table-cell>
          <table:table-cell office:value-type="float" office:value="4.09375" calcext:value-type="float">
            <text:p>4,09</text:p>
          </table:table-cell>
          <table:table-cell office:value-type="float" office:value="1239.125" calcext:value-type="float">
            <text:p>1239,13</text:p>
          </table:table-cell>
          <table:table-cell office:value-type="float" office:value="419" calcext:value-type="float">
            <text:p>419</text:p>
          </table:table-cell>
          <table:table-cell office:value-type="float" office:value="126252" calcext:value-type="float">
            <text:p>126252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1315.125" calcext:value-type="float">
            <text:p>1315,1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92" calcext:value-type="float">
            <text:p>392</text:p>
          </table:table-cell>
          <table:table-cell office:value-type="float" office:value="119348" calcext:value-type="float">
            <text:p>119348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1243.20833333333" calcext:value-type="float">
            <text:p>1243,21</text:p>
          </table:table-cell>
          <table:table-cell office:value-type="float" office:value="421" calcext:value-type="float">
            <text:p>421</text:p>
          </table:table-cell>
          <table:table-cell office:value-type="float" office:value="126673" calcext:value-type="float">
            <text:p>126673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1319.51041666667" calcext:value-type="float">
            <text:p>1319,5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90" calcext:value-type="float">
            <text:p>390</text:p>
          </table:table-cell>
          <table:table-cell office:value-type="float" office:value="119738" calcext:value-type="float">
            <text:p>119738</text:p>
          </table:table-cell>
          <table:table-cell office:value-type="float" office:value="4.0625" calcext:value-type="float">
            <text:p>4,06</text:p>
          </table:table-cell>
          <table:table-cell office:value-type="float" office:value="1247.27083333333" calcext:value-type="float">
            <text:p>1247,27</text:p>
          </table:table-cell>
          <table:table-cell office:value-type="float" office:value="416" calcext:value-type="float">
            <text:p>416</text:p>
          </table:table-cell>
          <table:table-cell office:value-type="float" office:value="127089" calcext:value-type="float">
            <text:p>127089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1323.84375" calcext:value-type="float">
            <text:p>1323,8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91" calcext:value-type="float">
            <text:p>391</text:p>
          </table:table-cell>
          <table:table-cell office:value-type="float" office:value="120129" calcext:value-type="float">
            <text:p>120129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1251.34375" calcext:value-type="float">
            <text:p>1251,34</text:p>
          </table:table-cell>
          <table:table-cell office:value-type="float" office:value="419" calcext:value-type="float">
            <text:p>419</text:p>
          </table:table-cell>
          <table:table-cell office:value-type="float" office:value="127508" calcext:value-type="float">
            <text:p>127508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1328.20833333333" calcext:value-type="float">
            <text:p>1328,2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92" calcext:value-type="float">
            <text:p>392</text:p>
          </table:table-cell>
          <table:table-cell office:value-type="float" office:value="120521" calcext:value-type="float">
            <text:p>120521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1255.42708333333" calcext:value-type="float">
            <text:p>1255,43</text:p>
          </table:table-cell>
          <table:table-cell office:value-type="float" office:value="415" calcext:value-type="float">
            <text:p>415</text:p>
          </table:table-cell>
          <table:table-cell office:value-type="float" office:value="127923" calcext:value-type="float">
            <text:p>127923</text:p>
          </table:table-cell>
          <table:table-cell office:value-type="float" office:value="4.32291666666667" calcext:value-type="float">
            <text:p>4,32</text:p>
          </table:table-cell>
          <table:table-cell office:value-type="float" office:value="1332.53125" calcext:value-type="float">
            <text:p>1332,5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96" calcext:value-type="float">
            <text:p>396</text:p>
          </table:table-cell>
          <table:table-cell office:value-type="float" office:value="120917" calcext:value-type="float">
            <text:p>120917</text:p>
          </table:table-cell>
          <table:table-cell office:value-type="float" office:value="4.125" calcext:value-type="float">
            <text:p>4,13</text:p>
          </table:table-cell>
          <table:table-cell office:value-type="float" office:value="1259.55208333333" calcext:value-type="float">
            <text:p>1259,55</text:p>
          </table:table-cell>
          <table:table-cell office:value-type="float" office:value="419" calcext:value-type="float">
            <text:p>419</text:p>
          </table:table-cell>
          <table:table-cell office:value-type="float" office:value="128342" calcext:value-type="float">
            <text:p>128342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1336.89583333333" calcext:value-type="float">
            <text:p>1336,9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94" calcext:value-type="float">
            <text:p>394</text:p>
          </table:table-cell>
          <table:table-cell office:value-type="float" office:value="121311" calcext:value-type="float">
            <text:p>121311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1263.65625" calcext:value-type="float">
            <text:p>1263,66</text:p>
          </table:table-cell>
          <table:table-cell office:value-type="float" office:value="420" calcext:value-type="float">
            <text:p>420</text:p>
          </table:table-cell>
          <table:table-cell office:value-type="float" office:value="128762" calcext:value-type="float">
            <text:p>128762</text:p>
          </table:table-cell>
          <table:table-cell office:value-type="float" office:value="4.375" calcext:value-type="float">
            <text:p>4,38</text:p>
          </table:table-cell>
          <table:table-cell office:value-type="float" office:value="1341.27083333333" calcext:value-type="float">
            <text:p>1341,2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88" calcext:value-type="float">
            <text:p>388</text:p>
          </table:table-cell>
          <table:table-cell office:value-type="float" office:value="121699" calcext:value-type="float">
            <text:p>121699</text:p>
          </table:table-cell>
          <table:table-cell office:value-type="float" office:value="4.04166666666667" calcext:value-type="float">
            <text:p>4,04</text:p>
          </table:table-cell>
          <table:table-cell office:value-type="float" office:value="1267.69791666667" calcext:value-type="float">
            <text:p>1267,70</text:p>
          </table:table-cell>
          <table:table-cell office:value-type="float" office:value="416" calcext:value-type="float">
            <text:p>416</text:p>
          </table:table-cell>
          <table:table-cell office:value-type="float" office:value="129178" calcext:value-type="float">
            <text:p>129178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1345.60416666667" calcext:value-type="float">
            <text:p>1345,6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92" calcext:value-type="float">
            <text:p>392</text:p>
          </table:table-cell>
          <table:table-cell office:value-type="float" office:value="122091" calcext:value-type="float">
            <text:p>122091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1271.78125" calcext:value-type="float">
            <text:p>1271,78</text:p>
          </table:table-cell>
          <table:table-cell office:value-type="float" office:value="417" calcext:value-type="float">
            <text:p>417</text:p>
          </table:table-cell>
          <table:table-cell office:value-type="float" office:value="129595" calcext:value-type="float">
            <text:p>129595</text:p>
          </table:table-cell>
          <table:table-cell office:value-type="float" office:value="4.34375" calcext:value-type="float">
            <text:p>4,34</text:p>
          </table:table-cell>
          <table:table-cell office:value-type="float" office:value="1349.94791666667" calcext:value-type="float">
            <text:p>1349,9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91" calcext:value-type="float">
            <text:p>391</text:p>
          </table:table-cell>
          <table:table-cell office:value-type="float" office:value="122482" calcext:value-type="float">
            <text:p>122482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1275.85416666667" calcext:value-type="float">
            <text:p>1275,85</text:p>
          </table:table-cell>
          <table:table-cell office:value-type="float" office:value="420" calcext:value-type="float">
            <text:p>420</text:p>
          </table:table-cell>
          <table:table-cell office:value-type="float" office:value="130015" calcext:value-type="float">
            <text:p>130015</text:p>
          </table:table-cell>
          <table:table-cell office:value-type="float" office:value="4.375" calcext:value-type="float">
            <text:p>4,38</text:p>
          </table:table-cell>
          <table:table-cell office:value-type="float" office:value="1354.32291666667" calcext:value-type="float">
            <text:p>1354,3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97" calcext:value-type="float">
            <text:p>397</text:p>
          </table:table-cell>
          <table:table-cell office:value-type="float" office:value="122879" calcext:value-type="float">
            <text:p>122879</text:p>
          </table:table-cell>
          <table:table-cell office:value-type="float" office:value="4.13541666666667" calcext:value-type="float">
            <text:p>4,14</text:p>
          </table:table-cell>
          <table:table-cell office:value-type="float" office:value="1279.98958333333" calcext:value-type="float">
            <text:p>1279,99</text:p>
          </table:table-cell>
          <table:table-cell office:value-type="float" office:value="419" calcext:value-type="float">
            <text:p>419</text:p>
          </table:table-cell>
          <table:table-cell office:value-type="float" office:value="130434" calcext:value-type="float">
            <text:p>130434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1358.6875" calcext:value-type="float">
            <text:p>1358,6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93" calcext:value-type="float">
            <text:p>393</text:p>
          </table:table-cell>
          <table:table-cell office:value-type="float" office:value="123272" calcext:value-type="float">
            <text:p>123272</text:p>
          </table:table-cell>
          <table:table-cell office:value-type="float" office:value="4.09375" calcext:value-type="float">
            <text:p>4,09</text:p>
          </table:table-cell>
          <table:table-cell office:value-type="float" office:value="1284.08333333333" calcext:value-type="float">
            <text:p>1284,08</text:p>
          </table:table-cell>
          <table:table-cell office:value-type="float" office:value="413" calcext:value-type="float">
            <text:p>413</text:p>
          </table:table-cell>
          <table:table-cell office:value-type="float" office:value="130847" calcext:value-type="float">
            <text:p>130847</text:p>
          </table:table-cell>
          <table:table-cell office:value-type="float" office:value="4.30208333333333" calcext:value-type="float">
            <text:p>4,30</text:p>
          </table:table-cell>
          <table:table-cell office:value-type="float" office:value="1362.98958333333" calcext:value-type="float">
            <text:p>1362,9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91" calcext:value-type="float">
            <text:p>391</text:p>
          </table:table-cell>
          <table:table-cell office:value-type="float" office:value="123663" calcext:value-type="float">
            <text:p>123663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1288.15625" calcext:value-type="float">
            <text:p>1288,16</text:p>
          </table:table-cell>
          <table:table-cell office:value-type="float" office:value="416" calcext:value-type="float">
            <text:p>416</text:p>
          </table:table-cell>
          <table:table-cell office:value-type="float" office:value="131263" calcext:value-type="float">
            <text:p>131263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1367.32291666667" calcext:value-type="float">
            <text:p>1367,3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87" calcext:value-type="float">
            <text:p>387</text:p>
          </table:table-cell>
          <table:table-cell office:value-type="float" office:value="124050" calcext:value-type="float">
            <text:p>124050</text:p>
          </table:table-cell>
          <table:table-cell office:value-type="float" office:value="4.03125" calcext:value-type="float">
            <text:p>4,03</text:p>
          </table:table-cell>
          <table:table-cell office:value-type="float" office:value="1292.1875" calcext:value-type="float">
            <text:p>1292,19</text:p>
          </table:table-cell>
          <table:table-cell office:value-type="float" office:value="420" calcext:value-type="float">
            <text:p>420</text:p>
          </table:table-cell>
          <table:table-cell office:value-type="float" office:value="131683" calcext:value-type="float">
            <text:p>131683</text:p>
          </table:table-cell>
          <table:table-cell office:value-type="float" office:value="4.375" calcext:value-type="float">
            <text:p>4,38</text:p>
          </table:table-cell>
          <table:table-cell office:value-type="float" office:value="1371.69791666667" calcext:value-type="float">
            <text:p>1371,7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91" calcext:value-type="float">
            <text:p>391</text:p>
          </table:table-cell>
          <table:table-cell office:value-type="float" office:value="124441" calcext:value-type="float">
            <text:p>124441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1296.26041666667" calcext:value-type="float">
            <text:p>1296,26</text:p>
          </table:table-cell>
          <table:table-cell office:value-type="float" office:value="420" calcext:value-type="float">
            <text:p>420</text:p>
          </table:table-cell>
          <table:table-cell office:value-type="float" office:value="132103" calcext:value-type="float">
            <text:p>132103</text:p>
          </table:table-cell>
          <table:table-cell office:value-type="float" office:value="4.375" calcext:value-type="float">
            <text:p>4,38</text:p>
          </table:table-cell>
          <table:table-cell office:value-type="float" office:value="1376.07291666667" calcext:value-type="float">
            <text:p>1376,0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92" calcext:value-type="float">
            <text:p>392</text:p>
          </table:table-cell>
          <table:table-cell office:value-type="float" office:value="124833" calcext:value-type="float">
            <text:p>124833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1300.34375" calcext:value-type="float">
            <text:p>1300,34</text:p>
          </table:table-cell>
          <table:table-cell office:value-type="float" office:value="418" calcext:value-type="float">
            <text:p>418</text:p>
          </table:table-cell>
          <table:table-cell office:value-type="float" office:value="132521" calcext:value-type="float">
            <text:p>132521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1380.42708333333" calcext:value-type="float">
            <text:p>1380,4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91" calcext:value-type="float">
            <text:p>391</text:p>
          </table:table-cell>
          <table:table-cell office:value-type="float" office:value="125224" calcext:value-type="float">
            <text:p>125224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1304.41666666667" calcext:value-type="float">
            <text:p>1304,42</text:p>
          </table:table-cell>
          <table:table-cell office:value-type="float" office:value="418" calcext:value-type="float">
            <text:p>418</text:p>
          </table:table-cell>
          <table:table-cell office:value-type="float" office:value="132939" calcext:value-type="float">
            <text:p>132939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1384.78125" calcext:value-type="float">
            <text:p>1384,7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96" calcext:value-type="float">
            <text:p>396</text:p>
          </table:table-cell>
          <table:table-cell office:value-type="float" office:value="125620" calcext:value-type="float">
            <text:p>125620</text:p>
          </table:table-cell>
          <table:table-cell office:value-type="float" office:value="4.125" calcext:value-type="float">
            <text:p>4,13</text:p>
          </table:table-cell>
          <table:table-cell office:value-type="float" office:value="1308.54166666667" calcext:value-type="float">
            <text:p>1308,54</text:p>
          </table:table-cell>
          <table:table-cell office:value-type="float" office:value="419" calcext:value-type="float">
            <text:p>419</text:p>
          </table:table-cell>
          <table:table-cell office:value-type="float" office:value="133358" calcext:value-type="float">
            <text:p>133358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1389.14583333333" calcext:value-type="float">
            <text:p>1389,1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92" calcext:value-type="float">
            <text:p>392</text:p>
          </table:table-cell>
          <table:table-cell office:value-type="float" office:value="126012" calcext:value-type="float">
            <text:p>126012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1312.625" calcext:value-type="float">
            <text:p>1312,63</text:p>
          </table:table-cell>
          <table:table-cell office:value-type="float" office:value="415" calcext:value-type="float">
            <text:p>415</text:p>
          </table:table-cell>
          <table:table-cell office:value-type="float" office:value="133773" calcext:value-type="float">
            <text:p>133773</text:p>
          </table:table-cell>
          <table:table-cell office:value-type="float" office:value="4.32291666666667" calcext:value-type="float">
            <text:p>4,32</text:p>
          </table:table-cell>
          <table:table-cell office:value-type="float" office:value="1393.46875" calcext:value-type="float">
            <text:p>1393,4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95" calcext:value-type="float">
            <text:p>395</text:p>
          </table:table-cell>
          <table:table-cell office:value-type="float" office:value="126407" calcext:value-type="float">
            <text:p>126407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1316.73958333333" calcext:value-type="float">
            <text:p>1316,74</text:p>
          </table:table-cell>
          <table:table-cell office:value-type="float" office:value="420" calcext:value-type="float">
            <text:p>420</text:p>
          </table:table-cell>
          <table:table-cell office:value-type="float" office:value="134193" calcext:value-type="float">
            <text:p>134193</text:p>
          </table:table-cell>
          <table:table-cell office:value-type="float" office:value="4.375" calcext:value-type="float">
            <text:p>4,38</text:p>
          </table:table-cell>
          <table:table-cell office:value-type="float" office:value="1397.84375" calcext:value-type="float">
            <text:p>1397,8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96" calcext:value-type="float">
            <text:p>396</text:p>
          </table:table-cell>
          <table:table-cell office:value-type="float" office:value="126803" calcext:value-type="float">
            <text:p>126803</text:p>
          </table:table-cell>
          <table:table-cell office:value-type="float" office:value="4.125" calcext:value-type="float">
            <text:p>4,13</text:p>
          </table:table-cell>
          <table:table-cell office:value-type="float" office:value="1320.86458333333" calcext:value-type="float">
            <text:p>1320,86</text:p>
          </table:table-cell>
          <table:table-cell office:value-type="float" office:value="417" calcext:value-type="float">
            <text:p>417</text:p>
          </table:table-cell>
          <table:table-cell office:value-type="float" office:value="134610" calcext:value-type="float">
            <text:p>134610</text:p>
          </table:table-cell>
          <table:table-cell office:value-type="float" office:value="4.34375" calcext:value-type="float">
            <text:p>4,34</text:p>
          </table:table-cell>
          <table:table-cell office:value-type="float" office:value="1402.1875" calcext:value-type="float">
            <text:p>1402,1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91" calcext:value-type="float">
            <text:p>391</text:p>
          </table:table-cell>
          <table:table-cell office:value-type="float" office:value="127194" calcext:value-type="float">
            <text:p>127194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1324.9375" calcext:value-type="float">
            <text:p>1324,94</text:p>
          </table:table-cell>
          <table:table-cell office:value-type="float" office:value="420" calcext:value-type="float">
            <text:p>420</text:p>
          </table:table-cell>
          <table:table-cell office:value-type="float" office:value="135030" calcext:value-type="float">
            <text:p>135030</text:p>
          </table:table-cell>
          <table:table-cell office:value-type="float" office:value="4.375" calcext:value-type="float">
            <text:p>4,38</text:p>
          </table:table-cell>
          <table:table-cell office:value-type="float" office:value="1406.5625" calcext:value-type="float">
            <text:p>1406,5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97" calcext:value-type="float">
            <text:p>397</text:p>
          </table:table-cell>
          <table:table-cell office:value-type="float" office:value="127591" calcext:value-type="float">
            <text:p>127591</text:p>
          </table:table-cell>
          <table:table-cell office:value-type="float" office:value="4.13541666666667" calcext:value-type="float">
            <text:p>4,14</text:p>
          </table:table-cell>
          <table:table-cell office:value-type="float" office:value="1329.07291666667" calcext:value-type="float">
            <text:p>1329,07</text:p>
          </table:table-cell>
          <table:table-cell office:value-type="float" office:value="416" calcext:value-type="float">
            <text:p>416</text:p>
          </table:table-cell>
          <table:table-cell office:value-type="float" office:value="135446" calcext:value-type="float">
            <text:p>135446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1410.89583333333" calcext:value-type="float">
            <text:p>1410,9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93" calcext:value-type="float">
            <text:p>393</text:p>
          </table:table-cell>
          <table:table-cell office:value-type="float" office:value="127984" calcext:value-type="float">
            <text:p>127984</text:p>
          </table:table-cell>
          <table:table-cell office:value-type="float" office:value="4.09375" calcext:value-type="float">
            <text:p>4,09</text:p>
          </table:table-cell>
          <table:table-cell office:value-type="float" office:value="1333.16666666667" calcext:value-type="float">
            <text:p>1333,17</text:p>
          </table:table-cell>
          <table:table-cell office:value-type="float" office:value="419" calcext:value-type="float">
            <text:p>419</text:p>
          </table:table-cell>
          <table:table-cell office:value-type="float" office:value="135865" calcext:value-type="float">
            <text:p>135865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1415.26041666667" calcext:value-type="float">
            <text:p>1415,2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94" calcext:value-type="float">
            <text:p>394</text:p>
          </table:table-cell>
          <table:table-cell office:value-type="float" office:value="128378" calcext:value-type="float">
            <text:p>128378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1337.27083333333" calcext:value-type="float">
            <text:p>1337,27</text:p>
          </table:table-cell>
          <table:table-cell office:value-type="float" office:value="418" calcext:value-type="float">
            <text:p>418</text:p>
          </table:table-cell>
          <table:table-cell office:value-type="float" office:value="136283" calcext:value-type="float">
            <text:p>136283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1419.61458333333" calcext:value-type="float">
            <text:p>1419,6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93" calcext:value-type="float">
            <text:p>393</text:p>
          </table:table-cell>
          <table:table-cell office:value-type="float" office:value="128771" calcext:value-type="float">
            <text:p>128771</text:p>
          </table:table-cell>
          <table:table-cell office:value-type="float" office:value="4.09375" calcext:value-type="float">
            <text:p>4,09</text:p>
          </table:table-cell>
          <table:table-cell office:value-type="float" office:value="1341.36458333333" calcext:value-type="float">
            <text:p>1341,36</text:p>
          </table:table-cell>
          <table:table-cell office:value-type="float" office:value="417" calcext:value-type="float">
            <text:p>417</text:p>
          </table:table-cell>
          <table:table-cell office:value-type="float" office:value="136700" calcext:value-type="float">
            <text:p>136700</text:p>
          </table:table-cell>
          <table:table-cell office:value-type="float" office:value="4.34375" calcext:value-type="float">
            <text:p>4,34</text:p>
          </table:table-cell>
          <table:table-cell office:value-type="float" office:value="1423.95833333333" calcext:value-type="float">
            <text:p>1423,9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94" calcext:value-type="float">
            <text:p>394</text:p>
          </table:table-cell>
          <table:table-cell office:value-type="float" office:value="129165" calcext:value-type="float">
            <text:p>129165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1345.46875" calcext:value-type="float">
            <text:p>1345,47</text:p>
          </table:table-cell>
          <table:table-cell office:value-type="float" office:value="418" calcext:value-type="float">
            <text:p>418</text:p>
          </table:table-cell>
          <table:table-cell office:value-type="float" office:value="137118" calcext:value-type="float">
            <text:p>137118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1428.3125" calcext:value-type="float">
            <text:p>1428,3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88" calcext:value-type="float">
            <text:p>388</text:p>
          </table:table-cell>
          <table:table-cell office:value-type="float" office:value="129553" calcext:value-type="float">
            <text:p>129553</text:p>
          </table:table-cell>
          <table:table-cell office:value-type="float" office:value="4.04166666666667" calcext:value-type="float">
            <text:p>4,04</text:p>
          </table:table-cell>
          <table:table-cell office:value-type="float" office:value="1349.51041666667" calcext:value-type="float">
            <text:p>1349,51</text:p>
          </table:table-cell>
          <table:table-cell office:value-type="float" office:value="418" calcext:value-type="float">
            <text:p>418</text:p>
          </table:table-cell>
          <table:table-cell office:value-type="float" office:value="137536" calcext:value-type="float">
            <text:p>137536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1432.66666666667" calcext:value-type="float">
            <text:p>1432,6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93" calcext:value-type="float">
            <text:p>393</text:p>
          </table:table-cell>
          <table:table-cell office:value-type="float" office:value="129946" calcext:value-type="float">
            <text:p>129946</text:p>
          </table:table-cell>
          <table:table-cell office:value-type="float" office:value="4.09375" calcext:value-type="float">
            <text:p>4,09</text:p>
          </table:table-cell>
          <table:table-cell office:value-type="float" office:value="1353.60416666667" calcext:value-type="float">
            <text:p>1353,60</text:p>
          </table:table-cell>
          <table:table-cell office:value-type="float" office:value="414" calcext:value-type="float">
            <text:p>414</text:p>
          </table:table-cell>
          <table:table-cell office:value-type="float" office:value="137950" calcext:value-type="float">
            <text:p>137950</text:p>
          </table:table-cell>
          <table:table-cell office:value-type="float" office:value="4.3125" calcext:value-type="float">
            <text:p>4,31</text:p>
          </table:table-cell>
          <table:table-cell office:value-type="float" office:value="1436.97916666667" calcext:value-type="float">
            <text:p>1436,9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89" calcext:value-type="float">
            <text:p>389</text:p>
          </table:table-cell>
          <table:table-cell office:value-type="float" office:value="130335" calcext:value-type="float">
            <text:p>130335</text:p>
          </table:table-cell>
          <table:table-cell office:value-type="float" office:value="4.05208333333333" calcext:value-type="float">
            <text:p>4,05</text:p>
          </table:table-cell>
          <table:table-cell office:value-type="float" office:value="1357.65625" calcext:value-type="float">
            <text:p>1357,66</text:p>
          </table:table-cell>
          <table:table-cell office:value-type="float" office:value="420" calcext:value-type="float">
            <text:p>420</text:p>
          </table:table-cell>
          <table:table-cell office:value-type="float" office:value="138370" calcext:value-type="float">
            <text:p>138370</text:p>
          </table:table-cell>
          <table:table-cell office:value-type="float" office:value="4.375" calcext:value-type="float">
            <text:p>4,38</text:p>
          </table:table-cell>
          <table:table-cell office:value-type="float" office:value="1441.35416666667" calcext:value-type="float">
            <text:p>1441,3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90" calcext:value-type="float">
            <text:p>390</text:p>
          </table:table-cell>
          <table:table-cell office:value-type="float" office:value="130725" calcext:value-type="float">
            <text:p>130725</text:p>
          </table:table-cell>
          <table:table-cell office:value-type="float" office:value="4.0625" calcext:value-type="float">
            <text:p>4,06</text:p>
          </table:table-cell>
          <table:table-cell office:value-type="float" office:value="1361.71875" calcext:value-type="float">
            <text:p>1361,72</text:p>
          </table:table-cell>
          <table:table-cell office:value-type="float" office:value="420" calcext:value-type="float">
            <text:p>420</text:p>
          </table:table-cell>
          <table:table-cell office:value-type="float" office:value="138790" calcext:value-type="float">
            <text:p>138790</text:p>
          </table:table-cell>
          <table:table-cell office:value-type="float" office:value="4.375" calcext:value-type="float">
            <text:p>4,38</text:p>
          </table:table-cell>
          <table:table-cell office:value-type="float" office:value="1445.72916666667" calcext:value-type="float">
            <text:p>1445,7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94" calcext:value-type="float">
            <text:p>394</text:p>
          </table:table-cell>
          <table:table-cell office:value-type="float" office:value="131119" calcext:value-type="float">
            <text:p>131119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1365.82291666667" calcext:value-type="float">
            <text:p>1365,82</text:p>
          </table:table-cell>
          <table:table-cell office:value-type="float" office:value="420" calcext:value-type="float">
            <text:p>420</text:p>
          </table:table-cell>
          <table:table-cell office:value-type="float" office:value="139210" calcext:value-type="float">
            <text:p>139210</text:p>
          </table:table-cell>
          <table:table-cell office:value-type="float" office:value="4.375" calcext:value-type="float">
            <text:p>4,38</text:p>
          </table:table-cell>
          <table:table-cell office:value-type="float" office:value="1450.10416666667" calcext:value-type="float">
            <text:p>1450,1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94" calcext:value-type="float">
            <text:p>394</text:p>
          </table:table-cell>
          <table:table-cell office:value-type="float" office:value="131513" calcext:value-type="float">
            <text:p>131513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1369.92708333333" calcext:value-type="float">
            <text:p>1369,93</text:p>
          </table:table-cell>
          <table:table-cell office:value-type="float" office:value="447" calcext:value-type="float">
            <text:p>447</text:p>
          </table:table-cell>
          <table:table-cell office:value-type="float" office:value="139657" calcext:value-type="float">
            <text:p>139657</text:p>
          </table:table-cell>
          <table:table-cell office:value-type="float" office:value="4.65625" calcext:value-type="float">
            <text:p>4,66</text:p>
          </table:table-cell>
          <table:table-cell office:value-type="float" office:value="1454.76041666667" calcext:value-type="float">
            <text:p>1454,7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92" calcext:value-type="float">
            <text:p>392</text:p>
          </table:table-cell>
          <table:table-cell office:value-type="float" office:value="131905" calcext:value-type="float">
            <text:p>131905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1374.01041666667" calcext:value-type="float">
            <text:p>1374,01</text:p>
          </table:table-cell>
          <table:table-cell office:value-type="float" office:value="418" calcext:value-type="float">
            <text:p>418</text:p>
          </table:table-cell>
          <table:table-cell office:value-type="float" office:value="140075" calcext:value-type="float">
            <text:p>140075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1459.11458333333" calcext:value-type="float">
            <text:p>1459,1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39" calcext:value-type="float">
            <text:p>439</text:p>
          </table:table-cell>
          <table:table-cell office:value-type="float" office:value="132344" calcext:value-type="float">
            <text:p>132344</text:p>
          </table:table-cell>
          <table:table-cell office:value-type="float" office:value="4.57291666666667" calcext:value-type="float">
            <text:p>4,57</text:p>
          </table:table-cell>
          <table:table-cell office:value-type="float" office:value="1378.58333333333" calcext:value-type="float">
            <text:p>1378,58</text:p>
          </table:table-cell>
          <table:table-cell office:value-type="float" office:value="418" calcext:value-type="float">
            <text:p>418</text:p>
          </table:table-cell>
          <table:table-cell office:value-type="float" office:value="140493" calcext:value-type="float">
            <text:p>140493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1463.46875" calcext:value-type="float">
            <text:p>1463,4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93" calcext:value-type="float">
            <text:p>393</text:p>
          </table:table-cell>
          <table:table-cell office:value-type="float" office:value="132737" calcext:value-type="float">
            <text:p>132737</text:p>
          </table:table-cell>
          <table:table-cell office:value-type="float" office:value="4.09375" calcext:value-type="float">
            <text:p>4,09</text:p>
          </table:table-cell>
          <table:table-cell office:value-type="float" office:value="1382.67708333333" calcext:value-type="float">
            <text:p>1382,68</text:p>
          </table:table-cell>
          <table:table-cell office:value-type="float" office:value="419" calcext:value-type="float">
            <text:p>419</text:p>
          </table:table-cell>
          <table:table-cell office:value-type="float" office:value="140912" calcext:value-type="float">
            <text:p>140912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1467.83333333333" calcext:value-type="float">
            <text:p>1467,8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93" calcext:value-type="float">
            <text:p>393</text:p>
          </table:table-cell>
          <table:table-cell office:value-type="float" office:value="133130" calcext:value-type="float">
            <text:p>133130</text:p>
          </table:table-cell>
          <table:table-cell office:value-type="float" office:value="4.09375" calcext:value-type="float">
            <text:p>4,09</text:p>
          </table:table-cell>
          <table:table-cell office:value-type="float" office:value="1386.77083333333" calcext:value-type="float">
            <text:p>1386,77</text:p>
          </table:table-cell>
          <table:table-cell office:value-type="float" office:value="415" calcext:value-type="float">
            <text:p>415</text:p>
          </table:table-cell>
          <table:table-cell office:value-type="float" office:value="141327" calcext:value-type="float">
            <text:p>141327</text:p>
          </table:table-cell>
          <table:table-cell office:value-type="float" office:value="4.32291666666667" calcext:value-type="float">
            <text:p>4,32</text:p>
          </table:table-cell>
          <table:table-cell office:value-type="float" office:value="1472.15625" calcext:value-type="float">
            <text:p>1472,1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91" calcext:value-type="float">
            <text:p>391</text:p>
          </table:table-cell>
          <table:table-cell office:value-type="float" office:value="133521" calcext:value-type="float">
            <text:p>133521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1390.84375" calcext:value-type="float">
            <text:p>1390,84</text:p>
          </table:table-cell>
          <table:table-cell office:value-type="float" office:value="417" calcext:value-type="float">
            <text:p>417</text:p>
          </table:table-cell>
          <table:table-cell office:value-type="float" office:value="141744" calcext:value-type="float">
            <text:p>141744</text:p>
          </table:table-cell>
          <table:table-cell office:value-type="float" office:value="4.34375" calcext:value-type="float">
            <text:p>4,34</text:p>
          </table:table-cell>
          <table:table-cell office:value-type="float" office:value="1476.5" calcext:value-type="float">
            <text:p>1476,5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92" calcext:value-type="float">
            <text:p>392</text:p>
          </table:table-cell>
          <table:table-cell office:value-type="float" office:value="133913" calcext:value-type="float">
            <text:p>133913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1394.92708333333" calcext:value-type="float">
            <text:p>1394,93</text:p>
          </table:table-cell>
          <table:table-cell office:value-type="float" office:value="416" calcext:value-type="float">
            <text:p>416</text:p>
          </table:table-cell>
          <table:table-cell office:value-type="float" office:value="142160" calcext:value-type="float">
            <text:p>142160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1480.83333333333" calcext:value-type="float">
            <text:p>1480,8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91" calcext:value-type="float">
            <text:p>391</text:p>
          </table:table-cell>
          <table:table-cell office:value-type="float" office:value="134304" calcext:value-type="float">
            <text:p>134304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1399" calcext:value-type="float">
            <text:p>1399,00</text:p>
          </table:table-cell>
          <table:table-cell office:value-type="float" office:value="419" calcext:value-type="float">
            <text:p>419</text:p>
          </table:table-cell>
          <table:table-cell office:value-type="float" office:value="142579" calcext:value-type="float">
            <text:p>142579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1485.19791666667" calcext:value-type="float">
            <text:p>1485,2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91" calcext:value-type="float">
            <text:p>391</text:p>
          </table:table-cell>
          <table:table-cell office:value-type="float" office:value="134695" calcext:value-type="float">
            <text:p>134695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1403.07291666667" calcext:value-type="float">
            <text:p>1403,07</text:p>
          </table:table-cell>
          <table:table-cell office:value-type="float" office:value="418" calcext:value-type="float">
            <text:p>418</text:p>
          </table:table-cell>
          <table:table-cell office:value-type="float" office:value="142997" calcext:value-type="float">
            <text:p>142997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1489.55208333333" calcext:value-type="float">
            <text:p>1489,5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96" calcext:value-type="float">
            <text:p>396</text:p>
          </table:table-cell>
          <table:table-cell office:value-type="float" office:value="135091" calcext:value-type="float">
            <text:p>135091</text:p>
          </table:table-cell>
          <table:table-cell office:value-type="float" office:value="4.125" calcext:value-type="float">
            <text:p>4,13</text:p>
          </table:table-cell>
          <table:table-cell office:value-type="float" office:value="1407.19791666667" calcext:value-type="float">
            <text:p>1407,20</text:p>
          </table:table-cell>
          <table:table-cell office:value-type="float" office:value="416" calcext:value-type="float">
            <text:p>416</text:p>
          </table:table-cell>
          <table:table-cell office:value-type="float" office:value="143413" calcext:value-type="float">
            <text:p>143413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1493.88541666667" calcext:value-type="float">
            <text:p>1493,8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97" calcext:value-type="float">
            <text:p>397</text:p>
          </table:table-cell>
          <table:table-cell office:value-type="float" office:value="135488" calcext:value-type="float">
            <text:p>135488</text:p>
          </table:table-cell>
          <table:table-cell office:value-type="float" office:value="4.13541666666667" calcext:value-type="float">
            <text:p>4,14</text:p>
          </table:table-cell>
          <table:table-cell office:value-type="float" office:value="1411.33333333333" calcext:value-type="float">
            <text:p>1411,33</text:p>
          </table:table-cell>
          <table:table-cell office:value-type="float" office:value="416" calcext:value-type="float">
            <text:p>416</text:p>
          </table:table-cell>
          <table:table-cell office:value-type="float" office:value="143829" calcext:value-type="float">
            <text:p>143829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1498.21875" calcext:value-type="float">
            <text:p>1498,2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85" calcext:value-type="float">
            <text:p>385</text:p>
          </table:table-cell>
          <table:table-cell office:value-type="float" office:value="135873" calcext:value-type="float">
            <text:p>135873</text:p>
          </table:table-cell>
          <table:table-cell office:value-type="float" office:value="4.01041666666667" calcext:value-type="float">
            <text:p>4,01</text:p>
          </table:table-cell>
          <table:table-cell office:value-type="float" office:value="1415.34375" calcext:value-type="float">
            <text:p>1415,34</text:p>
          </table:table-cell>
          <table:table-cell office:value-type="float" office:value="415" calcext:value-type="float">
            <text:p>415</text:p>
          </table:table-cell>
          <table:table-cell office:value-type="float" office:value="144244" calcext:value-type="float">
            <text:p>144244</text:p>
          </table:table-cell>
          <table:table-cell office:value-type="float" office:value="4.32291666666667" calcext:value-type="float">
            <text:p>4,32</text:p>
          </table:table-cell>
          <table:table-cell office:value-type="float" office:value="1502.54166666667" calcext:value-type="float">
            <text:p>1502,5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94" calcext:value-type="float">
            <text:p>394</text:p>
          </table:table-cell>
          <table:table-cell office:value-type="float" office:value="136267" calcext:value-type="float">
            <text:p>136267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1419.44791666667" calcext:value-type="float">
            <text:p>1419,45</text:p>
          </table:table-cell>
          <table:table-cell office:value-type="float" office:value="417" calcext:value-type="float">
            <text:p>417</text:p>
          </table:table-cell>
          <table:table-cell office:value-type="float" office:value="144661" calcext:value-type="float">
            <text:p>144661</text:p>
          </table:table-cell>
          <table:table-cell office:value-type="float" office:value="4.34375" calcext:value-type="float">
            <text:p>4,34</text:p>
          </table:table-cell>
          <table:table-cell office:value-type="float" office:value="1506.88541666667" calcext:value-type="float">
            <text:p>1506,8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92" calcext:value-type="float">
            <text:p>392</text:p>
          </table:table-cell>
          <table:table-cell office:value-type="float" office:value="136659" calcext:value-type="float">
            <text:p>136659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1423.53125" calcext:value-type="float">
            <text:p>1423,53</text:p>
          </table:table-cell>
          <table:table-cell office:value-type="float" office:value="418" calcext:value-type="float">
            <text:p>418</text:p>
          </table:table-cell>
          <table:table-cell office:value-type="float" office:value="145079" calcext:value-type="float">
            <text:p>145079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1511.23958333333" calcext:value-type="float">
            <text:p>1511,2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94" calcext:value-type="float">
            <text:p>394</text:p>
          </table:table-cell>
          <table:table-cell office:value-type="float" office:value="137053" calcext:value-type="float">
            <text:p>137053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1427.63541666667" calcext:value-type="float">
            <text:p>1427,64</text:p>
          </table:table-cell>
          <table:table-cell office:value-type="float" office:value="416" calcext:value-type="float">
            <text:p>416</text:p>
          </table:table-cell>
          <table:table-cell office:value-type="float" office:value="145495" calcext:value-type="float">
            <text:p>145495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1515.57291666667" calcext:value-type="float">
            <text:p>1515,5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94" calcext:value-type="float">
            <text:p>394</text:p>
          </table:table-cell>
          <table:table-cell office:value-type="float" office:value="137447" calcext:value-type="float">
            <text:p>137447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1431.73958333333" calcext:value-type="float">
            <text:p>1431,74</text:p>
          </table:table-cell>
          <table:table-cell office:value-type="float" office:value="417" calcext:value-type="float">
            <text:p>417</text:p>
          </table:table-cell>
          <table:table-cell office:value-type="float" office:value="145912" calcext:value-type="float">
            <text:p>145912</text:p>
          </table:table-cell>
          <table:table-cell office:value-type="float" office:value="4.34375" calcext:value-type="float">
            <text:p>4,34</text:p>
          </table:table-cell>
          <table:table-cell office:value-type="float" office:value="1519.91666666667" calcext:value-type="float">
            <text:p>1519,9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92" calcext:value-type="float">
            <text:p>392</text:p>
          </table:table-cell>
          <table:table-cell office:value-type="float" office:value="137839" calcext:value-type="float">
            <text:p>137839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1435.82291666667" calcext:value-type="float">
            <text:p>1435,82</text:p>
          </table:table-cell>
          <table:table-cell office:value-type="float" office:value="415" calcext:value-type="float">
            <text:p>415</text:p>
          </table:table-cell>
          <table:table-cell office:value-type="float" office:value="146327" calcext:value-type="float">
            <text:p>146327</text:p>
          </table:table-cell>
          <table:table-cell office:value-type="float" office:value="4.32291666666667" calcext:value-type="float">
            <text:p>4,32</text:p>
          </table:table-cell>
          <table:table-cell office:value-type="float" office:value="1524.23958333333" calcext:value-type="float">
            <text:p>1524,2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96" calcext:value-type="float">
            <text:p>396</text:p>
          </table:table-cell>
          <table:table-cell office:value-type="float" office:value="138235" calcext:value-type="float">
            <text:p>138235</text:p>
          </table:table-cell>
          <table:table-cell office:value-type="float" office:value="4.125" calcext:value-type="float">
            <text:p>4,13</text:p>
          </table:table-cell>
          <table:table-cell office:value-type="float" office:value="1439.94791666667" calcext:value-type="float">
            <text:p>1439,95</text:p>
          </table:table-cell>
          <table:table-cell office:value-type="float" office:value="417" calcext:value-type="float">
            <text:p>417</text:p>
          </table:table-cell>
          <table:table-cell office:value-type="float" office:value="146744" calcext:value-type="float">
            <text:p>146744</text:p>
          </table:table-cell>
          <table:table-cell office:value-type="float" office:value="4.34375" calcext:value-type="float">
            <text:p>4,34</text:p>
          </table:table-cell>
          <table:table-cell office:value-type="float" office:value="1528.58333333333" calcext:value-type="float">
            <text:p>1528,5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92" calcext:value-type="float">
            <text:p>392</text:p>
          </table:table-cell>
          <table:table-cell office:value-type="float" office:value="138627" calcext:value-type="float">
            <text:p>138627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1444.03125" calcext:value-type="float">
            <text:p>1444,03</text:p>
          </table:table-cell>
          <table:table-cell office:value-type="float" office:value="416" calcext:value-type="float">
            <text:p>416</text:p>
          </table:table-cell>
          <table:table-cell office:value-type="float" office:value="147160" calcext:value-type="float">
            <text:p>147160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1532.91666666667" calcext:value-type="float">
            <text:p>1532,9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90" calcext:value-type="float">
            <text:p>390</text:p>
          </table:table-cell>
          <table:table-cell office:value-type="float" office:value="139017" calcext:value-type="float">
            <text:p>139017</text:p>
          </table:table-cell>
          <table:table-cell office:value-type="float" office:value="4.0625" calcext:value-type="float">
            <text:p>4,06</text:p>
          </table:table-cell>
          <table:table-cell office:value-type="float" office:value="1448.09375" calcext:value-type="float">
            <text:p>1448,09</text:p>
          </table:table-cell>
          <table:table-cell office:value-type="float" office:value="418" calcext:value-type="float">
            <text:p>418</text:p>
          </table:table-cell>
          <table:table-cell office:value-type="float" office:value="147578" calcext:value-type="float">
            <text:p>147578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1537.27083333333" calcext:value-type="float">
            <text:p>1537,2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92" calcext:value-type="float">
            <text:p>392</text:p>
          </table:table-cell>
          <table:table-cell office:value-type="float" office:value="139409" calcext:value-type="float">
            <text:p>139409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1452.17708333333" calcext:value-type="float">
            <text:p>1452,18</text:p>
          </table:table-cell>
          <table:table-cell office:value-type="float" office:value="413" calcext:value-type="float">
            <text:p>413</text:p>
          </table:table-cell>
          <table:table-cell office:value-type="float" office:value="147991" calcext:value-type="float">
            <text:p>147991</text:p>
          </table:table-cell>
          <table:table-cell office:value-type="float" office:value="4.30208333333333" calcext:value-type="float">
            <text:p>4,30</text:p>
          </table:table-cell>
          <table:table-cell office:value-type="float" office:value="1541.57291666667" calcext:value-type="float">
            <text:p>1541,5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92" calcext:value-type="float">
            <text:p>392</text:p>
          </table:table-cell>
          <table:table-cell office:value-type="float" office:value="139801" calcext:value-type="float">
            <text:p>139801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1456.26041666667" calcext:value-type="float">
            <text:p>1456,26</text:p>
          </table:table-cell>
          <table:table-cell office:value-type="float" office:value="418" calcext:value-type="float">
            <text:p>418</text:p>
          </table:table-cell>
          <table:table-cell office:value-type="float" office:value="148409" calcext:value-type="float">
            <text:p>148409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1545.92708333333" calcext:value-type="float">
            <text:p>1545,9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94" calcext:value-type="float">
            <text:p>394</text:p>
          </table:table-cell>
          <table:table-cell office:value-type="float" office:value="140195" calcext:value-type="float">
            <text:p>140195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1460.36458333333" calcext:value-type="float">
            <text:p>1460,36</text:p>
          </table:table-cell>
          <table:table-cell office:value-type="float" office:value="411" calcext:value-type="float">
            <text:p>411</text:p>
          </table:table-cell>
          <table:table-cell office:value-type="float" office:value="148820" calcext:value-type="float">
            <text:p>148820</text:p>
          </table:table-cell>
          <table:table-cell office:value-type="float" office:value="4.28125" calcext:value-type="float">
            <text:p>4,28</text:p>
          </table:table-cell>
          <table:table-cell office:value-type="float" office:value="1550.20833333333" calcext:value-type="float">
            <text:p>1550,2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95" calcext:value-type="float">
            <text:p>395</text:p>
          </table:table-cell>
          <table:table-cell office:value-type="float" office:value="140590" calcext:value-type="float">
            <text:p>140590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1464.47916666667" calcext:value-type="float">
            <text:p>1464,48</text:p>
          </table:table-cell>
          <table:table-cell office:value-type="float" office:value="415" calcext:value-type="float">
            <text:p>415</text:p>
          </table:table-cell>
          <table:table-cell office:value-type="float" office:value="149235" calcext:value-type="float">
            <text:p>149235</text:p>
          </table:table-cell>
          <table:table-cell office:value-type="float" office:value="4.32291666666667" calcext:value-type="float">
            <text:p>4,32</text:p>
          </table:table-cell>
          <table:table-cell office:value-type="float" office:value="1554.53125" calcext:value-type="float">
            <text:p>1554,5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89" calcext:value-type="float">
            <text:p>389</text:p>
          </table:table-cell>
          <table:table-cell office:value-type="float" office:value="140979" calcext:value-type="float">
            <text:p>140979</text:p>
          </table:table-cell>
          <table:table-cell office:value-type="float" office:value="4.05208333333333" calcext:value-type="float">
            <text:p>4,05</text:p>
          </table:table-cell>
          <table:table-cell office:value-type="float" office:value="1468.53125" calcext:value-type="float">
            <text:p>1468,53</text:p>
          </table:table-cell>
          <table:table-cell office:value-type="float" office:value="417" calcext:value-type="float">
            <text:p>417</text:p>
          </table:table-cell>
          <table:table-cell office:value-type="float" office:value="149652" calcext:value-type="float">
            <text:p>149652</text:p>
          </table:table-cell>
          <table:table-cell office:value-type="float" office:value="4.34375" calcext:value-type="float">
            <text:p>4,34</text:p>
          </table:table-cell>
          <table:table-cell office:value-type="float" office:value="1558.875" calcext:value-type="float">
            <text:p>1558,8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91" calcext:value-type="float">
            <text:p>391</text:p>
          </table:table-cell>
          <table:table-cell office:value-type="float" office:value="141370" calcext:value-type="float">
            <text:p>141370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1472.60416666667" calcext:value-type="float">
            <text:p>1472,60</text:p>
          </table:table-cell>
          <table:table-cell office:value-type="float" office:value="412" calcext:value-type="float">
            <text:p>412</text:p>
          </table:table-cell>
          <table:table-cell office:value-type="float" office:value="150064" calcext:value-type="float">
            <text:p>150064</text:p>
          </table:table-cell>
          <table:table-cell office:value-type="float" office:value="4.29166666666667" calcext:value-type="float">
            <text:p>4,29</text:p>
          </table:table-cell>
          <table:table-cell office:value-type="float" office:value="1563.16666666667" calcext:value-type="float">
            <text:p>1563,1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90" calcext:value-type="float">
            <text:p>390</text:p>
          </table:table-cell>
          <table:table-cell office:value-type="float" office:value="141760" calcext:value-type="float">
            <text:p>141760</text:p>
          </table:table-cell>
          <table:table-cell office:value-type="float" office:value="4.0625" calcext:value-type="float">
            <text:p>4,06</text:p>
          </table:table-cell>
          <table:table-cell office:value-type="float" office:value="1476.66666666667" calcext:value-type="float">
            <text:p>1476,67</text:p>
          </table:table-cell>
          <table:table-cell office:value-type="float" office:value="418" calcext:value-type="float">
            <text:p>418</text:p>
          </table:table-cell>
          <table:table-cell office:value-type="float" office:value="150482" calcext:value-type="float">
            <text:p>150482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1567.52083333333" calcext:value-type="float">
            <text:p>1567,5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96" calcext:value-type="float">
            <text:p>396</text:p>
          </table:table-cell>
          <table:table-cell office:value-type="float" office:value="142156" calcext:value-type="float">
            <text:p>142156</text:p>
          </table:table-cell>
          <table:table-cell office:value-type="float" office:value="4.125" calcext:value-type="float">
            <text:p>4,13</text:p>
          </table:table-cell>
          <table:table-cell office:value-type="float" office:value="1480.79166666667" calcext:value-type="float">
            <text:p>1480,79</text:p>
          </table:table-cell>
          <table:table-cell office:value-type="float" office:value="415" calcext:value-type="float">
            <text:p>415</text:p>
          </table:table-cell>
          <table:table-cell office:value-type="float" office:value="150897" calcext:value-type="float">
            <text:p>150897</text:p>
          </table:table-cell>
          <table:table-cell office:value-type="float" office:value="4.32291666666667" calcext:value-type="float">
            <text:p>4,32</text:p>
          </table:table-cell>
          <table:table-cell office:value-type="float" office:value="1571.84375" calcext:value-type="float">
            <text:p>1571,8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92" calcext:value-type="float">
            <text:p>392</text:p>
          </table:table-cell>
          <table:table-cell office:value-type="float" office:value="142548" calcext:value-type="float">
            <text:p>142548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1484.875" calcext:value-type="float">
            <text:p>1484,88</text:p>
          </table:table-cell>
          <table:table-cell office:value-type="float" office:value="420" calcext:value-type="float">
            <text:p>420</text:p>
          </table:table-cell>
          <table:table-cell office:value-type="float" office:value="151317" calcext:value-type="float">
            <text:p>151317</text:p>
          </table:table-cell>
          <table:table-cell office:value-type="float" office:value="4.375" calcext:value-type="float">
            <text:p>4,38</text:p>
          </table:table-cell>
          <table:table-cell office:value-type="float" office:value="1576.21875" calcext:value-type="float">
            <text:p>1576,2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94" calcext:value-type="float">
            <text:p>394</text:p>
          </table:table-cell>
          <table:table-cell office:value-type="float" office:value="142942" calcext:value-type="float">
            <text:p>142942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1488.97916666667" calcext:value-type="float">
            <text:p>1488,98</text:p>
          </table:table-cell>
          <table:table-cell office:value-type="float" office:value="419" calcext:value-type="float">
            <text:p>419</text:p>
          </table:table-cell>
          <table:table-cell office:value-type="float" office:value="151736" calcext:value-type="float">
            <text:p>151736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1580.58333333333" calcext:value-type="float">
            <text:p>1580,5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90" calcext:value-type="float">
            <text:p>390</text:p>
          </table:table-cell>
          <table:table-cell office:value-type="float" office:value="143332" calcext:value-type="float">
            <text:p>143332</text:p>
          </table:table-cell>
          <table:table-cell office:value-type="float" office:value="4.0625" calcext:value-type="float">
            <text:p>4,06</text:p>
          </table:table-cell>
          <table:table-cell office:value-type="float" office:value="1493.04166666667" calcext:value-type="float">
            <text:p>1493,04</text:p>
          </table:table-cell>
          <table:table-cell office:value-type="float" office:value="414" calcext:value-type="float">
            <text:p>414</text:p>
          </table:table-cell>
          <table:table-cell office:value-type="float" office:value="152150" calcext:value-type="float">
            <text:p>152150</text:p>
          </table:table-cell>
          <table:table-cell office:value-type="float" office:value="4.3125" calcext:value-type="float">
            <text:p>4,31</text:p>
          </table:table-cell>
          <table:table-cell office:value-type="float" office:value="1584.89583333333" calcext:value-type="float">
            <text:p>1584,9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89" calcext:value-type="float">
            <text:p>389</text:p>
          </table:table-cell>
          <table:table-cell office:value-type="float" office:value="143721" calcext:value-type="float">
            <text:p>143721</text:p>
          </table:table-cell>
          <table:table-cell office:value-type="float" office:value="4.05208333333333" calcext:value-type="float">
            <text:p>4,05</text:p>
          </table:table-cell>
          <table:table-cell office:value-type="float" office:value="1497.09375" calcext:value-type="float">
            <text:p>1497,09</text:p>
          </table:table-cell>
          <table:table-cell office:value-type="float" office:value="416" calcext:value-type="float">
            <text:p>416</text:p>
          </table:table-cell>
          <table:table-cell office:value-type="float" office:value="152566" calcext:value-type="float">
            <text:p>152566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1589.22916666667" calcext:value-type="float">
            <text:p>1589,2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90" calcext:value-type="float">
            <text:p>390</text:p>
          </table:table-cell>
          <table:table-cell office:value-type="float" office:value="144111" calcext:value-type="float">
            <text:p>144111</text:p>
          </table:table-cell>
          <table:table-cell office:value-type="float" office:value="4.0625" calcext:value-type="float">
            <text:p>4,06</text:p>
          </table:table-cell>
          <table:table-cell office:value-type="float" office:value="1501.15625" calcext:value-type="float">
            <text:p>1501,16</text:p>
          </table:table-cell>
          <table:table-cell office:value-type="float" office:value="417" calcext:value-type="float">
            <text:p>417</text:p>
          </table:table-cell>
          <table:table-cell office:value-type="float" office:value="152983" calcext:value-type="float">
            <text:p>152983</text:p>
          </table:table-cell>
          <table:table-cell office:value-type="float" office:value="4.34375" calcext:value-type="float">
            <text:p>4,34</text:p>
          </table:table-cell>
          <table:table-cell office:value-type="float" office:value="1593.57291666667" calcext:value-type="float">
            <text:p>1593,5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91" calcext:value-type="float">
            <text:p>391</text:p>
          </table:table-cell>
          <table:table-cell office:value-type="float" office:value="144502" calcext:value-type="float">
            <text:p>144502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1505.22916666667" calcext:value-type="float">
            <text:p>1505,23</text:p>
          </table:table-cell>
          <table:table-cell office:value-type="float" office:value="452" calcext:value-type="float">
            <text:p>452</text:p>
          </table:table-cell>
          <table:table-cell office:value-type="float" office:value="153435" calcext:value-type="float">
            <text:p>153435</text:p>
          </table:table-cell>
          <table:table-cell office:value-type="float" office:value="4.70833333333333" calcext:value-type="float">
            <text:p>4,71</text:p>
          </table:table-cell>
          <table:table-cell office:value-type="float" office:value="1598.28125" calcext:value-type="float">
            <text:p>1598,2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91" calcext:value-type="float">
            <text:p>391</text:p>
          </table:table-cell>
          <table:table-cell office:value-type="float" office:value="144893" calcext:value-type="float">
            <text:p>144893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1509.30208333333" calcext:value-type="float">
            <text:p>1509,30</text:p>
          </table:table-cell>
          <table:table-cell office:value-type="float" office:value="422" calcext:value-type="float">
            <text:p>422</text:p>
          </table:table-cell>
          <table:table-cell office:value-type="float" office:value="153857" calcext:value-type="float">
            <text:p>153857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1602.67708333333" calcext:value-type="float">
            <text:p>1602,6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91" calcext:value-type="float">
            <text:p>391</text:p>
          </table:table-cell>
          <table:table-cell office:value-type="float" office:value="145284" calcext:value-type="float">
            <text:p>145284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1513.375" calcext:value-type="float">
            <text:p>1513,38</text:p>
          </table:table-cell>
          <table:table-cell office:value-type="float" office:value="418" calcext:value-type="float">
            <text:p>418</text:p>
          </table:table-cell>
          <table:table-cell office:value-type="float" office:value="154275" calcext:value-type="float">
            <text:p>154275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1607.03125" calcext:value-type="float">
            <text:p>1607,0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91" calcext:value-type="float">
            <text:p>391</text:p>
          </table:table-cell>
          <table:table-cell office:value-type="float" office:value="145675" calcext:value-type="float">
            <text:p>145675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1517.44791666667" calcext:value-type="float">
            <text:p>1517,45</text:p>
          </table:table-cell>
          <table:table-cell office:value-type="float" office:value="415" calcext:value-type="float">
            <text:p>415</text:p>
          </table:table-cell>
          <table:table-cell office:value-type="float" office:value="154690" calcext:value-type="float">
            <text:p>154690</text:p>
          </table:table-cell>
          <table:table-cell office:value-type="float" office:value="4.32291666666667" calcext:value-type="float">
            <text:p>4,32</text:p>
          </table:table-cell>
          <table:table-cell office:value-type="float" office:value="1611.35416666667" calcext:value-type="float">
            <text:p>1611,3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92" calcext:value-type="float">
            <text:p>392</text:p>
          </table:table-cell>
          <table:table-cell office:value-type="float" office:value="146067" calcext:value-type="float">
            <text:p>146067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1521.53125" calcext:value-type="float">
            <text:p>1521,53</text:p>
          </table:table-cell>
          <table:table-cell office:value-type="float" office:value="417" calcext:value-type="float">
            <text:p>417</text:p>
          </table:table-cell>
          <table:table-cell office:value-type="float" office:value="155107" calcext:value-type="float">
            <text:p>155107</text:p>
          </table:table-cell>
          <table:table-cell office:value-type="float" office:value="4.34375" calcext:value-type="float">
            <text:p>4,34</text:p>
          </table:table-cell>
          <table:table-cell office:value-type="float" office:value="1615.69791666667" calcext:value-type="float">
            <text:p>1615,7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87" calcext:value-type="float">
            <text:p>387</text:p>
          </table:table-cell>
          <table:table-cell office:value-type="float" office:value="146454" calcext:value-type="float">
            <text:p>146454</text:p>
          </table:table-cell>
          <table:table-cell office:value-type="float" office:value="4.03125" calcext:value-type="float">
            <text:p>4,03</text:p>
          </table:table-cell>
          <table:table-cell office:value-type="float" office:value="1525.5625" calcext:value-type="float">
            <text:p>1525,56</text:p>
          </table:table-cell>
          <table:table-cell office:value-type="float" office:value="419" calcext:value-type="float">
            <text:p>419</text:p>
          </table:table-cell>
          <table:table-cell office:value-type="float" office:value="155526" calcext:value-type="float">
            <text:p>155526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1620.0625" calcext:value-type="float">
            <text:p>1620,0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94" calcext:value-type="float">
            <text:p>394</text:p>
          </table:table-cell>
          <table:table-cell office:value-type="float" office:value="146848" calcext:value-type="float">
            <text:p>146848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1529.66666666667" calcext:value-type="float">
            <text:p>1529,67</text:p>
          </table:table-cell>
          <table:table-cell office:value-type="float" office:value="417" calcext:value-type="float">
            <text:p>417</text:p>
          </table:table-cell>
          <table:table-cell office:value-type="float" office:value="155943" calcext:value-type="float">
            <text:p>155943</text:p>
          </table:table-cell>
          <table:table-cell office:value-type="float" office:value="4.34375" calcext:value-type="float">
            <text:p>4,34</text:p>
          </table:table-cell>
          <table:table-cell office:value-type="float" office:value="1624.40625" calcext:value-type="float">
            <text:p>1624,4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93" calcext:value-type="float">
            <text:p>393</text:p>
          </table:table-cell>
          <table:table-cell office:value-type="float" office:value="147241" calcext:value-type="float">
            <text:p>147241</text:p>
          </table:table-cell>
          <table:table-cell office:value-type="float" office:value="4.09375" calcext:value-type="float">
            <text:p>4,09</text:p>
          </table:table-cell>
          <table:table-cell office:value-type="float" office:value="1533.76041666667" calcext:value-type="float">
            <text:p>1533,76</text:p>
          </table:table-cell>
          <table:table-cell office:value-type="float" office:value="414" calcext:value-type="float">
            <text:p>414</text:p>
          </table:table-cell>
          <table:table-cell office:value-type="float" office:value="156357" calcext:value-type="float">
            <text:p>156357</text:p>
          </table:table-cell>
          <table:table-cell office:value-type="float" office:value="4.3125" calcext:value-type="float">
            <text:p>4,31</text:p>
          </table:table-cell>
          <table:table-cell office:value-type="float" office:value="1628.71875" calcext:value-type="float">
            <text:p>1628,7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94" calcext:value-type="float">
            <text:p>394</text:p>
          </table:table-cell>
          <table:table-cell office:value-type="float" office:value="147635" calcext:value-type="float">
            <text:p>147635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1537.86458333333" calcext:value-type="float">
            <text:p>1537,86</text:p>
          </table:table-cell>
          <table:table-cell office:value-type="float" office:value="419" calcext:value-type="float">
            <text:p>419</text:p>
          </table:table-cell>
          <table:table-cell office:value-type="float" office:value="156776" calcext:value-type="float">
            <text:p>156776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1633.08333333333" calcext:value-type="float">
            <text:p>1633,0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92" calcext:value-type="float">
            <text:p>392</text:p>
          </table:table-cell>
          <table:table-cell office:value-type="float" office:value="148027" calcext:value-type="float">
            <text:p>148027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1541.94791666667" calcext:value-type="float">
            <text:p>1541,95</text:p>
          </table:table-cell>
          <table:table-cell office:value-type="float" office:value="416" calcext:value-type="float">
            <text:p>416</text:p>
          </table:table-cell>
          <table:table-cell office:value-type="float" office:value="157192" calcext:value-type="float">
            <text:p>157192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1637.41666666667" calcext:value-type="float">
            <text:p>1637,4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94" calcext:value-type="float">
            <text:p>394</text:p>
          </table:table-cell>
          <table:table-cell office:value-type="float" office:value="148421" calcext:value-type="float">
            <text:p>148421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1546.05208333333" calcext:value-type="float">
            <text:p>1546,05</text:p>
          </table:table-cell>
          <table:table-cell office:value-type="float" office:value="414" calcext:value-type="float">
            <text:p>414</text:p>
          </table:table-cell>
          <table:table-cell office:value-type="float" office:value="157606" calcext:value-type="float">
            <text:p>157606</text:p>
          </table:table-cell>
          <table:table-cell office:value-type="float" office:value="4.3125" calcext:value-type="float">
            <text:p>4,31</text:p>
          </table:table-cell>
          <table:table-cell office:value-type="float" office:value="1641.72916666667" calcext:value-type="float">
            <text:p>1641,7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91" calcext:value-type="float">
            <text:p>391</text:p>
          </table:table-cell>
          <table:table-cell office:value-type="float" office:value="148812" calcext:value-type="float">
            <text:p>148812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1550.125" calcext:value-type="float">
            <text:p>1550,13</text:p>
          </table:table-cell>
          <table:table-cell office:value-type="float" office:value="413" calcext:value-type="float">
            <text:p>413</text:p>
          </table:table-cell>
          <table:table-cell office:value-type="float" office:value="158019" calcext:value-type="float">
            <text:p>158019</text:p>
          </table:table-cell>
          <table:table-cell office:value-type="float" office:value="4.30208333333333" calcext:value-type="float">
            <text:p>4,30</text:p>
          </table:table-cell>
          <table:table-cell office:value-type="float" office:value="1646.03125" calcext:value-type="float">
            <text:p>1646,0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94" calcext:value-type="float">
            <text:p>394</text:p>
          </table:table-cell>
          <table:table-cell office:value-type="float" office:value="149206" calcext:value-type="float">
            <text:p>149206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1554.22916666667" calcext:value-type="float">
            <text:p>1554,23</text:p>
          </table:table-cell>
          <table:table-cell office:value-type="float" office:value="420" calcext:value-type="float">
            <text:p>420</text:p>
          </table:table-cell>
          <table:table-cell office:value-type="float" office:value="158439" calcext:value-type="float">
            <text:p>158439</text:p>
          </table:table-cell>
          <table:table-cell office:value-type="float" office:value="4.375" calcext:value-type="float">
            <text:p>4,38</text:p>
          </table:table-cell>
          <table:table-cell office:value-type="float" office:value="1650.40625" calcext:value-type="float">
            <text:p>1650,4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149595" calcext:value-type="float">
            <text:p>149595</text:p>
          </table:table-cell>
          <table:table-cell office:value-type="float" office:value="4.05208333333333" calcext:value-type="float">
            <text:p>4,05</text:p>
          </table:table-cell>
          <table:table-cell office:value-type="float" office:value="1558.28125" calcext:value-type="float">
            <text:p>1558,28</text:p>
          </table:table-cell>
          <table:table-cell office:value-type="float" office:value="411" calcext:value-type="float">
            <text:p>411</text:p>
          </table:table-cell>
          <table:table-cell office:value-type="float" office:value="158850" calcext:value-type="float">
            <text:p>158850</text:p>
          </table:table-cell>
          <table:table-cell office:value-type="float" office:value="4.28125" calcext:value-type="float">
            <text:p>4,28</text:p>
          </table:table-cell>
          <table:table-cell office:value-type="float" office:value="1654.6875" calcext:value-type="float">
            <text:p>1654,69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93" calcext:value-type="float">
            <text:p>393</text:p>
          </table:table-cell>
          <table:table-cell office:value-type="float" office:value="149988" calcext:value-type="float">
            <text:p>149988</text:p>
          </table:table-cell>
          <table:table-cell office:value-type="float" office:value="4.09375" calcext:value-type="float">
            <text:p>4,09</text:p>
          </table:table-cell>
          <table:table-cell office:value-type="float" office:value="1562.375" calcext:value-type="float">
            <text:p>1562,38</text:p>
          </table:table-cell>
          <table:table-cell office:value-type="float" office:value="416" calcext:value-type="float">
            <text:p>416</text:p>
          </table:table-cell>
          <table:table-cell office:value-type="float" office:value="159266" calcext:value-type="float">
            <text:p>159266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1659.02083333333" calcext:value-type="float">
            <text:p>1659,0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95" calcext:value-type="float">
            <text:p>395</text:p>
          </table:table-cell>
          <table:table-cell office:value-type="float" office:value="150383" calcext:value-type="float">
            <text:p>150383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1566.48958333333" calcext:value-type="float">
            <text:p>1566,49</text:p>
          </table:table-cell>
          <table:table-cell office:value-type="float" office:value="418" calcext:value-type="float">
            <text:p>418</text:p>
          </table:table-cell>
          <table:table-cell office:value-type="float" office:value="159684" calcext:value-type="float">
            <text:p>159684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1663.375" calcext:value-type="float">
            <text:p>1663,3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95" calcext:value-type="float">
            <text:p>395</text:p>
          </table:table-cell>
          <table:table-cell office:value-type="float" office:value="150778" calcext:value-type="float">
            <text:p>150778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1570.60416666667" calcext:value-type="float">
            <text:p>1570,60</text:p>
          </table:table-cell>
          <table:table-cell office:value-type="float" office:value="415" calcext:value-type="float">
            <text:p>415</text:p>
          </table:table-cell>
          <table:table-cell office:value-type="float" office:value="160099" calcext:value-type="float">
            <text:p>160099</text:p>
          </table:table-cell>
          <table:table-cell office:value-type="float" office:value="4.32291666666667" calcext:value-type="float">
            <text:p>4,32</text:p>
          </table:table-cell>
          <table:table-cell office:value-type="float" office:value="1667.69791666667" calcext:value-type="float">
            <text:p>1667,7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95" calcext:value-type="float">
            <text:p>395</text:p>
          </table:table-cell>
          <table:table-cell office:value-type="float" office:value="151173" calcext:value-type="float">
            <text:p>151173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1574.71875" calcext:value-type="float">
            <text:p>1574,72</text:p>
          </table:table-cell>
          <table:table-cell office:value-type="float" office:value="415" calcext:value-type="float">
            <text:p>415</text:p>
          </table:table-cell>
          <table:table-cell office:value-type="float" office:value="160514" calcext:value-type="float">
            <text:p>160514</text:p>
          </table:table-cell>
          <table:table-cell office:value-type="float" office:value="4.32291666666667" calcext:value-type="float">
            <text:p>4,32</text:p>
          </table:table-cell>
          <table:table-cell office:value-type="float" office:value="1672.02083333333" calcext:value-type="float">
            <text:p>1672,0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94" calcext:value-type="float">
            <text:p>394</text:p>
          </table:table-cell>
          <table:table-cell office:value-type="float" office:value="151567" calcext:value-type="float">
            <text:p>151567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1578.82291666667" calcext:value-type="float">
            <text:p>1578,82</text:p>
          </table:table-cell>
          <table:table-cell office:value-type="float" office:value="418" calcext:value-type="float">
            <text:p>418</text:p>
          </table:table-cell>
          <table:table-cell office:value-type="float" office:value="160932" calcext:value-type="float">
            <text:p>160932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1676.375" calcext:value-type="float">
            <text:p>1676,3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95" calcext:value-type="float">
            <text:p>395</text:p>
          </table:table-cell>
          <table:table-cell office:value-type="float" office:value="151962" calcext:value-type="float">
            <text:p>151962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1582.9375" calcext:value-type="float">
            <text:p>1582,94</text:p>
          </table:table-cell>
          <table:table-cell office:value-type="float" office:value="417" calcext:value-type="float">
            <text:p>417</text:p>
          </table:table-cell>
          <table:table-cell office:value-type="float" office:value="161349" calcext:value-type="float">
            <text:p>161349</text:p>
          </table:table-cell>
          <table:table-cell office:value-type="float" office:value="4.34375" calcext:value-type="float">
            <text:p>4,34</text:p>
          </table:table-cell>
          <table:table-cell office:value-type="float" office:value="1680.71875" calcext:value-type="float">
            <text:p>1680,7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92" calcext:value-type="float">
            <text:p>392</text:p>
          </table:table-cell>
          <table:table-cell office:value-type="float" office:value="152354" calcext:value-type="float">
            <text:p>152354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1587.02083333333" calcext:value-type="float">
            <text:p>1587,02</text:p>
          </table:table-cell>
          <table:table-cell office:value-type="float" office:value="417" calcext:value-type="float">
            <text:p>417</text:p>
          </table:table-cell>
          <table:table-cell office:value-type="float" office:value="161766" calcext:value-type="float">
            <text:p>161766</text:p>
          </table:table-cell>
          <table:table-cell office:value-type="float" office:value="4.34375" calcext:value-type="float">
            <text:p>4,34</text:p>
          </table:table-cell>
          <table:table-cell office:value-type="float" office:value="1685.0625" calcext:value-type="float">
            <text:p>1685,0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93" calcext:value-type="float">
            <text:p>393</text:p>
          </table:table-cell>
          <table:table-cell office:value-type="float" office:value="152747" calcext:value-type="float">
            <text:p>152747</text:p>
          </table:table-cell>
          <table:table-cell office:value-type="float" office:value="4.09375" calcext:value-type="float">
            <text:p>4,09</text:p>
          </table:table-cell>
          <table:table-cell office:value-type="float" office:value="1591.11458333333" calcext:value-type="float">
            <text:p>1591,11</text:p>
          </table:table-cell>
          <table:table-cell office:value-type="float" office:value="419" calcext:value-type="float">
            <text:p>419</text:p>
          </table:table-cell>
          <table:table-cell office:value-type="float" office:value="162185" calcext:value-type="float">
            <text:p>162185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1689.42708333333" calcext:value-type="float">
            <text:p>1689,4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91" calcext:value-type="float">
            <text:p>391</text:p>
          </table:table-cell>
          <table:table-cell office:value-type="float" office:value="153138" calcext:value-type="float">
            <text:p>153138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1595.1875" calcext:value-type="float">
            <text:p>1595,19</text:p>
          </table:table-cell>
          <table:table-cell office:value-type="float" office:value="416" calcext:value-type="float">
            <text:p>416</text:p>
          </table:table-cell>
          <table:table-cell office:value-type="float" office:value="162601" calcext:value-type="float">
            <text:p>162601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1693.76041666667" calcext:value-type="float">
            <text:p>1693,7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93" calcext:value-type="float">
            <text:p>393</text:p>
          </table:table-cell>
          <table:table-cell office:value-type="float" office:value="153531" calcext:value-type="float">
            <text:p>153531</text:p>
          </table:table-cell>
          <table:table-cell office:value-type="float" office:value="4.09375" calcext:value-type="float">
            <text:p>4,09</text:p>
          </table:table-cell>
          <table:table-cell office:value-type="float" office:value="1599.28125" calcext:value-type="float">
            <text:p>1599,28</text:p>
          </table:table-cell>
          <table:table-cell office:value-type="float" office:value="414" calcext:value-type="float">
            <text:p>414</text:p>
          </table:table-cell>
          <table:table-cell office:value-type="float" office:value="163015" calcext:value-type="float">
            <text:p>163015</text:p>
          </table:table-cell>
          <table:table-cell office:value-type="float" office:value="4.3125" calcext:value-type="float">
            <text:p>4,31</text:p>
          </table:table-cell>
          <table:table-cell office:value-type="float" office:value="1698.07291666667" calcext:value-type="float">
            <text:p>1698,0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91" calcext:value-type="float">
            <text:p>391</text:p>
          </table:table-cell>
          <table:table-cell office:value-type="float" office:value="153922" calcext:value-type="float">
            <text:p>153922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1603.35416666667" calcext:value-type="float">
            <text:p>1603,35</text:p>
          </table:table-cell>
          <table:table-cell office:value-type="float" office:value="419" calcext:value-type="float">
            <text:p>419</text:p>
          </table:table-cell>
          <table:table-cell office:value-type="float" office:value="163434" calcext:value-type="float">
            <text:p>163434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1702.4375" calcext:value-type="float">
            <text:p>1702,4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93" calcext:value-type="float">
            <text:p>393</text:p>
          </table:table-cell>
          <table:table-cell office:value-type="float" office:value="154315" calcext:value-type="float">
            <text:p>154315</text:p>
          </table:table-cell>
          <table:table-cell office:value-type="float" office:value="4.09375" calcext:value-type="float">
            <text:p>4,09</text:p>
          </table:table-cell>
          <table:table-cell office:value-type="float" office:value="1607.44791666667" calcext:value-type="float">
            <text:p>1607,45</text:p>
          </table:table-cell>
          <table:table-cell office:value-type="float" office:value="414" calcext:value-type="float">
            <text:p>414</text:p>
          </table:table-cell>
          <table:table-cell office:value-type="float" office:value="163848" calcext:value-type="float">
            <text:p>163848</text:p>
          </table:table-cell>
          <table:table-cell office:value-type="float" office:value="4.3125" calcext:value-type="float">
            <text:p>4,31</text:p>
          </table:table-cell>
          <table:table-cell office:value-type="float" office:value="1706.75" calcext:value-type="float">
            <text:p>1706,7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94" calcext:value-type="float">
            <text:p>394</text:p>
          </table:table-cell>
          <table:table-cell office:value-type="float" office:value="154709" calcext:value-type="float">
            <text:p>154709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1611.55208333333" calcext:value-type="float">
            <text:p>1611,55</text:p>
          </table:table-cell>
          <table:table-cell office:value-type="float" office:value="420" calcext:value-type="float">
            <text:p>420</text:p>
          </table:table-cell>
          <table:table-cell office:value-type="float" office:value="164268" calcext:value-type="float">
            <text:p>164268</text:p>
          </table:table-cell>
          <table:table-cell office:value-type="float" office:value="4.375" calcext:value-type="float">
            <text:p>4,38</text:p>
          </table:table-cell>
          <table:table-cell office:value-type="float" office:value="1711.125" calcext:value-type="float">
            <text:p>1711,1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94" calcext:value-type="float">
            <text:p>394</text:p>
          </table:table-cell>
          <table:table-cell office:value-type="float" office:value="155103" calcext:value-type="float">
            <text:p>155103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1615.65625" calcext:value-type="float">
            <text:p>1615,66</text:p>
          </table:table-cell>
          <table:table-cell office:value-type="float" office:value="417" calcext:value-type="float">
            <text:p>417</text:p>
          </table:table-cell>
          <table:table-cell office:value-type="float" office:value="164685" calcext:value-type="float">
            <text:p>164685</text:p>
          </table:table-cell>
          <table:table-cell office:value-type="float" office:value="4.34375" calcext:value-type="float">
            <text:p>4,34</text:p>
          </table:table-cell>
          <table:table-cell office:value-type="float" office:value="1715.46875" calcext:value-type="float">
            <text:p>1715,4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155495" calcext:value-type="float">
            <text:p>155495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1619.73958333333" calcext:value-type="float">
            <text:p>1619,74</text:p>
          </table:table-cell>
          <table:table-cell office:value-type="float" office:value="415" calcext:value-type="float">
            <text:p>415</text:p>
          </table:table-cell>
          <table:table-cell office:value-type="float" office:value="165100" calcext:value-type="float">
            <text:p>165100</text:p>
          </table:table-cell>
          <table:table-cell office:value-type="float" office:value="4.32291666666667" calcext:value-type="float">
            <text:p>4,32</text:p>
          </table:table-cell>
          <table:table-cell office:value-type="float" office:value="1719.79166666667" calcext:value-type="float">
            <text:p>1719,7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155888" calcext:value-type="float">
            <text:p>155888</text:p>
          </table:table-cell>
          <table:table-cell office:value-type="float" office:value="4.09375" calcext:value-type="float">
            <text:p>4,09</text:p>
          </table:table-cell>
          <table:table-cell office:value-type="float" office:value="1623.83333333333" calcext:value-type="float">
            <text:p>1623,83</text:p>
          </table:table-cell>
          <table:table-cell office:value-type="float" office:value="418" calcext:value-type="float">
            <text:p>418</text:p>
          </table:table-cell>
          <table:table-cell office:value-type="float" office:value="165518" calcext:value-type="float">
            <text:p>165518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1724.14583333333" calcext:value-type="float">
            <text:p>1724,15</text:p>
          </table:table-cell>
        </table:table-row>
        <table:table-row table:style-name="ro1">
          <table:table-cell table:number-columns-repeated="2" office:value-type="float" office:value="393" calcext:value-type="float">
            <text:p>393</text:p>
          </table:table-cell>
          <table:table-cell office:value-type="float" office:value="156281" calcext:value-type="float">
            <text:p>156281</text:p>
          </table:table-cell>
          <table:table-cell office:value-type="float" office:value="4.09375" calcext:value-type="float">
            <text:p>4,09</text:p>
          </table:table-cell>
          <table:table-cell office:value-type="float" office:value="1627.92708333333" calcext:value-type="float">
            <text:p>1627,93</text:p>
          </table:table-cell>
          <table:table-cell office:value-type="float" office:value="422" calcext:value-type="float">
            <text:p>422</text:p>
          </table:table-cell>
          <table:table-cell office:value-type="float" office:value="165940" calcext:value-type="float">
            <text:p>165940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1728.54166666667" calcext:value-type="float">
            <text:p>1728,5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93" calcext:value-type="float">
            <text:p>393</text:p>
          </table:table-cell>
          <table:table-cell office:value-type="float" office:value="156674" calcext:value-type="float">
            <text:p>156674</text:p>
          </table:table-cell>
          <table:table-cell office:value-type="float" office:value="4.09375" calcext:value-type="float">
            <text:p>4,09</text:p>
          </table:table-cell>
          <table:table-cell office:value-type="float" office:value="1632.02083333333" calcext:value-type="float">
            <text:p>1632,02</text:p>
          </table:table-cell>
          <table:table-cell office:value-type="float" office:value="419" calcext:value-type="float">
            <text:p>419</text:p>
          </table:table-cell>
          <table:table-cell office:value-type="float" office:value="166359" calcext:value-type="float">
            <text:p>166359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1732.90625" calcext:value-type="float">
            <text:p>1732,9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90" calcext:value-type="float">
            <text:p>390</text:p>
          </table:table-cell>
          <table:table-cell office:value-type="float" office:value="157064" calcext:value-type="float">
            <text:p>157064</text:p>
          </table:table-cell>
          <table:table-cell office:value-type="float" office:value="4.0625" calcext:value-type="float">
            <text:p>4,06</text:p>
          </table:table-cell>
          <table:table-cell office:value-type="float" office:value="1636.08333333333" calcext:value-type="float">
            <text:p>1636,08</text:p>
          </table:table-cell>
          <table:table-cell office:value-type="float" office:value="416" calcext:value-type="float">
            <text:p>416</text:p>
          </table:table-cell>
          <table:table-cell office:value-type="float" office:value="166775" calcext:value-type="float">
            <text:p>166775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1737.23958333333" calcext:value-type="float">
            <text:p>1737,2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92" calcext:value-type="float">
            <text:p>392</text:p>
          </table:table-cell>
          <table:table-cell office:value-type="float" office:value="157456" calcext:value-type="float">
            <text:p>157456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1640.16666666667" calcext:value-type="float">
            <text:p>1640,17</text:p>
          </table:table-cell>
          <table:table-cell office:value-type="float" office:value="454" calcext:value-type="float">
            <text:p>454</text:p>
          </table:table-cell>
          <table:table-cell office:value-type="float" office:value="167229" calcext:value-type="float">
            <text:p>167229</text:p>
          </table:table-cell>
          <table:table-cell office:value-type="float" office:value="4.72916666666667" calcext:value-type="float">
            <text:p>4,73</text:p>
          </table:table-cell>
          <table:table-cell office:value-type="float" office:value="1741.96875" calcext:value-type="float">
            <text:p>1741,9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92" calcext:value-type="float">
            <text:p>392</text:p>
          </table:table-cell>
          <table:table-cell office:value-type="float" office:value="157848" calcext:value-type="float">
            <text:p>157848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1644.25" calcext:value-type="float">
            <text:p>1644,25</text:p>
          </table:table-cell>
          <table:table-cell office:value-type="float" office:value="419" calcext:value-type="float">
            <text:p>419</text:p>
          </table:table-cell>
          <table:table-cell office:value-type="float" office:value="167648" calcext:value-type="float">
            <text:p>167648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1746.33333333333" calcext:value-type="float">
            <text:p>1746,3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42" calcext:value-type="float">
            <text:p>442</text:p>
          </table:table-cell>
          <table:table-cell office:value-type="float" office:value="158290" calcext:value-type="float">
            <text:p>158290</text:p>
          </table:table-cell>
          <table:table-cell office:value-type="float" office:value="4.60416666666667" calcext:value-type="float">
            <text:p>4,60</text:p>
          </table:table-cell>
          <table:table-cell office:value-type="float" office:value="1648.85416666667" calcext:value-type="float">
            <text:p>1648,85</text:p>
          </table:table-cell>
          <table:table-cell office:value-type="float" office:value="416" calcext:value-type="float">
            <text:p>416</text:p>
          </table:table-cell>
          <table:table-cell office:value-type="float" office:value="168064" calcext:value-type="float">
            <text:p>168064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1750.66666666667" calcext:value-type="float">
            <text:p>1750,6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97" calcext:value-type="float">
            <text:p>397</text:p>
          </table:table-cell>
          <table:table-cell office:value-type="float" office:value="158687" calcext:value-type="float">
            <text:p>158687</text:p>
          </table:table-cell>
          <table:table-cell office:value-type="float" office:value="4.13541666666667" calcext:value-type="float">
            <text:p>4,14</text:p>
          </table:table-cell>
          <table:table-cell office:value-type="float" office:value="1652.98958333333" calcext:value-type="float">
            <text:p>1652,99</text:p>
          </table:table-cell>
          <table:table-cell office:value-type="float" office:value="417" calcext:value-type="float">
            <text:p>417</text:p>
          </table:table-cell>
          <table:table-cell office:value-type="float" office:value="168481" calcext:value-type="float">
            <text:p>168481</text:p>
          </table:table-cell>
          <table:table-cell office:value-type="float" office:value="4.34375" calcext:value-type="float">
            <text:p>4,34</text:p>
          </table:table-cell>
          <table:table-cell office:value-type="float" office:value="1755.01041666667" calcext:value-type="float">
            <text:p>1755,0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office:value-type="float" office:value="159083" calcext:value-type="float">
            <text:p>159083</text:p>
          </table:table-cell>
          <table:table-cell office:value-type="float" office:value="4.125" calcext:value-type="float">
            <text:p>4,13</text:p>
          </table:table-cell>
          <table:table-cell office:value-type="float" office:value="1657.11458333334" calcext:value-type="float">
            <text:p>1657,11</text:p>
          </table:table-cell>
          <table:table-cell office:value-type="float" office:value="421" calcext:value-type="float">
            <text:p>421</text:p>
          </table:table-cell>
          <table:table-cell office:value-type="float" office:value="168902" calcext:value-type="float">
            <text:p>168902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1759.39583333333" calcext:value-type="float">
            <text:p>1759,4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95" calcext:value-type="float">
            <text:p>395</text:p>
          </table:table-cell>
          <table:table-cell office:value-type="float" office:value="159478" calcext:value-type="float">
            <text:p>159478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1661.22916666667" calcext:value-type="float">
            <text:p>1661,23</text:p>
          </table:table-cell>
          <table:table-cell office:value-type="float" office:value="413" calcext:value-type="float">
            <text:p>413</text:p>
          </table:table-cell>
          <table:table-cell office:value-type="float" office:value="169315" calcext:value-type="float">
            <text:p>169315</text:p>
          </table:table-cell>
          <table:table-cell office:value-type="float" office:value="4.30208333333333" calcext:value-type="float">
            <text:p>4,30</text:p>
          </table:table-cell>
          <table:table-cell office:value-type="float" office:value="1763.69791666667" calcext:value-type="float">
            <text:p>1763,7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93" calcext:value-type="float">
            <text:p>393</text:p>
          </table:table-cell>
          <table:table-cell office:value-type="float" office:value="159871" calcext:value-type="float">
            <text:p>159871</text:p>
          </table:table-cell>
          <table:table-cell office:value-type="float" office:value="4.09375" calcext:value-type="float">
            <text:p>4,09</text:p>
          </table:table-cell>
          <table:table-cell office:value-type="float" office:value="1665.32291666667" calcext:value-type="float">
            <text:p>1665,32</text:p>
          </table:table-cell>
          <table:table-cell office:value-type="float" office:value="418" calcext:value-type="float">
            <text:p>418</text:p>
          </table:table-cell>
          <table:table-cell office:value-type="float" office:value="169733" calcext:value-type="float">
            <text:p>169733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1768.05208333333" calcext:value-type="float">
            <text:p>1768,0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93" calcext:value-type="float">
            <text:p>393</text:p>
          </table:table-cell>
          <table:table-cell office:value-type="float" office:value="160264" calcext:value-type="float">
            <text:p>160264</text:p>
          </table:table-cell>
          <table:table-cell office:value-type="float" office:value="4.09375" calcext:value-type="float">
            <text:p>4,09</text:p>
          </table:table-cell>
          <table:table-cell office:value-type="float" office:value="1669.41666666667" calcext:value-type="float">
            <text:p>1669,42</text:p>
          </table:table-cell>
          <table:table-cell office:value-type="float" office:value="418" calcext:value-type="float">
            <text:p>418</text:p>
          </table:table-cell>
          <table:table-cell office:value-type="float" office:value="170151" calcext:value-type="float">
            <text:p>170151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1772.40625" calcext:value-type="float">
            <text:p>1772,4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93" calcext:value-type="float">
            <text:p>393</text:p>
          </table:table-cell>
          <table:table-cell office:value-type="float" office:value="160657" calcext:value-type="float">
            <text:p>160657</text:p>
          </table:table-cell>
          <table:table-cell office:value-type="float" office:value="4.09375" calcext:value-type="float">
            <text:p>4,09</text:p>
          </table:table-cell>
          <table:table-cell office:value-type="float" office:value="1673.51041666667" calcext:value-type="float">
            <text:p>1673,51</text:p>
          </table:table-cell>
          <table:table-cell office:value-type="float" office:value="418" calcext:value-type="float">
            <text:p>418</text:p>
          </table:table-cell>
          <table:table-cell office:value-type="float" office:value="170569" calcext:value-type="float">
            <text:p>170569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1776.76041666667" calcext:value-type="float">
            <text:p>1776,7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93" calcext:value-type="float">
            <text:p>393</text:p>
          </table:table-cell>
          <table:table-cell office:value-type="float" office:value="161050" calcext:value-type="float">
            <text:p>161050</text:p>
          </table:table-cell>
          <table:table-cell office:value-type="float" office:value="4.09375" calcext:value-type="float">
            <text:p>4,09</text:p>
          </table:table-cell>
          <table:table-cell office:value-type="float" office:value="1677.60416666667" calcext:value-type="float">
            <text:p>1677,60</text:p>
          </table:table-cell>
          <table:table-cell office:value-type="float" office:value="416" calcext:value-type="float">
            <text:p>416</text:p>
          </table:table-cell>
          <table:table-cell office:value-type="float" office:value="170985" calcext:value-type="float">
            <text:p>170985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1781.09375" calcext:value-type="float">
            <text:p>1781,0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94" calcext:value-type="float">
            <text:p>394</text:p>
          </table:table-cell>
          <table:table-cell office:value-type="float" office:value="161444" calcext:value-type="float">
            <text:p>161444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1681.70833333334" calcext:value-type="float">
            <text:p>1681,71</text:p>
          </table:table-cell>
          <table:table-cell office:value-type="float" office:value="417" calcext:value-type="float">
            <text:p>417</text:p>
          </table:table-cell>
          <table:table-cell office:value-type="float" office:value="171402" calcext:value-type="float">
            <text:p>171402</text:p>
          </table:table-cell>
          <table:table-cell office:value-type="float" office:value="4.34375" calcext:value-type="float">
            <text:p>4,34</text:p>
          </table:table-cell>
          <table:table-cell office:value-type="float" office:value="1785.4375" calcext:value-type="float">
            <text:p>1785,4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94" calcext:value-type="float">
            <text:p>394</text:p>
          </table:table-cell>
          <table:table-cell office:value-type="float" office:value="161838" calcext:value-type="float">
            <text:p>161838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1685.8125" calcext:value-type="float">
            <text:p>1685,81</text:p>
          </table:table-cell>
          <table:table-cell office:value-type="float" office:value="417" calcext:value-type="float">
            <text:p>417</text:p>
          </table:table-cell>
          <table:table-cell office:value-type="float" office:value="171819" calcext:value-type="float">
            <text:p>171819</text:p>
          </table:table-cell>
          <table:table-cell office:value-type="float" office:value="4.34375" calcext:value-type="float">
            <text:p>4,34</text:p>
          </table:table-cell>
          <table:table-cell office:value-type="float" office:value="1789.78125" calcext:value-type="float">
            <text:p>1789,7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95" calcext:value-type="float">
            <text:p>395</text:p>
          </table:table-cell>
          <table:table-cell office:value-type="float" office:value="162233" calcext:value-type="float">
            <text:p>162233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1689.92708333334" calcext:value-type="float">
            <text:p>1689,93</text:p>
          </table:table-cell>
          <table:table-cell office:value-type="float" office:value="416" calcext:value-type="float">
            <text:p>416</text:p>
          </table:table-cell>
          <table:table-cell office:value-type="float" office:value="172235" calcext:value-type="float">
            <text:p>172235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1794.11458333333" calcext:value-type="float">
            <text:p>1794,1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96" calcext:value-type="float">
            <text:p>396</text:p>
          </table:table-cell>
          <table:table-cell office:value-type="float" office:value="162629" calcext:value-type="float">
            <text:p>162629</text:p>
          </table:table-cell>
          <table:table-cell office:value-type="float" office:value="4.125" calcext:value-type="float">
            <text:p>4,13</text:p>
          </table:table-cell>
          <table:table-cell office:value-type="float" office:value="1694.05208333333" calcext:value-type="float">
            <text:p>1694,05</text:p>
          </table:table-cell>
          <table:table-cell office:value-type="float" office:value="416" calcext:value-type="float">
            <text:p>416</text:p>
          </table:table-cell>
          <table:table-cell office:value-type="float" office:value="172651" calcext:value-type="float">
            <text:p>172651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1798.44791666667" calcext:value-type="float">
            <text:p>1798,4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94" calcext:value-type="float">
            <text:p>394</text:p>
          </table:table-cell>
          <table:table-cell office:value-type="float" office:value="163023" calcext:value-type="float">
            <text:p>163023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1698.15625" calcext:value-type="float">
            <text:p>1698,16</text:p>
          </table:table-cell>
          <table:table-cell office:value-type="float" office:value="419" calcext:value-type="float">
            <text:p>419</text:p>
          </table:table-cell>
          <table:table-cell office:value-type="float" office:value="173070" calcext:value-type="float">
            <text:p>173070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1802.8125" calcext:value-type="float">
            <text:p>1802,8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96" calcext:value-type="float">
            <text:p>396</text:p>
          </table:table-cell>
          <table:table-cell office:value-type="float" office:value="163419" calcext:value-type="float">
            <text:p>163419</text:p>
          </table:table-cell>
          <table:table-cell office:value-type="float" office:value="4.125" calcext:value-type="float">
            <text:p>4,13</text:p>
          </table:table-cell>
          <table:table-cell office:value-type="float" office:value="1702.28125" calcext:value-type="float">
            <text:p>1702,28</text:p>
          </table:table-cell>
          <table:table-cell office:value-type="float" office:value="418" calcext:value-type="float">
            <text:p>418</text:p>
          </table:table-cell>
          <table:table-cell office:value-type="float" office:value="173488" calcext:value-type="float">
            <text:p>173488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1807.16666666667" calcext:value-type="float">
            <text:p>1807,1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93" calcext:value-type="float">
            <text:p>393</text:p>
          </table:table-cell>
          <table:table-cell office:value-type="float" office:value="163812" calcext:value-type="float">
            <text:p>163812</text:p>
          </table:table-cell>
          <table:table-cell office:value-type="float" office:value="4.09375" calcext:value-type="float">
            <text:p>4,09</text:p>
          </table:table-cell>
          <table:table-cell office:value-type="float" office:value="1706.375" calcext:value-type="float">
            <text:p>1706,38</text:p>
          </table:table-cell>
          <table:table-cell office:value-type="float" office:value="420" calcext:value-type="float">
            <text:p>420</text:p>
          </table:table-cell>
          <table:table-cell office:value-type="float" office:value="173908" calcext:value-type="float">
            <text:p>173908</text:p>
          </table:table-cell>
          <table:table-cell office:value-type="float" office:value="4.375" calcext:value-type="float">
            <text:p>4,38</text:p>
          </table:table-cell>
          <table:table-cell office:value-type="float" office:value="1811.54166666667" calcext:value-type="float">
            <text:p>1811,5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93" calcext:value-type="float">
            <text:p>393</text:p>
          </table:table-cell>
          <table:table-cell office:value-type="float" office:value="164205" calcext:value-type="float">
            <text:p>164205</text:p>
          </table:table-cell>
          <table:table-cell office:value-type="float" office:value="4.09375" calcext:value-type="float">
            <text:p>4,09</text:p>
          </table:table-cell>
          <table:table-cell office:value-type="float" office:value="1710.46875" calcext:value-type="float">
            <text:p>1710,47</text:p>
          </table:table-cell>
          <table:table-cell office:value-type="float" office:value="418" calcext:value-type="float">
            <text:p>418</text:p>
          </table:table-cell>
          <table:table-cell office:value-type="float" office:value="174326" calcext:value-type="float">
            <text:p>174326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1815.89583333333" calcext:value-type="float">
            <text:p>1815,9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96" calcext:value-type="float">
            <text:p>396</text:p>
          </table:table-cell>
          <table:table-cell office:value-type="float" office:value="164601" calcext:value-type="float">
            <text:p>164601</text:p>
          </table:table-cell>
          <table:table-cell office:value-type="float" office:value="4.125" calcext:value-type="float">
            <text:p>4,13</text:p>
          </table:table-cell>
          <table:table-cell office:value-type="float" office:value="1714.59375" calcext:value-type="float">
            <text:p>1714,59</text:p>
          </table:table-cell>
          <table:table-cell office:value-type="float" office:value="419" calcext:value-type="float">
            <text:p>419</text:p>
          </table:table-cell>
          <table:table-cell office:value-type="float" office:value="174745" calcext:value-type="float">
            <text:p>174745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1820.26041666667" calcext:value-type="float">
            <text:p>1820,2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95" calcext:value-type="float">
            <text:p>395</text:p>
          </table:table-cell>
          <table:table-cell office:value-type="float" office:value="164996" calcext:value-type="float">
            <text:p>164996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1718.70833333333" calcext:value-type="float">
            <text:p>1718,71</text:p>
          </table:table-cell>
          <table:table-cell office:value-type="float" office:value="422" calcext:value-type="float">
            <text:p>422</text:p>
          </table:table-cell>
          <table:table-cell office:value-type="float" office:value="175167" calcext:value-type="float">
            <text:p>175167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1824.65625" calcext:value-type="float">
            <text:p>1824,6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94" calcext:value-type="float">
            <text:p>394</text:p>
          </table:table-cell>
          <table:table-cell office:value-type="float" office:value="165390" calcext:value-type="float">
            <text:p>165390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1722.8125" calcext:value-type="float">
            <text:p>1722,81</text:p>
          </table:table-cell>
          <table:table-cell office:value-type="float" office:value="418" calcext:value-type="float">
            <text:p>418</text:p>
          </table:table-cell>
          <table:table-cell office:value-type="float" office:value="175585" calcext:value-type="float">
            <text:p>175585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1829.01041666667" calcext:value-type="float">
            <text:p>1829,0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91" calcext:value-type="float">
            <text:p>391</text:p>
          </table:table-cell>
          <table:table-cell office:value-type="float" office:value="165781" calcext:value-type="float">
            <text:p>165781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1726.88541666667" calcext:value-type="float">
            <text:p>1726,89</text:p>
          </table:table-cell>
          <table:table-cell office:value-type="float" office:value="418" calcext:value-type="float">
            <text:p>418</text:p>
          </table:table-cell>
          <table:table-cell office:value-type="float" office:value="176003" calcext:value-type="float">
            <text:p>176003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1833.36458333333" calcext:value-type="float">
            <text:p>1833,36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95" calcext:value-type="float">
            <text:p>395</text:p>
          </table:table-cell>
          <table:table-cell office:value-type="float" office:value="166176" calcext:value-type="float">
            <text:p>166176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1731" calcext:value-type="float">
            <text:p>1731,00</text:p>
          </table:table-cell>
          <table:table-cell office:value-type="float" office:value="420" calcext:value-type="float">
            <text:p>420</text:p>
          </table:table-cell>
          <table:table-cell office:value-type="float" office:value="176423" calcext:value-type="float">
            <text:p>176423</text:p>
          </table:table-cell>
          <table:table-cell office:value-type="float" office:value="4.375" calcext:value-type="float">
            <text:p>4,38</text:p>
          </table:table-cell>
          <table:table-cell office:value-type="float" office:value="1837.73958333333" calcext:value-type="float">
            <text:p>1837,7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92" calcext:value-type="float">
            <text:p>392</text:p>
          </table:table-cell>
          <table:table-cell office:value-type="float" office:value="166568" calcext:value-type="float">
            <text:p>166568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1735.08333333333" calcext:value-type="float">
            <text:p>1735,08</text:p>
          </table:table-cell>
          <table:table-cell office:value-type="float" office:value="419" calcext:value-type="float">
            <text:p>419</text:p>
          </table:table-cell>
          <table:table-cell office:value-type="float" office:value="176842" calcext:value-type="float">
            <text:p>176842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1842.10416666667" calcext:value-type="float">
            <text:p>1842,1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89" calcext:value-type="float">
            <text:p>389</text:p>
          </table:table-cell>
          <table:table-cell office:value-type="float" office:value="166957" calcext:value-type="float">
            <text:p>166957</text:p>
          </table:table-cell>
          <table:table-cell office:value-type="float" office:value="4.05208333333333" calcext:value-type="float">
            <text:p>4,05</text:p>
          </table:table-cell>
          <table:table-cell office:value-type="float" office:value="1739.13541666667" calcext:value-type="float">
            <text:p>1739,14</text:p>
          </table:table-cell>
          <table:table-cell office:value-type="float" office:value="416" calcext:value-type="float">
            <text:p>416</text:p>
          </table:table-cell>
          <table:table-cell office:value-type="float" office:value="177258" calcext:value-type="float">
            <text:p>177258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1846.4375" calcext:value-type="float">
            <text:p>1846,4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93" calcext:value-type="float">
            <text:p>393</text:p>
          </table:table-cell>
          <table:table-cell office:value-type="float" office:value="167350" calcext:value-type="float">
            <text:p>167350</text:p>
          </table:table-cell>
          <table:table-cell office:value-type="float" office:value="4.09375" calcext:value-type="float">
            <text:p>4,09</text:p>
          </table:table-cell>
          <table:table-cell office:value-type="float" office:value="1743.22916666667" calcext:value-type="float">
            <text:p>1743,23</text:p>
          </table:table-cell>
          <table:table-cell office:value-type="float" office:value="412" calcext:value-type="float">
            <text:p>412</text:p>
          </table:table-cell>
          <table:table-cell office:value-type="float" office:value="177670" calcext:value-type="float">
            <text:p>177670</text:p>
          </table:table-cell>
          <table:table-cell office:value-type="float" office:value="4.29166666666667" calcext:value-type="float">
            <text:p>4,29</text:p>
          </table:table-cell>
          <table:table-cell office:value-type="float" office:value="1850.72916666667" calcext:value-type="float">
            <text:p>1850,7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92" calcext:value-type="float">
            <text:p>392</text:p>
          </table:table-cell>
          <table:table-cell office:value-type="float" office:value="167742" calcext:value-type="float">
            <text:p>167742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1747.3125" calcext:value-type="float">
            <text:p>1747,31</text:p>
          </table:table-cell>
          <table:table-cell office:value-type="float" office:value="417" calcext:value-type="float">
            <text:p>417</text:p>
          </table:table-cell>
          <table:table-cell office:value-type="float" office:value="178087" calcext:value-type="float">
            <text:p>178087</text:p>
          </table:table-cell>
          <table:table-cell office:value-type="float" office:value="4.34375" calcext:value-type="float">
            <text:p>4,34</text:p>
          </table:table-cell>
          <table:table-cell office:value-type="float" office:value="1855.07291666667" calcext:value-type="float">
            <text:p>1855,0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93" calcext:value-type="float">
            <text:p>393</text:p>
          </table:table-cell>
          <table:table-cell office:value-type="float" office:value="168135" calcext:value-type="float">
            <text:p>168135</text:p>
          </table:table-cell>
          <table:table-cell office:value-type="float" office:value="4.09375" calcext:value-type="float">
            <text:p>4,09</text:p>
          </table:table-cell>
          <table:table-cell office:value-type="float" office:value="1751.40625" calcext:value-type="float">
            <text:p>1751,41</text:p>
          </table:table-cell>
          <table:table-cell office:value-type="float" office:value="416" calcext:value-type="float">
            <text:p>416</text:p>
          </table:table-cell>
          <table:table-cell office:value-type="float" office:value="178503" calcext:value-type="float">
            <text:p>178503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1859.40625" calcext:value-type="float">
            <text:p>1859,4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96" calcext:value-type="float">
            <text:p>396</text:p>
          </table:table-cell>
          <table:table-cell office:value-type="float" office:value="168531" calcext:value-type="float">
            <text:p>168531</text:p>
          </table:table-cell>
          <table:table-cell office:value-type="float" office:value="4.125" calcext:value-type="float">
            <text:p>4,13</text:p>
          </table:table-cell>
          <table:table-cell office:value-type="float" office:value="1755.53125" calcext:value-type="float">
            <text:p>1755,53</text:p>
          </table:table-cell>
          <table:table-cell office:value-type="float" office:value="415" calcext:value-type="float">
            <text:p>415</text:p>
          </table:table-cell>
          <table:table-cell office:value-type="float" office:value="178918" calcext:value-type="float">
            <text:p>178918</text:p>
          </table:table-cell>
          <table:table-cell office:value-type="float" office:value="4.32291666666667" calcext:value-type="float">
            <text:p>4,32</text:p>
          </table:table-cell>
          <table:table-cell office:value-type="float" office:value="1863.72916666667" calcext:value-type="float">
            <text:p>1863,7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94" calcext:value-type="float">
            <text:p>394</text:p>
          </table:table-cell>
          <table:table-cell office:value-type="float" office:value="168925" calcext:value-type="float">
            <text:p>168925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1759.63541666667" calcext:value-type="float">
            <text:p>1759,64</text:p>
          </table:table-cell>
          <table:table-cell office:value-type="float" office:value="416" calcext:value-type="float">
            <text:p>416</text:p>
          </table:table-cell>
          <table:table-cell office:value-type="float" office:value="179334" calcext:value-type="float">
            <text:p>179334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1868.0625" calcext:value-type="float">
            <text:p>1868,0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93" calcext:value-type="float">
            <text:p>393</text:p>
          </table:table-cell>
          <table:table-cell office:value-type="float" office:value="169318" calcext:value-type="float">
            <text:p>169318</text:p>
          </table:table-cell>
          <table:table-cell office:value-type="float" office:value="4.09375" calcext:value-type="float">
            <text:p>4,09</text:p>
          </table:table-cell>
          <table:table-cell office:value-type="float" office:value="1763.72916666667" calcext:value-type="float">
            <text:p>1763,73</text:p>
          </table:table-cell>
          <table:table-cell office:value-type="float" office:value="416" calcext:value-type="float">
            <text:p>416</text:p>
          </table:table-cell>
          <table:table-cell office:value-type="float" office:value="179750" calcext:value-type="float">
            <text:p>179750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1872.39583333333" calcext:value-type="float">
            <text:p>1872,4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93" calcext:value-type="float">
            <text:p>393</text:p>
          </table:table-cell>
          <table:table-cell office:value-type="float" office:value="169711" calcext:value-type="float">
            <text:p>169711</text:p>
          </table:table-cell>
          <table:table-cell office:value-type="float" office:value="4.09375" calcext:value-type="float">
            <text:p>4,09</text:p>
          </table:table-cell>
          <table:table-cell office:value-type="float" office:value="1767.82291666667" calcext:value-type="float">
            <text:p>1767,82</text:p>
          </table:table-cell>
          <table:table-cell office:value-type="float" office:value="416" calcext:value-type="float">
            <text:p>416</text:p>
          </table:table-cell>
          <table:table-cell office:value-type="float" office:value="180166" calcext:value-type="float">
            <text:p>180166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1876.72916666667" calcext:value-type="float">
            <text:p>1876,7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96" calcext:value-type="float">
            <text:p>396</text:p>
          </table:table-cell>
          <table:table-cell office:value-type="float" office:value="170107" calcext:value-type="float">
            <text:p>170107</text:p>
          </table:table-cell>
          <table:table-cell office:value-type="float" office:value="4.125" calcext:value-type="float">
            <text:p>4,13</text:p>
          </table:table-cell>
          <table:table-cell office:value-type="float" office:value="1771.94791666667" calcext:value-type="float">
            <text:p>1771,95</text:p>
          </table:table-cell>
          <table:table-cell office:value-type="float" office:value="419" calcext:value-type="float">
            <text:p>419</text:p>
          </table:table-cell>
          <table:table-cell office:value-type="float" office:value="180585" calcext:value-type="float">
            <text:p>180585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1881.09375" calcext:value-type="float">
            <text:p>1881,0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93" calcext:value-type="float">
            <text:p>393</text:p>
          </table:table-cell>
          <table:table-cell office:value-type="float" office:value="170500" calcext:value-type="float">
            <text:p>170500</text:p>
          </table:table-cell>
          <table:table-cell office:value-type="float" office:value="4.09375" calcext:value-type="float">
            <text:p>4,09</text:p>
          </table:table-cell>
          <table:table-cell office:value-type="float" office:value="1776.04166666667" calcext:value-type="float">
            <text:p>1776,04</text:p>
          </table:table-cell>
          <table:table-cell office:value-type="float" office:value="458" calcext:value-type="float">
            <text:p>458</text:p>
          </table:table-cell>
          <table:table-cell office:value-type="float" office:value="181043" calcext:value-type="float">
            <text:p>181043</text:p>
          </table:table-cell>
          <table:table-cell office:value-type="float" office:value="4.77083333333333" calcext:value-type="float">
            <text:p>4,77</text:p>
          </table:table-cell>
          <table:table-cell office:value-type="float" office:value="1885.86458333333" calcext:value-type="float">
            <text:p>1885,8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94" calcext:value-type="float">
            <text:p>394</text:p>
          </table:table-cell>
          <table:table-cell office:value-type="float" office:value="170894" calcext:value-type="float">
            <text:p>170894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1780.14583333334" calcext:value-type="float">
            <text:p>1780,15</text:p>
          </table:table-cell>
          <table:table-cell office:value-type="float" office:value="419" calcext:value-type="float">
            <text:p>419</text:p>
          </table:table-cell>
          <table:table-cell office:value-type="float" office:value="181462" calcext:value-type="float">
            <text:p>181462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1890.22916666667" calcext:value-type="float">
            <text:p>1890,2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97" calcext:value-type="float">
            <text:p>397</text:p>
          </table:table-cell>
          <table:table-cell office:value-type="float" office:value="171291" calcext:value-type="float">
            <text:p>171291</text:p>
          </table:table-cell>
          <table:table-cell office:value-type="float" office:value="4.13541666666667" calcext:value-type="float">
            <text:p>4,14</text:p>
          </table:table-cell>
          <table:table-cell office:value-type="float" office:value="1784.28125" calcext:value-type="float">
            <text:p>1784,28</text:p>
          </table:table-cell>
          <table:table-cell office:value-type="float" office:value="420" calcext:value-type="float">
            <text:p>420</text:p>
          </table:table-cell>
          <table:table-cell office:value-type="float" office:value="181882" calcext:value-type="float">
            <text:p>181882</text:p>
          </table:table-cell>
          <table:table-cell office:value-type="float" office:value="4.375" calcext:value-type="float">
            <text:p>4,38</text:p>
          </table:table-cell>
          <table:table-cell office:value-type="float" office:value="1894.60416666667" calcext:value-type="float">
            <text:p>1894,6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94" calcext:value-type="float">
            <text:p>394</text:p>
          </table:table-cell>
          <table:table-cell office:value-type="float" office:value="171685" calcext:value-type="float">
            <text:p>171685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1788.38541666667" calcext:value-type="float">
            <text:p>1788,39</text:p>
          </table:table-cell>
          <table:table-cell office:value-type="float" office:value="423" calcext:value-type="float">
            <text:p>423</text:p>
          </table:table-cell>
          <table:table-cell office:value-type="float" office:value="182305" calcext:value-type="float">
            <text:p>182305</text:p>
          </table:table-cell>
          <table:table-cell office:value-type="float" office:value="4.40625" calcext:value-type="float">
            <text:p>4,41</text:p>
          </table:table-cell>
          <table:table-cell office:value-type="float" office:value="1899.01041666667" calcext:value-type="float">
            <text:p>1899,0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90" calcext:value-type="float">
            <text:p>390</text:p>
          </table:table-cell>
          <table:table-cell office:value-type="float" office:value="172075" calcext:value-type="float">
            <text:p>172075</text:p>
          </table:table-cell>
          <table:table-cell office:value-type="float" office:value="4.0625" calcext:value-type="float">
            <text:p>4,06</text:p>
          </table:table-cell>
          <table:table-cell office:value-type="float" office:value="1792.44791666667" calcext:value-type="float">
            <text:p>1792,45</text:p>
          </table:table-cell>
          <table:table-cell office:value-type="float" office:value="424" calcext:value-type="float">
            <text:p>424</text:p>
          </table:table-cell>
          <table:table-cell office:value-type="float" office:value="182729" calcext:value-type="float">
            <text:p>182729</text:p>
          </table:table-cell>
          <table:table-cell office:value-type="float" office:value="4.41666666666667" calcext:value-type="float">
            <text:p>4,42</text:p>
          </table:table-cell>
          <table:table-cell office:value-type="float" office:value="1903.42708333333" calcext:value-type="float">
            <text:p>1903,4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95" calcext:value-type="float">
            <text:p>395</text:p>
          </table:table-cell>
          <table:table-cell office:value-type="float" office:value="172470" calcext:value-type="float">
            <text:p>172470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1796.5625" calcext:value-type="float">
            <text:p>1796,56</text:p>
          </table:table-cell>
          <table:table-cell office:value-type="float" office:value="419" calcext:value-type="float">
            <text:p>419</text:p>
          </table:table-cell>
          <table:table-cell office:value-type="float" office:value="183148" calcext:value-type="float">
            <text:p>183148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1907.79166666667" calcext:value-type="float">
            <text:p>1907,7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94" calcext:value-type="float">
            <text:p>394</text:p>
          </table:table-cell>
          <table:table-cell office:value-type="float" office:value="172864" calcext:value-type="float">
            <text:p>172864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1800.66666666667" calcext:value-type="float">
            <text:p>1800,67</text:p>
          </table:table-cell>
          <table:table-cell office:value-type="float" office:value="420" calcext:value-type="float">
            <text:p>420</text:p>
          </table:table-cell>
          <table:table-cell office:value-type="float" office:value="183568" calcext:value-type="float">
            <text:p>183568</text:p>
          </table:table-cell>
          <table:table-cell office:value-type="float" office:value="4.375" calcext:value-type="float">
            <text:p>4,38</text:p>
          </table:table-cell>
          <table:table-cell office:value-type="float" office:value="1912.16666666667" calcext:value-type="float">
            <text:p>1912,1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95" calcext:value-type="float">
            <text:p>395</text:p>
          </table:table-cell>
          <table:table-cell office:value-type="float" office:value="173259" calcext:value-type="float">
            <text:p>173259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1804.78125" calcext:value-type="float">
            <text:p>1804,78</text:p>
          </table:table-cell>
          <table:table-cell office:value-type="float" office:value="419" calcext:value-type="float">
            <text:p>419</text:p>
          </table:table-cell>
          <table:table-cell office:value-type="float" office:value="183987" calcext:value-type="float">
            <text:p>183987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1916.53125" calcext:value-type="float">
            <text:p>1916,5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94" calcext:value-type="float">
            <text:p>394</text:p>
          </table:table-cell>
          <table:table-cell office:value-type="float" office:value="173653" calcext:value-type="float">
            <text:p>173653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1808.88541666667" calcext:value-type="float">
            <text:p>1808,89</text:p>
          </table:table-cell>
          <table:table-cell office:value-type="float" office:value="421" calcext:value-type="float">
            <text:p>421</text:p>
          </table:table-cell>
          <table:table-cell office:value-type="float" office:value="184408" calcext:value-type="float">
            <text:p>184408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1920.91666666667" calcext:value-type="float">
            <text:p>1920,9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94" calcext:value-type="float">
            <text:p>394</text:p>
          </table:table-cell>
          <table:table-cell office:value-type="float" office:value="174047" calcext:value-type="float">
            <text:p>174047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1812.98958333334" calcext:value-type="float">
            <text:p>1812,99</text:p>
          </table:table-cell>
          <table:table-cell office:value-type="float" office:value="416" calcext:value-type="float">
            <text:p>416</text:p>
          </table:table-cell>
          <table:table-cell office:value-type="float" office:value="184824" calcext:value-type="float">
            <text:p>184824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1925.25" calcext:value-type="float">
            <text:p>1925,2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94" calcext:value-type="float">
            <text:p>394</text:p>
          </table:table-cell>
          <table:table-cell office:value-type="float" office:value="174441" calcext:value-type="float">
            <text:p>174441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1817.09375" calcext:value-type="float">
            <text:p>1817,09</text:p>
          </table:table-cell>
          <table:table-cell office:value-type="float" office:value="416" calcext:value-type="float">
            <text:p>416</text:p>
          </table:table-cell>
          <table:table-cell office:value-type="float" office:value="185240" calcext:value-type="float">
            <text:p>185240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1929.58333333333" calcext:value-type="float">
            <text:p>1929,5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95" calcext:value-type="float">
            <text:p>395</text:p>
          </table:table-cell>
          <table:table-cell office:value-type="float" office:value="174836" calcext:value-type="float">
            <text:p>174836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1821.20833333334" calcext:value-type="float">
            <text:p>1821,21</text:p>
          </table:table-cell>
          <table:table-cell office:value-type="float" office:value="418" calcext:value-type="float">
            <text:p>418</text:p>
          </table:table-cell>
          <table:table-cell office:value-type="float" office:value="185658" calcext:value-type="float">
            <text:p>185658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1933.9375" calcext:value-type="float">
            <text:p>1933,9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91" calcext:value-type="float">
            <text:p>391</text:p>
          </table:table-cell>
          <table:table-cell office:value-type="float" office:value="175227" calcext:value-type="float">
            <text:p>175227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1825.28125" calcext:value-type="float">
            <text:p>1825,28</text:p>
          </table:table-cell>
          <table:table-cell office:value-type="float" office:value="419" calcext:value-type="float">
            <text:p>419</text:p>
          </table:table-cell>
          <table:table-cell office:value-type="float" office:value="186077" calcext:value-type="float">
            <text:p>186077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1938.30208333333" calcext:value-type="float">
            <text:p>1938,3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94" calcext:value-type="float">
            <text:p>394</text:p>
          </table:table-cell>
          <table:table-cell office:value-type="float" office:value="175621" calcext:value-type="float">
            <text:p>175621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1829.38541666667" calcext:value-type="float">
            <text:p>1829,39</text:p>
          </table:table-cell>
          <table:table-cell office:value-type="float" office:value="416" calcext:value-type="float">
            <text:p>416</text:p>
          </table:table-cell>
          <table:table-cell office:value-type="float" office:value="186493" calcext:value-type="float">
            <text:p>186493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1942.63541666667" calcext:value-type="float">
            <text:p>1942,6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92" calcext:value-type="float">
            <text:p>392</text:p>
          </table:table-cell>
          <table:table-cell office:value-type="float" office:value="176013" calcext:value-type="float">
            <text:p>176013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1833.46875" calcext:value-type="float">
            <text:p>1833,47</text:p>
          </table:table-cell>
          <table:table-cell office:value-type="float" office:value="414" calcext:value-type="float">
            <text:p>414</text:p>
          </table:table-cell>
          <table:table-cell office:value-type="float" office:value="186907" calcext:value-type="float">
            <text:p>186907</text:p>
          </table:table-cell>
          <table:table-cell office:value-type="float" office:value="4.3125" calcext:value-type="float">
            <text:p>4,31</text:p>
          </table:table-cell>
          <table:table-cell office:value-type="float" office:value="1946.94791666667" calcext:value-type="float">
            <text:p>1946,9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93" calcext:value-type="float">
            <text:p>393</text:p>
          </table:table-cell>
          <table:table-cell office:value-type="float" office:value="176406" calcext:value-type="float">
            <text:p>176406</text:p>
          </table:table-cell>
          <table:table-cell office:value-type="float" office:value="4.09375" calcext:value-type="float">
            <text:p>4,09</text:p>
          </table:table-cell>
          <table:table-cell office:value-type="float" office:value="1837.5625" calcext:value-type="float">
            <text:p>1837,56</text:p>
          </table:table-cell>
          <table:table-cell office:value-type="float" office:value="419" calcext:value-type="float">
            <text:p>419</text:p>
          </table:table-cell>
          <table:table-cell office:value-type="float" office:value="187326" calcext:value-type="float">
            <text:p>187326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1951.3125" calcext:value-type="float">
            <text:p>1951,3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92" calcext:value-type="float">
            <text:p>392</text:p>
          </table:table-cell>
          <table:table-cell office:value-type="float" office:value="176798" calcext:value-type="float">
            <text:p>176798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1841.64583333334" calcext:value-type="float">
            <text:p>1841,65</text:p>
          </table:table-cell>
          <table:table-cell office:value-type="float" office:value="418" calcext:value-type="float">
            <text:p>418</text:p>
          </table:table-cell>
          <table:table-cell office:value-type="float" office:value="187744" calcext:value-type="float">
            <text:p>187744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1955.66666666667" calcext:value-type="float">
            <text:p>1955,6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96" calcext:value-type="float">
            <text:p>396</text:p>
          </table:table-cell>
          <table:table-cell office:value-type="float" office:value="177194" calcext:value-type="float">
            <text:p>177194</text:p>
          </table:table-cell>
          <table:table-cell office:value-type="float" office:value="4.125" calcext:value-type="float">
            <text:p>4,13</text:p>
          </table:table-cell>
          <table:table-cell office:value-type="float" office:value="1845.77083333334" calcext:value-type="float">
            <text:p>1845,77</text:p>
          </table:table-cell>
          <table:table-cell office:value-type="float" office:value="419" calcext:value-type="float">
            <text:p>419</text:p>
          </table:table-cell>
          <table:table-cell office:value-type="float" office:value="188163" calcext:value-type="float">
            <text:p>188163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1960.03125" calcext:value-type="float">
            <text:p>1960,0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93" calcext:value-type="float">
            <text:p>393</text:p>
          </table:table-cell>
          <table:table-cell office:value-type="float" office:value="177587" calcext:value-type="float">
            <text:p>177587</text:p>
          </table:table-cell>
          <table:table-cell office:value-type="float" office:value="4.09375" calcext:value-type="float">
            <text:p>4,09</text:p>
          </table:table-cell>
          <table:table-cell office:value-type="float" office:value="1849.86458333334" calcext:value-type="float">
            <text:p>1849,86</text:p>
          </table:table-cell>
          <table:table-cell office:value-type="float" office:value="419" calcext:value-type="float">
            <text:p>419</text:p>
          </table:table-cell>
          <table:table-cell office:value-type="float" office:value="188582" calcext:value-type="float">
            <text:p>188582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1964.39583333333" calcext:value-type="float">
            <text:p>1964,4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94" calcext:value-type="float">
            <text:p>394</text:p>
          </table:table-cell>
          <table:table-cell office:value-type="float" office:value="177981" calcext:value-type="float">
            <text:p>177981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1853.96875" calcext:value-type="float">
            <text:p>1853,97</text:p>
          </table:table-cell>
          <table:table-cell office:value-type="float" office:value="420" calcext:value-type="float">
            <text:p>420</text:p>
          </table:table-cell>
          <table:table-cell office:value-type="float" office:value="189002" calcext:value-type="float">
            <text:p>189002</text:p>
          </table:table-cell>
          <table:table-cell office:value-type="float" office:value="4.375" calcext:value-type="float">
            <text:p>4,38</text:p>
          </table:table-cell>
          <table:table-cell office:value-type="float" office:value="1968.77083333333" calcext:value-type="float">
            <text:p>1968,7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96" calcext:value-type="float">
            <text:p>396</text:p>
          </table:table-cell>
          <table:table-cell office:value-type="float" office:value="178377" calcext:value-type="float">
            <text:p>178377</text:p>
          </table:table-cell>
          <table:table-cell office:value-type="float" office:value="4.125" calcext:value-type="float">
            <text:p>4,13</text:p>
          </table:table-cell>
          <table:table-cell office:value-type="float" office:value="1858.09375" calcext:value-type="float">
            <text:p>1858,09</text:p>
          </table:table-cell>
          <table:table-cell office:value-type="float" office:value="420" calcext:value-type="float">
            <text:p>420</text:p>
          </table:table-cell>
          <table:table-cell office:value-type="float" office:value="189422" calcext:value-type="float">
            <text:p>189422</text:p>
          </table:table-cell>
          <table:table-cell office:value-type="float" office:value="4.375" calcext:value-type="float">
            <text:p>4,38</text:p>
          </table:table-cell>
          <table:table-cell office:value-type="float" office:value="1973.14583333333" calcext:value-type="float">
            <text:p>1973,1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94" calcext:value-type="float">
            <text:p>394</text:p>
          </table:table-cell>
          <table:table-cell office:value-type="float" office:value="178771" calcext:value-type="float">
            <text:p>178771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1862.19791666667" calcext:value-type="float">
            <text:p>1862,20</text:p>
          </table:table-cell>
          <table:table-cell office:value-type="float" office:value="413" calcext:value-type="float">
            <text:p>413</text:p>
          </table:table-cell>
          <table:table-cell office:value-type="float" office:value="189835" calcext:value-type="float">
            <text:p>189835</text:p>
          </table:table-cell>
          <table:table-cell office:value-type="float" office:value="4.30208333333333" calcext:value-type="float">
            <text:p>4,30</text:p>
          </table:table-cell>
          <table:table-cell office:value-type="float" office:value="1977.44791666667" calcext:value-type="float">
            <text:p>1977,4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93" calcext:value-type="float">
            <text:p>393</text:p>
          </table:table-cell>
          <table:table-cell office:value-type="float" office:value="179164" calcext:value-type="float">
            <text:p>179164</text:p>
          </table:table-cell>
          <table:table-cell office:value-type="float" office:value="4.09375" calcext:value-type="float">
            <text:p>4,09</text:p>
          </table:table-cell>
          <table:table-cell office:value-type="float" office:value="1866.29166666667" calcext:value-type="float">
            <text:p>1866,29</text:p>
          </table:table-cell>
          <table:table-cell office:value-type="float" office:value="418" calcext:value-type="float">
            <text:p>418</text:p>
          </table:table-cell>
          <table:table-cell office:value-type="float" office:value="190253" calcext:value-type="float">
            <text:p>190253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1981.80208333333" calcext:value-type="float">
            <text:p>1981,8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94" calcext:value-type="float">
            <text:p>394</text:p>
          </table:table-cell>
          <table:table-cell office:value-type="float" office:value="179558" calcext:value-type="float">
            <text:p>179558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1870.39583333334" calcext:value-type="float">
            <text:p>1870,40</text:p>
          </table:table-cell>
          <table:table-cell office:value-type="float" office:value="421" calcext:value-type="float">
            <text:p>421</text:p>
          </table:table-cell>
          <table:table-cell office:value-type="float" office:value="190674" calcext:value-type="float">
            <text:p>190674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1986.1875" calcext:value-type="float">
            <text:p>1986,1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94" calcext:value-type="float">
            <text:p>394</text:p>
          </table:table-cell>
          <table:table-cell office:value-type="float" office:value="179952" calcext:value-type="float">
            <text:p>179952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1874.5" calcext:value-type="float">
            <text:p>1874,50</text:p>
          </table:table-cell>
          <table:table-cell office:value-type="float" office:value="418" calcext:value-type="float">
            <text:p>418</text:p>
          </table:table-cell>
          <table:table-cell office:value-type="float" office:value="191092" calcext:value-type="float">
            <text:p>191092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1990.54166666667" calcext:value-type="float">
            <text:p>1990,5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98" calcext:value-type="float">
            <text:p>398</text:p>
          </table:table-cell>
          <table:table-cell office:value-type="float" office:value="180350" calcext:value-type="float">
            <text:p>180350</text:p>
          </table:table-cell>
          <table:table-cell office:value-type="float" office:value="4.14583333333333" calcext:value-type="float">
            <text:p>4,15</text:p>
          </table:table-cell>
          <table:table-cell office:value-type="float" office:value="1878.64583333334" calcext:value-type="float">
            <text:p>1878,65</text:p>
          </table:table-cell>
          <table:table-cell office:value-type="float" office:value="418" calcext:value-type="float">
            <text:p>418</text:p>
          </table:table-cell>
          <table:table-cell office:value-type="float" office:value="191510" calcext:value-type="float">
            <text:p>191510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1994.89583333333" calcext:value-type="float">
            <text:p>1994,9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94" calcext:value-type="float">
            <text:p>394</text:p>
          </table:table-cell>
          <table:table-cell office:value-type="float" office:value="180744" calcext:value-type="float">
            <text:p>180744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1882.75" calcext:value-type="float">
            <text:p>1882,75</text:p>
          </table:table-cell>
          <table:table-cell office:value-type="float" office:value="417" calcext:value-type="float">
            <text:p>417</text:p>
          </table:table-cell>
          <table:table-cell office:value-type="float" office:value="191927" calcext:value-type="float">
            <text:p>191927</text:p>
          </table:table-cell>
          <table:table-cell office:value-type="float" office:value="4.34375" calcext:value-type="float">
            <text:p>4,34</text:p>
          </table:table-cell>
          <table:table-cell office:value-type="float" office:value="1999.23958333333" calcext:value-type="float">
            <text:p>1999,2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96" calcext:value-type="float">
            <text:p>396</text:p>
          </table:table-cell>
          <table:table-cell office:value-type="float" office:value="181140" calcext:value-type="float">
            <text:p>181140</text:p>
          </table:table-cell>
          <table:table-cell office:value-type="float" office:value="4.125" calcext:value-type="float">
            <text:p>4,13</text:p>
          </table:table-cell>
          <table:table-cell office:value-type="float" office:value="1886.875" calcext:value-type="float">
            <text:p>1886,88</text:p>
          </table:table-cell>
          <table:table-cell office:value-type="float" office:value="419" calcext:value-type="float">
            <text:p>419</text:p>
          </table:table-cell>
          <table:table-cell office:value-type="float" office:value="192346" calcext:value-type="float">
            <text:p>192346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2003.60416666667" calcext:value-type="float">
            <text:p>2003,6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91" calcext:value-type="float">
            <text:p>391</text:p>
          </table:table-cell>
          <table:table-cell office:value-type="float" office:value="181531" calcext:value-type="float">
            <text:p>181531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1890.94791666667" calcext:value-type="float">
            <text:p>1890,95</text:p>
          </table:table-cell>
          <table:table-cell office:value-type="float" office:value="420" calcext:value-type="float">
            <text:p>420</text:p>
          </table:table-cell>
          <table:table-cell office:value-type="float" office:value="192766" calcext:value-type="float">
            <text:p>192766</text:p>
          </table:table-cell>
          <table:table-cell office:value-type="float" office:value="4.375" calcext:value-type="float">
            <text:p>4,38</text:p>
          </table:table-cell>
          <table:table-cell office:value-type="float" office:value="2007.97916666667" calcext:value-type="float">
            <text:p>2007,9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93" calcext:value-type="float">
            <text:p>393</text:p>
          </table:table-cell>
          <table:table-cell office:value-type="float" office:value="181924" calcext:value-type="float">
            <text:p>181924</text:p>
          </table:table-cell>
          <table:table-cell office:value-type="float" office:value="4.09375" calcext:value-type="float">
            <text:p>4,09</text:p>
          </table:table-cell>
          <table:table-cell office:value-type="float" office:value="1895.04166666667" calcext:value-type="float">
            <text:p>1895,04</text:p>
          </table:table-cell>
          <table:table-cell office:value-type="float" office:value="419" calcext:value-type="float">
            <text:p>419</text:p>
          </table:table-cell>
          <table:table-cell office:value-type="float" office:value="193185" calcext:value-type="float">
            <text:p>193185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2012.34375" calcext:value-type="float">
            <text:p>2012,3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96" calcext:value-type="float">
            <text:p>396</text:p>
          </table:table-cell>
          <table:table-cell office:value-type="float" office:value="182320" calcext:value-type="float">
            <text:p>182320</text:p>
          </table:table-cell>
          <table:table-cell office:value-type="float" office:value="4.125" calcext:value-type="float">
            <text:p>4,13</text:p>
          </table:table-cell>
          <table:table-cell office:value-type="float" office:value="1899.16666666667" calcext:value-type="float">
            <text:p>1899,17</text:p>
          </table:table-cell>
          <table:table-cell office:value-type="float" office:value="420" calcext:value-type="float">
            <text:p>420</text:p>
          </table:table-cell>
          <table:table-cell office:value-type="float" office:value="193605" calcext:value-type="float">
            <text:p>193605</text:p>
          </table:table-cell>
          <table:table-cell office:value-type="float" office:value="4.375" calcext:value-type="float">
            <text:p>4,38</text:p>
          </table:table-cell>
          <table:table-cell office:value-type="float" office:value="2016.71875" calcext:value-type="float">
            <text:p>2016,7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office:value-type="float" office:value="182718" calcext:value-type="float">
            <text:p>182718</text:p>
          </table:table-cell>
          <table:table-cell office:value-type="float" office:value="4.14583333333333" calcext:value-type="float">
            <text:p>4,15</text:p>
          </table:table-cell>
          <table:table-cell office:value-type="float" office:value="1903.3125" calcext:value-type="float">
            <text:p>1903,31</text:p>
          </table:table-cell>
          <table:table-cell office:value-type="float" office:value="418" calcext:value-type="float">
            <text:p>418</text:p>
          </table:table-cell>
          <table:table-cell office:value-type="float" office:value="194023" calcext:value-type="float">
            <text:p>194023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2021.07291666667" calcext:value-type="float">
            <text:p>2021,0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95" calcext:value-type="float">
            <text:p>395</text:p>
          </table:table-cell>
          <table:table-cell office:value-type="float" office:value="183113" calcext:value-type="float">
            <text:p>183113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1907.42708333334" calcext:value-type="float">
            <text:p>1907,43</text:p>
          </table:table-cell>
          <table:table-cell office:value-type="float" office:value="419" calcext:value-type="float">
            <text:p>419</text:p>
          </table:table-cell>
          <table:table-cell office:value-type="float" office:value="194442" calcext:value-type="float">
            <text:p>194442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2025.4375" calcext:value-type="float">
            <text:p>2025,4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91" calcext:value-type="float">
            <text:p>391</text:p>
          </table:table-cell>
          <table:table-cell office:value-type="float" office:value="183504" calcext:value-type="float">
            <text:p>183504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1911.5" calcext:value-type="float">
            <text:p>1911,50</text:p>
          </table:table-cell>
          <table:table-cell office:value-type="float" office:value="460" calcext:value-type="float">
            <text:p>460</text:p>
          </table:table-cell>
          <table:table-cell office:value-type="float" office:value="194902" calcext:value-type="float">
            <text:p>194902</text:p>
          </table:table-cell>
          <table:table-cell office:value-type="float" office:value="4.79166666666667" calcext:value-type="float">
            <text:p>4,79</text:p>
          </table:table-cell>
          <table:table-cell office:value-type="float" office:value="2030.22916666667" calcext:value-type="float">
            <text:p>2030,2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96" calcext:value-type="float">
            <text:p>396</text:p>
          </table:table-cell>
          <table:table-cell office:value-type="float" office:value="183900" calcext:value-type="float">
            <text:p>183900</text:p>
          </table:table-cell>
          <table:table-cell office:value-type="float" office:value="4.125" calcext:value-type="float">
            <text:p>4,13</text:p>
          </table:table-cell>
          <table:table-cell office:value-type="float" office:value="1915.625" calcext:value-type="float">
            <text:p>1915,63</text:p>
          </table:table-cell>
          <table:table-cell office:value-type="float" office:value="421" calcext:value-type="float">
            <text:p>421</text:p>
          </table:table-cell>
          <table:table-cell office:value-type="float" office:value="195323" calcext:value-type="float">
            <text:p>195323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2034.61458333333" calcext:value-type="float">
            <text:p>2034,6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40" calcext:value-type="float">
            <text:p>440</text:p>
          </table:table-cell>
          <table:table-cell office:value-type="float" office:value="184340" calcext:value-type="float">
            <text:p>184340</text:p>
          </table:table-cell>
          <table:table-cell office:value-type="float" office:value="4.58333333333333" calcext:value-type="float">
            <text:p>4,58</text:p>
          </table:table-cell>
          <table:table-cell office:value-type="float" office:value="1920.20833333334" calcext:value-type="float">
            <text:p>1920,21</text:p>
          </table:table-cell>
          <table:table-cell office:value-type="float" office:value="419" calcext:value-type="float">
            <text:p>419</text:p>
          </table:table-cell>
          <table:table-cell office:value-type="float" office:value="195742" calcext:value-type="float">
            <text:p>195742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2038.97916666667" calcext:value-type="float">
            <text:p>2038,9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91" calcext:value-type="float">
            <text:p>391</text:p>
          </table:table-cell>
          <table:table-cell office:value-type="float" office:value="184731" calcext:value-type="float">
            <text:p>184731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1924.28125" calcext:value-type="float">
            <text:p>1924,28</text:p>
          </table:table-cell>
          <table:table-cell office:value-type="float" office:value="419" calcext:value-type="float">
            <text:p>419</text:p>
          </table:table-cell>
          <table:table-cell office:value-type="float" office:value="196161" calcext:value-type="float">
            <text:p>196161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2043.34375" calcext:value-type="float">
            <text:p>2043,3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89" calcext:value-type="float">
            <text:p>389</text:p>
          </table:table-cell>
          <table:table-cell office:value-type="float" office:value="185120" calcext:value-type="float">
            <text:p>185120</text:p>
          </table:table-cell>
          <table:table-cell office:value-type="float" office:value="4.05208333333333" calcext:value-type="float">
            <text:p>4,05</text:p>
          </table:table-cell>
          <table:table-cell office:value-type="float" office:value="1928.33333333334" calcext:value-type="float">
            <text:p>1928,33</text:p>
          </table:table-cell>
          <table:table-cell office:value-type="float" office:value="419" calcext:value-type="float">
            <text:p>419</text:p>
          </table:table-cell>
          <table:table-cell office:value-type="float" office:value="196580" calcext:value-type="float">
            <text:p>196580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2047.70833333333" calcext:value-type="float">
            <text:p>2047,7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89" calcext:value-type="float">
            <text:p>389</text:p>
          </table:table-cell>
          <table:table-cell office:value-type="float" office:value="185509" calcext:value-type="float">
            <text:p>185509</text:p>
          </table:table-cell>
          <table:table-cell office:value-type="float" office:value="4.05208333333333" calcext:value-type="float">
            <text:p>4,05</text:p>
          </table:table-cell>
          <table:table-cell office:value-type="float" office:value="1932.38541666667" calcext:value-type="float">
            <text:p>1932,39</text:p>
          </table:table-cell>
          <table:table-cell office:value-type="float" office:value="420" calcext:value-type="float">
            <text:p>420</text:p>
          </table:table-cell>
          <table:table-cell office:value-type="float" office:value="197000" calcext:value-type="float">
            <text:p>197000</text:p>
          </table:table-cell>
          <table:table-cell office:value-type="float" office:value="4.375" calcext:value-type="float">
            <text:p>4,38</text:p>
          </table:table-cell>
          <table:table-cell office:value-type="float" office:value="2052.08333333333" calcext:value-type="float">
            <text:p>2052,0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93" calcext:value-type="float">
            <text:p>393</text:p>
          </table:table-cell>
          <table:table-cell office:value-type="float" office:value="185902" calcext:value-type="float">
            <text:p>185902</text:p>
          </table:table-cell>
          <table:table-cell office:value-type="float" office:value="4.09375" calcext:value-type="float">
            <text:p>4,09</text:p>
          </table:table-cell>
          <table:table-cell office:value-type="float" office:value="1936.47916666667" calcext:value-type="float">
            <text:p>1936,48</text:p>
          </table:table-cell>
          <table:table-cell office:value-type="float" office:value="417" calcext:value-type="float">
            <text:p>417</text:p>
          </table:table-cell>
          <table:table-cell office:value-type="float" office:value="197417" calcext:value-type="float">
            <text:p>197417</text:p>
          </table:table-cell>
          <table:table-cell office:value-type="float" office:value="4.34375" calcext:value-type="float">
            <text:p>4,34</text:p>
          </table:table-cell>
          <table:table-cell office:value-type="float" office:value="2056.42708333333" calcext:value-type="float">
            <text:p>2056,4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89" calcext:value-type="float">
            <text:p>389</text:p>
          </table:table-cell>
          <table:table-cell office:value-type="float" office:value="186291" calcext:value-type="float">
            <text:p>186291</text:p>
          </table:table-cell>
          <table:table-cell office:value-type="float" office:value="4.05208333333333" calcext:value-type="float">
            <text:p>4,05</text:p>
          </table:table-cell>
          <table:table-cell office:value-type="float" office:value="1940.53125" calcext:value-type="float">
            <text:p>1940,53</text:p>
          </table:table-cell>
          <table:table-cell office:value-type="float" office:value="415" calcext:value-type="float">
            <text:p>415</text:p>
          </table:table-cell>
          <table:table-cell office:value-type="float" office:value="197832" calcext:value-type="float">
            <text:p>197832</text:p>
          </table:table-cell>
          <table:table-cell office:value-type="float" office:value="4.32291666666667" calcext:value-type="float">
            <text:p>4,32</text:p>
          </table:table-cell>
          <table:table-cell office:value-type="float" office:value="2060.75" calcext:value-type="float">
            <text:p>2060,7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90" calcext:value-type="float">
            <text:p>390</text:p>
          </table:table-cell>
          <table:table-cell office:value-type="float" office:value="186681" calcext:value-type="float">
            <text:p>186681</text:p>
          </table:table-cell>
          <table:table-cell office:value-type="float" office:value="4.0625" calcext:value-type="float">
            <text:p>4,06</text:p>
          </table:table-cell>
          <table:table-cell office:value-type="float" office:value="1944.59375" calcext:value-type="float">
            <text:p>1944,59</text:p>
          </table:table-cell>
          <table:table-cell office:value-type="float" office:value="422" calcext:value-type="float">
            <text:p>422</text:p>
          </table:table-cell>
          <table:table-cell office:value-type="float" office:value="198254" calcext:value-type="float">
            <text:p>198254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2065.14583333333" calcext:value-type="float">
            <text:p>2065,1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95" calcext:value-type="float">
            <text:p>395</text:p>
          </table:table-cell>
          <table:table-cell office:value-type="float" office:value="187076" calcext:value-type="float">
            <text:p>187076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1948.70833333334" calcext:value-type="float">
            <text:p>1948,71</text:p>
          </table:table-cell>
          <table:table-cell office:value-type="float" office:value="417" calcext:value-type="float">
            <text:p>417</text:p>
          </table:table-cell>
          <table:table-cell office:value-type="float" office:value="198671" calcext:value-type="float">
            <text:p>198671</text:p>
          </table:table-cell>
          <table:table-cell office:value-type="float" office:value="4.34375" calcext:value-type="float">
            <text:p>4,34</text:p>
          </table:table-cell>
          <table:table-cell office:value-type="float" office:value="2069.48958333333" calcext:value-type="float">
            <text:p>2069,4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90" calcext:value-type="float">
            <text:p>390</text:p>
          </table:table-cell>
          <table:table-cell office:value-type="float" office:value="187466" calcext:value-type="float">
            <text:p>187466</text:p>
          </table:table-cell>
          <table:table-cell office:value-type="float" office:value="4.0625" calcext:value-type="float">
            <text:p>4,06</text:p>
          </table:table-cell>
          <table:table-cell office:value-type="float" office:value="1952.77083333334" calcext:value-type="float">
            <text:p>1952,77</text:p>
          </table:table-cell>
          <table:table-cell office:value-type="float" office:value="416" calcext:value-type="float">
            <text:p>416</text:p>
          </table:table-cell>
          <table:table-cell office:value-type="float" office:value="199087" calcext:value-type="float">
            <text:p>199087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2073.82291666667" calcext:value-type="float">
            <text:p>2073,8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93" calcext:value-type="float">
            <text:p>393</text:p>
          </table:table-cell>
          <table:table-cell office:value-type="float" office:value="187859" calcext:value-type="float">
            <text:p>187859</text:p>
          </table:table-cell>
          <table:table-cell office:value-type="float" office:value="4.09375" calcext:value-type="float">
            <text:p>4,09</text:p>
          </table:table-cell>
          <table:table-cell office:value-type="float" office:value="1956.86458333334" calcext:value-type="float">
            <text:p>1956,86</text:p>
          </table:table-cell>
          <table:table-cell office:value-type="float" office:value="416" calcext:value-type="float">
            <text:p>416</text:p>
          </table:table-cell>
          <table:table-cell office:value-type="float" office:value="199503" calcext:value-type="float">
            <text:p>199503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2078.15625" calcext:value-type="float">
            <text:p>2078,1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92" calcext:value-type="float">
            <text:p>392</text:p>
          </table:table-cell>
          <table:table-cell office:value-type="float" office:value="188251" calcext:value-type="float">
            <text:p>188251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1960.94791666667" calcext:value-type="float">
            <text:p>1960,95</text:p>
          </table:table-cell>
          <table:table-cell office:value-type="float" office:value="416" calcext:value-type="float">
            <text:p>416</text:p>
          </table:table-cell>
          <table:table-cell office:value-type="float" office:value="199919" calcext:value-type="float">
            <text:p>199919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2082.48958333333" calcext:value-type="float">
            <text:p>2082,4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92" calcext:value-type="float">
            <text:p>392</text:p>
          </table:table-cell>
          <table:table-cell office:value-type="float" office:value="188643" calcext:value-type="float">
            <text:p>188643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1965.03125" calcext:value-type="float">
            <text:p>1965,03</text:p>
          </table:table-cell>
          <table:table-cell office:value-type="float" office:value="421" calcext:value-type="float">
            <text:p>421</text:p>
          </table:table-cell>
          <table:table-cell office:value-type="float" office:value="200340" calcext:value-type="float">
            <text:p>200340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2086.875" calcext:value-type="float">
            <text:p>2086,8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96" calcext:value-type="float">
            <text:p>396</text:p>
          </table:table-cell>
          <table:table-cell office:value-type="float" office:value="189039" calcext:value-type="float">
            <text:p>189039</text:p>
          </table:table-cell>
          <table:table-cell office:value-type="float" office:value="4.125" calcext:value-type="float">
            <text:p>4,13</text:p>
          </table:table-cell>
          <table:table-cell office:value-type="float" office:value="1969.15625" calcext:value-type="float">
            <text:p>1969,16</text:p>
          </table:table-cell>
          <table:table-cell office:value-type="float" office:value="419" calcext:value-type="float">
            <text:p>419</text:p>
          </table:table-cell>
          <table:table-cell office:value-type="float" office:value="200759" calcext:value-type="float">
            <text:p>200759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2091.23958333333" calcext:value-type="float">
            <text:p>2091,2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93" calcext:value-type="float">
            <text:p>393</text:p>
          </table:table-cell>
          <table:table-cell office:value-type="float" office:value="189432" calcext:value-type="float">
            <text:p>189432</text:p>
          </table:table-cell>
          <table:table-cell office:value-type="float" office:value="4.09375" calcext:value-type="float">
            <text:p>4,09</text:p>
          </table:table-cell>
          <table:table-cell office:value-type="float" office:value="1973.25" calcext:value-type="float">
            <text:p>1973,25</text:p>
          </table:table-cell>
          <table:table-cell office:value-type="float" office:value="416" calcext:value-type="float">
            <text:p>416</text:p>
          </table:table-cell>
          <table:table-cell office:value-type="float" office:value="201175" calcext:value-type="float">
            <text:p>201175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2095.57291666667" calcext:value-type="float">
            <text:p>2095,5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94" calcext:value-type="float">
            <text:p>394</text:p>
          </table:table-cell>
          <table:table-cell office:value-type="float" office:value="189826" calcext:value-type="float">
            <text:p>189826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1977.35416666667" calcext:value-type="float">
            <text:p>1977,35</text:p>
          </table:table-cell>
          <table:table-cell office:value-type="float" office:value="420" calcext:value-type="float">
            <text:p>420</text:p>
          </table:table-cell>
          <table:table-cell office:value-type="float" office:value="201595" calcext:value-type="float">
            <text:p>201595</text:p>
          </table:table-cell>
          <table:table-cell office:value-type="float" office:value="4.375" calcext:value-type="float">
            <text:p>4,38</text:p>
          </table:table-cell>
          <table:table-cell office:value-type="float" office:value="2099.94791666667" calcext:value-type="float">
            <text:p>2099,9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93" calcext:value-type="float">
            <text:p>393</text:p>
          </table:table-cell>
          <table:table-cell office:value-type="float" office:value="190219" calcext:value-type="float">
            <text:p>190219</text:p>
          </table:table-cell>
          <table:table-cell office:value-type="float" office:value="4.09375" calcext:value-type="float">
            <text:p>4,09</text:p>
          </table:table-cell>
          <table:table-cell office:value-type="float" office:value="1981.44791666667" calcext:value-type="float">
            <text:p>1981,45</text:p>
          </table:table-cell>
          <table:table-cell office:value-type="float" office:value="418" calcext:value-type="float">
            <text:p>418</text:p>
          </table:table-cell>
          <table:table-cell office:value-type="float" office:value="202013" calcext:value-type="float">
            <text:p>202013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2104.30208333333" calcext:value-type="float">
            <text:p>2104,3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96" calcext:value-type="float">
            <text:p>396</text:p>
          </table:table-cell>
          <table:table-cell office:value-type="float" office:value="190615" calcext:value-type="float">
            <text:p>190615</text:p>
          </table:table-cell>
          <table:table-cell office:value-type="float" office:value="4.125" calcext:value-type="float">
            <text:p>4,13</text:p>
          </table:table-cell>
          <table:table-cell office:value-type="float" office:value="1985.57291666667" calcext:value-type="float">
            <text:p>1985,57</text:p>
          </table:table-cell>
          <table:table-cell office:value-type="float" office:value="418" calcext:value-type="float">
            <text:p>418</text:p>
          </table:table-cell>
          <table:table-cell office:value-type="float" office:value="202431" calcext:value-type="float">
            <text:p>202431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2108.65625" calcext:value-type="float">
            <text:p>2108,6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98" calcext:value-type="float">
            <text:p>398</text:p>
          </table:table-cell>
          <table:table-cell office:value-type="float" office:value="191013" calcext:value-type="float">
            <text:p>191013</text:p>
          </table:table-cell>
          <table:table-cell office:value-type="float" office:value="4.14583333333333" calcext:value-type="float">
            <text:p>4,15</text:p>
          </table:table-cell>
          <table:table-cell office:value-type="float" office:value="1989.71875" calcext:value-type="float">
            <text:p>1989,72</text:p>
          </table:table-cell>
          <table:table-cell office:value-type="float" office:value="421" calcext:value-type="float">
            <text:p>421</text:p>
          </table:table-cell>
          <table:table-cell office:value-type="float" office:value="202852" calcext:value-type="float">
            <text:p>202852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2113.04166666667" calcext:value-type="float">
            <text:p>2113,0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95" calcext:value-type="float">
            <text:p>395</text:p>
          </table:table-cell>
          <table:table-cell office:value-type="float" office:value="191408" calcext:value-type="float">
            <text:p>191408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1993.83333333334" calcext:value-type="float">
            <text:p>1993,83</text:p>
          </table:table-cell>
          <table:table-cell office:value-type="float" office:value="419" calcext:value-type="float">
            <text:p>419</text:p>
          </table:table-cell>
          <table:table-cell office:value-type="float" office:value="203271" calcext:value-type="float">
            <text:p>203271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2117.40625" calcext:value-type="float">
            <text:p>2117,4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90" calcext:value-type="float">
            <text:p>390</text:p>
          </table:table-cell>
          <table:table-cell office:value-type="float" office:value="191798" calcext:value-type="float">
            <text:p>191798</text:p>
          </table:table-cell>
          <table:table-cell office:value-type="float" office:value="4.0625" calcext:value-type="float">
            <text:p>4,06</text:p>
          </table:table-cell>
          <table:table-cell office:value-type="float" office:value="1997.89583333333" calcext:value-type="float">
            <text:p>1997,90</text:p>
          </table:table-cell>
          <table:table-cell office:value-type="float" office:value="421" calcext:value-type="float">
            <text:p>421</text:p>
          </table:table-cell>
          <table:table-cell office:value-type="float" office:value="203692" calcext:value-type="float">
            <text:p>203692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2121.79166666667" calcext:value-type="float">
            <text:p>2121,7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96" calcext:value-type="float">
            <text:p>396</text:p>
          </table:table-cell>
          <table:table-cell office:value-type="float" office:value="192194" calcext:value-type="float">
            <text:p>192194</text:p>
          </table:table-cell>
          <table:table-cell office:value-type="float" office:value="4.125" calcext:value-type="float">
            <text:p>4,13</text:p>
          </table:table-cell>
          <table:table-cell office:value-type="float" office:value="2002.02083333333" calcext:value-type="float">
            <text:p>2002,02</text:p>
          </table:table-cell>
          <table:table-cell office:value-type="float" office:value="423" calcext:value-type="float">
            <text:p>423</text:p>
          </table:table-cell>
          <table:table-cell office:value-type="float" office:value="204115" calcext:value-type="float">
            <text:p>204115</text:p>
          </table:table-cell>
          <table:table-cell office:value-type="float" office:value="4.40625" calcext:value-type="float">
            <text:p>4,41</text:p>
          </table:table-cell>
          <table:table-cell office:value-type="float" office:value="2126.19791666667" calcext:value-type="float">
            <text:p>2126,2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90" calcext:value-type="float">
            <text:p>390</text:p>
          </table:table-cell>
          <table:table-cell office:value-type="float" office:value="192584" calcext:value-type="float">
            <text:p>192584</text:p>
          </table:table-cell>
          <table:table-cell office:value-type="float" office:value="4.0625" calcext:value-type="float">
            <text:p>4,06</text:p>
          </table:table-cell>
          <table:table-cell office:value-type="float" office:value="2006.08333333333" calcext:value-type="float">
            <text:p>2006,08</text:p>
          </table:table-cell>
          <table:table-cell office:value-type="float" office:value="419" calcext:value-type="float">
            <text:p>419</text:p>
          </table:table-cell>
          <table:table-cell office:value-type="float" office:value="204534" calcext:value-type="float">
            <text:p>204534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2130.5625" calcext:value-type="float">
            <text:p>2130,5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89" calcext:value-type="float">
            <text:p>389</text:p>
          </table:table-cell>
          <table:table-cell office:value-type="float" office:value="192973" calcext:value-type="float">
            <text:p>192973</text:p>
          </table:table-cell>
          <table:table-cell office:value-type="float" office:value="4.05208333333333" calcext:value-type="float">
            <text:p>4,05</text:p>
          </table:table-cell>
          <table:table-cell office:value-type="float" office:value="2010.13541666667" calcext:value-type="float">
            <text:p>2010,14</text:p>
          </table:table-cell>
          <table:table-cell office:value-type="float" office:value="431" calcext:value-type="float">
            <text:p>431</text:p>
          </table:table-cell>
          <table:table-cell office:value-type="float" office:value="204965" calcext:value-type="float">
            <text:p>204965</text:p>
          </table:table-cell>
          <table:table-cell office:value-type="float" office:value="4.48958333333333" calcext:value-type="float">
            <text:p>4,49</text:p>
          </table:table-cell>
          <table:table-cell office:value-type="float" office:value="2135.05208333333" calcext:value-type="float">
            <text:p>2135,0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96" calcext:value-type="float">
            <text:p>396</text:p>
          </table:table-cell>
          <table:table-cell office:value-type="float" office:value="193369" calcext:value-type="float">
            <text:p>193369</text:p>
          </table:table-cell>
          <table:table-cell office:value-type="float" office:value="4.125" calcext:value-type="float">
            <text:p>4,13</text:p>
          </table:table-cell>
          <table:table-cell office:value-type="float" office:value="2014.26041666667" calcext:value-type="float">
            <text:p>2014,26</text:p>
          </table:table-cell>
          <table:table-cell office:value-type="float" office:value="416" calcext:value-type="float">
            <text:p>416</text:p>
          </table:table-cell>
          <table:table-cell office:value-type="float" office:value="205381" calcext:value-type="float">
            <text:p>205381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2139.38541666667" calcext:value-type="float">
            <text:p>2139,3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92" calcext:value-type="float">
            <text:p>392</text:p>
          </table:table-cell>
          <table:table-cell office:value-type="float" office:value="193761" calcext:value-type="float">
            <text:p>193761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2018.34375" calcext:value-type="float">
            <text:p>2018,34</text:p>
          </table:table-cell>
          <table:table-cell office:value-type="float" office:value="417" calcext:value-type="float">
            <text:p>417</text:p>
          </table:table-cell>
          <table:table-cell office:value-type="float" office:value="205798" calcext:value-type="float">
            <text:p>205798</text:p>
          </table:table-cell>
          <table:table-cell office:value-type="float" office:value="4.34375" calcext:value-type="float">
            <text:p>4,34</text:p>
          </table:table-cell>
          <table:table-cell office:value-type="float" office:value="2143.72916666667" calcext:value-type="float">
            <text:p>2143,7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91" calcext:value-type="float">
            <text:p>391</text:p>
          </table:table-cell>
          <table:table-cell office:value-type="float" office:value="194152" calcext:value-type="float">
            <text:p>194152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2022.41666666667" calcext:value-type="float">
            <text:p>2022,42</text:p>
          </table:table-cell>
          <table:table-cell office:value-type="float" office:value="420" calcext:value-type="float">
            <text:p>420</text:p>
          </table:table-cell>
          <table:table-cell office:value-type="float" office:value="206218" calcext:value-type="float">
            <text:p>206218</text:p>
          </table:table-cell>
          <table:table-cell office:value-type="float" office:value="4.375" calcext:value-type="float">
            <text:p>4,38</text:p>
          </table:table-cell>
          <table:table-cell office:value-type="float" office:value="2148.10416666667" calcext:value-type="float">
            <text:p>2148,1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95" calcext:value-type="float">
            <text:p>395</text:p>
          </table:table-cell>
          <table:table-cell office:value-type="float" office:value="194547" calcext:value-type="float">
            <text:p>194547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2026.53125" calcext:value-type="float">
            <text:p>2026,53</text:p>
          </table:table-cell>
          <table:table-cell office:value-type="float" office:value="422" calcext:value-type="float">
            <text:p>422</text:p>
          </table:table-cell>
          <table:table-cell office:value-type="float" office:value="206640" calcext:value-type="float">
            <text:p>206640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2152.5" calcext:value-type="float">
            <text:p>2152,5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90" calcext:value-type="float">
            <text:p>390</text:p>
          </table:table-cell>
          <table:table-cell office:value-type="float" office:value="194937" calcext:value-type="float">
            <text:p>194937</text:p>
          </table:table-cell>
          <table:table-cell office:value-type="float" office:value="4.0625" calcext:value-type="float">
            <text:p>4,06</text:p>
          </table:table-cell>
          <table:table-cell office:value-type="float" office:value="2030.59375" calcext:value-type="float">
            <text:p>2030,59</text:p>
          </table:table-cell>
          <table:table-cell office:value-type="float" office:value="420" calcext:value-type="float">
            <text:p>420</text:p>
          </table:table-cell>
          <table:table-cell office:value-type="float" office:value="207060" calcext:value-type="float">
            <text:p>207060</text:p>
          </table:table-cell>
          <table:table-cell office:value-type="float" office:value="4.375" calcext:value-type="float">
            <text:p>4,38</text:p>
          </table:table-cell>
          <table:table-cell office:value-type="float" office:value="2156.875" calcext:value-type="float">
            <text:p>2156,8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95" calcext:value-type="float">
            <text:p>395</text:p>
          </table:table-cell>
          <table:table-cell office:value-type="float" office:value="195332" calcext:value-type="float">
            <text:p>195332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2034.70833333333" calcext:value-type="float">
            <text:p>2034,71</text:p>
          </table:table-cell>
          <table:table-cell office:value-type="float" office:value="416" calcext:value-type="float">
            <text:p>416</text:p>
          </table:table-cell>
          <table:table-cell office:value-type="float" office:value="207476" calcext:value-type="float">
            <text:p>207476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2161.20833333333" calcext:value-type="float">
            <text:p>2161,2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92" calcext:value-type="float">
            <text:p>392</text:p>
          </table:table-cell>
          <table:table-cell office:value-type="float" office:value="195724" calcext:value-type="float">
            <text:p>195724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2038.79166666667" calcext:value-type="float">
            <text:p>2038,79</text:p>
          </table:table-cell>
          <table:table-cell office:value-type="float" office:value="417" calcext:value-type="float">
            <text:p>417</text:p>
          </table:table-cell>
          <table:table-cell office:value-type="float" office:value="207893" calcext:value-type="float">
            <text:p>207893</text:p>
          </table:table-cell>
          <table:table-cell office:value-type="float" office:value="4.34375" calcext:value-type="float">
            <text:p>4,34</text:p>
          </table:table-cell>
          <table:table-cell office:value-type="float" office:value="2165.55208333333" calcext:value-type="float">
            <text:p>2165,5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93" calcext:value-type="float">
            <text:p>393</text:p>
          </table:table-cell>
          <table:table-cell office:value-type="float" office:value="196117" calcext:value-type="float">
            <text:p>196117</text:p>
          </table:table-cell>
          <table:table-cell office:value-type="float" office:value="4.09375" calcext:value-type="float">
            <text:p>4,09</text:p>
          </table:table-cell>
          <table:table-cell office:value-type="float" office:value="2042.88541666667" calcext:value-type="float">
            <text:p>2042,89</text:p>
          </table:table-cell>
          <table:table-cell office:value-type="float" office:value="418" calcext:value-type="float">
            <text:p>418</text:p>
          </table:table-cell>
          <table:table-cell office:value-type="float" office:value="208311" calcext:value-type="float">
            <text:p>208311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2169.90625" calcext:value-type="float">
            <text:p>2169,9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91" calcext:value-type="float">
            <text:p>391</text:p>
          </table:table-cell>
          <table:table-cell office:value-type="float" office:value="196508" calcext:value-type="float">
            <text:p>196508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2046.95833333333" calcext:value-type="float">
            <text:p>2046,96</text:p>
          </table:table-cell>
          <table:table-cell office:value-type="float" office:value="461" calcext:value-type="float">
            <text:p>461</text:p>
          </table:table-cell>
          <table:table-cell office:value-type="float" office:value="208772" calcext:value-type="float">
            <text:p>208772</text:p>
          </table:table-cell>
          <table:table-cell office:value-type="float" office:value="4.80208333333333" calcext:value-type="float">
            <text:p>4,80</text:p>
          </table:table-cell>
          <table:table-cell office:value-type="float" office:value="2174.70833333333" calcext:value-type="float">
            <text:p>2174,7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92" calcext:value-type="float">
            <text:p>392</text:p>
          </table:table-cell>
          <table:table-cell office:value-type="float" office:value="196900" calcext:value-type="float">
            <text:p>196900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2051.04166666667" calcext:value-type="float">
            <text:p>2051,04</text:p>
          </table:table-cell>
          <table:table-cell office:value-type="float" office:value="419" calcext:value-type="float">
            <text:p>419</text:p>
          </table:table-cell>
          <table:table-cell office:value-type="float" office:value="209191" calcext:value-type="float">
            <text:p>209191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2179.07291666667" calcext:value-type="float">
            <text:p>2179,0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97" calcext:value-type="float">
            <text:p>397</text:p>
          </table:table-cell>
          <table:table-cell office:value-type="float" office:value="197297" calcext:value-type="float">
            <text:p>197297</text:p>
          </table:table-cell>
          <table:table-cell office:value-type="float" office:value="4.13541666666667" calcext:value-type="float">
            <text:p>4,14</text:p>
          </table:table-cell>
          <table:table-cell office:value-type="float" office:value="2055.17708333333" calcext:value-type="float">
            <text:p>2055,18</text:p>
          </table:table-cell>
          <table:table-cell office:value-type="float" office:value="418" calcext:value-type="float">
            <text:p>418</text:p>
          </table:table-cell>
          <table:table-cell office:value-type="float" office:value="209609" calcext:value-type="float">
            <text:p>209609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2183.42708333333" calcext:value-type="float">
            <text:p>2183,4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00" calcext:value-type="float">
            <text:p>400</text:p>
          </table:table-cell>
          <table:table-cell office:value-type="float" office:value="197697" calcext:value-type="float">
            <text:p>197697</text:p>
          </table:table-cell>
          <table:table-cell office:value-type="float" office:value="4.16666666666667" calcext:value-type="float">
            <text:p>4,17</text:p>
          </table:table-cell>
          <table:table-cell office:value-type="float" office:value="2059.34375" calcext:value-type="float">
            <text:p>2059,34</text:p>
          </table:table-cell>
          <table:table-cell office:value-type="float" office:value="427" calcext:value-type="float">
            <text:p>427</text:p>
          </table:table-cell>
          <table:table-cell office:value-type="float" office:value="210036" calcext:value-type="float">
            <text:p>210036</text:p>
          </table:table-cell>
          <table:table-cell office:value-type="float" office:value="4.44791666666667" calcext:value-type="float">
            <text:p>4,45</text:p>
          </table:table-cell>
          <table:table-cell office:value-type="float" office:value="2187.875" calcext:value-type="float">
            <text:p>2187,8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92" calcext:value-type="float">
            <text:p>392</text:p>
          </table:table-cell>
          <table:table-cell office:value-type="float" office:value="198089" calcext:value-type="float">
            <text:p>198089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2063.42708333333" calcext:value-type="float">
            <text:p>2063,43</text:p>
          </table:table-cell>
          <table:table-cell office:value-type="float" office:value="422" calcext:value-type="float">
            <text:p>422</text:p>
          </table:table-cell>
          <table:table-cell office:value-type="float" office:value="210458" calcext:value-type="float">
            <text:p>210458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2192.27083333333" calcext:value-type="float">
            <text:p>2192,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88" calcext:value-type="float">
            <text:p>388</text:p>
          </table:table-cell>
          <table:table-cell office:value-type="float" office:value="198477" calcext:value-type="float">
            <text:p>198477</text:p>
          </table:table-cell>
          <table:table-cell office:value-type="float" office:value="4.04166666666667" calcext:value-type="float">
            <text:p>4,04</text:p>
          </table:table-cell>
          <table:table-cell office:value-type="float" office:value="2067.46875" calcext:value-type="float">
            <text:p>2067,47</text:p>
          </table:table-cell>
          <table:table-cell office:value-type="float" office:value="419" calcext:value-type="float">
            <text:p>419</text:p>
          </table:table-cell>
          <table:table-cell office:value-type="float" office:value="210877" calcext:value-type="float">
            <text:p>210877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2196.63541666667" calcext:value-type="float">
            <text:p>2196,6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93" calcext:value-type="float">
            <text:p>393</text:p>
          </table:table-cell>
          <table:table-cell office:value-type="float" office:value="198870" calcext:value-type="float">
            <text:p>198870</text:p>
          </table:table-cell>
          <table:table-cell office:value-type="float" office:value="4.09375" calcext:value-type="float">
            <text:p>4,09</text:p>
          </table:table-cell>
          <table:table-cell office:value-type="float" office:value="2071.5625" calcext:value-type="float">
            <text:p>2071,56</text:p>
          </table:table-cell>
          <table:table-cell office:value-type="float" office:value="419" calcext:value-type="float">
            <text:p>419</text:p>
          </table:table-cell>
          <table:table-cell office:value-type="float" office:value="211296" calcext:value-type="float">
            <text:p>211296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2201" calcext:value-type="float">
            <text:p>2201,0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95" calcext:value-type="float">
            <text:p>395</text:p>
          </table:table-cell>
          <table:table-cell office:value-type="float" office:value="199265" calcext:value-type="float">
            <text:p>199265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2075.67708333333" calcext:value-type="float">
            <text:p>2075,68</text:p>
          </table:table-cell>
          <table:table-cell office:value-type="float" office:value="418" calcext:value-type="float">
            <text:p>418</text:p>
          </table:table-cell>
          <table:table-cell office:value-type="float" office:value="211714" calcext:value-type="float">
            <text:p>211714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2205.35416666667" calcext:value-type="float">
            <text:p>2205,3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90" calcext:value-type="float">
            <text:p>390</text:p>
          </table:table-cell>
          <table:table-cell office:value-type="float" office:value="199655" calcext:value-type="float">
            <text:p>199655</text:p>
          </table:table-cell>
          <table:table-cell office:value-type="float" office:value="4.0625" calcext:value-type="float">
            <text:p>4,06</text:p>
          </table:table-cell>
          <table:table-cell office:value-type="float" office:value="2079.73958333333" calcext:value-type="float">
            <text:p>2079,74</text:p>
          </table:table-cell>
          <table:table-cell office:value-type="float" office:value="417" calcext:value-type="float">
            <text:p>417</text:p>
          </table:table-cell>
          <table:table-cell office:value-type="float" office:value="212131" calcext:value-type="float">
            <text:p>212131</text:p>
          </table:table-cell>
          <table:table-cell office:value-type="float" office:value="4.34375" calcext:value-type="float">
            <text:p>4,34</text:p>
          </table:table-cell>
          <table:table-cell office:value-type="float" office:value="2209.69791666667" calcext:value-type="float">
            <text:p>2209,7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92" calcext:value-type="float">
            <text:p>392</text:p>
          </table:table-cell>
          <table:table-cell office:value-type="float" office:value="200047" calcext:value-type="float">
            <text:p>200047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2083.82291666667" calcext:value-type="float">
            <text:p>2083,82</text:p>
          </table:table-cell>
          <table:table-cell office:value-type="float" office:value="419" calcext:value-type="float">
            <text:p>419</text:p>
          </table:table-cell>
          <table:table-cell office:value-type="float" office:value="212550" calcext:value-type="float">
            <text:p>212550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2214.0625" calcext:value-type="float">
            <text:p>2214,0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92" calcext:value-type="float">
            <text:p>392</text:p>
          </table:table-cell>
          <table:table-cell office:value-type="float" office:value="200439" calcext:value-type="float">
            <text:p>200439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2087.90625" calcext:value-type="float">
            <text:p>2087,91</text:p>
          </table:table-cell>
          <table:table-cell office:value-type="float" office:value="420" calcext:value-type="float">
            <text:p>420</text:p>
          </table:table-cell>
          <table:table-cell office:value-type="float" office:value="212970" calcext:value-type="float">
            <text:p>212970</text:p>
          </table:table-cell>
          <table:table-cell office:value-type="float" office:value="4.375" calcext:value-type="float">
            <text:p>4,38</text:p>
          </table:table-cell>
          <table:table-cell office:value-type="float" office:value="2218.4375" calcext:value-type="float">
            <text:p>2218,4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93" calcext:value-type="float">
            <text:p>393</text:p>
          </table:table-cell>
          <table:table-cell office:value-type="float" office:value="200832" calcext:value-type="float">
            <text:p>200832</text:p>
          </table:table-cell>
          <table:table-cell office:value-type="float" office:value="4.09375" calcext:value-type="float">
            <text:p>4,09</text:p>
          </table:table-cell>
          <table:table-cell office:value-type="float" office:value="2092" calcext:value-type="float">
            <text:p>2092,00</text:p>
          </table:table-cell>
          <table:table-cell office:value-type="float" office:value="420" calcext:value-type="float">
            <text:p>420</text:p>
          </table:table-cell>
          <table:table-cell office:value-type="float" office:value="213390" calcext:value-type="float">
            <text:p>213390</text:p>
          </table:table-cell>
          <table:table-cell office:value-type="float" office:value="4.375" calcext:value-type="float">
            <text:p>4,38</text:p>
          </table:table-cell>
          <table:table-cell office:value-type="float" office:value="2222.8125" calcext:value-type="float">
            <text:p>2222,8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89" calcext:value-type="float">
            <text:p>389</text:p>
          </table:table-cell>
          <table:table-cell office:value-type="float" office:value="201221" calcext:value-type="float">
            <text:p>201221</text:p>
          </table:table-cell>
          <table:table-cell office:value-type="float" office:value="4.05208333333333" calcext:value-type="float">
            <text:p>4,05</text:p>
          </table:table-cell>
          <table:table-cell office:value-type="float" office:value="2096.05208333333" calcext:value-type="float">
            <text:p>2096,05</text:p>
          </table:table-cell>
          <table:table-cell office:value-type="float" office:value="418" calcext:value-type="float">
            <text:p>418</text:p>
          </table:table-cell>
          <table:table-cell office:value-type="float" office:value="213808" calcext:value-type="float">
            <text:p>213808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2227.16666666667" calcext:value-type="float">
            <text:p>2227,1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96" calcext:value-type="float">
            <text:p>396</text:p>
          </table:table-cell>
          <table:table-cell office:value-type="float" office:value="201617" calcext:value-type="float">
            <text:p>201617</text:p>
          </table:table-cell>
          <table:table-cell office:value-type="float" office:value="4.125" calcext:value-type="float">
            <text:p>4,13</text:p>
          </table:table-cell>
          <table:table-cell office:value-type="float" office:value="2100.17708333333" calcext:value-type="float">
            <text:p>2100,18</text:p>
          </table:table-cell>
          <table:table-cell office:value-type="float" office:value="420" calcext:value-type="float">
            <text:p>420</text:p>
          </table:table-cell>
          <table:table-cell office:value-type="float" office:value="214228" calcext:value-type="float">
            <text:p>214228</text:p>
          </table:table-cell>
          <table:table-cell office:value-type="float" office:value="4.375" calcext:value-type="float">
            <text:p>4,38</text:p>
          </table:table-cell>
          <table:table-cell office:value-type="float" office:value="2231.54166666667" calcext:value-type="float">
            <text:p>2231,5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94" calcext:value-type="float">
            <text:p>394</text:p>
          </table:table-cell>
          <table:table-cell office:value-type="float" office:value="202011" calcext:value-type="float">
            <text:p>202011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2104.28125" calcext:value-type="float">
            <text:p>2104,28</text:p>
          </table:table-cell>
          <table:table-cell office:value-type="float" office:value="417" calcext:value-type="float">
            <text:p>417</text:p>
          </table:table-cell>
          <table:table-cell office:value-type="float" office:value="214645" calcext:value-type="float">
            <text:p>214645</text:p>
          </table:table-cell>
          <table:table-cell office:value-type="float" office:value="4.34375" calcext:value-type="float">
            <text:p>4,34</text:p>
          </table:table-cell>
          <table:table-cell office:value-type="float" office:value="2235.88541666667" calcext:value-type="float">
            <text:p>2235,8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90" calcext:value-type="float">
            <text:p>390</text:p>
          </table:table-cell>
          <table:table-cell office:value-type="float" office:value="202401" calcext:value-type="float">
            <text:p>202401</text:p>
          </table:table-cell>
          <table:table-cell office:value-type="float" office:value="4.0625" calcext:value-type="float">
            <text:p>4,06</text:p>
          </table:table-cell>
          <table:table-cell office:value-type="float" office:value="2108.34375" calcext:value-type="float">
            <text:p>2108,34</text:p>
          </table:table-cell>
          <table:table-cell office:value-type="float" office:value="420" calcext:value-type="float">
            <text:p>420</text:p>
          </table:table-cell>
          <table:table-cell office:value-type="float" office:value="215065" calcext:value-type="float">
            <text:p>215065</text:p>
          </table:table-cell>
          <table:table-cell office:value-type="float" office:value="4.375" calcext:value-type="float">
            <text:p>4,38</text:p>
          </table:table-cell>
          <table:table-cell office:value-type="float" office:value="2240.26041666667" calcext:value-type="float">
            <text:p>2240,2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92" calcext:value-type="float">
            <text:p>392</text:p>
          </table:table-cell>
          <table:table-cell office:value-type="float" office:value="202793" calcext:value-type="float">
            <text:p>202793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2112.42708333333" calcext:value-type="float">
            <text:p>2112,43</text:p>
          </table:table-cell>
          <table:table-cell office:value-type="float" office:value="420" calcext:value-type="float">
            <text:p>420</text:p>
          </table:table-cell>
          <table:table-cell office:value-type="float" office:value="215485" calcext:value-type="float">
            <text:p>215485</text:p>
          </table:table-cell>
          <table:table-cell office:value-type="float" office:value="4.375" calcext:value-type="float">
            <text:p>4,38</text:p>
          </table:table-cell>
          <table:table-cell office:value-type="float" office:value="2244.63541666667" calcext:value-type="float">
            <text:p>2244,6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94" calcext:value-type="float">
            <text:p>394</text:p>
          </table:table-cell>
          <table:table-cell office:value-type="float" office:value="203187" calcext:value-type="float">
            <text:p>203187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2116.53125" calcext:value-type="float">
            <text:p>2116,53</text:p>
          </table:table-cell>
          <table:table-cell office:value-type="float" office:value="421" calcext:value-type="float">
            <text:p>421</text:p>
          </table:table-cell>
          <table:table-cell office:value-type="float" office:value="215906" calcext:value-type="float">
            <text:p>215906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2249.02083333333" calcext:value-type="float">
            <text:p>2249,0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91" calcext:value-type="float">
            <text:p>391</text:p>
          </table:table-cell>
          <table:table-cell office:value-type="float" office:value="203578" calcext:value-type="float">
            <text:p>203578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2120.60416666667" calcext:value-type="float">
            <text:p>2120,60</text:p>
          </table:table-cell>
          <table:table-cell office:value-type="float" office:value="419" calcext:value-type="float">
            <text:p>419</text:p>
          </table:table-cell>
          <table:table-cell office:value-type="float" office:value="216325" calcext:value-type="float">
            <text:p>216325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2253.38541666667" calcext:value-type="float">
            <text:p>2253,3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94" calcext:value-type="float">
            <text:p>394</text:p>
          </table:table-cell>
          <table:table-cell office:value-type="float" office:value="203972" calcext:value-type="float">
            <text:p>203972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2124.70833333333" calcext:value-type="float">
            <text:p>2124,71</text:p>
          </table:table-cell>
          <table:table-cell office:value-type="float" office:value="420" calcext:value-type="float">
            <text:p>420</text:p>
          </table:table-cell>
          <table:table-cell office:value-type="float" office:value="216745" calcext:value-type="float">
            <text:p>216745</text:p>
          </table:table-cell>
          <table:table-cell office:value-type="float" office:value="4.375" calcext:value-type="float">
            <text:p>4,38</text:p>
          </table:table-cell>
          <table:table-cell office:value-type="float" office:value="2257.76041666667" calcext:value-type="float">
            <text:p>2257,7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93" calcext:value-type="float">
            <text:p>393</text:p>
          </table:table-cell>
          <table:table-cell office:value-type="float" office:value="204365" calcext:value-type="float">
            <text:p>204365</text:p>
          </table:table-cell>
          <table:table-cell office:value-type="float" office:value="4.09375" calcext:value-type="float">
            <text:p>4,09</text:p>
          </table:table-cell>
          <table:table-cell office:value-type="float" office:value="2128.80208333333" calcext:value-type="float">
            <text:p>2128,80</text:p>
          </table:table-cell>
          <table:table-cell office:value-type="float" office:value="417" calcext:value-type="float">
            <text:p>417</text:p>
          </table:table-cell>
          <table:table-cell office:value-type="float" office:value="217162" calcext:value-type="float">
            <text:p>217162</text:p>
          </table:table-cell>
          <table:table-cell office:value-type="float" office:value="4.34375" calcext:value-type="float">
            <text:p>4,34</text:p>
          </table:table-cell>
          <table:table-cell office:value-type="float" office:value="2262.10416666667" calcext:value-type="float">
            <text:p>2262,1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94" calcext:value-type="float">
            <text:p>394</text:p>
          </table:table-cell>
          <table:table-cell office:value-type="float" office:value="204759" calcext:value-type="float">
            <text:p>204759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2132.90625" calcext:value-type="float">
            <text:p>2132,91</text:p>
          </table:table-cell>
          <table:table-cell office:value-type="float" office:value="419" calcext:value-type="float">
            <text:p>419</text:p>
          </table:table-cell>
          <table:table-cell office:value-type="float" office:value="217581" calcext:value-type="float">
            <text:p>217581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2266.46875" calcext:value-type="float">
            <text:p>2266,4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90" calcext:value-type="float">
            <text:p>390</text:p>
          </table:table-cell>
          <table:table-cell office:value-type="float" office:value="205149" calcext:value-type="float">
            <text:p>205149</text:p>
          </table:table-cell>
          <table:table-cell office:value-type="float" office:value="4.0625" calcext:value-type="float">
            <text:p>4,06</text:p>
          </table:table-cell>
          <table:table-cell office:value-type="float" office:value="2136.96875" calcext:value-type="float">
            <text:p>2136,97</text:p>
          </table:table-cell>
          <table:table-cell office:value-type="float" office:value="422" calcext:value-type="float">
            <text:p>422</text:p>
          </table:table-cell>
          <table:table-cell office:value-type="float" office:value="218003" calcext:value-type="float">
            <text:p>218003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2270.86458333333" calcext:value-type="float">
            <text:p>2270,8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93" calcext:value-type="float">
            <text:p>393</text:p>
          </table:table-cell>
          <table:table-cell office:value-type="float" office:value="205542" calcext:value-type="float">
            <text:p>205542</text:p>
          </table:table-cell>
          <table:table-cell office:value-type="float" office:value="4.09375" calcext:value-type="float">
            <text:p>4,09</text:p>
          </table:table-cell>
          <table:table-cell office:value-type="float" office:value="2141.0625" calcext:value-type="float">
            <text:p>2141,06</text:p>
          </table:table-cell>
          <table:table-cell office:value-type="float" office:value="418" calcext:value-type="float">
            <text:p>418</text:p>
          </table:table-cell>
          <table:table-cell office:value-type="float" office:value="218421" calcext:value-type="float">
            <text:p>218421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2275.21875" calcext:value-type="float">
            <text:p>2275,2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93" calcext:value-type="float">
            <text:p>393</text:p>
          </table:table-cell>
          <table:table-cell office:value-type="float" office:value="205935" calcext:value-type="float">
            <text:p>205935</text:p>
          </table:table-cell>
          <table:table-cell office:value-type="float" office:value="4.09375" calcext:value-type="float">
            <text:p>4,09</text:p>
          </table:table-cell>
          <table:table-cell office:value-type="float" office:value="2145.15625" calcext:value-type="float">
            <text:p>2145,16</text:p>
          </table:table-cell>
          <table:table-cell office:value-type="float" office:value="415" calcext:value-type="float">
            <text:p>415</text:p>
          </table:table-cell>
          <table:table-cell office:value-type="float" office:value="218836" calcext:value-type="float">
            <text:p>218836</text:p>
          </table:table-cell>
          <table:table-cell office:value-type="float" office:value="4.32291666666667" calcext:value-type="float">
            <text:p>4,32</text:p>
          </table:table-cell>
          <table:table-cell office:value-type="float" office:value="2279.54166666667" calcext:value-type="float">
            <text:p>2279,5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91" calcext:value-type="float">
            <text:p>391</text:p>
          </table:table-cell>
          <table:table-cell office:value-type="float" office:value="206326" calcext:value-type="float">
            <text:p>206326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2149.22916666667" calcext:value-type="float">
            <text:p>2149,23</text:p>
          </table:table-cell>
          <table:table-cell office:value-type="float" office:value="418" calcext:value-type="float">
            <text:p>418</text:p>
          </table:table-cell>
          <table:table-cell office:value-type="float" office:value="219254" calcext:value-type="float">
            <text:p>219254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2283.89583333333" calcext:value-type="float">
            <text:p>2283,9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89" calcext:value-type="float">
            <text:p>389</text:p>
          </table:table-cell>
          <table:table-cell office:value-type="float" office:value="206715" calcext:value-type="float">
            <text:p>206715</text:p>
          </table:table-cell>
          <table:table-cell office:value-type="float" office:value="4.05208333333333" calcext:value-type="float">
            <text:p>4,05</text:p>
          </table:table-cell>
          <table:table-cell office:value-type="float" office:value="2153.28125" calcext:value-type="float">
            <text:p>2153,28</text:p>
          </table:table-cell>
          <table:table-cell office:value-type="float" office:value="418" calcext:value-type="float">
            <text:p>418</text:p>
          </table:table-cell>
          <table:table-cell office:value-type="float" office:value="219672" calcext:value-type="float">
            <text:p>219672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2288.25" calcext:value-type="float">
            <text:p>2288,2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92" calcext:value-type="float">
            <text:p>392</text:p>
          </table:table-cell>
          <table:table-cell office:value-type="float" office:value="207107" calcext:value-type="float">
            <text:p>207107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2157.36458333333" calcext:value-type="float">
            <text:p>2157,36</text:p>
          </table:table-cell>
          <table:table-cell office:value-type="float" office:value="421" calcext:value-type="float">
            <text:p>421</text:p>
          </table:table-cell>
          <table:table-cell office:value-type="float" office:value="220093" calcext:value-type="float">
            <text:p>220093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2292.63541666667" calcext:value-type="float">
            <text:p>2292,6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95" calcext:value-type="float">
            <text:p>395</text:p>
          </table:table-cell>
          <table:table-cell office:value-type="float" office:value="207502" calcext:value-type="float">
            <text:p>207502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2161.47916666667" calcext:value-type="float">
            <text:p>2161,48</text:p>
          </table:table-cell>
          <table:table-cell office:value-type="float" office:value="423" calcext:value-type="float">
            <text:p>423</text:p>
          </table:table-cell>
          <table:table-cell office:value-type="float" office:value="220516" calcext:value-type="float">
            <text:p>220516</text:p>
          </table:table-cell>
          <table:table-cell office:value-type="float" office:value="4.40625" calcext:value-type="float">
            <text:p>4,41</text:p>
          </table:table-cell>
          <table:table-cell office:value-type="float" office:value="2297.04166666667" calcext:value-type="float">
            <text:p>2297,0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390" calcext:value-type="float">
            <text:p>390</text:p>
          </table:table-cell>
          <table:table-cell office:value-type="float" office:value="207892" calcext:value-type="float">
            <text:p>207892</text:p>
          </table:table-cell>
          <table:table-cell office:value-type="float" office:value="4.0625" calcext:value-type="float">
            <text:p>4,06</text:p>
          </table:table-cell>
          <table:table-cell office:value-type="float" office:value="2165.54166666667" calcext:value-type="float">
            <text:p>2165,54</text:p>
          </table:table-cell>
          <table:table-cell office:value-type="float" office:value="420" calcext:value-type="float">
            <text:p>420</text:p>
          </table:table-cell>
          <table:table-cell office:value-type="float" office:value="220936" calcext:value-type="float">
            <text:p>220936</text:p>
          </table:table-cell>
          <table:table-cell office:value-type="float" office:value="4.375" calcext:value-type="float">
            <text:p>4,38</text:p>
          </table:table-cell>
          <table:table-cell office:value-type="float" office:value="2301.41666666667" calcext:value-type="float">
            <text:p>2301,4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90" calcext:value-type="float">
            <text:p>390</text:p>
          </table:table-cell>
          <table:table-cell office:value-type="float" office:value="208282" calcext:value-type="float">
            <text:p>208282</text:p>
          </table:table-cell>
          <table:table-cell office:value-type="float" office:value="4.0625" calcext:value-type="float">
            <text:p>4,06</text:p>
          </table:table-cell>
          <table:table-cell office:value-type="float" office:value="2169.60416666667" calcext:value-type="float">
            <text:p>2169,60</text:p>
          </table:table-cell>
          <table:table-cell office:value-type="float" office:value="420" calcext:value-type="float">
            <text:p>420</text:p>
          </table:table-cell>
          <table:table-cell office:value-type="float" office:value="221356" calcext:value-type="float">
            <text:p>221356</text:p>
          </table:table-cell>
          <table:table-cell office:value-type="float" office:value="4.375" calcext:value-type="float">
            <text:p>4,38</text:p>
          </table:table-cell>
          <table:table-cell office:value-type="float" office:value="2305.79166666667" calcext:value-type="float">
            <text:p>2305,79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94" calcext:value-type="float">
            <text:p>394</text:p>
          </table:table-cell>
          <table:table-cell office:value-type="float" office:value="208676" calcext:value-type="float">
            <text:p>208676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2173.70833333333" calcext:value-type="float">
            <text:p>2173,71</text:p>
          </table:table-cell>
          <table:table-cell office:value-type="float" office:value="417" calcext:value-type="float">
            <text:p>417</text:p>
          </table:table-cell>
          <table:table-cell office:value-type="float" office:value="221773" calcext:value-type="float">
            <text:p>221773</text:p>
          </table:table-cell>
          <table:table-cell office:value-type="float" office:value="4.34375" calcext:value-type="float">
            <text:p>4,34</text:p>
          </table:table-cell>
          <table:table-cell office:value-type="float" office:value="2310.13541666667" calcext:value-type="float">
            <text:p>2310,1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93" calcext:value-type="float">
            <text:p>393</text:p>
          </table:table-cell>
          <table:table-cell office:value-type="float" office:value="209069" calcext:value-type="float">
            <text:p>209069</text:p>
          </table:table-cell>
          <table:table-cell office:value-type="float" office:value="4.09375" calcext:value-type="float">
            <text:p>4,09</text:p>
          </table:table-cell>
          <table:table-cell office:value-type="float" office:value="2177.80208333333" calcext:value-type="float">
            <text:p>2177,80</text:p>
          </table:table-cell>
          <table:table-cell office:value-type="float" office:value="419" calcext:value-type="float">
            <text:p>419</text:p>
          </table:table-cell>
          <table:table-cell office:value-type="float" office:value="222192" calcext:value-type="float">
            <text:p>222192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2314.5" calcext:value-type="float">
            <text:p>2314,5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393" calcext:value-type="float">
            <text:p>393</text:p>
          </table:table-cell>
          <table:table-cell office:value-type="float" office:value="209462" calcext:value-type="float">
            <text:p>209462</text:p>
          </table:table-cell>
          <table:table-cell office:value-type="float" office:value="4.09375" calcext:value-type="float">
            <text:p>4,09</text:p>
          </table:table-cell>
          <table:table-cell office:value-type="float" office:value="2181.89583333333" calcext:value-type="float">
            <text:p>2181,90</text:p>
          </table:table-cell>
          <table:table-cell office:value-type="float" office:value="414" calcext:value-type="float">
            <text:p>414</text:p>
          </table:table-cell>
          <table:table-cell office:value-type="float" office:value="222606" calcext:value-type="float">
            <text:p>222606</text:p>
          </table:table-cell>
          <table:table-cell office:value-type="float" office:value="4.3125" calcext:value-type="float">
            <text:p>4,31</text:p>
          </table:table-cell>
          <table:table-cell office:value-type="float" office:value="2318.8125" calcext:value-type="float">
            <text:p>2318,8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96" calcext:value-type="float">
            <text:p>396</text:p>
          </table:table-cell>
          <table:table-cell office:value-type="float" office:value="209858" calcext:value-type="float">
            <text:p>209858</text:p>
          </table:table-cell>
          <table:table-cell office:value-type="float" office:value="4.125" calcext:value-type="float">
            <text:p>4,13</text:p>
          </table:table-cell>
          <table:table-cell office:value-type="float" office:value="2186.02083333333" calcext:value-type="float">
            <text:p>2186,02</text:p>
          </table:table-cell>
          <table:table-cell office:value-type="float" office:value="436" calcext:value-type="float">
            <text:p>436</text:p>
          </table:table-cell>
          <table:table-cell office:value-type="float" office:value="223042" calcext:value-type="float">
            <text:p>223042</text:p>
          </table:table-cell>
          <table:table-cell office:value-type="float" office:value="4.54166666666667" calcext:value-type="float">
            <text:p>4,54</text:p>
          </table:table-cell>
          <table:table-cell office:value-type="float" office:value="2323.35416666667" calcext:value-type="float">
            <text:p>2323,3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37" calcext:value-type="float">
            <text:p>437</text:p>
          </table:table-cell>
          <table:table-cell office:value-type="float" office:value="210295" calcext:value-type="float">
            <text:p>210295</text:p>
          </table:table-cell>
          <table:table-cell office:value-type="float" office:value="4.55208333333333" calcext:value-type="float">
            <text:p>4,55</text:p>
          </table:table-cell>
          <table:table-cell office:value-type="float" office:value="2190.57291666667" calcext:value-type="float">
            <text:p>2190,57</text:p>
          </table:table-cell>
          <table:table-cell office:value-type="float" office:value="422" calcext:value-type="float">
            <text:p>422</text:p>
          </table:table-cell>
          <table:table-cell office:value-type="float" office:value="223464" calcext:value-type="float">
            <text:p>223464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2327.75" calcext:value-type="float">
            <text:p>2327,7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394" calcext:value-type="float">
            <text:p>394</text:p>
          </table:table-cell>
          <table:table-cell office:value-type="float" office:value="210689" calcext:value-type="float">
            <text:p>210689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2194.67708333333" calcext:value-type="float">
            <text:p>2194,68</text:p>
          </table:table-cell>
          <table:table-cell office:value-type="float" office:value="421" calcext:value-type="float">
            <text:p>421</text:p>
          </table:table-cell>
          <table:table-cell office:value-type="float" office:value="223885" calcext:value-type="float">
            <text:p>223885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2332.13541666667" calcext:value-type="float">
            <text:p>2332,1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394" calcext:value-type="float">
            <text:p>394</text:p>
          </table:table-cell>
          <table:table-cell office:value-type="float" office:value="211083" calcext:value-type="float">
            <text:p>211083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2198.78125" calcext:value-type="float">
            <text:p>2198,78</text:p>
          </table:table-cell>
          <table:table-cell office:value-type="float" office:value="422" calcext:value-type="float">
            <text:p>422</text:p>
          </table:table-cell>
          <table:table-cell office:value-type="float" office:value="224307" calcext:value-type="float">
            <text:p>224307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2336.53125" calcext:value-type="float">
            <text:p>2336,5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89" calcext:value-type="float">
            <text:p>389</text:p>
          </table:table-cell>
          <table:table-cell office:value-type="float" office:value="211472" calcext:value-type="float">
            <text:p>211472</text:p>
          </table:table-cell>
          <table:table-cell office:value-type="float" office:value="4.05208333333333" calcext:value-type="float">
            <text:p>4,05</text:p>
          </table:table-cell>
          <table:table-cell office:value-type="float" office:value="2202.83333333333" calcext:value-type="float">
            <text:p>2202,83</text:p>
          </table:table-cell>
          <table:table-cell office:value-type="float" office:value="418" calcext:value-type="float">
            <text:p>418</text:p>
          </table:table-cell>
          <table:table-cell office:value-type="float" office:value="224725" calcext:value-type="float">
            <text:p>224725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2340.88541666667" calcext:value-type="float">
            <text:p>2340,89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398" calcext:value-type="float">
            <text:p>398</text:p>
          </table:table-cell>
          <table:table-cell office:value-type="float" office:value="211870" calcext:value-type="float">
            <text:p>211870</text:p>
          </table:table-cell>
          <table:table-cell office:value-type="float" office:value="4.14583333333333" calcext:value-type="float">
            <text:p>4,15</text:p>
          </table:table-cell>
          <table:table-cell office:value-type="float" office:value="2206.97916666667" calcext:value-type="float">
            <text:p>2206,98</text:p>
          </table:table-cell>
          <table:table-cell office:value-type="float" office:value="424" calcext:value-type="float">
            <text:p>424</text:p>
          </table:table-cell>
          <table:table-cell office:value-type="float" office:value="225149" calcext:value-type="float">
            <text:p>225149</text:p>
          </table:table-cell>
          <table:table-cell office:value-type="float" office:value="4.41666666666667" calcext:value-type="float">
            <text:p>4,42</text:p>
          </table:table-cell>
          <table:table-cell office:value-type="float" office:value="2345.30208333333" calcext:value-type="float">
            <text:p>2345,3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97" calcext:value-type="float">
            <text:p>397</text:p>
          </table:table-cell>
          <table:table-cell office:value-type="float" office:value="212267" calcext:value-type="float">
            <text:p>212267</text:p>
          </table:table-cell>
          <table:table-cell office:value-type="float" office:value="4.13541666666667" calcext:value-type="float">
            <text:p>4,14</text:p>
          </table:table-cell>
          <table:table-cell office:value-type="float" office:value="2211.11458333333" calcext:value-type="float">
            <text:p>2211,11</text:p>
          </table:table-cell>
          <table:table-cell office:value-type="float" office:value="417" calcext:value-type="float">
            <text:p>417</text:p>
          </table:table-cell>
          <table:table-cell office:value-type="float" office:value="225566" calcext:value-type="float">
            <text:p>225566</text:p>
          </table:table-cell>
          <table:table-cell office:value-type="float" office:value="4.34375" calcext:value-type="float">
            <text:p>4,34</text:p>
          </table:table-cell>
          <table:table-cell office:value-type="float" office:value="2349.64583333333" calcext:value-type="float">
            <text:p>2349,6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94" calcext:value-type="float">
            <text:p>394</text:p>
          </table:table-cell>
          <table:table-cell office:value-type="float" office:value="212661" calcext:value-type="float">
            <text:p>212661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2215.21875" calcext:value-type="float">
            <text:p>2215,22</text:p>
          </table:table-cell>
          <table:table-cell office:value-type="float" office:value="420" calcext:value-type="float">
            <text:p>420</text:p>
          </table:table-cell>
          <table:table-cell office:value-type="float" office:value="225986" calcext:value-type="float">
            <text:p>225986</text:p>
          </table:table-cell>
          <table:table-cell office:value-type="float" office:value="4.375" calcext:value-type="float">
            <text:p>4,38</text:p>
          </table:table-cell>
          <table:table-cell office:value-type="float" office:value="2354.02083333333" calcext:value-type="float">
            <text:p>2354,0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95" calcext:value-type="float">
            <text:p>395</text:p>
          </table:table-cell>
          <table:table-cell office:value-type="float" office:value="213056" calcext:value-type="float">
            <text:p>213056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2219.33333333333" calcext:value-type="float">
            <text:p>2219,33</text:p>
          </table:table-cell>
          <table:table-cell office:value-type="float" office:value="423" calcext:value-type="float">
            <text:p>423</text:p>
          </table:table-cell>
          <table:table-cell office:value-type="float" office:value="226409" calcext:value-type="float">
            <text:p>226409</text:p>
          </table:table-cell>
          <table:table-cell office:value-type="float" office:value="4.40625" calcext:value-type="float">
            <text:p>4,41</text:p>
          </table:table-cell>
          <table:table-cell office:value-type="float" office:value="2358.42708333333" calcext:value-type="float">
            <text:p>2358,4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91" calcext:value-type="float">
            <text:p>391</text:p>
          </table:table-cell>
          <table:table-cell office:value-type="float" office:value="213447" calcext:value-type="float">
            <text:p>213447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2223.40625" calcext:value-type="float">
            <text:p>2223,41</text:p>
          </table:table-cell>
          <table:table-cell office:value-type="float" office:value="420" calcext:value-type="float">
            <text:p>420</text:p>
          </table:table-cell>
          <table:table-cell office:value-type="float" office:value="226829" calcext:value-type="float">
            <text:p>226829</text:p>
          </table:table-cell>
          <table:table-cell office:value-type="float" office:value="4.375" calcext:value-type="float">
            <text:p>4,38</text:p>
          </table:table-cell>
          <table:table-cell office:value-type="float" office:value="2362.80208333333" calcext:value-type="float">
            <text:p>2362,8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90" calcext:value-type="float">
            <text:p>390</text:p>
          </table:table-cell>
          <table:table-cell office:value-type="float" office:value="213837" calcext:value-type="float">
            <text:p>213837</text:p>
          </table:table-cell>
          <table:table-cell office:value-type="float" office:value="4.0625" calcext:value-type="float">
            <text:p>4,06</text:p>
          </table:table-cell>
          <table:table-cell office:value-type="float" office:value="2227.46875" calcext:value-type="float">
            <text:p>2227,47</text:p>
          </table:table-cell>
          <table:table-cell office:value-type="float" office:value="419" calcext:value-type="float">
            <text:p>419</text:p>
          </table:table-cell>
          <table:table-cell office:value-type="float" office:value="227248" calcext:value-type="float">
            <text:p>227248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2367.16666666667" calcext:value-type="float">
            <text:p>2367,1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89" calcext:value-type="float">
            <text:p>389</text:p>
          </table:table-cell>
          <table:table-cell office:value-type="float" office:value="214226" calcext:value-type="float">
            <text:p>214226</text:p>
          </table:table-cell>
          <table:table-cell office:value-type="float" office:value="4.05208333333333" calcext:value-type="float">
            <text:p>4,05</text:p>
          </table:table-cell>
          <table:table-cell office:value-type="float" office:value="2231.52083333333" calcext:value-type="float">
            <text:p>2231,52</text:p>
          </table:table-cell>
          <table:table-cell office:value-type="float" office:value="420" calcext:value-type="float">
            <text:p>420</text:p>
          </table:table-cell>
          <table:table-cell office:value-type="float" office:value="227668" calcext:value-type="float">
            <text:p>227668</text:p>
          </table:table-cell>
          <table:table-cell office:value-type="float" office:value="4.375" calcext:value-type="float">
            <text:p>4,38</text:p>
          </table:table-cell>
          <table:table-cell office:value-type="float" office:value="2371.54166666667" calcext:value-type="float">
            <text:p>2371,5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92" calcext:value-type="float">
            <text:p>392</text:p>
          </table:table-cell>
          <table:table-cell office:value-type="float" office:value="214618" calcext:value-type="float">
            <text:p>214618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2235.60416666667" calcext:value-type="float">
            <text:p>2235,60</text:p>
          </table:table-cell>
          <table:table-cell office:value-type="float" office:value="422" calcext:value-type="float">
            <text:p>422</text:p>
          </table:table-cell>
          <table:table-cell office:value-type="float" office:value="228090" calcext:value-type="float">
            <text:p>228090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2375.9375" calcext:value-type="float">
            <text:p>2375,9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89" calcext:value-type="float">
            <text:p>389</text:p>
          </table:table-cell>
          <table:table-cell office:value-type="float" office:value="215007" calcext:value-type="float">
            <text:p>215007</text:p>
          </table:table-cell>
          <table:table-cell office:value-type="float" office:value="4.05208333333333" calcext:value-type="float">
            <text:p>4,05</text:p>
          </table:table-cell>
          <table:table-cell office:value-type="float" office:value="2239.65625" calcext:value-type="float">
            <text:p>2239,66</text:p>
          </table:table-cell>
          <table:table-cell office:value-type="float" office:value="419" calcext:value-type="float">
            <text:p>419</text:p>
          </table:table-cell>
          <table:table-cell office:value-type="float" office:value="228509" calcext:value-type="float">
            <text:p>228509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2380.30208333333" calcext:value-type="float">
            <text:p>2380,3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89" calcext:value-type="float">
            <text:p>389</text:p>
          </table:table-cell>
          <table:table-cell office:value-type="float" office:value="215396" calcext:value-type="float">
            <text:p>215396</text:p>
          </table:table-cell>
          <table:table-cell office:value-type="float" office:value="4.05208333333333" calcext:value-type="float">
            <text:p>4,05</text:p>
          </table:table-cell>
          <table:table-cell office:value-type="float" office:value="2243.70833333333" calcext:value-type="float">
            <text:p>2243,71</text:p>
          </table:table-cell>
          <table:table-cell office:value-type="float" office:value="423" calcext:value-type="float">
            <text:p>423</text:p>
          </table:table-cell>
          <table:table-cell office:value-type="float" office:value="228932" calcext:value-type="float">
            <text:p>228932</text:p>
          </table:table-cell>
          <table:table-cell office:value-type="float" office:value="4.40625" calcext:value-type="float">
            <text:p>4,41</text:p>
          </table:table-cell>
          <table:table-cell office:value-type="float" office:value="2384.70833333333" calcext:value-type="float">
            <text:p>2384,7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93" calcext:value-type="float">
            <text:p>393</text:p>
          </table:table-cell>
          <table:table-cell office:value-type="float" office:value="215789" calcext:value-type="float">
            <text:p>215789</text:p>
          </table:table-cell>
          <table:table-cell office:value-type="float" office:value="4.09375" calcext:value-type="float">
            <text:p>4,09</text:p>
          </table:table-cell>
          <table:table-cell office:value-type="float" office:value="2247.80208333333" calcext:value-type="float">
            <text:p>2247,80</text:p>
          </table:table-cell>
          <table:table-cell office:value-type="float" office:value="420" calcext:value-type="float">
            <text:p>420</text:p>
          </table:table-cell>
          <table:table-cell office:value-type="float" office:value="229352" calcext:value-type="float">
            <text:p>229352</text:p>
          </table:table-cell>
          <table:table-cell office:value-type="float" office:value="4.375" calcext:value-type="float">
            <text:p>4,38</text:p>
          </table:table-cell>
          <table:table-cell office:value-type="float" office:value="2389.08333333333" calcext:value-type="float">
            <text:p>2389,0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393" calcext:value-type="float">
            <text:p>393</text:p>
          </table:table-cell>
          <table:table-cell office:value-type="float" office:value="216182" calcext:value-type="float">
            <text:p>216182</text:p>
          </table:table-cell>
          <table:table-cell office:value-type="float" office:value="4.09375" calcext:value-type="float">
            <text:p>4,09</text:p>
          </table:table-cell>
          <table:table-cell office:value-type="float" office:value="2251.89583333333" calcext:value-type="float">
            <text:p>2251,90</text:p>
          </table:table-cell>
          <table:table-cell office:value-type="float" office:value="426" calcext:value-type="float">
            <text:p>426</text:p>
          </table:table-cell>
          <table:table-cell office:value-type="float" office:value="229778" calcext:value-type="float">
            <text:p>229778</text:p>
          </table:table-cell>
          <table:table-cell office:value-type="float" office:value="4.4375" calcext:value-type="float">
            <text:p>4,44</text:p>
          </table:table-cell>
          <table:table-cell office:value-type="float" office:value="2393.52083333333" calcext:value-type="float">
            <text:p>2393,5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92" calcext:value-type="float">
            <text:p>392</text:p>
          </table:table-cell>
          <table:table-cell office:value-type="float" office:value="216574" calcext:value-type="float">
            <text:p>216574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2255.97916666667" calcext:value-type="float">
            <text:p>2255,98</text:p>
          </table:table-cell>
          <table:table-cell office:value-type="float" office:value="420" calcext:value-type="float">
            <text:p>420</text:p>
          </table:table-cell>
          <table:table-cell office:value-type="float" office:value="230198" calcext:value-type="float">
            <text:p>230198</text:p>
          </table:table-cell>
          <table:table-cell office:value-type="float" office:value="4.375" calcext:value-type="float">
            <text:p>4,38</text:p>
          </table:table-cell>
          <table:table-cell office:value-type="float" office:value="2397.89583333333" calcext:value-type="float">
            <text:p>2397,9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396" calcext:value-type="float">
            <text:p>396</text:p>
          </table:table-cell>
          <table:table-cell office:value-type="float" office:value="216970" calcext:value-type="float">
            <text:p>216970</text:p>
          </table:table-cell>
          <table:table-cell office:value-type="float" office:value="4.125" calcext:value-type="float">
            <text:p>4,13</text:p>
          </table:table-cell>
          <table:table-cell office:value-type="float" office:value="2260.10416666667" calcext:value-type="float">
            <text:p>2260,10</text:p>
          </table:table-cell>
          <table:table-cell office:value-type="float" office:value="419" calcext:value-type="float">
            <text:p>419</text:p>
          </table:table-cell>
          <table:table-cell office:value-type="float" office:value="230617" calcext:value-type="float">
            <text:p>230617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2402.26041666667" calcext:value-type="float">
            <text:p>2402,2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393" calcext:value-type="float">
            <text:p>393</text:p>
          </table:table-cell>
          <table:table-cell office:value-type="float" office:value="217363" calcext:value-type="float">
            <text:p>217363</text:p>
          </table:table-cell>
          <table:table-cell office:value-type="float" office:value="4.09375" calcext:value-type="float">
            <text:p>4,09</text:p>
          </table:table-cell>
          <table:table-cell office:value-type="float" office:value="2264.19791666667" calcext:value-type="float">
            <text:p>2264,20</text:p>
          </table:table-cell>
          <table:table-cell office:value-type="float" office:value="425" calcext:value-type="float">
            <text:p>425</text:p>
          </table:table-cell>
          <table:table-cell office:value-type="float" office:value="231042" calcext:value-type="float">
            <text:p>231042</text:p>
          </table:table-cell>
          <table:table-cell office:value-type="float" office:value="4.42708333333333" calcext:value-type="float">
            <text:p>4,43</text:p>
          </table:table-cell>
          <table:table-cell office:value-type="float" office:value="2406.6875" calcext:value-type="float">
            <text:p>2406,69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96" calcext:value-type="float">
            <text:p>396</text:p>
          </table:table-cell>
          <table:table-cell office:value-type="float" office:value="217759" calcext:value-type="float">
            <text:p>217759</text:p>
          </table:table-cell>
          <table:table-cell office:value-type="float" office:value="4.125" calcext:value-type="float">
            <text:p>4,13</text:p>
          </table:table-cell>
          <table:table-cell office:value-type="float" office:value="2268.32291666667" calcext:value-type="float">
            <text:p>2268,32</text:p>
          </table:table-cell>
          <table:table-cell office:value-type="float" office:value="422" calcext:value-type="float">
            <text:p>422</text:p>
          </table:table-cell>
          <table:table-cell office:value-type="float" office:value="231464" calcext:value-type="float">
            <text:p>231464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2411.08333333333" calcext:value-type="float">
            <text:p>2411,0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93" calcext:value-type="float">
            <text:p>393</text:p>
          </table:table-cell>
          <table:table-cell office:value-type="float" office:value="218152" calcext:value-type="float">
            <text:p>218152</text:p>
          </table:table-cell>
          <table:table-cell office:value-type="float" office:value="4.09375" calcext:value-type="float">
            <text:p>4,09</text:p>
          </table:table-cell>
          <table:table-cell office:value-type="float" office:value="2272.41666666667" calcext:value-type="float">
            <text:p>2272,42</text:p>
          </table:table-cell>
          <table:table-cell office:value-type="float" office:value="421" calcext:value-type="float">
            <text:p>421</text:p>
          </table:table-cell>
          <table:table-cell office:value-type="float" office:value="231885" calcext:value-type="float">
            <text:p>231885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2415.46875" calcext:value-type="float">
            <text:p>2415,4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91" calcext:value-type="float">
            <text:p>391</text:p>
          </table:table-cell>
          <table:table-cell office:value-type="float" office:value="218543" calcext:value-type="float">
            <text:p>218543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2276.48958333333" calcext:value-type="float">
            <text:p>2276,49</text:p>
          </table:table-cell>
          <table:table-cell office:value-type="float" office:value="420" calcext:value-type="float">
            <text:p>420</text:p>
          </table:table-cell>
          <table:table-cell office:value-type="float" office:value="232305" calcext:value-type="float">
            <text:p>232305</text:p>
          </table:table-cell>
          <table:table-cell office:value-type="float" office:value="4.375" calcext:value-type="float">
            <text:p>4,38</text:p>
          </table:table-cell>
          <table:table-cell office:value-type="float" office:value="2419.84375" calcext:value-type="float">
            <text:p>2419,8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393" calcext:value-type="float">
            <text:p>393</text:p>
          </table:table-cell>
          <table:table-cell office:value-type="float" office:value="218936" calcext:value-type="float">
            <text:p>218936</text:p>
          </table:table-cell>
          <table:table-cell office:value-type="float" office:value="4.09375" calcext:value-type="float">
            <text:p>4,09</text:p>
          </table:table-cell>
          <table:table-cell office:value-type="float" office:value="2280.58333333333" calcext:value-type="float">
            <text:p>2280,58</text:p>
          </table:table-cell>
          <table:table-cell office:value-type="float" office:value="419" calcext:value-type="float">
            <text:p>419</text:p>
          </table:table-cell>
          <table:table-cell office:value-type="float" office:value="232724" calcext:value-type="float">
            <text:p>232724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2424.20833333333" calcext:value-type="float">
            <text:p>2424,2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391" calcext:value-type="float">
            <text:p>391</text:p>
          </table:table-cell>
          <table:table-cell office:value-type="float" office:value="219327" calcext:value-type="float">
            <text:p>219327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2284.65625" calcext:value-type="float">
            <text:p>2284,66</text:p>
          </table:table-cell>
          <table:table-cell office:value-type="float" office:value="417" calcext:value-type="float">
            <text:p>417</text:p>
          </table:table-cell>
          <table:table-cell office:value-type="float" office:value="233141" calcext:value-type="float">
            <text:p>233141</text:p>
          </table:table-cell>
          <table:table-cell office:value-type="float" office:value="4.34375" calcext:value-type="float">
            <text:p>4,34</text:p>
          </table:table-cell>
          <table:table-cell office:value-type="float" office:value="2428.55208333333" calcext:value-type="float">
            <text:p>2428,5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391" calcext:value-type="float">
            <text:p>391</text:p>
          </table:table-cell>
          <table:table-cell office:value-type="float" office:value="219718" calcext:value-type="float">
            <text:p>219718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2288.72916666667" calcext:value-type="float">
            <text:p>2288,73</text:p>
          </table:table-cell>
          <table:table-cell office:value-type="float" office:value="423" calcext:value-type="float">
            <text:p>423</text:p>
          </table:table-cell>
          <table:table-cell office:value-type="float" office:value="233564" calcext:value-type="float">
            <text:p>233564</text:p>
          </table:table-cell>
          <table:table-cell office:value-type="float" office:value="4.40625" calcext:value-type="float">
            <text:p>4,41</text:p>
          </table:table-cell>
          <table:table-cell office:value-type="float" office:value="2432.95833333333" calcext:value-type="float">
            <text:p>2432,9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93" calcext:value-type="float">
            <text:p>393</text:p>
          </table:table-cell>
          <table:table-cell office:value-type="float" office:value="220111" calcext:value-type="float">
            <text:p>220111</text:p>
          </table:table-cell>
          <table:table-cell office:value-type="float" office:value="4.09375" calcext:value-type="float">
            <text:p>4,09</text:p>
          </table:table-cell>
          <table:table-cell office:value-type="float" office:value="2292.82291666667" calcext:value-type="float">
            <text:p>2292,82</text:p>
          </table:table-cell>
          <table:table-cell office:value-type="float" office:value="422" calcext:value-type="float">
            <text:p>422</text:p>
          </table:table-cell>
          <table:table-cell office:value-type="float" office:value="233986" calcext:value-type="float">
            <text:p>233986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2437.35416666667" calcext:value-type="float">
            <text:p>2437,3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392" calcext:value-type="float">
            <text:p>392</text:p>
          </table:table-cell>
          <table:table-cell office:value-type="float" office:value="220503" calcext:value-type="float">
            <text:p>220503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2296.90625" calcext:value-type="float">
            <text:p>2296,91</text:p>
          </table:table-cell>
          <table:table-cell office:value-type="float" office:value="420" calcext:value-type="float">
            <text:p>420</text:p>
          </table:table-cell>
          <table:table-cell office:value-type="float" office:value="234406" calcext:value-type="float">
            <text:p>234406</text:p>
          </table:table-cell>
          <table:table-cell office:value-type="float" office:value="4.375" calcext:value-type="float">
            <text:p>4,38</text:p>
          </table:table-cell>
          <table:table-cell office:value-type="float" office:value="2441.72916666667" calcext:value-type="float">
            <text:p>2441,7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92" calcext:value-type="float">
            <text:p>392</text:p>
          </table:table-cell>
          <table:table-cell office:value-type="float" office:value="220895" calcext:value-type="float">
            <text:p>220895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2300.98958333333" calcext:value-type="float">
            <text:p>2300,99</text:p>
          </table:table-cell>
          <table:table-cell office:value-type="float" office:value="419" calcext:value-type="float">
            <text:p>419</text:p>
          </table:table-cell>
          <table:table-cell office:value-type="float" office:value="234825" calcext:value-type="float">
            <text:p>234825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2446.09375" calcext:value-type="float">
            <text:p>2446,0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96" calcext:value-type="float">
            <text:p>396</text:p>
          </table:table-cell>
          <table:table-cell office:value-type="float" office:value="221291" calcext:value-type="float">
            <text:p>221291</text:p>
          </table:table-cell>
          <table:table-cell office:value-type="float" office:value="4.125" calcext:value-type="float">
            <text:p>4,13</text:p>
          </table:table-cell>
          <table:table-cell office:value-type="float" office:value="2305.11458333333" calcext:value-type="float">
            <text:p>2305,11</text:p>
          </table:table-cell>
          <table:table-cell office:value-type="float" office:value="420" calcext:value-type="float">
            <text:p>420</text:p>
          </table:table-cell>
          <table:table-cell office:value-type="float" office:value="235245" calcext:value-type="float">
            <text:p>235245</text:p>
          </table:table-cell>
          <table:table-cell office:value-type="float" office:value="4.375" calcext:value-type="float">
            <text:p>4,38</text:p>
          </table:table-cell>
          <table:table-cell office:value-type="float" office:value="2450.46875" calcext:value-type="float">
            <text:p>2450,4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95" calcext:value-type="float">
            <text:p>395</text:p>
          </table:table-cell>
          <table:table-cell office:value-type="float" office:value="221686" calcext:value-type="float">
            <text:p>221686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2309.22916666667" calcext:value-type="float">
            <text:p>2309,23</text:p>
          </table:table-cell>
          <table:table-cell office:value-type="float" office:value="420" calcext:value-type="float">
            <text:p>420</text:p>
          </table:table-cell>
          <table:table-cell office:value-type="float" office:value="235665" calcext:value-type="float">
            <text:p>235665</text:p>
          </table:table-cell>
          <table:table-cell office:value-type="float" office:value="4.375" calcext:value-type="float">
            <text:p>4,38</text:p>
          </table:table-cell>
          <table:table-cell office:value-type="float" office:value="2454.84375" calcext:value-type="float">
            <text:p>2454,8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92" calcext:value-type="float">
            <text:p>392</text:p>
          </table:table-cell>
          <table:table-cell office:value-type="float" office:value="222078" calcext:value-type="float">
            <text:p>222078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2313.3125" calcext:value-type="float">
            <text:p>2313,31</text:p>
          </table:table-cell>
          <table:table-cell office:value-type="float" office:value="426" calcext:value-type="float">
            <text:p>426</text:p>
          </table:table-cell>
          <table:table-cell office:value-type="float" office:value="236091" calcext:value-type="float">
            <text:p>236091</text:p>
          </table:table-cell>
          <table:table-cell office:value-type="float" office:value="4.4375" calcext:value-type="float">
            <text:p>4,44</text:p>
          </table:table-cell>
          <table:table-cell office:value-type="float" office:value="2459.28125" calcext:value-type="float">
            <text:p>2459,2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91" calcext:value-type="float">
            <text:p>391</text:p>
          </table:table-cell>
          <table:table-cell office:value-type="float" office:value="222469" calcext:value-type="float">
            <text:p>222469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2317.38541666667" calcext:value-type="float">
            <text:p>2317,39</text:p>
          </table:table-cell>
          <table:table-cell office:value-type="float" office:value="1052" calcext:value-type="float">
            <text:p>1052</text:p>
          </table:table-cell>
          <table:table-cell office:value-type="float" office:value="237143" calcext:value-type="float">
            <text:p>237143</text:p>
          </table:table-cell>
          <table:table-cell office:value-type="float" office:value="10.9583333333333" calcext:value-type="float">
            <text:p>10,96</text:p>
          </table:table-cell>
          <table:table-cell office:value-type="float" office:value="2470.23958333333" calcext:value-type="float">
            <text:p>2470,2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93" calcext:value-type="float">
            <text:p>393</text:p>
          </table:table-cell>
          <table:table-cell office:value-type="float" office:value="222862" calcext:value-type="float">
            <text:p>222862</text:p>
          </table:table-cell>
          <table:table-cell office:value-type="float" office:value="4.09375" calcext:value-type="float">
            <text:p>4,09</text:p>
          </table:table-cell>
          <table:table-cell office:value-type="float" office:value="2321.47916666667" calcext:value-type="float">
            <text:p>2321,48</text:p>
          </table:table-cell>
          <table:table-cell office:value-type="float" office:value="421" calcext:value-type="float">
            <text:p>421</text:p>
          </table:table-cell>
          <table:table-cell office:value-type="float" office:value="237564" calcext:value-type="float">
            <text:p>237564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2474.625" calcext:value-type="float">
            <text:p>2474,6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95" calcext:value-type="float">
            <text:p>395</text:p>
          </table:table-cell>
          <table:table-cell office:value-type="float" office:value="223257" calcext:value-type="float">
            <text:p>223257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2325.59375" calcext:value-type="float">
            <text:p>2325,59</text:p>
          </table:table-cell>
          <table:table-cell office:value-type="float" office:value="418" calcext:value-type="float">
            <text:p>418</text:p>
          </table:table-cell>
          <table:table-cell office:value-type="float" office:value="237982" calcext:value-type="float">
            <text:p>237982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2478.97916666667" calcext:value-type="float">
            <text:p>2478,9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92" calcext:value-type="float">
            <text:p>392</text:p>
          </table:table-cell>
          <table:table-cell office:value-type="float" office:value="223649" calcext:value-type="float">
            <text:p>223649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2329.67708333334" calcext:value-type="float">
            <text:p>2329,68</text:p>
          </table:table-cell>
          <table:table-cell office:value-type="float" office:value="418" calcext:value-type="float">
            <text:p>418</text:p>
          </table:table-cell>
          <table:table-cell office:value-type="float" office:value="238400" calcext:value-type="float">
            <text:p>238400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2483.33333333333" calcext:value-type="float">
            <text:p>2483,3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89" calcext:value-type="float">
            <text:p>389</text:p>
          </table:table-cell>
          <table:table-cell office:value-type="float" office:value="224038" calcext:value-type="float">
            <text:p>224038</text:p>
          </table:table-cell>
          <table:table-cell office:value-type="float" office:value="4.05208333333333" calcext:value-type="float">
            <text:p>4,05</text:p>
          </table:table-cell>
          <table:table-cell office:value-type="float" office:value="2333.72916666667" calcext:value-type="float">
            <text:p>2333,73</text:p>
          </table:table-cell>
          <table:table-cell office:value-type="float" office:value="423" calcext:value-type="float">
            <text:p>423</text:p>
          </table:table-cell>
          <table:table-cell office:value-type="float" office:value="238823" calcext:value-type="float">
            <text:p>238823</text:p>
          </table:table-cell>
          <table:table-cell office:value-type="float" office:value="4.40625" calcext:value-type="float">
            <text:p>4,41</text:p>
          </table:table-cell>
          <table:table-cell office:value-type="float" office:value="2487.73958333333" calcext:value-type="float">
            <text:p>2487,74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392" calcext:value-type="float">
            <text:p>392</text:p>
          </table:table-cell>
          <table:table-cell office:value-type="float" office:value="224430" calcext:value-type="float">
            <text:p>224430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2337.8125" calcext:value-type="float">
            <text:p>2337,81</text:p>
          </table:table-cell>
          <table:table-cell office:value-type="float" office:value="418" calcext:value-type="float">
            <text:p>418</text:p>
          </table:table-cell>
          <table:table-cell office:value-type="float" office:value="239241" calcext:value-type="float">
            <text:p>239241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2492.09375" calcext:value-type="float">
            <text:p>2492,0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91" calcext:value-type="float">
            <text:p>391</text:p>
          </table:table-cell>
          <table:table-cell office:value-type="float" office:value="224821" calcext:value-type="float">
            <text:p>224821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2341.88541666667" calcext:value-type="float">
            <text:p>2341,89</text:p>
          </table:table-cell>
          <table:table-cell office:value-type="float" office:value="418" calcext:value-type="float">
            <text:p>418</text:p>
          </table:table-cell>
          <table:table-cell office:value-type="float" office:value="239659" calcext:value-type="float">
            <text:p>239659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2496.44791666667" calcext:value-type="float">
            <text:p>2496,4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92" calcext:value-type="float">
            <text:p>392</text:p>
          </table:table-cell>
          <table:table-cell office:value-type="float" office:value="225213" calcext:value-type="float">
            <text:p>225213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2345.96875" calcext:value-type="float">
            <text:p>2345,97</text:p>
          </table:table-cell>
          <table:table-cell office:value-type="float" office:value="416" calcext:value-type="float">
            <text:p>416</text:p>
          </table:table-cell>
          <table:table-cell office:value-type="float" office:value="240075" calcext:value-type="float">
            <text:p>240075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2500.78125" calcext:value-type="float">
            <text:p>2500,7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92" calcext:value-type="float">
            <text:p>392</text:p>
          </table:table-cell>
          <table:table-cell office:value-type="float" office:value="225605" calcext:value-type="float">
            <text:p>225605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2350.05208333334" calcext:value-type="float">
            <text:p>2350,05</text:p>
          </table:table-cell>
          <table:table-cell office:value-type="float" office:value="416" calcext:value-type="float">
            <text:p>416</text:p>
          </table:table-cell>
          <table:table-cell office:value-type="float" office:value="240491" calcext:value-type="float">
            <text:p>240491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2505.11458333333" calcext:value-type="float">
            <text:p>2505,1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94" calcext:value-type="float">
            <text:p>394</text:p>
          </table:table-cell>
          <table:table-cell office:value-type="float" office:value="225999" calcext:value-type="float">
            <text:p>225999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2354.15625" calcext:value-type="float">
            <text:p>2354,16</text:p>
          </table:table-cell>
          <table:table-cell office:value-type="float" office:value="419" calcext:value-type="float">
            <text:p>419</text:p>
          </table:table-cell>
          <table:table-cell office:value-type="float" office:value="240910" calcext:value-type="float">
            <text:p>240910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2509.47916666667" calcext:value-type="float">
            <text:p>2509,4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89" calcext:value-type="float">
            <text:p>389</text:p>
          </table:table-cell>
          <table:table-cell office:value-type="float" office:value="226388" calcext:value-type="float">
            <text:p>226388</text:p>
          </table:table-cell>
          <table:table-cell office:value-type="float" office:value="4.05208333333333" calcext:value-type="float">
            <text:p>4,05</text:p>
          </table:table-cell>
          <table:table-cell office:value-type="float" office:value="2358.20833333334" calcext:value-type="float">
            <text:p>2358,21</text:p>
          </table:table-cell>
          <table:table-cell office:value-type="float" office:value="423" calcext:value-type="float">
            <text:p>423</text:p>
          </table:table-cell>
          <table:table-cell office:value-type="float" office:value="241333" calcext:value-type="float">
            <text:p>241333</text:p>
          </table:table-cell>
          <table:table-cell office:value-type="float" office:value="4.40625" calcext:value-type="float">
            <text:p>4,41</text:p>
          </table:table-cell>
          <table:table-cell office:value-type="float" office:value="2513.88541666667" calcext:value-type="float">
            <text:p>2513,8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394" calcext:value-type="float">
            <text:p>394</text:p>
          </table:table-cell>
          <table:table-cell office:value-type="float" office:value="226782" calcext:value-type="float">
            <text:p>226782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2362.3125" calcext:value-type="float">
            <text:p>2362,31</text:p>
          </table:table-cell>
          <table:table-cell office:value-type="float" office:value="417" calcext:value-type="float">
            <text:p>417</text:p>
          </table:table-cell>
          <table:table-cell office:value-type="float" office:value="241750" calcext:value-type="float">
            <text:p>241750</text:p>
          </table:table-cell>
          <table:table-cell office:value-type="float" office:value="4.34375" calcext:value-type="float">
            <text:p>4,34</text:p>
          </table:table-cell>
          <table:table-cell office:value-type="float" office:value="2518.22916666667" calcext:value-type="float">
            <text:p>2518,2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92" calcext:value-type="float">
            <text:p>392</text:p>
          </table:table-cell>
          <table:table-cell office:value-type="float" office:value="227174" calcext:value-type="float">
            <text:p>227174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2366.39583333334" calcext:value-type="float">
            <text:p>2366,40</text:p>
          </table:table-cell>
          <table:table-cell office:value-type="float" office:value="420" calcext:value-type="float">
            <text:p>420</text:p>
          </table:table-cell>
          <table:table-cell office:value-type="float" office:value="242170" calcext:value-type="float">
            <text:p>242170</text:p>
          </table:table-cell>
          <table:table-cell office:value-type="float" office:value="4.375" calcext:value-type="float">
            <text:p>4,38</text:p>
          </table:table-cell>
          <table:table-cell office:value-type="float" office:value="2522.60416666667" calcext:value-type="float">
            <text:p>2522,6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394" calcext:value-type="float">
            <text:p>394</text:p>
          </table:table-cell>
          <table:table-cell office:value-type="float" office:value="227568" calcext:value-type="float">
            <text:p>227568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2370.5" calcext:value-type="float">
            <text:p>2370,50</text:p>
          </table:table-cell>
          <table:table-cell office:value-type="float" office:value="420" calcext:value-type="float">
            <text:p>420</text:p>
          </table:table-cell>
          <table:table-cell office:value-type="float" office:value="242590" calcext:value-type="float">
            <text:p>242590</text:p>
          </table:table-cell>
          <table:table-cell office:value-type="float" office:value="4.375" calcext:value-type="float">
            <text:p>4,38</text:p>
          </table:table-cell>
          <table:table-cell office:value-type="float" office:value="2526.97916666667" calcext:value-type="float">
            <text:p>2526,9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94" calcext:value-type="float">
            <text:p>394</text:p>
          </table:table-cell>
          <table:table-cell office:value-type="float" office:value="227962" calcext:value-type="float">
            <text:p>227962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2374.60416666667" calcext:value-type="float">
            <text:p>2374,60</text:p>
          </table:table-cell>
          <table:table-cell office:value-type="float" office:value="420" calcext:value-type="float">
            <text:p>420</text:p>
          </table:table-cell>
          <table:table-cell office:value-type="float" office:value="243010" calcext:value-type="float">
            <text:p>243010</text:p>
          </table:table-cell>
          <table:table-cell office:value-type="float" office:value="4.375" calcext:value-type="float">
            <text:p>4,38</text:p>
          </table:table-cell>
          <table:table-cell office:value-type="float" office:value="2531.35416666667" calcext:value-type="float">
            <text:p>2531,3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96" calcext:value-type="float">
            <text:p>396</text:p>
          </table:table-cell>
          <table:table-cell office:value-type="float" office:value="228358" calcext:value-type="float">
            <text:p>228358</text:p>
          </table:table-cell>
          <table:table-cell office:value-type="float" office:value="4.125" calcext:value-type="float">
            <text:p>4,13</text:p>
          </table:table-cell>
          <table:table-cell office:value-type="float" office:value="2378.72916666667" calcext:value-type="float">
            <text:p>2378,73</text:p>
          </table:table-cell>
          <table:table-cell office:value-type="float" office:value="420" calcext:value-type="float">
            <text:p>420</text:p>
          </table:table-cell>
          <table:table-cell office:value-type="float" office:value="243430" calcext:value-type="float">
            <text:p>243430</text:p>
          </table:table-cell>
          <table:table-cell office:value-type="float" office:value="4.375" calcext:value-type="float">
            <text:p>4,38</text:p>
          </table:table-cell>
          <table:table-cell office:value-type="float" office:value="2535.72916666667" calcext:value-type="float">
            <text:p>2535,7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95" calcext:value-type="float">
            <text:p>395</text:p>
          </table:table-cell>
          <table:table-cell office:value-type="float" office:value="228753" calcext:value-type="float">
            <text:p>228753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2382.84375" calcext:value-type="float">
            <text:p>2382,84</text:p>
          </table:table-cell>
          <table:table-cell office:value-type="float" office:value="421" calcext:value-type="float">
            <text:p>421</text:p>
          </table:table-cell>
          <table:table-cell office:value-type="float" office:value="243851" calcext:value-type="float">
            <text:p>243851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2540.11458333333" calcext:value-type="float">
            <text:p>2540,1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88" calcext:value-type="float">
            <text:p>388</text:p>
          </table:table-cell>
          <table:table-cell office:value-type="float" office:value="229141" calcext:value-type="float">
            <text:p>229141</text:p>
          </table:table-cell>
          <table:table-cell office:value-type="float" office:value="4.04166666666667" calcext:value-type="float">
            <text:p>4,04</text:p>
          </table:table-cell>
          <table:table-cell office:value-type="float" office:value="2386.88541666667" calcext:value-type="float">
            <text:p>2386,89</text:p>
          </table:table-cell>
          <table:table-cell office:value-type="float" office:value="418" calcext:value-type="float">
            <text:p>418</text:p>
          </table:table-cell>
          <table:table-cell office:value-type="float" office:value="244269" calcext:value-type="float">
            <text:p>244269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2544.46875" calcext:value-type="float">
            <text:p>2544,4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94" calcext:value-type="float">
            <text:p>394</text:p>
          </table:table-cell>
          <table:table-cell office:value-type="float" office:value="229535" calcext:value-type="float">
            <text:p>229535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2390.98958333334" calcext:value-type="float">
            <text:p>2390,99</text:p>
          </table:table-cell>
          <table:table-cell office:value-type="float" office:value="419" calcext:value-type="float">
            <text:p>419</text:p>
          </table:table-cell>
          <table:table-cell office:value-type="float" office:value="244688" calcext:value-type="float">
            <text:p>244688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2548.83333333333" calcext:value-type="float">
            <text:p>2548,8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93" calcext:value-type="float">
            <text:p>393</text:p>
          </table:table-cell>
          <table:table-cell office:value-type="float" office:value="229928" calcext:value-type="float">
            <text:p>229928</text:p>
          </table:table-cell>
          <table:table-cell office:value-type="float" office:value="4.09375" calcext:value-type="float">
            <text:p>4,09</text:p>
          </table:table-cell>
          <table:table-cell office:value-type="float" office:value="2395.08333333334" calcext:value-type="float">
            <text:p>2395,08</text:p>
          </table:table-cell>
          <table:table-cell office:value-type="float" office:value="425" calcext:value-type="float">
            <text:p>425</text:p>
          </table:table-cell>
          <table:table-cell office:value-type="float" office:value="245113" calcext:value-type="float">
            <text:p>245113</text:p>
          </table:table-cell>
          <table:table-cell office:value-type="float" office:value="4.42708333333333" calcext:value-type="float">
            <text:p>4,43</text:p>
          </table:table-cell>
          <table:table-cell office:value-type="float" office:value="2553.26041666667" calcext:value-type="float">
            <text:p>2553,26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95" calcext:value-type="float">
            <text:p>395</text:p>
          </table:table-cell>
          <table:table-cell office:value-type="float" office:value="230323" calcext:value-type="float">
            <text:p>230323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2399.19791666667" calcext:value-type="float">
            <text:p>2399,20</text:p>
          </table:table-cell>
          <table:table-cell office:value-type="float" office:value="421" calcext:value-type="float">
            <text:p>421</text:p>
          </table:table-cell>
          <table:table-cell office:value-type="float" office:value="245534" calcext:value-type="float">
            <text:p>245534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2557.64583333333" calcext:value-type="float">
            <text:p>2557,6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92" calcext:value-type="float">
            <text:p>392</text:p>
          </table:table-cell>
          <table:table-cell office:value-type="float" office:value="230715" calcext:value-type="float">
            <text:p>230715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2403.28125" calcext:value-type="float">
            <text:p>2403,28</text:p>
          </table:table-cell>
          <table:table-cell office:value-type="float" office:value="419" calcext:value-type="float">
            <text:p>419</text:p>
          </table:table-cell>
          <table:table-cell office:value-type="float" office:value="245953" calcext:value-type="float">
            <text:p>245953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2562.01041666667" calcext:value-type="float">
            <text:p>2562,0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95" calcext:value-type="float">
            <text:p>395</text:p>
          </table:table-cell>
          <table:table-cell office:value-type="float" office:value="231110" calcext:value-type="float">
            <text:p>231110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2407.39583333334" calcext:value-type="float">
            <text:p>2407,40</text:p>
          </table:table-cell>
          <table:table-cell office:value-type="float" office:value="424" calcext:value-type="float">
            <text:p>424</text:p>
          </table:table-cell>
          <table:table-cell office:value-type="float" office:value="246377" calcext:value-type="float">
            <text:p>246377</text:p>
          </table:table-cell>
          <table:table-cell office:value-type="float" office:value="4.41666666666667" calcext:value-type="float">
            <text:p>4,42</text:p>
          </table:table-cell>
          <table:table-cell office:value-type="float" office:value="2566.42708333333" calcext:value-type="float">
            <text:p>2566,4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93" calcext:value-type="float">
            <text:p>393</text:p>
          </table:table-cell>
          <table:table-cell office:value-type="float" office:value="231503" calcext:value-type="float">
            <text:p>231503</text:p>
          </table:table-cell>
          <table:table-cell office:value-type="float" office:value="4.09375" calcext:value-type="float">
            <text:p>4,09</text:p>
          </table:table-cell>
          <table:table-cell office:value-type="float" office:value="2411.48958333334" calcext:value-type="float">
            <text:p>2411,49</text:p>
          </table:table-cell>
          <table:table-cell office:value-type="float" office:value="421" calcext:value-type="float">
            <text:p>421</text:p>
          </table:table-cell>
          <table:table-cell office:value-type="float" office:value="246798" calcext:value-type="float">
            <text:p>246798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2570.8125" calcext:value-type="float">
            <text:p>2570,8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90" calcext:value-type="float">
            <text:p>390</text:p>
          </table:table-cell>
          <table:table-cell office:value-type="float" office:value="231893" calcext:value-type="float">
            <text:p>231893</text:p>
          </table:table-cell>
          <table:table-cell office:value-type="float" office:value="4.0625" calcext:value-type="float">
            <text:p>4,06</text:p>
          </table:table-cell>
          <table:table-cell office:value-type="float" office:value="2415.55208333334" calcext:value-type="float">
            <text:p>2415,55</text:p>
          </table:table-cell>
          <table:table-cell office:value-type="float" office:value="419" calcext:value-type="float">
            <text:p>419</text:p>
          </table:table-cell>
          <table:table-cell office:value-type="float" office:value="247217" calcext:value-type="float">
            <text:p>247217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2575.17708333333" calcext:value-type="float">
            <text:p>2575,1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394" calcext:value-type="float">
            <text:p>394</text:p>
          </table:table-cell>
          <table:table-cell office:value-type="float" office:value="232287" calcext:value-type="float">
            <text:p>232287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2419.65625" calcext:value-type="float">
            <text:p>2419,66</text:p>
          </table:table-cell>
          <table:table-cell office:value-type="float" office:value="416" calcext:value-type="float">
            <text:p>416</text:p>
          </table:table-cell>
          <table:table-cell office:value-type="float" office:value="247633" calcext:value-type="float">
            <text:p>247633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2579.51041666667" calcext:value-type="float">
            <text:p>2579,5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93" calcext:value-type="float">
            <text:p>393</text:p>
          </table:table-cell>
          <table:table-cell office:value-type="float" office:value="232680" calcext:value-type="float">
            <text:p>232680</text:p>
          </table:table-cell>
          <table:table-cell office:value-type="float" office:value="4.09375" calcext:value-type="float">
            <text:p>4,09</text:p>
          </table:table-cell>
          <table:table-cell office:value-type="float" office:value="2423.75" calcext:value-type="float">
            <text:p>2423,75</text:p>
          </table:table-cell>
          <table:table-cell office:value-type="float" office:value="418" calcext:value-type="float">
            <text:p>418</text:p>
          </table:table-cell>
          <table:table-cell office:value-type="float" office:value="248051" calcext:value-type="float">
            <text:p>248051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2583.86458333333" calcext:value-type="float">
            <text:p>2583,86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392" calcext:value-type="float">
            <text:p>392</text:p>
          </table:table-cell>
          <table:table-cell office:value-type="float" office:value="233072" calcext:value-type="float">
            <text:p>233072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2427.83333333334" calcext:value-type="float">
            <text:p>2427,83</text:p>
          </table:table-cell>
          <table:table-cell office:value-type="float" office:value="419" calcext:value-type="float">
            <text:p>419</text:p>
          </table:table-cell>
          <table:table-cell office:value-type="float" office:value="248470" calcext:value-type="float">
            <text:p>248470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2588.22916666667" calcext:value-type="float">
            <text:p>2588,2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389" calcext:value-type="float">
            <text:p>389</text:p>
          </table:table-cell>
          <table:table-cell office:value-type="float" office:value="233461" calcext:value-type="float">
            <text:p>233461</text:p>
          </table:table-cell>
          <table:table-cell office:value-type="float" office:value="4.05208333333333" calcext:value-type="float">
            <text:p>4,05</text:p>
          </table:table-cell>
          <table:table-cell office:value-type="float" office:value="2431.88541666667" calcext:value-type="float">
            <text:p>2431,89</text:p>
          </table:table-cell>
          <table:table-cell office:value-type="float" office:value="425" calcext:value-type="float">
            <text:p>425</text:p>
          </table:table-cell>
          <table:table-cell office:value-type="float" office:value="248895" calcext:value-type="float">
            <text:p>248895</text:p>
          </table:table-cell>
          <table:table-cell office:value-type="float" office:value="4.42708333333333" calcext:value-type="float">
            <text:p>4,43</text:p>
          </table:table-cell>
          <table:table-cell office:value-type="float" office:value="2592.65625" calcext:value-type="float">
            <text:p>2592,6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93" calcext:value-type="float">
            <text:p>393</text:p>
          </table:table-cell>
          <table:table-cell office:value-type="float" office:value="233854" calcext:value-type="float">
            <text:p>233854</text:p>
          </table:table-cell>
          <table:table-cell office:value-type="float" office:value="4.09375" calcext:value-type="float">
            <text:p>4,09</text:p>
          </table:table-cell>
          <table:table-cell office:value-type="float" office:value="2435.97916666667" calcext:value-type="float">
            <text:p>2435,98</text:p>
          </table:table-cell>
          <table:table-cell office:value-type="float" office:value="420" calcext:value-type="float">
            <text:p>420</text:p>
          </table:table-cell>
          <table:table-cell office:value-type="float" office:value="249315" calcext:value-type="float">
            <text:p>249315</text:p>
          </table:table-cell>
          <table:table-cell office:value-type="float" office:value="4.375" calcext:value-type="float">
            <text:p>4,38</text:p>
          </table:table-cell>
          <table:table-cell office:value-type="float" office:value="2597.03125" calcext:value-type="float">
            <text:p>2597,0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397" calcext:value-type="float">
            <text:p>397</text:p>
          </table:table-cell>
          <table:table-cell office:value-type="float" office:value="234251" calcext:value-type="float">
            <text:p>234251</text:p>
          </table:table-cell>
          <table:table-cell office:value-type="float" office:value="4.13541666666667" calcext:value-type="float">
            <text:p>4,14</text:p>
          </table:table-cell>
          <table:table-cell office:value-type="float" office:value="2440.11458333334" calcext:value-type="float">
            <text:p>2440,11</text:p>
          </table:table-cell>
          <table:table-cell office:value-type="float" office:value="418" calcext:value-type="float">
            <text:p>418</text:p>
          </table:table-cell>
          <table:table-cell office:value-type="float" office:value="249733" calcext:value-type="float">
            <text:p>249733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2601.38541666667" calcext:value-type="float">
            <text:p>2601,39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92" calcext:value-type="float">
            <text:p>392</text:p>
          </table:table-cell>
          <table:table-cell office:value-type="float" office:value="234643" calcext:value-type="float">
            <text:p>234643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2444.19791666667" calcext:value-type="float">
            <text:p>2444,20</text:p>
          </table:table-cell>
          <table:table-cell office:value-type="float" office:value="420" calcext:value-type="float">
            <text:p>420</text:p>
          </table:table-cell>
          <table:table-cell office:value-type="float" office:value="250153" calcext:value-type="float">
            <text:p>250153</text:p>
          </table:table-cell>
          <table:table-cell office:value-type="float" office:value="4.375" calcext:value-type="float">
            <text:p>4,38</text:p>
          </table:table-cell>
          <table:table-cell office:value-type="float" office:value="2605.76041666667" calcext:value-type="float">
            <text:p>2605,76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94" calcext:value-type="float">
            <text:p>394</text:p>
          </table:table-cell>
          <table:table-cell office:value-type="float" office:value="235037" calcext:value-type="float">
            <text:p>235037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2448.30208333334" calcext:value-type="float">
            <text:p>2448,30</text:p>
          </table:table-cell>
          <table:table-cell office:value-type="float" office:value="418" calcext:value-type="float">
            <text:p>418</text:p>
          </table:table-cell>
          <table:table-cell office:value-type="float" office:value="250571" calcext:value-type="float">
            <text:p>250571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2610.11458333333" calcext:value-type="float">
            <text:p>2610,1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91" calcext:value-type="float">
            <text:p>391</text:p>
          </table:table-cell>
          <table:table-cell office:value-type="float" office:value="235428" calcext:value-type="float">
            <text:p>235428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2452.375" calcext:value-type="float">
            <text:p>2452,38</text:p>
          </table:table-cell>
          <table:table-cell office:value-type="float" office:value="446" calcext:value-type="float">
            <text:p>446</text:p>
          </table:table-cell>
          <table:table-cell office:value-type="float" office:value="251017" calcext:value-type="float">
            <text:p>251017</text:p>
          </table:table-cell>
          <table:table-cell office:value-type="float" office:value="4.64583333333333" calcext:value-type="float">
            <text:p>4,65</text:p>
          </table:table-cell>
          <table:table-cell office:value-type="float" office:value="2614.76041666667" calcext:value-type="float">
            <text:p>2614,7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94" calcext:value-type="float">
            <text:p>394</text:p>
          </table:table-cell>
          <table:table-cell office:value-type="float" office:value="235822" calcext:value-type="float">
            <text:p>235822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2456.47916666667" calcext:value-type="float">
            <text:p>2456,48</text:p>
          </table:table-cell>
          <table:table-cell office:value-type="float" office:value="420" calcext:value-type="float">
            <text:p>420</text:p>
          </table:table-cell>
          <table:table-cell office:value-type="float" office:value="251437" calcext:value-type="float">
            <text:p>251437</text:p>
          </table:table-cell>
          <table:table-cell office:value-type="float" office:value="4.375" calcext:value-type="float">
            <text:p>4,38</text:p>
          </table:table-cell>
          <table:table-cell office:value-type="float" office:value="2619.13541666667" calcext:value-type="float">
            <text:p>2619,1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43" calcext:value-type="float">
            <text:p>443</text:p>
          </table:table-cell>
          <table:table-cell office:value-type="float" office:value="236265" calcext:value-type="float">
            <text:p>236265</text:p>
          </table:table-cell>
          <table:table-cell office:value-type="float" office:value="4.61458333333333" calcext:value-type="float">
            <text:p>4,61</text:p>
          </table:table-cell>
          <table:table-cell office:value-type="float" office:value="2461.09375" calcext:value-type="float">
            <text:p>2461,09</text:p>
          </table:table-cell>
          <table:table-cell office:value-type="float" office:value="421" calcext:value-type="float">
            <text:p>421</text:p>
          </table:table-cell>
          <table:table-cell office:value-type="float" office:value="251858" calcext:value-type="float">
            <text:p>251858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2623.52083333333" calcext:value-type="float">
            <text:p>2623,52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392" calcext:value-type="float">
            <text:p>392</text:p>
          </table:table-cell>
          <table:table-cell office:value-type="float" office:value="236657" calcext:value-type="float">
            <text:p>236657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2465.17708333334" calcext:value-type="float">
            <text:p>2465,18</text:p>
          </table:table-cell>
          <table:table-cell office:value-type="float" office:value="422" calcext:value-type="float">
            <text:p>422</text:p>
          </table:table-cell>
          <table:table-cell office:value-type="float" office:value="252280" calcext:value-type="float">
            <text:p>252280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2627.91666666667" calcext:value-type="float">
            <text:p>2627,92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95" calcext:value-type="float">
            <text:p>395</text:p>
          </table:table-cell>
          <table:table-cell office:value-type="float" office:value="237052" calcext:value-type="float">
            <text:p>237052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2469.29166666667" calcext:value-type="float">
            <text:p>2469,29</text:p>
          </table:table-cell>
          <table:table-cell office:value-type="float" office:value="425" calcext:value-type="float">
            <text:p>425</text:p>
          </table:table-cell>
          <table:table-cell office:value-type="float" office:value="252705" calcext:value-type="float">
            <text:p>252705</text:p>
          </table:table-cell>
          <table:table-cell office:value-type="float" office:value="4.42708333333333" calcext:value-type="float">
            <text:p>4,43</text:p>
          </table:table-cell>
          <table:table-cell office:value-type="float" office:value="2632.34375" calcext:value-type="float">
            <text:p>2632,3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95" calcext:value-type="float">
            <text:p>395</text:p>
          </table:table-cell>
          <table:table-cell office:value-type="float" office:value="237447" calcext:value-type="float">
            <text:p>237447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2473.40625" calcext:value-type="float">
            <text:p>2473,41</text:p>
          </table:table-cell>
          <table:table-cell office:value-type="float" office:value="418" calcext:value-type="float">
            <text:p>418</text:p>
          </table:table-cell>
          <table:table-cell office:value-type="float" office:value="253123" calcext:value-type="float">
            <text:p>253123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2636.69791666667" calcext:value-type="float">
            <text:p>2636,7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99" calcext:value-type="float">
            <text:p>399</text:p>
          </table:table-cell>
          <table:table-cell office:value-type="float" office:value="237846" calcext:value-type="float">
            <text:p>237846</text:p>
          </table:table-cell>
          <table:table-cell office:value-type="float" office:value="4.15625" calcext:value-type="float">
            <text:p>4,16</text:p>
          </table:table-cell>
          <table:table-cell office:value-type="float" office:value="2477.5625" calcext:value-type="float">
            <text:p>2477,56</text:p>
          </table:table-cell>
          <table:table-cell office:value-type="float" office:value="422" calcext:value-type="float">
            <text:p>422</text:p>
          </table:table-cell>
          <table:table-cell office:value-type="float" office:value="253545" calcext:value-type="float">
            <text:p>253545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2641.09375" calcext:value-type="float">
            <text:p>2641,0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93" calcext:value-type="float">
            <text:p>393</text:p>
          </table:table-cell>
          <table:table-cell office:value-type="float" office:value="238239" calcext:value-type="float">
            <text:p>238239</text:p>
          </table:table-cell>
          <table:table-cell office:value-type="float" office:value="4.09375" calcext:value-type="float">
            <text:p>4,09</text:p>
          </table:table-cell>
          <table:table-cell office:value-type="float" office:value="2481.65625" calcext:value-type="float">
            <text:p>2481,66</text:p>
          </table:table-cell>
          <table:table-cell office:value-type="float" office:value="420" calcext:value-type="float">
            <text:p>420</text:p>
          </table:table-cell>
          <table:table-cell office:value-type="float" office:value="253965" calcext:value-type="float">
            <text:p>253965</text:p>
          </table:table-cell>
          <table:table-cell office:value-type="float" office:value="4.375" calcext:value-type="float">
            <text:p>4,38</text:p>
          </table:table-cell>
          <table:table-cell office:value-type="float" office:value="2645.46875" calcext:value-type="float">
            <text:p>2645,4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96" calcext:value-type="float">
            <text:p>396</text:p>
          </table:table-cell>
          <table:table-cell office:value-type="float" office:value="238635" calcext:value-type="float">
            <text:p>238635</text:p>
          </table:table-cell>
          <table:table-cell office:value-type="float" office:value="4.125" calcext:value-type="float">
            <text:p>4,13</text:p>
          </table:table-cell>
          <table:table-cell office:value-type="float" office:value="2485.78125" calcext:value-type="float">
            <text:p>2485,78</text:p>
          </table:table-cell>
          <table:table-cell office:value-type="float" office:value="424" calcext:value-type="float">
            <text:p>424</text:p>
          </table:table-cell>
          <table:table-cell office:value-type="float" office:value="254389" calcext:value-type="float">
            <text:p>254389</text:p>
          </table:table-cell>
          <table:table-cell office:value-type="float" office:value="4.41666666666667" calcext:value-type="float">
            <text:p>4,42</text:p>
          </table:table-cell>
          <table:table-cell office:value-type="float" office:value="2649.88541666667" calcext:value-type="float">
            <text:p>2649,89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96" calcext:value-type="float">
            <text:p>396</text:p>
          </table:table-cell>
          <table:table-cell office:value-type="float" office:value="239031" calcext:value-type="float">
            <text:p>239031</text:p>
          </table:table-cell>
          <table:table-cell office:value-type="float" office:value="4.125" calcext:value-type="float">
            <text:p>4,13</text:p>
          </table:table-cell>
          <table:table-cell office:value-type="float" office:value="2489.90625" calcext:value-type="float">
            <text:p>2489,91</text:p>
          </table:table-cell>
          <table:table-cell office:value-type="float" office:value="421" calcext:value-type="float">
            <text:p>421</text:p>
          </table:table-cell>
          <table:table-cell office:value-type="float" office:value="254810" calcext:value-type="float">
            <text:p>254810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2654.27083333333" calcext:value-type="float">
            <text:p>2654,2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04" calcext:value-type="float">
            <text:p>404</text:p>
          </table:table-cell>
          <table:table-cell office:value-type="float" office:value="239435" calcext:value-type="float">
            <text:p>239435</text:p>
          </table:table-cell>
          <table:table-cell office:value-type="float" office:value="4.20833333333333" calcext:value-type="float">
            <text:p>4,21</text:p>
          </table:table-cell>
          <table:table-cell office:value-type="float" office:value="2494.11458333334" calcext:value-type="float">
            <text:p>2494,11</text:p>
          </table:table-cell>
          <table:table-cell office:value-type="float" office:value="419" calcext:value-type="float">
            <text:p>419</text:p>
          </table:table-cell>
          <table:table-cell office:value-type="float" office:value="255229" calcext:value-type="float">
            <text:p>255229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2658.63541666667" calcext:value-type="float">
            <text:p>2658,6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01" calcext:value-type="float">
            <text:p>401</text:p>
          </table:table-cell>
          <table:table-cell office:value-type="float" office:value="239836" calcext:value-type="float">
            <text:p>239836</text:p>
          </table:table-cell>
          <table:table-cell office:value-type="float" office:value="4.17708333333333" calcext:value-type="float">
            <text:p>4,18</text:p>
          </table:table-cell>
          <table:table-cell office:value-type="float" office:value="2498.29166666667" calcext:value-type="float">
            <text:p>2498,29</text:p>
          </table:table-cell>
          <table:table-cell office:value-type="float" office:value="419" calcext:value-type="float">
            <text:p>419</text:p>
          </table:table-cell>
          <table:table-cell office:value-type="float" office:value="255648" calcext:value-type="float">
            <text:p>255648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2663" calcext:value-type="float">
            <text:p>2663,0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92" calcext:value-type="float">
            <text:p>392</text:p>
          </table:table-cell>
          <table:table-cell office:value-type="float" office:value="240228" calcext:value-type="float">
            <text:p>240228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2502.375" calcext:value-type="float">
            <text:p>2502,38</text:p>
          </table:table-cell>
          <table:table-cell office:value-type="float" office:value="421" calcext:value-type="float">
            <text:p>421</text:p>
          </table:table-cell>
          <table:table-cell office:value-type="float" office:value="256069" calcext:value-type="float">
            <text:p>256069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2667.38541666667" calcext:value-type="float">
            <text:p>2667,3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95" calcext:value-type="float">
            <text:p>395</text:p>
          </table:table-cell>
          <table:table-cell office:value-type="float" office:value="240623" calcext:value-type="float">
            <text:p>240623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2506.48958333334" calcext:value-type="float">
            <text:p>2506,49</text:p>
          </table:table-cell>
          <table:table-cell office:value-type="float" office:value="419" calcext:value-type="float">
            <text:p>419</text:p>
          </table:table-cell>
          <table:table-cell office:value-type="float" office:value="256488" calcext:value-type="float">
            <text:p>256488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2671.75" calcext:value-type="float">
            <text:p>2671,7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400" calcext:value-type="float">
            <text:p>400</text:p>
          </table:table-cell>
          <table:table-cell office:value-type="float" office:value="241023" calcext:value-type="float">
            <text:p>241023</text:p>
          </table:table-cell>
          <table:table-cell office:value-type="float" office:value="4.16666666666667" calcext:value-type="float">
            <text:p>4,17</text:p>
          </table:table-cell>
          <table:table-cell office:value-type="float" office:value="2510.65625" calcext:value-type="float">
            <text:p>2510,66</text:p>
          </table:table-cell>
          <table:table-cell office:value-type="float" office:value="420" calcext:value-type="float">
            <text:p>420</text:p>
          </table:table-cell>
          <table:table-cell office:value-type="float" office:value="256908" calcext:value-type="float">
            <text:p>256908</text:p>
          </table:table-cell>
          <table:table-cell office:value-type="float" office:value="4.375" calcext:value-type="float">
            <text:p>4,38</text:p>
          </table:table-cell>
          <table:table-cell office:value-type="float" office:value="2676.125" calcext:value-type="float">
            <text:p>2676,1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97" calcext:value-type="float">
            <text:p>397</text:p>
          </table:table-cell>
          <table:table-cell office:value-type="float" office:value="241420" calcext:value-type="float">
            <text:p>241420</text:p>
          </table:table-cell>
          <table:table-cell office:value-type="float" office:value="4.13541666666667" calcext:value-type="float">
            <text:p>4,14</text:p>
          </table:table-cell>
          <table:table-cell office:value-type="float" office:value="2514.79166666667" calcext:value-type="float">
            <text:p>2514,79</text:p>
          </table:table-cell>
          <table:table-cell office:value-type="float" office:value="418" calcext:value-type="float">
            <text:p>418</text:p>
          </table:table-cell>
          <table:table-cell office:value-type="float" office:value="257326" calcext:value-type="float">
            <text:p>257326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2680.47916666667" calcext:value-type="float">
            <text:p>2680,4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94" calcext:value-type="float">
            <text:p>394</text:p>
          </table:table-cell>
          <table:table-cell office:value-type="float" office:value="241814" calcext:value-type="float">
            <text:p>241814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2518.89583333334" calcext:value-type="float">
            <text:p>2518,90</text:p>
          </table:table-cell>
          <table:table-cell office:value-type="float" office:value="424" calcext:value-type="float">
            <text:p>424</text:p>
          </table:table-cell>
          <table:table-cell office:value-type="float" office:value="257750" calcext:value-type="float">
            <text:p>257750</text:p>
          </table:table-cell>
          <table:table-cell office:value-type="float" office:value="4.41666666666667" calcext:value-type="float">
            <text:p>4,42</text:p>
          </table:table-cell>
          <table:table-cell office:value-type="float" office:value="2684.89583333333" calcext:value-type="float">
            <text:p>2684,9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95" calcext:value-type="float">
            <text:p>395</text:p>
          </table:table-cell>
          <table:table-cell office:value-type="float" office:value="242209" calcext:value-type="float">
            <text:p>242209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2523.01041666667" calcext:value-type="float">
            <text:p>2523,01</text:p>
          </table:table-cell>
          <table:table-cell office:value-type="float" office:value="422" calcext:value-type="float">
            <text:p>422</text:p>
          </table:table-cell>
          <table:table-cell office:value-type="float" office:value="258172" calcext:value-type="float">
            <text:p>258172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2689.29166666667" calcext:value-type="float">
            <text:p>2689,29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95" calcext:value-type="float">
            <text:p>395</text:p>
          </table:table-cell>
          <table:table-cell office:value-type="float" office:value="242604" calcext:value-type="float">
            <text:p>242604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2527.125" calcext:value-type="float">
            <text:p>2527,13</text:p>
          </table:table-cell>
          <table:table-cell office:value-type="float" office:value="419" calcext:value-type="float">
            <text:p>419</text:p>
          </table:table-cell>
          <table:table-cell office:value-type="float" office:value="258591" calcext:value-type="float">
            <text:p>258591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2693.65625" calcext:value-type="float">
            <text:p>2693,66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97" calcext:value-type="float">
            <text:p>397</text:p>
          </table:table-cell>
          <table:table-cell office:value-type="float" office:value="243001" calcext:value-type="float">
            <text:p>243001</text:p>
          </table:table-cell>
          <table:table-cell office:value-type="float" office:value="4.13541666666667" calcext:value-type="float">
            <text:p>4,14</text:p>
          </table:table-cell>
          <table:table-cell office:value-type="float" office:value="2531.26041666667" calcext:value-type="float">
            <text:p>2531,26</text:p>
          </table:table-cell>
          <table:table-cell office:value-type="float" office:value="423" calcext:value-type="float">
            <text:p>423</text:p>
          </table:table-cell>
          <table:table-cell office:value-type="float" office:value="259014" calcext:value-type="float">
            <text:p>259014</text:p>
          </table:table-cell>
          <table:table-cell office:value-type="float" office:value="4.40625" calcext:value-type="float">
            <text:p>4,41</text:p>
          </table:table-cell>
          <table:table-cell office:value-type="float" office:value="2698.0625" calcext:value-type="float">
            <text:p>2698,0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95" calcext:value-type="float">
            <text:p>395</text:p>
          </table:table-cell>
          <table:table-cell office:value-type="float" office:value="243396" calcext:value-type="float">
            <text:p>243396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2535.375" calcext:value-type="float">
            <text:p>2535,38</text:p>
          </table:table-cell>
          <table:table-cell office:value-type="float" office:value="419" calcext:value-type="float">
            <text:p>419</text:p>
          </table:table-cell>
          <table:table-cell office:value-type="float" office:value="259433" calcext:value-type="float">
            <text:p>259433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2702.42708333333" calcext:value-type="float">
            <text:p>2702,4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90" calcext:value-type="float">
            <text:p>390</text:p>
          </table:table-cell>
          <table:table-cell office:value-type="float" office:value="243786" calcext:value-type="float">
            <text:p>243786</text:p>
          </table:table-cell>
          <table:table-cell office:value-type="float" office:value="4.0625" calcext:value-type="float">
            <text:p>4,06</text:p>
          </table:table-cell>
          <table:table-cell office:value-type="float" office:value="2539.4375" calcext:value-type="float">
            <text:p>2539,44</text:p>
          </table:table-cell>
          <table:table-cell office:value-type="float" office:value="418" calcext:value-type="float">
            <text:p>418</text:p>
          </table:table-cell>
          <table:table-cell office:value-type="float" office:value="259851" calcext:value-type="float">
            <text:p>259851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2706.78125" calcext:value-type="float">
            <text:p>2706,7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95" calcext:value-type="float">
            <text:p>395</text:p>
          </table:table-cell>
          <table:table-cell office:value-type="float" office:value="244181" calcext:value-type="float">
            <text:p>244181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2543.55208333334" calcext:value-type="float">
            <text:p>2543,55</text:p>
          </table:table-cell>
          <table:table-cell office:value-type="float" office:value="424" calcext:value-type="float">
            <text:p>424</text:p>
          </table:table-cell>
          <table:table-cell office:value-type="float" office:value="260275" calcext:value-type="float">
            <text:p>260275</text:p>
          </table:table-cell>
          <table:table-cell office:value-type="float" office:value="4.41666666666667" calcext:value-type="float">
            <text:p>4,42</text:p>
          </table:table-cell>
          <table:table-cell office:value-type="float" office:value="2711.19791666667" calcext:value-type="float">
            <text:p>2711,2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96" calcext:value-type="float">
            <text:p>396</text:p>
          </table:table-cell>
          <table:table-cell office:value-type="float" office:value="244577" calcext:value-type="float">
            <text:p>244577</text:p>
          </table:table-cell>
          <table:table-cell office:value-type="float" office:value="4.125" calcext:value-type="float">
            <text:p>4,13</text:p>
          </table:table-cell>
          <table:table-cell office:value-type="float" office:value="2547.67708333334" calcext:value-type="float">
            <text:p>2547,68</text:p>
          </table:table-cell>
          <table:table-cell office:value-type="float" office:value="419" calcext:value-type="float">
            <text:p>419</text:p>
          </table:table-cell>
          <table:table-cell office:value-type="float" office:value="260694" calcext:value-type="float">
            <text:p>260694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2715.5625" calcext:value-type="float">
            <text:p>2715,56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95" calcext:value-type="float">
            <text:p>395</text:p>
          </table:table-cell>
          <table:table-cell office:value-type="float" office:value="244972" calcext:value-type="float">
            <text:p>244972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2551.79166666667" calcext:value-type="float">
            <text:p>2551,79</text:p>
          </table:table-cell>
          <table:table-cell office:value-type="float" office:value="420" calcext:value-type="float">
            <text:p>420</text:p>
          </table:table-cell>
          <table:table-cell office:value-type="float" office:value="261114" calcext:value-type="float">
            <text:p>261114</text:p>
          </table:table-cell>
          <table:table-cell office:value-type="float" office:value="4.375" calcext:value-type="float">
            <text:p>4,38</text:p>
          </table:table-cell>
          <table:table-cell office:value-type="float" office:value="2719.9375" calcext:value-type="float">
            <text:p>2719,9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92" calcext:value-type="float">
            <text:p>392</text:p>
          </table:table-cell>
          <table:table-cell office:value-type="float" office:value="245364" calcext:value-type="float">
            <text:p>245364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2555.875" calcext:value-type="float">
            <text:p>2555,88</text:p>
          </table:table-cell>
          <table:table-cell office:value-type="float" office:value="419" calcext:value-type="float">
            <text:p>419</text:p>
          </table:table-cell>
          <table:table-cell office:value-type="float" office:value="261533" calcext:value-type="float">
            <text:p>261533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2724.30208333333" calcext:value-type="float">
            <text:p>2724,3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95" calcext:value-type="float">
            <text:p>395</text:p>
          </table:table-cell>
          <table:table-cell office:value-type="float" office:value="245759" calcext:value-type="float">
            <text:p>245759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2559.98958333334" calcext:value-type="float">
            <text:p>2559,99</text:p>
          </table:table-cell>
          <table:table-cell office:value-type="float" office:value="418" calcext:value-type="float">
            <text:p>418</text:p>
          </table:table-cell>
          <table:table-cell office:value-type="float" office:value="261951" calcext:value-type="float">
            <text:p>261951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2728.65625" calcext:value-type="float">
            <text:p>2728,6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394" calcext:value-type="float">
            <text:p>394</text:p>
          </table:table-cell>
          <table:table-cell office:value-type="float" office:value="246153" calcext:value-type="float">
            <text:p>246153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2564.09375" calcext:value-type="float">
            <text:p>2564,09</text:p>
          </table:table-cell>
          <table:table-cell office:value-type="float" office:value="422" calcext:value-type="float">
            <text:p>422</text:p>
          </table:table-cell>
          <table:table-cell office:value-type="float" office:value="262373" calcext:value-type="float">
            <text:p>262373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2733.05208333333" calcext:value-type="float">
            <text:p>2733,0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394" calcext:value-type="float">
            <text:p>394</text:p>
          </table:table-cell>
          <table:table-cell office:value-type="float" office:value="246547" calcext:value-type="float">
            <text:p>246547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2568.19791666667" calcext:value-type="float">
            <text:p>2568,20</text:p>
          </table:table-cell>
          <table:table-cell office:value-type="float" office:value="424" calcext:value-type="float">
            <text:p>424</text:p>
          </table:table-cell>
          <table:table-cell office:value-type="float" office:value="262797" calcext:value-type="float">
            <text:p>262797</text:p>
          </table:table-cell>
          <table:table-cell office:value-type="float" office:value="4.41666666666667" calcext:value-type="float">
            <text:p>4,42</text:p>
          </table:table-cell>
          <table:table-cell office:value-type="float" office:value="2737.46875" calcext:value-type="float">
            <text:p>2737,4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92" calcext:value-type="float">
            <text:p>392</text:p>
          </table:table-cell>
          <table:table-cell office:value-type="float" office:value="246939" calcext:value-type="float">
            <text:p>246939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2572.28125" calcext:value-type="float">
            <text:p>2572,28</text:p>
          </table:table-cell>
          <table:table-cell office:value-type="float" office:value="422" calcext:value-type="float">
            <text:p>422</text:p>
          </table:table-cell>
          <table:table-cell office:value-type="float" office:value="263219" calcext:value-type="float">
            <text:p>263219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2741.86458333333" calcext:value-type="float">
            <text:p>2741,8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97" calcext:value-type="float">
            <text:p>397</text:p>
          </table:table-cell>
          <table:table-cell office:value-type="float" office:value="247336" calcext:value-type="float">
            <text:p>247336</text:p>
          </table:table-cell>
          <table:table-cell office:value-type="float" office:value="4.13541666666667" calcext:value-type="float">
            <text:p>4,14</text:p>
          </table:table-cell>
          <table:table-cell office:value-type="float" office:value="2576.41666666667" calcext:value-type="float">
            <text:p>2576,42</text:p>
          </table:table-cell>
          <table:table-cell office:value-type="float" office:value="421" calcext:value-type="float">
            <text:p>421</text:p>
          </table:table-cell>
          <table:table-cell office:value-type="float" office:value="263640" calcext:value-type="float">
            <text:p>263640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2746.25" calcext:value-type="float">
            <text:p>2746,2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95" calcext:value-type="float">
            <text:p>395</text:p>
          </table:table-cell>
          <table:table-cell office:value-type="float" office:value="247731" calcext:value-type="float">
            <text:p>247731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2580.53125" calcext:value-type="float">
            <text:p>2580,53</text:p>
          </table:table-cell>
          <table:table-cell office:value-type="float" office:value="421" calcext:value-type="float">
            <text:p>421</text:p>
          </table:table-cell>
          <table:table-cell office:value-type="float" office:value="264061" calcext:value-type="float">
            <text:p>264061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2750.63541666667" calcext:value-type="float">
            <text:p>2750,6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94" calcext:value-type="float">
            <text:p>394</text:p>
          </table:table-cell>
          <table:table-cell office:value-type="float" office:value="248125" calcext:value-type="float">
            <text:p>248125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2584.63541666667" calcext:value-type="float">
            <text:p>2584,64</text:p>
          </table:table-cell>
          <table:table-cell office:value-type="float" office:value="418" calcext:value-type="float">
            <text:p>418</text:p>
          </table:table-cell>
          <table:table-cell office:value-type="float" office:value="264479" calcext:value-type="float">
            <text:p>264479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2754.98958333333" calcext:value-type="float">
            <text:p>2754,99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99" calcext:value-type="float">
            <text:p>399</text:p>
          </table:table-cell>
          <table:table-cell office:value-type="float" office:value="248524" calcext:value-type="float">
            <text:p>248524</text:p>
          </table:table-cell>
          <table:table-cell office:value-type="float" office:value="4.15625" calcext:value-type="float">
            <text:p>4,16</text:p>
          </table:table-cell>
          <table:table-cell office:value-type="float" office:value="2588.79166666667" calcext:value-type="float">
            <text:p>2588,79</text:p>
          </table:table-cell>
          <table:table-cell office:value-type="float" office:value="459" calcext:value-type="float">
            <text:p>459</text:p>
          </table:table-cell>
          <table:table-cell office:value-type="float" office:value="264938" calcext:value-type="float">
            <text:p>264938</text:p>
          </table:table-cell>
          <table:table-cell office:value-type="float" office:value="4.78125" calcext:value-type="float">
            <text:p>4,78</text:p>
          </table:table-cell>
          <table:table-cell office:value-type="float" office:value="2759.77083333333" calcext:value-type="float">
            <text:p>2759,7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92" calcext:value-type="float">
            <text:p>392</text:p>
          </table:table-cell>
          <table:table-cell office:value-type="float" office:value="248916" calcext:value-type="float">
            <text:p>248916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2592.875" calcext:value-type="float">
            <text:p>2592,88</text:p>
          </table:table-cell>
          <table:table-cell office:value-type="float" office:value="424" calcext:value-type="float">
            <text:p>424</text:p>
          </table:table-cell>
          <table:table-cell office:value-type="float" office:value="265362" calcext:value-type="float">
            <text:p>265362</text:p>
          </table:table-cell>
          <table:table-cell office:value-type="float" office:value="4.41666666666667" calcext:value-type="float">
            <text:p>4,42</text:p>
          </table:table-cell>
          <table:table-cell office:value-type="float" office:value="2764.1875" calcext:value-type="float">
            <text:p>2764,19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95" calcext:value-type="float">
            <text:p>395</text:p>
          </table:table-cell>
          <table:table-cell office:value-type="float" office:value="249311" calcext:value-type="float">
            <text:p>249311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2596.98958333334" calcext:value-type="float">
            <text:p>2596,99</text:p>
          </table:table-cell>
          <table:table-cell office:value-type="float" office:value="420" calcext:value-type="float">
            <text:p>420</text:p>
          </table:table-cell>
          <table:table-cell office:value-type="float" office:value="265782" calcext:value-type="float">
            <text:p>265782</text:p>
          </table:table-cell>
          <table:table-cell office:value-type="float" office:value="4.375" calcext:value-type="float">
            <text:p>4,38</text:p>
          </table:table-cell>
          <table:table-cell office:value-type="float" office:value="2768.5625" calcext:value-type="float">
            <text:p>2768,5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96" calcext:value-type="float">
            <text:p>396</text:p>
          </table:table-cell>
          <table:table-cell office:value-type="float" office:value="249707" calcext:value-type="float">
            <text:p>249707</text:p>
          </table:table-cell>
          <table:table-cell office:value-type="float" office:value="4.125" calcext:value-type="float">
            <text:p>4,13</text:p>
          </table:table-cell>
          <table:table-cell office:value-type="float" office:value="2601.11458333334" calcext:value-type="float">
            <text:p>2601,11</text:p>
          </table:table-cell>
          <table:table-cell office:value-type="float" office:value="422" calcext:value-type="float">
            <text:p>422</text:p>
          </table:table-cell>
          <table:table-cell office:value-type="float" office:value="266204" calcext:value-type="float">
            <text:p>266204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2772.95833333333" calcext:value-type="float">
            <text:p>2772,9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97" calcext:value-type="float">
            <text:p>397</text:p>
          </table:table-cell>
          <table:table-cell office:value-type="float" office:value="250104" calcext:value-type="float">
            <text:p>250104</text:p>
          </table:table-cell>
          <table:table-cell office:value-type="float" office:value="4.13541666666667" calcext:value-type="float">
            <text:p>4,14</text:p>
          </table:table-cell>
          <table:table-cell office:value-type="float" office:value="2605.25" calcext:value-type="float">
            <text:p>2605,25</text:p>
          </table:table-cell>
          <table:table-cell office:value-type="float" office:value="417" calcext:value-type="float">
            <text:p>417</text:p>
          </table:table-cell>
          <table:table-cell office:value-type="float" office:value="266621" calcext:value-type="float">
            <text:p>266621</text:p>
          </table:table-cell>
          <table:table-cell office:value-type="float" office:value="4.34375" calcext:value-type="float">
            <text:p>4,34</text:p>
          </table:table-cell>
          <table:table-cell office:value-type="float" office:value="2777.30208333333" calcext:value-type="float">
            <text:p>2777,3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93" calcext:value-type="float">
            <text:p>393</text:p>
          </table:table-cell>
          <table:table-cell office:value-type="float" office:value="250497" calcext:value-type="float">
            <text:p>250497</text:p>
          </table:table-cell>
          <table:table-cell office:value-type="float" office:value="4.09375" calcext:value-type="float">
            <text:p>4,09</text:p>
          </table:table-cell>
          <table:table-cell office:value-type="float" office:value="2609.34375" calcext:value-type="float">
            <text:p>2609,34</text:p>
          </table:table-cell>
          <table:table-cell office:value-type="float" office:value="420" calcext:value-type="float">
            <text:p>420</text:p>
          </table:table-cell>
          <table:table-cell office:value-type="float" office:value="267041" calcext:value-type="float">
            <text:p>267041</text:p>
          </table:table-cell>
          <table:table-cell office:value-type="float" office:value="4.375" calcext:value-type="float">
            <text:p>4,38</text:p>
          </table:table-cell>
          <table:table-cell office:value-type="float" office:value="2781.67708333333" calcext:value-type="float">
            <text:p>2781,6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95" calcext:value-type="float">
            <text:p>395</text:p>
          </table:table-cell>
          <table:table-cell office:value-type="float" office:value="250892" calcext:value-type="float">
            <text:p>250892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2613.45833333334" calcext:value-type="float">
            <text:p>2613,46</text:p>
          </table:table-cell>
          <table:table-cell office:value-type="float" office:value="419" calcext:value-type="float">
            <text:p>419</text:p>
          </table:table-cell>
          <table:table-cell office:value-type="float" office:value="267460" calcext:value-type="float">
            <text:p>267460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2786.04166666667" calcext:value-type="float">
            <text:p>2786,0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98" calcext:value-type="float">
            <text:p>398</text:p>
          </table:table-cell>
          <table:table-cell office:value-type="float" office:value="251290" calcext:value-type="float">
            <text:p>251290</text:p>
          </table:table-cell>
          <table:table-cell office:value-type="float" office:value="4.14583333333333" calcext:value-type="float">
            <text:p>4,15</text:p>
          </table:table-cell>
          <table:table-cell office:value-type="float" office:value="2617.60416666667" calcext:value-type="float">
            <text:p>2617,60</text:p>
          </table:table-cell>
          <table:table-cell office:value-type="float" office:value="424" calcext:value-type="float">
            <text:p>424</text:p>
          </table:table-cell>
          <table:table-cell office:value-type="float" office:value="267884" calcext:value-type="float">
            <text:p>267884</text:p>
          </table:table-cell>
          <table:table-cell office:value-type="float" office:value="4.41666666666667" calcext:value-type="float">
            <text:p>4,42</text:p>
          </table:table-cell>
          <table:table-cell office:value-type="float" office:value="2790.45833333333" calcext:value-type="float">
            <text:p>2790,4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95" calcext:value-type="float">
            <text:p>395</text:p>
          </table:table-cell>
          <table:table-cell office:value-type="float" office:value="251685" calcext:value-type="float">
            <text:p>251685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2621.71875" calcext:value-type="float">
            <text:p>2621,72</text:p>
          </table:table-cell>
          <table:table-cell office:value-type="float" office:value="420" calcext:value-type="float">
            <text:p>420</text:p>
          </table:table-cell>
          <table:table-cell office:value-type="float" office:value="268304" calcext:value-type="float">
            <text:p>268304</text:p>
          </table:table-cell>
          <table:table-cell office:value-type="float" office:value="4.375" calcext:value-type="float">
            <text:p>4,38</text:p>
          </table:table-cell>
          <table:table-cell office:value-type="float" office:value="2794.83333333333" calcext:value-type="float">
            <text:p>2794,83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97" calcext:value-type="float">
            <text:p>397</text:p>
          </table:table-cell>
          <table:table-cell office:value-type="float" office:value="252082" calcext:value-type="float">
            <text:p>252082</text:p>
          </table:table-cell>
          <table:table-cell office:value-type="float" office:value="4.13541666666667" calcext:value-type="float">
            <text:p>4,14</text:p>
          </table:table-cell>
          <table:table-cell office:value-type="float" office:value="2625.85416666667" calcext:value-type="float">
            <text:p>2625,85</text:p>
          </table:table-cell>
          <table:table-cell office:value-type="float" office:value="421" calcext:value-type="float">
            <text:p>421</text:p>
          </table:table-cell>
          <table:table-cell office:value-type="float" office:value="268725" calcext:value-type="float">
            <text:p>268725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2799.21875" calcext:value-type="float">
            <text:p>2799,2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75" calcext:value-type="float">
            <text:p>475</text:p>
          </table:table-cell>
          <table:table-cell office:value-type="float" office:value="252557" calcext:value-type="float">
            <text:p>252557</text:p>
          </table:table-cell>
          <table:table-cell office:value-type="float" office:value="4.94791666666667" calcext:value-type="float">
            <text:p>4,95</text:p>
          </table:table-cell>
          <table:table-cell office:value-type="float" office:value="2630.80208333334" calcext:value-type="float">
            <text:p>2630,80</text:p>
          </table:table-cell>
          <table:table-cell office:value-type="float" office:value="495" calcext:value-type="float">
            <text:p>495</text:p>
          </table:table-cell>
          <table:table-cell office:value-type="float" office:value="269220" calcext:value-type="float">
            <text:p>269220</text:p>
          </table:table-cell>
          <table:table-cell office:value-type="float" office:value="5.15625" calcext:value-type="float">
            <text:p>5,16</text:p>
          </table:table-cell>
          <table:table-cell office:value-type="float" office:value="2804.375" calcext:value-type="float">
            <text:p>2804,3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95" calcext:value-type="float">
            <text:p>395</text:p>
          </table:table-cell>
          <table:table-cell office:value-type="float" office:value="252952" calcext:value-type="float">
            <text:p>252952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2634.91666666667" calcext:value-type="float">
            <text:p>2634,92</text:p>
          </table:table-cell>
          <table:table-cell office:value-type="float" office:value="420" calcext:value-type="float">
            <text:p>420</text:p>
          </table:table-cell>
          <table:table-cell office:value-type="float" office:value="269640" calcext:value-type="float">
            <text:p>269640</text:p>
          </table:table-cell>
          <table:table-cell office:value-type="float" office:value="4.375" calcext:value-type="float">
            <text:p>4,38</text:p>
          </table:table-cell>
          <table:table-cell office:value-type="float" office:value="2808.75" calcext:value-type="float">
            <text:p>2808,7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94" calcext:value-type="float">
            <text:p>394</text:p>
          </table:table-cell>
          <table:table-cell office:value-type="float" office:value="253346" calcext:value-type="float">
            <text:p>253346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2639.02083333334" calcext:value-type="float">
            <text:p>2639,02</text:p>
          </table:table-cell>
          <table:table-cell office:value-type="float" office:value="417" calcext:value-type="float">
            <text:p>417</text:p>
          </table:table-cell>
          <table:table-cell office:value-type="float" office:value="270057" calcext:value-type="float">
            <text:p>270057</text:p>
          </table:table-cell>
          <table:table-cell office:value-type="float" office:value="4.34375" calcext:value-type="float">
            <text:p>4,34</text:p>
          </table:table-cell>
          <table:table-cell office:value-type="float" office:value="2813.09375" calcext:value-type="float">
            <text:p>2813,0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96" calcext:value-type="float">
            <text:p>396</text:p>
          </table:table-cell>
          <table:table-cell office:value-type="float" office:value="253742" calcext:value-type="float">
            <text:p>253742</text:p>
          </table:table-cell>
          <table:table-cell office:value-type="float" office:value="4.125" calcext:value-type="float">
            <text:p>4,13</text:p>
          </table:table-cell>
          <table:table-cell office:value-type="float" office:value="2643.14583333334" calcext:value-type="float">
            <text:p>2643,15</text:p>
          </table:table-cell>
          <table:table-cell office:value-type="float" office:value="418" calcext:value-type="float">
            <text:p>418</text:p>
          </table:table-cell>
          <table:table-cell office:value-type="float" office:value="270475" calcext:value-type="float">
            <text:p>270475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2817.44791666667" calcext:value-type="float">
            <text:p>2817,4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85" calcext:value-type="float">
            <text:p>385</text:p>
          </table:table-cell>
          <table:table-cell office:value-type="float" office:value="254127" calcext:value-type="float">
            <text:p>254127</text:p>
          </table:table-cell>
          <table:table-cell office:value-type="float" office:value="4.01041666666667" calcext:value-type="float">
            <text:p>4,01</text:p>
          </table:table-cell>
          <table:table-cell office:value-type="float" office:value="2647.15625" calcext:value-type="float">
            <text:p>2647,16</text:p>
          </table:table-cell>
          <table:table-cell office:value-type="float" office:value="411" calcext:value-type="float">
            <text:p>411</text:p>
          </table:table-cell>
          <table:table-cell office:value-type="float" office:value="270886" calcext:value-type="float">
            <text:p>270886</text:p>
          </table:table-cell>
          <table:table-cell office:value-type="float" office:value="4.28125" calcext:value-type="float">
            <text:p>4,28</text:p>
          </table:table-cell>
          <table:table-cell office:value-type="float" office:value="2821.72916666667" calcext:value-type="float">
            <text:p>2821,7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94" calcext:value-type="float">
            <text:p>394</text:p>
          </table:table-cell>
          <table:table-cell office:value-type="float" office:value="254521" calcext:value-type="float">
            <text:p>254521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2651.26041666667" calcext:value-type="float">
            <text:p>2651,26</text:p>
          </table:table-cell>
          <table:table-cell office:value-type="float" office:value="424" calcext:value-type="float">
            <text:p>424</text:p>
          </table:table-cell>
          <table:table-cell office:value-type="float" office:value="271310" calcext:value-type="float">
            <text:p>271310</text:p>
          </table:table-cell>
          <table:table-cell office:value-type="float" office:value="4.41666666666667" calcext:value-type="float">
            <text:p>4,42</text:p>
          </table:table-cell>
          <table:table-cell office:value-type="float" office:value="2826.14583333333" calcext:value-type="float">
            <text:p>2826,1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396" calcext:value-type="float">
            <text:p>396</text:p>
          </table:table-cell>
          <table:table-cell office:value-type="float" office:value="254917" calcext:value-type="float">
            <text:p>254917</text:p>
          </table:table-cell>
          <table:table-cell office:value-type="float" office:value="4.125" calcext:value-type="float">
            <text:p>4,13</text:p>
          </table:table-cell>
          <table:table-cell office:value-type="float" office:value="2655.38541666667" calcext:value-type="float">
            <text:p>2655,39</text:p>
          </table:table-cell>
          <table:table-cell office:value-type="float" office:value="422" calcext:value-type="float">
            <text:p>422</text:p>
          </table:table-cell>
          <table:table-cell office:value-type="float" office:value="271732" calcext:value-type="float">
            <text:p>271732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2830.54166666667" calcext:value-type="float">
            <text:p>2830,54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394" calcext:value-type="float">
            <text:p>394</text:p>
          </table:table-cell>
          <table:table-cell office:value-type="float" office:value="255311" calcext:value-type="float">
            <text:p>255311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2659.48958333334" calcext:value-type="float">
            <text:p>2659,49</text:p>
          </table:table-cell>
          <table:table-cell office:value-type="float" office:value="422" calcext:value-type="float">
            <text:p>422</text:p>
          </table:table-cell>
          <table:table-cell office:value-type="float" office:value="272154" calcext:value-type="float">
            <text:p>272154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2834.9375" calcext:value-type="float">
            <text:p>2834,9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94" calcext:value-type="float">
            <text:p>394</text:p>
          </table:table-cell>
          <table:table-cell office:value-type="float" office:value="255705" calcext:value-type="float">
            <text:p>255705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2663.59375" calcext:value-type="float">
            <text:p>2663,59</text:p>
          </table:table-cell>
          <table:table-cell office:value-type="float" office:value="419" calcext:value-type="float">
            <text:p>419</text:p>
          </table:table-cell>
          <table:table-cell office:value-type="float" office:value="272573" calcext:value-type="float">
            <text:p>272573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2839.30208333333" calcext:value-type="float">
            <text:p>2839,3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92" calcext:value-type="float">
            <text:p>392</text:p>
          </table:table-cell>
          <table:table-cell office:value-type="float" office:value="256097" calcext:value-type="float">
            <text:p>256097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2667.67708333334" calcext:value-type="float">
            <text:p>2667,68</text:p>
          </table:table-cell>
          <table:table-cell office:value-type="float" office:value="421" calcext:value-type="float">
            <text:p>421</text:p>
          </table:table-cell>
          <table:table-cell office:value-type="float" office:value="272994" calcext:value-type="float">
            <text:p>272994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2843.6875" calcext:value-type="float">
            <text:p>2843,69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396" calcext:value-type="float">
            <text:p>396</text:p>
          </table:table-cell>
          <table:table-cell office:value-type="float" office:value="256493" calcext:value-type="float">
            <text:p>256493</text:p>
          </table:table-cell>
          <table:table-cell office:value-type="float" office:value="4.125" calcext:value-type="float">
            <text:p>4,13</text:p>
          </table:table-cell>
          <table:table-cell office:value-type="float" office:value="2671.80208333334" calcext:value-type="float">
            <text:p>2671,80</text:p>
          </table:table-cell>
          <table:table-cell office:value-type="float" office:value="419" calcext:value-type="float">
            <text:p>419</text:p>
          </table:table-cell>
          <table:table-cell office:value-type="float" office:value="273413" calcext:value-type="float">
            <text:p>273413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2848.05208333333" calcext:value-type="float">
            <text:p>2848,0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96" calcext:value-type="float">
            <text:p>396</text:p>
          </table:table-cell>
          <table:table-cell office:value-type="float" office:value="256889" calcext:value-type="float">
            <text:p>256889</text:p>
          </table:table-cell>
          <table:table-cell office:value-type="float" office:value="4.125" calcext:value-type="float">
            <text:p>4,13</text:p>
          </table:table-cell>
          <table:table-cell office:value-type="float" office:value="2675.92708333334" calcext:value-type="float">
            <text:p>2675,93</text:p>
          </table:table-cell>
          <table:table-cell office:value-type="float" office:value="421" calcext:value-type="float">
            <text:p>421</text:p>
          </table:table-cell>
          <table:table-cell office:value-type="float" office:value="273834" calcext:value-type="float">
            <text:p>273834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2852.4375" calcext:value-type="float">
            <text:p>2852,4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392" calcext:value-type="float">
            <text:p>392</text:p>
          </table:table-cell>
          <table:table-cell office:value-type="float" office:value="257281" calcext:value-type="float">
            <text:p>257281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2680.01041666667" calcext:value-type="float">
            <text:p>2680,01</text:p>
          </table:table-cell>
          <table:table-cell office:value-type="float" office:value="418" calcext:value-type="float">
            <text:p>418</text:p>
          </table:table-cell>
          <table:table-cell office:value-type="float" office:value="274252" calcext:value-type="float">
            <text:p>274252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2856.79166666667" calcext:value-type="float">
            <text:p>2856,7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35" calcext:value-type="float">
            <text:p>435</text:p>
          </table:table-cell>
          <table:table-cell office:value-type="float" office:value="257716" calcext:value-type="float">
            <text:p>257716</text:p>
          </table:table-cell>
          <table:table-cell office:value-type="float" office:value="4.53125" calcext:value-type="float">
            <text:p>4,53</text:p>
          </table:table-cell>
          <table:table-cell office:value-type="float" office:value="2684.54166666667" calcext:value-type="float">
            <text:p>2684,54</text:p>
          </table:table-cell>
          <table:table-cell office:value-type="float" office:value="458" calcext:value-type="float">
            <text:p>458</text:p>
          </table:table-cell>
          <table:table-cell office:value-type="float" office:value="274710" calcext:value-type="float">
            <text:p>274710</text:p>
          </table:table-cell>
          <table:table-cell office:value-type="float" office:value="4.77083333333333" calcext:value-type="float">
            <text:p>4,77</text:p>
          </table:table-cell>
          <table:table-cell office:value-type="float" office:value="2861.5625" calcext:value-type="float">
            <text:p>2861,5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96" calcext:value-type="float">
            <text:p>396</text:p>
          </table:table-cell>
          <table:table-cell office:value-type="float" office:value="258112" calcext:value-type="float">
            <text:p>258112</text:p>
          </table:table-cell>
          <table:table-cell office:value-type="float" office:value="4.125" calcext:value-type="float">
            <text:p>4,13</text:p>
          </table:table-cell>
          <table:table-cell office:value-type="float" office:value="2688.66666666667" calcext:value-type="float">
            <text:p>2688,67</text:p>
          </table:table-cell>
          <table:table-cell office:value-type="float" office:value="420" calcext:value-type="float">
            <text:p>420</text:p>
          </table:table-cell>
          <table:table-cell office:value-type="float" office:value="275130" calcext:value-type="float">
            <text:p>275130</text:p>
          </table:table-cell>
          <table:table-cell office:value-type="float" office:value="4.375" calcext:value-type="float">
            <text:p>4,38</text:p>
          </table:table-cell>
          <table:table-cell office:value-type="float" office:value="2865.9375" calcext:value-type="float">
            <text:p>2865,94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93" calcext:value-type="float">
            <text:p>393</text:p>
          </table:table-cell>
          <table:table-cell office:value-type="float" office:value="258505" calcext:value-type="float">
            <text:p>258505</text:p>
          </table:table-cell>
          <table:table-cell office:value-type="float" office:value="4.09375" calcext:value-type="float">
            <text:p>4,09</text:p>
          </table:table-cell>
          <table:table-cell office:value-type="float" office:value="2692.76041666667" calcext:value-type="float">
            <text:p>2692,76</text:p>
          </table:table-cell>
          <table:table-cell office:value-type="float" office:value="417" calcext:value-type="float">
            <text:p>417</text:p>
          </table:table-cell>
          <table:table-cell office:value-type="float" office:value="275547" calcext:value-type="float">
            <text:p>275547</text:p>
          </table:table-cell>
          <table:table-cell office:value-type="float" office:value="4.34375" calcext:value-type="float">
            <text:p>4,34</text:p>
          </table:table-cell>
          <table:table-cell office:value-type="float" office:value="2870.28125" calcext:value-type="float">
            <text:p>2870,2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91" calcext:value-type="float">
            <text:p>391</text:p>
          </table:table-cell>
          <table:table-cell office:value-type="float" office:value="258896" calcext:value-type="float">
            <text:p>258896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2696.83333333334" calcext:value-type="float">
            <text:p>2696,83</text:p>
          </table:table-cell>
          <table:table-cell office:value-type="float" office:value="423" calcext:value-type="float">
            <text:p>423</text:p>
          </table:table-cell>
          <table:table-cell office:value-type="float" office:value="275970" calcext:value-type="float">
            <text:p>275970</text:p>
          </table:table-cell>
          <table:table-cell office:value-type="float" office:value="4.40625" calcext:value-type="float">
            <text:p>4,41</text:p>
          </table:table-cell>
          <table:table-cell office:value-type="float" office:value="2874.6875" calcext:value-type="float">
            <text:p>2874,69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98" calcext:value-type="float">
            <text:p>398</text:p>
          </table:table-cell>
          <table:table-cell office:value-type="float" office:value="259294" calcext:value-type="float">
            <text:p>259294</text:p>
          </table:table-cell>
          <table:table-cell office:value-type="float" office:value="4.14583333333333" calcext:value-type="float">
            <text:p>4,15</text:p>
          </table:table-cell>
          <table:table-cell office:value-type="float" office:value="2700.97916666667" calcext:value-type="float">
            <text:p>2700,98</text:p>
          </table:table-cell>
          <table:table-cell office:value-type="float" office:value="421" calcext:value-type="float">
            <text:p>421</text:p>
          </table:table-cell>
          <table:table-cell office:value-type="float" office:value="276391" calcext:value-type="float">
            <text:p>276391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2879.07291666667" calcext:value-type="float">
            <text:p>2879,07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98" calcext:value-type="float">
            <text:p>398</text:p>
          </table:table-cell>
          <table:table-cell office:value-type="float" office:value="259692" calcext:value-type="float">
            <text:p>259692</text:p>
          </table:table-cell>
          <table:table-cell office:value-type="float" office:value="4.14583333333333" calcext:value-type="float">
            <text:p>4,15</text:p>
          </table:table-cell>
          <table:table-cell office:value-type="float" office:value="2705.125" calcext:value-type="float">
            <text:p>2705,13</text:p>
          </table:table-cell>
          <table:table-cell office:value-type="float" office:value="420" calcext:value-type="float">
            <text:p>420</text:p>
          </table:table-cell>
          <table:table-cell office:value-type="float" office:value="276811" calcext:value-type="float">
            <text:p>276811</text:p>
          </table:table-cell>
          <table:table-cell office:value-type="float" office:value="4.375" calcext:value-type="float">
            <text:p>4,38</text:p>
          </table:table-cell>
          <table:table-cell office:value-type="float" office:value="2883.44791666667" calcext:value-type="float">
            <text:p>2883,4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97" calcext:value-type="float">
            <text:p>397</text:p>
          </table:table-cell>
          <table:table-cell office:value-type="float" office:value="260089" calcext:value-type="float">
            <text:p>260089</text:p>
          </table:table-cell>
          <table:table-cell office:value-type="float" office:value="4.13541666666667" calcext:value-type="float">
            <text:p>4,14</text:p>
          </table:table-cell>
          <table:table-cell office:value-type="float" office:value="2709.26041666667" calcext:value-type="float">
            <text:p>2709,26</text:p>
          </table:table-cell>
          <table:table-cell office:value-type="float" office:value="421" calcext:value-type="float">
            <text:p>421</text:p>
          </table:table-cell>
          <table:table-cell office:value-type="float" office:value="277232" calcext:value-type="float">
            <text:p>277232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2887.83333333333" calcext:value-type="float">
            <text:p>2887,83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95" calcext:value-type="float">
            <text:p>395</text:p>
          </table:table-cell>
          <table:table-cell office:value-type="float" office:value="260484" calcext:value-type="float">
            <text:p>260484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2713.375" calcext:value-type="float">
            <text:p>2713,38</text:p>
          </table:table-cell>
          <table:table-cell office:value-type="float" office:value="424" calcext:value-type="float">
            <text:p>424</text:p>
          </table:table-cell>
          <table:table-cell office:value-type="float" office:value="277656" calcext:value-type="float">
            <text:p>277656</text:p>
          </table:table-cell>
          <table:table-cell office:value-type="float" office:value="4.41666666666667" calcext:value-type="float">
            <text:p>4,42</text:p>
          </table:table-cell>
          <table:table-cell office:value-type="float" office:value="2892.25" calcext:value-type="float">
            <text:p>2892,2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90" calcext:value-type="float">
            <text:p>390</text:p>
          </table:table-cell>
          <table:table-cell office:value-type="float" office:value="260874" calcext:value-type="float">
            <text:p>260874</text:p>
          </table:table-cell>
          <table:table-cell office:value-type="float" office:value="4.0625" calcext:value-type="float">
            <text:p>4,06</text:p>
          </table:table-cell>
          <table:table-cell office:value-type="float" office:value="2717.4375" calcext:value-type="float">
            <text:p>2717,44</text:p>
          </table:table-cell>
          <table:table-cell office:value-type="float" office:value="416" calcext:value-type="float">
            <text:p>416</text:p>
          </table:table-cell>
          <table:table-cell office:value-type="float" office:value="278072" calcext:value-type="float">
            <text:p>278072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2896.58333333333" calcext:value-type="float">
            <text:p>2896,5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98" calcext:value-type="float">
            <text:p>398</text:p>
          </table:table-cell>
          <table:table-cell office:value-type="float" office:value="261272" calcext:value-type="float">
            <text:p>261272</text:p>
          </table:table-cell>
          <table:table-cell office:value-type="float" office:value="4.14583333333333" calcext:value-type="float">
            <text:p>4,15</text:p>
          </table:table-cell>
          <table:table-cell office:value-type="float" office:value="2721.58333333334" calcext:value-type="float">
            <text:p>2721,58</text:p>
          </table:table-cell>
          <table:table-cell office:value-type="float" office:value="431" calcext:value-type="float">
            <text:p>431</text:p>
          </table:table-cell>
          <table:table-cell office:value-type="float" office:value="278503" calcext:value-type="float">
            <text:p>278503</text:p>
          </table:table-cell>
          <table:table-cell office:value-type="float" office:value="4.48958333333333" calcext:value-type="float">
            <text:p>4,49</text:p>
          </table:table-cell>
          <table:table-cell office:value-type="float" office:value="2901.07291666667" calcext:value-type="float">
            <text:p>2901,0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98" calcext:value-type="float">
            <text:p>398</text:p>
          </table:table-cell>
          <table:table-cell office:value-type="float" office:value="261670" calcext:value-type="float">
            <text:p>261670</text:p>
          </table:table-cell>
          <table:table-cell office:value-type="float" office:value="4.14583333333333" calcext:value-type="float">
            <text:p>4,15</text:p>
          </table:table-cell>
          <table:table-cell office:value-type="float" office:value="2725.72916666667" calcext:value-type="float">
            <text:p>2725,73</text:p>
          </table:table-cell>
          <table:table-cell office:value-type="float" office:value="450" calcext:value-type="float">
            <text:p>450</text:p>
          </table:table-cell>
          <table:table-cell office:value-type="float" office:value="278953" calcext:value-type="float">
            <text:p>278953</text:p>
          </table:table-cell>
          <table:table-cell office:value-type="float" office:value="4.6875" calcext:value-type="float">
            <text:p>4,69</text:p>
          </table:table-cell>
          <table:table-cell office:value-type="float" office:value="2905.76041666667" calcext:value-type="float">
            <text:p>2905,7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90" calcext:value-type="float">
            <text:p>390</text:p>
          </table:table-cell>
          <table:table-cell office:value-type="float" office:value="262060" calcext:value-type="float">
            <text:p>262060</text:p>
          </table:table-cell>
          <table:table-cell office:value-type="float" office:value="4.0625" calcext:value-type="float">
            <text:p>4,06</text:p>
          </table:table-cell>
          <table:table-cell office:value-type="float" office:value="2729.79166666667" calcext:value-type="float">
            <text:p>2729,79</text:p>
          </table:table-cell>
          <table:table-cell office:value-type="float" office:value="424" calcext:value-type="float">
            <text:p>424</text:p>
          </table:table-cell>
          <table:table-cell office:value-type="float" office:value="279377" calcext:value-type="float">
            <text:p>279377</text:p>
          </table:table-cell>
          <table:table-cell office:value-type="float" office:value="4.41666666666667" calcext:value-type="float">
            <text:p>4,42</text:p>
          </table:table-cell>
          <table:table-cell office:value-type="float" office:value="2910.17708333333" calcext:value-type="float">
            <text:p>2910,1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90" calcext:value-type="float">
            <text:p>390</text:p>
          </table:table-cell>
          <table:table-cell office:value-type="float" office:value="262450" calcext:value-type="float">
            <text:p>262450</text:p>
          </table:table-cell>
          <table:table-cell office:value-type="float" office:value="4.0625" calcext:value-type="float">
            <text:p>4,06</text:p>
          </table:table-cell>
          <table:table-cell office:value-type="float" office:value="2733.85416666667" calcext:value-type="float">
            <text:p>2733,85</text:p>
          </table:table-cell>
          <table:table-cell office:value-type="float" office:value="418" calcext:value-type="float">
            <text:p>418</text:p>
          </table:table-cell>
          <table:table-cell office:value-type="float" office:value="279795" calcext:value-type="float">
            <text:p>279795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2914.53125" calcext:value-type="float">
            <text:p>2914,5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440" calcext:value-type="float">
            <text:p>440</text:p>
          </table:table-cell>
          <table:table-cell office:value-type="float" office:value="262890" calcext:value-type="float">
            <text:p>262890</text:p>
          </table:table-cell>
          <table:table-cell office:value-type="float" office:value="4.58333333333333" calcext:value-type="float">
            <text:p>4,58</text:p>
          </table:table-cell>
          <table:table-cell office:value-type="float" office:value="2738.4375" calcext:value-type="float">
            <text:p>2738,44</text:p>
          </table:table-cell>
          <table:table-cell office:value-type="float" office:value="419" calcext:value-type="float">
            <text:p>419</text:p>
          </table:table-cell>
          <table:table-cell office:value-type="float" office:value="280214" calcext:value-type="float">
            <text:p>280214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2918.89583333333" calcext:value-type="float">
            <text:p>2918,9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94" calcext:value-type="float">
            <text:p>394</text:p>
          </table:table-cell>
          <table:table-cell office:value-type="float" office:value="263284" calcext:value-type="float">
            <text:p>263284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2742.54166666667" calcext:value-type="float">
            <text:p>2742,54</text:p>
          </table:table-cell>
          <table:table-cell office:value-type="float" office:value="420" calcext:value-type="float">
            <text:p>420</text:p>
          </table:table-cell>
          <table:table-cell office:value-type="float" office:value="280634" calcext:value-type="float">
            <text:p>280634</text:p>
          </table:table-cell>
          <table:table-cell office:value-type="float" office:value="4.375" calcext:value-type="float">
            <text:p>4,38</text:p>
          </table:table-cell>
          <table:table-cell office:value-type="float" office:value="2923.27083333333" calcext:value-type="float">
            <text:p>2923,27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94" calcext:value-type="float">
            <text:p>394</text:p>
          </table:table-cell>
          <table:table-cell office:value-type="float" office:value="263678" calcext:value-type="float">
            <text:p>263678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2746.64583333334" calcext:value-type="float">
            <text:p>2746,65</text:p>
          </table:table-cell>
          <table:table-cell office:value-type="float" office:value="423" calcext:value-type="float">
            <text:p>423</text:p>
          </table:table-cell>
          <table:table-cell office:value-type="float" office:value="281057" calcext:value-type="float">
            <text:p>281057</text:p>
          </table:table-cell>
          <table:table-cell office:value-type="float" office:value="4.40625" calcext:value-type="float">
            <text:p>4,41</text:p>
          </table:table-cell>
          <table:table-cell office:value-type="float" office:value="2927.67708333333" calcext:value-type="float">
            <text:p>2927,6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91" calcext:value-type="float">
            <text:p>391</text:p>
          </table:table-cell>
          <table:table-cell office:value-type="float" office:value="264069" calcext:value-type="float">
            <text:p>264069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2750.71875" calcext:value-type="float">
            <text:p>2750,72</text:p>
          </table:table-cell>
          <table:table-cell office:value-type="float" office:value="421" calcext:value-type="float">
            <text:p>421</text:p>
          </table:table-cell>
          <table:table-cell office:value-type="float" office:value="281478" calcext:value-type="float">
            <text:p>281478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2932.0625" calcext:value-type="float">
            <text:p>2932,0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90" calcext:value-type="float">
            <text:p>390</text:p>
          </table:table-cell>
          <table:table-cell office:value-type="float" office:value="264459" calcext:value-type="float">
            <text:p>264459</text:p>
          </table:table-cell>
          <table:table-cell office:value-type="float" office:value="4.0625" calcext:value-type="float">
            <text:p>4,06</text:p>
          </table:table-cell>
          <table:table-cell office:value-type="float" office:value="2754.78125" calcext:value-type="float">
            <text:p>2754,78</text:p>
          </table:table-cell>
          <table:table-cell office:value-type="float" office:value="421" calcext:value-type="float">
            <text:p>421</text:p>
          </table:table-cell>
          <table:table-cell office:value-type="float" office:value="281899" calcext:value-type="float">
            <text:p>281899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2936.44791666667" calcext:value-type="float">
            <text:p>2936,4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93" calcext:value-type="float">
            <text:p>393</text:p>
          </table:table-cell>
          <table:table-cell office:value-type="float" office:value="264852" calcext:value-type="float">
            <text:p>264852</text:p>
          </table:table-cell>
          <table:table-cell office:value-type="float" office:value="4.09375" calcext:value-type="float">
            <text:p>4,09</text:p>
          </table:table-cell>
          <table:table-cell office:value-type="float" office:value="2758.875" calcext:value-type="float">
            <text:p>2758,88</text:p>
          </table:table-cell>
          <table:table-cell office:value-type="float" office:value="421" calcext:value-type="float">
            <text:p>421</text:p>
          </table:table-cell>
          <table:table-cell office:value-type="float" office:value="282320" calcext:value-type="float">
            <text:p>282320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2940.83333333333" calcext:value-type="float">
            <text:p>2940,8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92" calcext:value-type="float">
            <text:p>392</text:p>
          </table:table-cell>
          <table:table-cell office:value-type="float" office:value="265244" calcext:value-type="float">
            <text:p>265244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2762.95833333334" calcext:value-type="float">
            <text:p>2762,96</text:p>
          </table:table-cell>
          <table:table-cell office:value-type="float" office:value="418" calcext:value-type="float">
            <text:p>418</text:p>
          </table:table-cell>
          <table:table-cell office:value-type="float" office:value="282738" calcext:value-type="float">
            <text:p>282738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2945.1875" calcext:value-type="float">
            <text:p>2945,19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87" calcext:value-type="float">
            <text:p>387</text:p>
          </table:table-cell>
          <table:table-cell office:value-type="float" office:value="265631" calcext:value-type="float">
            <text:p>265631</text:p>
          </table:table-cell>
          <table:table-cell office:value-type="float" office:value="4.03125" calcext:value-type="float">
            <text:p>4,03</text:p>
          </table:table-cell>
          <table:table-cell office:value-type="float" office:value="2766.98958333334" calcext:value-type="float">
            <text:p>2766,99</text:p>
          </table:table-cell>
          <table:table-cell office:value-type="float" office:value="421" calcext:value-type="float">
            <text:p>421</text:p>
          </table:table-cell>
          <table:table-cell office:value-type="float" office:value="283159" calcext:value-type="float">
            <text:p>283159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2949.57291666667" calcext:value-type="float">
            <text:p>2949,5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95" calcext:value-type="float">
            <text:p>395</text:p>
          </table:table-cell>
          <table:table-cell office:value-type="float" office:value="266026" calcext:value-type="float">
            <text:p>266026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2771.10416666667" calcext:value-type="float">
            <text:p>2771,10</text:p>
          </table:table-cell>
          <table:table-cell office:value-type="float" office:value="419" calcext:value-type="float">
            <text:p>419</text:p>
          </table:table-cell>
          <table:table-cell office:value-type="float" office:value="283578" calcext:value-type="float">
            <text:p>283578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2953.9375" calcext:value-type="float">
            <text:p>2953,9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92" calcext:value-type="float">
            <text:p>392</text:p>
          </table:table-cell>
          <table:table-cell office:value-type="float" office:value="266418" calcext:value-type="float">
            <text:p>266418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2775.1875" calcext:value-type="float">
            <text:p>2775,19</text:p>
          </table:table-cell>
          <table:table-cell office:value-type="float" office:value="422" calcext:value-type="float">
            <text:p>422</text:p>
          </table:table-cell>
          <table:table-cell office:value-type="float" office:value="284000" calcext:value-type="float">
            <text:p>284000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2958.33333333333" calcext:value-type="float">
            <text:p>2958,3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92" calcext:value-type="float">
            <text:p>392</text:p>
          </table:table-cell>
          <table:table-cell office:value-type="float" office:value="266810" calcext:value-type="float">
            <text:p>266810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2779.27083333334" calcext:value-type="float">
            <text:p>2779,27</text:p>
          </table:table-cell>
          <table:table-cell office:value-type="float" office:value="419" calcext:value-type="float">
            <text:p>419</text:p>
          </table:table-cell>
          <table:table-cell office:value-type="float" office:value="284419" calcext:value-type="float">
            <text:p>284419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2962.69791666667" calcext:value-type="float">
            <text:p>2962,7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96" calcext:value-type="float">
            <text:p>396</text:p>
          </table:table-cell>
          <table:table-cell office:value-type="float" office:value="267206" calcext:value-type="float">
            <text:p>267206</text:p>
          </table:table-cell>
          <table:table-cell office:value-type="float" office:value="4.125" calcext:value-type="float">
            <text:p>4,13</text:p>
          </table:table-cell>
          <table:table-cell office:value-type="float" office:value="2783.39583333334" calcext:value-type="float">
            <text:p>2783,40</text:p>
          </table:table-cell>
          <table:table-cell office:value-type="float" office:value="417" calcext:value-type="float">
            <text:p>417</text:p>
          </table:table-cell>
          <table:table-cell office:value-type="float" office:value="284836" calcext:value-type="float">
            <text:p>284836</text:p>
          </table:table-cell>
          <table:table-cell office:value-type="float" office:value="4.34375" calcext:value-type="float">
            <text:p>4,34</text:p>
          </table:table-cell>
          <table:table-cell office:value-type="float" office:value="2967.04166666667" calcext:value-type="float">
            <text:p>2967,04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91" calcext:value-type="float">
            <text:p>391</text:p>
          </table:table-cell>
          <table:table-cell office:value-type="float" office:value="267597" calcext:value-type="float">
            <text:p>267597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2787.46875" calcext:value-type="float">
            <text:p>2787,47</text:p>
          </table:table-cell>
          <table:table-cell office:value-type="float" office:value="415" calcext:value-type="float">
            <text:p>415</text:p>
          </table:table-cell>
          <table:table-cell office:value-type="float" office:value="285251" calcext:value-type="float">
            <text:p>285251</text:p>
          </table:table-cell>
          <table:table-cell office:value-type="float" office:value="4.32291666666667" calcext:value-type="float">
            <text:p>4,32</text:p>
          </table:table-cell>
          <table:table-cell office:value-type="float" office:value="2971.36458333333" calcext:value-type="float">
            <text:p>2971,3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95" calcext:value-type="float">
            <text:p>395</text:p>
          </table:table-cell>
          <table:table-cell office:value-type="float" office:value="267992" calcext:value-type="float">
            <text:p>267992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2791.58333333334" calcext:value-type="float">
            <text:p>2791,58</text:p>
          </table:table-cell>
          <table:table-cell office:value-type="float" office:value="421" calcext:value-type="float">
            <text:p>421</text:p>
          </table:table-cell>
          <table:table-cell office:value-type="float" office:value="285672" calcext:value-type="float">
            <text:p>285672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2975.75" calcext:value-type="float">
            <text:p>2975,7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97" calcext:value-type="float">
            <text:p>397</text:p>
          </table:table-cell>
          <table:table-cell office:value-type="float" office:value="268389" calcext:value-type="float">
            <text:p>268389</text:p>
          </table:table-cell>
          <table:table-cell office:value-type="float" office:value="4.13541666666667" calcext:value-type="float">
            <text:p>4,14</text:p>
          </table:table-cell>
          <table:table-cell office:value-type="float" office:value="2795.71875" calcext:value-type="float">
            <text:p>2795,72</text:p>
          </table:table-cell>
          <table:table-cell office:value-type="float" office:value="417" calcext:value-type="float">
            <text:p>417</text:p>
          </table:table-cell>
          <table:table-cell office:value-type="float" office:value="286089" calcext:value-type="float">
            <text:p>286089</text:p>
          </table:table-cell>
          <table:table-cell office:value-type="float" office:value="4.34375" calcext:value-type="float">
            <text:p>4,34</text:p>
          </table:table-cell>
          <table:table-cell office:value-type="float" office:value="2980.09375" calcext:value-type="float">
            <text:p>2980,09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91" calcext:value-type="float">
            <text:p>391</text:p>
          </table:table-cell>
          <table:table-cell office:value-type="float" office:value="268780" calcext:value-type="float">
            <text:p>268780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2799.79166666667" calcext:value-type="float">
            <text:p>2799,79</text:p>
          </table:table-cell>
          <table:table-cell office:value-type="float" office:value="422" calcext:value-type="float">
            <text:p>422</text:p>
          </table:table-cell>
          <table:table-cell office:value-type="float" office:value="286511" calcext:value-type="float">
            <text:p>286511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2984.48958333333" calcext:value-type="float">
            <text:p>2984,49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96" calcext:value-type="float">
            <text:p>396</text:p>
          </table:table-cell>
          <table:table-cell office:value-type="float" office:value="269176" calcext:value-type="float">
            <text:p>269176</text:p>
          </table:table-cell>
          <table:table-cell office:value-type="float" office:value="4.125" calcext:value-type="float">
            <text:p>4,13</text:p>
          </table:table-cell>
          <table:table-cell office:value-type="float" office:value="2803.91666666667" calcext:value-type="float">
            <text:p>2803,92</text:p>
          </table:table-cell>
          <table:table-cell office:value-type="float" office:value="422" calcext:value-type="float">
            <text:p>422</text:p>
          </table:table-cell>
          <table:table-cell office:value-type="float" office:value="286933" calcext:value-type="float">
            <text:p>286933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2988.88541666667" calcext:value-type="float">
            <text:p>2988,8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94" calcext:value-type="float">
            <text:p>394</text:p>
          </table:table-cell>
          <table:table-cell office:value-type="float" office:value="269570" calcext:value-type="float">
            <text:p>269570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2808.02083333334" calcext:value-type="float">
            <text:p>2808,02</text:p>
          </table:table-cell>
          <table:table-cell office:value-type="float" office:value="419" calcext:value-type="float">
            <text:p>419</text:p>
          </table:table-cell>
          <table:table-cell office:value-type="float" office:value="287352" calcext:value-type="float">
            <text:p>287352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2993.25" calcext:value-type="float">
            <text:p>2993,2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94" calcext:value-type="float">
            <text:p>394</text:p>
          </table:table-cell>
          <table:table-cell office:value-type="float" office:value="269964" calcext:value-type="float">
            <text:p>269964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2812.125" calcext:value-type="float">
            <text:p>2812,13</text:p>
          </table:table-cell>
          <table:table-cell office:value-type="float" office:value="420" calcext:value-type="float">
            <text:p>420</text:p>
          </table:table-cell>
          <table:table-cell office:value-type="float" office:value="287772" calcext:value-type="float">
            <text:p>287772</text:p>
          </table:table-cell>
          <table:table-cell office:value-type="float" office:value="4.375" calcext:value-type="float">
            <text:p>4,38</text:p>
          </table:table-cell>
          <table:table-cell office:value-type="float" office:value="2997.625" calcext:value-type="float">
            <text:p>2997,6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95" calcext:value-type="float">
            <text:p>395</text:p>
          </table:table-cell>
          <table:table-cell office:value-type="float" office:value="270359" calcext:value-type="float">
            <text:p>270359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2816.23958333334" calcext:value-type="float">
            <text:p>2816,24</text:p>
          </table:table-cell>
          <table:table-cell office:value-type="float" office:value="417" calcext:value-type="float">
            <text:p>417</text:p>
          </table:table-cell>
          <table:table-cell office:value-type="float" office:value="288189" calcext:value-type="float">
            <text:p>288189</text:p>
          </table:table-cell>
          <table:table-cell office:value-type="float" office:value="4.34375" calcext:value-type="float">
            <text:p>4,34</text:p>
          </table:table-cell>
          <table:table-cell office:value-type="float" office:value="3001.96875" calcext:value-type="float">
            <text:p>3001,97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90" calcext:value-type="float">
            <text:p>390</text:p>
          </table:table-cell>
          <table:table-cell office:value-type="float" office:value="270749" calcext:value-type="float">
            <text:p>270749</text:p>
          </table:table-cell>
          <table:table-cell office:value-type="float" office:value="4.0625" calcext:value-type="float">
            <text:p>4,06</text:p>
          </table:table-cell>
          <table:table-cell office:value-type="float" office:value="2820.30208333334" calcext:value-type="float">
            <text:p>2820,30</text:p>
          </table:table-cell>
          <table:table-cell office:value-type="float" office:value="421" calcext:value-type="float">
            <text:p>421</text:p>
          </table:table-cell>
          <table:table-cell office:value-type="float" office:value="288610" calcext:value-type="float">
            <text:p>288610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3006.35416666667" calcext:value-type="float">
            <text:p>3006,3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96" calcext:value-type="float">
            <text:p>396</text:p>
          </table:table-cell>
          <table:table-cell office:value-type="float" office:value="271145" calcext:value-type="float">
            <text:p>271145</text:p>
          </table:table-cell>
          <table:table-cell office:value-type="float" office:value="4.125" calcext:value-type="float">
            <text:p>4,13</text:p>
          </table:table-cell>
          <table:table-cell office:value-type="float" office:value="2824.42708333334" calcext:value-type="float">
            <text:p>2824,43</text:p>
          </table:table-cell>
          <table:table-cell office:value-type="float" office:value="418" calcext:value-type="float">
            <text:p>418</text:p>
          </table:table-cell>
          <table:table-cell office:value-type="float" office:value="289028" calcext:value-type="float">
            <text:p>289028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3010.70833333333" calcext:value-type="float">
            <text:p>3010,7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92" calcext:value-type="float">
            <text:p>392</text:p>
          </table:table-cell>
          <table:table-cell office:value-type="float" office:value="271537" calcext:value-type="float">
            <text:p>271537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2828.51041666667" calcext:value-type="float">
            <text:p>2828,51</text:p>
          </table:table-cell>
          <table:table-cell office:value-type="float" office:value="418" calcext:value-type="float">
            <text:p>418</text:p>
          </table:table-cell>
          <table:table-cell office:value-type="float" office:value="289446" calcext:value-type="float">
            <text:p>289446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3015.0625" calcext:value-type="float">
            <text:p>3015,06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92" calcext:value-type="float">
            <text:p>392</text:p>
          </table:table-cell>
          <table:table-cell office:value-type="float" office:value="271929" calcext:value-type="float">
            <text:p>271929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2832.59375" calcext:value-type="float">
            <text:p>2832,59</text:p>
          </table:table-cell>
          <table:table-cell office:value-type="float" office:value="418" calcext:value-type="float">
            <text:p>418</text:p>
          </table:table-cell>
          <table:table-cell office:value-type="float" office:value="289864" calcext:value-type="float">
            <text:p>289864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3019.41666666667" calcext:value-type="float">
            <text:p>3019,4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92" calcext:value-type="float">
            <text:p>392</text:p>
          </table:table-cell>
          <table:table-cell office:value-type="float" office:value="272321" calcext:value-type="float">
            <text:p>272321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2836.67708333334" calcext:value-type="float">
            <text:p>2836,68</text:p>
          </table:table-cell>
          <table:table-cell office:value-type="float" office:value="423" calcext:value-type="float">
            <text:p>423</text:p>
          </table:table-cell>
          <table:table-cell office:value-type="float" office:value="290287" calcext:value-type="float">
            <text:p>290287</text:p>
          </table:table-cell>
          <table:table-cell office:value-type="float" office:value="4.40625" calcext:value-type="float">
            <text:p>4,41</text:p>
          </table:table-cell>
          <table:table-cell office:value-type="float" office:value="3023.82291666667" calcext:value-type="float">
            <text:p>3023,82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93" calcext:value-type="float">
            <text:p>393</text:p>
          </table:table-cell>
          <table:table-cell office:value-type="float" office:value="272714" calcext:value-type="float">
            <text:p>272714</text:p>
          </table:table-cell>
          <table:table-cell office:value-type="float" office:value="4.09375" calcext:value-type="float">
            <text:p>4,09</text:p>
          </table:table-cell>
          <table:table-cell office:value-type="float" office:value="2840.77083333334" calcext:value-type="float">
            <text:p>2840,77</text:p>
          </table:table-cell>
          <table:table-cell office:value-type="float" office:value="423" calcext:value-type="float">
            <text:p>423</text:p>
          </table:table-cell>
          <table:table-cell office:value-type="float" office:value="290710" calcext:value-type="float">
            <text:p>290710</text:p>
          </table:table-cell>
          <table:table-cell office:value-type="float" office:value="4.40625" calcext:value-type="float">
            <text:p>4,41</text:p>
          </table:table-cell>
          <table:table-cell office:value-type="float" office:value="3028.22916666667" calcext:value-type="float">
            <text:p>3028,2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393" calcext:value-type="float">
            <text:p>393</text:p>
          </table:table-cell>
          <table:table-cell office:value-type="float" office:value="273107" calcext:value-type="float">
            <text:p>273107</text:p>
          </table:table-cell>
          <table:table-cell office:value-type="float" office:value="4.09375" calcext:value-type="float">
            <text:p>4,09</text:p>
          </table:table-cell>
          <table:table-cell office:value-type="float" office:value="2844.86458333334" calcext:value-type="float">
            <text:p>2844,86</text:p>
          </table:table-cell>
          <table:table-cell office:value-type="float" office:value="418" calcext:value-type="float">
            <text:p>418</text:p>
          </table:table-cell>
          <table:table-cell office:value-type="float" office:value="291128" calcext:value-type="float">
            <text:p>291128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3032.58333333333" calcext:value-type="float">
            <text:p>3032,5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95" calcext:value-type="float">
            <text:p>395</text:p>
          </table:table-cell>
          <table:table-cell office:value-type="float" office:value="273502" calcext:value-type="float">
            <text:p>273502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2848.97916666667" calcext:value-type="float">
            <text:p>2848,98</text:p>
          </table:table-cell>
          <table:table-cell office:value-type="float" office:value="418" calcext:value-type="float">
            <text:p>418</text:p>
          </table:table-cell>
          <table:table-cell office:value-type="float" office:value="291546" calcext:value-type="float">
            <text:p>291546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3036.9375" calcext:value-type="float">
            <text:p>3036,9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94" calcext:value-type="float">
            <text:p>394</text:p>
          </table:table-cell>
          <table:table-cell office:value-type="float" office:value="273896" calcext:value-type="float">
            <text:p>273896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2853.08333333334" calcext:value-type="float">
            <text:p>2853,08</text:p>
          </table:table-cell>
          <table:table-cell office:value-type="float" office:value="420" calcext:value-type="float">
            <text:p>420</text:p>
          </table:table-cell>
          <table:table-cell office:value-type="float" office:value="291966" calcext:value-type="float">
            <text:p>291966</text:p>
          </table:table-cell>
          <table:table-cell office:value-type="float" office:value="4.375" calcext:value-type="float">
            <text:p>4,38</text:p>
          </table:table-cell>
          <table:table-cell office:value-type="float" office:value="3041.3125" calcext:value-type="float">
            <text:p>3041,3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85" calcext:value-type="float">
            <text:p>385</text:p>
          </table:table-cell>
          <table:table-cell office:value-type="float" office:value="274281" calcext:value-type="float">
            <text:p>274281</text:p>
          </table:table-cell>
          <table:table-cell office:value-type="float" office:value="4.01041666666667" calcext:value-type="float">
            <text:p>4,01</text:p>
          </table:table-cell>
          <table:table-cell office:value-type="float" office:value="2857.09375" calcext:value-type="float">
            <text:p>2857,09</text:p>
          </table:table-cell>
          <table:table-cell office:value-type="float" office:value="420" calcext:value-type="float">
            <text:p>420</text:p>
          </table:table-cell>
          <table:table-cell office:value-type="float" office:value="292386" calcext:value-type="float">
            <text:p>292386</text:p>
          </table:table-cell>
          <table:table-cell office:value-type="float" office:value="4.375" calcext:value-type="float">
            <text:p>4,38</text:p>
          </table:table-cell>
          <table:table-cell office:value-type="float" office:value="3045.6875" calcext:value-type="float">
            <text:p>3045,69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92" calcext:value-type="float">
            <text:p>392</text:p>
          </table:table-cell>
          <table:table-cell office:value-type="float" office:value="274673" calcext:value-type="float">
            <text:p>274673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2861.17708333334" calcext:value-type="float">
            <text:p>2861,18</text:p>
          </table:table-cell>
          <table:table-cell office:value-type="float" office:value="457" calcext:value-type="float">
            <text:p>457</text:p>
          </table:table-cell>
          <table:table-cell office:value-type="float" office:value="292843" calcext:value-type="float">
            <text:p>292843</text:p>
          </table:table-cell>
          <table:table-cell office:value-type="float" office:value="4.76041666666667" calcext:value-type="float">
            <text:p>4,76</text:p>
          </table:table-cell>
          <table:table-cell office:value-type="float" office:value="3050.44791666667" calcext:value-type="float">
            <text:p>3050,4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92" calcext:value-type="float">
            <text:p>392</text:p>
          </table:table-cell>
          <table:table-cell office:value-type="float" office:value="275065" calcext:value-type="float">
            <text:p>275065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2865.26041666667" calcext:value-type="float">
            <text:p>2865,26</text:p>
          </table:table-cell>
          <table:table-cell office:value-type="float" office:value="423" calcext:value-type="float">
            <text:p>423</text:p>
          </table:table-cell>
          <table:table-cell office:value-type="float" office:value="293266" calcext:value-type="float">
            <text:p>293266</text:p>
          </table:table-cell>
          <table:table-cell office:value-type="float" office:value="4.40625" calcext:value-type="float">
            <text:p>4,41</text:p>
          </table:table-cell>
          <table:table-cell office:value-type="float" office:value="3054.85416666667" calcext:value-type="float">
            <text:p>3054,8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98" calcext:value-type="float">
            <text:p>398</text:p>
          </table:table-cell>
          <table:table-cell office:value-type="float" office:value="275463" calcext:value-type="float">
            <text:p>275463</text:p>
          </table:table-cell>
          <table:table-cell office:value-type="float" office:value="4.14583333333333" calcext:value-type="float">
            <text:p>4,15</text:p>
          </table:table-cell>
          <table:table-cell office:value-type="float" office:value="2869.40625" calcext:value-type="float">
            <text:p>2869,41</text:p>
          </table:table-cell>
          <table:table-cell office:value-type="float" office:value="419" calcext:value-type="float">
            <text:p>419</text:p>
          </table:table-cell>
          <table:table-cell office:value-type="float" office:value="293685" calcext:value-type="float">
            <text:p>293685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3059.21875" calcext:value-type="float">
            <text:p>3059,22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396" calcext:value-type="float">
            <text:p>396</text:p>
          </table:table-cell>
          <table:table-cell office:value-type="float" office:value="275859" calcext:value-type="float">
            <text:p>275859</text:p>
          </table:table-cell>
          <table:table-cell office:value-type="float" office:value="4.125" calcext:value-type="float">
            <text:p>4,13</text:p>
          </table:table-cell>
          <table:table-cell office:value-type="float" office:value="2873.53125" calcext:value-type="float">
            <text:p>2873,53</text:p>
          </table:table-cell>
          <table:table-cell office:value-type="float" office:value="420" calcext:value-type="float">
            <text:p>420</text:p>
          </table:table-cell>
          <table:table-cell office:value-type="float" office:value="294105" calcext:value-type="float">
            <text:p>294105</text:p>
          </table:table-cell>
          <table:table-cell office:value-type="float" office:value="4.375" calcext:value-type="float">
            <text:p>4,38</text:p>
          </table:table-cell>
          <table:table-cell office:value-type="float" office:value="3063.59375" calcext:value-type="float">
            <text:p>3063,59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94" calcext:value-type="float">
            <text:p>394</text:p>
          </table:table-cell>
          <table:table-cell office:value-type="float" office:value="276253" calcext:value-type="float">
            <text:p>276253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2877.63541666667" calcext:value-type="float">
            <text:p>2877,64</text:p>
          </table:table-cell>
          <table:table-cell office:value-type="float" office:value="423" calcext:value-type="float">
            <text:p>423</text:p>
          </table:table-cell>
          <table:table-cell office:value-type="float" office:value="294528" calcext:value-type="float">
            <text:p>294528</text:p>
          </table:table-cell>
          <table:table-cell office:value-type="float" office:value="4.40625" calcext:value-type="float">
            <text:p>4,41</text:p>
          </table:table-cell>
          <table:table-cell office:value-type="float" office:value="3068" calcext:value-type="float">
            <text:p>3068,0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91" calcext:value-type="float">
            <text:p>391</text:p>
          </table:table-cell>
          <table:table-cell office:value-type="float" office:value="276644" calcext:value-type="float">
            <text:p>276644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2881.70833333334" calcext:value-type="float">
            <text:p>2881,71</text:p>
          </table:table-cell>
          <table:table-cell office:value-type="float" office:value="420" calcext:value-type="float">
            <text:p>420</text:p>
          </table:table-cell>
          <table:table-cell office:value-type="float" office:value="294948" calcext:value-type="float">
            <text:p>294948</text:p>
          </table:table-cell>
          <table:table-cell office:value-type="float" office:value="4.375" calcext:value-type="float">
            <text:p>4,38</text:p>
          </table:table-cell>
          <table:table-cell office:value-type="float" office:value="3072.375" calcext:value-type="float">
            <text:p>3072,3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89" calcext:value-type="float">
            <text:p>389</text:p>
          </table:table-cell>
          <table:table-cell office:value-type="float" office:value="277033" calcext:value-type="float">
            <text:p>277033</text:p>
          </table:table-cell>
          <table:table-cell office:value-type="float" office:value="4.05208333333333" calcext:value-type="float">
            <text:p>4,05</text:p>
          </table:table-cell>
          <table:table-cell office:value-type="float" office:value="2885.76041666667" calcext:value-type="float">
            <text:p>2885,76</text:p>
          </table:table-cell>
          <table:table-cell office:value-type="float" office:value="422" calcext:value-type="float">
            <text:p>422</text:p>
          </table:table-cell>
          <table:table-cell office:value-type="float" office:value="295370" calcext:value-type="float">
            <text:p>295370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3076.77083333333" calcext:value-type="float">
            <text:p>3076,7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89" calcext:value-type="float">
            <text:p>389</text:p>
          </table:table-cell>
          <table:table-cell office:value-type="float" office:value="277422" calcext:value-type="float">
            <text:p>277422</text:p>
          </table:table-cell>
          <table:table-cell office:value-type="float" office:value="4.05208333333333" calcext:value-type="float">
            <text:p>4,05</text:p>
          </table:table-cell>
          <table:table-cell office:value-type="float" office:value="2889.8125" calcext:value-type="float">
            <text:p>2889,81</text:p>
          </table:table-cell>
          <table:table-cell office:value-type="float" office:value="420" calcext:value-type="float">
            <text:p>420</text:p>
          </table:table-cell>
          <table:table-cell office:value-type="float" office:value="295790" calcext:value-type="float">
            <text:p>295790</text:p>
          </table:table-cell>
          <table:table-cell office:value-type="float" office:value="4.375" calcext:value-type="float">
            <text:p>4,38</text:p>
          </table:table-cell>
          <table:table-cell office:value-type="float" office:value="3081.14583333333" calcext:value-type="float">
            <text:p>3081,1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386" calcext:value-type="float">
            <text:p>386</text:p>
          </table:table-cell>
          <table:table-cell office:value-type="float" office:value="277808" calcext:value-type="float">
            <text:p>277808</text:p>
          </table:table-cell>
          <table:table-cell office:value-type="float" office:value="4.02083333333333" calcext:value-type="float">
            <text:p>4,02</text:p>
          </table:table-cell>
          <table:table-cell office:value-type="float" office:value="2893.83333333334" calcext:value-type="float">
            <text:p>2893,83</text:p>
          </table:table-cell>
          <table:table-cell office:value-type="float" office:value="422" calcext:value-type="float">
            <text:p>422</text:p>
          </table:table-cell>
          <table:table-cell office:value-type="float" office:value="296212" calcext:value-type="float">
            <text:p>296212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3085.54166666667" calcext:value-type="float">
            <text:p>3085,54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389" calcext:value-type="float">
            <text:p>389</text:p>
          </table:table-cell>
          <table:table-cell office:value-type="float" office:value="278197" calcext:value-type="float">
            <text:p>278197</text:p>
          </table:table-cell>
          <table:table-cell office:value-type="float" office:value="4.05208333333333" calcext:value-type="float">
            <text:p>4,05</text:p>
          </table:table-cell>
          <table:table-cell office:value-type="float" office:value="2897.88541666667" calcext:value-type="float">
            <text:p>2897,89</text:p>
          </table:table-cell>
          <table:table-cell office:value-type="float" office:value="421" calcext:value-type="float">
            <text:p>421</text:p>
          </table:table-cell>
          <table:table-cell office:value-type="float" office:value="296633" calcext:value-type="float">
            <text:p>296633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3089.92708333333" calcext:value-type="float">
            <text:p>3089,9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89" calcext:value-type="float">
            <text:p>389</text:p>
          </table:table-cell>
          <table:table-cell office:value-type="float" office:value="278586" calcext:value-type="float">
            <text:p>278586</text:p>
          </table:table-cell>
          <table:table-cell office:value-type="float" office:value="4.05208333333333" calcext:value-type="float">
            <text:p>4,05</text:p>
          </table:table-cell>
          <table:table-cell office:value-type="float" office:value="2901.9375" calcext:value-type="float">
            <text:p>2901,94</text:p>
          </table:table-cell>
          <table:table-cell office:value-type="float" office:value="425" calcext:value-type="float">
            <text:p>425</text:p>
          </table:table-cell>
          <table:table-cell office:value-type="float" office:value="297058" calcext:value-type="float">
            <text:p>297058</text:p>
          </table:table-cell>
          <table:table-cell office:value-type="float" office:value="4.42708333333333" calcext:value-type="float">
            <text:p>4,43</text:p>
          </table:table-cell>
          <table:table-cell office:value-type="float" office:value="3094.35416666667" calcext:value-type="float">
            <text:p>3094,3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89" calcext:value-type="float">
            <text:p>389</text:p>
          </table:table-cell>
          <table:table-cell office:value-type="float" office:value="278975" calcext:value-type="float">
            <text:p>278975</text:p>
          </table:table-cell>
          <table:table-cell office:value-type="float" office:value="4.05208333333333" calcext:value-type="float">
            <text:p>4,05</text:p>
          </table:table-cell>
          <table:table-cell office:value-type="float" office:value="2905.98958333334" calcext:value-type="float">
            <text:p>2905,99</text:p>
          </table:table-cell>
          <table:table-cell office:value-type="float" office:value="421" calcext:value-type="float">
            <text:p>421</text:p>
          </table:table-cell>
          <table:table-cell office:value-type="float" office:value="297479" calcext:value-type="float">
            <text:p>297479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3098.73958333333" calcext:value-type="float">
            <text:p>3098,7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95" calcext:value-type="float">
            <text:p>395</text:p>
          </table:table-cell>
          <table:table-cell office:value-type="float" office:value="279370" calcext:value-type="float">
            <text:p>279370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2910.10416666667" calcext:value-type="float">
            <text:p>2910,10</text:p>
          </table:table-cell>
          <table:table-cell office:value-type="float" office:value="422" calcext:value-type="float">
            <text:p>422</text:p>
          </table:table-cell>
          <table:table-cell office:value-type="float" office:value="297901" calcext:value-type="float">
            <text:p>297901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3103.13541666667" calcext:value-type="float">
            <text:p>3103,1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94" calcext:value-type="float">
            <text:p>394</text:p>
          </table:table-cell>
          <table:table-cell office:value-type="float" office:value="279764" calcext:value-type="float">
            <text:p>279764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2914.20833333334" calcext:value-type="float">
            <text:p>2914,21</text:p>
          </table:table-cell>
          <table:table-cell office:value-type="float" office:value="421" calcext:value-type="float">
            <text:p>421</text:p>
          </table:table-cell>
          <table:table-cell office:value-type="float" office:value="298322" calcext:value-type="float">
            <text:p>298322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3107.52083333333" calcext:value-type="float">
            <text:p>3107,52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92" calcext:value-type="float">
            <text:p>392</text:p>
          </table:table-cell>
          <table:table-cell office:value-type="float" office:value="280156" calcext:value-type="float">
            <text:p>280156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2918.29166666667" calcext:value-type="float">
            <text:p>2918,29</text:p>
          </table:table-cell>
          <table:table-cell office:value-type="float" office:value="420" calcext:value-type="float">
            <text:p>420</text:p>
          </table:table-cell>
          <table:table-cell office:value-type="float" office:value="298742" calcext:value-type="float">
            <text:p>298742</text:p>
          </table:table-cell>
          <table:table-cell office:value-type="float" office:value="4.375" calcext:value-type="float">
            <text:p>4,38</text:p>
          </table:table-cell>
          <table:table-cell office:value-type="float" office:value="3111.89583333333" calcext:value-type="float">
            <text:p>3111,9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390" calcext:value-type="float">
            <text:p>390</text:p>
          </table:table-cell>
          <table:table-cell office:value-type="float" office:value="280546" calcext:value-type="float">
            <text:p>280546</text:p>
          </table:table-cell>
          <table:table-cell office:value-type="float" office:value="4.0625" calcext:value-type="float">
            <text:p>4,06</text:p>
          </table:table-cell>
          <table:table-cell office:value-type="float" office:value="2922.35416666667" calcext:value-type="float">
            <text:p>2922,35</text:p>
          </table:table-cell>
          <table:table-cell office:value-type="float" office:value="422" calcext:value-type="float">
            <text:p>422</text:p>
          </table:table-cell>
          <table:table-cell office:value-type="float" office:value="299164" calcext:value-type="float">
            <text:p>299164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3116.29166666667" calcext:value-type="float">
            <text:p>3116,29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393" calcext:value-type="float">
            <text:p>393</text:p>
          </table:table-cell>
          <table:table-cell office:value-type="float" office:value="280939" calcext:value-type="float">
            <text:p>280939</text:p>
          </table:table-cell>
          <table:table-cell office:value-type="float" office:value="4.09375" calcext:value-type="float">
            <text:p>4,09</text:p>
          </table:table-cell>
          <table:table-cell office:value-type="float" office:value="2926.44791666667" calcext:value-type="float">
            <text:p>2926,45</text:p>
          </table:table-cell>
          <table:table-cell office:value-type="float" office:value="420" calcext:value-type="float">
            <text:p>420</text:p>
          </table:table-cell>
          <table:table-cell office:value-type="float" office:value="299584" calcext:value-type="float">
            <text:p>299584</text:p>
          </table:table-cell>
          <table:table-cell office:value-type="float" office:value="4.375" calcext:value-type="float">
            <text:p>4,38</text:p>
          </table:table-cell>
          <table:table-cell office:value-type="float" office:value="3120.66666666667" calcext:value-type="float">
            <text:p>3120,6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91" calcext:value-type="float">
            <text:p>391</text:p>
          </table:table-cell>
          <table:table-cell office:value-type="float" office:value="281330" calcext:value-type="float">
            <text:p>281330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2930.52083333334" calcext:value-type="float">
            <text:p>2930,52</text:p>
          </table:table-cell>
          <table:table-cell office:value-type="float" office:value="423" calcext:value-type="float">
            <text:p>423</text:p>
          </table:table-cell>
          <table:table-cell office:value-type="float" office:value="300007" calcext:value-type="float">
            <text:p>300007</text:p>
          </table:table-cell>
          <table:table-cell office:value-type="float" office:value="4.40625" calcext:value-type="float">
            <text:p>4,41</text:p>
          </table:table-cell>
          <table:table-cell office:value-type="float" office:value="3125.07291666667" calcext:value-type="float">
            <text:p>3125,0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395" calcext:value-type="float">
            <text:p>395</text:p>
          </table:table-cell>
          <table:table-cell office:value-type="float" office:value="281725" calcext:value-type="float">
            <text:p>281725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2934.63541666667" calcext:value-type="float">
            <text:p>2934,64</text:p>
          </table:table-cell>
          <table:table-cell office:value-type="float" office:value="422" calcext:value-type="float">
            <text:p>422</text:p>
          </table:table-cell>
          <table:table-cell office:value-type="float" office:value="300429" calcext:value-type="float">
            <text:p>300429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3129.46875" calcext:value-type="float">
            <text:p>3129,47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393" calcext:value-type="float">
            <text:p>393</text:p>
          </table:table-cell>
          <table:table-cell office:value-type="float" office:value="282118" calcext:value-type="float">
            <text:p>282118</text:p>
          </table:table-cell>
          <table:table-cell office:value-type="float" office:value="4.09375" calcext:value-type="float">
            <text:p>4,09</text:p>
          </table:table-cell>
          <table:table-cell office:value-type="float" office:value="2938.72916666667" calcext:value-type="float">
            <text:p>2938,73</text:p>
          </table:table-cell>
          <table:table-cell office:value-type="float" office:value="422" calcext:value-type="float">
            <text:p>422</text:p>
          </table:table-cell>
          <table:table-cell office:value-type="float" office:value="300851" calcext:value-type="float">
            <text:p>300851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3133.86458333333" calcext:value-type="float">
            <text:p>3133,86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389" calcext:value-type="float">
            <text:p>389</text:p>
          </table:table-cell>
          <table:table-cell office:value-type="float" office:value="282507" calcext:value-type="float">
            <text:p>282507</text:p>
          </table:table-cell>
          <table:table-cell office:value-type="float" office:value="4.05208333333333" calcext:value-type="float">
            <text:p>4,05</text:p>
          </table:table-cell>
          <table:table-cell office:value-type="float" office:value="2942.78125000001" calcext:value-type="float">
            <text:p>2942,78</text:p>
          </table:table-cell>
          <table:table-cell office:value-type="float" office:value="422" calcext:value-type="float">
            <text:p>422</text:p>
          </table:table-cell>
          <table:table-cell office:value-type="float" office:value="301273" calcext:value-type="float">
            <text:p>301273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3138.26041666667" calcext:value-type="float">
            <text:p>3138,26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392" calcext:value-type="float">
            <text:p>392</text:p>
          </table:table-cell>
          <table:table-cell office:value-type="float" office:value="282899" calcext:value-type="float">
            <text:p>282899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2946.86458333334" calcext:value-type="float">
            <text:p>2946,86</text:p>
          </table:table-cell>
          <table:table-cell office:value-type="float" office:value="425" calcext:value-type="float">
            <text:p>425</text:p>
          </table:table-cell>
          <table:table-cell office:value-type="float" office:value="301698" calcext:value-type="float">
            <text:p>301698</text:p>
          </table:table-cell>
          <table:table-cell office:value-type="float" office:value="4.42708333333333" calcext:value-type="float">
            <text:p>4,43</text:p>
          </table:table-cell>
          <table:table-cell office:value-type="float" office:value="3142.6875" calcext:value-type="float">
            <text:p>3142,69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91" calcext:value-type="float">
            <text:p>391</text:p>
          </table:table-cell>
          <table:table-cell office:value-type="float" office:value="283290" calcext:value-type="float">
            <text:p>283290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2950.93750000001" calcext:value-type="float">
            <text:p>2950,94</text:p>
          </table:table-cell>
          <table:table-cell office:value-type="float" office:value="420" calcext:value-type="float">
            <text:p>420</text:p>
          </table:table-cell>
          <table:table-cell office:value-type="float" office:value="302118" calcext:value-type="float">
            <text:p>302118</text:p>
          </table:table-cell>
          <table:table-cell office:value-type="float" office:value="4.375" calcext:value-type="float">
            <text:p>4,38</text:p>
          </table:table-cell>
          <table:table-cell office:value-type="float" office:value="3147.0625" calcext:value-type="float">
            <text:p>3147,0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89" calcext:value-type="float">
            <text:p>389</text:p>
          </table:table-cell>
          <table:table-cell office:value-type="float" office:value="283679" calcext:value-type="float">
            <text:p>283679</text:p>
          </table:table-cell>
          <table:table-cell office:value-type="float" office:value="4.05208333333333" calcext:value-type="float">
            <text:p>4,05</text:p>
          </table:table-cell>
          <table:table-cell office:value-type="float" office:value="2954.98958333334" calcext:value-type="float">
            <text:p>2954,99</text:p>
          </table:table-cell>
          <table:table-cell office:value-type="float" office:value="422" calcext:value-type="float">
            <text:p>422</text:p>
          </table:table-cell>
          <table:table-cell office:value-type="float" office:value="302540" calcext:value-type="float">
            <text:p>302540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3151.45833333333" calcext:value-type="float">
            <text:p>3151,4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93" calcext:value-type="float">
            <text:p>393</text:p>
          </table:table-cell>
          <table:table-cell office:value-type="float" office:value="284072" calcext:value-type="float">
            <text:p>284072</text:p>
          </table:table-cell>
          <table:table-cell office:value-type="float" office:value="4.09375" calcext:value-type="float">
            <text:p>4,09</text:p>
          </table:table-cell>
          <table:table-cell office:value-type="float" office:value="2959.08333333334" calcext:value-type="float">
            <text:p>2959,08</text:p>
          </table:table-cell>
          <table:table-cell office:value-type="float" office:value="420" calcext:value-type="float">
            <text:p>420</text:p>
          </table:table-cell>
          <table:table-cell office:value-type="float" office:value="302960" calcext:value-type="float">
            <text:p>302960</text:p>
          </table:table-cell>
          <table:table-cell office:value-type="float" office:value="4.375" calcext:value-type="float">
            <text:p>4,38</text:p>
          </table:table-cell>
          <table:table-cell office:value-type="float" office:value="3155.83333333333" calcext:value-type="float">
            <text:p>3155,8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90" calcext:value-type="float">
            <text:p>390</text:p>
          </table:table-cell>
          <table:table-cell office:value-type="float" office:value="284462" calcext:value-type="float">
            <text:p>284462</text:p>
          </table:table-cell>
          <table:table-cell office:value-type="float" office:value="4.0625" calcext:value-type="float">
            <text:p>4,06</text:p>
          </table:table-cell>
          <table:table-cell office:value-type="float" office:value="2963.14583333334" calcext:value-type="float">
            <text:p>2963,15</text:p>
          </table:table-cell>
          <table:table-cell office:value-type="float" office:value="422" calcext:value-type="float">
            <text:p>422</text:p>
          </table:table-cell>
          <table:table-cell office:value-type="float" office:value="303382" calcext:value-type="float">
            <text:p>303382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3160.22916666667" calcext:value-type="float">
            <text:p>3160,2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395" calcext:value-type="float">
            <text:p>395</text:p>
          </table:table-cell>
          <table:table-cell office:value-type="float" office:value="284857" calcext:value-type="float">
            <text:p>284857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2967.26041666667" calcext:value-type="float">
            <text:p>2967,26</text:p>
          </table:table-cell>
          <table:table-cell office:value-type="float" office:value="422" calcext:value-type="float">
            <text:p>422</text:p>
          </table:table-cell>
          <table:table-cell office:value-type="float" office:value="303804" calcext:value-type="float">
            <text:p>303804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3164.625" calcext:value-type="float">
            <text:p>3164,6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89" calcext:value-type="float">
            <text:p>389</text:p>
          </table:table-cell>
          <table:table-cell office:value-type="float" office:value="285246" calcext:value-type="float">
            <text:p>285246</text:p>
          </table:table-cell>
          <table:table-cell office:value-type="float" office:value="4.05208333333333" calcext:value-type="float">
            <text:p>4,05</text:p>
          </table:table-cell>
          <table:table-cell office:value-type="float" office:value="2971.31250000001" calcext:value-type="float">
            <text:p>2971,31</text:p>
          </table:table-cell>
          <table:table-cell office:value-type="float" office:value="419" calcext:value-type="float">
            <text:p>419</text:p>
          </table:table-cell>
          <table:table-cell office:value-type="float" office:value="304223" calcext:value-type="float">
            <text:p>304223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3168.98958333333" calcext:value-type="float">
            <text:p>3168,99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92" calcext:value-type="float">
            <text:p>392</text:p>
          </table:table-cell>
          <table:table-cell office:value-type="float" office:value="285638" calcext:value-type="float">
            <text:p>285638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2975.39583333334" calcext:value-type="float">
            <text:p>2975,40</text:p>
          </table:table-cell>
          <table:table-cell office:value-type="float" office:value="421" calcext:value-type="float">
            <text:p>421</text:p>
          </table:table-cell>
          <table:table-cell office:value-type="float" office:value="304644" calcext:value-type="float">
            <text:p>304644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3173.375" calcext:value-type="float">
            <text:p>3173,3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390" calcext:value-type="float">
            <text:p>390</text:p>
          </table:table-cell>
          <table:table-cell office:value-type="float" office:value="286028" calcext:value-type="float">
            <text:p>286028</text:p>
          </table:table-cell>
          <table:table-cell office:value-type="float" office:value="4.0625" calcext:value-type="float">
            <text:p>4,06</text:p>
          </table:table-cell>
          <table:table-cell office:value-type="float" office:value="2979.45833333334" calcext:value-type="float">
            <text:p>2979,46</text:p>
          </table:table-cell>
          <table:table-cell office:value-type="float" office:value="421" calcext:value-type="float">
            <text:p>421</text:p>
          </table:table-cell>
          <table:table-cell office:value-type="float" office:value="305065" calcext:value-type="float">
            <text:p>305065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3177.76041666667" calcext:value-type="float">
            <text:p>3177,7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393" calcext:value-type="float">
            <text:p>393</text:p>
          </table:table-cell>
          <table:table-cell office:value-type="float" office:value="286421" calcext:value-type="float">
            <text:p>286421</text:p>
          </table:table-cell>
          <table:table-cell office:value-type="float" office:value="4.09375" calcext:value-type="float">
            <text:p>4,09</text:p>
          </table:table-cell>
          <table:table-cell office:value-type="float" office:value="2983.55208333334" calcext:value-type="float">
            <text:p>2983,55</text:p>
          </table:table-cell>
          <table:table-cell office:value-type="float" office:value="422" calcext:value-type="float">
            <text:p>422</text:p>
          </table:table-cell>
          <table:table-cell office:value-type="float" office:value="305487" calcext:value-type="float">
            <text:p>305487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3182.15625" calcext:value-type="float">
            <text:p>3182,1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399" calcext:value-type="float">
            <text:p>399</text:p>
          </table:table-cell>
          <table:table-cell office:value-type="float" office:value="286820" calcext:value-type="float">
            <text:p>286820</text:p>
          </table:table-cell>
          <table:table-cell office:value-type="float" office:value="4.15625" calcext:value-type="float">
            <text:p>4,16</text:p>
          </table:table-cell>
          <table:table-cell office:value-type="float" office:value="2987.70833333334" calcext:value-type="float">
            <text:p>2987,71</text:p>
          </table:table-cell>
          <table:table-cell office:value-type="float" office:value="419" calcext:value-type="float">
            <text:p>419</text:p>
          </table:table-cell>
          <table:table-cell office:value-type="float" office:value="305906" calcext:value-type="float">
            <text:p>305906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3186.52083333333" calcext:value-type="float">
            <text:p>3186,52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89" calcext:value-type="float">
            <text:p>389</text:p>
          </table:table-cell>
          <table:table-cell office:value-type="float" office:value="287209" calcext:value-type="float">
            <text:p>287209</text:p>
          </table:table-cell>
          <table:table-cell office:value-type="float" office:value="4.05208333333333" calcext:value-type="float">
            <text:p>4,05</text:p>
          </table:table-cell>
          <table:table-cell office:value-type="float" office:value="2991.76041666667" calcext:value-type="float">
            <text:p>2991,76</text:p>
          </table:table-cell>
          <table:table-cell office:value-type="float" office:value="418" calcext:value-type="float">
            <text:p>418</text:p>
          </table:table-cell>
          <table:table-cell office:value-type="float" office:value="306324" calcext:value-type="float">
            <text:p>306324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3190.875" calcext:value-type="float">
            <text:p>3190,8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95" calcext:value-type="float">
            <text:p>395</text:p>
          </table:table-cell>
          <table:table-cell office:value-type="float" office:value="287604" calcext:value-type="float">
            <text:p>287604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2995.87500000001" calcext:value-type="float">
            <text:p>2995,88</text:p>
          </table:table-cell>
          <table:table-cell office:value-type="float" office:value="465" calcext:value-type="float">
            <text:p>465</text:p>
          </table:table-cell>
          <table:table-cell office:value-type="float" office:value="306789" calcext:value-type="float">
            <text:p>306789</text:p>
          </table:table-cell>
          <table:table-cell office:value-type="float" office:value="4.84375" calcext:value-type="float">
            <text:p>4,84</text:p>
          </table:table-cell>
          <table:table-cell office:value-type="float" office:value="3195.71875" calcext:value-type="float">
            <text:p>3195,7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91" calcext:value-type="float">
            <text:p>391</text:p>
          </table:table-cell>
          <table:table-cell office:value-type="float" office:value="287995" calcext:value-type="float">
            <text:p>287995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2999.94791666667" calcext:value-type="float">
            <text:p>2999,95</text:p>
          </table:table-cell>
          <table:table-cell office:value-type="float" office:value="423" calcext:value-type="float">
            <text:p>423</text:p>
          </table:table-cell>
          <table:table-cell office:value-type="float" office:value="307212" calcext:value-type="float">
            <text:p>307212</text:p>
          </table:table-cell>
          <table:table-cell office:value-type="float" office:value="4.40625" calcext:value-type="float">
            <text:p>4,41</text:p>
          </table:table-cell>
          <table:table-cell office:value-type="float" office:value="3200.125" calcext:value-type="float">
            <text:p>3200,1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94" calcext:value-type="float">
            <text:p>394</text:p>
          </table:table-cell>
          <table:table-cell office:value-type="float" office:value="288389" calcext:value-type="float">
            <text:p>288389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3004.05208333334" calcext:value-type="float">
            <text:p>3004,05</text:p>
          </table:table-cell>
          <table:table-cell office:value-type="float" office:value="423" calcext:value-type="float">
            <text:p>423</text:p>
          </table:table-cell>
          <table:table-cell office:value-type="float" office:value="307635" calcext:value-type="float">
            <text:p>307635</text:p>
          </table:table-cell>
          <table:table-cell office:value-type="float" office:value="4.40625" calcext:value-type="float">
            <text:p>4,41</text:p>
          </table:table-cell>
          <table:table-cell office:value-type="float" office:value="3204.53125" calcext:value-type="float">
            <text:p>3204,53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434" calcext:value-type="float">
            <text:p>434</text:p>
          </table:table-cell>
          <table:table-cell office:value-type="float" office:value="288823" calcext:value-type="float">
            <text:p>288823</text:p>
          </table:table-cell>
          <table:table-cell office:value-type="float" office:value="4.52083333333333" calcext:value-type="float">
            <text:p>4,52</text:p>
          </table:table-cell>
          <table:table-cell office:value-type="float" office:value="3008.57291666667" calcext:value-type="float">
            <text:p>3008,57</text:p>
          </table:table-cell>
          <table:table-cell office:value-type="float" office:value="418" calcext:value-type="float">
            <text:p>418</text:p>
          </table:table-cell>
          <table:table-cell office:value-type="float" office:value="308053" calcext:value-type="float">
            <text:p>308053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3208.88541666667" calcext:value-type="float">
            <text:p>3208,89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93" calcext:value-type="float">
            <text:p>393</text:p>
          </table:table-cell>
          <table:table-cell office:value-type="float" office:value="289216" calcext:value-type="float">
            <text:p>289216</text:p>
          </table:table-cell>
          <table:table-cell office:value-type="float" office:value="4.09375" calcext:value-type="float">
            <text:p>4,09</text:p>
          </table:table-cell>
          <table:table-cell office:value-type="float" office:value="3012.66666666667" calcext:value-type="float">
            <text:p>3012,67</text:p>
          </table:table-cell>
          <table:table-cell office:value-type="float" office:value="424" calcext:value-type="float">
            <text:p>424</text:p>
          </table:table-cell>
          <table:table-cell office:value-type="float" office:value="308477" calcext:value-type="float">
            <text:p>308477</text:p>
          </table:table-cell>
          <table:table-cell office:value-type="float" office:value="4.41666666666667" calcext:value-type="float">
            <text:p>4,42</text:p>
          </table:table-cell>
          <table:table-cell office:value-type="float" office:value="3213.30208333333" calcext:value-type="float">
            <text:p>3213,3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89" calcext:value-type="float">
            <text:p>389</text:p>
          </table:table-cell>
          <table:table-cell office:value-type="float" office:value="289605" calcext:value-type="float">
            <text:p>289605</text:p>
          </table:table-cell>
          <table:table-cell office:value-type="float" office:value="4.05208333333333" calcext:value-type="float">
            <text:p>4,05</text:p>
          </table:table-cell>
          <table:table-cell office:value-type="float" office:value="3016.71875000001" calcext:value-type="float">
            <text:p>3016,72</text:p>
          </table:table-cell>
          <table:table-cell office:value-type="float" office:value="420" calcext:value-type="float">
            <text:p>420</text:p>
          </table:table-cell>
          <table:table-cell office:value-type="float" office:value="308897" calcext:value-type="float">
            <text:p>308897</text:p>
          </table:table-cell>
          <table:table-cell office:value-type="float" office:value="4.375" calcext:value-type="float">
            <text:p>4,38</text:p>
          </table:table-cell>
          <table:table-cell office:value-type="float" office:value="3217.67708333333" calcext:value-type="float">
            <text:p>3217,6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392" calcext:value-type="float">
            <text:p>392</text:p>
          </table:table-cell>
          <table:table-cell office:value-type="float" office:value="289997" calcext:value-type="float">
            <text:p>289997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3020.80208333334" calcext:value-type="float">
            <text:p>3020,80</text:p>
          </table:table-cell>
          <table:table-cell office:value-type="float" office:value="421" calcext:value-type="float">
            <text:p>421</text:p>
          </table:table-cell>
          <table:table-cell office:value-type="float" office:value="309318" calcext:value-type="float">
            <text:p>309318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3222.0625" calcext:value-type="float">
            <text:p>3222,0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92" calcext:value-type="float">
            <text:p>392</text:p>
          </table:table-cell>
          <table:table-cell office:value-type="float" office:value="290389" calcext:value-type="float">
            <text:p>290389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3024.88541666667" calcext:value-type="float">
            <text:p>3024,89</text:p>
          </table:table-cell>
          <table:table-cell office:value-type="float" office:value="424" calcext:value-type="float">
            <text:p>424</text:p>
          </table:table-cell>
          <table:table-cell office:value-type="float" office:value="309742" calcext:value-type="float">
            <text:p>309742</text:p>
          </table:table-cell>
          <table:table-cell office:value-type="float" office:value="4.41666666666667" calcext:value-type="float">
            <text:p>4,42</text:p>
          </table:table-cell>
          <table:table-cell office:value-type="float" office:value="3226.47916666667" calcext:value-type="float">
            <text:p>3226,4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392" calcext:value-type="float">
            <text:p>392</text:p>
          </table:table-cell>
          <table:table-cell office:value-type="float" office:value="290781" calcext:value-type="float">
            <text:p>290781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3028.96875000001" calcext:value-type="float">
            <text:p>3028,97</text:p>
          </table:table-cell>
          <table:table-cell office:value-type="float" office:value="424" calcext:value-type="float">
            <text:p>424</text:p>
          </table:table-cell>
          <table:table-cell office:value-type="float" office:value="310166" calcext:value-type="float">
            <text:p>310166</text:p>
          </table:table-cell>
          <table:table-cell office:value-type="float" office:value="4.41666666666667" calcext:value-type="float">
            <text:p>4,42</text:p>
          </table:table-cell>
          <table:table-cell office:value-type="float" office:value="3230.89583333333" calcext:value-type="float">
            <text:p>3230,9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395" calcext:value-type="float">
            <text:p>395</text:p>
          </table:table-cell>
          <table:table-cell office:value-type="float" office:value="291176" calcext:value-type="float">
            <text:p>291176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3033.08333333334" calcext:value-type="float">
            <text:p>3033,08</text:p>
          </table:table-cell>
          <table:table-cell office:value-type="float" office:value="422" calcext:value-type="float">
            <text:p>422</text:p>
          </table:table-cell>
          <table:table-cell office:value-type="float" office:value="310588" calcext:value-type="float">
            <text:p>310588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3235.29166666667" calcext:value-type="float">
            <text:p>3235,29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93" calcext:value-type="float">
            <text:p>393</text:p>
          </table:table-cell>
          <table:table-cell office:value-type="float" office:value="291569" calcext:value-type="float">
            <text:p>291569</text:p>
          </table:table-cell>
          <table:table-cell office:value-type="float" office:value="4.09375" calcext:value-type="float">
            <text:p>4,09</text:p>
          </table:table-cell>
          <table:table-cell office:value-type="float" office:value="3037.17708333334" calcext:value-type="float">
            <text:p>3037,18</text:p>
          </table:table-cell>
          <table:table-cell office:value-type="float" office:value="419" calcext:value-type="float">
            <text:p>419</text:p>
          </table:table-cell>
          <table:table-cell office:value-type="float" office:value="311007" calcext:value-type="float">
            <text:p>311007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3239.65625" calcext:value-type="float">
            <text:p>3239,6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393" calcext:value-type="float">
            <text:p>393</text:p>
          </table:table-cell>
          <table:table-cell office:value-type="float" office:value="291962" calcext:value-type="float">
            <text:p>291962</text:p>
          </table:table-cell>
          <table:table-cell office:value-type="float" office:value="4.09375" calcext:value-type="float">
            <text:p>4,09</text:p>
          </table:table-cell>
          <table:table-cell office:value-type="float" office:value="3041.27083333334" calcext:value-type="float">
            <text:p>3041,27</text:p>
          </table:table-cell>
          <table:table-cell office:value-type="float" office:value="419" calcext:value-type="float">
            <text:p>419</text:p>
          </table:table-cell>
          <table:table-cell office:value-type="float" office:value="311426" calcext:value-type="float">
            <text:p>311426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3244.02083333333" calcext:value-type="float">
            <text:p>3244,02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388" calcext:value-type="float">
            <text:p>388</text:p>
          </table:table-cell>
          <table:table-cell office:value-type="float" office:value="292350" calcext:value-type="float">
            <text:p>292350</text:p>
          </table:table-cell>
          <table:table-cell office:value-type="float" office:value="4.04166666666667" calcext:value-type="float">
            <text:p>4,04</text:p>
          </table:table-cell>
          <table:table-cell office:value-type="float" office:value="3045.31250000001" calcext:value-type="float">
            <text:p>3045,31</text:p>
          </table:table-cell>
          <table:table-cell office:value-type="float" office:value="420" calcext:value-type="float">
            <text:p>420</text:p>
          </table:table-cell>
          <table:table-cell office:value-type="float" office:value="311846" calcext:value-type="float">
            <text:p>311846</text:p>
          </table:table-cell>
          <table:table-cell office:value-type="float" office:value="4.375" calcext:value-type="float">
            <text:p>4,38</text:p>
          </table:table-cell>
          <table:table-cell office:value-type="float" office:value="3248.39583333333" calcext:value-type="float">
            <text:p>3248,4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93" calcext:value-type="float">
            <text:p>393</text:p>
          </table:table-cell>
          <table:table-cell office:value-type="float" office:value="292743" calcext:value-type="float">
            <text:p>292743</text:p>
          </table:table-cell>
          <table:table-cell office:value-type="float" office:value="4.09375" calcext:value-type="float">
            <text:p>4,09</text:p>
          </table:table-cell>
          <table:table-cell office:value-type="float" office:value="3049.40625000001" calcext:value-type="float">
            <text:p>3049,41</text:p>
          </table:table-cell>
          <table:table-cell office:value-type="float" office:value="420" calcext:value-type="float">
            <text:p>420</text:p>
          </table:table-cell>
          <table:table-cell office:value-type="float" office:value="312266" calcext:value-type="float">
            <text:p>312266</text:p>
          </table:table-cell>
          <table:table-cell office:value-type="float" office:value="4.375" calcext:value-type="float">
            <text:p>4,38</text:p>
          </table:table-cell>
          <table:table-cell office:value-type="float" office:value="3252.77083333333" calcext:value-type="float">
            <text:p>3252,7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93" calcext:value-type="float">
            <text:p>393</text:p>
          </table:table-cell>
          <table:table-cell office:value-type="float" office:value="293136" calcext:value-type="float">
            <text:p>293136</text:p>
          </table:table-cell>
          <table:table-cell office:value-type="float" office:value="4.09375" calcext:value-type="float">
            <text:p>4,09</text:p>
          </table:table-cell>
          <table:table-cell office:value-type="float" office:value="3053.50000000001" calcext:value-type="float">
            <text:p>3053,50</text:p>
          </table:table-cell>
          <table:table-cell office:value-type="float" office:value="419" calcext:value-type="float">
            <text:p>419</text:p>
          </table:table-cell>
          <table:table-cell office:value-type="float" office:value="312685" calcext:value-type="float">
            <text:p>312685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3257.13541666667" calcext:value-type="float">
            <text:p>3257,1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74" calcext:value-type="float">
            <text:p>374</text:p>
          </table:table-cell>
          <table:table-cell office:value-type="float" office:value="293510" calcext:value-type="float">
            <text:p>293510</text:p>
          </table:table-cell>
          <table:table-cell office:value-type="float" office:value="3.89583333333333" calcext:value-type="float">
            <text:p>3,90</text:p>
          </table:table-cell>
          <table:table-cell office:value-type="float" office:value="3057.39583333334" calcext:value-type="float">
            <text:p>3057,40</text:p>
          </table:table-cell>
          <table:table-cell office:value-type="float" office:value="409" calcext:value-type="float">
            <text:p>409</text:p>
          </table:table-cell>
          <table:table-cell office:value-type="float" office:value="313094" calcext:value-type="float">
            <text:p>313094</text:p>
          </table:table-cell>
          <table:table-cell office:value-type="float" office:value="4.26041666666667" calcext:value-type="float">
            <text:p>4,26</text:p>
          </table:table-cell>
          <table:table-cell office:value-type="float" office:value="3261.39583333333" calcext:value-type="float">
            <text:p>3261,4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393" calcext:value-type="float">
            <text:p>393</text:p>
          </table:table-cell>
          <table:table-cell office:value-type="float" office:value="293903" calcext:value-type="float">
            <text:p>293903</text:p>
          </table:table-cell>
          <table:table-cell office:value-type="float" office:value="4.09375" calcext:value-type="float">
            <text:p>4,09</text:p>
          </table:table-cell>
          <table:table-cell office:value-type="float" office:value="3061.48958333334" calcext:value-type="float">
            <text:p>3061,49</text:p>
          </table:table-cell>
          <table:table-cell office:value-type="float" office:value="422" calcext:value-type="float">
            <text:p>422</text:p>
          </table:table-cell>
          <table:table-cell office:value-type="float" office:value="313516" calcext:value-type="float">
            <text:p>313516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3265.79166666667" calcext:value-type="float">
            <text:p>3265,7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386" calcext:value-type="float">
            <text:p>386</text:p>
          </table:table-cell>
          <table:table-cell office:value-type="float" office:value="294289" calcext:value-type="float">
            <text:p>294289</text:p>
          </table:table-cell>
          <table:table-cell office:value-type="float" office:value="4.02083333333333" calcext:value-type="float">
            <text:p>4,02</text:p>
          </table:table-cell>
          <table:table-cell office:value-type="float" office:value="3065.51041666667" calcext:value-type="float">
            <text:p>3065,51</text:p>
          </table:table-cell>
          <table:table-cell office:value-type="float" office:value="417" calcext:value-type="float">
            <text:p>417</text:p>
          </table:table-cell>
          <table:table-cell office:value-type="float" office:value="313933" calcext:value-type="float">
            <text:p>313933</text:p>
          </table:table-cell>
          <table:table-cell office:value-type="float" office:value="4.34375" calcext:value-type="float">
            <text:p>4,34</text:p>
          </table:table-cell>
          <table:table-cell office:value-type="float" office:value="3270.13541666667" calcext:value-type="float">
            <text:p>3270,1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391" calcext:value-type="float">
            <text:p>391</text:p>
          </table:table-cell>
          <table:table-cell office:value-type="float" office:value="294680" calcext:value-type="float">
            <text:p>294680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3069.58333333334" calcext:value-type="float">
            <text:p>3069,58</text:p>
          </table:table-cell>
          <table:table-cell office:value-type="float" office:value="420" calcext:value-type="float">
            <text:p>420</text:p>
          </table:table-cell>
          <table:table-cell office:value-type="float" office:value="314353" calcext:value-type="float">
            <text:p>314353</text:p>
          </table:table-cell>
          <table:table-cell office:value-type="float" office:value="4.375" calcext:value-type="float">
            <text:p>4,38</text:p>
          </table:table-cell>
          <table:table-cell office:value-type="float" office:value="3274.51041666667" calcext:value-type="float">
            <text:p>3274,5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392" calcext:value-type="float">
            <text:p>392</text:p>
          </table:table-cell>
          <table:table-cell office:value-type="float" office:value="295072" calcext:value-type="float">
            <text:p>295072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3073.66666666667" calcext:value-type="float">
            <text:p>3073,67</text:p>
          </table:table-cell>
          <table:table-cell office:value-type="float" office:value="413" calcext:value-type="float">
            <text:p>413</text:p>
          </table:table-cell>
          <table:table-cell office:value-type="float" office:value="314766" calcext:value-type="float">
            <text:p>314766</text:p>
          </table:table-cell>
          <table:table-cell office:value-type="float" office:value="4.30208333333333" calcext:value-type="float">
            <text:p>4,30</text:p>
          </table:table-cell>
          <table:table-cell office:value-type="float" office:value="3278.8125" calcext:value-type="float">
            <text:p>3278,8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397" calcext:value-type="float">
            <text:p>397</text:p>
          </table:table-cell>
          <table:table-cell office:value-type="float" office:value="295469" calcext:value-type="float">
            <text:p>295469</text:p>
          </table:table-cell>
          <table:table-cell office:value-type="float" office:value="4.13541666666667" calcext:value-type="float">
            <text:p>4,14</text:p>
          </table:table-cell>
          <table:table-cell office:value-type="float" office:value="3077.80208333334" calcext:value-type="float">
            <text:p>3077,80</text:p>
          </table:table-cell>
          <table:table-cell office:value-type="float" office:value="418" calcext:value-type="float">
            <text:p>418</text:p>
          </table:table-cell>
          <table:table-cell office:value-type="float" office:value="315184" calcext:value-type="float">
            <text:p>315184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3283.16666666667" calcext:value-type="float">
            <text:p>3283,1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395" calcext:value-type="float">
            <text:p>395</text:p>
          </table:table-cell>
          <table:table-cell office:value-type="float" office:value="295864" calcext:value-type="float">
            <text:p>295864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3081.91666666667" calcext:value-type="float">
            <text:p>3081,92</text:p>
          </table:table-cell>
          <table:table-cell office:value-type="float" office:value="420" calcext:value-type="float">
            <text:p>420</text:p>
          </table:table-cell>
          <table:table-cell office:value-type="float" office:value="315604" calcext:value-type="float">
            <text:p>315604</text:p>
          </table:table-cell>
          <table:table-cell office:value-type="float" office:value="4.375" calcext:value-type="float">
            <text:p>4,38</text:p>
          </table:table-cell>
          <table:table-cell office:value-type="float" office:value="3287.54166666667" calcext:value-type="float">
            <text:p>3287,5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394" calcext:value-type="float">
            <text:p>394</text:p>
          </table:table-cell>
          <table:table-cell office:value-type="float" office:value="296258" calcext:value-type="float">
            <text:p>296258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3086.02083333334" calcext:value-type="float">
            <text:p>3086,02</text:p>
          </table:table-cell>
          <table:table-cell office:value-type="float" office:value="423" calcext:value-type="float">
            <text:p>423</text:p>
          </table:table-cell>
          <table:table-cell office:value-type="float" office:value="316027" calcext:value-type="float">
            <text:p>316027</text:p>
          </table:table-cell>
          <table:table-cell office:value-type="float" office:value="4.40625" calcext:value-type="float">
            <text:p>4,41</text:p>
          </table:table-cell>
          <table:table-cell office:value-type="float" office:value="3291.94791666667" calcext:value-type="float">
            <text:p>3291,9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393" calcext:value-type="float">
            <text:p>393</text:p>
          </table:table-cell>
          <table:table-cell office:value-type="float" office:value="296651" calcext:value-type="float">
            <text:p>296651</text:p>
          </table:table-cell>
          <table:table-cell office:value-type="float" office:value="4.09375" calcext:value-type="float">
            <text:p>4,09</text:p>
          </table:table-cell>
          <table:table-cell office:value-type="float" office:value="3090.11458333334" calcext:value-type="float">
            <text:p>3090,11</text:p>
          </table:table-cell>
          <table:table-cell office:value-type="float" office:value="426" calcext:value-type="float">
            <text:p>426</text:p>
          </table:table-cell>
          <table:table-cell office:value-type="float" office:value="316453" calcext:value-type="float">
            <text:p>316453</text:p>
          </table:table-cell>
          <table:table-cell office:value-type="float" office:value="4.4375" calcext:value-type="float">
            <text:p>4,44</text:p>
          </table:table-cell>
          <table:table-cell office:value-type="float" office:value="3296.38541666667" calcext:value-type="float">
            <text:p>3296,3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92" calcext:value-type="float">
            <text:p>392</text:p>
          </table:table-cell>
          <table:table-cell office:value-type="float" office:value="297043" calcext:value-type="float">
            <text:p>297043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3094.19791666667" calcext:value-type="float">
            <text:p>3094,20</text:p>
          </table:table-cell>
          <table:table-cell office:value-type="float" office:value="418" calcext:value-type="float">
            <text:p>418</text:p>
          </table:table-cell>
          <table:table-cell office:value-type="float" office:value="316871" calcext:value-type="float">
            <text:p>316871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3300.73958333333" calcext:value-type="float">
            <text:p>3300,7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91" calcext:value-type="float">
            <text:p>391</text:p>
          </table:table-cell>
          <table:table-cell office:value-type="float" office:value="297434" calcext:value-type="float">
            <text:p>297434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3098.27083333334" calcext:value-type="float">
            <text:p>3098,27</text:p>
          </table:table-cell>
          <table:table-cell office:value-type="float" office:value="421" calcext:value-type="float">
            <text:p>421</text:p>
          </table:table-cell>
          <table:table-cell office:value-type="float" office:value="317292" calcext:value-type="float">
            <text:p>317292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3305.125" calcext:value-type="float">
            <text:p>3305,1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91" calcext:value-type="float">
            <text:p>391</text:p>
          </table:table-cell>
          <table:table-cell office:value-type="float" office:value="297825" calcext:value-type="float">
            <text:p>297825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3102.34375000001" calcext:value-type="float">
            <text:p>3102,34</text:p>
          </table:table-cell>
          <table:table-cell office:value-type="float" office:value="422" calcext:value-type="float">
            <text:p>422</text:p>
          </table:table-cell>
          <table:table-cell office:value-type="float" office:value="317714" calcext:value-type="float">
            <text:p>317714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3309.52083333333" calcext:value-type="float">
            <text:p>3309,5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393" calcext:value-type="float">
            <text:p>393</text:p>
          </table:table-cell>
          <table:table-cell office:value-type="float" office:value="298218" calcext:value-type="float">
            <text:p>298218</text:p>
          </table:table-cell>
          <table:table-cell office:value-type="float" office:value="4.09375" calcext:value-type="float">
            <text:p>4,09</text:p>
          </table:table-cell>
          <table:table-cell office:value-type="float" office:value="3106.43750000001" calcext:value-type="float">
            <text:p>3106,44</text:p>
          </table:table-cell>
          <table:table-cell office:value-type="float" office:value="422" calcext:value-type="float">
            <text:p>422</text:p>
          </table:table-cell>
          <table:table-cell office:value-type="float" office:value="318136" calcext:value-type="float">
            <text:p>318136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3313.91666666667" calcext:value-type="float">
            <text:p>3313,92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92" calcext:value-type="float">
            <text:p>392</text:p>
          </table:table-cell>
          <table:table-cell office:value-type="float" office:value="298610" calcext:value-type="float">
            <text:p>298610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3110.52083333334" calcext:value-type="float">
            <text:p>3110,52</text:p>
          </table:table-cell>
          <table:table-cell office:value-type="float" office:value="422" calcext:value-type="float">
            <text:p>422</text:p>
          </table:table-cell>
          <table:table-cell office:value-type="float" office:value="318558" calcext:value-type="float">
            <text:p>318558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3318.3125" calcext:value-type="float">
            <text:p>3318,3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392" calcext:value-type="float">
            <text:p>392</text:p>
          </table:table-cell>
          <table:table-cell office:value-type="float" office:value="299002" calcext:value-type="float">
            <text:p>299002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3114.60416666667" calcext:value-type="float">
            <text:p>3114,60</text:p>
          </table:table-cell>
          <table:table-cell office:value-type="float" office:value="419" calcext:value-type="float">
            <text:p>419</text:p>
          </table:table-cell>
          <table:table-cell office:value-type="float" office:value="318977" calcext:value-type="float">
            <text:p>318977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3322.67708333333" calcext:value-type="float">
            <text:p>3322,6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393" calcext:value-type="float">
            <text:p>393</text:p>
          </table:table-cell>
          <table:table-cell office:value-type="float" office:value="299395" calcext:value-type="float">
            <text:p>299395</text:p>
          </table:table-cell>
          <table:table-cell office:value-type="float" office:value="4.09375" calcext:value-type="float">
            <text:p>4,09</text:p>
          </table:table-cell>
          <table:table-cell office:value-type="float" office:value="3118.69791666667" calcext:value-type="float">
            <text:p>3118,70</text:p>
          </table:table-cell>
          <table:table-cell office:value-type="float" office:value="418" calcext:value-type="float">
            <text:p>418</text:p>
          </table:table-cell>
          <table:table-cell office:value-type="float" office:value="319395" calcext:value-type="float">
            <text:p>319395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3327.03125" calcext:value-type="float">
            <text:p>3327,0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391" calcext:value-type="float">
            <text:p>391</text:p>
          </table:table-cell>
          <table:table-cell office:value-type="float" office:value="299786" calcext:value-type="float">
            <text:p>299786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3122.77083333334" calcext:value-type="float">
            <text:p>3122,77</text:p>
          </table:table-cell>
          <table:table-cell office:value-type="float" office:value="421" calcext:value-type="float">
            <text:p>421</text:p>
          </table:table-cell>
          <table:table-cell office:value-type="float" office:value="319816" calcext:value-type="float">
            <text:p>319816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3331.41666666667" calcext:value-type="float">
            <text:p>3331,42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390" calcext:value-type="float">
            <text:p>390</text:p>
          </table:table-cell>
          <table:table-cell office:value-type="float" office:value="300176" calcext:value-type="float">
            <text:p>300176</text:p>
          </table:table-cell>
          <table:table-cell office:value-type="float" office:value="4.0625" calcext:value-type="float">
            <text:p>4,06</text:p>
          </table:table-cell>
          <table:table-cell office:value-type="float" office:value="3126.83333333334" calcext:value-type="float">
            <text:p>3126,83</text:p>
          </table:table-cell>
          <table:table-cell office:value-type="float" office:value="424" calcext:value-type="float">
            <text:p>424</text:p>
          </table:table-cell>
          <table:table-cell office:value-type="float" office:value="320240" calcext:value-type="float">
            <text:p>320240</text:p>
          </table:table-cell>
          <table:table-cell office:value-type="float" office:value="4.41666666666667" calcext:value-type="float">
            <text:p>4,42</text:p>
          </table:table-cell>
          <table:table-cell office:value-type="float" office:value="3335.83333333333" calcext:value-type="float">
            <text:p>3335,83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90" calcext:value-type="float">
            <text:p>390</text:p>
          </table:table-cell>
          <table:table-cell office:value-type="float" office:value="300566" calcext:value-type="float">
            <text:p>300566</text:p>
          </table:table-cell>
          <table:table-cell office:value-type="float" office:value="4.0625" calcext:value-type="float">
            <text:p>4,06</text:p>
          </table:table-cell>
          <table:table-cell office:value-type="float" office:value="3130.89583333334" calcext:value-type="float">
            <text:p>3130,90</text:p>
          </table:table-cell>
          <table:table-cell office:value-type="float" office:value="767" calcext:value-type="float">
            <text:p>767</text:p>
          </table:table-cell>
          <table:table-cell office:value-type="float" office:value="321007" calcext:value-type="float">
            <text:p>321007</text:p>
          </table:table-cell>
          <table:table-cell office:value-type="float" office:value="7.98958333333333" calcext:value-type="float">
            <text:p>7,99</text:p>
          </table:table-cell>
          <table:table-cell office:value-type="float" office:value="3343.82291666667" calcext:value-type="float">
            <text:p>3343,82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95" calcext:value-type="float">
            <text:p>395</text:p>
          </table:table-cell>
          <table:table-cell office:value-type="float" office:value="300961" calcext:value-type="float">
            <text:p>300961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3135.01041666667" calcext:value-type="float">
            <text:p>3135,01</text:p>
          </table:table-cell>
          <table:table-cell office:value-type="float" office:value="426" calcext:value-type="float">
            <text:p>426</text:p>
          </table:table-cell>
          <table:table-cell office:value-type="float" office:value="321433" calcext:value-type="float">
            <text:p>321433</text:p>
          </table:table-cell>
          <table:table-cell office:value-type="float" office:value="4.4375" calcext:value-type="float">
            <text:p>4,44</text:p>
          </table:table-cell>
          <table:table-cell office:value-type="float" office:value="3348.26041666667" calcext:value-type="float">
            <text:p>3348,2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388" calcext:value-type="float">
            <text:p>388</text:p>
          </table:table-cell>
          <table:table-cell office:value-type="float" office:value="301349" calcext:value-type="float">
            <text:p>301349</text:p>
          </table:table-cell>
          <table:table-cell office:value-type="float" office:value="4.04166666666667" calcext:value-type="float">
            <text:p>4,04</text:p>
          </table:table-cell>
          <table:table-cell office:value-type="float" office:value="3139.05208333334" calcext:value-type="float">
            <text:p>3139,05</text:p>
          </table:table-cell>
          <table:table-cell office:value-type="float" office:value="422" calcext:value-type="float">
            <text:p>422</text:p>
          </table:table-cell>
          <table:table-cell office:value-type="float" office:value="321855" calcext:value-type="float">
            <text:p>321855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3352.65625" calcext:value-type="float">
            <text:p>3352,66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393" calcext:value-type="float">
            <text:p>393</text:p>
          </table:table-cell>
          <table:table-cell office:value-type="float" office:value="301742" calcext:value-type="float">
            <text:p>301742</text:p>
          </table:table-cell>
          <table:table-cell office:value-type="float" office:value="4.09375" calcext:value-type="float">
            <text:p>4,09</text:p>
          </table:table-cell>
          <table:table-cell office:value-type="float" office:value="3143.14583333334" calcext:value-type="float">
            <text:p>3143,15</text:p>
          </table:table-cell>
          <table:table-cell office:value-type="float" office:value="423" calcext:value-type="float">
            <text:p>423</text:p>
          </table:table-cell>
          <table:table-cell office:value-type="float" office:value="322278" calcext:value-type="float">
            <text:p>322278</text:p>
          </table:table-cell>
          <table:table-cell office:value-type="float" office:value="4.40625" calcext:value-type="float">
            <text:p>4,41</text:p>
          </table:table-cell>
          <table:table-cell office:value-type="float" office:value="3357.0625" calcext:value-type="float">
            <text:p>3357,0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92" calcext:value-type="float">
            <text:p>392</text:p>
          </table:table-cell>
          <table:table-cell office:value-type="float" office:value="302134" calcext:value-type="float">
            <text:p>302134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3147.22916666667" calcext:value-type="float">
            <text:p>3147,23</text:p>
          </table:table-cell>
          <table:table-cell office:value-type="float" office:value="422" calcext:value-type="float">
            <text:p>422</text:p>
          </table:table-cell>
          <table:table-cell office:value-type="float" office:value="322700" calcext:value-type="float">
            <text:p>322700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3361.45833333333" calcext:value-type="float">
            <text:p>3361,46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389" calcext:value-type="float">
            <text:p>389</text:p>
          </table:table-cell>
          <table:table-cell office:value-type="float" office:value="302523" calcext:value-type="float">
            <text:p>302523</text:p>
          </table:table-cell>
          <table:table-cell office:value-type="float" office:value="4.05208333333333" calcext:value-type="float">
            <text:p>4,05</text:p>
          </table:table-cell>
          <table:table-cell office:value-type="float" office:value="3151.28125000001" calcext:value-type="float">
            <text:p>3151,28</text:p>
          </table:table-cell>
          <table:table-cell office:value-type="float" office:value="423" calcext:value-type="float">
            <text:p>423</text:p>
          </table:table-cell>
          <table:table-cell office:value-type="float" office:value="323123" calcext:value-type="float">
            <text:p>323123</text:p>
          </table:table-cell>
          <table:table-cell office:value-type="float" office:value="4.40625" calcext:value-type="float">
            <text:p>4,41</text:p>
          </table:table-cell>
          <table:table-cell office:value-type="float" office:value="3365.86458333333" calcext:value-type="float">
            <text:p>3365,8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389" calcext:value-type="float">
            <text:p>389</text:p>
          </table:table-cell>
          <table:table-cell office:value-type="float" office:value="302912" calcext:value-type="float">
            <text:p>302912</text:p>
          </table:table-cell>
          <table:table-cell office:value-type="float" office:value="4.05208333333333" calcext:value-type="float">
            <text:p>4,05</text:p>
          </table:table-cell>
          <table:table-cell office:value-type="float" office:value="3155.33333333334" calcext:value-type="float">
            <text:p>3155,33</text:p>
          </table:table-cell>
          <table:table-cell office:value-type="float" office:value="426" calcext:value-type="float">
            <text:p>426</text:p>
          </table:table-cell>
          <table:table-cell office:value-type="float" office:value="323549" calcext:value-type="float">
            <text:p>323549</text:p>
          </table:table-cell>
          <table:table-cell office:value-type="float" office:value="4.4375" calcext:value-type="float">
            <text:p>4,44</text:p>
          </table:table-cell>
          <table:table-cell office:value-type="float" office:value="3370.30208333333" calcext:value-type="float">
            <text:p>3370,3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390" calcext:value-type="float">
            <text:p>390</text:p>
          </table:table-cell>
          <table:table-cell office:value-type="float" office:value="303302" calcext:value-type="float">
            <text:p>303302</text:p>
          </table:table-cell>
          <table:table-cell office:value-type="float" office:value="4.0625" calcext:value-type="float">
            <text:p>4,06</text:p>
          </table:table-cell>
          <table:table-cell office:value-type="float" office:value="3159.39583333334" calcext:value-type="float">
            <text:p>3159,40</text:p>
          </table:table-cell>
          <table:table-cell office:value-type="float" office:value="423" calcext:value-type="float">
            <text:p>423</text:p>
          </table:table-cell>
          <table:table-cell office:value-type="float" office:value="323972" calcext:value-type="float">
            <text:p>323972</text:p>
          </table:table-cell>
          <table:table-cell office:value-type="float" office:value="4.40625" calcext:value-type="float">
            <text:p>4,41</text:p>
          </table:table-cell>
          <table:table-cell office:value-type="float" office:value="3374.70833333333" calcext:value-type="float">
            <text:p>3374,7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389" calcext:value-type="float">
            <text:p>389</text:p>
          </table:table-cell>
          <table:table-cell office:value-type="float" office:value="303691" calcext:value-type="float">
            <text:p>303691</text:p>
          </table:table-cell>
          <table:table-cell office:value-type="float" office:value="4.05208333333333" calcext:value-type="float">
            <text:p>4,05</text:p>
          </table:table-cell>
          <table:table-cell office:value-type="float" office:value="3163.44791666667" calcext:value-type="float">
            <text:p>3163,45</text:p>
          </table:table-cell>
          <table:table-cell office:value-type="float" office:value="421" calcext:value-type="float">
            <text:p>421</text:p>
          </table:table-cell>
          <table:table-cell office:value-type="float" office:value="324393" calcext:value-type="float">
            <text:p>324393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3379.09375" calcext:value-type="float">
            <text:p>3379,09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88" calcext:value-type="float">
            <text:p>388</text:p>
          </table:table-cell>
          <table:table-cell office:value-type="float" office:value="304079" calcext:value-type="float">
            <text:p>304079</text:p>
          </table:table-cell>
          <table:table-cell office:value-type="float" office:value="4.04166666666667" calcext:value-type="float">
            <text:p>4,04</text:p>
          </table:table-cell>
          <table:table-cell office:value-type="float" office:value="3167.48958333334" calcext:value-type="float">
            <text:p>3167,49</text:p>
          </table:table-cell>
          <table:table-cell office:value-type="float" office:value="419" calcext:value-type="float">
            <text:p>419</text:p>
          </table:table-cell>
          <table:table-cell office:value-type="float" office:value="324812" calcext:value-type="float">
            <text:p>324812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3383.45833333333" calcext:value-type="float">
            <text:p>3383,4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395" calcext:value-type="float">
            <text:p>395</text:p>
          </table:table-cell>
          <table:table-cell office:value-type="float" office:value="304474" calcext:value-type="float">
            <text:p>304474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3171.60416666667" calcext:value-type="float">
            <text:p>3171,60</text:p>
          </table:table-cell>
          <table:table-cell office:value-type="float" office:value="417" calcext:value-type="float">
            <text:p>417</text:p>
          </table:table-cell>
          <table:table-cell office:value-type="float" office:value="325229" calcext:value-type="float">
            <text:p>325229</text:p>
          </table:table-cell>
          <table:table-cell office:value-type="float" office:value="4.34375" calcext:value-type="float">
            <text:p>4,34</text:p>
          </table:table-cell>
          <table:table-cell office:value-type="float" office:value="3387.80208333333" calcext:value-type="float">
            <text:p>3387,8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91" calcext:value-type="float">
            <text:p>391</text:p>
          </table:table-cell>
          <table:table-cell office:value-type="float" office:value="304865" calcext:value-type="float">
            <text:p>304865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3175.67708333334" calcext:value-type="float">
            <text:p>3175,68</text:p>
          </table:table-cell>
          <table:table-cell office:value-type="float" office:value="423" calcext:value-type="float">
            <text:p>423</text:p>
          </table:table-cell>
          <table:table-cell office:value-type="float" office:value="325652" calcext:value-type="float">
            <text:p>325652</text:p>
          </table:table-cell>
          <table:table-cell office:value-type="float" office:value="4.40625" calcext:value-type="float">
            <text:p>4,41</text:p>
          </table:table-cell>
          <table:table-cell office:value-type="float" office:value="3392.20833333333" calcext:value-type="float">
            <text:p>3392,21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390" calcext:value-type="float">
            <text:p>390</text:p>
          </table:table-cell>
          <table:table-cell office:value-type="float" office:value="305255" calcext:value-type="float">
            <text:p>305255</text:p>
          </table:table-cell>
          <table:table-cell office:value-type="float" office:value="4.0625" calcext:value-type="float">
            <text:p>4,06</text:p>
          </table:table-cell>
          <table:table-cell office:value-type="float" office:value="3179.73958333334" calcext:value-type="float">
            <text:p>3179,74</text:p>
          </table:table-cell>
          <table:table-cell office:value-type="float" office:value="420" calcext:value-type="float">
            <text:p>420</text:p>
          </table:table-cell>
          <table:table-cell office:value-type="float" office:value="326072" calcext:value-type="float">
            <text:p>326072</text:p>
          </table:table-cell>
          <table:table-cell office:value-type="float" office:value="4.375" calcext:value-type="float">
            <text:p>4,38</text:p>
          </table:table-cell>
          <table:table-cell office:value-type="float" office:value="3396.58333333333" calcext:value-type="float">
            <text:p>3396,58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393" calcext:value-type="float">
            <text:p>393</text:p>
          </table:table-cell>
          <table:table-cell office:value-type="float" office:value="305648" calcext:value-type="float">
            <text:p>305648</text:p>
          </table:table-cell>
          <table:table-cell office:value-type="float" office:value="4.09375" calcext:value-type="float">
            <text:p>4,09</text:p>
          </table:table-cell>
          <table:table-cell office:value-type="float" office:value="3183.83333333334" calcext:value-type="float">
            <text:p>3183,83</text:p>
          </table:table-cell>
          <table:table-cell office:value-type="float" office:value="419" calcext:value-type="float">
            <text:p>419</text:p>
          </table:table-cell>
          <table:table-cell office:value-type="float" office:value="326491" calcext:value-type="float">
            <text:p>326491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3400.94791666667" calcext:value-type="float">
            <text:p>3400,9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392" calcext:value-type="float">
            <text:p>392</text:p>
          </table:table-cell>
          <table:table-cell office:value-type="float" office:value="306040" calcext:value-type="float">
            <text:p>306040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3187.91666666667" calcext:value-type="float">
            <text:p>3187,92</text:p>
          </table:table-cell>
          <table:table-cell office:value-type="float" office:value="416" calcext:value-type="float">
            <text:p>416</text:p>
          </table:table-cell>
          <table:table-cell office:value-type="float" office:value="326907" calcext:value-type="float">
            <text:p>326907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3405.28125" calcext:value-type="float">
            <text:p>3405,2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394" calcext:value-type="float">
            <text:p>394</text:p>
          </table:table-cell>
          <table:table-cell office:value-type="float" office:value="306434" calcext:value-type="float">
            <text:p>306434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3192.02083333334" calcext:value-type="float">
            <text:p>3192,02</text:p>
          </table:table-cell>
          <table:table-cell office:value-type="float" office:value="421" calcext:value-type="float">
            <text:p>421</text:p>
          </table:table-cell>
          <table:table-cell office:value-type="float" office:value="327328" calcext:value-type="float">
            <text:p>327328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3409.66666666667" calcext:value-type="float">
            <text:p>3409,67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91" calcext:value-type="float">
            <text:p>391</text:p>
          </table:table-cell>
          <table:table-cell office:value-type="float" office:value="306825" calcext:value-type="float">
            <text:p>306825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3196.09375000001" calcext:value-type="float">
            <text:p>3196,09</text:p>
          </table:table-cell>
          <table:table-cell office:value-type="float" office:value="423" calcext:value-type="float">
            <text:p>423</text:p>
          </table:table-cell>
          <table:table-cell office:value-type="float" office:value="327751" calcext:value-type="float">
            <text:p>327751</text:p>
          </table:table-cell>
          <table:table-cell office:value-type="float" office:value="4.40625" calcext:value-type="float">
            <text:p>4,41</text:p>
          </table:table-cell>
          <table:table-cell office:value-type="float" office:value="3414.07291666667" calcext:value-type="float">
            <text:p>3414,0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393" calcext:value-type="float">
            <text:p>393</text:p>
          </table:table-cell>
          <table:table-cell office:value-type="float" office:value="307218" calcext:value-type="float">
            <text:p>307218</text:p>
          </table:table-cell>
          <table:table-cell office:value-type="float" office:value="4.09375" calcext:value-type="float">
            <text:p>4,09</text:p>
          </table:table-cell>
          <table:table-cell office:value-type="float" office:value="3200.18750000001" calcext:value-type="float">
            <text:p>3200,19</text:p>
          </table:table-cell>
          <table:table-cell office:value-type="float" office:value="422" calcext:value-type="float">
            <text:p>422</text:p>
          </table:table-cell>
          <table:table-cell office:value-type="float" office:value="328173" calcext:value-type="float">
            <text:p>328173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3418.46875" calcext:value-type="float">
            <text:p>3418,47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393" calcext:value-type="float">
            <text:p>393</text:p>
          </table:table-cell>
          <table:table-cell office:value-type="float" office:value="307611" calcext:value-type="float">
            <text:p>307611</text:p>
          </table:table-cell>
          <table:table-cell office:value-type="float" office:value="4.09375" calcext:value-type="float">
            <text:p>4,09</text:p>
          </table:table-cell>
          <table:table-cell office:value-type="float" office:value="3204.28125000001" calcext:value-type="float">
            <text:p>3204,28</text:p>
          </table:table-cell>
          <table:table-cell office:value-type="float" office:value="421" calcext:value-type="float">
            <text:p>421</text:p>
          </table:table-cell>
          <table:table-cell office:value-type="float" office:value="328594" calcext:value-type="float">
            <text:p>328594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3422.85416666667" calcext:value-type="float">
            <text:p>3422,8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393" calcext:value-type="float">
            <text:p>393</text:p>
          </table:table-cell>
          <table:table-cell office:value-type="float" office:value="308004" calcext:value-type="float">
            <text:p>308004</text:p>
          </table:table-cell>
          <table:table-cell office:value-type="float" office:value="4.09375" calcext:value-type="float">
            <text:p>4,09</text:p>
          </table:table-cell>
          <table:table-cell office:value-type="float" office:value="3208.37500000001" calcext:value-type="float">
            <text:p>3208,38</text:p>
          </table:table-cell>
          <table:table-cell office:value-type="float" office:value="419" calcext:value-type="float">
            <text:p>419</text:p>
          </table:table-cell>
          <table:table-cell office:value-type="float" office:value="329013" calcext:value-type="float">
            <text:p>329013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3427.21875" calcext:value-type="float">
            <text:p>3427,22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394" calcext:value-type="float">
            <text:p>394</text:p>
          </table:table-cell>
          <table:table-cell office:value-type="float" office:value="308398" calcext:value-type="float">
            <text:p>308398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3212.47916666667" calcext:value-type="float">
            <text:p>3212,48</text:p>
          </table:table-cell>
          <table:table-cell office:value-type="float" office:value="422" calcext:value-type="float">
            <text:p>422</text:p>
          </table:table-cell>
          <table:table-cell office:value-type="float" office:value="329435" calcext:value-type="float">
            <text:p>329435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3431.61458333333" calcext:value-type="float">
            <text:p>3431,6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90" calcext:value-type="float">
            <text:p>390</text:p>
          </table:table-cell>
          <table:table-cell office:value-type="float" office:value="308788" calcext:value-type="float">
            <text:p>308788</text:p>
          </table:table-cell>
          <table:table-cell office:value-type="float" office:value="4.0625" calcext:value-type="float">
            <text:p>4,06</text:p>
          </table:table-cell>
          <table:table-cell office:value-type="float" office:value="3216.54166666667" calcext:value-type="float">
            <text:p>3216,54</text:p>
          </table:table-cell>
          <table:table-cell office:value-type="float" office:value="425" calcext:value-type="float">
            <text:p>425</text:p>
          </table:table-cell>
          <table:table-cell office:value-type="float" office:value="329860" calcext:value-type="float">
            <text:p>329860</text:p>
          </table:table-cell>
          <table:table-cell office:value-type="float" office:value="4.42708333333333" calcext:value-type="float">
            <text:p>4,43</text:p>
          </table:table-cell>
          <table:table-cell office:value-type="float" office:value="3436.04166666667" calcext:value-type="float">
            <text:p>3436,04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394" calcext:value-type="float">
            <text:p>394</text:p>
          </table:table-cell>
          <table:table-cell office:value-type="float" office:value="309182" calcext:value-type="float">
            <text:p>309182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3220.64583333334" calcext:value-type="float">
            <text:p>3220,65</text:p>
          </table:table-cell>
          <table:table-cell office:value-type="float" office:value="423" calcext:value-type="float">
            <text:p>423</text:p>
          </table:table-cell>
          <table:table-cell office:value-type="float" office:value="330283" calcext:value-type="float">
            <text:p>330283</text:p>
          </table:table-cell>
          <table:table-cell office:value-type="float" office:value="4.40625" calcext:value-type="float">
            <text:p>4,41</text:p>
          </table:table-cell>
          <table:table-cell office:value-type="float" office:value="3440.44791666667" calcext:value-type="float">
            <text:p>3440,45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392" calcext:value-type="float">
            <text:p>392</text:p>
          </table:table-cell>
          <table:table-cell office:value-type="float" office:value="309574" calcext:value-type="float">
            <text:p>309574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3224.72916666667" calcext:value-type="float">
            <text:p>3224,73</text:p>
          </table:table-cell>
          <table:table-cell office:value-type="float" office:value="422" calcext:value-type="float">
            <text:p>422</text:p>
          </table:table-cell>
          <table:table-cell office:value-type="float" office:value="330705" calcext:value-type="float">
            <text:p>330705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3444.84375" calcext:value-type="float">
            <text:p>3444,8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390" calcext:value-type="float">
            <text:p>390</text:p>
          </table:table-cell>
          <table:table-cell office:value-type="float" office:value="309964" calcext:value-type="float">
            <text:p>309964</text:p>
          </table:table-cell>
          <table:table-cell office:value-type="float" office:value="4.0625" calcext:value-type="float">
            <text:p>4,06</text:p>
          </table:table-cell>
          <table:table-cell office:value-type="float" office:value="3228.79166666667" calcext:value-type="float">
            <text:p>3228,79</text:p>
          </table:table-cell>
          <table:table-cell office:value-type="float" office:value="422" calcext:value-type="float">
            <text:p>422</text:p>
          </table:table-cell>
          <table:table-cell office:value-type="float" office:value="331127" calcext:value-type="float">
            <text:p>331127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3449.23958333334" calcext:value-type="float">
            <text:p>3449,2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391" calcext:value-type="float">
            <text:p>391</text:p>
          </table:table-cell>
          <table:table-cell office:value-type="float" office:value="310355" calcext:value-type="float">
            <text:p>310355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3232.86458333334" calcext:value-type="float">
            <text:p>3232,86</text:p>
          </table:table-cell>
          <table:table-cell office:value-type="float" office:value="422" calcext:value-type="float">
            <text:p>422</text:p>
          </table:table-cell>
          <table:table-cell office:value-type="float" office:value="331549" calcext:value-type="float">
            <text:p>331549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3453.63541666667" calcext:value-type="float">
            <text:p>3453,64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03" calcext:value-type="float">
            <text:p>403</text:p>
          </table:table-cell>
          <table:table-cell office:value-type="float" office:value="310758" calcext:value-type="float">
            <text:p>310758</text:p>
          </table:table-cell>
          <table:table-cell office:value-type="float" office:value="4.19791666666667" calcext:value-type="float">
            <text:p>4,20</text:p>
          </table:table-cell>
          <table:table-cell office:value-type="float" office:value="3237.06250000001" calcext:value-type="float">
            <text:p>3237,06</text:p>
          </table:table-cell>
          <table:table-cell office:value-type="float" office:value="431" calcext:value-type="float">
            <text:p>431</text:p>
          </table:table-cell>
          <table:table-cell office:value-type="float" office:value="331980" calcext:value-type="float">
            <text:p>331980</text:p>
          </table:table-cell>
          <table:table-cell office:value-type="float" office:value="4.48958333333333" calcext:value-type="float">
            <text:p>4,49</text:p>
          </table:table-cell>
          <table:table-cell office:value-type="float" office:value="3458.125" calcext:value-type="float">
            <text:p>3458,1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390" calcext:value-type="float">
            <text:p>390</text:p>
          </table:table-cell>
          <table:table-cell office:value-type="float" office:value="311148" calcext:value-type="float">
            <text:p>311148</text:p>
          </table:table-cell>
          <table:table-cell office:value-type="float" office:value="4.0625" calcext:value-type="float">
            <text:p>4,06</text:p>
          </table:table-cell>
          <table:table-cell office:value-type="float" office:value="3241.12500000001" calcext:value-type="float">
            <text:p>3241,13</text:p>
          </table:table-cell>
          <table:table-cell office:value-type="float" office:value="421" calcext:value-type="float">
            <text:p>421</text:p>
          </table:table-cell>
          <table:table-cell office:value-type="float" office:value="332401" calcext:value-type="float">
            <text:p>332401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3462.51041666667" calcext:value-type="float">
            <text:p>3462,51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377" calcext:value-type="float">
            <text:p>377</text:p>
          </table:table-cell>
          <table:table-cell office:value-type="float" office:value="311525" calcext:value-type="float">
            <text:p>311525</text:p>
          </table:table-cell>
          <table:table-cell office:value-type="float" office:value="3.92708333333333" calcext:value-type="float">
            <text:p>3,93</text:p>
          </table:table-cell>
          <table:table-cell office:value-type="float" office:value="3245.05208333334" calcext:value-type="float">
            <text:p>3245,05</text:p>
          </table:table-cell>
          <table:table-cell office:value-type="float" office:value="412" calcext:value-type="float">
            <text:p>412</text:p>
          </table:table-cell>
          <table:table-cell office:value-type="float" office:value="332813" calcext:value-type="float">
            <text:p>332813</text:p>
          </table:table-cell>
          <table:table-cell office:value-type="float" office:value="4.29166666666667" calcext:value-type="float">
            <text:p>4,29</text:p>
          </table:table-cell>
          <table:table-cell office:value-type="float" office:value="3466.80208333334" calcext:value-type="float">
            <text:p>3466,8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394" calcext:value-type="float">
            <text:p>394</text:p>
          </table:table-cell>
          <table:table-cell office:value-type="float" office:value="311919" calcext:value-type="float">
            <text:p>311919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3249.15625000001" calcext:value-type="float">
            <text:p>3249,16</text:p>
          </table:table-cell>
          <table:table-cell office:value-type="float" office:value="424" calcext:value-type="float">
            <text:p>424</text:p>
          </table:table-cell>
          <table:table-cell office:value-type="float" office:value="333237" calcext:value-type="float">
            <text:p>333237</text:p>
          </table:table-cell>
          <table:table-cell office:value-type="float" office:value="4.41666666666667" calcext:value-type="float">
            <text:p>4,42</text:p>
          </table:table-cell>
          <table:table-cell office:value-type="float" office:value="3471.21875" calcext:value-type="float">
            <text:p>3471,22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398" calcext:value-type="float">
            <text:p>398</text:p>
          </table:table-cell>
          <table:table-cell office:value-type="float" office:value="312317" calcext:value-type="float">
            <text:p>312317</text:p>
          </table:table-cell>
          <table:table-cell office:value-type="float" office:value="4.14583333333333" calcext:value-type="float">
            <text:p>4,15</text:p>
          </table:table-cell>
          <table:table-cell office:value-type="float" office:value="3253.30208333334" calcext:value-type="float">
            <text:p>3253,30</text:p>
          </table:table-cell>
          <table:table-cell office:value-type="float" office:value="423" calcext:value-type="float">
            <text:p>423</text:p>
          </table:table-cell>
          <table:table-cell office:value-type="float" office:value="333660" calcext:value-type="float">
            <text:p>333660</text:p>
          </table:table-cell>
          <table:table-cell office:value-type="float" office:value="4.40625" calcext:value-type="float">
            <text:p>4,41</text:p>
          </table:table-cell>
          <table:table-cell office:value-type="float" office:value="3475.625" calcext:value-type="float">
            <text:p>3475,6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97" calcext:value-type="float">
            <text:p>397</text:p>
          </table:table-cell>
          <table:table-cell office:value-type="float" office:value="312714" calcext:value-type="float">
            <text:p>312714</text:p>
          </table:table-cell>
          <table:table-cell office:value-type="float" office:value="4.13541666666667" calcext:value-type="float">
            <text:p>4,14</text:p>
          </table:table-cell>
          <table:table-cell office:value-type="float" office:value="3257.43750000001" calcext:value-type="float">
            <text:p>3257,44</text:p>
          </table:table-cell>
          <table:table-cell office:value-type="float" office:value="426" calcext:value-type="float">
            <text:p>426</text:p>
          </table:table-cell>
          <table:table-cell office:value-type="float" office:value="334086" calcext:value-type="float">
            <text:p>334086</text:p>
          </table:table-cell>
          <table:table-cell office:value-type="float" office:value="4.4375" calcext:value-type="float">
            <text:p>4,44</text:p>
          </table:table-cell>
          <table:table-cell office:value-type="float" office:value="3480.0625" calcext:value-type="float">
            <text:p>3480,0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91" calcext:value-type="float">
            <text:p>391</text:p>
          </table:table-cell>
          <table:table-cell office:value-type="float" office:value="313105" calcext:value-type="float">
            <text:p>313105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3261.51041666667" calcext:value-type="float">
            <text:p>3261,51</text:p>
          </table:table-cell>
          <table:table-cell office:value-type="float" office:value="419" calcext:value-type="float">
            <text:p>419</text:p>
          </table:table-cell>
          <table:table-cell office:value-type="float" office:value="334505" calcext:value-type="float">
            <text:p>334505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3484.42708333334" calcext:value-type="float">
            <text:p>3484,4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392" calcext:value-type="float">
            <text:p>392</text:p>
          </table:table-cell>
          <table:table-cell office:value-type="float" office:value="313497" calcext:value-type="float">
            <text:p>313497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3265.59375000001" calcext:value-type="float">
            <text:p>3265,59</text:p>
          </table:table-cell>
          <table:table-cell office:value-type="float" office:value="422" calcext:value-type="float">
            <text:p>422</text:p>
          </table:table-cell>
          <table:table-cell office:value-type="float" office:value="334927" calcext:value-type="float">
            <text:p>334927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3488.82291666667" calcext:value-type="float">
            <text:p>3488,82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393" calcext:value-type="float">
            <text:p>393</text:p>
          </table:table-cell>
          <table:table-cell office:value-type="float" office:value="313890" calcext:value-type="float">
            <text:p>313890</text:p>
          </table:table-cell>
          <table:table-cell office:value-type="float" office:value="4.09375" calcext:value-type="float">
            <text:p>4,09</text:p>
          </table:table-cell>
          <table:table-cell office:value-type="float" office:value="3269.68750000001" calcext:value-type="float">
            <text:p>3269,69</text:p>
          </table:table-cell>
          <table:table-cell office:value-type="float" office:value="439" calcext:value-type="float">
            <text:p>439</text:p>
          </table:table-cell>
          <table:table-cell office:value-type="float" office:value="335366" calcext:value-type="float">
            <text:p>335366</text:p>
          </table:table-cell>
          <table:table-cell office:value-type="float" office:value="4.57291666666667" calcext:value-type="float">
            <text:p>4,57</text:p>
          </table:table-cell>
          <table:table-cell office:value-type="float" office:value="3493.39583333334" calcext:value-type="float">
            <text:p>3493,4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393" calcext:value-type="float">
            <text:p>393</text:p>
          </table:table-cell>
          <table:table-cell office:value-type="float" office:value="314283" calcext:value-type="float">
            <text:p>314283</text:p>
          </table:table-cell>
          <table:table-cell office:value-type="float" office:value="4.09375" calcext:value-type="float">
            <text:p>4,09</text:p>
          </table:table-cell>
          <table:table-cell office:value-type="float" office:value="3273.78125000001" calcext:value-type="float">
            <text:p>3273,78</text:p>
          </table:table-cell>
          <table:table-cell office:value-type="float" office:value="425" calcext:value-type="float">
            <text:p>425</text:p>
          </table:table-cell>
          <table:table-cell office:value-type="float" office:value="335791" calcext:value-type="float">
            <text:p>335791</text:p>
          </table:table-cell>
          <table:table-cell office:value-type="float" office:value="4.42708333333333" calcext:value-type="float">
            <text:p>4,43</text:p>
          </table:table-cell>
          <table:table-cell office:value-type="float" office:value="3497.82291666667" calcext:value-type="float">
            <text:p>3497,82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40" calcext:value-type="float">
            <text:p>440</text:p>
          </table:table-cell>
          <table:table-cell office:value-type="float" office:value="314723" calcext:value-type="float">
            <text:p>314723</text:p>
          </table:table-cell>
          <table:table-cell office:value-type="float" office:value="4.58333333333333" calcext:value-type="float">
            <text:p>4,58</text:p>
          </table:table-cell>
          <table:table-cell office:value-type="float" office:value="3278.36458333334" calcext:value-type="float">
            <text:p>3278,36</text:p>
          </table:table-cell>
          <table:table-cell office:value-type="float" office:value="418" calcext:value-type="float">
            <text:p>418</text:p>
          </table:table-cell>
          <table:table-cell office:value-type="float" office:value="336209" calcext:value-type="float">
            <text:p>336209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3502.17708333334" calcext:value-type="float">
            <text:p>3502,1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00" calcext:value-type="float">
            <text:p>400</text:p>
          </table:table-cell>
          <table:table-cell office:value-type="float" office:value="315123" calcext:value-type="float">
            <text:p>315123</text:p>
          </table:table-cell>
          <table:table-cell office:value-type="float" office:value="4.16666666666667" calcext:value-type="float">
            <text:p>4,17</text:p>
          </table:table-cell>
          <table:table-cell office:value-type="float" office:value="3282.53125000001" calcext:value-type="float">
            <text:p>3282,53</text:p>
          </table:table-cell>
          <table:table-cell office:value-type="float" office:value="423" calcext:value-type="float">
            <text:p>423</text:p>
          </table:table-cell>
          <table:table-cell office:value-type="float" office:value="336632" calcext:value-type="float">
            <text:p>336632</text:p>
          </table:table-cell>
          <table:table-cell office:value-type="float" office:value="4.40625" calcext:value-type="float">
            <text:p>4,41</text:p>
          </table:table-cell>
          <table:table-cell office:value-type="float" office:value="3506.58333333334" calcext:value-type="float">
            <text:p>3506,5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98" calcext:value-type="float">
            <text:p>398</text:p>
          </table:table-cell>
          <table:table-cell office:value-type="float" office:value="315521" calcext:value-type="float">
            <text:p>315521</text:p>
          </table:table-cell>
          <table:table-cell office:value-type="float" office:value="4.14583333333333" calcext:value-type="float">
            <text:p>4,15</text:p>
          </table:table-cell>
          <table:table-cell office:value-type="float" office:value="3286.67708333334" calcext:value-type="float">
            <text:p>3286,68</text:p>
          </table:table-cell>
          <table:table-cell office:value-type="float" office:value="419" calcext:value-type="float">
            <text:p>419</text:p>
          </table:table-cell>
          <table:table-cell office:value-type="float" office:value="337051" calcext:value-type="float">
            <text:p>337051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3510.94791666667" calcext:value-type="float">
            <text:p>3510,9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400" calcext:value-type="float">
            <text:p>400</text:p>
          </table:table-cell>
          <table:table-cell office:value-type="float" office:value="315921" calcext:value-type="float">
            <text:p>315921</text:p>
          </table:table-cell>
          <table:table-cell office:value-type="float" office:value="4.16666666666667" calcext:value-type="float">
            <text:p>4,17</text:p>
          </table:table-cell>
          <table:table-cell office:value-type="float" office:value="3290.84375000001" calcext:value-type="float">
            <text:p>3290,84</text:p>
          </table:table-cell>
          <table:table-cell office:value-type="float" office:value="421" calcext:value-type="float">
            <text:p>421</text:p>
          </table:table-cell>
          <table:table-cell office:value-type="float" office:value="337472" calcext:value-type="float">
            <text:p>337472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3515.33333333334" calcext:value-type="float">
            <text:p>3515,3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396" calcext:value-type="float">
            <text:p>396</text:p>
          </table:table-cell>
          <table:table-cell office:value-type="float" office:value="316317" calcext:value-type="float">
            <text:p>316317</text:p>
          </table:table-cell>
          <table:table-cell office:value-type="float" office:value="4.125" calcext:value-type="float">
            <text:p>4,13</text:p>
          </table:table-cell>
          <table:table-cell office:value-type="float" office:value="3294.96875000001" calcext:value-type="float">
            <text:p>3294,97</text:p>
          </table:table-cell>
          <table:table-cell office:value-type="float" office:value="419" calcext:value-type="float">
            <text:p>419</text:p>
          </table:table-cell>
          <table:table-cell office:value-type="float" office:value="337891" calcext:value-type="float">
            <text:p>337891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3519.69791666667" calcext:value-type="float">
            <text:p>3519,7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94" calcext:value-type="float">
            <text:p>394</text:p>
          </table:table-cell>
          <table:table-cell office:value-type="float" office:value="316711" calcext:value-type="float">
            <text:p>316711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3299.07291666667" calcext:value-type="float">
            <text:p>3299,07</text:p>
          </table:table-cell>
          <table:table-cell office:value-type="float" office:value="424" calcext:value-type="float">
            <text:p>424</text:p>
          </table:table-cell>
          <table:table-cell office:value-type="float" office:value="338315" calcext:value-type="float">
            <text:p>338315</text:p>
          </table:table-cell>
          <table:table-cell office:value-type="float" office:value="4.41666666666667" calcext:value-type="float">
            <text:p>4,42</text:p>
          </table:table-cell>
          <table:table-cell office:value-type="float" office:value="3524.11458333334" calcext:value-type="float">
            <text:p>3524,1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399" calcext:value-type="float">
            <text:p>399</text:p>
          </table:table-cell>
          <table:table-cell office:value-type="float" office:value="317110" calcext:value-type="float">
            <text:p>317110</text:p>
          </table:table-cell>
          <table:table-cell office:value-type="float" office:value="4.15625" calcext:value-type="float">
            <text:p>4,16</text:p>
          </table:table-cell>
          <table:table-cell office:value-type="float" office:value="3303.22916666667" calcext:value-type="float">
            <text:p>3303,23</text:p>
          </table:table-cell>
          <table:table-cell office:value-type="float" office:value="418" calcext:value-type="float">
            <text:p>418</text:p>
          </table:table-cell>
          <table:table-cell office:value-type="float" office:value="338733" calcext:value-type="float">
            <text:p>338733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3528.46875" calcext:value-type="float">
            <text:p>3528,47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397" calcext:value-type="float">
            <text:p>397</text:p>
          </table:table-cell>
          <table:table-cell office:value-type="float" office:value="317507" calcext:value-type="float">
            <text:p>317507</text:p>
          </table:table-cell>
          <table:table-cell office:value-type="float" office:value="4.13541666666667" calcext:value-type="float">
            <text:p>4,14</text:p>
          </table:table-cell>
          <table:table-cell office:value-type="float" office:value="3307.36458333334" calcext:value-type="float">
            <text:p>3307,36</text:p>
          </table:table-cell>
          <table:table-cell office:value-type="float" office:value="420" calcext:value-type="float">
            <text:p>420</text:p>
          </table:table-cell>
          <table:table-cell office:value-type="float" office:value="339153" calcext:value-type="float">
            <text:p>339153</text:p>
          </table:table-cell>
          <table:table-cell office:value-type="float" office:value="4.375" calcext:value-type="float">
            <text:p>4,38</text:p>
          </table:table-cell>
          <table:table-cell office:value-type="float" office:value="3532.84375" calcext:value-type="float">
            <text:p>3532,84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381" calcext:value-type="float">
            <text:p>381</text:p>
          </table:table-cell>
          <table:table-cell office:value-type="float" office:value="317888" calcext:value-type="float">
            <text:p>317888</text:p>
          </table:table-cell>
          <table:table-cell office:value-type="float" office:value="3.96875" calcext:value-type="float">
            <text:p>3,97</text:p>
          </table:table-cell>
          <table:table-cell office:value-type="float" office:value="3311.33333333334" calcext:value-type="float">
            <text:p>3311,33</text:p>
          </table:table-cell>
          <table:table-cell office:value-type="float" office:value="404" calcext:value-type="float">
            <text:p>404</text:p>
          </table:table-cell>
          <table:table-cell office:value-type="float" office:value="339557" calcext:value-type="float">
            <text:p>339557</text:p>
          </table:table-cell>
          <table:table-cell office:value-type="float" office:value="4.20833333333333" calcext:value-type="float">
            <text:p>4,21</text:p>
          </table:table-cell>
          <table:table-cell office:value-type="float" office:value="3537.05208333334" calcext:value-type="float">
            <text:p>3537,0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394" calcext:value-type="float">
            <text:p>394</text:p>
          </table:table-cell>
          <table:table-cell office:value-type="float" office:value="318282" calcext:value-type="float">
            <text:p>318282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3315.43750000001" calcext:value-type="float">
            <text:p>3315,44</text:p>
          </table:table-cell>
          <table:table-cell office:value-type="float" office:value="418" calcext:value-type="float">
            <text:p>418</text:p>
          </table:table-cell>
          <table:table-cell office:value-type="float" office:value="339975" calcext:value-type="float">
            <text:p>339975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3541.40625" calcext:value-type="float">
            <text:p>3541,41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395" calcext:value-type="float">
            <text:p>395</text:p>
          </table:table-cell>
          <table:table-cell office:value-type="float" office:value="318677" calcext:value-type="float">
            <text:p>318677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3319.55208333334" calcext:value-type="float">
            <text:p>3319,55</text:p>
          </table:table-cell>
          <table:table-cell office:value-type="float" office:value="421" calcext:value-type="float">
            <text:p>421</text:p>
          </table:table-cell>
          <table:table-cell office:value-type="float" office:value="340396" calcext:value-type="float">
            <text:p>340396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3545.79166666667" calcext:value-type="float">
            <text:p>3545,79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396" calcext:value-type="float">
            <text:p>396</text:p>
          </table:table-cell>
          <table:table-cell office:value-type="float" office:value="319073" calcext:value-type="float">
            <text:p>319073</text:p>
          </table:table-cell>
          <table:table-cell office:value-type="float" office:value="4.125" calcext:value-type="float">
            <text:p>4,13</text:p>
          </table:table-cell>
          <table:table-cell office:value-type="float" office:value="3323.67708333334" calcext:value-type="float">
            <text:p>3323,68</text:p>
          </table:table-cell>
          <table:table-cell office:value-type="float" office:value="418" calcext:value-type="float">
            <text:p>418</text:p>
          </table:table-cell>
          <table:table-cell office:value-type="float" office:value="340814" calcext:value-type="float">
            <text:p>340814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3550.14583333333" calcext:value-type="float">
            <text:p>3550,1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382" calcext:value-type="float">
            <text:p>382</text:p>
          </table:table-cell>
          <table:table-cell office:value-type="float" office:value="319455" calcext:value-type="float">
            <text:p>319455</text:p>
          </table:table-cell>
          <table:table-cell office:value-type="float" office:value="3.97916666666667" calcext:value-type="float">
            <text:p>3,98</text:p>
          </table:table-cell>
          <table:table-cell office:value-type="float" office:value="3327.65625000001" calcext:value-type="float">
            <text:p>3327,66</text:p>
          </table:table-cell>
          <table:table-cell office:value-type="float" office:value="403" calcext:value-type="float">
            <text:p>403</text:p>
          </table:table-cell>
          <table:table-cell office:value-type="float" office:value="341217" calcext:value-type="float">
            <text:p>341217</text:p>
          </table:table-cell>
          <table:table-cell office:value-type="float" office:value="4.19791666666667" calcext:value-type="float">
            <text:p>4,20</text:p>
          </table:table-cell>
          <table:table-cell office:value-type="float" office:value="3554.34375" calcext:value-type="float">
            <text:p>3554,34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389" calcext:value-type="float">
            <text:p>389</text:p>
          </table:table-cell>
          <table:table-cell office:value-type="float" office:value="319844" calcext:value-type="float">
            <text:p>319844</text:p>
          </table:table-cell>
          <table:table-cell office:value-type="float" office:value="4.05208333333333" calcext:value-type="float">
            <text:p>4,05</text:p>
          </table:table-cell>
          <table:table-cell office:value-type="float" office:value="3331.70833333334" calcext:value-type="float">
            <text:p>3331,71</text:p>
          </table:table-cell>
          <table:table-cell office:value-type="float" office:value="421" calcext:value-type="float">
            <text:p>421</text:p>
          </table:table-cell>
          <table:table-cell office:value-type="float" office:value="341638" calcext:value-type="float">
            <text:p>341638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3558.72916666667" calcext:value-type="float">
            <text:p>3558,73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393" calcext:value-type="float">
            <text:p>393</text:p>
          </table:table-cell>
          <table:table-cell office:value-type="float" office:value="320237" calcext:value-type="float">
            <text:p>320237</text:p>
          </table:table-cell>
          <table:table-cell office:value-type="float" office:value="4.09375" calcext:value-type="float">
            <text:p>4,09</text:p>
          </table:table-cell>
          <table:table-cell office:value-type="float" office:value="3335.80208333334" calcext:value-type="float">
            <text:p>3335,80</text:p>
          </table:table-cell>
          <table:table-cell office:value-type="float" office:value="423" calcext:value-type="float">
            <text:p>423</text:p>
          </table:table-cell>
          <table:table-cell office:value-type="float" office:value="342061" calcext:value-type="float">
            <text:p>342061</text:p>
          </table:table-cell>
          <table:table-cell office:value-type="float" office:value="4.40625" calcext:value-type="float">
            <text:p>4,41</text:p>
          </table:table-cell>
          <table:table-cell office:value-type="float" office:value="3563.13541666667" calcext:value-type="float">
            <text:p>3563,1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99" calcext:value-type="float">
            <text:p>399</text:p>
          </table:table-cell>
          <table:table-cell office:value-type="float" office:value="320636" calcext:value-type="float">
            <text:p>320636</text:p>
          </table:table-cell>
          <table:table-cell office:value-type="float" office:value="4.15625" calcext:value-type="float">
            <text:p>4,16</text:p>
          </table:table-cell>
          <table:table-cell office:value-type="float" office:value="3339.95833333334" calcext:value-type="float">
            <text:p>3339,96</text:p>
          </table:table-cell>
          <table:table-cell office:value-type="float" office:value="418" calcext:value-type="float">
            <text:p>418</text:p>
          </table:table-cell>
          <table:table-cell office:value-type="float" office:value="342479" calcext:value-type="float">
            <text:p>342479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3567.48958333333" calcext:value-type="float">
            <text:p>3567,49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396" calcext:value-type="float">
            <text:p>396</text:p>
          </table:table-cell>
          <table:table-cell office:value-type="float" office:value="321032" calcext:value-type="float">
            <text:p>321032</text:p>
          </table:table-cell>
          <table:table-cell office:value-type="float" office:value="4.125" calcext:value-type="float">
            <text:p>4,13</text:p>
          </table:table-cell>
          <table:table-cell office:value-type="float" office:value="3344.08333333334" calcext:value-type="float">
            <text:p>3344,08</text:p>
          </table:table-cell>
          <table:table-cell office:value-type="float" office:value="417" calcext:value-type="float">
            <text:p>417</text:p>
          </table:table-cell>
          <table:table-cell office:value-type="float" office:value="342896" calcext:value-type="float">
            <text:p>342896</text:p>
          </table:table-cell>
          <table:table-cell office:value-type="float" office:value="4.34375" calcext:value-type="float">
            <text:p>4,34</text:p>
          </table:table-cell>
          <table:table-cell office:value-type="float" office:value="3571.83333333333" calcext:value-type="float">
            <text:p>3571,83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391" calcext:value-type="float">
            <text:p>391</text:p>
          </table:table-cell>
          <table:table-cell office:value-type="float" office:value="321423" calcext:value-type="float">
            <text:p>321423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3348.15625000001" calcext:value-type="float">
            <text:p>3348,16</text:p>
          </table:table-cell>
          <table:table-cell office:value-type="float" office:value="420" calcext:value-type="float">
            <text:p>420</text:p>
          </table:table-cell>
          <table:table-cell office:value-type="float" office:value="343316" calcext:value-type="float">
            <text:p>343316</text:p>
          </table:table-cell>
          <table:table-cell office:value-type="float" office:value="4.375" calcext:value-type="float">
            <text:p>4,38</text:p>
          </table:table-cell>
          <table:table-cell office:value-type="float" office:value="3576.20833333333" calcext:value-type="float">
            <text:p>3576,2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393" calcext:value-type="float">
            <text:p>393</text:p>
          </table:table-cell>
          <table:table-cell office:value-type="float" office:value="321816" calcext:value-type="float">
            <text:p>321816</text:p>
          </table:table-cell>
          <table:table-cell office:value-type="float" office:value="4.09375" calcext:value-type="float">
            <text:p>4,09</text:p>
          </table:table-cell>
          <table:table-cell office:value-type="float" office:value="3352.25000000001" calcext:value-type="float">
            <text:p>3352,25</text:p>
          </table:table-cell>
          <table:table-cell office:value-type="float" office:value="417" calcext:value-type="float">
            <text:p>417</text:p>
          </table:table-cell>
          <table:table-cell office:value-type="float" office:value="343733" calcext:value-type="float">
            <text:p>343733</text:p>
          </table:table-cell>
          <table:table-cell office:value-type="float" office:value="4.34375" calcext:value-type="float">
            <text:p>4,34</text:p>
          </table:table-cell>
          <table:table-cell office:value-type="float" office:value="3580.55208333333" calcext:value-type="float">
            <text:p>3580,5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393" calcext:value-type="float">
            <text:p>393</text:p>
          </table:table-cell>
          <table:table-cell office:value-type="float" office:value="322209" calcext:value-type="float">
            <text:p>322209</text:p>
          </table:table-cell>
          <table:table-cell office:value-type="float" office:value="4.09375" calcext:value-type="float">
            <text:p>4,09</text:p>
          </table:table-cell>
          <table:table-cell office:value-type="float" office:value="3356.34375000001" calcext:value-type="float">
            <text:p>3356,34</text:p>
          </table:table-cell>
          <table:table-cell office:value-type="float" office:value="418" calcext:value-type="float">
            <text:p>418</text:p>
          </table:table-cell>
          <table:table-cell office:value-type="float" office:value="344151" calcext:value-type="float">
            <text:p>344151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3584.90625" calcext:value-type="float">
            <text:p>3584,9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89" calcext:value-type="float">
            <text:p>389</text:p>
          </table:table-cell>
          <table:table-cell office:value-type="float" office:value="322598" calcext:value-type="float">
            <text:p>322598</text:p>
          </table:table-cell>
          <table:table-cell office:value-type="float" office:value="4.05208333333333" calcext:value-type="float">
            <text:p>4,05</text:p>
          </table:table-cell>
          <table:table-cell office:value-type="float" office:value="3360.39583333334" calcext:value-type="float">
            <text:p>3360,40</text:p>
          </table:table-cell>
          <table:table-cell office:value-type="float" office:value="415" calcext:value-type="float">
            <text:p>415</text:p>
          </table:table-cell>
          <table:table-cell office:value-type="float" office:value="344566" calcext:value-type="float">
            <text:p>344566</text:p>
          </table:table-cell>
          <table:table-cell office:value-type="float" office:value="4.32291666666667" calcext:value-type="float">
            <text:p>4,32</text:p>
          </table:table-cell>
          <table:table-cell office:value-type="float" office:value="3589.22916666667" calcext:value-type="float">
            <text:p>3589,23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92" calcext:value-type="float">
            <text:p>392</text:p>
          </table:table-cell>
          <table:table-cell office:value-type="float" office:value="322990" calcext:value-type="float">
            <text:p>322990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3364.47916666667" calcext:value-type="float">
            <text:p>3364,48</text:p>
          </table:table-cell>
          <table:table-cell office:value-type="float" office:value="417" calcext:value-type="float">
            <text:p>417</text:p>
          </table:table-cell>
          <table:table-cell office:value-type="float" office:value="344983" calcext:value-type="float">
            <text:p>344983</text:p>
          </table:table-cell>
          <table:table-cell office:value-type="float" office:value="4.34375" calcext:value-type="float">
            <text:p>4,34</text:p>
          </table:table-cell>
          <table:table-cell office:value-type="float" office:value="3593.57291666667" calcext:value-type="float">
            <text:p>3593,57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91" calcext:value-type="float">
            <text:p>391</text:p>
          </table:table-cell>
          <table:table-cell office:value-type="float" office:value="323381" calcext:value-type="float">
            <text:p>323381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3368.55208333334" calcext:value-type="float">
            <text:p>3368,55</text:p>
          </table:table-cell>
          <table:table-cell office:value-type="float" office:value="418" calcext:value-type="float">
            <text:p>418</text:p>
          </table:table-cell>
          <table:table-cell office:value-type="float" office:value="345401" calcext:value-type="float">
            <text:p>345401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3597.92708333333" calcext:value-type="float">
            <text:p>3597,93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94" calcext:value-type="float">
            <text:p>394</text:p>
          </table:table-cell>
          <table:table-cell office:value-type="float" office:value="323775" calcext:value-type="float">
            <text:p>323775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3372.65625000001" calcext:value-type="float">
            <text:p>3372,66</text:p>
          </table:table-cell>
          <table:table-cell office:value-type="float" office:value="420" calcext:value-type="float">
            <text:p>420</text:p>
          </table:table-cell>
          <table:table-cell office:value-type="float" office:value="345821" calcext:value-type="float">
            <text:p>345821</text:p>
          </table:table-cell>
          <table:table-cell office:value-type="float" office:value="4.375" calcext:value-type="float">
            <text:p>4,38</text:p>
          </table:table-cell>
          <table:table-cell office:value-type="float" office:value="3602.30208333333" calcext:value-type="float">
            <text:p>3602,3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96" calcext:value-type="float">
            <text:p>396</text:p>
          </table:table-cell>
          <table:table-cell office:value-type="float" office:value="324171" calcext:value-type="float">
            <text:p>324171</text:p>
          </table:table-cell>
          <table:table-cell office:value-type="float" office:value="4.125" calcext:value-type="float">
            <text:p>4,13</text:p>
          </table:table-cell>
          <table:table-cell office:value-type="float" office:value="3376.78125000001" calcext:value-type="float">
            <text:p>3376,78</text:p>
          </table:table-cell>
          <table:table-cell office:value-type="float" office:value="420" calcext:value-type="float">
            <text:p>420</text:p>
          </table:table-cell>
          <table:table-cell office:value-type="float" office:value="346241" calcext:value-type="float">
            <text:p>346241</text:p>
          </table:table-cell>
          <table:table-cell office:value-type="float" office:value="4.375" calcext:value-type="float">
            <text:p>4,38</text:p>
          </table:table-cell>
          <table:table-cell office:value-type="float" office:value="3606.67708333333" calcext:value-type="float">
            <text:p>3606,6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96" calcext:value-type="float">
            <text:p>396</text:p>
          </table:table-cell>
          <table:table-cell office:value-type="float" office:value="324567" calcext:value-type="float">
            <text:p>324567</text:p>
          </table:table-cell>
          <table:table-cell office:value-type="float" office:value="4.125" calcext:value-type="float">
            <text:p>4,13</text:p>
          </table:table-cell>
          <table:table-cell office:value-type="float" office:value="3380.90625000001" calcext:value-type="float">
            <text:p>3380,91</text:p>
          </table:table-cell>
          <table:table-cell office:value-type="float" office:value="422" calcext:value-type="float">
            <text:p>422</text:p>
          </table:table-cell>
          <table:table-cell office:value-type="float" office:value="346663" calcext:value-type="float">
            <text:p>346663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3611.07291666667" calcext:value-type="float">
            <text:p>3611,07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396" calcext:value-type="float">
            <text:p>396</text:p>
          </table:table-cell>
          <table:table-cell office:value-type="float" office:value="324963" calcext:value-type="float">
            <text:p>324963</text:p>
          </table:table-cell>
          <table:table-cell office:value-type="float" office:value="4.125" calcext:value-type="float">
            <text:p>4,13</text:p>
          </table:table-cell>
          <table:table-cell office:value-type="float" office:value="3385.03125000001" calcext:value-type="float">
            <text:p>3385,03</text:p>
          </table:table-cell>
          <table:table-cell office:value-type="float" office:value="421" calcext:value-type="float">
            <text:p>421</text:p>
          </table:table-cell>
          <table:table-cell office:value-type="float" office:value="347084" calcext:value-type="float">
            <text:p>347084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3615.45833333333" calcext:value-type="float">
            <text:p>3615,46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392" calcext:value-type="float">
            <text:p>392</text:p>
          </table:table-cell>
          <table:table-cell office:value-type="float" office:value="325355" calcext:value-type="float">
            <text:p>325355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3389.11458333334" calcext:value-type="float">
            <text:p>3389,11</text:p>
          </table:table-cell>
          <table:table-cell office:value-type="float" office:value="415" calcext:value-type="float">
            <text:p>415</text:p>
          </table:table-cell>
          <table:table-cell office:value-type="float" office:value="347499" calcext:value-type="float">
            <text:p>347499</text:p>
          </table:table-cell>
          <table:table-cell office:value-type="float" office:value="4.32291666666667" calcext:value-type="float">
            <text:p>4,32</text:p>
          </table:table-cell>
          <table:table-cell office:value-type="float" office:value="3619.78125" calcext:value-type="float">
            <text:p>3619,78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391" calcext:value-type="float">
            <text:p>391</text:p>
          </table:table-cell>
          <table:table-cell office:value-type="float" office:value="325746" calcext:value-type="float">
            <text:p>325746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3393.18750000001" calcext:value-type="float">
            <text:p>3393,19</text:p>
          </table:table-cell>
          <table:table-cell office:value-type="float" office:value="422" calcext:value-type="float">
            <text:p>422</text:p>
          </table:table-cell>
          <table:table-cell office:value-type="float" office:value="347921" calcext:value-type="float">
            <text:p>347921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3624.17708333333" calcext:value-type="float">
            <text:p>3624,1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393" calcext:value-type="float">
            <text:p>393</text:p>
          </table:table-cell>
          <table:table-cell office:value-type="float" office:value="326139" calcext:value-type="float">
            <text:p>326139</text:p>
          </table:table-cell>
          <table:table-cell office:value-type="float" office:value="4.09375" calcext:value-type="float">
            <text:p>4,09</text:p>
          </table:table-cell>
          <table:table-cell office:value-type="float" office:value="3397.28125000001" calcext:value-type="float">
            <text:p>3397,28</text:p>
          </table:table-cell>
          <table:table-cell office:value-type="float" office:value="419" calcext:value-type="float">
            <text:p>419</text:p>
          </table:table-cell>
          <table:table-cell office:value-type="float" office:value="348340" calcext:value-type="float">
            <text:p>348340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3628.54166666667" calcext:value-type="float">
            <text:p>3628,5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392" calcext:value-type="float">
            <text:p>392</text:p>
          </table:table-cell>
          <table:table-cell office:value-type="float" office:value="326531" calcext:value-type="float">
            <text:p>326531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3401.36458333334" calcext:value-type="float">
            <text:p>3401,36</text:p>
          </table:table-cell>
          <table:table-cell office:value-type="float" office:value="420" calcext:value-type="float">
            <text:p>420</text:p>
          </table:table-cell>
          <table:table-cell office:value-type="float" office:value="348760" calcext:value-type="float">
            <text:p>348760</text:p>
          </table:table-cell>
          <table:table-cell office:value-type="float" office:value="4.375" calcext:value-type="float">
            <text:p>4,38</text:p>
          </table:table-cell>
          <table:table-cell office:value-type="float" office:value="3632.91666666667" calcext:value-type="float">
            <text:p>3632,92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409" calcext:value-type="float">
            <text:p>409</text:p>
          </table:table-cell>
          <table:table-cell office:value-type="float" office:value="326940" calcext:value-type="float">
            <text:p>326940</text:p>
          </table:table-cell>
          <table:table-cell office:value-type="float" office:value="4.26041666666667" calcext:value-type="float">
            <text:p>4,26</text:p>
          </table:table-cell>
          <table:table-cell office:value-type="float" office:value="3405.62500000001" calcext:value-type="float">
            <text:p>3405,63</text:p>
          </table:table-cell>
          <table:table-cell office:value-type="float" office:value="454" calcext:value-type="float">
            <text:p>454</text:p>
          </table:table-cell>
          <table:table-cell office:value-type="float" office:value="349214" calcext:value-type="float">
            <text:p>349214</text:p>
          </table:table-cell>
          <table:table-cell office:value-type="float" office:value="4.72916666666667" calcext:value-type="float">
            <text:p>4,73</text:p>
          </table:table-cell>
          <table:table-cell office:value-type="float" office:value="3637.64583333333" calcext:value-type="float">
            <text:p>3637,6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392" calcext:value-type="float">
            <text:p>392</text:p>
          </table:table-cell>
          <table:table-cell office:value-type="float" office:value="327332" calcext:value-type="float">
            <text:p>327332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3409.70833333334" calcext:value-type="float">
            <text:p>3409,71</text:p>
          </table:table-cell>
          <table:table-cell office:value-type="float" office:value="423" calcext:value-type="float">
            <text:p>423</text:p>
          </table:table-cell>
          <table:table-cell office:value-type="float" office:value="349637" calcext:value-type="float">
            <text:p>349637</text:p>
          </table:table-cell>
          <table:table-cell office:value-type="float" office:value="4.40625" calcext:value-type="float">
            <text:p>4,41</text:p>
          </table:table-cell>
          <table:table-cell office:value-type="float" office:value="3642.05208333333" calcext:value-type="float">
            <text:p>3642,0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393" calcext:value-type="float">
            <text:p>393</text:p>
          </table:table-cell>
          <table:table-cell office:value-type="float" office:value="327725" calcext:value-type="float">
            <text:p>327725</text:p>
          </table:table-cell>
          <table:table-cell office:value-type="float" office:value="4.09375" calcext:value-type="float">
            <text:p>4,09</text:p>
          </table:table-cell>
          <table:table-cell office:value-type="float" office:value="3413.80208333334" calcext:value-type="float">
            <text:p>3413,80</text:p>
          </table:table-cell>
          <table:table-cell office:value-type="float" office:value="416" calcext:value-type="float">
            <text:p>416</text:p>
          </table:table-cell>
          <table:table-cell office:value-type="float" office:value="350053" calcext:value-type="float">
            <text:p>350053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3646.38541666667" calcext:value-type="float">
            <text:p>3646,39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394" calcext:value-type="float">
            <text:p>394</text:p>
          </table:table-cell>
          <table:table-cell office:value-type="float" office:value="328119" calcext:value-type="float">
            <text:p>328119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3417.90625000001" calcext:value-type="float">
            <text:p>3417,91</text:p>
          </table:table-cell>
          <table:table-cell office:value-type="float" office:value="419" calcext:value-type="float">
            <text:p>419</text:p>
          </table:table-cell>
          <table:table-cell office:value-type="float" office:value="350472" calcext:value-type="float">
            <text:p>350472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3650.75" calcext:value-type="float">
            <text:p>3650,7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08" calcext:value-type="float">
            <text:p>408</text:p>
          </table:table-cell>
          <table:table-cell office:value-type="float" office:value="328527" calcext:value-type="float">
            <text:p>328527</text:p>
          </table:table-cell>
          <table:table-cell office:value-type="float" office:value="4.25" calcext:value-type="float">
            <text:p>4,25</text:p>
          </table:table-cell>
          <table:table-cell office:value-type="float" office:value="3422.15625000001" calcext:value-type="float">
            <text:p>3422,16</text:p>
          </table:table-cell>
          <table:table-cell office:value-type="float" office:value="430" calcext:value-type="float">
            <text:p>430</text:p>
          </table:table-cell>
          <table:table-cell office:value-type="float" office:value="350902" calcext:value-type="float">
            <text:p>350902</text:p>
          </table:table-cell>
          <table:table-cell office:value-type="float" office:value="4.47916666666667" calcext:value-type="float">
            <text:p>4,48</text:p>
          </table:table-cell>
          <table:table-cell office:value-type="float" office:value="3655.22916666667" calcext:value-type="float">
            <text:p>3655,23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09" calcext:value-type="float">
            <text:p>409</text:p>
          </table:table-cell>
          <table:table-cell office:value-type="float" office:value="328936" calcext:value-type="float">
            <text:p>328936</text:p>
          </table:table-cell>
          <table:table-cell office:value-type="float" office:value="4.26041666666667" calcext:value-type="float">
            <text:p>4,26</text:p>
          </table:table-cell>
          <table:table-cell office:value-type="float" office:value="3426.41666666667" calcext:value-type="float">
            <text:p>3426,42</text:p>
          </table:table-cell>
          <table:table-cell office:value-type="float" office:value="431" calcext:value-type="float">
            <text:p>431</text:p>
          </table:table-cell>
          <table:table-cell office:value-type="float" office:value="351333" calcext:value-type="float">
            <text:p>351333</text:p>
          </table:table-cell>
          <table:table-cell office:value-type="float" office:value="4.48958333333333" calcext:value-type="float">
            <text:p>4,49</text:p>
          </table:table-cell>
          <table:table-cell office:value-type="float" office:value="3659.71875" calcext:value-type="float">
            <text:p>3659,72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409" calcext:value-type="float">
            <text:p>409</text:p>
          </table:table-cell>
          <table:table-cell office:value-type="float" office:value="329345" calcext:value-type="float">
            <text:p>329345</text:p>
          </table:table-cell>
          <table:table-cell office:value-type="float" office:value="4.26041666666667" calcext:value-type="float">
            <text:p>4,26</text:p>
          </table:table-cell>
          <table:table-cell office:value-type="float" office:value="3430.67708333334" calcext:value-type="float">
            <text:p>3430,68</text:p>
          </table:table-cell>
          <table:table-cell office:value-type="float" office:value="433" calcext:value-type="float">
            <text:p>433</text:p>
          </table:table-cell>
          <table:table-cell office:value-type="float" office:value="351766" calcext:value-type="float">
            <text:p>351766</text:p>
          </table:table-cell>
          <table:table-cell office:value-type="float" office:value="4.51041666666667" calcext:value-type="float">
            <text:p>4,51</text:p>
          </table:table-cell>
          <table:table-cell office:value-type="float" office:value="3664.22916666667" calcext:value-type="float">
            <text:p>3664,2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414" calcext:value-type="float">
            <text:p>414</text:p>
          </table:table-cell>
          <table:table-cell office:value-type="float" office:value="329759" calcext:value-type="float">
            <text:p>329759</text:p>
          </table:table-cell>
          <table:table-cell office:value-type="float" office:value="4.3125" calcext:value-type="float">
            <text:p>4,31</text:p>
          </table:table-cell>
          <table:table-cell office:value-type="float" office:value="3434.98958333334" calcext:value-type="float">
            <text:p>3434,99</text:p>
          </table:table-cell>
          <table:table-cell office:value-type="float" office:value="443" calcext:value-type="float">
            <text:p>443</text:p>
          </table:table-cell>
          <table:table-cell office:value-type="float" office:value="352209" calcext:value-type="float">
            <text:p>352209</text:p>
          </table:table-cell>
          <table:table-cell office:value-type="float" office:value="4.61458333333333" calcext:value-type="float">
            <text:p>4,61</text:p>
          </table:table-cell>
          <table:table-cell office:value-type="float" office:value="3668.84375" calcext:value-type="float">
            <text:p>3668,84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394" calcext:value-type="float">
            <text:p>394</text:p>
          </table:table-cell>
          <table:table-cell office:value-type="float" office:value="330153" calcext:value-type="float">
            <text:p>330153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3439.09375000001" calcext:value-type="float">
            <text:p>3439,09</text:p>
          </table:table-cell>
          <table:table-cell office:value-type="float" office:value="418" calcext:value-type="float">
            <text:p>418</text:p>
          </table:table-cell>
          <table:table-cell office:value-type="float" office:value="352627" calcext:value-type="float">
            <text:p>352627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3673.19791666667" calcext:value-type="float">
            <text:p>3673,2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392" calcext:value-type="float">
            <text:p>392</text:p>
          </table:table-cell>
          <table:table-cell office:value-type="float" office:value="330545" calcext:value-type="float">
            <text:p>330545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3443.17708333334" calcext:value-type="float">
            <text:p>3443,18</text:p>
          </table:table-cell>
          <table:table-cell office:value-type="float" office:value="417" calcext:value-type="float">
            <text:p>417</text:p>
          </table:table-cell>
          <table:table-cell office:value-type="float" office:value="353044" calcext:value-type="float">
            <text:p>353044</text:p>
          </table:table-cell>
          <table:table-cell office:value-type="float" office:value="4.34375" calcext:value-type="float">
            <text:p>4,34</text:p>
          </table:table-cell>
          <table:table-cell office:value-type="float" office:value="3677.54166666667" calcext:value-type="float">
            <text:p>3677,5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392" calcext:value-type="float">
            <text:p>392</text:p>
          </table:table-cell>
          <table:table-cell office:value-type="float" office:value="330937" calcext:value-type="float">
            <text:p>330937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3447.26041666667" calcext:value-type="float">
            <text:p>3447,26</text:p>
          </table:table-cell>
          <table:table-cell office:value-type="float" office:value="418" calcext:value-type="float">
            <text:p>418</text:p>
          </table:table-cell>
          <table:table-cell office:value-type="float" office:value="353462" calcext:value-type="float">
            <text:p>353462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3681.89583333333" calcext:value-type="float">
            <text:p>3681,9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396" calcext:value-type="float">
            <text:p>396</text:p>
          </table:table-cell>
          <table:table-cell office:value-type="float" office:value="331333" calcext:value-type="float">
            <text:p>331333</text:p>
          </table:table-cell>
          <table:table-cell office:value-type="float" office:value="4.125" calcext:value-type="float">
            <text:p>4,13</text:p>
          </table:table-cell>
          <table:table-cell office:value-type="float" office:value="3451.38541666667" calcext:value-type="float">
            <text:p>3451,39</text:p>
          </table:table-cell>
          <table:table-cell office:value-type="float" office:value="417" calcext:value-type="float">
            <text:p>417</text:p>
          </table:table-cell>
          <table:table-cell office:value-type="float" office:value="353879" calcext:value-type="float">
            <text:p>353879</text:p>
          </table:table-cell>
          <table:table-cell office:value-type="float" office:value="4.34375" calcext:value-type="float">
            <text:p>4,34</text:p>
          </table:table-cell>
          <table:table-cell office:value-type="float" office:value="3686.23958333333" calcext:value-type="float">
            <text:p>3686,24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394" calcext:value-type="float">
            <text:p>394</text:p>
          </table:table-cell>
          <table:table-cell office:value-type="float" office:value="331727" calcext:value-type="float">
            <text:p>331727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3455.48958333334" calcext:value-type="float">
            <text:p>3455,49</text:p>
          </table:table-cell>
          <table:table-cell office:value-type="float" office:value="418" calcext:value-type="float">
            <text:p>418</text:p>
          </table:table-cell>
          <table:table-cell office:value-type="float" office:value="354297" calcext:value-type="float">
            <text:p>354297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3690.59375" calcext:value-type="float">
            <text:p>3690,59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396" calcext:value-type="float">
            <text:p>396</text:p>
          </table:table-cell>
          <table:table-cell office:value-type="float" office:value="332123" calcext:value-type="float">
            <text:p>332123</text:p>
          </table:table-cell>
          <table:table-cell office:value-type="float" office:value="4.125" calcext:value-type="float">
            <text:p>4,13</text:p>
          </table:table-cell>
          <table:table-cell office:value-type="float" office:value="3459.61458333334" calcext:value-type="float">
            <text:p>3459,61</text:p>
          </table:table-cell>
          <table:table-cell office:value-type="float" office:value="422" calcext:value-type="float">
            <text:p>422</text:p>
          </table:table-cell>
          <table:table-cell office:value-type="float" office:value="354719" calcext:value-type="float">
            <text:p>354719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3694.98958333333" calcext:value-type="float">
            <text:p>3694,99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95" calcext:value-type="float">
            <text:p>395</text:p>
          </table:table-cell>
          <table:table-cell office:value-type="float" office:value="332518" calcext:value-type="float">
            <text:p>332518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3463.72916666667" calcext:value-type="float">
            <text:p>3463,73</text:p>
          </table:table-cell>
          <table:table-cell office:value-type="float" office:value="416" calcext:value-type="float">
            <text:p>416</text:p>
          </table:table-cell>
          <table:table-cell office:value-type="float" office:value="355135" calcext:value-type="float">
            <text:p>355135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3699.32291666667" calcext:value-type="float">
            <text:p>3699,3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394" calcext:value-type="float">
            <text:p>394</text:p>
          </table:table-cell>
          <table:table-cell office:value-type="float" office:value="332912" calcext:value-type="float">
            <text:p>332912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3467.83333333334" calcext:value-type="float">
            <text:p>3467,83</text:p>
          </table:table-cell>
          <table:table-cell office:value-type="float" office:value="418" calcext:value-type="float">
            <text:p>418</text:p>
          </table:table-cell>
          <table:table-cell office:value-type="float" office:value="355553" calcext:value-type="float">
            <text:p>355553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3703.67708333333" calcext:value-type="float">
            <text:p>3703,6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393" calcext:value-type="float">
            <text:p>393</text:p>
          </table:table-cell>
          <table:table-cell office:value-type="float" office:value="333305" calcext:value-type="float">
            <text:p>333305</text:p>
          </table:table-cell>
          <table:table-cell office:value-type="float" office:value="4.09375" calcext:value-type="float">
            <text:p>4,09</text:p>
          </table:table-cell>
          <table:table-cell office:value-type="float" office:value="3471.92708333334" calcext:value-type="float">
            <text:p>3471,93</text:p>
          </table:table-cell>
          <table:table-cell office:value-type="float" office:value="419" calcext:value-type="float">
            <text:p>419</text:p>
          </table:table-cell>
          <table:table-cell office:value-type="float" office:value="355972" calcext:value-type="float">
            <text:p>355972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3708.04166666667" calcext:value-type="float">
            <text:p>3708,04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397" calcext:value-type="float">
            <text:p>397</text:p>
          </table:table-cell>
          <table:table-cell office:value-type="float" office:value="333702" calcext:value-type="float">
            <text:p>333702</text:p>
          </table:table-cell>
          <table:table-cell office:value-type="float" office:value="4.13541666666667" calcext:value-type="float">
            <text:p>4,14</text:p>
          </table:table-cell>
          <table:table-cell office:value-type="float" office:value="3476.06250000001" calcext:value-type="float">
            <text:p>3476,06</text:p>
          </table:table-cell>
          <table:table-cell office:value-type="float" office:value="420" calcext:value-type="float">
            <text:p>420</text:p>
          </table:table-cell>
          <table:table-cell office:value-type="float" office:value="356392" calcext:value-type="float">
            <text:p>356392</text:p>
          </table:table-cell>
          <table:table-cell office:value-type="float" office:value="4.375" calcext:value-type="float">
            <text:p>4,38</text:p>
          </table:table-cell>
          <table:table-cell office:value-type="float" office:value="3712.41666666667" calcext:value-type="float">
            <text:p>3712,42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391" calcext:value-type="float">
            <text:p>391</text:p>
          </table:table-cell>
          <table:table-cell office:value-type="float" office:value="334093" calcext:value-type="float">
            <text:p>334093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3480.13541666667" calcext:value-type="float">
            <text:p>3480,14</text:p>
          </table:table-cell>
          <table:table-cell office:value-type="float" office:value="421" calcext:value-type="float">
            <text:p>421</text:p>
          </table:table-cell>
          <table:table-cell office:value-type="float" office:value="356813" calcext:value-type="float">
            <text:p>356813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3716.80208333333" calcext:value-type="float">
            <text:p>3716,8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92" calcext:value-type="float">
            <text:p>392</text:p>
          </table:table-cell>
          <table:table-cell office:value-type="float" office:value="334485" calcext:value-type="float">
            <text:p>334485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3484.21875000001" calcext:value-type="float">
            <text:p>3484,22</text:p>
          </table:table-cell>
          <table:table-cell office:value-type="float" office:value="420" calcext:value-type="float">
            <text:p>420</text:p>
          </table:table-cell>
          <table:table-cell office:value-type="float" office:value="357233" calcext:value-type="float">
            <text:p>357233</text:p>
          </table:table-cell>
          <table:table-cell office:value-type="float" office:value="4.375" calcext:value-type="float">
            <text:p>4,38</text:p>
          </table:table-cell>
          <table:table-cell office:value-type="float" office:value="3721.17708333333" calcext:value-type="float">
            <text:p>3721,1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393" calcext:value-type="float">
            <text:p>393</text:p>
          </table:table-cell>
          <table:table-cell office:value-type="float" office:value="334878" calcext:value-type="float">
            <text:p>334878</text:p>
          </table:table-cell>
          <table:table-cell office:value-type="float" office:value="4.09375" calcext:value-type="float">
            <text:p>4,09</text:p>
          </table:table-cell>
          <table:table-cell office:value-type="float" office:value="3488.31250000001" calcext:value-type="float">
            <text:p>3488,31</text:p>
          </table:table-cell>
          <table:table-cell office:value-type="float" office:value="417" calcext:value-type="float">
            <text:p>417</text:p>
          </table:table-cell>
          <table:table-cell office:value-type="float" office:value="357650" calcext:value-type="float">
            <text:p>357650</text:p>
          </table:table-cell>
          <table:table-cell office:value-type="float" office:value="4.34375" calcext:value-type="float">
            <text:p>4,34</text:p>
          </table:table-cell>
          <table:table-cell office:value-type="float" office:value="3725.52083333333" calcext:value-type="float">
            <text:p>3725,52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424" calcext:value-type="float">
            <text:p>424</text:p>
          </table:table-cell>
          <table:table-cell office:value-type="float" office:value="335302" calcext:value-type="float">
            <text:p>335302</text:p>
          </table:table-cell>
          <table:table-cell office:value-type="float" office:value="4.41666666666667" calcext:value-type="float">
            <text:p>4,42</text:p>
          </table:table-cell>
          <table:table-cell office:value-type="float" office:value="3492.72916666667" calcext:value-type="float">
            <text:p>3492,73</text:p>
          </table:table-cell>
          <table:table-cell office:value-type="float" office:value="452" calcext:value-type="float">
            <text:p>452</text:p>
          </table:table-cell>
          <table:table-cell office:value-type="float" office:value="358102" calcext:value-type="float">
            <text:p>358102</text:p>
          </table:table-cell>
          <table:table-cell office:value-type="float" office:value="4.70833333333333" calcext:value-type="float">
            <text:p>4,71</text:p>
          </table:table-cell>
          <table:table-cell office:value-type="float" office:value="3730.22916666667" calcext:value-type="float">
            <text:p>3730,23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395" calcext:value-type="float">
            <text:p>395</text:p>
          </table:table-cell>
          <table:table-cell office:value-type="float" office:value="335697" calcext:value-type="float">
            <text:p>335697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3496.84375000001" calcext:value-type="float">
            <text:p>3496,84</text:p>
          </table:table-cell>
          <table:table-cell office:value-type="float" office:value="421" calcext:value-type="float">
            <text:p>421</text:p>
          </table:table-cell>
          <table:table-cell office:value-type="float" office:value="358523" calcext:value-type="float">
            <text:p>358523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3734.61458333333" calcext:value-type="float">
            <text:p>3734,61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394" calcext:value-type="float">
            <text:p>394</text:p>
          </table:table-cell>
          <table:table-cell office:value-type="float" office:value="336091" calcext:value-type="float">
            <text:p>336091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3500.94791666667" calcext:value-type="float">
            <text:p>3500,95</text:p>
          </table:table-cell>
          <table:table-cell office:value-type="float" office:value="419" calcext:value-type="float">
            <text:p>419</text:p>
          </table:table-cell>
          <table:table-cell office:value-type="float" office:value="358942" calcext:value-type="float">
            <text:p>358942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3738.97916666667" calcext:value-type="float">
            <text:p>3738,9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93" calcext:value-type="float">
            <text:p>393</text:p>
          </table:table-cell>
          <table:table-cell office:value-type="float" office:value="336484" calcext:value-type="float">
            <text:p>336484</text:p>
          </table:table-cell>
          <table:table-cell office:value-type="float" office:value="4.09375" calcext:value-type="float">
            <text:p>4,09</text:p>
          </table:table-cell>
          <table:table-cell office:value-type="float" office:value="3505.04166666667" calcext:value-type="float">
            <text:p>3505,04</text:p>
          </table:table-cell>
          <table:table-cell office:value-type="float" office:value="420" calcext:value-type="float">
            <text:p>420</text:p>
          </table:table-cell>
          <table:table-cell office:value-type="float" office:value="359362" calcext:value-type="float">
            <text:p>359362</text:p>
          </table:table-cell>
          <table:table-cell office:value-type="float" office:value="4.375" calcext:value-type="float">
            <text:p>4,38</text:p>
          </table:table-cell>
          <table:table-cell office:value-type="float" office:value="3743.35416666667" calcext:value-type="float">
            <text:p>3743,3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93" calcext:value-type="float">
            <text:p>393</text:p>
          </table:table-cell>
          <table:table-cell office:value-type="float" office:value="336877" calcext:value-type="float">
            <text:p>336877</text:p>
          </table:table-cell>
          <table:table-cell office:value-type="float" office:value="4.09375" calcext:value-type="float">
            <text:p>4,09</text:p>
          </table:table-cell>
          <table:table-cell office:value-type="float" office:value="3509.13541666667" calcext:value-type="float">
            <text:p>3509,14</text:p>
          </table:table-cell>
          <table:table-cell office:value-type="float" office:value="431" calcext:value-type="float">
            <text:p>431</text:p>
          </table:table-cell>
          <table:table-cell office:value-type="float" office:value="359793" calcext:value-type="float">
            <text:p>359793</text:p>
          </table:table-cell>
          <table:table-cell office:value-type="float" office:value="4.48958333333333" calcext:value-type="float">
            <text:p>4,49</text:p>
          </table:table-cell>
          <table:table-cell office:value-type="float" office:value="3747.84375" calcext:value-type="float">
            <text:p>3747,84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91" calcext:value-type="float">
            <text:p>391</text:p>
          </table:table-cell>
          <table:table-cell office:value-type="float" office:value="337268" calcext:value-type="float">
            <text:p>337268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3513.20833333334" calcext:value-type="float">
            <text:p>3513,21</text:p>
          </table:table-cell>
          <table:table-cell office:value-type="float" office:value="422" calcext:value-type="float">
            <text:p>422</text:p>
          </table:table-cell>
          <table:table-cell office:value-type="float" office:value="360215" calcext:value-type="float">
            <text:p>360215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3752.23958333333" calcext:value-type="float">
            <text:p>3752,24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394" calcext:value-type="float">
            <text:p>394</text:p>
          </table:table-cell>
          <table:table-cell office:value-type="float" office:value="337662" calcext:value-type="float">
            <text:p>337662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3517.31250000001" calcext:value-type="float">
            <text:p>3517,31</text:p>
          </table:table-cell>
          <table:table-cell office:value-type="float" office:value="420" calcext:value-type="float">
            <text:p>420</text:p>
          </table:table-cell>
          <table:table-cell office:value-type="float" office:value="360635" calcext:value-type="float">
            <text:p>360635</text:p>
          </table:table-cell>
          <table:table-cell office:value-type="float" office:value="4.375" calcext:value-type="float">
            <text:p>4,38</text:p>
          </table:table-cell>
          <table:table-cell office:value-type="float" office:value="3756.61458333333" calcext:value-type="float">
            <text:p>3756,6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396" calcext:value-type="float">
            <text:p>396</text:p>
          </table:table-cell>
          <table:table-cell office:value-type="float" office:value="338058" calcext:value-type="float">
            <text:p>338058</text:p>
          </table:table-cell>
          <table:table-cell office:value-type="float" office:value="4.125" calcext:value-type="float">
            <text:p>4,13</text:p>
          </table:table-cell>
          <table:table-cell office:value-type="float" office:value="3521.43750000001" calcext:value-type="float">
            <text:p>3521,44</text:p>
          </table:table-cell>
          <table:table-cell office:value-type="float" office:value="421" calcext:value-type="float">
            <text:p>421</text:p>
          </table:table-cell>
          <table:table-cell office:value-type="float" office:value="361056" calcext:value-type="float">
            <text:p>361056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3761" calcext:value-type="float">
            <text:p>3761,0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392" calcext:value-type="float">
            <text:p>392</text:p>
          </table:table-cell>
          <table:table-cell office:value-type="float" office:value="338450" calcext:value-type="float">
            <text:p>338450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3525.52083333334" calcext:value-type="float">
            <text:p>3525,52</text:p>
          </table:table-cell>
          <table:table-cell office:value-type="float" office:value="421" calcext:value-type="float">
            <text:p>421</text:p>
          </table:table-cell>
          <table:table-cell office:value-type="float" office:value="361477" calcext:value-type="float">
            <text:p>361477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3765.38541666667" calcext:value-type="float">
            <text:p>3765,39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394" calcext:value-type="float">
            <text:p>394</text:p>
          </table:table-cell>
          <table:table-cell office:value-type="float" office:value="338844" calcext:value-type="float">
            <text:p>338844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3529.62500000001" calcext:value-type="float">
            <text:p>3529,63</text:p>
          </table:table-cell>
          <table:table-cell office:value-type="float" office:value="419" calcext:value-type="float">
            <text:p>419</text:p>
          </table:table-cell>
          <table:table-cell office:value-type="float" office:value="361896" calcext:value-type="float">
            <text:p>361896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3769.75" calcext:value-type="float">
            <text:p>3769,7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92" calcext:value-type="float">
            <text:p>392</text:p>
          </table:table-cell>
          <table:table-cell office:value-type="float" office:value="339236" calcext:value-type="float">
            <text:p>339236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3533.70833333334" calcext:value-type="float">
            <text:p>3533,71</text:p>
          </table:table-cell>
          <table:table-cell office:value-type="float" office:value="418" calcext:value-type="float">
            <text:p>418</text:p>
          </table:table-cell>
          <table:table-cell office:value-type="float" office:value="362314" calcext:value-type="float">
            <text:p>362314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3774.10416666667" calcext:value-type="float">
            <text:p>3774,1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397" calcext:value-type="float">
            <text:p>397</text:p>
          </table:table-cell>
          <table:table-cell office:value-type="float" office:value="339633" calcext:value-type="float">
            <text:p>339633</text:p>
          </table:table-cell>
          <table:table-cell office:value-type="float" office:value="4.13541666666667" calcext:value-type="float">
            <text:p>4,14</text:p>
          </table:table-cell>
          <table:table-cell office:value-type="float" office:value="3537.84375000001" calcext:value-type="float">
            <text:p>3537,84</text:p>
          </table:table-cell>
          <table:table-cell office:value-type="float" office:value="421" calcext:value-type="float">
            <text:p>421</text:p>
          </table:table-cell>
          <table:table-cell office:value-type="float" office:value="362735" calcext:value-type="float">
            <text:p>362735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3778.48958333333" calcext:value-type="float">
            <text:p>3778,49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340024" calcext:value-type="float">
            <text:p>340024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3541.91666666667" calcext:value-type="float">
            <text:p>3541,92</text:p>
          </table:table-cell>
          <table:table-cell office:value-type="float" office:value="461" calcext:value-type="float">
            <text:p>461</text:p>
          </table:table-cell>
          <table:table-cell office:value-type="float" office:value="363196" calcext:value-type="float">
            <text:p>363196</text:p>
          </table:table-cell>
          <table:table-cell office:value-type="float" office:value="4.80208333333333" calcext:value-type="float">
            <text:p>4,80</text:p>
          </table:table-cell>
          <table:table-cell office:value-type="float" office:value="3783.29166666667" calcext:value-type="float">
            <text:p>3783,2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92" calcext:value-type="float">
            <text:p>392</text:p>
          </table:table-cell>
          <table:table-cell office:value-type="float" office:value="340416" calcext:value-type="float">
            <text:p>340416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3546.00000000001" calcext:value-type="float">
            <text:p>3546,00</text:p>
          </table:table-cell>
          <table:table-cell office:value-type="float" office:value="421" calcext:value-type="float">
            <text:p>421</text:p>
          </table:table-cell>
          <table:table-cell office:value-type="float" office:value="363617" calcext:value-type="float">
            <text:p>363617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3787.67708333333" calcext:value-type="float">
            <text:p>3787,68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427" calcext:value-type="float">
            <text:p>427</text:p>
          </table:table-cell>
          <table:table-cell office:value-type="float" office:value="340843" calcext:value-type="float">
            <text:p>340843</text:p>
          </table:table-cell>
          <table:table-cell office:value-type="float" office:value="4.44791666666667" calcext:value-type="float">
            <text:p>4,45</text:p>
          </table:table-cell>
          <table:table-cell office:value-type="float" office:value="3550.44791666667" calcext:value-type="float">
            <text:p>3550,45</text:p>
          </table:table-cell>
          <table:table-cell office:value-type="float" office:value="418" calcext:value-type="float">
            <text:p>418</text:p>
          </table:table-cell>
          <table:table-cell office:value-type="float" office:value="364035" calcext:value-type="float">
            <text:p>364035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3792.03125" calcext:value-type="float">
            <text:p>3792,03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392" calcext:value-type="float">
            <text:p>392</text:p>
          </table:table-cell>
          <table:table-cell office:value-type="float" office:value="341235" calcext:value-type="float">
            <text:p>341235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3554.53125000001" calcext:value-type="float">
            <text:p>3554,53</text:p>
          </table:table-cell>
          <table:table-cell office:value-type="float" office:value="421" calcext:value-type="float">
            <text:p>421</text:p>
          </table:table-cell>
          <table:table-cell office:value-type="float" office:value="364456" calcext:value-type="float">
            <text:p>364456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3796.41666666667" calcext:value-type="float">
            <text:p>3796,42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90" calcext:value-type="float">
            <text:p>390</text:p>
          </table:table-cell>
          <table:table-cell office:value-type="float" office:value="341625" calcext:value-type="float">
            <text:p>341625</text:p>
          </table:table-cell>
          <table:table-cell office:value-type="float" office:value="4.0625" calcext:value-type="float">
            <text:p>4,06</text:p>
          </table:table-cell>
          <table:table-cell office:value-type="float" office:value="3558.59375000001" calcext:value-type="float">
            <text:p>3558,59</text:p>
          </table:table-cell>
          <table:table-cell office:value-type="float" office:value="420" calcext:value-type="float">
            <text:p>420</text:p>
          </table:table-cell>
          <table:table-cell office:value-type="float" office:value="364876" calcext:value-type="float">
            <text:p>364876</text:p>
          </table:table-cell>
          <table:table-cell office:value-type="float" office:value="4.375" calcext:value-type="float">
            <text:p>4,38</text:p>
          </table:table-cell>
          <table:table-cell office:value-type="float" office:value="3800.79166666667" calcext:value-type="float">
            <text:p>3800,79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383" calcext:value-type="float">
            <text:p>383</text:p>
          </table:table-cell>
          <table:table-cell office:value-type="float" office:value="342008" calcext:value-type="float">
            <text:p>342008</text:p>
          </table:table-cell>
          <table:table-cell office:value-type="float" office:value="3.98958333333333" calcext:value-type="float">
            <text:p>3,99</text:p>
          </table:table-cell>
          <table:table-cell office:value-type="float" office:value="3562.58333333334" calcext:value-type="float">
            <text:p>3562,58</text:p>
          </table:table-cell>
          <table:table-cell office:value-type="float" office:value="418" calcext:value-type="float">
            <text:p>418</text:p>
          </table:table-cell>
          <table:table-cell office:value-type="float" office:value="365294" calcext:value-type="float">
            <text:p>365294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3805.14583333333" calcext:value-type="float">
            <text:p>3805,1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394" calcext:value-type="float">
            <text:p>394</text:p>
          </table:table-cell>
          <table:table-cell office:value-type="float" office:value="342402" calcext:value-type="float">
            <text:p>342402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3566.68750000001" calcext:value-type="float">
            <text:p>3566,69</text:p>
          </table:table-cell>
          <table:table-cell office:value-type="float" office:value="421" calcext:value-type="float">
            <text:p>421</text:p>
          </table:table-cell>
          <table:table-cell office:value-type="float" office:value="365715" calcext:value-type="float">
            <text:p>365715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3809.53125" calcext:value-type="float">
            <text:p>3809,53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393" calcext:value-type="float">
            <text:p>393</text:p>
          </table:table-cell>
          <table:table-cell office:value-type="float" office:value="342795" calcext:value-type="float">
            <text:p>342795</text:p>
          </table:table-cell>
          <table:table-cell office:value-type="float" office:value="4.09375" calcext:value-type="float">
            <text:p>4,09</text:p>
          </table:table-cell>
          <table:table-cell office:value-type="float" office:value="3570.78125000001" calcext:value-type="float">
            <text:p>3570,78</text:p>
          </table:table-cell>
          <table:table-cell office:value-type="float" office:value="420" calcext:value-type="float">
            <text:p>420</text:p>
          </table:table-cell>
          <table:table-cell office:value-type="float" office:value="366135" calcext:value-type="float">
            <text:p>366135</text:p>
          </table:table-cell>
          <table:table-cell office:value-type="float" office:value="4.375" calcext:value-type="float">
            <text:p>4,38</text:p>
          </table:table-cell>
          <table:table-cell office:value-type="float" office:value="3813.90625" calcext:value-type="float">
            <text:p>3813,9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396" calcext:value-type="float">
            <text:p>396</text:p>
          </table:table-cell>
          <table:table-cell office:value-type="float" office:value="343191" calcext:value-type="float">
            <text:p>343191</text:p>
          </table:table-cell>
          <table:table-cell office:value-type="float" office:value="4.125" calcext:value-type="float">
            <text:p>4,13</text:p>
          </table:table-cell>
          <table:table-cell office:value-type="float" office:value="3574.90625000001" calcext:value-type="float">
            <text:p>3574,91</text:p>
          </table:table-cell>
          <table:table-cell office:value-type="float" office:value="419" calcext:value-type="float">
            <text:p>419</text:p>
          </table:table-cell>
          <table:table-cell office:value-type="float" office:value="366554" calcext:value-type="float">
            <text:p>366554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3818.27083333333" calcext:value-type="float">
            <text:p>3818,27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93" calcext:value-type="float">
            <text:p>393</text:p>
          </table:table-cell>
          <table:table-cell office:value-type="float" office:value="343584" calcext:value-type="float">
            <text:p>343584</text:p>
          </table:table-cell>
          <table:table-cell office:value-type="float" office:value="4.09375" calcext:value-type="float">
            <text:p>4,09</text:p>
          </table:table-cell>
          <table:table-cell office:value-type="float" office:value="3579.00000000001" calcext:value-type="float">
            <text:p>3579,00</text:p>
          </table:table-cell>
          <table:table-cell office:value-type="float" office:value="420" calcext:value-type="float">
            <text:p>420</text:p>
          </table:table-cell>
          <table:table-cell office:value-type="float" office:value="366974" calcext:value-type="float">
            <text:p>366974</text:p>
          </table:table-cell>
          <table:table-cell office:value-type="float" office:value="4.375" calcext:value-type="float">
            <text:p>4,38</text:p>
          </table:table-cell>
          <table:table-cell office:value-type="float" office:value="3822.64583333333" calcext:value-type="float">
            <text:p>3822,6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397" calcext:value-type="float">
            <text:p>397</text:p>
          </table:table-cell>
          <table:table-cell office:value-type="float" office:value="343981" calcext:value-type="float">
            <text:p>343981</text:p>
          </table:table-cell>
          <table:table-cell office:value-type="float" office:value="4.13541666666667" calcext:value-type="float">
            <text:p>4,14</text:p>
          </table:table-cell>
          <table:table-cell office:value-type="float" office:value="3583.13541666667" calcext:value-type="float">
            <text:p>3583,14</text:p>
          </table:table-cell>
          <table:table-cell office:value-type="float" office:value="418" calcext:value-type="float">
            <text:p>418</text:p>
          </table:table-cell>
          <table:table-cell office:value-type="float" office:value="367392" calcext:value-type="float">
            <text:p>367392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3827" calcext:value-type="float">
            <text:p>3827,0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92" calcext:value-type="float">
            <text:p>392</text:p>
          </table:table-cell>
          <table:table-cell office:value-type="float" office:value="344373" calcext:value-type="float">
            <text:p>344373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3587.21875000001" calcext:value-type="float">
            <text:p>3587,22</text:p>
          </table:table-cell>
          <table:table-cell office:value-type="float" office:value="420" calcext:value-type="float">
            <text:p>420</text:p>
          </table:table-cell>
          <table:table-cell office:value-type="float" office:value="367812" calcext:value-type="float">
            <text:p>367812</text:p>
          </table:table-cell>
          <table:table-cell office:value-type="float" office:value="4.375" calcext:value-type="float">
            <text:p>4,38</text:p>
          </table:table-cell>
          <table:table-cell office:value-type="float" office:value="3831.375" calcext:value-type="float">
            <text:p>3831,3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398" calcext:value-type="float">
            <text:p>398</text:p>
          </table:table-cell>
          <table:table-cell office:value-type="float" office:value="344771" calcext:value-type="float">
            <text:p>344771</text:p>
          </table:table-cell>
          <table:table-cell office:value-type="float" office:value="4.14583333333333" calcext:value-type="float">
            <text:p>4,15</text:p>
          </table:table-cell>
          <table:table-cell office:value-type="float" office:value="3591.36458333334" calcext:value-type="float">
            <text:p>3591,36</text:p>
          </table:table-cell>
          <table:table-cell office:value-type="float" office:value="419" calcext:value-type="float">
            <text:p>419</text:p>
          </table:table-cell>
          <table:table-cell office:value-type="float" office:value="368231" calcext:value-type="float">
            <text:p>368231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3835.73958333333" calcext:value-type="float">
            <text:p>3835,74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397" calcext:value-type="float">
            <text:p>397</text:p>
          </table:table-cell>
          <table:table-cell office:value-type="float" office:value="345168" calcext:value-type="float">
            <text:p>345168</text:p>
          </table:table-cell>
          <table:table-cell office:value-type="float" office:value="4.13541666666667" calcext:value-type="float">
            <text:p>4,14</text:p>
          </table:table-cell>
          <table:table-cell office:value-type="float" office:value="3595.50000000001" calcext:value-type="float">
            <text:p>3595,50</text:p>
          </table:table-cell>
          <table:table-cell office:value-type="float" office:value="419" calcext:value-type="float">
            <text:p>419</text:p>
          </table:table-cell>
          <table:table-cell office:value-type="float" office:value="368650" calcext:value-type="float">
            <text:p>368650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3840.10416666667" calcext:value-type="float">
            <text:p>3840,1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394" calcext:value-type="float">
            <text:p>394</text:p>
          </table:table-cell>
          <table:table-cell office:value-type="float" office:value="345562" calcext:value-type="float">
            <text:p>345562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3599.60416666667" calcext:value-type="float">
            <text:p>3599,60</text:p>
          </table:table-cell>
          <table:table-cell office:value-type="float" office:value="417" calcext:value-type="float">
            <text:p>417</text:p>
          </table:table-cell>
          <table:table-cell office:value-type="float" office:value="369067" calcext:value-type="float">
            <text:p>369067</text:p>
          </table:table-cell>
          <table:table-cell office:value-type="float" office:value="4.34375" calcext:value-type="float">
            <text:p>4,34</text:p>
          </table:table-cell>
          <table:table-cell office:value-type="float" office:value="3844.44791666667" calcext:value-type="float">
            <text:p>3844,4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395" calcext:value-type="float">
            <text:p>395</text:p>
          </table:table-cell>
          <table:table-cell office:value-type="float" office:value="345957" calcext:value-type="float">
            <text:p>345957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3603.71875000001" calcext:value-type="float">
            <text:p>3603,72</text:p>
          </table:table-cell>
          <table:table-cell office:value-type="float" office:value="421" calcext:value-type="float">
            <text:p>421</text:p>
          </table:table-cell>
          <table:table-cell office:value-type="float" office:value="369488" calcext:value-type="float">
            <text:p>369488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3848.83333333333" calcext:value-type="float">
            <text:p>3848,83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393" calcext:value-type="float">
            <text:p>393</text:p>
          </table:table-cell>
          <table:table-cell office:value-type="float" office:value="346350" calcext:value-type="float">
            <text:p>346350</text:p>
          </table:table-cell>
          <table:table-cell office:value-type="float" office:value="4.09375" calcext:value-type="float">
            <text:p>4,09</text:p>
          </table:table-cell>
          <table:table-cell office:value-type="float" office:value="3607.81250000001" calcext:value-type="float">
            <text:p>3607,81</text:p>
          </table:table-cell>
          <table:table-cell office:value-type="float" office:value="423" calcext:value-type="float">
            <text:p>423</text:p>
          </table:table-cell>
          <table:table-cell office:value-type="float" office:value="369911" calcext:value-type="float">
            <text:p>369911</text:p>
          </table:table-cell>
          <table:table-cell office:value-type="float" office:value="4.40625" calcext:value-type="float">
            <text:p>4,41</text:p>
          </table:table-cell>
          <table:table-cell office:value-type="float" office:value="3853.23958333333" calcext:value-type="float">
            <text:p>3853,24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399" calcext:value-type="float">
            <text:p>399</text:p>
          </table:table-cell>
          <table:table-cell office:value-type="float" office:value="346749" calcext:value-type="float">
            <text:p>346749</text:p>
          </table:table-cell>
          <table:table-cell office:value-type="float" office:value="4.15625" calcext:value-type="float">
            <text:p>4,16</text:p>
          </table:table-cell>
          <table:table-cell office:value-type="float" office:value="3611.96875000001" calcext:value-type="float">
            <text:p>3611,97</text:p>
          </table:table-cell>
          <table:table-cell office:value-type="float" office:value="421" calcext:value-type="float">
            <text:p>421</text:p>
          </table:table-cell>
          <table:table-cell office:value-type="float" office:value="370332" calcext:value-type="float">
            <text:p>370332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3857.625" calcext:value-type="float">
            <text:p>3857,63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397" calcext:value-type="float">
            <text:p>397</text:p>
          </table:table-cell>
          <table:table-cell office:value-type="float" office:value="347146" calcext:value-type="float">
            <text:p>347146</text:p>
          </table:table-cell>
          <table:table-cell office:value-type="float" office:value="4.13541666666667" calcext:value-type="float">
            <text:p>4,14</text:p>
          </table:table-cell>
          <table:table-cell office:value-type="float" office:value="3616.10416666667" calcext:value-type="float">
            <text:p>3616,10</text:p>
          </table:table-cell>
          <table:table-cell office:value-type="float" office:value="418" calcext:value-type="float">
            <text:p>418</text:p>
          </table:table-cell>
          <table:table-cell office:value-type="float" office:value="370750" calcext:value-type="float">
            <text:p>370750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3861.97916666667" calcext:value-type="float">
            <text:p>3861,9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398" calcext:value-type="float">
            <text:p>398</text:p>
          </table:table-cell>
          <table:table-cell office:value-type="float" office:value="347544" calcext:value-type="float">
            <text:p>347544</text:p>
          </table:table-cell>
          <table:table-cell office:value-type="float" office:value="4.14583333333333" calcext:value-type="float">
            <text:p>4,15</text:p>
          </table:table-cell>
          <table:table-cell office:value-type="float" office:value="3620.25000000001" calcext:value-type="float">
            <text:p>3620,25</text:p>
          </table:table-cell>
          <table:table-cell office:value-type="float" office:value="420" calcext:value-type="float">
            <text:p>420</text:p>
          </table:table-cell>
          <table:table-cell office:value-type="float" office:value="371170" calcext:value-type="float">
            <text:p>371170</text:p>
          </table:table-cell>
          <table:table-cell office:value-type="float" office:value="4.375" calcext:value-type="float">
            <text:p>4,38</text:p>
          </table:table-cell>
          <table:table-cell office:value-type="float" office:value="3866.35416666667" calcext:value-type="float">
            <text:p>3866,35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392" calcext:value-type="float">
            <text:p>392</text:p>
          </table:table-cell>
          <table:table-cell office:value-type="float" office:value="347936" calcext:value-type="float">
            <text:p>347936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3624.33333333334" calcext:value-type="float">
            <text:p>3624,33</text:p>
          </table:table-cell>
          <table:table-cell office:value-type="float" office:value="421" calcext:value-type="float">
            <text:p>421</text:p>
          </table:table-cell>
          <table:table-cell office:value-type="float" office:value="371591" calcext:value-type="float">
            <text:p>371591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3870.73958333333" calcext:value-type="float">
            <text:p>3870,7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91" calcext:value-type="float">
            <text:p>391</text:p>
          </table:table-cell>
          <table:table-cell office:value-type="float" office:value="348327" calcext:value-type="float">
            <text:p>348327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3628.40625000001" calcext:value-type="float">
            <text:p>3628,41</text:p>
          </table:table-cell>
          <table:table-cell office:value-type="float" office:value="418" calcext:value-type="float">
            <text:p>418</text:p>
          </table:table-cell>
          <table:table-cell office:value-type="float" office:value="372009" calcext:value-type="float">
            <text:p>372009</text:p>
          </table:table-cell>
          <table:table-cell office:value-type="float" office:value="4.35416666666667" calcext:value-type="float">
            <text:p>4,35</text:p>
          </table:table-cell>
          <table:table-cell office:value-type="float" office:value="3875.09375" calcext:value-type="float">
            <text:p>3875,09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393" calcext:value-type="float">
            <text:p>393</text:p>
          </table:table-cell>
          <table:table-cell office:value-type="float" office:value="348720" calcext:value-type="float">
            <text:p>348720</text:p>
          </table:table-cell>
          <table:table-cell office:value-type="float" office:value="4.09375" calcext:value-type="float">
            <text:p>4,09</text:p>
          </table:table-cell>
          <table:table-cell office:value-type="float" office:value="3632.50000000001" calcext:value-type="float">
            <text:p>3632,50</text:p>
          </table:table-cell>
          <table:table-cell office:value-type="float" office:value="421" calcext:value-type="float">
            <text:p>421</text:p>
          </table:table-cell>
          <table:table-cell office:value-type="float" office:value="372430" calcext:value-type="float">
            <text:p>372430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3879.47916666667" calcext:value-type="float">
            <text:p>3879,4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401" calcext:value-type="float">
            <text:p>401</text:p>
          </table:table-cell>
          <table:table-cell office:value-type="float" office:value="349121" calcext:value-type="float">
            <text:p>349121</text:p>
          </table:table-cell>
          <table:table-cell office:value-type="float" office:value="4.17708333333333" calcext:value-type="float">
            <text:p>4,18</text:p>
          </table:table-cell>
          <table:table-cell office:value-type="float" office:value="3636.67708333334" calcext:value-type="float">
            <text:p>3636,68</text:p>
          </table:table-cell>
          <table:table-cell office:value-type="float" office:value="427" calcext:value-type="float">
            <text:p>427</text:p>
          </table:table-cell>
          <table:table-cell office:value-type="float" office:value="372857" calcext:value-type="float">
            <text:p>372857</text:p>
          </table:table-cell>
          <table:table-cell office:value-type="float" office:value="4.44791666666667" calcext:value-type="float">
            <text:p>4,45</text:p>
          </table:table-cell>
          <table:table-cell office:value-type="float" office:value="3883.92708333333" calcext:value-type="float">
            <text:p>3883,93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395" calcext:value-type="float">
            <text:p>395</text:p>
          </table:table-cell>
          <table:table-cell office:value-type="float" office:value="349516" calcext:value-type="float">
            <text:p>349516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3640.79166666667" calcext:value-type="float">
            <text:p>3640,79</text:p>
          </table:table-cell>
          <table:table-cell office:value-type="float" office:value="422" calcext:value-type="float">
            <text:p>422</text:p>
          </table:table-cell>
          <table:table-cell office:value-type="float" office:value="373279" calcext:value-type="float">
            <text:p>373279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3888.32291666667" calcext:value-type="float">
            <text:p>3888,32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391" calcext:value-type="float">
            <text:p>391</text:p>
          </table:table-cell>
          <table:table-cell office:value-type="float" office:value="349907" calcext:value-type="float">
            <text:p>349907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3644.86458333334" calcext:value-type="float">
            <text:p>3644,86</text:p>
          </table:table-cell>
          <table:table-cell office:value-type="float" office:value="416" calcext:value-type="float">
            <text:p>416</text:p>
          </table:table-cell>
          <table:table-cell office:value-type="float" office:value="373695" calcext:value-type="float">
            <text:p>373695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3892.65625" calcext:value-type="float">
            <text:p>3892,6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393" calcext:value-type="float">
            <text:p>393</text:p>
          </table:table-cell>
          <table:table-cell office:value-type="float" office:value="350300" calcext:value-type="float">
            <text:p>350300</text:p>
          </table:table-cell>
          <table:table-cell office:value-type="float" office:value="4.09375" calcext:value-type="float">
            <text:p>4,09</text:p>
          </table:table-cell>
          <table:table-cell office:value-type="float" office:value="3648.95833333334" calcext:value-type="float">
            <text:p>3648,96</text:p>
          </table:table-cell>
          <table:table-cell office:value-type="float" office:value="419" calcext:value-type="float">
            <text:p>419</text:p>
          </table:table-cell>
          <table:table-cell office:value-type="float" office:value="374114" calcext:value-type="float">
            <text:p>374114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3897.02083333333" calcext:value-type="float">
            <text:p>3897,02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398" calcext:value-type="float">
            <text:p>398</text:p>
          </table:table-cell>
          <table:table-cell office:value-type="float" office:value="350698" calcext:value-type="float">
            <text:p>350698</text:p>
          </table:table-cell>
          <table:table-cell office:value-type="float" office:value="4.14583333333333" calcext:value-type="float">
            <text:p>4,15</text:p>
          </table:table-cell>
          <table:table-cell office:value-type="float" office:value="3653.10416666667" calcext:value-type="float">
            <text:p>3653,10</text:p>
          </table:table-cell>
          <table:table-cell office:value-type="float" office:value="420" calcext:value-type="float">
            <text:p>420</text:p>
          </table:table-cell>
          <table:table-cell office:value-type="float" office:value="374534" calcext:value-type="float">
            <text:p>374534</text:p>
          </table:table-cell>
          <table:table-cell office:value-type="float" office:value="4.375" calcext:value-type="float">
            <text:p>4,38</text:p>
          </table:table-cell>
          <table:table-cell office:value-type="float" office:value="3901.39583333333" calcext:value-type="float">
            <text:p>3901,4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95" calcext:value-type="float">
            <text:p>395</text:p>
          </table:table-cell>
          <table:table-cell office:value-type="float" office:value="351093" calcext:value-type="float">
            <text:p>351093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3657.21875000001" calcext:value-type="float">
            <text:p>3657,22</text:p>
          </table:table-cell>
          <table:table-cell office:value-type="float" office:value="419" calcext:value-type="float">
            <text:p>419</text:p>
          </table:table-cell>
          <table:table-cell office:value-type="float" office:value="374953" calcext:value-type="float">
            <text:p>374953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3905.76041666667" calcext:value-type="float">
            <text:p>3905,76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93" calcext:value-type="float">
            <text:p>393</text:p>
          </table:table-cell>
          <table:table-cell office:value-type="float" office:value="351486" calcext:value-type="float">
            <text:p>351486</text:p>
          </table:table-cell>
          <table:table-cell office:value-type="float" office:value="4.09375" calcext:value-type="float">
            <text:p>4,09</text:p>
          </table:table-cell>
          <table:table-cell office:value-type="float" office:value="3661.31250000001" calcext:value-type="float">
            <text:p>3661,31</text:p>
          </table:table-cell>
          <table:table-cell office:value-type="float" office:value="420" calcext:value-type="float">
            <text:p>420</text:p>
          </table:table-cell>
          <table:table-cell office:value-type="float" office:value="375373" calcext:value-type="float">
            <text:p>375373</text:p>
          </table:table-cell>
          <table:table-cell office:value-type="float" office:value="4.375" calcext:value-type="float">
            <text:p>4,38</text:p>
          </table:table-cell>
          <table:table-cell office:value-type="float" office:value="3910.13541666667" calcext:value-type="float">
            <text:p>3910,14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391" calcext:value-type="float">
            <text:p>391</text:p>
          </table:table-cell>
          <table:table-cell office:value-type="float" office:value="351877" calcext:value-type="float">
            <text:p>351877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3665.38541666667" calcext:value-type="float">
            <text:p>3665,39</text:p>
          </table:table-cell>
          <table:table-cell office:value-type="float" office:value="422" calcext:value-type="float">
            <text:p>422</text:p>
          </table:table-cell>
          <table:table-cell office:value-type="float" office:value="375795" calcext:value-type="float">
            <text:p>375795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3914.53125" calcext:value-type="float">
            <text:p>3914,5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94" calcext:value-type="float">
            <text:p>394</text:p>
          </table:table-cell>
          <table:table-cell office:value-type="float" office:value="352271" calcext:value-type="float">
            <text:p>352271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3669.48958333334" calcext:value-type="float">
            <text:p>3669,49</text:p>
          </table:table-cell>
          <table:table-cell office:value-type="float" office:value="419" calcext:value-type="float">
            <text:p>419</text:p>
          </table:table-cell>
          <table:table-cell office:value-type="float" office:value="376214" calcext:value-type="float">
            <text:p>376214</text:p>
          </table:table-cell>
          <table:table-cell office:value-type="float" office:value="4.36458333333333" calcext:value-type="float">
            <text:p>4,36</text:p>
          </table:table-cell>
          <table:table-cell office:value-type="float" office:value="3918.89583333333" calcext:value-type="float">
            <text:p>3918,9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395" calcext:value-type="float">
            <text:p>395</text:p>
          </table:table-cell>
          <table:table-cell office:value-type="float" office:value="352666" calcext:value-type="float">
            <text:p>352666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3673.60416666667" calcext:value-type="float">
            <text:p>3673,60</text:p>
          </table:table-cell>
          <table:table-cell office:value-type="float" office:value="421" calcext:value-type="float">
            <text:p>421</text:p>
          </table:table-cell>
          <table:table-cell office:value-type="float" office:value="376635" calcext:value-type="float">
            <text:p>376635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3923.28125" calcext:value-type="float">
            <text:p>3923,28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94" calcext:value-type="float">
            <text:p>394</text:p>
          </table:table-cell>
          <table:table-cell office:value-type="float" office:value="353060" calcext:value-type="float">
            <text:p>353060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3677.70833333334" calcext:value-type="float">
            <text:p>3677,71</text:p>
          </table:table-cell>
          <table:table-cell office:value-type="float" office:value="465" calcext:value-type="float">
            <text:p>465</text:p>
          </table:table-cell>
          <table:table-cell office:value-type="float" office:value="377100" calcext:value-type="float">
            <text:p>377100</text:p>
          </table:table-cell>
          <table:table-cell office:value-type="float" office:value="4.84375" calcext:value-type="float">
            <text:p>4,84</text:p>
          </table:table-cell>
          <table:table-cell office:value-type="float" office:value="3928.125" calcext:value-type="float">
            <text:p>3928,1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97" calcext:value-type="float">
            <text:p>397</text:p>
          </table:table-cell>
          <table:table-cell office:value-type="float" office:value="353457" calcext:value-type="float">
            <text:p>353457</text:p>
          </table:table-cell>
          <table:table-cell office:value-type="float" office:value="4.13541666666667" calcext:value-type="float">
            <text:p>4,14</text:p>
          </table:table-cell>
          <table:table-cell office:value-type="float" office:value="3681.84375000001" calcext:value-type="float">
            <text:p>3681,84</text:p>
          </table:table-cell>
          <table:table-cell office:value-type="float" office:value="429" calcext:value-type="float">
            <text:p>429</text:p>
          </table:table-cell>
          <table:table-cell office:value-type="float" office:value="377529" calcext:value-type="float">
            <text:p>377529</text:p>
          </table:table-cell>
          <table:table-cell office:value-type="float" office:value="4.46875" calcext:value-type="float">
            <text:p>4,47</text:p>
          </table:table-cell>
          <table:table-cell office:value-type="float" office:value="3932.59375" calcext:value-type="float">
            <text:p>3932,59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395" calcext:value-type="float">
            <text:p>395</text:p>
          </table:table-cell>
          <table:table-cell office:value-type="float" office:value="353852" calcext:value-type="float">
            <text:p>353852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3685.95833333334" calcext:value-type="float">
            <text:p>3685,96</text:p>
          </table:table-cell>
          <table:table-cell office:value-type="float" office:value="429" calcext:value-type="float">
            <text:p>429</text:p>
          </table:table-cell>
          <table:table-cell office:value-type="float" office:value="377958" calcext:value-type="float">
            <text:p>377958</text:p>
          </table:table-cell>
          <table:table-cell office:value-type="float" office:value="4.46875" calcext:value-type="float">
            <text:p>4,47</text:p>
          </table:table-cell>
          <table:table-cell office:value-type="float" office:value="3937.0625" calcext:value-type="float">
            <text:p>3937,06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391" calcext:value-type="float">
            <text:p>391</text:p>
          </table:table-cell>
          <table:table-cell office:value-type="float" office:value="354243" calcext:value-type="float">
            <text:p>354243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3690.03125000001" calcext:value-type="float">
            <text:p>3690,03</text:p>
          </table:table-cell>
          <table:table-cell office:value-type="float" office:value="427" calcext:value-type="float">
            <text:p>427</text:p>
          </table:table-cell>
          <table:table-cell office:value-type="float" office:value="378385" calcext:value-type="float">
            <text:p>378385</text:p>
          </table:table-cell>
          <table:table-cell office:value-type="float" office:value="4.44791666666667" calcext:value-type="float">
            <text:p>4,45</text:p>
          </table:table-cell>
          <table:table-cell office:value-type="float" office:value="3941.51041666667" calcext:value-type="float">
            <text:p>3941,5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92" calcext:value-type="float">
            <text:p>392</text:p>
          </table:table-cell>
          <table:table-cell office:value-type="float" office:value="354635" calcext:value-type="float">
            <text:p>354635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3694.11458333334" calcext:value-type="float">
            <text:p>3694,11</text:p>
          </table:table-cell>
          <table:table-cell office:value-type="float" office:value="431" calcext:value-type="float">
            <text:p>431</text:p>
          </table:table-cell>
          <table:table-cell office:value-type="float" office:value="378816" calcext:value-type="float">
            <text:p>378816</text:p>
          </table:table-cell>
          <table:table-cell office:value-type="float" office:value="4.48958333333333" calcext:value-type="float">
            <text:p>4,49</text:p>
          </table:table-cell>
          <table:table-cell office:value-type="float" office:value="3946" calcext:value-type="float">
            <text:p>3946,0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394" calcext:value-type="float">
            <text:p>394</text:p>
          </table:table-cell>
          <table:table-cell office:value-type="float" office:value="355029" calcext:value-type="float">
            <text:p>355029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3698.21875000001" calcext:value-type="float">
            <text:p>3698,22</text:p>
          </table:table-cell>
          <table:table-cell office:value-type="float" office:value="423" calcext:value-type="float">
            <text:p>423</text:p>
          </table:table-cell>
          <table:table-cell office:value-type="float" office:value="379239" calcext:value-type="float">
            <text:p>379239</text:p>
          </table:table-cell>
          <table:table-cell office:value-type="float" office:value="4.40625" calcext:value-type="float">
            <text:p>4,41</text:p>
          </table:table-cell>
          <table:table-cell office:value-type="float" office:value="3950.40625" calcext:value-type="float">
            <text:p>3950,41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394" calcext:value-type="float">
            <text:p>394</text:p>
          </table:table-cell>
          <table:table-cell office:value-type="float" office:value="355423" calcext:value-type="float">
            <text:p>355423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3702.32291666667" calcext:value-type="float">
            <text:p>3702,32</text:p>
          </table:table-cell>
          <table:table-cell office:value-type="float" office:value="422" calcext:value-type="float">
            <text:p>422</text:p>
          </table:table-cell>
          <table:table-cell office:value-type="float" office:value="379661" calcext:value-type="float">
            <text:p>379661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3954.80208333333" calcext:value-type="float">
            <text:p>3954,8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397" calcext:value-type="float">
            <text:p>397</text:p>
          </table:table-cell>
          <table:table-cell office:value-type="float" office:value="355820" calcext:value-type="float">
            <text:p>355820</text:p>
          </table:table-cell>
          <table:table-cell office:value-type="float" office:value="4.13541666666667" calcext:value-type="float">
            <text:p>4,14</text:p>
          </table:table-cell>
          <table:table-cell office:value-type="float" office:value="3706.45833333334" calcext:value-type="float">
            <text:p>3706,46</text:p>
          </table:table-cell>
          <table:table-cell office:value-type="float" office:value="431" calcext:value-type="float">
            <text:p>431</text:p>
          </table:table-cell>
          <table:table-cell office:value-type="float" office:value="380092" calcext:value-type="float">
            <text:p>380092</text:p>
          </table:table-cell>
          <table:table-cell office:value-type="float" office:value="4.48958333333333" calcext:value-type="float">
            <text:p>4,49</text:p>
          </table:table-cell>
          <table:table-cell office:value-type="float" office:value="3959.29166666667" calcext:value-type="float">
            <text:p>3959,2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97" calcext:value-type="float">
            <text:p>397</text:p>
          </table:table-cell>
          <table:table-cell office:value-type="float" office:value="356217" calcext:value-type="float">
            <text:p>356217</text:p>
          </table:table-cell>
          <table:table-cell office:value-type="float" office:value="4.13541666666667" calcext:value-type="float">
            <text:p>4,14</text:p>
          </table:table-cell>
          <table:table-cell office:value-type="float" office:value="3710.59375" calcext:value-type="float">
            <text:p>3710,59</text:p>
          </table:table-cell>
          <table:table-cell office:value-type="float" office:value="426" calcext:value-type="float">
            <text:p>426</text:p>
          </table:table-cell>
          <table:table-cell office:value-type="float" office:value="380518" calcext:value-type="float">
            <text:p>380518</text:p>
          </table:table-cell>
          <table:table-cell office:value-type="float" office:value="4.4375" calcext:value-type="float">
            <text:p>4,44</text:p>
          </table:table-cell>
          <table:table-cell office:value-type="float" office:value="3963.72916666667" calcext:value-type="float">
            <text:p>3963,7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393" calcext:value-type="float">
            <text:p>393</text:p>
          </table:table-cell>
          <table:table-cell office:value-type="float" office:value="356610" calcext:value-type="float">
            <text:p>356610</text:p>
          </table:table-cell>
          <table:table-cell office:value-type="float" office:value="4.09375" calcext:value-type="float">
            <text:p>4,09</text:p>
          </table:table-cell>
          <table:table-cell office:value-type="float" office:value="3714.6875" calcext:value-type="float">
            <text:p>3714,69</text:p>
          </table:table-cell>
          <table:table-cell office:value-type="float" office:value="422" calcext:value-type="float">
            <text:p>422</text:p>
          </table:table-cell>
          <table:table-cell office:value-type="float" office:value="380940" calcext:value-type="float">
            <text:p>380940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3968.125" calcext:value-type="float">
            <text:p>3968,1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93" calcext:value-type="float">
            <text:p>393</text:p>
          </table:table-cell>
          <table:table-cell office:value-type="float" office:value="357003" calcext:value-type="float">
            <text:p>357003</text:p>
          </table:table-cell>
          <table:table-cell office:value-type="float" office:value="4.09375" calcext:value-type="float">
            <text:p>4,09</text:p>
          </table:table-cell>
          <table:table-cell office:value-type="float" office:value="3718.78125" calcext:value-type="float">
            <text:p>3718,78</text:p>
          </table:table-cell>
          <table:table-cell office:value-type="float" office:value="425" calcext:value-type="float">
            <text:p>425</text:p>
          </table:table-cell>
          <table:table-cell office:value-type="float" office:value="381365" calcext:value-type="float">
            <text:p>381365</text:p>
          </table:table-cell>
          <table:table-cell office:value-type="float" office:value="4.42708333333333" calcext:value-type="float">
            <text:p>4,43</text:p>
          </table:table-cell>
          <table:table-cell office:value-type="float" office:value="3972.55208333333" calcext:value-type="float">
            <text:p>3972,5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392" calcext:value-type="float">
            <text:p>392</text:p>
          </table:table-cell>
          <table:table-cell office:value-type="float" office:value="357395" calcext:value-type="float">
            <text:p>357395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3722.86458333334" calcext:value-type="float">
            <text:p>3722,86</text:p>
          </table:table-cell>
          <table:table-cell office:value-type="float" office:value="424" calcext:value-type="float">
            <text:p>424</text:p>
          </table:table-cell>
          <table:table-cell office:value-type="float" office:value="381789" calcext:value-type="float">
            <text:p>381789</text:p>
          </table:table-cell>
          <table:table-cell office:value-type="float" office:value="4.41666666666667" calcext:value-type="float">
            <text:p>4,42</text:p>
          </table:table-cell>
          <table:table-cell office:value-type="float" office:value="3976.96875" calcext:value-type="float">
            <text:p>3976,97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396" calcext:value-type="float">
            <text:p>396</text:p>
          </table:table-cell>
          <table:table-cell office:value-type="float" office:value="357791" calcext:value-type="float">
            <text:p>357791</text:p>
          </table:table-cell>
          <table:table-cell office:value-type="float" office:value="4.125" calcext:value-type="float">
            <text:p>4,13</text:p>
          </table:table-cell>
          <table:table-cell office:value-type="float" office:value="3726.98958333334" calcext:value-type="float">
            <text:p>3726,99</text:p>
          </table:table-cell>
          <table:table-cell office:value-type="float" office:value="422" calcext:value-type="float">
            <text:p>422</text:p>
          </table:table-cell>
          <table:table-cell office:value-type="float" office:value="382211" calcext:value-type="float">
            <text:p>382211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3981.36458333333" calcext:value-type="float">
            <text:p>3981,36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395" calcext:value-type="float">
            <text:p>395</text:p>
          </table:table-cell>
          <table:table-cell office:value-type="float" office:value="358186" calcext:value-type="float">
            <text:p>358186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3731.10416666667" calcext:value-type="float">
            <text:p>3731,10</text:p>
          </table:table-cell>
          <table:table-cell office:value-type="float" office:value="425" calcext:value-type="float">
            <text:p>425</text:p>
          </table:table-cell>
          <table:table-cell office:value-type="float" office:value="382636" calcext:value-type="float">
            <text:p>382636</text:p>
          </table:table-cell>
          <table:table-cell office:value-type="float" office:value="4.42708333333333" calcext:value-type="float">
            <text:p>4,43</text:p>
          </table:table-cell>
          <table:table-cell office:value-type="float" office:value="3985.79166666667" calcext:value-type="float">
            <text:p>3985,79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395" calcext:value-type="float">
            <text:p>395</text:p>
          </table:table-cell>
          <table:table-cell office:value-type="float" office:value="358581" calcext:value-type="float">
            <text:p>358581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3735.21875000001" calcext:value-type="float">
            <text:p>3735,22</text:p>
          </table:table-cell>
          <table:table-cell office:value-type="float" office:value="429" calcext:value-type="float">
            <text:p>429</text:p>
          </table:table-cell>
          <table:table-cell office:value-type="float" office:value="383065" calcext:value-type="float">
            <text:p>383065</text:p>
          </table:table-cell>
          <table:table-cell office:value-type="float" office:value="4.46875" calcext:value-type="float">
            <text:p>4,47</text:p>
          </table:table-cell>
          <table:table-cell office:value-type="float" office:value="3990.26041666667" calcext:value-type="float">
            <text:p>3990,26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396" calcext:value-type="float">
            <text:p>396</text:p>
          </table:table-cell>
          <table:table-cell office:value-type="float" office:value="358977" calcext:value-type="float">
            <text:p>358977</text:p>
          </table:table-cell>
          <table:table-cell office:value-type="float" office:value="4.125" calcext:value-type="float">
            <text:p>4,13</text:p>
          </table:table-cell>
          <table:table-cell office:value-type="float" office:value="3739.34375000001" calcext:value-type="float">
            <text:p>3739,34</text:p>
          </table:table-cell>
          <table:table-cell office:value-type="float" office:value="425" calcext:value-type="float">
            <text:p>425</text:p>
          </table:table-cell>
          <table:table-cell office:value-type="float" office:value="383490" calcext:value-type="float">
            <text:p>383490</text:p>
          </table:table-cell>
          <table:table-cell office:value-type="float" office:value="4.42708333333333" calcext:value-type="float">
            <text:p>4,43</text:p>
          </table:table-cell>
          <table:table-cell office:value-type="float" office:value="3994.6875" calcext:value-type="float">
            <text:p>3994,69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396" calcext:value-type="float">
            <text:p>396</text:p>
          </table:table-cell>
          <table:table-cell office:value-type="float" office:value="359373" calcext:value-type="float">
            <text:p>359373</text:p>
          </table:table-cell>
          <table:table-cell office:value-type="float" office:value="4.125" calcext:value-type="float">
            <text:p>4,13</text:p>
          </table:table-cell>
          <table:table-cell office:value-type="float" office:value="3743.46875000001" calcext:value-type="float">
            <text:p>3743,47</text:p>
          </table:table-cell>
          <table:table-cell office:value-type="float" office:value="426" calcext:value-type="float">
            <text:p>426</text:p>
          </table:table-cell>
          <table:table-cell office:value-type="float" office:value="383916" calcext:value-type="float">
            <text:p>383916</text:p>
          </table:table-cell>
          <table:table-cell office:value-type="float" office:value="4.4375" calcext:value-type="float">
            <text:p>4,44</text:p>
          </table:table-cell>
          <table:table-cell office:value-type="float" office:value="3999.125" calcext:value-type="float">
            <text:p>3999,13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399" calcext:value-type="float">
            <text:p>399</text:p>
          </table:table-cell>
          <table:table-cell office:value-type="float" office:value="359772" calcext:value-type="float">
            <text:p>359772</text:p>
          </table:table-cell>
          <table:table-cell office:value-type="float" office:value="4.15625" calcext:value-type="float">
            <text:p>4,16</text:p>
          </table:table-cell>
          <table:table-cell office:value-type="float" office:value="3747.62500000001" calcext:value-type="float">
            <text:p>3747,63</text:p>
          </table:table-cell>
          <table:table-cell office:value-type="float" office:value="422" calcext:value-type="float">
            <text:p>422</text:p>
          </table:table-cell>
          <table:table-cell office:value-type="float" office:value="384338" calcext:value-type="float">
            <text:p>384338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4003.52083333334" calcext:value-type="float">
            <text:p>4003,5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96" calcext:value-type="float">
            <text:p>396</text:p>
          </table:table-cell>
          <table:table-cell office:value-type="float" office:value="360168" calcext:value-type="float">
            <text:p>360168</text:p>
          </table:table-cell>
          <table:table-cell office:value-type="float" office:value="4.125" calcext:value-type="float">
            <text:p>4,13</text:p>
          </table:table-cell>
          <table:table-cell office:value-type="float" office:value="3751.75000000001" calcext:value-type="float">
            <text:p>3751,75</text:p>
          </table:table-cell>
          <table:table-cell office:value-type="float" office:value="425" calcext:value-type="float">
            <text:p>425</text:p>
          </table:table-cell>
          <table:table-cell office:value-type="float" office:value="384763" calcext:value-type="float">
            <text:p>384763</text:p>
          </table:table-cell>
          <table:table-cell office:value-type="float" office:value="4.42708333333333" calcext:value-type="float">
            <text:p>4,43</text:p>
          </table:table-cell>
          <table:table-cell office:value-type="float" office:value="4007.94791666667" calcext:value-type="float">
            <text:p>4007,95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394" calcext:value-type="float">
            <text:p>394</text:p>
          </table:table-cell>
          <table:table-cell office:value-type="float" office:value="360562" calcext:value-type="float">
            <text:p>360562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3755.85416666667" calcext:value-type="float">
            <text:p>3755,85</text:p>
          </table:table-cell>
          <table:table-cell office:value-type="float" office:value="428" calcext:value-type="float">
            <text:p>428</text:p>
          </table:table-cell>
          <table:table-cell office:value-type="float" office:value="385191" calcext:value-type="float">
            <text:p>385191</text:p>
          </table:table-cell>
          <table:table-cell office:value-type="float" office:value="4.45833333333333" calcext:value-type="float">
            <text:p>4,46</text:p>
          </table:table-cell>
          <table:table-cell office:value-type="float" office:value="4012.40625" calcext:value-type="float">
            <text:p>4012,4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95" calcext:value-type="float">
            <text:p>395</text:p>
          </table:table-cell>
          <table:table-cell office:value-type="float" office:value="360957" calcext:value-type="float">
            <text:p>360957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3759.96875000001" calcext:value-type="float">
            <text:p>3759,97</text:p>
          </table:table-cell>
          <table:table-cell office:value-type="float" office:value="425" calcext:value-type="float">
            <text:p>425</text:p>
          </table:table-cell>
          <table:table-cell office:value-type="float" office:value="385616" calcext:value-type="float">
            <text:p>385616</text:p>
          </table:table-cell>
          <table:table-cell office:value-type="float" office:value="4.42708333333333" calcext:value-type="float">
            <text:p>4,43</text:p>
          </table:table-cell>
          <table:table-cell office:value-type="float" office:value="4016.83333333334" calcext:value-type="float">
            <text:p>4016,83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95" calcext:value-type="float">
            <text:p>395</text:p>
          </table:table-cell>
          <table:table-cell office:value-type="float" office:value="361352" calcext:value-type="float">
            <text:p>361352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3764.08333333334" calcext:value-type="float">
            <text:p>3764,08</text:p>
          </table:table-cell>
          <table:table-cell office:value-type="float" office:value="426" calcext:value-type="float">
            <text:p>426</text:p>
          </table:table-cell>
          <table:table-cell office:value-type="float" office:value="386042" calcext:value-type="float">
            <text:p>386042</text:p>
          </table:table-cell>
          <table:table-cell office:value-type="float" office:value="4.4375" calcext:value-type="float">
            <text:p>4,44</text:p>
          </table:table-cell>
          <table:table-cell office:value-type="float" office:value="4021.27083333334" calcext:value-type="float">
            <text:p>4021,27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94" calcext:value-type="float">
            <text:p>394</text:p>
          </table:table-cell>
          <table:table-cell office:value-type="float" office:value="361746" calcext:value-type="float">
            <text:p>361746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3768.18750000001" calcext:value-type="float">
            <text:p>3768,19</text:p>
          </table:table-cell>
          <table:table-cell office:value-type="float" office:value="427" calcext:value-type="float">
            <text:p>427</text:p>
          </table:table-cell>
          <table:table-cell office:value-type="float" office:value="386469" calcext:value-type="float">
            <text:p>386469</text:p>
          </table:table-cell>
          <table:table-cell office:value-type="float" office:value="4.44791666666667" calcext:value-type="float">
            <text:p>4,45</text:p>
          </table:table-cell>
          <table:table-cell office:value-type="float" office:value="4025.71875" calcext:value-type="float">
            <text:p>4025,72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96" calcext:value-type="float">
            <text:p>396</text:p>
          </table:table-cell>
          <table:table-cell office:value-type="float" office:value="362142" calcext:value-type="float">
            <text:p>362142</text:p>
          </table:table-cell>
          <table:table-cell office:value-type="float" office:value="4.125" calcext:value-type="float">
            <text:p>4,13</text:p>
          </table:table-cell>
          <table:table-cell office:value-type="float" office:value="3772.31250000001" calcext:value-type="float">
            <text:p>3772,31</text:p>
          </table:table-cell>
          <table:table-cell office:value-type="float" office:value="424" calcext:value-type="float">
            <text:p>424</text:p>
          </table:table-cell>
          <table:table-cell office:value-type="float" office:value="386893" calcext:value-type="float">
            <text:p>386893</text:p>
          </table:table-cell>
          <table:table-cell office:value-type="float" office:value="4.41666666666667" calcext:value-type="float">
            <text:p>4,42</text:p>
          </table:table-cell>
          <table:table-cell office:value-type="float" office:value="4030.13541666667" calcext:value-type="float">
            <text:p>4030,1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393" calcext:value-type="float">
            <text:p>393</text:p>
          </table:table-cell>
          <table:table-cell office:value-type="float" office:value="362535" calcext:value-type="float">
            <text:p>362535</text:p>
          </table:table-cell>
          <table:table-cell office:value-type="float" office:value="4.09375" calcext:value-type="float">
            <text:p>4,09</text:p>
          </table:table-cell>
          <table:table-cell office:value-type="float" office:value="3776.40625000001" calcext:value-type="float">
            <text:p>3776,41</text:p>
          </table:table-cell>
          <table:table-cell office:value-type="float" office:value="429" calcext:value-type="float">
            <text:p>429</text:p>
          </table:table-cell>
          <table:table-cell office:value-type="float" office:value="387322" calcext:value-type="float">
            <text:p>387322</text:p>
          </table:table-cell>
          <table:table-cell office:value-type="float" office:value="4.46875" calcext:value-type="float">
            <text:p>4,47</text:p>
          </table:table-cell>
          <table:table-cell office:value-type="float" office:value="4034.60416666667" calcext:value-type="float">
            <text:p>4034,6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395" calcext:value-type="float">
            <text:p>395</text:p>
          </table:table-cell>
          <table:table-cell office:value-type="float" office:value="362930" calcext:value-type="float">
            <text:p>362930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3780.52083333334" calcext:value-type="float">
            <text:p>3780,52</text:p>
          </table:table-cell>
          <table:table-cell office:value-type="float" office:value="426" calcext:value-type="float">
            <text:p>426</text:p>
          </table:table-cell>
          <table:table-cell office:value-type="float" office:value="387748" calcext:value-type="float">
            <text:p>387748</text:p>
          </table:table-cell>
          <table:table-cell office:value-type="float" office:value="4.4375" calcext:value-type="float">
            <text:p>4,44</text:p>
          </table:table-cell>
          <table:table-cell office:value-type="float" office:value="4039.04166666667" calcext:value-type="float">
            <text:p>4039,04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395" calcext:value-type="float">
            <text:p>395</text:p>
          </table:table-cell>
          <table:table-cell office:value-type="float" office:value="363325" calcext:value-type="float">
            <text:p>363325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3784.63541666667" calcext:value-type="float">
            <text:p>3784,64</text:p>
          </table:table-cell>
          <table:table-cell office:value-type="float" office:value="427" calcext:value-type="float">
            <text:p>427</text:p>
          </table:table-cell>
          <table:table-cell office:value-type="float" office:value="388175" calcext:value-type="float">
            <text:p>388175</text:p>
          </table:table-cell>
          <table:table-cell office:value-type="float" office:value="4.44791666666667" calcext:value-type="float">
            <text:p>4,45</text:p>
          </table:table-cell>
          <table:table-cell office:value-type="float" office:value="4043.48958333333" calcext:value-type="float">
            <text:p>4043,49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392" calcext:value-type="float">
            <text:p>392</text:p>
          </table:table-cell>
          <table:table-cell office:value-type="float" office:value="363717" calcext:value-type="float">
            <text:p>363717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3788.71875000001" calcext:value-type="float">
            <text:p>3788,72</text:p>
          </table:table-cell>
          <table:table-cell office:value-type="float" office:value="427" calcext:value-type="float">
            <text:p>427</text:p>
          </table:table-cell>
          <table:table-cell office:value-type="float" office:value="388602" calcext:value-type="float">
            <text:p>388602</text:p>
          </table:table-cell>
          <table:table-cell office:value-type="float" office:value="4.44791666666667" calcext:value-type="float">
            <text:p>4,45</text:p>
          </table:table-cell>
          <table:table-cell office:value-type="float" office:value="4047.9375" calcext:value-type="float">
            <text:p>4047,9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91" calcext:value-type="float">
            <text:p>391</text:p>
          </table:table-cell>
          <table:table-cell office:value-type="float" office:value="364108" calcext:value-type="float">
            <text:p>364108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3792.79166666667" calcext:value-type="float">
            <text:p>3792,79</text:p>
          </table:table-cell>
          <table:table-cell office:value-type="float" office:value="428" calcext:value-type="float">
            <text:p>428</text:p>
          </table:table-cell>
          <table:table-cell office:value-type="float" office:value="389030" calcext:value-type="float">
            <text:p>389030</text:p>
          </table:table-cell>
          <table:table-cell office:value-type="float" office:value="4.45833333333333" calcext:value-type="float">
            <text:p>4,46</text:p>
          </table:table-cell>
          <table:table-cell office:value-type="float" office:value="4052.39583333333" calcext:value-type="float">
            <text:p>4052,4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97" calcext:value-type="float">
            <text:p>397</text:p>
          </table:table-cell>
          <table:table-cell office:value-type="float" office:value="364505" calcext:value-type="float">
            <text:p>364505</text:p>
          </table:table-cell>
          <table:table-cell office:value-type="float" office:value="4.13541666666667" calcext:value-type="float">
            <text:p>4,14</text:p>
          </table:table-cell>
          <table:table-cell office:value-type="float" office:value="3796.92708333334" calcext:value-type="float">
            <text:p>3796,93</text:p>
          </table:table-cell>
          <table:table-cell office:value-type="float" office:value="424" calcext:value-type="float">
            <text:p>424</text:p>
          </table:table-cell>
          <table:table-cell office:value-type="float" office:value="389454" calcext:value-type="float">
            <text:p>389454</text:p>
          </table:table-cell>
          <table:table-cell office:value-type="float" office:value="4.41666666666667" calcext:value-type="float">
            <text:p>4,42</text:p>
          </table:table-cell>
          <table:table-cell office:value-type="float" office:value="4056.8125" calcext:value-type="float">
            <text:p>4056,8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98" calcext:value-type="float">
            <text:p>398</text:p>
          </table:table-cell>
          <table:table-cell office:value-type="float" office:value="364903" calcext:value-type="float">
            <text:p>364903</text:p>
          </table:table-cell>
          <table:table-cell office:value-type="float" office:value="4.14583333333333" calcext:value-type="float">
            <text:p>4,15</text:p>
          </table:table-cell>
          <table:table-cell office:value-type="float" office:value="3801.07291666667" calcext:value-type="float">
            <text:p>3801,07</text:p>
          </table:table-cell>
          <table:table-cell office:value-type="float" office:value="421" calcext:value-type="float">
            <text:p>421</text:p>
          </table:table-cell>
          <table:table-cell office:value-type="float" office:value="389875" calcext:value-type="float">
            <text:p>389875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4061.19791666667" calcext:value-type="float">
            <text:p>4061,2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396" calcext:value-type="float">
            <text:p>396</text:p>
          </table:table-cell>
          <table:table-cell office:value-type="float" office:value="365299" calcext:value-type="float">
            <text:p>365299</text:p>
          </table:table-cell>
          <table:table-cell office:value-type="float" office:value="4.125" calcext:value-type="float">
            <text:p>4,13</text:p>
          </table:table-cell>
          <table:table-cell office:value-type="float" office:value="3805.19791666667" calcext:value-type="float">
            <text:p>3805,20</text:p>
          </table:table-cell>
          <table:table-cell office:value-type="float" office:value="425" calcext:value-type="float">
            <text:p>425</text:p>
          </table:table-cell>
          <table:table-cell office:value-type="float" office:value="390300" calcext:value-type="float">
            <text:p>390300</text:p>
          </table:table-cell>
          <table:table-cell office:value-type="float" office:value="4.42708333333333" calcext:value-type="float">
            <text:p>4,43</text:p>
          </table:table-cell>
          <table:table-cell office:value-type="float" office:value="4065.625" calcext:value-type="float">
            <text:p>4065,63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94" calcext:value-type="float">
            <text:p>394</text:p>
          </table:table-cell>
          <table:table-cell office:value-type="float" office:value="365693" calcext:value-type="float">
            <text:p>365693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3809.30208333334" calcext:value-type="float">
            <text:p>3809,30</text:p>
          </table:table-cell>
          <table:table-cell office:value-type="float" office:value="425" calcext:value-type="float">
            <text:p>425</text:p>
          </table:table-cell>
          <table:table-cell office:value-type="float" office:value="390725" calcext:value-type="float">
            <text:p>390725</text:p>
          </table:table-cell>
          <table:table-cell office:value-type="float" office:value="4.42708333333333" calcext:value-type="float">
            <text:p>4,43</text:p>
          </table:table-cell>
          <table:table-cell office:value-type="float" office:value="4070.05208333333" calcext:value-type="float">
            <text:p>4070,0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397" calcext:value-type="float">
            <text:p>397</text:p>
          </table:table-cell>
          <table:table-cell office:value-type="float" office:value="366090" calcext:value-type="float">
            <text:p>366090</text:p>
          </table:table-cell>
          <table:table-cell office:value-type="float" office:value="4.13541666666667" calcext:value-type="float">
            <text:p>4,14</text:p>
          </table:table-cell>
          <table:table-cell office:value-type="float" office:value="3813.43750000001" calcext:value-type="float">
            <text:p>3813,44</text:p>
          </table:table-cell>
          <table:table-cell office:value-type="float" office:value="470" calcext:value-type="float">
            <text:p>470</text:p>
          </table:table-cell>
          <table:table-cell office:value-type="float" office:value="391195" calcext:value-type="float">
            <text:p>391195</text:p>
          </table:table-cell>
          <table:table-cell office:value-type="float" office:value="4.89583333333333" calcext:value-type="float">
            <text:p>4,90</text:p>
          </table:table-cell>
          <table:table-cell office:value-type="float" office:value="4074.94791666667" calcext:value-type="float">
            <text:p>4074,9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393" calcext:value-type="float">
            <text:p>393</text:p>
          </table:table-cell>
          <table:table-cell office:value-type="float" office:value="366483" calcext:value-type="float">
            <text:p>366483</text:p>
          </table:table-cell>
          <table:table-cell office:value-type="float" office:value="4.09375" calcext:value-type="float">
            <text:p>4,09</text:p>
          </table:table-cell>
          <table:table-cell office:value-type="float" office:value="3817.53125000001" calcext:value-type="float">
            <text:p>3817,53</text:p>
          </table:table-cell>
          <table:table-cell office:value-type="float" office:value="428" calcext:value-type="float">
            <text:p>428</text:p>
          </table:table-cell>
          <table:table-cell office:value-type="float" office:value="391623" calcext:value-type="float">
            <text:p>391623</text:p>
          </table:table-cell>
          <table:table-cell office:value-type="float" office:value="4.45833333333333" calcext:value-type="float">
            <text:p>4,46</text:p>
          </table:table-cell>
          <table:table-cell office:value-type="float" office:value="4079.40625" calcext:value-type="float">
            <text:p>4079,4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422" calcext:value-type="float">
            <text:p>422</text:p>
          </table:table-cell>
          <table:table-cell office:value-type="float" office:value="366905" calcext:value-type="float">
            <text:p>366905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3821.92708333334" calcext:value-type="float">
            <text:p>3821,93</text:p>
          </table:table-cell>
          <table:table-cell office:value-type="float" office:value="425" calcext:value-type="float">
            <text:p>425</text:p>
          </table:table-cell>
          <table:table-cell office:value-type="float" office:value="392048" calcext:value-type="float">
            <text:p>392048</text:p>
          </table:table-cell>
          <table:table-cell office:value-type="float" office:value="4.42708333333333" calcext:value-type="float">
            <text:p>4,43</text:p>
          </table:table-cell>
          <table:table-cell office:value-type="float" office:value="4083.83333333333" calcext:value-type="float">
            <text:p>4083,83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397" calcext:value-type="float">
            <text:p>397</text:p>
          </table:table-cell>
          <table:table-cell office:value-type="float" office:value="367302" calcext:value-type="float">
            <text:p>367302</text:p>
          </table:table-cell>
          <table:table-cell office:value-type="float" office:value="4.13541666666667" calcext:value-type="float">
            <text:p>4,14</text:p>
          </table:table-cell>
          <table:table-cell office:value-type="float" office:value="3826.06250000001" calcext:value-type="float">
            <text:p>3826,06</text:p>
          </table:table-cell>
          <table:table-cell office:value-type="float" office:value="424" calcext:value-type="float">
            <text:p>424</text:p>
          </table:table-cell>
          <table:table-cell office:value-type="float" office:value="392472" calcext:value-type="float">
            <text:p>392472</text:p>
          </table:table-cell>
          <table:table-cell office:value-type="float" office:value="4.41666666666667" calcext:value-type="float">
            <text:p>4,42</text:p>
          </table:table-cell>
          <table:table-cell office:value-type="float" office:value="4088.25" calcext:value-type="float">
            <text:p>4088,2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396" calcext:value-type="float">
            <text:p>396</text:p>
          </table:table-cell>
          <table:table-cell office:value-type="float" office:value="367698" calcext:value-type="float">
            <text:p>367698</text:p>
          </table:table-cell>
          <table:table-cell office:value-type="float" office:value="4.125" calcext:value-type="float">
            <text:p>4,13</text:p>
          </table:table-cell>
          <table:table-cell office:value-type="float" office:value="3830.18750000001" calcext:value-type="float">
            <text:p>3830,19</text:p>
          </table:table-cell>
          <table:table-cell office:value-type="float" office:value="421" calcext:value-type="float">
            <text:p>421</text:p>
          </table:table-cell>
          <table:table-cell office:value-type="float" office:value="392893" calcext:value-type="float">
            <text:p>392893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4092.63541666667" calcext:value-type="float">
            <text:p>4092,64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94" calcext:value-type="float">
            <text:p>394</text:p>
          </table:table-cell>
          <table:table-cell office:value-type="float" office:value="368092" calcext:value-type="float">
            <text:p>368092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3834.29166666667" calcext:value-type="float">
            <text:p>3834,29</text:p>
          </table:table-cell>
          <table:table-cell office:value-type="float" office:value="424" calcext:value-type="float">
            <text:p>424</text:p>
          </table:table-cell>
          <table:table-cell office:value-type="float" office:value="393317" calcext:value-type="float">
            <text:p>393317</text:p>
          </table:table-cell>
          <table:table-cell office:value-type="float" office:value="4.41666666666667" calcext:value-type="float">
            <text:p>4,42</text:p>
          </table:table-cell>
          <table:table-cell office:value-type="float" office:value="4097.05208333333" calcext:value-type="float">
            <text:p>4097,0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96" calcext:value-type="float">
            <text:p>396</text:p>
          </table:table-cell>
          <table:table-cell office:value-type="float" office:value="368488" calcext:value-type="float">
            <text:p>368488</text:p>
          </table:table-cell>
          <table:table-cell office:value-type="float" office:value="4.125" calcext:value-type="float">
            <text:p>4,13</text:p>
          </table:table-cell>
          <table:table-cell office:value-type="float" office:value="3838.41666666667" calcext:value-type="float">
            <text:p>3838,42</text:p>
          </table:table-cell>
          <table:table-cell office:value-type="float" office:value="425" calcext:value-type="float">
            <text:p>425</text:p>
          </table:table-cell>
          <table:table-cell office:value-type="float" office:value="393742" calcext:value-type="float">
            <text:p>393742</text:p>
          </table:table-cell>
          <table:table-cell office:value-type="float" office:value="4.42708333333333" calcext:value-type="float">
            <text:p>4,43</text:p>
          </table:table-cell>
          <table:table-cell office:value-type="float" office:value="4101.47916666667" calcext:value-type="float">
            <text:p>4101,48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395" calcext:value-type="float">
            <text:p>395</text:p>
          </table:table-cell>
          <table:table-cell office:value-type="float" office:value="368883" calcext:value-type="float">
            <text:p>368883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3842.53125000001" calcext:value-type="float">
            <text:p>3842,53</text:p>
          </table:table-cell>
          <table:table-cell office:value-type="float" office:value="424" calcext:value-type="float">
            <text:p>424</text:p>
          </table:table-cell>
          <table:table-cell office:value-type="float" office:value="394166" calcext:value-type="float">
            <text:p>394166</text:p>
          </table:table-cell>
          <table:table-cell office:value-type="float" office:value="4.41666666666667" calcext:value-type="float">
            <text:p>4,42</text:p>
          </table:table-cell>
          <table:table-cell office:value-type="float" office:value="4105.89583333334" calcext:value-type="float">
            <text:p>4105,9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390" calcext:value-type="float">
            <text:p>390</text:p>
          </table:table-cell>
          <table:table-cell office:value-type="float" office:value="369273" calcext:value-type="float">
            <text:p>369273</text:p>
          </table:table-cell>
          <table:table-cell office:value-type="float" office:value="4.0625" calcext:value-type="float">
            <text:p>4,06</text:p>
          </table:table-cell>
          <table:table-cell office:value-type="float" office:value="3846.59375000001" calcext:value-type="float">
            <text:p>3846,59</text:p>
          </table:table-cell>
          <table:table-cell office:value-type="float" office:value="431" calcext:value-type="float">
            <text:p>431</text:p>
          </table:table-cell>
          <table:table-cell office:value-type="float" office:value="394597" calcext:value-type="float">
            <text:p>394597</text:p>
          </table:table-cell>
          <table:table-cell office:value-type="float" office:value="4.48958333333333" calcext:value-type="float">
            <text:p>4,49</text:p>
          </table:table-cell>
          <table:table-cell office:value-type="float" office:value="4110.38541666667" calcext:value-type="float">
            <text:p>4110,39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395" calcext:value-type="float">
            <text:p>395</text:p>
          </table:table-cell>
          <table:table-cell office:value-type="float" office:value="369668" calcext:value-type="float">
            <text:p>369668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3850.70833333334" calcext:value-type="float">
            <text:p>3850,71</text:p>
          </table:table-cell>
          <table:table-cell office:value-type="float" office:value="421" calcext:value-type="float">
            <text:p>421</text:p>
          </table:table-cell>
          <table:table-cell office:value-type="float" office:value="395018" calcext:value-type="float">
            <text:p>395018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4114.77083333334" calcext:value-type="float">
            <text:p>4114,77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394" calcext:value-type="float">
            <text:p>394</text:p>
          </table:table-cell>
          <table:table-cell office:value-type="float" office:value="370062" calcext:value-type="float">
            <text:p>370062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3854.81250000001" calcext:value-type="float">
            <text:p>3854,81</text:p>
          </table:table-cell>
          <table:table-cell office:value-type="float" office:value="421" calcext:value-type="float">
            <text:p>421</text:p>
          </table:table-cell>
          <table:table-cell office:value-type="float" office:value="395439" calcext:value-type="float">
            <text:p>395439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4119.15625" calcext:value-type="float">
            <text:p>4119,16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390" calcext:value-type="float">
            <text:p>390</text:p>
          </table:table-cell>
          <table:table-cell office:value-type="float" office:value="370452" calcext:value-type="float">
            <text:p>370452</text:p>
          </table:table-cell>
          <table:table-cell office:value-type="float" office:value="4.0625" calcext:value-type="float">
            <text:p>4,06</text:p>
          </table:table-cell>
          <table:table-cell office:value-type="float" office:value="3858.87500000001" calcext:value-type="float">
            <text:p>3858,88</text:p>
          </table:table-cell>
          <table:table-cell office:value-type="float" office:value="424" calcext:value-type="float">
            <text:p>424</text:p>
          </table:table-cell>
          <table:table-cell office:value-type="float" office:value="395863" calcext:value-type="float">
            <text:p>395863</text:p>
          </table:table-cell>
          <table:table-cell office:value-type="float" office:value="4.41666666666667" calcext:value-type="float">
            <text:p>4,42</text:p>
          </table:table-cell>
          <table:table-cell office:value-type="float" office:value="4123.57291666667" calcext:value-type="float">
            <text:p>4123,57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390" calcext:value-type="float">
            <text:p>390</text:p>
          </table:table-cell>
          <table:table-cell office:value-type="float" office:value="370842" calcext:value-type="float">
            <text:p>370842</text:p>
          </table:table-cell>
          <table:table-cell office:value-type="float" office:value="4.0625" calcext:value-type="float">
            <text:p>4,06</text:p>
          </table:table-cell>
          <table:table-cell office:value-type="float" office:value="3862.93750000001" calcext:value-type="float">
            <text:p>3862,94</text:p>
          </table:table-cell>
          <table:table-cell office:value-type="float" office:value="421" calcext:value-type="float">
            <text:p>421</text:p>
          </table:table-cell>
          <table:table-cell office:value-type="float" office:value="396284" calcext:value-type="float">
            <text:p>396284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4127.95833333334" calcext:value-type="float">
            <text:p>4127,9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92" calcext:value-type="float">
            <text:p>392</text:p>
          </table:table-cell>
          <table:table-cell office:value-type="float" office:value="371234" calcext:value-type="float">
            <text:p>371234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3867.02083333334" calcext:value-type="float">
            <text:p>3867,02</text:p>
          </table:table-cell>
          <table:table-cell office:value-type="float" office:value="422" calcext:value-type="float">
            <text:p>422</text:p>
          </table:table-cell>
          <table:table-cell office:value-type="float" office:value="396706" calcext:value-type="float">
            <text:p>396706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4132.35416666667" calcext:value-type="float">
            <text:p>4132,35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92" calcext:value-type="float">
            <text:p>392</text:p>
          </table:table-cell>
          <table:table-cell office:value-type="float" office:value="371626" calcext:value-type="float">
            <text:p>371626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3871.10416666667" calcext:value-type="float">
            <text:p>3871,10</text:p>
          </table:table-cell>
          <table:table-cell office:value-type="float" office:value="422" calcext:value-type="float">
            <text:p>422</text:p>
          </table:table-cell>
          <table:table-cell office:value-type="float" office:value="397128" calcext:value-type="float">
            <text:p>397128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4136.75" calcext:value-type="float">
            <text:p>4136,7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93" calcext:value-type="float">
            <text:p>393</text:p>
          </table:table-cell>
          <table:table-cell office:value-type="float" office:value="372019" calcext:value-type="float">
            <text:p>372019</text:p>
          </table:table-cell>
          <table:table-cell office:value-type="float" office:value="4.09375" calcext:value-type="float">
            <text:p>4,09</text:p>
          </table:table-cell>
          <table:table-cell office:value-type="float" office:value="3875.19791666667" calcext:value-type="float">
            <text:p>3875,20</text:p>
          </table:table-cell>
          <table:table-cell office:value-type="float" office:value="423" calcext:value-type="float">
            <text:p>423</text:p>
          </table:table-cell>
          <table:table-cell office:value-type="float" office:value="397551" calcext:value-type="float">
            <text:p>397551</text:p>
          </table:table-cell>
          <table:table-cell office:value-type="float" office:value="4.40625" calcext:value-type="float">
            <text:p>4,41</text:p>
          </table:table-cell>
          <table:table-cell office:value-type="float" office:value="4141.15625" calcext:value-type="float">
            <text:p>4141,16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565" calcext:value-type="float">
            <text:p>565</text:p>
          </table:table-cell>
          <table:table-cell office:value-type="float" office:value="372584" calcext:value-type="float">
            <text:p>372584</text:p>
          </table:table-cell>
          <table:table-cell office:value-type="float" office:value="5.88541666666667" calcext:value-type="float">
            <text:p>5,89</text:p>
          </table:table-cell>
          <table:table-cell office:value-type="float" office:value="3881.08333333334" calcext:value-type="float">
            <text:p>3881,08</text:p>
          </table:table-cell>
          <table:table-cell office:value-type="float" office:value="597" calcext:value-type="float">
            <text:p>597</text:p>
          </table:table-cell>
          <table:table-cell office:value-type="float" office:value="398148" calcext:value-type="float">
            <text:p>398148</text:p>
          </table:table-cell>
          <table:table-cell office:value-type="float" office:value="6.21875" calcext:value-type="float">
            <text:p>6,22</text:p>
          </table:table-cell>
          <table:table-cell office:value-type="float" office:value="4147.375" calcext:value-type="float">
            <text:p>4147,3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393" calcext:value-type="float">
            <text:p>393</text:p>
          </table:table-cell>
          <table:table-cell office:value-type="float" office:value="372977" calcext:value-type="float">
            <text:p>372977</text:p>
          </table:table-cell>
          <table:table-cell office:value-type="float" office:value="4.09375" calcext:value-type="float">
            <text:p>4,09</text:p>
          </table:table-cell>
          <table:table-cell office:value-type="float" office:value="3885.17708333334" calcext:value-type="float">
            <text:p>3885,18</text:p>
          </table:table-cell>
          <table:table-cell office:value-type="float" office:value="420" calcext:value-type="float">
            <text:p>420</text:p>
          </table:table-cell>
          <table:table-cell office:value-type="float" office:value="398568" calcext:value-type="float">
            <text:p>398568</text:p>
          </table:table-cell>
          <table:table-cell office:value-type="float" office:value="4.375" calcext:value-type="float">
            <text:p>4,38</text:p>
          </table:table-cell>
          <table:table-cell office:value-type="float" office:value="4151.75" calcext:value-type="float">
            <text:p>4151,7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94" calcext:value-type="float">
            <text:p>394</text:p>
          </table:table-cell>
          <table:table-cell office:value-type="float" office:value="373371" calcext:value-type="float">
            <text:p>373371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3889.28125000001" calcext:value-type="float">
            <text:p>3889,28</text:p>
          </table:table-cell>
          <table:table-cell office:value-type="float" office:value="422" calcext:value-type="float">
            <text:p>422</text:p>
          </table:table-cell>
          <table:table-cell office:value-type="float" office:value="398990" calcext:value-type="float">
            <text:p>398990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4156.14583333334" calcext:value-type="float">
            <text:p>4156,1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395" calcext:value-type="float">
            <text:p>395</text:p>
          </table:table-cell>
          <table:table-cell office:value-type="float" office:value="373766" calcext:value-type="float">
            <text:p>373766</text:p>
          </table:table-cell>
          <table:table-cell office:value-type="float" office:value="4.11458333333333" calcext:value-type="float">
            <text:p>4,11</text:p>
          </table:table-cell>
          <table:table-cell office:value-type="float" office:value="3893.39583333334" calcext:value-type="float">
            <text:p>3893,40</text:p>
          </table:table-cell>
          <table:table-cell office:value-type="float" office:value="422" calcext:value-type="float">
            <text:p>422</text:p>
          </table:table-cell>
          <table:table-cell office:value-type="float" office:value="399412" calcext:value-type="float">
            <text:p>399412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4160.54166666667" calcext:value-type="float">
            <text:p>4160,5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390" calcext:value-type="float">
            <text:p>390</text:p>
          </table:table-cell>
          <table:table-cell office:value-type="float" office:value="374156" calcext:value-type="float">
            <text:p>374156</text:p>
          </table:table-cell>
          <table:table-cell office:value-type="float" office:value="4.0625" calcext:value-type="float">
            <text:p>4,06</text:p>
          </table:table-cell>
          <table:table-cell office:value-type="float" office:value="3897.45833333334" calcext:value-type="float">
            <text:p>3897,46</text:p>
          </table:table-cell>
          <table:table-cell office:value-type="float" office:value="421" calcext:value-type="float">
            <text:p>421</text:p>
          </table:table-cell>
          <table:table-cell office:value-type="float" office:value="399833" calcext:value-type="float">
            <text:p>399833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4164.92708333333" calcext:value-type="float">
            <text:p>4164,9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394" calcext:value-type="float">
            <text:p>394</text:p>
          </table:table-cell>
          <table:table-cell office:value-type="float" office:value="374550" calcext:value-type="float">
            <text:p>374550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3901.56250000001" calcext:value-type="float">
            <text:p>3901,56</text:p>
          </table:table-cell>
          <table:table-cell office:value-type="float" office:value="425" calcext:value-type="float">
            <text:p>425</text:p>
          </table:table-cell>
          <table:table-cell office:value-type="float" office:value="400258" calcext:value-type="float">
            <text:p>400258</text:p>
          </table:table-cell>
          <table:table-cell office:value-type="float" office:value="4.42708333333333" calcext:value-type="float">
            <text:p>4,43</text:p>
          </table:table-cell>
          <table:table-cell office:value-type="float" office:value="4169.35416666667" calcext:value-type="float">
            <text:p>4169,3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93" calcext:value-type="float">
            <text:p>393</text:p>
          </table:table-cell>
          <table:table-cell office:value-type="float" office:value="374943" calcext:value-type="float">
            <text:p>374943</text:p>
          </table:table-cell>
          <table:table-cell office:value-type="float" office:value="4.09375" calcext:value-type="float">
            <text:p>4,09</text:p>
          </table:table-cell>
          <table:table-cell office:value-type="float" office:value="3905.65625000001" calcext:value-type="float">
            <text:p>3905,66</text:p>
          </table:table-cell>
          <table:table-cell office:value-type="float" office:value="424" calcext:value-type="float">
            <text:p>424</text:p>
          </table:table-cell>
          <table:table-cell office:value-type="float" office:value="400682" calcext:value-type="float">
            <text:p>400682</text:p>
          </table:table-cell>
          <table:table-cell office:value-type="float" office:value="4.41666666666667" calcext:value-type="float">
            <text:p>4,42</text:p>
          </table:table-cell>
          <table:table-cell office:value-type="float" office:value="4173.77083333334" calcext:value-type="float">
            <text:p>4173,77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389" calcext:value-type="float">
            <text:p>389</text:p>
          </table:table-cell>
          <table:table-cell office:value-type="float" office:value="375332" calcext:value-type="float">
            <text:p>375332</text:p>
          </table:table-cell>
          <table:table-cell office:value-type="float" office:value="4.05208333333333" calcext:value-type="float">
            <text:p>4,05</text:p>
          </table:table-cell>
          <table:table-cell office:value-type="float" office:value="3909.70833333334" calcext:value-type="float">
            <text:p>3909,71</text:p>
          </table:table-cell>
          <table:table-cell office:value-type="float" office:value="423" calcext:value-type="float">
            <text:p>423</text:p>
          </table:table-cell>
          <table:table-cell office:value-type="float" office:value="401105" calcext:value-type="float">
            <text:p>401105</text:p>
          </table:table-cell>
          <table:table-cell office:value-type="float" office:value="4.40625" calcext:value-type="float">
            <text:p>4,41</text:p>
          </table:table-cell>
          <table:table-cell office:value-type="float" office:value="4178.17708333334" calcext:value-type="float">
            <text:p>4178,1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392" calcext:value-type="float">
            <text:p>392</text:p>
          </table:table-cell>
          <table:table-cell office:value-type="float" office:value="375724" calcext:value-type="float">
            <text:p>375724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3913.79166666667" calcext:value-type="float">
            <text:p>3913,79</text:p>
          </table:table-cell>
          <table:table-cell office:value-type="float" office:value="427" calcext:value-type="float">
            <text:p>427</text:p>
          </table:table-cell>
          <table:table-cell office:value-type="float" office:value="401532" calcext:value-type="float">
            <text:p>401532</text:p>
          </table:table-cell>
          <table:table-cell office:value-type="float" office:value="4.44791666666667" calcext:value-type="float">
            <text:p>4,45</text:p>
          </table:table-cell>
          <table:table-cell office:value-type="float" office:value="4182.625" calcext:value-type="float">
            <text:p>4182,6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92" calcext:value-type="float">
            <text:p>392</text:p>
          </table:table-cell>
          <table:table-cell office:value-type="float" office:value="376116" calcext:value-type="float">
            <text:p>376116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3917.87500000001" calcext:value-type="float">
            <text:p>3917,88</text:p>
          </table:table-cell>
          <table:table-cell office:value-type="float" office:value="421" calcext:value-type="float">
            <text:p>421</text:p>
          </table:table-cell>
          <table:table-cell office:value-type="float" office:value="401953" calcext:value-type="float">
            <text:p>401953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4187.01041666667" calcext:value-type="float">
            <text:p>4187,0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391" calcext:value-type="float">
            <text:p>391</text:p>
          </table:table-cell>
          <table:table-cell office:value-type="float" office:value="376507" calcext:value-type="float">
            <text:p>376507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3921.94791666667" calcext:value-type="float">
            <text:p>3921,95</text:p>
          </table:table-cell>
          <table:table-cell office:value-type="float" office:value="424" calcext:value-type="float">
            <text:p>424</text:p>
          </table:table-cell>
          <table:table-cell office:value-type="float" office:value="402377" calcext:value-type="float">
            <text:p>402377</text:p>
          </table:table-cell>
          <table:table-cell office:value-type="float" office:value="4.41666666666667" calcext:value-type="float">
            <text:p>4,42</text:p>
          </table:table-cell>
          <table:table-cell office:value-type="float" office:value="4191.42708333334" calcext:value-type="float">
            <text:p>4191,43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393" calcext:value-type="float">
            <text:p>393</text:p>
          </table:table-cell>
          <table:table-cell office:value-type="float" office:value="376900" calcext:value-type="float">
            <text:p>376900</text:p>
          </table:table-cell>
          <table:table-cell office:value-type="float" office:value="4.09375" calcext:value-type="float">
            <text:p>4,09</text:p>
          </table:table-cell>
          <table:table-cell office:value-type="float" office:value="3926.04166666667" calcext:value-type="float">
            <text:p>3926,04</text:p>
          </table:table-cell>
          <table:table-cell office:value-type="float" office:value="426" calcext:value-type="float">
            <text:p>426</text:p>
          </table:table-cell>
          <table:table-cell office:value-type="float" office:value="402803" calcext:value-type="float">
            <text:p>402803</text:p>
          </table:table-cell>
          <table:table-cell office:value-type="float" office:value="4.4375" calcext:value-type="float">
            <text:p>4,44</text:p>
          </table:table-cell>
          <table:table-cell office:value-type="float" office:value="4195.86458333334" calcext:value-type="float">
            <text:p>4195,86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392" calcext:value-type="float">
            <text:p>392</text:p>
          </table:table-cell>
          <table:table-cell office:value-type="float" office:value="377292" calcext:value-type="float">
            <text:p>377292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3930.12500000001" calcext:value-type="float">
            <text:p>3930,13</text:p>
          </table:table-cell>
          <table:table-cell office:value-type="float" office:value="425" calcext:value-type="float">
            <text:p>425</text:p>
          </table:table-cell>
          <table:table-cell office:value-type="float" office:value="403228" calcext:value-type="float">
            <text:p>403228</text:p>
          </table:table-cell>
          <table:table-cell office:value-type="float" office:value="4.42708333333333" calcext:value-type="float">
            <text:p>4,43</text:p>
          </table:table-cell>
          <table:table-cell office:value-type="float" office:value="4200.29166666667" calcext:value-type="float">
            <text:p>4200,29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93" calcext:value-type="float">
            <text:p>393</text:p>
          </table:table-cell>
          <table:table-cell office:value-type="float" office:value="377685" calcext:value-type="float">
            <text:p>377685</text:p>
          </table:table-cell>
          <table:table-cell office:value-type="float" office:value="4.09375" calcext:value-type="float">
            <text:p>4,09</text:p>
          </table:table-cell>
          <table:table-cell office:value-type="float" office:value="3934.21875000001" calcext:value-type="float">
            <text:p>3934,22</text:p>
          </table:table-cell>
          <table:table-cell office:value-type="float" office:value="423" calcext:value-type="float">
            <text:p>423</text:p>
          </table:table-cell>
          <table:table-cell office:value-type="float" office:value="403651" calcext:value-type="float">
            <text:p>403651</text:p>
          </table:table-cell>
          <table:table-cell office:value-type="float" office:value="4.40625" calcext:value-type="float">
            <text:p>4,41</text:p>
          </table:table-cell>
          <table:table-cell office:value-type="float" office:value="4204.69791666667" calcext:value-type="float">
            <text:p>4204,7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93" calcext:value-type="float">
            <text:p>393</text:p>
          </table:table-cell>
          <table:table-cell office:value-type="float" office:value="378078" calcext:value-type="float">
            <text:p>378078</text:p>
          </table:table-cell>
          <table:table-cell office:value-type="float" office:value="4.09375" calcext:value-type="float">
            <text:p>4,09</text:p>
          </table:table-cell>
          <table:table-cell office:value-type="float" office:value="3938.31250000001" calcext:value-type="float">
            <text:p>3938,31</text:p>
          </table:table-cell>
          <table:table-cell office:value-type="float" office:value="424" calcext:value-type="float">
            <text:p>424</text:p>
          </table:table-cell>
          <table:table-cell office:value-type="float" office:value="404075" calcext:value-type="float">
            <text:p>404075</text:p>
          </table:table-cell>
          <table:table-cell office:value-type="float" office:value="4.41666666666667" calcext:value-type="float">
            <text:p>4,42</text:p>
          </table:table-cell>
          <table:table-cell office:value-type="float" office:value="4209.11458333334" calcext:value-type="float">
            <text:p>4209,1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394" calcext:value-type="float">
            <text:p>394</text:p>
          </table:table-cell>
          <table:table-cell office:value-type="float" office:value="378472" calcext:value-type="float">
            <text:p>378472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3942.41666666667" calcext:value-type="float">
            <text:p>3942,42</text:p>
          </table:table-cell>
          <table:table-cell office:value-type="float" office:value="425" calcext:value-type="float">
            <text:p>425</text:p>
          </table:table-cell>
          <table:table-cell office:value-type="float" office:value="404500" calcext:value-type="float">
            <text:p>404500</text:p>
          </table:table-cell>
          <table:table-cell office:value-type="float" office:value="4.42708333333333" calcext:value-type="float">
            <text:p>4,43</text:p>
          </table:table-cell>
          <table:table-cell office:value-type="float" office:value="4213.54166666667" calcext:value-type="float">
            <text:p>4213,5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394" calcext:value-type="float">
            <text:p>394</text:p>
          </table:table-cell>
          <table:table-cell office:value-type="float" office:value="378866" calcext:value-type="float">
            <text:p>378866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3946.52083333334" calcext:value-type="float">
            <text:p>3946,52</text:p>
          </table:table-cell>
          <table:table-cell office:value-type="float" office:value="425" calcext:value-type="float">
            <text:p>425</text:p>
          </table:table-cell>
          <table:table-cell office:value-type="float" office:value="404925" calcext:value-type="float">
            <text:p>404925</text:p>
          </table:table-cell>
          <table:table-cell office:value-type="float" office:value="4.42708333333333" calcext:value-type="float">
            <text:p>4,43</text:p>
          </table:table-cell>
          <table:table-cell office:value-type="float" office:value="4217.96875" calcext:value-type="float">
            <text:p>4217,97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94" calcext:value-type="float">
            <text:p>394</text:p>
          </table:table-cell>
          <table:table-cell office:value-type="float" office:value="379260" calcext:value-type="float">
            <text:p>379260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3950.62500000001" calcext:value-type="float">
            <text:p>3950,63</text:p>
          </table:table-cell>
          <table:table-cell office:value-type="float" office:value="1145" calcext:value-type="float">
            <text:p>1145</text:p>
          </table:table-cell>
          <table:table-cell office:value-type="float" office:value="406070" calcext:value-type="float">
            <text:p>406070</text:p>
          </table:table-cell>
          <table:table-cell office:value-type="float" office:value="11.9270833333333" calcext:value-type="float">
            <text:p>11,93</text:p>
          </table:table-cell>
          <table:table-cell office:value-type="float" office:value="4229.89583333334" calcext:value-type="float">
            <text:p>4229,9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94" calcext:value-type="float">
            <text:p>394</text:p>
          </table:table-cell>
          <table:table-cell office:value-type="float" office:value="379654" calcext:value-type="float">
            <text:p>379654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3954.72916666667" calcext:value-type="float">
            <text:p>3954,73</text:p>
          </table:table-cell>
          <table:table-cell office:value-type="float" office:value="425" calcext:value-type="float">
            <text:p>425</text:p>
          </table:table-cell>
          <table:table-cell office:value-type="float" office:value="406495" calcext:value-type="float">
            <text:p>406495</text:p>
          </table:table-cell>
          <table:table-cell office:value-type="float" office:value="4.42708333333333" calcext:value-type="float">
            <text:p>4,43</text:p>
          </table:table-cell>
          <table:table-cell office:value-type="float" office:value="4234.32291666667" calcext:value-type="float">
            <text:p>4234,3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93" calcext:value-type="float">
            <text:p>393</text:p>
          </table:table-cell>
          <table:table-cell office:value-type="float" office:value="380047" calcext:value-type="float">
            <text:p>380047</text:p>
          </table:table-cell>
          <table:table-cell office:value-type="float" office:value="4.09375" calcext:value-type="float">
            <text:p>4,09</text:p>
          </table:table-cell>
          <table:table-cell office:value-type="float" office:value="3958.82291666667" calcext:value-type="float">
            <text:p>3958,82</text:p>
          </table:table-cell>
          <table:table-cell office:value-type="float" office:value="425" calcext:value-type="float">
            <text:p>425</text:p>
          </table:table-cell>
          <table:table-cell office:value-type="float" office:value="406920" calcext:value-type="float">
            <text:p>406920</text:p>
          </table:table-cell>
          <table:table-cell office:value-type="float" office:value="4.42708333333333" calcext:value-type="float">
            <text:p>4,43</text:p>
          </table:table-cell>
          <table:table-cell office:value-type="float" office:value="4238.75" calcext:value-type="float">
            <text:p>4238,7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94" calcext:value-type="float">
            <text:p>394</text:p>
          </table:table-cell>
          <table:table-cell office:value-type="float" office:value="380441" calcext:value-type="float">
            <text:p>380441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3962.92708333334" calcext:value-type="float">
            <text:p>3962,93</text:p>
          </table:table-cell>
          <table:table-cell office:value-type="float" office:value="423" calcext:value-type="float">
            <text:p>423</text:p>
          </table:table-cell>
          <table:table-cell office:value-type="float" office:value="407343" calcext:value-type="float">
            <text:p>407343</text:p>
          </table:table-cell>
          <table:table-cell office:value-type="float" office:value="4.40625" calcext:value-type="float">
            <text:p>4,41</text:p>
          </table:table-cell>
          <table:table-cell office:value-type="float" office:value="4243.15625" calcext:value-type="float">
            <text:p>4243,16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390" calcext:value-type="float">
            <text:p>390</text:p>
          </table:table-cell>
          <table:table-cell office:value-type="float" office:value="380831" calcext:value-type="float">
            <text:p>380831</text:p>
          </table:table-cell>
          <table:table-cell office:value-type="float" office:value="4.0625" calcext:value-type="float">
            <text:p>4,06</text:p>
          </table:table-cell>
          <table:table-cell office:value-type="float" office:value="3966.98958333334" calcext:value-type="float">
            <text:p>3966,99</text:p>
          </table:table-cell>
          <table:table-cell office:value-type="float" office:value="424" calcext:value-type="float">
            <text:p>424</text:p>
          </table:table-cell>
          <table:table-cell office:value-type="float" office:value="407767" calcext:value-type="float">
            <text:p>407767</text:p>
          </table:table-cell>
          <table:table-cell office:value-type="float" office:value="4.41666666666667" calcext:value-type="float">
            <text:p>4,42</text:p>
          </table:table-cell>
          <table:table-cell office:value-type="float" office:value="4247.57291666667" calcext:value-type="float">
            <text:p>4247,57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36" calcext:value-type="float">
            <text:p>336</text:p>
          </table:table-cell>
          <table:table-cell office:value-type="float" office:value="381167" calcext:value-type="float">
            <text:p>381167</text:p>
          </table:table-cell>
          <table:table-cell office:value-type="float" office:value="3.5" calcext:value-type="float">
            <text:p>3,50</text:p>
          </table:table-cell>
          <table:table-cell office:value-type="float" office:value="3970.48958333334" calcext:value-type="float">
            <text:p>3970,49</text:p>
          </table:table-cell>
          <table:table-cell office:value-type="float" office:value="368" calcext:value-type="float">
            <text:p>368</text:p>
          </table:table-cell>
          <table:table-cell office:value-type="float" office:value="408135" calcext:value-type="float">
            <text:p>408135</text:p>
          </table:table-cell>
          <table:table-cell office:value-type="float" office:value="3.83333333333333" calcext:value-type="float">
            <text:p>3,83</text:p>
          </table:table-cell>
          <table:table-cell office:value-type="float" office:value="4251.40625" calcext:value-type="float">
            <text:p>4251,4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394" calcext:value-type="float">
            <text:p>394</text:p>
          </table:table-cell>
          <table:table-cell office:value-type="float" office:value="381561" calcext:value-type="float">
            <text:p>381561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3974.59375" calcext:value-type="float">
            <text:p>3974,59</text:p>
          </table:table-cell>
          <table:table-cell office:value-type="float" office:value="421" calcext:value-type="float">
            <text:p>421</text:p>
          </table:table-cell>
          <table:table-cell office:value-type="float" office:value="408556" calcext:value-type="float">
            <text:p>408556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4255.79166666667" calcext:value-type="float">
            <text:p>4255,79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373" calcext:value-type="float">
            <text:p>373</text:p>
          </table:table-cell>
          <table:table-cell office:value-type="float" office:value="381934" calcext:value-type="float">
            <text:p>381934</text:p>
          </table:table-cell>
          <table:table-cell office:value-type="float" office:value="3.88541666666667" calcext:value-type="float">
            <text:p>3,89</text:p>
          </table:table-cell>
          <table:table-cell office:value-type="float" office:value="3978.47916666667" calcext:value-type="float">
            <text:p>3978,48</text:p>
          </table:table-cell>
          <table:table-cell office:value-type="float" office:value="402" calcext:value-type="float">
            <text:p>402</text:p>
          </table:table-cell>
          <table:table-cell office:value-type="float" office:value="408958" calcext:value-type="float">
            <text:p>408958</text:p>
          </table:table-cell>
          <table:table-cell office:value-type="float" office:value="4.1875" calcext:value-type="float">
            <text:p>4,19</text:p>
          </table:table-cell>
          <table:table-cell office:value-type="float" office:value="4259.97916666667" calcext:value-type="float">
            <text:p>4259,9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388" calcext:value-type="float">
            <text:p>388</text:p>
          </table:table-cell>
          <table:table-cell office:value-type="float" office:value="382322" calcext:value-type="float">
            <text:p>382322</text:p>
          </table:table-cell>
          <table:table-cell office:value-type="float" office:value="4.04166666666667" calcext:value-type="float">
            <text:p>4,04</text:p>
          </table:table-cell>
          <table:table-cell office:value-type="float" office:value="3982.52083333334" calcext:value-type="float">
            <text:p>3982,52</text:p>
          </table:table-cell>
          <table:table-cell office:value-type="float" office:value="416" calcext:value-type="float">
            <text:p>416</text:p>
          </table:table-cell>
          <table:table-cell office:value-type="float" office:value="409374" calcext:value-type="float">
            <text:p>409374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4264.3125" calcext:value-type="float">
            <text:p>4264,3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96" calcext:value-type="float">
            <text:p>396</text:p>
          </table:table-cell>
          <table:table-cell office:value-type="float" office:value="382718" calcext:value-type="float">
            <text:p>382718</text:p>
          </table:table-cell>
          <table:table-cell office:value-type="float" office:value="4.125" calcext:value-type="float">
            <text:p>4,13</text:p>
          </table:table-cell>
          <table:table-cell office:value-type="float" office:value="3986.64583333334" calcext:value-type="float">
            <text:p>3986,65</text:p>
          </table:table-cell>
          <table:table-cell office:value-type="float" office:value="425" calcext:value-type="float">
            <text:p>425</text:p>
          </table:table-cell>
          <table:table-cell office:value-type="float" office:value="409799" calcext:value-type="float">
            <text:p>409799</text:p>
          </table:table-cell>
          <table:table-cell office:value-type="float" office:value="4.42708333333333" calcext:value-type="float">
            <text:p>4,43</text:p>
          </table:table-cell>
          <table:table-cell office:value-type="float" office:value="4268.73958333333" calcext:value-type="float">
            <text:p>4268,74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93" calcext:value-type="float">
            <text:p>393</text:p>
          </table:table-cell>
          <table:table-cell office:value-type="float" office:value="383111" calcext:value-type="float">
            <text:p>383111</text:p>
          </table:table-cell>
          <table:table-cell office:value-type="float" office:value="4.09375" calcext:value-type="float">
            <text:p>4,09</text:p>
          </table:table-cell>
          <table:table-cell office:value-type="float" office:value="3990.73958333334" calcext:value-type="float">
            <text:p>3990,74</text:p>
          </table:table-cell>
          <table:table-cell office:value-type="float" office:value="424" calcext:value-type="float">
            <text:p>424</text:p>
          </table:table-cell>
          <table:table-cell office:value-type="float" office:value="410223" calcext:value-type="float">
            <text:p>410223</text:p>
          </table:table-cell>
          <table:table-cell office:value-type="float" office:value="4.41666666666667" calcext:value-type="float">
            <text:p>4,42</text:p>
          </table:table-cell>
          <table:table-cell office:value-type="float" office:value="4273.15625" calcext:value-type="float">
            <text:p>4273,16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94" calcext:value-type="float">
            <text:p>394</text:p>
          </table:table-cell>
          <table:table-cell office:value-type="float" office:value="383505" calcext:value-type="float">
            <text:p>383505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3994.84375" calcext:value-type="float">
            <text:p>3994,84</text:p>
          </table:table-cell>
          <table:table-cell office:value-type="float" office:value="421" calcext:value-type="float">
            <text:p>421</text:p>
          </table:table-cell>
          <table:table-cell office:value-type="float" office:value="410644" calcext:value-type="float">
            <text:p>410644</text:p>
          </table:table-cell>
          <table:table-cell office:value-type="float" office:value="4.38541666666667" calcext:value-type="float">
            <text:p>4,39</text:p>
          </table:table-cell>
          <table:table-cell office:value-type="float" office:value="4277.54166666667" calcext:value-type="float">
            <text:p>4277,54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88" calcext:value-type="float">
            <text:p>388</text:p>
          </table:table-cell>
          <table:table-cell office:value-type="float" office:value="383893" calcext:value-type="float">
            <text:p>383893</text:p>
          </table:table-cell>
          <table:table-cell office:value-type="float" office:value="4.04166666666667" calcext:value-type="float">
            <text:p>4,04</text:p>
          </table:table-cell>
          <table:table-cell office:value-type="float" office:value="3998.88541666667" calcext:value-type="float">
            <text:p>3998,89</text:p>
          </table:table-cell>
          <table:table-cell office:value-type="float" office:value="424" calcext:value-type="float">
            <text:p>424</text:p>
          </table:table-cell>
          <table:table-cell office:value-type="float" office:value="411068" calcext:value-type="float">
            <text:p>411068</text:p>
          </table:table-cell>
          <table:table-cell office:value-type="float" office:value="4.41666666666667" calcext:value-type="float">
            <text:p>4,42</text:p>
          </table:table-cell>
          <table:table-cell office:value-type="float" office:value="4281.95833333333" calcext:value-type="float">
            <text:p>4281,96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92" calcext:value-type="float">
            <text:p>392</text:p>
          </table:table-cell>
          <table:table-cell office:value-type="float" office:value="384285" calcext:value-type="float">
            <text:p>384285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4002.96875" calcext:value-type="float">
            <text:p>4002,97</text:p>
          </table:table-cell>
          <table:table-cell office:value-type="float" office:value="423" calcext:value-type="float">
            <text:p>423</text:p>
          </table:table-cell>
          <table:table-cell office:value-type="float" office:value="411491" calcext:value-type="float">
            <text:p>411491</text:p>
          </table:table-cell>
          <table:table-cell office:value-type="float" office:value="4.40625" calcext:value-type="float">
            <text:p>4,41</text:p>
          </table:table-cell>
          <table:table-cell office:value-type="float" office:value="4286.36458333334" calcext:value-type="float">
            <text:p>4286,36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389" calcext:value-type="float">
            <text:p>389</text:p>
          </table:table-cell>
          <table:table-cell office:value-type="float" office:value="384674" calcext:value-type="float">
            <text:p>384674</text:p>
          </table:table-cell>
          <table:table-cell office:value-type="float" office:value="4.05208333333333" calcext:value-type="float">
            <text:p>4,05</text:p>
          </table:table-cell>
          <table:table-cell office:value-type="float" office:value="4007.02083333334" calcext:value-type="float">
            <text:p>4007,02</text:p>
          </table:table-cell>
          <table:table-cell office:value-type="float" office:value="422" calcext:value-type="float">
            <text:p>422</text:p>
          </table:table-cell>
          <table:table-cell office:value-type="float" office:value="411913" calcext:value-type="float">
            <text:p>411913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4290.76041666667" calcext:value-type="float">
            <text:p>4290,76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392" calcext:value-type="float">
            <text:p>392</text:p>
          </table:table-cell>
          <table:table-cell office:value-type="float" office:value="385066" calcext:value-type="float">
            <text:p>385066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4011.10416666667" calcext:value-type="float">
            <text:p>4011,10</text:p>
          </table:table-cell>
          <table:table-cell office:value-type="float" office:value="422" calcext:value-type="float">
            <text:p>422</text:p>
          </table:table-cell>
          <table:table-cell office:value-type="float" office:value="412335" calcext:value-type="float">
            <text:p>412335</text:p>
          </table:table-cell>
          <table:table-cell office:value-type="float" office:value="4.39583333333333" calcext:value-type="float">
            <text:p>4,40</text:p>
          </table:table-cell>
          <table:table-cell office:value-type="float" office:value="4295.15625" calcext:value-type="float">
            <text:p>4295,16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393" calcext:value-type="float">
            <text:p>393</text:p>
          </table:table-cell>
          <table:table-cell office:value-type="float" office:value="385459" calcext:value-type="float">
            <text:p>385459</text:p>
          </table:table-cell>
          <table:table-cell office:value-type="float" office:value="4.09375" calcext:value-type="float">
            <text:p>4,09</text:p>
          </table:table-cell>
          <table:table-cell office:value-type="float" office:value="4015.19791666667" calcext:value-type="float">
            <text:p>4015,20</text:p>
          </table:table-cell>
          <table:table-cell office:value-type="float" office:value="427" calcext:value-type="float">
            <text:p>427</text:p>
          </table:table-cell>
          <table:table-cell office:value-type="float" office:value="412762" calcext:value-type="float">
            <text:p>412762</text:p>
          </table:table-cell>
          <table:table-cell office:value-type="float" office:value="4.44791666666667" calcext:value-type="float">
            <text:p>4,45</text:p>
          </table:table-cell>
          <table:table-cell office:value-type="float" office:value="4299.60416666667" calcext:value-type="float">
            <text:p>4299,6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93" calcext:value-type="float">
            <text:p>393</text:p>
          </table:table-cell>
          <table:table-cell office:value-type="float" office:value="385852" calcext:value-type="float">
            <text:p>385852</text:p>
          </table:table-cell>
          <table:table-cell office:value-type="float" office:value="4.09375" calcext:value-type="float">
            <text:p>4,09</text:p>
          </table:table-cell>
          <table:table-cell office:value-type="float" office:value="4019.29166666667" calcext:value-type="float">
            <text:p>4019,29</text:p>
          </table:table-cell>
          <table:table-cell office:value-type="float" office:value="425" calcext:value-type="float">
            <text:p>425</text:p>
          </table:table-cell>
          <table:table-cell office:value-type="float" office:value="413187" calcext:value-type="float">
            <text:p>413187</text:p>
          </table:table-cell>
          <table:table-cell office:value-type="float" office:value="4.42708333333333" calcext:value-type="float">
            <text:p>4,43</text:p>
          </table:table-cell>
          <table:table-cell office:value-type="float" office:value="4304.03125" calcext:value-type="float">
            <text:p>4304,0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392" calcext:value-type="float">
            <text:p>392</text:p>
          </table:table-cell>
          <table:table-cell office:value-type="float" office:value="386244" calcext:value-type="float">
            <text:p>386244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4023.37500000001" calcext:value-type="float">
            <text:p>4023,38</text:p>
          </table:table-cell>
          <table:table-cell office:value-type="float" office:value="425" calcext:value-type="float">
            <text:p>425</text:p>
          </table:table-cell>
          <table:table-cell office:value-type="float" office:value="413612" calcext:value-type="float">
            <text:p>413612</text:p>
          </table:table-cell>
          <table:table-cell office:value-type="float" office:value="4.42708333333333" calcext:value-type="float">
            <text:p>4,43</text:p>
          </table:table-cell>
          <table:table-cell office:value-type="float" office:value="4308.45833333333" calcext:value-type="float">
            <text:p>4308,46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391" calcext:value-type="float">
            <text:p>391</text:p>
          </table:table-cell>
          <table:table-cell office:value-type="float" office:value="386635" calcext:value-type="float">
            <text:p>386635</text:p>
          </table:table-cell>
          <table:table-cell office:value-type="float" office:value="4.07291666666667" calcext:value-type="float">
            <text:p>4,07</text:p>
          </table:table-cell>
          <table:table-cell office:value-type="float" office:value="4027.44791666667" calcext:value-type="float">
            <text:p>4027,45</text:p>
          </table:table-cell>
          <table:table-cell office:value-type="float" office:value="426" calcext:value-type="float">
            <text:p>426</text:p>
          </table:table-cell>
          <table:table-cell office:value-type="float" office:value="414038" calcext:value-type="float">
            <text:p>414038</text:p>
          </table:table-cell>
          <table:table-cell office:value-type="float" office:value="4.4375" calcext:value-type="float">
            <text:p>4,44</text:p>
          </table:table-cell>
          <table:table-cell office:value-type="float" office:value="4312.89583333333" calcext:value-type="float">
            <text:p>4312,9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390" calcext:value-type="float">
            <text:p>390</text:p>
          </table:table-cell>
          <table:table-cell office:value-type="float" office:value="387025" calcext:value-type="float">
            <text:p>387025</text:p>
          </table:table-cell>
          <table:table-cell office:value-type="float" office:value="4.0625" calcext:value-type="float">
            <text:p>4,06</text:p>
          </table:table-cell>
          <table:table-cell office:value-type="float" office:value="4031.51041666667" calcext:value-type="float">
            <text:p>4031,51</text:p>
          </table:table-cell>
          <table:table-cell office:value-type="float" office:value="425" calcext:value-type="float">
            <text:p>425</text:p>
          </table:table-cell>
          <table:table-cell office:value-type="float" office:value="414463" calcext:value-type="float">
            <text:p>414463</text:p>
          </table:table-cell>
          <table:table-cell office:value-type="float" office:value="4.42708333333333" calcext:value-type="float">
            <text:p>4,43</text:p>
          </table:table-cell>
          <table:table-cell office:value-type="float" office:value="4317.32291666667" calcext:value-type="float">
            <text:p>4317,32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90" calcext:value-type="float">
            <text:p>390</text:p>
          </table:table-cell>
          <table:table-cell office:value-type="float" office:value="387415" calcext:value-type="float">
            <text:p>387415</text:p>
          </table:table-cell>
          <table:table-cell office:value-type="float" office:value="4.0625" calcext:value-type="float">
            <text:p>4,06</text:p>
          </table:table-cell>
          <table:table-cell office:value-type="float" office:value="4035.57291666667" calcext:value-type="float">
            <text:p>4035,57</text:p>
          </table:table-cell>
          <table:table-cell office:value-type="float" office:value="425" calcext:value-type="float">
            <text:p>425</text:p>
          </table:table-cell>
          <table:table-cell office:value-type="float" office:value="414888" calcext:value-type="float">
            <text:p>414888</text:p>
          </table:table-cell>
          <table:table-cell office:value-type="float" office:value="4.42708333333333" calcext:value-type="float">
            <text:p>4,43</text:p>
          </table:table-cell>
          <table:table-cell office:value-type="float" office:value="4321.75" calcext:value-type="float">
            <text:p>4321,7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92" calcext:value-type="float">
            <text:p>392</text:p>
          </table:table-cell>
          <table:table-cell office:value-type="float" office:value="387807" calcext:value-type="float">
            <text:p>387807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4039.65625" calcext:value-type="float">
            <text:p>4039,66</text:p>
          </table:table-cell>
          <table:table-cell office:value-type="float" office:value="427" calcext:value-type="float">
            <text:p>427</text:p>
          </table:table-cell>
          <table:table-cell office:value-type="float" office:value="415315" calcext:value-type="float">
            <text:p>415315</text:p>
          </table:table-cell>
          <table:table-cell office:value-type="float" office:value="4.44791666666667" calcext:value-type="float">
            <text:p>4,45</text:p>
          </table:table-cell>
          <table:table-cell office:value-type="float" office:value="4326.19791666667" calcext:value-type="float">
            <text:p>4326,2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393" calcext:value-type="float">
            <text:p>393</text:p>
          </table:table-cell>
          <table:table-cell office:value-type="float" office:value="388200" calcext:value-type="float">
            <text:p>388200</text:p>
          </table:table-cell>
          <table:table-cell office:value-type="float" office:value="4.09375" calcext:value-type="float">
            <text:p>4,09</text:p>
          </table:table-cell>
          <table:table-cell office:value-type="float" office:value="4043.75" calcext:value-type="float">
            <text:p>4043,75</text:p>
          </table:table-cell>
          <table:table-cell office:value-type="float" office:value="424" calcext:value-type="float">
            <text:p>424</text:p>
          </table:table-cell>
          <table:table-cell office:value-type="float" office:value="415739" calcext:value-type="float">
            <text:p>415739</text:p>
          </table:table-cell>
          <table:table-cell office:value-type="float" office:value="4.41666666666667" calcext:value-type="float">
            <text:p>4,42</text:p>
          </table:table-cell>
          <table:table-cell office:value-type="float" office:value="4330.61458333333" calcext:value-type="float">
            <text:p>4330,6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394" calcext:value-type="float">
            <text:p>394</text:p>
          </table:table-cell>
          <table:table-cell office:value-type="float" office:value="388594" calcext:value-type="float">
            <text:p>388594</text:p>
          </table:table-cell>
          <table:table-cell office:value-type="float" office:value="4.10416666666667" calcext:value-type="float">
            <text:p>4,10</text:p>
          </table:table-cell>
          <table:table-cell office:value-type="float" office:value="4047.85416666667" calcext:value-type="float">
            <text:p>4047,85</text:p>
          </table:table-cell>
          <table:table-cell office:value-type="float" office:value="424" calcext:value-type="float">
            <text:p>424</text:p>
          </table:table-cell>
          <table:table-cell office:value-type="float" office:value="416163" calcext:value-type="float">
            <text:p>416163</text:p>
          </table:table-cell>
          <table:table-cell office:value-type="float" office:value="4.41666666666667" calcext:value-type="float">
            <text:p>4,42</text:p>
          </table:table-cell>
          <table:table-cell office:value-type="float" office:value="4335.03125" calcext:value-type="float">
            <text:p>4335,0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92" calcext:value-type="float">
            <text:p>392</text:p>
          </table:table-cell>
          <table:table-cell office:value-type="float" office:value="388986" calcext:value-type="float">
            <text:p>388986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4051.9375" calcext:value-type="float">
            <text:p>4051,94</text:p>
          </table:table-cell>
          <table:table-cell office:value-type="float" office:value="423" calcext:value-type="float">
            <text:p>423</text:p>
          </table:table-cell>
          <table:table-cell office:value-type="float" office:value="416586" calcext:value-type="float">
            <text:p>416586</text:p>
          </table:table-cell>
          <table:table-cell office:value-type="float" office:value="4.40625" calcext:value-type="float">
            <text:p>4,41</text:p>
          </table:table-cell>
          <table:table-cell office:value-type="float" office:value="4339.4375" calcext:value-type="float">
            <text:p>4339,4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392" calcext:value-type="float">
            <text:p>392</text:p>
          </table:table-cell>
          <table:table-cell office:value-type="float" office:value="389378" calcext:value-type="float">
            <text:p>389378</text:p>
          </table:table-cell>
          <table:table-cell office:value-type="float" office:value="4.08333333333333" calcext:value-type="float">
            <text:p>4,08</text:p>
          </table:table-cell>
          <table:table-cell office:value-type="float" office:value="4056.02083333334" calcext:value-type="float">
            <text:p>4056,02</text:p>
          </table:table-cell>
          <table:table-cell office:value-type="float" office:value="427" calcext:value-type="float">
            <text:p>427</text:p>
          </table:table-cell>
          <table:table-cell office:value-type="float" office:value="417013" calcext:value-type="float">
            <text:p>417013</text:p>
          </table:table-cell>
          <table:table-cell office:value-type="float" office:value="4.44791666666667" calcext:value-type="float">
            <text:p>4,45</text:p>
          </table:table-cell>
          <table:table-cell office:value-type="float" office:value="4343.88541666667" calcext:value-type="float">
            <text:p>4343,89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395" calcext:value-type="float">
            <text:p>395</text:p>
          </table:table-cell>
          <table:table-cell office:value-type="float" office:value="389773" calcext:value-type="float">
            <text:p>389773</text:p>
          </table:table-cell>
          <table:table-cell table:style-name="ce1" office:value-type="float" office:value="4.11458333333333" calcext:value-type="float">
            <text:p>4,11458333333333</text:p>
          </table:table-cell>
          <table:table-cell table:style-name="ce1" office:value-type="float" office:value="4060.13541666667" calcext:value-type="float">
            <text:p>4060,13541666667</text:p>
          </table:table-cell>
          <table:table-cell office:value-type="float" office:value="425" calcext:value-type="float">
            <text:p>425</text:p>
          </table:table-cell>
          <table:table-cell office:value-type="float" office:value="417438" calcext:value-type="float">
            <text:p>417438</text:p>
          </table:table-cell>
          <table:table-cell table:style-name="ce1" office:value-type="float" office:value="4.42708333333333" calcext:value-type="float">
            <text:p>4,42708333333333</text:p>
          </table:table-cell>
          <table:table-cell table:style-name="ce1" office:value-type="float" office:value="4348.3125" calcext:value-type="float">
            <text:p>4348,312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396" calcext:value-type="float">
            <text:p>396</text:p>
          </table:table-cell>
          <table:table-cell office:value-type="float" office:value="390169" calcext:value-type="float">
            <text:p>390169</text:p>
          </table:table-cell>
          <table:table-cell table:style-name="ce1" office:value-type="float" office:value="4.125" calcext:value-type="float">
            <text:p>4,125</text:p>
          </table:table-cell>
          <table:table-cell table:style-name="ce1" office:value-type="float" office:value="4064.26041666667" calcext:value-type="float">
            <text:p>4064,26041666667</text:p>
          </table:table-cell>
          <table:table-cell office:value-type="float" office:value="426" calcext:value-type="float">
            <text:p>426</text:p>
          </table:table-cell>
          <table:table-cell office:value-type="float" office:value="417864" calcext:value-type="float">
            <text:p>417864</text:p>
          </table:table-cell>
          <table:table-cell table:style-name="ce1" office:value-type="float" office:value="4.4375" calcext:value-type="float">
            <text:p>4,4375</text:p>
          </table:table-cell>
          <table:table-cell table:style-name="ce1" office:value-type="float" office:value="4352.75" calcext:value-type="float">
            <text:p>4352,7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94" calcext:value-type="float">
            <text:p>394</text:p>
          </table:table-cell>
          <table:table-cell office:value-type="float" office:value="390563" calcext:value-type="float">
            <text:p>390563</text:p>
          </table:table-cell>
          <table:table-cell table:style-name="ce1" office:value-type="float" office:value="4.10416666666667" calcext:value-type="float">
            <text:p>4,10416666666667</text:p>
          </table:table-cell>
          <table:table-cell table:style-name="ce1" office:value-type="float" office:value="4068.36458333334" calcext:value-type="float">
            <text:p>4068,36458333334</text:p>
          </table:table-cell>
          <table:table-cell office:value-type="float" office:value="423" calcext:value-type="float">
            <text:p>423</text:p>
          </table:table-cell>
          <table:table-cell office:value-type="float" office:value="418287" calcext:value-type="float">
            <text:p>418287</text:p>
          </table:table-cell>
          <table:table-cell table:style-name="ce1" office:value-type="float" office:value="4.40625" calcext:value-type="float">
            <text:p>4,40625</text:p>
          </table:table-cell>
          <table:table-cell table:style-name="ce1" office:value-type="float" office:value="4357.15625" calcext:value-type="float">
            <text:p>4357,1562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394" calcext:value-type="float">
            <text:p>394</text:p>
          </table:table-cell>
          <table:table-cell office:value-type="float" office:value="390957" calcext:value-type="float">
            <text:p>390957</text:p>
          </table:table-cell>
          <table:table-cell table:style-name="ce1" office:value-type="float" office:value="4.10416666666667" calcext:value-type="float">
            <text:p>4,10416666666667</text:p>
          </table:table-cell>
          <table:table-cell table:style-name="ce1" office:value-type="float" office:value="4072.46875000001" calcext:value-type="float">
            <text:p>4072,46875000001</text:p>
          </table:table-cell>
          <table:table-cell office:value-type="float" office:value="421" calcext:value-type="float">
            <text:p>421</text:p>
          </table:table-cell>
          <table:table-cell office:value-type="float" office:value="418708" calcext:value-type="float">
            <text:p>418708</text:p>
          </table:table-cell>
          <table:table-cell table:style-name="ce1" office:value-type="float" office:value="4.38541666666667" calcext:value-type="float">
            <text:p>4,38541666666667</text:p>
          </table:table-cell>
          <table:table-cell table:style-name="ce1" office:value-type="float" office:value="4361.54166666667" calcext:value-type="float">
            <text:p>4361,54166666667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394" calcext:value-type="float">
            <text:p>394</text:p>
          </table:table-cell>
          <table:table-cell office:value-type="float" office:value="391351" calcext:value-type="float">
            <text:p>391351</text:p>
          </table:table-cell>
          <table:table-cell table:style-name="ce1" office:value-type="float" office:value="4.10416666666667" calcext:value-type="float">
            <text:p>4,10416666666667</text:p>
          </table:table-cell>
          <table:table-cell table:style-name="ce1" office:value-type="float" office:value="4076.57291666667" calcext:value-type="float">
            <text:p>4076,57291666667</text:p>
          </table:table-cell>
          <table:table-cell office:value-type="float" office:value="447" calcext:value-type="float">
            <text:p>447</text:p>
          </table:table-cell>
          <table:table-cell office:value-type="float" office:value="419155" calcext:value-type="float">
            <text:p>419155</text:p>
          </table:table-cell>
          <table:table-cell table:style-name="ce1" office:value-type="float" office:value="4.65625" calcext:value-type="float">
            <text:p>4,65625</text:p>
          </table:table-cell>
          <table:table-cell table:style-name="ce1" office:value-type="float" office:value="4366.19791666667" calcext:value-type="float">
            <text:p>4366,19791666667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93" calcext:value-type="float">
            <text:p>393</text:p>
          </table:table-cell>
          <table:table-cell office:value-type="float" office:value="391744" calcext:value-type="float">
            <text:p>391744</text:p>
          </table:table-cell>
          <table:table-cell table:style-name="ce1" office:value-type="float" office:value="4.09375" calcext:value-type="float">
            <text:p>4,09375</text:p>
          </table:table-cell>
          <table:table-cell table:style-name="ce1" office:value-type="float" office:value="4080.66666666667" calcext:value-type="float">
            <text:p>4080,66666666667</text:p>
          </table:table-cell>
          <table:table-cell office:value-type="float" office:value="431" calcext:value-type="float">
            <text:p>431</text:p>
          </table:table-cell>
          <table:table-cell office:value-type="float" office:value="419586" calcext:value-type="float">
            <text:p>419586</text:p>
          </table:table-cell>
          <table:table-cell table:style-name="ce1" office:value-type="float" office:value="4.48958333333333" calcext:value-type="float">
            <text:p>4,48958333333333</text:p>
          </table:table-cell>
          <table:table-cell table:style-name="ce1" office:value-type="float" office:value="4370.6875" calcext:value-type="float">
            <text:p>4370,6875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396" calcext:value-type="float">
            <text:p>396</text:p>
          </table:table-cell>
          <table:table-cell office:value-type="float" office:value="392140" calcext:value-type="float">
            <text:p>392140</text:p>
          </table:table-cell>
          <table:table-cell table:style-name="ce1" office:value-type="float" office:value="4.125" calcext:value-type="float">
            <text:p>4,125</text:p>
          </table:table-cell>
          <table:table-cell table:style-name="ce1" office:value-type="float" office:value="4084.79166666667" calcext:value-type="float">
            <text:p>4084,79166666667</text:p>
          </table:table-cell>
          <table:table-cell office:value-type="float" office:value="426" calcext:value-type="float">
            <text:p>426</text:p>
          </table:table-cell>
          <table:table-cell office:value-type="float" office:value="420012" calcext:value-type="float">
            <text:p>420012</text:p>
          </table:table-cell>
          <table:table-cell table:style-name="ce1" office:value-type="float" office:value="4.4375" calcext:value-type="float">
            <text:p>4,4375</text:p>
          </table:table-cell>
          <table:table-cell table:style-name="ce1" office:value-type="float" office:value="4375.125" calcext:value-type="float">
            <text:p>4375,12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392" calcext:value-type="float">
            <text:p>392</text:p>
          </table:table-cell>
          <table:table-cell office:value-type="float" office:value="392532" calcext:value-type="float">
            <text:p>392532</text:p>
          </table:table-cell>
          <table:table-cell table:style-name="ce1" office:value-type="float" office:value="4.08333333333333" calcext:value-type="float">
            <text:p>4,08333333333333</text:p>
          </table:table-cell>
          <table:table-cell table:style-name="ce1" office:value-type="float" office:value="4088.87500000001" calcext:value-type="float">
            <text:p>4088,87500000001</text:p>
          </table:table-cell>
          <table:table-cell office:value-type="float" office:value="426" calcext:value-type="float">
            <text:p>426</text:p>
          </table:table-cell>
          <table:table-cell office:value-type="float" office:value="420438" calcext:value-type="float">
            <text:p>420438</text:p>
          </table:table-cell>
          <table:table-cell table:style-name="ce1" office:value-type="float" office:value="4.4375" calcext:value-type="float">
            <text:p>4,4375</text:p>
          </table:table-cell>
          <table:table-cell table:style-name="ce1" office:value-type="float" office:value="4379.5625" calcext:value-type="float">
            <text:p>4379,562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439" calcext:value-type="float">
            <text:p>439</text:p>
          </table:table-cell>
          <table:table-cell office:value-type="float" office:value="392971" calcext:value-type="float">
            <text:p>392971</text:p>
          </table:table-cell>
          <table:table-cell table:style-name="ce1" office:value-type="float" office:value="4.57291666666667" calcext:value-type="float">
            <text:p>4,57291666666667</text:p>
          </table:table-cell>
          <table:table-cell table:style-name="ce1" office:value-type="float" office:value="4093.44791666667" calcext:value-type="float">
            <text:p>4093,44791666667</text:p>
          </table:table-cell>
          <table:table-cell office:value-type="float" office:value="431" calcext:value-type="float">
            <text:p>431</text:p>
          </table:table-cell>
          <table:table-cell office:value-type="float" office:value="420869" calcext:value-type="float">
            <text:p>420869</text:p>
          </table:table-cell>
          <table:table-cell table:style-name="ce1" office:value-type="float" office:value="4.48958333333333" calcext:value-type="float">
            <text:p>4,48958333333333</text:p>
          </table:table-cell>
          <table:table-cell table:style-name="ce1" office:value-type="float" office:value="4384.05208333333" calcext:value-type="float">
            <text:p>4384,05208333333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92" calcext:value-type="float">
            <text:p>392</text:p>
          </table:table-cell>
          <table:table-cell office:value-type="float" office:value="393363" calcext:value-type="float">
            <text:p>393363</text:p>
          </table:table-cell>
          <table:table-cell table:style-name="ce1" office:value-type="float" office:value="4.08333333333333" calcext:value-type="float">
            <text:p>4,08333333333333</text:p>
          </table:table-cell>
          <table:table-cell table:style-name="ce1" office:value-type="float" office:value="4097.53125000001" calcext:value-type="float">
            <text:p>4097,53125000001</text:p>
          </table:table-cell>
          <table:table-cell office:value-type="float" office:value="423" calcext:value-type="float">
            <text:p>423</text:p>
          </table:table-cell>
          <table:table-cell office:value-type="float" office:value="421292" calcext:value-type="float">
            <text:p>421292</text:p>
          </table:table-cell>
          <table:table-cell table:style-name="ce1" office:value-type="float" office:value="4.40625" calcext:value-type="float">
            <text:p>4,40625</text:p>
          </table:table-cell>
          <table:table-cell table:style-name="ce1" office:value-type="float" office:value="4388.45833333333" calcext:value-type="float">
            <text:p>4388,45833333333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397" calcext:value-type="float">
            <text:p>397</text:p>
          </table:table-cell>
          <table:table-cell office:value-type="float" office:value="393760" calcext:value-type="float">
            <text:p>393760</text:p>
          </table:table-cell>
          <table:table-cell table:style-name="ce1" office:value-type="float" office:value="4.13541666666667" calcext:value-type="float">
            <text:p>4,13541666666667</text:p>
          </table:table-cell>
          <table:table-cell table:style-name="ce1" office:value-type="float" office:value="4101.66666666667" calcext:value-type="float">
            <text:p>4101,66666666667</text:p>
          </table:table-cell>
          <table:table-cell office:value-type="float" office:value="425" calcext:value-type="float">
            <text:p>425</text:p>
          </table:table-cell>
          <table:table-cell office:value-type="float" office:value="421717" calcext:value-type="float">
            <text:p>421717</text:p>
          </table:table-cell>
          <table:table-cell table:style-name="ce1" office:value-type="float" office:value="4.42708333333333" calcext:value-type="float">
            <text:p>4,42708333333333</text:p>
          </table:table-cell>
          <table:table-cell table:style-name="ce1" office:value-type="float" office:value="4392.88541666667" calcext:value-type="float">
            <text:p>4392,88541666667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391" calcext:value-type="float">
            <text:p>391</text:p>
          </table:table-cell>
          <table:table-cell office:value-type="float" office:value="394151" calcext:value-type="float">
            <text:p>394151</text:p>
          </table:table-cell>
          <table:table-cell table:style-name="ce1" office:value-type="float" office:value="4.07291666666667" calcext:value-type="float">
            <text:p>4,07291666666667</text:p>
          </table:table-cell>
          <table:table-cell table:style-name="ce1" office:value-type="float" office:value="4105.73958333334" calcext:value-type="float">
            <text:p>4105,73958333334</text:p>
          </table:table-cell>
          <table:table-cell office:value-type="float" office:value="427" calcext:value-type="float">
            <text:p>427</text:p>
          </table:table-cell>
          <table:table-cell office:value-type="float" office:value="422144" calcext:value-type="float">
            <text:p>422144</text:p>
          </table:table-cell>
          <table:table-cell table:style-name="ce1" office:value-type="float" office:value="4.44791666666667" calcext:value-type="float">
            <text:p>4,44791666666667</text:p>
          </table:table-cell>
          <table:table-cell table:style-name="ce1" office:value-type="float" office:value="4397.33333333333" calcext:value-type="float">
            <text:p>4397,33333333333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397" calcext:value-type="float">
            <text:p>397</text:p>
          </table:table-cell>
          <table:table-cell office:value-type="float" office:value="394548" calcext:value-type="float">
            <text:p>394548</text:p>
          </table:table-cell>
          <table:table-cell table:style-name="ce1" office:value-type="float" office:value="4.13541666666667" calcext:value-type="float">
            <text:p>4,13541666666667</text:p>
          </table:table-cell>
          <table:table-cell table:style-name="ce1" office:value-type="float" office:value="4109.87500000001" calcext:value-type="float">
            <text:p>4109,87500000001</text:p>
          </table:table-cell>
          <table:table-cell office:value-type="float" office:value="425" calcext:value-type="float">
            <text:p>425</text:p>
          </table:table-cell>
          <table:table-cell office:value-type="float" office:value="422569" calcext:value-type="float">
            <text:p>422569</text:p>
          </table:table-cell>
          <table:table-cell table:style-name="ce1" office:value-type="float" office:value="4.42708333333333" calcext:value-type="float">
            <text:p>4,42708333333333</text:p>
          </table:table-cell>
          <table:table-cell table:style-name="ce1" office:value-type="float" office:value="4401.76041666667" calcext:value-type="float">
            <text:p>4401,76041666667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96" calcext:value-type="float">
            <text:p>396</text:p>
          </table:table-cell>
          <table:table-cell office:value-type="float" office:value="394944" calcext:value-type="float">
            <text:p>394944</text:p>
          </table:table-cell>
          <table:table-cell table:style-name="ce1" office:value-type="float" office:value="4.125" calcext:value-type="float">
            <text:p>4,125</text:p>
          </table:table-cell>
          <table:table-cell table:style-name="ce1" office:value-type="float" office:value="4114.00000000001" calcext:value-type="float">
            <text:p>4114,00000000001</text:p>
          </table:table-cell>
          <table:table-cell office:value-type="float" office:value="1024" calcext:value-type="float">
            <text:p>1024</text:p>
          </table:table-cell>
          <table:table-cell office:value-type="float" office:value="423593" calcext:value-type="float">
            <text:p>423593</text:p>
          </table:table-cell>
          <table:table-cell table:style-name="ce1" office:value-type="float" office:value="10.6666666666667" calcext:value-type="float">
            <text:p>10,6666666666667</text:p>
          </table:table-cell>
          <table:table-cell table:style-name="ce1" office:value-type="float" office:value="4412.42708333333" calcext:value-type="float">
            <text:p>4412,4270833333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92" calcext:value-type="float">
            <text:p>392</text:p>
          </table:table-cell>
          <table:table-cell office:value-type="float" office:value="395336" calcext:value-type="float">
            <text:p>395336</text:p>
          </table:table-cell>
          <table:table-cell table:style-name="ce1" office:value-type="float" office:value="4.08333333333333" calcext:value-type="float">
            <text:p>4,08333333333333</text:p>
          </table:table-cell>
          <table:table-cell table:style-name="ce1" office:value-type="float" office:value="4118.08333333334" calcext:value-type="float">
            <text:p>4118,08333333334</text:p>
          </table:table-cell>
          <table:table-cell office:value-type="float" office:value="423" calcext:value-type="float">
            <text:p>423</text:p>
          </table:table-cell>
          <table:table-cell office:value-type="float" office:value="424016" calcext:value-type="float">
            <text:p>424016</text:p>
          </table:table-cell>
          <table:table-cell table:style-name="ce1" office:value-type="float" office:value="4.40625" calcext:value-type="float">
            <text:p>4,40625</text:p>
          </table:table-cell>
          <table:table-cell table:style-name="ce1" office:value-type="float" office:value="4416.83333333333" calcext:value-type="float">
            <text:p>4416,8333333333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93" calcext:value-type="float">
            <text:p>393</text:p>
          </table:table-cell>
          <table:table-cell office:value-type="float" office:value="395729" calcext:value-type="float">
            <text:p>395729</text:p>
          </table:table-cell>
          <table:table-cell table:style-name="ce1" office:value-type="float" office:value="4.09375" calcext:value-type="float">
            <text:p>4,09375</text:p>
          </table:table-cell>
          <table:table-cell table:style-name="ce1" office:value-type="float" office:value="4122.17708333334" calcext:value-type="float">
            <text:p>4122,17708333334</text:p>
          </table:table-cell>
          <table:table-cell office:value-type="float" office:value="423" calcext:value-type="float">
            <text:p>423</text:p>
          </table:table-cell>
          <table:table-cell office:value-type="float" office:value="424439" calcext:value-type="float">
            <text:p>424439</text:p>
          </table:table-cell>
          <table:table-cell table:style-name="ce1" office:value-type="float" office:value="4.40625" calcext:value-type="float">
            <text:p>4,40625</text:p>
          </table:table-cell>
          <table:table-cell table:style-name="ce1" office:value-type="float" office:value="4421.23958333333" calcext:value-type="float">
            <text:p>4421,23958333333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397" calcext:value-type="float">
            <text:p>397</text:p>
          </table:table-cell>
          <table:table-cell office:value-type="float" office:value="396126" calcext:value-type="float">
            <text:p>396126</text:p>
          </table:table-cell>
          <table:table-cell table:style-name="ce1" office:value-type="float" office:value="4.13541666666667" calcext:value-type="float">
            <text:p>4,13541666666667</text:p>
          </table:table-cell>
          <table:table-cell table:style-name="ce1" office:value-type="float" office:value="4126.31250000001" calcext:value-type="float">
            <text:p>4126,31250000001</text:p>
          </table:table-cell>
          <table:table-cell office:value-type="float" office:value="421" calcext:value-type="float">
            <text:p>421</text:p>
          </table:table-cell>
          <table:table-cell office:value-type="float" office:value="424860" calcext:value-type="float">
            <text:p>424860</text:p>
          </table:table-cell>
          <table:table-cell table:style-name="ce1" office:value-type="float" office:value="4.38541666666667" calcext:value-type="float">
            <text:p>4,38541666666667</text:p>
          </table:table-cell>
          <table:table-cell table:style-name="ce1" office:value-type="float" office:value="4425.625" calcext:value-type="float">
            <text:p>4425,625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394" calcext:value-type="float">
            <text:p>394</text:p>
          </table:table-cell>
          <table:table-cell office:value-type="float" office:value="396520" calcext:value-type="float">
            <text:p>396520</text:p>
          </table:table-cell>
          <table:table-cell table:style-name="ce1" office:value-type="float" office:value="4.10416666666667" calcext:value-type="float">
            <text:p>4,10416666666667</text:p>
          </table:table-cell>
          <table:table-cell table:style-name="ce1" office:value-type="float" office:value="4130.41666666667" calcext:value-type="float">
            <text:p>4130,41666666667</text:p>
          </table:table-cell>
          <table:table-cell office:value-type="float" office:value="422" calcext:value-type="float">
            <text:p>422</text:p>
          </table:table-cell>
          <table:table-cell office:value-type="float" office:value="425282" calcext:value-type="float">
            <text:p>425282</text:p>
          </table:table-cell>
          <table:table-cell table:style-name="ce1" office:value-type="float" office:value="4.39583333333333" calcext:value-type="float">
            <text:p>4,39583333333333</text:p>
          </table:table-cell>
          <table:table-cell table:style-name="ce1" office:value-type="float" office:value="4430.02083333333" calcext:value-type="float">
            <text:p>4430,02083333333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397" calcext:value-type="float">
            <text:p>397</text:p>
          </table:table-cell>
          <table:table-cell office:value-type="float" office:value="396917" calcext:value-type="float">
            <text:p>396917</text:p>
          </table:table-cell>
          <table:table-cell table:style-name="ce1" office:value-type="float" office:value="4.13541666666667" calcext:value-type="float">
            <text:p>4,13541666666667</text:p>
          </table:table-cell>
          <table:table-cell table:style-name="ce1" office:value-type="float" office:value="4134.55208333334" calcext:value-type="float">
            <text:p>4134,55208333334</text:p>
          </table:table-cell>
          <table:table-cell office:value-type="float" office:value="423" calcext:value-type="float">
            <text:p>423</text:p>
          </table:table-cell>
          <table:table-cell office:value-type="float" office:value="425705" calcext:value-type="float">
            <text:p>425705</text:p>
          </table:table-cell>
          <table:table-cell table:style-name="ce1" office:value-type="float" office:value="4.40625" calcext:value-type="float">
            <text:p>4,40625</text:p>
          </table:table-cell>
          <table:table-cell table:style-name="ce1" office:value-type="float" office:value="4434.42708333333" calcext:value-type="float">
            <text:p>4434,42708333333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391" calcext:value-type="float">
            <text:p>391</text:p>
          </table:table-cell>
          <table:table-cell office:value-type="float" office:value="397308" calcext:value-type="float">
            <text:p>397308</text:p>
          </table:table-cell>
          <table:table-cell table:style-name="ce1" office:value-type="float" office:value="4.07291666666667" calcext:value-type="float">
            <text:p>4,07291666666667</text:p>
          </table:table-cell>
          <table:table-cell table:style-name="ce1" office:value-type="float" office:value="4138.62500000001" calcext:value-type="float">
            <text:p>4138,62500000001</text:p>
          </table:table-cell>
          <table:table-cell office:value-type="float" office:value="420" calcext:value-type="float">
            <text:p>420</text:p>
          </table:table-cell>
          <table:table-cell office:value-type="float" office:value="426125" calcext:value-type="float">
            <text:p>426125</text:p>
          </table:table-cell>
          <table:table-cell table:style-name="ce1" office:value-type="float" office:value="4.375" calcext:value-type="float">
            <text:p>4,375</text:p>
          </table:table-cell>
          <table:table-cell table:style-name="ce1" office:value-type="float" office:value="4438.80208333333" calcext:value-type="float">
            <text:p>4438,80208333333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396" calcext:value-type="float">
            <text:p>396</text:p>
          </table:table-cell>
          <table:table-cell office:value-type="float" office:value="397704" calcext:value-type="float">
            <text:p>397704</text:p>
          </table:table-cell>
          <table:table-cell table:style-name="ce1" office:value-type="float" office:value="4.125" calcext:value-type="float">
            <text:p>4,125</text:p>
          </table:table-cell>
          <table:table-cell table:style-name="ce1" office:value-type="float" office:value="4142.75000000001" calcext:value-type="float">
            <text:p>4142,75000000001</text:p>
          </table:table-cell>
          <table:table-cell office:value-type="float" office:value="423" calcext:value-type="float">
            <text:p>423</text:p>
          </table:table-cell>
          <table:table-cell office:value-type="float" office:value="426548" calcext:value-type="float">
            <text:p>426548</text:p>
          </table:table-cell>
          <table:table-cell table:style-name="ce1" office:value-type="float" office:value="4.40625" calcext:value-type="float">
            <text:p>4,40625</text:p>
          </table:table-cell>
          <table:table-cell table:style-name="ce1" office:value-type="float" office:value="4443.20833333333" calcext:value-type="float">
            <text:p>4443,20833333333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403" calcext:value-type="float">
            <text:p>403</text:p>
          </table:table-cell>
          <table:table-cell office:value-type="float" office:value="398107" calcext:value-type="float">
            <text:p>398107</text:p>
          </table:table-cell>
          <table:table-cell table:style-name="ce1" office:value-type="float" office:value="4.19791666666667" calcext:value-type="float">
            <text:p>4,19791666666667</text:p>
          </table:table-cell>
          <table:table-cell table:style-name="ce1" office:value-type="float" office:value="4146.94791666667" calcext:value-type="float">
            <text:p>4146,94791666667</text:p>
          </table:table-cell>
          <table:table-cell office:value-type="float" office:value="437" calcext:value-type="float">
            <text:p>437</text:p>
          </table:table-cell>
          <table:table-cell office:value-type="float" office:value="426985" calcext:value-type="float">
            <text:p>426985</text:p>
          </table:table-cell>
          <table:table-cell table:style-name="ce1" office:value-type="float" office:value="4.55208333333333" calcext:value-type="float">
            <text:p>4,55208333333333</text:p>
          </table:table-cell>
          <table:table-cell table:style-name="ce1" office:value-type="float" office:value="4447.76041666667" calcext:value-type="float">
            <text:p>4447,76041666667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404" calcext:value-type="float">
            <text:p>404</text:p>
          </table:table-cell>
          <table:table-cell office:value-type="float" office:value="398511" calcext:value-type="float">
            <text:p>398511</text:p>
          </table:table-cell>
          <table:table-cell table:style-name="ce1" office:value-type="float" office:value="4.20833333333333" calcext:value-type="float">
            <text:p>4,20833333333333</text:p>
          </table:table-cell>
          <table:table-cell table:style-name="ce1" office:value-type="float" office:value="4151.15625000001" calcext:value-type="float">
            <text:p>4151,15625000001</text:p>
          </table:table-cell>
          <table:table-cell office:value-type="float" office:value="437" calcext:value-type="float">
            <text:p>437</text:p>
          </table:table-cell>
          <table:table-cell office:value-type="float" office:value="427422" calcext:value-type="float">
            <text:p>427422</text:p>
          </table:table-cell>
          <table:table-cell table:style-name="ce1" office:value-type="float" office:value="4.55208333333333" calcext:value-type="float">
            <text:p>4,55208333333333</text:p>
          </table:table-cell>
          <table:table-cell table:style-name="ce1" office:value-type="float" office:value="4452.3125" calcext:value-type="float">
            <text:p>4452,3125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413" calcext:value-type="float">
            <text:p>413</text:p>
          </table:table-cell>
          <table:table-cell office:value-type="float" office:value="398924" calcext:value-type="float">
            <text:p>398924</text:p>
          </table:table-cell>
          <table:table-cell table:style-name="ce1" office:value-type="float" office:value="4.30208333333333" calcext:value-type="float">
            <text:p>4,30208333333333</text:p>
          </table:table-cell>
          <table:table-cell table:style-name="ce1" office:value-type="float" office:value="4155.45833333334" calcext:value-type="float">
            <text:p>4155,45833333334</text:p>
          </table:table-cell>
          <table:table-cell office:value-type="float" office:value="435" calcext:value-type="float">
            <text:p>435</text:p>
          </table:table-cell>
          <table:table-cell office:value-type="float" office:value="427857" calcext:value-type="float">
            <text:p>427857</text:p>
          </table:table-cell>
          <table:table-cell table:style-name="ce1" office:value-type="float" office:value="4.53125" calcext:value-type="float">
            <text:p>4,53125</text:p>
          </table:table-cell>
          <table:table-cell table:style-name="ce1" office:value-type="float" office:value="4456.84375" calcext:value-type="float">
            <text:p>4456,84375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415" calcext:value-type="float">
            <text:p>415</text:p>
          </table:table-cell>
          <table:table-cell office:value-type="float" office:value="399339" calcext:value-type="float">
            <text:p>399339</text:p>
          </table:table-cell>
          <table:table-cell table:style-name="ce1" office:value-type="float" office:value="4.32291666666667" calcext:value-type="float">
            <text:p>4,32291666666667</text:p>
          </table:table-cell>
          <table:table-cell table:style-name="ce1" office:value-type="float" office:value="4159.78125000001" calcext:value-type="float">
            <text:p>4159,78125000001</text:p>
          </table:table-cell>
          <table:table-cell office:value-type="float" office:value="440" calcext:value-type="float">
            <text:p>440</text:p>
          </table:table-cell>
          <table:table-cell office:value-type="float" office:value="428297" calcext:value-type="float">
            <text:p>428297</text:p>
          </table:table-cell>
          <table:table-cell table:style-name="ce1" office:value-type="float" office:value="4.58333333333333" calcext:value-type="float">
            <text:p>4,58333333333333</text:p>
          </table:table-cell>
          <table:table-cell table:style-name="ce1" office:value-type="float" office:value="4461.42708333333" calcext:value-type="float">
            <text:p>4461,42708333333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408" calcext:value-type="float">
            <text:p>408</text:p>
          </table:table-cell>
          <table:table-cell office:value-type="float" office:value="399747" calcext:value-type="float">
            <text:p>399747</text:p>
          </table:table-cell>
          <table:table-cell table:style-name="ce1" office:value-type="float" office:value="4.25" calcext:value-type="float">
            <text:p>4,25</text:p>
          </table:table-cell>
          <table:table-cell table:style-name="ce1" office:value-type="float" office:value="4164.03125000001" calcext:value-type="float">
            <text:p>4164,03125000001</text:p>
          </table:table-cell>
          <table:table-cell office:value-type="float" office:value="440" calcext:value-type="float">
            <text:p>440</text:p>
          </table:table-cell>
          <table:table-cell office:value-type="float" office:value="428737" calcext:value-type="float">
            <text:p>428737</text:p>
          </table:table-cell>
          <table:table-cell table:style-name="ce1" office:value-type="float" office:value="4.58333333333333" calcext:value-type="float">
            <text:p>4,58333333333333</text:p>
          </table:table-cell>
          <table:table-cell table:style-name="ce1" office:value-type="float" office:value="4466.01041666667" calcext:value-type="float">
            <text:p>4466,01041666667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410" calcext:value-type="float">
            <text:p>410</text:p>
          </table:table-cell>
          <table:table-cell office:value-type="float" office:value="400157" calcext:value-type="float">
            <text:p>400157</text:p>
          </table:table-cell>
          <table:table-cell table:style-name="ce1" office:value-type="float" office:value="4.27083333333333" calcext:value-type="float">
            <text:p>4,27083333333333</text:p>
          </table:table-cell>
          <table:table-cell table:style-name="ce1" office:value-type="float" office:value="4168.30208333334" calcext:value-type="float">
            <text:p>4168,30208333334</text:p>
          </table:table-cell>
          <table:table-cell office:value-type="float" office:value="436" calcext:value-type="float">
            <text:p>436</text:p>
          </table:table-cell>
          <table:table-cell office:value-type="float" office:value="429173" calcext:value-type="float">
            <text:p>429173</text:p>
          </table:table-cell>
          <table:table-cell table:style-name="ce1" office:value-type="float" office:value="4.54166666666667" calcext:value-type="float">
            <text:p>4,54166666666667</text:p>
          </table:table-cell>
          <table:table-cell table:style-name="ce1" office:value-type="float" office:value="4470.55208333333" calcext:value-type="float">
            <text:p>4470,55208333333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392" calcext:value-type="float">
            <text:p>392</text:p>
          </table:table-cell>
          <table:table-cell office:value-type="float" office:value="400549" calcext:value-type="float">
            <text:p>400549</text:p>
          </table:table-cell>
          <table:table-cell table:style-name="ce1" office:value-type="float" office:value="4.08333333333333" calcext:value-type="float">
            <text:p>4,08333333333333</text:p>
          </table:table-cell>
          <table:table-cell table:style-name="ce1" office:value-type="float" office:value="4172.38541666667" calcext:value-type="float">
            <text:p>4172,38541666667</text:p>
          </table:table-cell>
          <table:table-cell office:value-type="float" office:value="420" calcext:value-type="float">
            <text:p>420</text:p>
          </table:table-cell>
          <table:table-cell office:value-type="float" office:value="429593" calcext:value-type="float">
            <text:p>429593</text:p>
          </table:table-cell>
          <table:table-cell table:style-name="ce1" office:value-type="float" office:value="4.375" calcext:value-type="float">
            <text:p>4,375</text:p>
          </table:table-cell>
          <table:table-cell table:style-name="ce1" office:value-type="float" office:value="4474.92708333333" calcext:value-type="float">
            <text:p>4474,92708333333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560" calcext:value-type="float">
            <text:p>560</text:p>
          </table:table-cell>
          <table:table-cell office:value-type="float" office:value="401109" calcext:value-type="float">
            <text:p>401109</text:p>
          </table:table-cell>
          <table:table-cell table:style-name="ce1" office:value-type="float" office:value="5.83333333333333" calcext:value-type="float">
            <text:p>5,83333333333333</text:p>
          </table:table-cell>
          <table:table-cell table:style-name="ce1" office:value-type="float" office:value="4178.21875000001" calcext:value-type="float">
            <text:p>4178,21875000001</text:p>
          </table:table-cell>
          <table:table-cell office:value-type="float" office:value="590" calcext:value-type="float">
            <text:p>590</text:p>
          </table:table-cell>
          <table:table-cell office:value-type="float" office:value="430183" calcext:value-type="float">
            <text:p>430183</text:p>
          </table:table-cell>
          <table:table-cell table:style-name="ce1" office:value-type="float" office:value="6.14583333333333" calcext:value-type="float">
            <text:p>6,14583333333333</text:p>
          </table:table-cell>
          <table:table-cell table:style-name="ce1" office:value-type="float" office:value="4481.07291666667" calcext:value-type="float">
            <text:p>4481,07291666667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379" calcext:value-type="float">
            <text:p>379</text:p>
          </table:table-cell>
          <table:table-cell office:value-type="float" office:value="401488" calcext:value-type="float">
            <text:p>401488</text:p>
          </table:table-cell>
          <table:table-cell table:style-name="ce1" office:value-type="float" office:value="3.94791666666667" calcext:value-type="float">
            <text:p>3,94791666666667</text:p>
          </table:table-cell>
          <table:table-cell table:style-name="ce1" office:value-type="float" office:value="4182.16666666667" calcext:value-type="float">
            <text:p>4182,16666666667</text:p>
          </table:table-cell>
          <table:table-cell office:value-type="float" office:value="410" calcext:value-type="float">
            <text:p>410</text:p>
          </table:table-cell>
          <table:table-cell office:value-type="float" office:value="430593" calcext:value-type="float">
            <text:p>430593</text:p>
          </table:table-cell>
          <table:table-cell table:style-name="ce1" office:value-type="float" office:value="4.27083333333333" calcext:value-type="float">
            <text:p>4,27083333333333</text:p>
          </table:table-cell>
          <table:table-cell table:style-name="ce1" office:value-type="float" office:value="4485.34375" calcext:value-type="float">
            <text:p>4485,34375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378" calcext:value-type="float">
            <text:p>378</text:p>
          </table:table-cell>
          <table:table-cell office:value-type="float" office:value="401866" calcext:value-type="float">
            <text:p>401866</text:p>
          </table:table-cell>
          <table:table-cell table:style-name="ce1" office:value-type="float" office:value="3.9375" calcext:value-type="float">
            <text:p>3,9375</text:p>
          </table:table-cell>
          <table:table-cell table:style-name="ce1" office:value-type="float" office:value="4186.10416666667" calcext:value-type="float">
            <text:p>4186,10416666667</text:p>
          </table:table-cell>
          <table:table-cell office:value-type="float" office:value="414" calcext:value-type="float">
            <text:p>414</text:p>
          </table:table-cell>
          <table:table-cell office:value-type="float" office:value="431007" calcext:value-type="float">
            <text:p>431007</text:p>
          </table:table-cell>
          <table:table-cell table:style-name="ce1" office:value-type="float" office:value="4.3125" calcext:value-type="float">
            <text:p>4,3125</text:p>
          </table:table-cell>
          <table:table-cell table:style-name="ce1" office:value-type="float" office:value="4489.65625" calcext:value-type="float">
            <text:p>4489,65625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96" calcext:value-type="float">
            <text:p>396</text:p>
          </table:table-cell>
          <table:table-cell office:value-type="float" office:value="402262" calcext:value-type="float">
            <text:p>402262</text:p>
          </table:table-cell>
          <table:table-cell table:style-name="ce1" office:value-type="float" office:value="4.125" calcext:value-type="float">
            <text:p>4,125</text:p>
          </table:table-cell>
          <table:table-cell table:style-name="ce1" office:value-type="float" office:value="4190.22916666667" calcext:value-type="float">
            <text:p>4190,22916666667</text:p>
          </table:table-cell>
          <table:table-cell office:value-type="float" office:value="420" calcext:value-type="float">
            <text:p>420</text:p>
          </table:table-cell>
          <table:table-cell office:value-type="float" office:value="431427" calcext:value-type="float">
            <text:p>431427</text:p>
          </table:table-cell>
          <table:table-cell table:style-name="ce1" office:value-type="float" office:value="4.375" calcext:value-type="float">
            <text:p>4,375</text:p>
          </table:table-cell>
          <table:table-cell table:style-name="ce1" office:value-type="float" office:value="4494.03125" calcext:value-type="float">
            <text:p>4494,03125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636" calcext:value-type="float">
            <text:p>636</text:p>
          </table:table-cell>
          <table:table-cell office:value-type="float" office:value="402898" calcext:value-type="float">
            <text:p>402898</text:p>
          </table:table-cell>
          <table:table-cell table:style-name="ce1" office:value-type="float" office:value="6.625" calcext:value-type="float">
            <text:p>6,625</text:p>
          </table:table-cell>
          <table:table-cell table:style-name="ce1" office:value-type="float" office:value="4196.85416666667" calcext:value-type="float">
            <text:p>4196,85416666667</text:p>
          </table:table-cell>
          <table:table-cell office:value-type="float" office:value="665" calcext:value-type="float">
            <text:p>665</text:p>
          </table:table-cell>
          <table:table-cell office:value-type="float" office:value="432092" calcext:value-type="float">
            <text:p>432092</text:p>
          </table:table-cell>
          <table:table-cell table:style-name="ce1" office:value-type="float" office:value="6.92708333333333" calcext:value-type="float">
            <text:p>6,92708333333333</text:p>
          </table:table-cell>
          <table:table-cell table:style-name="ce1" office:value-type="float" office:value="4500.95833333333" calcext:value-type="float">
            <text:p>4500,95833333333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267" calcext:value-type="float">
            <text:p>267</text:p>
          </table:table-cell>
          <table:table-cell office:value-type="float" office:value="403165" calcext:value-type="float">
            <text:p>403165</text:p>
          </table:table-cell>
          <table:table-cell table:style-name="ce1" office:value-type="float" office:value="2.78125" calcext:value-type="float">
            <text:p>2,78125</text:p>
          </table:table-cell>
          <table:table-cell table:style-name="ce1" office:value-type="float" office:value="4199.63541666667" calcext:value-type="float">
            <text:p>4199,63541666667</text:p>
          </table:table-cell>
          <table:table-cell office:value-type="float" office:value="297" calcext:value-type="float">
            <text:p>297</text:p>
          </table:table-cell>
          <table:table-cell office:value-type="float" office:value="432389" calcext:value-type="float">
            <text:p>432389</text:p>
          </table:table-cell>
          <table:table-cell table:style-name="ce1" office:value-type="float" office:value="3.09375" calcext:value-type="float">
            <text:p>3,09375</text:p>
          </table:table-cell>
          <table:table-cell table:style-name="ce1" office:value-type="float" office:value="4504.05208333333" calcext:value-type="float">
            <text:p>4504,05208333333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265" calcext:value-type="float">
            <text:p>265</text:p>
          </table:table-cell>
          <table:table-cell office:value-type="float" office:value="403430" calcext:value-type="float">
            <text:p>403430</text:p>
          </table:table-cell>
          <table:table-cell table:style-name="ce1" office:value-type="float" office:value="2.76041666666667" calcext:value-type="float">
            <text:p>2,76041666666667</text:p>
          </table:table-cell>
          <table:table-cell table:style-name="ce1" office:value-type="float" office:value="4202.39583333334" calcext:value-type="float">
            <text:p>4202,39583333334</text:p>
          </table:table-cell>
          <table:table-cell office:value-type="float" office:value="294" calcext:value-type="float">
            <text:p>294</text:p>
          </table:table-cell>
          <table:table-cell office:value-type="float" office:value="432683" calcext:value-type="float">
            <text:p>432683</text:p>
          </table:table-cell>
          <table:table-cell table:style-name="ce1" office:value-type="float" office:value="3.0625" calcext:value-type="float">
            <text:p>3,0625</text:p>
          </table:table-cell>
          <table:table-cell table:style-name="ce1" office:value-type="float" office:value="4507.11458333333" calcext:value-type="float">
            <text:p>4507,11458333333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395" calcext:value-type="float">
            <text:p>395</text:p>
          </table:table-cell>
          <table:table-cell office:value-type="float" office:value="403825" calcext:value-type="float">
            <text:p>403825</text:p>
          </table:table-cell>
          <table:table-cell table:style-name="ce1" office:value-type="float" office:value="4.11458333333333" calcext:value-type="float">
            <text:p>4,11458333333333</text:p>
          </table:table-cell>
          <table:table-cell table:style-name="ce1" office:value-type="float" office:value="4206.51041666667" calcext:value-type="float">
            <text:p>4206,51041666667</text:p>
          </table:table-cell>
          <table:table-cell office:value-type="float" office:value="423" calcext:value-type="float">
            <text:p>423</text:p>
          </table:table-cell>
          <table:table-cell office:value-type="float" office:value="433106" calcext:value-type="float">
            <text:p>433106</text:p>
          </table:table-cell>
          <table:table-cell table:style-name="ce1" office:value-type="float" office:value="4.40625" calcext:value-type="float">
            <text:p>4,40625</text:p>
          </table:table-cell>
          <table:table-cell table:style-name="ce1" office:value-type="float" office:value="4511.52083333333" calcext:value-type="float">
            <text:p>4511,52083333333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395" calcext:value-type="float">
            <text:p>395</text:p>
          </table:table-cell>
          <table:table-cell office:value-type="float" office:value="404220" calcext:value-type="float">
            <text:p>404220</text:p>
          </table:table-cell>
          <table:table-cell table:style-name="ce1" office:value-type="float" office:value="4.11458333333333" calcext:value-type="float">
            <text:p>4,11458333333333</text:p>
          </table:table-cell>
          <table:table-cell table:style-name="ce1" office:value-type="float" office:value="4210.62500000001" calcext:value-type="float">
            <text:p>4210,62500000001</text:p>
          </table:table-cell>
          <table:table-cell office:value-type="float" office:value="424" calcext:value-type="float">
            <text:p>424</text:p>
          </table:table-cell>
          <table:table-cell office:value-type="float" office:value="433530" calcext:value-type="float">
            <text:p>433530</text:p>
          </table:table-cell>
          <table:table-cell table:style-name="ce1" office:value-type="float" office:value="4.41666666666667" calcext:value-type="float">
            <text:p>4,41666666666667</text:p>
          </table:table-cell>
          <table:table-cell table:style-name="ce1" office:value-type="float" office:value="4515.9375" calcext:value-type="float">
            <text:p>4515,9375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265" calcext:value-type="float">
            <text:p>265</text:p>
          </table:table-cell>
          <table:table-cell office:value-type="float" office:value="404485" calcext:value-type="float">
            <text:p>404485</text:p>
          </table:table-cell>
          <table:table-cell table:style-name="ce1" office:value-type="float" office:value="2.76041666666667" calcext:value-type="float">
            <text:p>2,76041666666667</text:p>
          </table:table-cell>
          <table:table-cell table:style-name="ce1" office:value-type="float" office:value="4213.38541666667" calcext:value-type="float">
            <text:p>4213,38541666667</text:p>
          </table:table-cell>
          <table:table-cell office:value-type="float" office:value="297" calcext:value-type="float">
            <text:p>297</text:p>
          </table:table-cell>
          <table:table-cell office:value-type="float" office:value="433827" calcext:value-type="float">
            <text:p>433827</text:p>
          </table:table-cell>
          <table:table-cell table:style-name="ce1" office:value-type="float" office:value="3.09375" calcext:value-type="float">
            <text:p>3,09375</text:p>
          </table:table-cell>
          <table:table-cell table:style-name="ce1" office:value-type="float" office:value="4519.03125" calcext:value-type="float">
            <text:p>4519,03125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264" calcext:value-type="float">
            <text:p>264</text:p>
          </table:table-cell>
          <table:table-cell office:value-type="float" office:value="404749" calcext:value-type="float">
            <text:p>404749</text:p>
          </table:table-cell>
          <table:table-cell table:style-name="ce1" office:value-type="float" office:value="2.75" calcext:value-type="float">
            <text:p>2,75</text:p>
          </table:table-cell>
          <table:table-cell table:style-name="ce1" office:value-type="float" office:value="4216.13541666667" calcext:value-type="float">
            <text:p>4216,13541666667</text:p>
          </table:table-cell>
          <table:table-cell office:value-type="float" office:value="294" calcext:value-type="float">
            <text:p>294</text:p>
          </table:table-cell>
          <table:table-cell office:value-type="float" office:value="434121" calcext:value-type="float">
            <text:p>434121</text:p>
          </table:table-cell>
          <table:table-cell table:style-name="ce1" office:value-type="float" office:value="3.0625" calcext:value-type="float">
            <text:p>3,0625</text:p>
          </table:table-cell>
          <table:table-cell table:style-name="ce1" office:value-type="float" office:value="4522.09375" calcext:value-type="float">
            <text:p>4522,0937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6" calcext:value-type="float">
            <text:p>266</text:p>
          </table:table-cell>
          <table:table-cell office:value-type="float" office:value="405015" calcext:value-type="float">
            <text:p>405015</text:p>
          </table:table-cell>
          <table:table-cell table:style-name="ce1" office:value-type="float" office:value="2.77083333333333" calcext:value-type="float">
            <text:p>2,77083333333333</text:p>
          </table:table-cell>
          <table:table-cell table:style-name="ce1" office:value-type="float" office:value="4218.90625000001" calcext:value-type="float">
            <text:p>4218,90625000001</text:p>
          </table:table-cell>
          <table:table-cell office:value-type="float" office:value="297" calcext:value-type="float">
            <text:p>297</text:p>
          </table:table-cell>
          <table:table-cell office:value-type="float" office:value="434418" calcext:value-type="float">
            <text:p>434418</text:p>
          </table:table-cell>
          <table:table-cell table:style-name="ce1" office:value-type="float" office:value="3.09375" calcext:value-type="float">
            <text:p>3,09375</text:p>
          </table:table-cell>
          <table:table-cell table:style-name="ce1" office:value-type="float" office:value="4525.1875" calcext:value-type="float">
            <text:p>4525,1875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394" calcext:value-type="float">
            <text:p>394</text:p>
          </table:table-cell>
          <table:table-cell office:value-type="float" office:value="405409" calcext:value-type="float">
            <text:p>405409</text:p>
          </table:table-cell>
          <table:table-cell table:style-name="ce1" office:value-type="float" office:value="4.10416666666667" calcext:value-type="float">
            <text:p>4,10416666666667</text:p>
          </table:table-cell>
          <table:table-cell table:style-name="ce1" office:value-type="float" office:value="4223.01041666667" calcext:value-type="float">
            <text:p>4223,01041666667</text:p>
          </table:table-cell>
          <table:table-cell office:value-type="float" office:value="422" calcext:value-type="float">
            <text:p>422</text:p>
          </table:table-cell>
          <table:table-cell office:value-type="float" office:value="434840" calcext:value-type="float">
            <text:p>434840</text:p>
          </table:table-cell>
          <table:table-cell table:style-name="ce1" office:value-type="float" office:value="4.39583333333333" calcext:value-type="float">
            <text:p>4,39583333333333</text:p>
          </table:table-cell>
          <table:table-cell table:style-name="ce1" office:value-type="float" office:value="4529.58333333333" calcext:value-type="float">
            <text:p>4529,58333333333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394" calcext:value-type="float">
            <text:p>394</text:p>
          </table:table-cell>
          <table:table-cell office:value-type="float" office:value="405803" calcext:value-type="float">
            <text:p>405803</text:p>
          </table:table-cell>
          <table:table-cell table:style-name="ce1" office:value-type="float" office:value="4.10416666666667" calcext:value-type="float">
            <text:p>4,10416666666667</text:p>
          </table:table-cell>
          <table:table-cell table:style-name="ce1" office:value-type="float" office:value="4227.11458333334" calcext:value-type="float">
            <text:p>4227,11458333334</text:p>
          </table:table-cell>
          <table:table-cell office:value-type="float" office:value="424" calcext:value-type="float">
            <text:p>424</text:p>
          </table:table-cell>
          <table:table-cell office:value-type="float" office:value="435264" calcext:value-type="float">
            <text:p>435264</text:p>
          </table:table-cell>
          <table:table-cell table:style-name="ce1" office:value-type="float" office:value="4.41666666666667" calcext:value-type="float">
            <text:p>4,41666666666667</text:p>
          </table:table-cell>
          <table:table-cell table:style-name="ce1" office:value-type="float" office:value="4534" calcext:value-type="float">
            <text:p>4534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396" calcext:value-type="float">
            <text:p>396</text:p>
          </table:table-cell>
          <table:table-cell office:value-type="float" office:value="406199" calcext:value-type="float">
            <text:p>406199</text:p>
          </table:table-cell>
          <table:table-cell table:style-name="ce1" office:value-type="float" office:value="4.125" calcext:value-type="float">
            <text:p>4,125</text:p>
          </table:table-cell>
          <table:table-cell table:style-name="ce1" office:value-type="float" office:value="4231.23958333334" calcext:value-type="float">
            <text:p>4231,23958333334</text:p>
          </table:table-cell>
          <table:table-cell office:value-type="float" office:value="420" calcext:value-type="float">
            <text:p>420</text:p>
          </table:table-cell>
          <table:table-cell office:value-type="float" office:value="435684" calcext:value-type="float">
            <text:p>435684</text:p>
          </table:table-cell>
          <table:table-cell table:style-name="ce1" office:value-type="float" office:value="4.375" calcext:value-type="float">
            <text:p>4,375</text:p>
          </table:table-cell>
          <table:table-cell table:style-name="ce1" office:value-type="float" office:value="4538.375" calcext:value-type="float">
            <text:p>4538,375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394" calcext:value-type="float">
            <text:p>394</text:p>
          </table:table-cell>
          <table:table-cell office:value-type="float" office:value="406593" calcext:value-type="float">
            <text:p>406593</text:p>
          </table:table-cell>
          <table:table-cell table:style-name="ce1" office:value-type="float" office:value="4.10416666666667" calcext:value-type="float">
            <text:p>4,10416666666667</text:p>
          </table:table-cell>
          <table:table-cell table:style-name="ce1" office:value-type="float" office:value="4235.34375000001" calcext:value-type="float">
            <text:p>4235,34375000001</text:p>
          </table:table-cell>
          <table:table-cell office:value-type="float" office:value="428" calcext:value-type="float">
            <text:p>428</text:p>
          </table:table-cell>
          <table:table-cell office:value-type="float" office:value="436112" calcext:value-type="float">
            <text:p>436112</text:p>
          </table:table-cell>
          <table:table-cell table:style-name="ce1" office:value-type="float" office:value="4.45833333333333" calcext:value-type="float">
            <text:p>4,45833333333333</text:p>
          </table:table-cell>
          <table:table-cell table:style-name="ce1" office:value-type="float" office:value="4542.83333333333" calcext:value-type="float">
            <text:p>4542,83333333333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274" calcext:value-type="float">
            <text:p>274</text:p>
          </table:table-cell>
          <table:table-cell office:value-type="float" office:value="406867" calcext:value-type="float">
            <text:p>406867</text:p>
          </table:table-cell>
          <table:table-cell table:style-name="ce1" office:value-type="float" office:value="2.85416666666667" calcext:value-type="float">
            <text:p>2,85416666666667</text:p>
          </table:table-cell>
          <table:table-cell table:style-name="ce1" office:value-type="float" office:value="4238.19791666667" calcext:value-type="float">
            <text:p>4238,19791666667</text:p>
          </table:table-cell>
          <table:table-cell office:value-type="float" office:value="301" calcext:value-type="float">
            <text:p>301</text:p>
          </table:table-cell>
          <table:table-cell office:value-type="float" office:value="436413" calcext:value-type="float">
            <text:p>436413</text:p>
          </table:table-cell>
          <table:table-cell table:style-name="ce1" office:value-type="float" office:value="3.13541666666667" calcext:value-type="float">
            <text:p>3,13541666666667</text:p>
          </table:table-cell>
          <table:table-cell table:style-name="ce1" office:value-type="float" office:value="4545.96875" calcext:value-type="float">
            <text:p>4545,96875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395" calcext:value-type="float">
            <text:p>395</text:p>
          </table:table-cell>
          <table:table-cell office:value-type="float" office:value="407262" calcext:value-type="float">
            <text:p>407262</text:p>
          </table:table-cell>
          <table:table-cell table:style-name="ce1" office:value-type="float" office:value="4.11458333333333" calcext:value-type="float">
            <text:p>4,11458333333333</text:p>
          </table:table-cell>
          <table:table-cell table:style-name="ce1" office:value-type="float" office:value="4242.31250000001" calcext:value-type="float">
            <text:p>4242,31250000001</text:p>
          </table:table-cell>
          <table:table-cell office:value-type="float" office:value="426" calcext:value-type="float">
            <text:p>426</text:p>
          </table:table-cell>
          <table:table-cell office:value-type="float" office:value="436839" calcext:value-type="float">
            <text:p>436839</text:p>
          </table:table-cell>
          <table:table-cell table:style-name="ce1" office:value-type="float" office:value="4.4375" calcext:value-type="float">
            <text:p>4,4375</text:p>
          </table:table-cell>
          <table:table-cell table:style-name="ce1" office:value-type="float" office:value="4550.40625" calcext:value-type="float">
            <text:p>4550,40625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273" calcext:value-type="float">
            <text:p>273</text:p>
          </table:table-cell>
          <table:table-cell office:value-type="float" office:value="407535" calcext:value-type="float">
            <text:p>407535</text:p>
          </table:table-cell>
          <table:table-cell table:style-name="ce1" office:value-type="float" office:value="2.84375" calcext:value-type="float">
            <text:p>2,84375</text:p>
          </table:table-cell>
          <table:table-cell table:style-name="ce1" office:value-type="float" office:value="4245.15625000001" calcext:value-type="float">
            <text:p>4245,15625000001</text:p>
          </table:table-cell>
          <table:table-cell office:value-type="float" office:value="304" calcext:value-type="float">
            <text:p>304</text:p>
          </table:table-cell>
          <table:table-cell office:value-type="float" office:value="437143" calcext:value-type="float">
            <text:p>437143</text:p>
          </table:table-cell>
          <table:table-cell table:style-name="ce1" office:value-type="float" office:value="3.16666666666667" calcext:value-type="float">
            <text:p>3,16666666666667</text:p>
          </table:table-cell>
          <table:table-cell table:style-name="ce1" office:value-type="float" office:value="4553.57291666667" calcext:value-type="float">
            <text:p>4553,57291666667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273" calcext:value-type="float">
            <text:p>273</text:p>
          </table:table-cell>
          <table:table-cell office:value-type="float" office:value="407808" calcext:value-type="float">
            <text:p>407808</text:p>
          </table:table-cell>
          <table:table-cell table:style-name="ce1" office:value-type="float" office:value="2.84375" calcext:value-type="float">
            <text:p>2,84375</text:p>
          </table:table-cell>
          <table:table-cell table:style-name="ce1" office:value-type="float" office:value="4248.00000000001" calcext:value-type="float">
            <text:p>4248,00000000001</text:p>
          </table:table-cell>
          <table:table-cell office:value-type="float" office:value="307" calcext:value-type="float">
            <text:p>307</text:p>
          </table:table-cell>
          <table:table-cell office:value-type="float" office:value="437450" calcext:value-type="float">
            <text:p>437450</text:p>
          </table:table-cell>
          <table:table-cell table:style-name="ce1" office:value-type="float" office:value="3.19791666666667" calcext:value-type="float">
            <text:p>3,19791666666667</text:p>
          </table:table-cell>
          <table:table-cell table:style-name="ce1" office:value-type="float" office:value="4556.77083333333" calcext:value-type="float">
            <text:p>4556,77083333333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396" calcext:value-type="float">
            <text:p>396</text:p>
          </table:table-cell>
          <table:table-cell office:value-type="float" office:value="408204" calcext:value-type="float">
            <text:p>408204</text:p>
          </table:table-cell>
          <table:table-cell table:style-name="ce1" office:value-type="float" office:value="4.125" calcext:value-type="float">
            <text:p>4,125</text:p>
          </table:table-cell>
          <table:table-cell table:style-name="ce1" office:value-type="float" office:value="4252.12500000001" calcext:value-type="float">
            <text:p>4252,12500000001</text:p>
          </table:table-cell>
          <table:table-cell office:value-type="float" office:value="421" calcext:value-type="float">
            <text:p>421</text:p>
          </table:table-cell>
          <table:table-cell office:value-type="float" office:value="437871" calcext:value-type="float">
            <text:p>437871</text:p>
          </table:table-cell>
          <table:table-cell table:style-name="ce1" office:value-type="float" office:value="4.38541666666667" calcext:value-type="float">
            <text:p>4,38541666666667</text:p>
          </table:table-cell>
          <table:table-cell table:style-name="ce1" office:value-type="float" office:value="4561.15625" calcext:value-type="float">
            <text:p>4561,15625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347" calcext:value-type="float">
            <text:p>347</text:p>
          </table:table-cell>
          <table:table-cell office:value-type="float" office:value="408551" calcext:value-type="float">
            <text:p>408551</text:p>
          </table:table-cell>
          <table:table-cell table:style-name="ce1" office:value-type="float" office:value="3.61458333333333" calcext:value-type="float">
            <text:p>3,61458333333333</text:p>
          </table:table-cell>
          <table:table-cell table:style-name="ce1" office:value-type="float" office:value="4255.73958333334" calcext:value-type="float">
            <text:p>4255,73958333334</text:p>
          </table:table-cell>
          <table:table-cell office:value-type="float" office:value="377" calcext:value-type="float">
            <text:p>377</text:p>
          </table:table-cell>
          <table:table-cell office:value-type="float" office:value="438248" calcext:value-type="float">
            <text:p>438248</text:p>
          </table:table-cell>
          <table:table-cell table:style-name="ce1" office:value-type="float" office:value="3.92708333333333" calcext:value-type="float">
            <text:p>3,92708333333333</text:p>
          </table:table-cell>
          <table:table-cell table:style-name="ce1" office:value-type="float" office:value="4565.08333333333" calcext:value-type="float">
            <text:p>4565,08333333333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394" calcext:value-type="float">
            <text:p>394</text:p>
          </table:table-cell>
          <table:table-cell office:value-type="float" office:value="408945" calcext:value-type="float">
            <text:p>408945</text:p>
          </table:table-cell>
          <table:table-cell table:style-name="ce1" office:value-type="float" office:value="4.10416666666667" calcext:value-type="float">
            <text:p>4,10416666666667</text:p>
          </table:table-cell>
          <table:table-cell table:style-name="ce1" office:value-type="float" office:value="4259.84375000001" calcext:value-type="float">
            <text:p>4259,84375000001</text:p>
          </table:table-cell>
          <table:table-cell office:value-type="float" office:value="423" calcext:value-type="float">
            <text:p>423</text:p>
          </table:table-cell>
          <table:table-cell office:value-type="float" office:value="438671" calcext:value-type="float">
            <text:p>438671</text:p>
          </table:table-cell>
          <table:table-cell table:style-name="ce1" office:value-type="float" office:value="4.40625" calcext:value-type="float">
            <text:p>4,40625</text:p>
          </table:table-cell>
          <table:table-cell table:style-name="ce1" office:value-type="float" office:value="4569.48958333333" calcext:value-type="float">
            <text:p>4569,48958333333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276" calcext:value-type="float">
            <text:p>276</text:p>
          </table:table-cell>
          <table:table-cell office:value-type="float" office:value="409221" calcext:value-type="float">
            <text:p>409221</text:p>
          </table:table-cell>
          <table:table-cell table:style-name="ce1" office:value-type="float" office:value="2.875" calcext:value-type="float">
            <text:p>2,875</text:p>
          </table:table-cell>
          <table:table-cell table:style-name="ce1" office:value-type="float" office:value="4262.71875000001" calcext:value-type="float">
            <text:p>4262,71875000001</text:p>
          </table:table-cell>
          <table:table-cell office:value-type="float" office:value="305" calcext:value-type="float">
            <text:p>305</text:p>
          </table:table-cell>
          <table:table-cell office:value-type="float" office:value="438976" calcext:value-type="float">
            <text:p>438976</text:p>
          </table:table-cell>
          <table:table-cell table:style-name="ce1" office:value-type="float" office:value="3.17708333333333" calcext:value-type="float">
            <text:p>3,17708333333333</text:p>
          </table:table-cell>
          <table:table-cell table:style-name="ce1" office:value-type="float" office:value="4572.66666666667" calcext:value-type="float">
            <text:p>4572,66666666667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272" calcext:value-type="float">
            <text:p>272</text:p>
          </table:table-cell>
          <table:table-cell office:value-type="float" office:value="409493" calcext:value-type="float">
            <text:p>409493</text:p>
          </table:table-cell>
          <table:table-cell table:style-name="ce1" office:value-type="float" office:value="2.83333333333333" calcext:value-type="float">
            <text:p>2,83333333333333</text:p>
          </table:table-cell>
          <table:table-cell table:style-name="ce1" office:value-type="float" office:value="4265.55208333334" calcext:value-type="float">
            <text:p>4265,55208333334</text:p>
          </table:table-cell>
          <table:table-cell office:value-type="float" office:value="305" calcext:value-type="float">
            <text:p>305</text:p>
          </table:table-cell>
          <table:table-cell office:value-type="float" office:value="439281" calcext:value-type="float">
            <text:p>439281</text:p>
          </table:table-cell>
          <table:table-cell table:style-name="ce1" office:value-type="float" office:value="3.17708333333333" calcext:value-type="float">
            <text:p>3,17708333333333</text:p>
          </table:table-cell>
          <table:table-cell table:style-name="ce1" office:value-type="float" office:value="4575.84375" calcext:value-type="float">
            <text:p>4575,84375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392" calcext:value-type="float">
            <text:p>392</text:p>
          </table:table-cell>
          <table:table-cell office:value-type="float" office:value="409885" calcext:value-type="float">
            <text:p>409885</text:p>
          </table:table-cell>
          <table:table-cell table:style-name="ce1" office:value-type="float" office:value="4.08333333333333" calcext:value-type="float">
            <text:p>4,08333333333333</text:p>
          </table:table-cell>
          <table:table-cell table:style-name="ce1" office:value-type="float" office:value="4269.63541666667" calcext:value-type="float">
            <text:p>4269,63541666667</text:p>
          </table:table-cell>
          <table:table-cell office:value-type="float" office:value="428" calcext:value-type="float">
            <text:p>428</text:p>
          </table:table-cell>
          <table:table-cell office:value-type="float" office:value="439709" calcext:value-type="float">
            <text:p>439709</text:p>
          </table:table-cell>
          <table:table-cell table:style-name="ce1" office:value-type="float" office:value="4.45833333333333" calcext:value-type="float">
            <text:p>4,45833333333333</text:p>
          </table:table-cell>
          <table:table-cell table:style-name="ce1" office:value-type="float" office:value="4580.30208333333" calcext:value-type="float">
            <text:p>4580,30208333333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396" calcext:value-type="float">
            <text:p>396</text:p>
          </table:table-cell>
          <table:table-cell office:value-type="float" office:value="410281" calcext:value-type="float">
            <text:p>410281</text:p>
          </table:table-cell>
          <table:table-cell table:style-name="ce1" office:value-type="float" office:value="4.125" calcext:value-type="float">
            <text:p>4,125</text:p>
          </table:table-cell>
          <table:table-cell table:style-name="ce1" office:value-type="float" office:value="4273.76041666667" calcext:value-type="float">
            <text:p>4273,76041666667</text:p>
          </table:table-cell>
          <table:table-cell office:value-type="float" office:value="428" calcext:value-type="float">
            <text:p>428</text:p>
          </table:table-cell>
          <table:table-cell office:value-type="float" office:value="440137" calcext:value-type="float">
            <text:p>440137</text:p>
          </table:table-cell>
          <table:table-cell table:style-name="ce1" office:value-type="float" office:value="4.45833333333333" calcext:value-type="float">
            <text:p>4,45833333333333</text:p>
          </table:table-cell>
          <table:table-cell table:style-name="ce1" office:value-type="float" office:value="4584.76041666667" calcext:value-type="float">
            <text:p>4584,76041666667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274" calcext:value-type="float">
            <text:p>274</text:p>
          </table:table-cell>
          <table:table-cell office:value-type="float" office:value="410555" calcext:value-type="float">
            <text:p>410555</text:p>
          </table:table-cell>
          <table:table-cell table:style-name="ce1" office:value-type="float" office:value="2.85416666666667" calcext:value-type="float">
            <text:p>2,85416666666667</text:p>
          </table:table-cell>
          <table:table-cell table:style-name="ce1" office:value-type="float" office:value="4276.61458333334" calcext:value-type="float">
            <text:p>4276,61458333334</text:p>
          </table:table-cell>
          <table:table-cell office:value-type="float" office:value="302" calcext:value-type="float">
            <text:p>302</text:p>
          </table:table-cell>
          <table:table-cell office:value-type="float" office:value="440439" calcext:value-type="float">
            <text:p>440439</text:p>
          </table:table-cell>
          <table:table-cell table:style-name="ce1" office:value-type="float" office:value="3.14583333333333" calcext:value-type="float">
            <text:p>3,14583333333333</text:p>
          </table:table-cell>
          <table:table-cell table:style-name="ce1" office:value-type="float" office:value="4587.90625" calcext:value-type="float">
            <text:p>4587,90625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392" calcext:value-type="float">
            <text:p>392</text:p>
          </table:table-cell>
          <table:table-cell office:value-type="float" office:value="410947" calcext:value-type="float">
            <text:p>410947</text:p>
          </table:table-cell>
          <table:table-cell table:style-name="ce1" office:value-type="float" office:value="4.08333333333333" calcext:value-type="float">
            <text:p>4,08333333333333</text:p>
          </table:table-cell>
          <table:table-cell table:style-name="ce1" office:value-type="float" office:value="4280.69791666667" calcext:value-type="float">
            <text:p>4280,69791666667</text:p>
          </table:table-cell>
          <table:table-cell office:value-type="float" office:value="427" calcext:value-type="float">
            <text:p>427</text:p>
          </table:table-cell>
          <table:table-cell office:value-type="float" office:value="440866" calcext:value-type="float">
            <text:p>440866</text:p>
          </table:table-cell>
          <table:table-cell table:style-name="ce1" office:value-type="float" office:value="4.44791666666667" calcext:value-type="float">
            <text:p>4,44791666666667</text:p>
          </table:table-cell>
          <table:table-cell table:style-name="ce1" office:value-type="float" office:value="4592.35416666667" calcext:value-type="float">
            <text:p>4592,35416666667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397" calcext:value-type="float">
            <text:p>397</text:p>
          </table:table-cell>
          <table:table-cell office:value-type="float" office:value="411344" calcext:value-type="float">
            <text:p>411344</text:p>
          </table:table-cell>
          <table:table-cell table:style-name="ce1" office:value-type="float" office:value="4.13541666666667" calcext:value-type="float">
            <text:p>4,13541666666667</text:p>
          </table:table-cell>
          <table:table-cell table:style-name="ce1" office:value-type="float" office:value="4284.83333333334" calcext:value-type="float">
            <text:p>4284,83333333334</text:p>
          </table:table-cell>
          <table:table-cell office:value-type="float" office:value="423" calcext:value-type="float">
            <text:p>423</text:p>
          </table:table-cell>
          <table:table-cell office:value-type="float" office:value="441289" calcext:value-type="float">
            <text:p>441289</text:p>
          </table:table-cell>
          <table:table-cell table:style-name="ce1" office:value-type="float" office:value="4.40625" calcext:value-type="float">
            <text:p>4,40625</text:p>
          </table:table-cell>
          <table:table-cell table:style-name="ce1" office:value-type="float" office:value="4596.76041666667" calcext:value-type="float">
            <text:p>4596,76041666667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397" calcext:value-type="float">
            <text:p>397</text:p>
          </table:table-cell>
          <table:table-cell office:value-type="float" office:value="411741" calcext:value-type="float">
            <text:p>411741</text:p>
          </table:table-cell>
          <table:table-cell table:style-name="ce1" office:value-type="float" office:value="4.13541666666667" calcext:value-type="float">
            <text:p>4,13541666666667</text:p>
          </table:table-cell>
          <table:table-cell table:style-name="ce1" office:value-type="float" office:value="4288.96875000001" calcext:value-type="float">
            <text:p>4288,96875000001</text:p>
          </table:table-cell>
          <table:table-cell office:value-type="float" office:value="424" calcext:value-type="float">
            <text:p>424</text:p>
          </table:table-cell>
          <table:table-cell office:value-type="float" office:value="441713" calcext:value-type="float">
            <text:p>441713</text:p>
          </table:table-cell>
          <table:table-cell table:style-name="ce1" office:value-type="float" office:value="4.41666666666667" calcext:value-type="float">
            <text:p>4,41666666666667</text:p>
          </table:table-cell>
          <table:table-cell table:style-name="ce1" office:value-type="float" office:value="4601.17708333333" calcext:value-type="float">
            <text:p>4601,17708333333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399" calcext:value-type="float">
            <text:p>399</text:p>
          </table:table-cell>
          <table:table-cell office:value-type="float" office:value="412140" calcext:value-type="float">
            <text:p>412140</text:p>
          </table:table-cell>
          <table:table-cell table:style-name="ce1" office:value-type="float" office:value="4.15625" calcext:value-type="float">
            <text:p>4,15625</text:p>
          </table:table-cell>
          <table:table-cell table:style-name="ce1" office:value-type="float" office:value="4293.12500000001" calcext:value-type="float">
            <text:p>4293,12500000001</text:p>
          </table:table-cell>
          <table:table-cell office:value-type="float" office:value="679" calcext:value-type="float">
            <text:p>679</text:p>
          </table:table-cell>
          <table:table-cell office:value-type="float" office:value="442392" calcext:value-type="float">
            <text:p>442392</text:p>
          </table:table-cell>
          <table:table-cell table:style-name="ce1" office:value-type="float" office:value="7.07291666666667" calcext:value-type="float">
            <text:p>7,07291666666667</text:p>
          </table:table-cell>
          <table:table-cell table:style-name="ce1" office:value-type="float" office:value="4608.25" calcext:value-type="float">
            <text:p>4608,25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396" calcext:value-type="float">
            <text:p>396</text:p>
          </table:table-cell>
          <table:table-cell office:value-type="float" office:value="412536" calcext:value-type="float">
            <text:p>412536</text:p>
          </table:table-cell>
          <table:table-cell table:style-name="ce1" office:value-type="float" office:value="4.125" calcext:value-type="float">
            <text:p>4,125</text:p>
          </table:table-cell>
          <table:table-cell table:style-name="ce1" office:value-type="float" office:value="4297.25000000001" calcext:value-type="float">
            <text:p>4297,25000000001</text:p>
          </table:table-cell>
          <table:table-cell office:value-type="float" office:value="2196" calcext:value-type="float">
            <text:p>2196</text:p>
          </table:table-cell>
          <table:table-cell office:value-type="float" office:value="444588" calcext:value-type="float">
            <text:p>444588</text:p>
          </table:table-cell>
          <table:table-cell table:style-name="ce1" office:value-type="float" office:value="22.875" calcext:value-type="float">
            <text:p>22,875</text:p>
          </table:table-cell>
          <table:table-cell table:style-name="ce1" office:value-type="float" office:value="4631.125" calcext:value-type="float">
            <text:p>4631,125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399" calcext:value-type="float">
            <text:p>399</text:p>
          </table:table-cell>
          <table:table-cell office:value-type="float" office:value="412935" calcext:value-type="float">
            <text:p>412935</text:p>
          </table:table-cell>
          <table:table-cell table:style-name="ce1" office:value-type="float" office:value="4.15625" calcext:value-type="float">
            <text:p>4,15625</text:p>
          </table:table-cell>
          <table:table-cell table:style-name="ce1" office:value-type="float" office:value="4301.40625000001" calcext:value-type="float">
            <text:p>4301,40625000001</text:p>
          </table:table-cell>
          <table:table-cell office:value-type="float" office:value="429" calcext:value-type="float">
            <text:p>429</text:p>
          </table:table-cell>
          <table:table-cell office:value-type="float" office:value="445017" calcext:value-type="float">
            <text:p>445017</text:p>
          </table:table-cell>
          <table:table-cell table:style-name="ce1" office:value-type="float" office:value="4.46875" calcext:value-type="float">
            <text:p>4,46875</text:p>
          </table:table-cell>
          <table:table-cell table:style-name="ce1" office:value-type="float" office:value="4635.59375" calcext:value-type="float">
            <text:p>4635,59375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395" calcext:value-type="float">
            <text:p>395</text:p>
          </table:table-cell>
          <table:table-cell office:value-type="float" office:value="413330" calcext:value-type="float">
            <text:p>413330</text:p>
          </table:table-cell>
          <table:table-cell table:style-name="ce1" office:value-type="float" office:value="4.11458333333333" calcext:value-type="float">
            <text:p>4,11458333333333</text:p>
          </table:table-cell>
          <table:table-cell table:style-name="ce1" office:value-type="float" office:value="4305.52083333334" calcext:value-type="float">
            <text:p>4305,52083333334</text:p>
          </table:table-cell>
          <table:table-cell office:value-type="float" office:value="427" calcext:value-type="float">
            <text:p>427</text:p>
          </table:table-cell>
          <table:table-cell office:value-type="float" office:value="445444" calcext:value-type="float">
            <text:p>445444</text:p>
          </table:table-cell>
          <table:table-cell table:style-name="ce1" office:value-type="float" office:value="4.44791666666667" calcext:value-type="float">
            <text:p>4,44791666666667</text:p>
          </table:table-cell>
          <table:table-cell table:style-name="ce1" office:value-type="float" office:value="4640.04166666667" calcext:value-type="float">
            <text:p>4640,04166666667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395" calcext:value-type="float">
            <text:p>395</text:p>
          </table:table-cell>
          <table:table-cell office:value-type="float" office:value="413725" calcext:value-type="float">
            <text:p>413725</text:p>
          </table:table-cell>
          <table:table-cell table:style-name="ce1" office:value-type="float" office:value="4.11458333333333" calcext:value-type="float">
            <text:p>4,11458333333333</text:p>
          </table:table-cell>
          <table:table-cell table:style-name="ce1" office:value-type="float" office:value="4309.63541666667" calcext:value-type="float">
            <text:p>4309,63541666667</text:p>
          </table:table-cell>
          <table:table-cell office:value-type="float" office:value="428" calcext:value-type="float">
            <text:p>428</text:p>
          </table:table-cell>
          <table:table-cell office:value-type="float" office:value="445872" calcext:value-type="float">
            <text:p>445872</text:p>
          </table:table-cell>
          <table:table-cell table:style-name="ce1" office:value-type="float" office:value="4.45833333333333" calcext:value-type="float">
            <text:p>4,45833333333333</text:p>
          </table:table-cell>
          <table:table-cell table:style-name="ce1" office:value-type="float" office:value="4644.5" calcext:value-type="float">
            <text:p>4644,5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627" calcext:value-type="float">
            <text:p>627</text:p>
          </table:table-cell>
          <table:table-cell office:value-type="float" office:value="414352" calcext:value-type="float">
            <text:p>414352</text:p>
          </table:table-cell>
          <table:table-cell table:style-name="ce1" office:value-type="float" office:value="6.53125" calcext:value-type="float">
            <text:p>6,53125</text:p>
          </table:table-cell>
          <table:table-cell table:style-name="ce1" office:value-type="float" office:value="4316.16666666667" calcext:value-type="float">
            <text:p>4316,16666666667</text:p>
          </table:table-cell>
          <table:table-cell office:value-type="float" office:value="656" calcext:value-type="float">
            <text:p>656</text:p>
          </table:table-cell>
          <table:table-cell office:value-type="float" office:value="446528" calcext:value-type="float">
            <text:p>446528</text:p>
          </table:table-cell>
          <table:table-cell table:style-name="ce1" office:value-type="float" office:value="6.83333333333333" calcext:value-type="float">
            <text:p>6,83333333333333</text:p>
          </table:table-cell>
          <table:table-cell table:style-name="ce1" office:value-type="float" office:value="4651.33333333333" calcext:value-type="float">
            <text:p>4651,3333333333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398" calcext:value-type="float">
            <text:p>398</text:p>
          </table:table-cell>
          <table:table-cell office:value-type="float" office:value="414750" calcext:value-type="float">
            <text:p>414750</text:p>
          </table:table-cell>
          <table:table-cell table:style-name="ce1" office:value-type="float" office:value="4.14583333333333" calcext:value-type="float">
            <text:p>4,14583333333333</text:p>
          </table:table-cell>
          <table:table-cell table:style-name="ce1" office:value-type="float" office:value="4320.31250000001" calcext:value-type="float">
            <text:p>4320,31250000001</text:p>
          </table:table-cell>
          <table:table-cell office:value-type="float" office:value="422" calcext:value-type="float">
            <text:p>422</text:p>
          </table:table-cell>
          <table:table-cell office:value-type="float" office:value="446950" calcext:value-type="float">
            <text:p>446950</text:p>
          </table:table-cell>
          <table:table-cell table:style-name="ce1" office:value-type="float" office:value="4.39583333333333" calcext:value-type="float">
            <text:p>4,39583333333333</text:p>
          </table:table-cell>
          <table:table-cell table:style-name="ce1" office:value-type="float" office:value="4655.72916666667" calcext:value-type="float">
            <text:p>4655,72916666667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399" calcext:value-type="float">
            <text:p>399</text:p>
          </table:table-cell>
          <table:table-cell office:value-type="float" office:value="415149" calcext:value-type="float">
            <text:p>415149</text:p>
          </table:table-cell>
          <table:table-cell table:style-name="ce1" office:value-type="float" office:value="4.15625" calcext:value-type="float">
            <text:p>4,15625</text:p>
          </table:table-cell>
          <table:table-cell table:style-name="ce1" office:value-type="float" office:value="4324.46875000001" calcext:value-type="float">
            <text:p>4324,46875000001</text:p>
          </table:table-cell>
          <table:table-cell office:value-type="float" office:value="423" calcext:value-type="float">
            <text:p>423</text:p>
          </table:table-cell>
          <table:table-cell office:value-type="float" office:value="447373" calcext:value-type="float">
            <text:p>447373</text:p>
          </table:table-cell>
          <table:table-cell table:style-name="ce1" office:value-type="float" office:value="4.40625" calcext:value-type="float">
            <text:p>4,40625</text:p>
          </table:table-cell>
          <table:table-cell table:style-name="ce1" office:value-type="float" office:value="4660.13541666667" calcext:value-type="float">
            <text:p>4660,13541666667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397" calcext:value-type="float">
            <text:p>397</text:p>
          </table:table-cell>
          <table:table-cell office:value-type="float" office:value="415546" calcext:value-type="float">
            <text:p>415546</text:p>
          </table:table-cell>
          <table:table-cell table:style-name="ce1" office:value-type="float" office:value="4.13541666666667" calcext:value-type="float">
            <text:p>4,13541666666667</text:p>
          </table:table-cell>
          <table:table-cell table:style-name="ce1" office:value-type="float" office:value="4328.60416666667" calcext:value-type="float">
            <text:p>4328,60416666667</text:p>
          </table:table-cell>
          <table:table-cell office:value-type="float" office:value="423" calcext:value-type="float">
            <text:p>423</text:p>
          </table:table-cell>
          <table:table-cell office:value-type="float" office:value="447796" calcext:value-type="float">
            <text:p>447796</text:p>
          </table:table-cell>
          <table:table-cell table:style-name="ce1" office:value-type="float" office:value="4.40625" calcext:value-type="float">
            <text:p>4,40625</text:p>
          </table:table-cell>
          <table:table-cell table:style-name="ce1" office:value-type="float" office:value="4664.54166666667" calcext:value-type="float">
            <text:p>4664,54166666667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398" calcext:value-type="float">
            <text:p>398</text:p>
          </table:table-cell>
          <table:table-cell office:value-type="float" office:value="415944" calcext:value-type="float">
            <text:p>415944</text:p>
          </table:table-cell>
          <table:table-cell table:style-name="ce1" office:value-type="float" office:value="4.14583333333333" calcext:value-type="float">
            <text:p>4,14583333333333</text:p>
          </table:table-cell>
          <table:table-cell table:style-name="ce1" office:value-type="float" office:value="4332.75000000001" calcext:value-type="float">
            <text:p>4332,75000000001</text:p>
          </table:table-cell>
          <table:table-cell office:value-type="float" office:value="435" calcext:value-type="float">
            <text:p>435</text:p>
          </table:table-cell>
          <table:table-cell office:value-type="float" office:value="448231" calcext:value-type="float">
            <text:p>448231</text:p>
          </table:table-cell>
          <table:table-cell table:style-name="ce1" office:value-type="float" office:value="4.53125" calcext:value-type="float">
            <text:p>4,53125</text:p>
          </table:table-cell>
          <table:table-cell table:style-name="ce1" office:value-type="float" office:value="4669.07291666667" calcext:value-type="float">
            <text:p>4669,07291666667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404" calcext:value-type="float">
            <text:p>404</text:p>
          </table:table-cell>
          <table:table-cell office:value-type="float" office:value="416348" calcext:value-type="float">
            <text:p>416348</text:p>
          </table:table-cell>
          <table:table-cell table:style-name="ce1" office:value-type="float" office:value="4.20833333333333" calcext:value-type="float">
            <text:p>4,20833333333333</text:p>
          </table:table-cell>
          <table:table-cell table:style-name="ce1" office:value-type="float" office:value="4336.95833333334" calcext:value-type="float">
            <text:p>4336,95833333334</text:p>
          </table:table-cell>
          <table:table-cell office:value-type="float" office:value="423" calcext:value-type="float">
            <text:p>423</text:p>
          </table:table-cell>
          <table:table-cell office:value-type="float" office:value="448654" calcext:value-type="float">
            <text:p>448654</text:p>
          </table:table-cell>
          <table:table-cell table:style-name="ce1" office:value-type="float" office:value="4.40625" calcext:value-type="float">
            <text:p>4,40625</text:p>
          </table:table-cell>
          <table:table-cell table:style-name="ce1" office:value-type="float" office:value="4673.47916666667" calcext:value-type="float">
            <text:p>4673,47916666667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394" calcext:value-type="float">
            <text:p>394</text:p>
          </table:table-cell>
          <table:table-cell office:value-type="float" office:value="416742" calcext:value-type="float">
            <text:p>416742</text:p>
          </table:table-cell>
          <table:table-cell table:style-name="ce1" office:value-type="float" office:value="4.10416666666667" calcext:value-type="float">
            <text:p>4,10416666666667</text:p>
          </table:table-cell>
          <table:table-cell table:style-name="ce1" office:value-type="float" office:value="4341.06250000001" calcext:value-type="float">
            <text:p>4341,06250000001</text:p>
          </table:table-cell>
          <table:table-cell office:value-type="float" office:value="425" calcext:value-type="float">
            <text:p>425</text:p>
          </table:table-cell>
          <table:table-cell office:value-type="float" office:value="449079" calcext:value-type="float">
            <text:p>449079</text:p>
          </table:table-cell>
          <table:table-cell table:style-name="ce1" office:value-type="float" office:value="4.42708333333333" calcext:value-type="float">
            <text:p>4,42708333333333</text:p>
          </table:table-cell>
          <table:table-cell table:style-name="ce1" office:value-type="float" office:value="4677.90625" calcext:value-type="float">
            <text:p>4677,90625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395" calcext:value-type="float">
            <text:p>395</text:p>
          </table:table-cell>
          <table:table-cell office:value-type="float" office:value="417137" calcext:value-type="float">
            <text:p>417137</text:p>
          </table:table-cell>
          <table:table-cell table:style-name="ce1" office:value-type="float" office:value="4.11458333333333" calcext:value-type="float">
            <text:p>4,11458333333333</text:p>
          </table:table-cell>
          <table:table-cell table:style-name="ce1" office:value-type="float" office:value="4345.17708333334" calcext:value-type="float">
            <text:p>4345,17708333334</text:p>
          </table:table-cell>
          <table:table-cell office:value-type="float" office:value="425" calcext:value-type="float">
            <text:p>425</text:p>
          </table:table-cell>
          <table:table-cell office:value-type="float" office:value="449504" calcext:value-type="float">
            <text:p>449504</text:p>
          </table:table-cell>
          <table:table-cell table:style-name="ce1" office:value-type="float" office:value="4.42708333333333" calcext:value-type="float">
            <text:p>4,42708333333333</text:p>
          </table:table-cell>
          <table:table-cell table:style-name="ce1" office:value-type="float" office:value="4682.33333333333" calcext:value-type="float">
            <text:p>4682,33333333333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400" calcext:value-type="float">
            <text:p>400</text:p>
          </table:table-cell>
          <table:table-cell office:value-type="float" office:value="417537" calcext:value-type="float">
            <text:p>417537</text:p>
          </table:table-cell>
          <table:table-cell table:style-name="ce1" office:value-type="float" office:value="4.16666666666667" calcext:value-type="float">
            <text:p>4,16666666666667</text:p>
          </table:table-cell>
          <table:table-cell table:style-name="ce1" office:value-type="float" office:value="4349.34375000001" calcext:value-type="float">
            <text:p>4349,34375000001</text:p>
          </table:table-cell>
          <table:table-cell office:value-type="float" office:value="424" calcext:value-type="float">
            <text:p>424</text:p>
          </table:table-cell>
          <table:table-cell office:value-type="float" office:value="449928" calcext:value-type="float">
            <text:p>449928</text:p>
          </table:table-cell>
          <table:table-cell table:style-name="ce1" office:value-type="float" office:value="4.41666666666667" calcext:value-type="float">
            <text:p>4,41666666666667</text:p>
          </table:table-cell>
          <table:table-cell table:style-name="ce1" office:value-type="float" office:value="4686.75" calcext:value-type="float">
            <text:p>4686,75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395" calcext:value-type="float">
            <text:p>395</text:p>
          </table:table-cell>
          <table:table-cell office:value-type="float" office:value="417932" calcext:value-type="float">
            <text:p>417932</text:p>
          </table:table-cell>
          <table:table-cell table:style-name="ce1" office:value-type="float" office:value="4.11458333333333" calcext:value-type="float">
            <text:p>4,11458333333333</text:p>
          </table:table-cell>
          <table:table-cell table:style-name="ce1" office:value-type="float" office:value="4353.45833333334" calcext:value-type="float">
            <text:p>4353,45833333334</text:p>
          </table:table-cell>
          <table:table-cell office:value-type="float" office:value="427" calcext:value-type="float">
            <text:p>427</text:p>
          </table:table-cell>
          <table:table-cell office:value-type="float" office:value="450355" calcext:value-type="float">
            <text:p>450355</text:p>
          </table:table-cell>
          <table:table-cell table:style-name="ce1" office:value-type="float" office:value="4.44791666666667" calcext:value-type="float">
            <text:p>4,44791666666667</text:p>
          </table:table-cell>
          <table:table-cell table:style-name="ce1" office:value-type="float" office:value="4691.19791666667" calcext:value-type="float">
            <text:p>4691,19791666667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394" calcext:value-type="float">
            <text:p>394</text:p>
          </table:table-cell>
          <table:table-cell office:value-type="float" office:value="418326" calcext:value-type="float">
            <text:p>418326</text:p>
          </table:table-cell>
          <table:table-cell table:style-name="ce1" office:value-type="float" office:value="4.10416666666667" calcext:value-type="float">
            <text:p>4,10416666666667</text:p>
          </table:table-cell>
          <table:table-cell table:style-name="ce1" office:value-type="float" office:value="4357.56250000001" calcext:value-type="float">
            <text:p>4357,56250000001</text:p>
          </table:table-cell>
          <table:table-cell office:value-type="float" office:value="427" calcext:value-type="float">
            <text:p>427</text:p>
          </table:table-cell>
          <table:table-cell office:value-type="float" office:value="450782" calcext:value-type="float">
            <text:p>450782</text:p>
          </table:table-cell>
          <table:table-cell table:style-name="ce1" office:value-type="float" office:value="4.44791666666667" calcext:value-type="float">
            <text:p>4,44791666666667</text:p>
          </table:table-cell>
          <table:table-cell table:style-name="ce1" office:value-type="float" office:value="4695.64583333333" calcext:value-type="float">
            <text:p>4695,64583333333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394" calcext:value-type="float">
            <text:p>394</text:p>
          </table:table-cell>
          <table:table-cell office:value-type="float" office:value="418720" calcext:value-type="float">
            <text:p>418720</text:p>
          </table:table-cell>
          <table:table-cell table:style-name="ce1" office:value-type="float" office:value="4.10416666666667" calcext:value-type="float">
            <text:p>4,10416666666667</text:p>
          </table:table-cell>
          <table:table-cell table:style-name="ce1" office:value-type="float" office:value="4361.66666666667" calcext:value-type="float">
            <text:p>4361,66666666667</text:p>
          </table:table-cell>
          <table:table-cell office:value-type="float" office:value="431" calcext:value-type="float">
            <text:p>431</text:p>
          </table:table-cell>
          <table:table-cell office:value-type="float" office:value="451213" calcext:value-type="float">
            <text:p>451213</text:p>
          </table:table-cell>
          <table:table-cell table:style-name="ce1" office:value-type="float" office:value="4.48958333333333" calcext:value-type="float">
            <text:p>4,48958333333333</text:p>
          </table:table-cell>
          <table:table-cell table:style-name="ce1" office:value-type="float" office:value="4700.13541666667" calcext:value-type="float">
            <text:p>4700,13541666667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396" calcext:value-type="float">
            <text:p>396</text:p>
          </table:table-cell>
          <table:table-cell office:value-type="float" office:value="419116" calcext:value-type="float">
            <text:p>419116</text:p>
          </table:table-cell>
          <table:table-cell table:style-name="ce1" office:value-type="float" office:value="4.125" calcext:value-type="float">
            <text:p>4,125</text:p>
          </table:table-cell>
          <table:table-cell table:style-name="ce1" office:value-type="float" office:value="4365.79166666667" calcext:value-type="float">
            <text:p>4365,79166666667</text:p>
          </table:table-cell>
          <table:table-cell office:value-type="float" office:value="421" calcext:value-type="float">
            <text:p>421</text:p>
          </table:table-cell>
          <table:table-cell office:value-type="float" office:value="451634" calcext:value-type="float">
            <text:p>451634</text:p>
          </table:table-cell>
          <table:table-cell table:style-name="ce1" office:value-type="float" office:value="4.38541666666667" calcext:value-type="float">
            <text:p>4,38541666666667</text:p>
          </table:table-cell>
          <table:table-cell table:style-name="ce1" office:value-type="float" office:value="4704.52083333333" calcext:value-type="float">
            <text:p>4704,52083333333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395" calcext:value-type="float">
            <text:p>395</text:p>
          </table:table-cell>
          <table:table-cell office:value-type="float" office:value="419511" calcext:value-type="float">
            <text:p>419511</text:p>
          </table:table-cell>
          <table:table-cell table:style-name="ce1" office:value-type="float" office:value="4.11458333333333" calcext:value-type="float">
            <text:p>4,11458333333333</text:p>
          </table:table-cell>
          <table:table-cell table:style-name="ce1" office:value-type="float" office:value="4369.90625000001" calcext:value-type="float">
            <text:p>4369,90625000001</text:p>
          </table:table-cell>
          <table:table-cell office:value-type="float" office:value="428" calcext:value-type="float">
            <text:p>428</text:p>
          </table:table-cell>
          <table:table-cell office:value-type="float" office:value="452062" calcext:value-type="float">
            <text:p>452062</text:p>
          </table:table-cell>
          <table:table-cell table:style-name="ce1" office:value-type="float" office:value="4.45833333333333" calcext:value-type="float">
            <text:p>4,45833333333333</text:p>
          </table:table-cell>
          <table:table-cell table:style-name="ce1" office:value-type="float" office:value="4708.97916666667" calcext:value-type="float">
            <text:p>4708,97916666667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394" calcext:value-type="float">
            <text:p>394</text:p>
          </table:table-cell>
          <table:table-cell office:value-type="float" office:value="419905" calcext:value-type="float">
            <text:p>419905</text:p>
          </table:table-cell>
          <table:table-cell table:style-name="ce1" office:value-type="float" office:value="4.10416666666667" calcext:value-type="float">
            <text:p>4,10416666666667</text:p>
          </table:table-cell>
          <table:table-cell table:style-name="ce1" office:value-type="float" office:value="4374.01041666667" calcext:value-type="float">
            <text:p>4374,01041666667</text:p>
          </table:table-cell>
          <table:table-cell office:value-type="float" office:value="425" calcext:value-type="float">
            <text:p>425</text:p>
          </table:table-cell>
          <table:table-cell office:value-type="float" office:value="452487" calcext:value-type="float">
            <text:p>452487</text:p>
          </table:table-cell>
          <table:table-cell table:style-name="ce1" office:value-type="float" office:value="4.42708333333333" calcext:value-type="float">
            <text:p>4,42708333333333</text:p>
          </table:table-cell>
          <table:table-cell table:style-name="ce1" office:value-type="float" office:value="4713.40625" calcext:value-type="float">
            <text:p>4713,40625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398" calcext:value-type="float">
            <text:p>398</text:p>
          </table:table-cell>
          <table:table-cell office:value-type="float" office:value="420303" calcext:value-type="float">
            <text:p>420303</text:p>
          </table:table-cell>
          <table:table-cell table:style-name="ce1" office:value-type="float" office:value="4.14583333333333" calcext:value-type="float">
            <text:p>4,14583333333333</text:p>
          </table:table-cell>
          <table:table-cell table:style-name="ce1" office:value-type="float" office:value="4378.15625000001" calcext:value-type="float">
            <text:p>4378,15625000001</text:p>
          </table:table-cell>
          <table:table-cell office:value-type="float" office:value="422" calcext:value-type="float">
            <text:p>422</text:p>
          </table:table-cell>
          <table:table-cell office:value-type="float" office:value="452909" calcext:value-type="float">
            <text:p>452909</text:p>
          </table:table-cell>
          <table:table-cell table:style-name="ce1" office:value-type="float" office:value="4.39583333333333" calcext:value-type="float">
            <text:p>4,39583333333333</text:p>
          </table:table-cell>
          <table:table-cell table:style-name="ce1" office:value-type="float" office:value="4717.80208333333" calcext:value-type="float">
            <text:p>4717,80208333333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403" calcext:value-type="float">
            <text:p>403</text:p>
          </table:table-cell>
          <table:table-cell office:value-type="float" office:value="420706" calcext:value-type="float">
            <text:p>420706</text:p>
          </table:table-cell>
          <table:table-cell table:style-name="ce1" office:value-type="float" office:value="4.19791666666667" calcext:value-type="float">
            <text:p>4,19791666666667</text:p>
          </table:table-cell>
          <table:table-cell table:style-name="ce1" office:value-type="float" office:value="4382.35416666667" calcext:value-type="float">
            <text:p>4382,35416666667</text:p>
          </table:table-cell>
          <table:table-cell office:value-type="float" office:value="423" calcext:value-type="float">
            <text:p>423</text:p>
          </table:table-cell>
          <table:table-cell office:value-type="float" office:value="453332" calcext:value-type="float">
            <text:p>453332</text:p>
          </table:table-cell>
          <table:table-cell table:style-name="ce1" office:value-type="float" office:value="4.40625" calcext:value-type="float">
            <text:p>4,40625</text:p>
          </table:table-cell>
          <table:table-cell table:style-name="ce1" office:value-type="float" office:value="4722.20833333333" calcext:value-type="float">
            <text:p>4722,20833333333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399" calcext:value-type="float">
            <text:p>399</text:p>
          </table:table-cell>
          <table:table-cell office:value-type="float" office:value="421105" calcext:value-type="float">
            <text:p>421105</text:p>
          </table:table-cell>
          <table:table-cell table:style-name="ce1" office:value-type="float" office:value="4.15625" calcext:value-type="float">
            <text:p>4,15625</text:p>
          </table:table-cell>
          <table:table-cell table:style-name="ce1" office:value-type="float" office:value="4386.51041666667" calcext:value-type="float">
            <text:p>4386,51041666667</text:p>
          </table:table-cell>
          <table:table-cell office:value-type="float" office:value="425" calcext:value-type="float">
            <text:p>425</text:p>
          </table:table-cell>
          <table:table-cell office:value-type="float" office:value="453757" calcext:value-type="float">
            <text:p>453757</text:p>
          </table:table-cell>
          <table:table-cell table:style-name="ce1" office:value-type="float" office:value="4.42708333333333" calcext:value-type="float">
            <text:p>4,42708333333333</text:p>
          </table:table-cell>
          <table:table-cell table:style-name="ce1" office:value-type="float" office:value="4726.63541666666" calcext:value-type="float">
            <text:p>4726,63541666666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445" calcext:value-type="float">
            <text:p>445</text:p>
          </table:table-cell>
          <table:table-cell office:value-type="float" office:value="421550" calcext:value-type="float">
            <text:p>421550</text:p>
          </table:table-cell>
          <table:table-cell table:style-name="ce1" office:value-type="float" office:value="4.63541666666667" calcext:value-type="float">
            <text:p>4,63541666666667</text:p>
          </table:table-cell>
          <table:table-cell table:style-name="ce1" office:value-type="float" office:value="4391.14583333334" calcext:value-type="float">
            <text:p>4391,14583333334</text:p>
          </table:table-cell>
          <table:table-cell office:value-type="float" office:value="420" calcext:value-type="float">
            <text:p>420</text:p>
          </table:table-cell>
          <table:table-cell office:value-type="float" office:value="454177" calcext:value-type="float">
            <text:p>454177</text:p>
          </table:table-cell>
          <table:table-cell table:style-name="ce1" office:value-type="float" office:value="4.375" calcext:value-type="float">
            <text:p>4,375</text:p>
          </table:table-cell>
          <table:table-cell table:style-name="ce1" office:value-type="float" office:value="4731.01041666666" calcext:value-type="float">
            <text:p>4731,01041666666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396" calcext:value-type="float">
            <text:p>396</text:p>
          </table:table-cell>
          <table:table-cell office:value-type="float" office:value="421946" calcext:value-type="float">
            <text:p>421946</text:p>
          </table:table-cell>
          <table:table-cell table:style-name="ce1" office:value-type="float" office:value="4.125" calcext:value-type="float">
            <text:p>4,125</text:p>
          </table:table-cell>
          <table:table-cell table:style-name="ce1" office:value-type="float" office:value="4395.27083333334" calcext:value-type="float">
            <text:p>4395,27083333334</text:p>
          </table:table-cell>
          <table:table-cell office:value-type="float" office:value="425" calcext:value-type="float">
            <text:p>425</text:p>
          </table:table-cell>
          <table:table-cell office:value-type="float" office:value="454602" calcext:value-type="float">
            <text:p>454602</text:p>
          </table:table-cell>
          <table:table-cell table:style-name="ce1" office:value-type="float" office:value="4.42708333333333" calcext:value-type="float">
            <text:p>4,42708333333333</text:p>
          </table:table-cell>
          <table:table-cell table:style-name="ce1" office:value-type="float" office:value="4735.4375" calcext:value-type="float">
            <text:p>4735,4375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394" calcext:value-type="float">
            <text:p>394</text:p>
          </table:table-cell>
          <table:table-cell office:value-type="float" office:value="422340" calcext:value-type="float">
            <text:p>422340</text:p>
          </table:table-cell>
          <table:table-cell table:style-name="ce1" office:value-type="float" office:value="4.10416666666667" calcext:value-type="float">
            <text:p>4,10416666666667</text:p>
          </table:table-cell>
          <table:table-cell table:style-name="ce1" office:value-type="float" office:value="4399.37500000001" calcext:value-type="float">
            <text:p>4399,37500000001</text:p>
          </table:table-cell>
          <table:table-cell office:value-type="float" office:value="422" calcext:value-type="float">
            <text:p>422</text:p>
          </table:table-cell>
          <table:table-cell office:value-type="float" office:value="455024" calcext:value-type="float">
            <text:p>455024</text:p>
          </table:table-cell>
          <table:table-cell table:style-name="ce1" office:value-type="float" office:value="4.39583333333333" calcext:value-type="float">
            <text:p>4,39583333333333</text:p>
          </table:table-cell>
          <table:table-cell table:style-name="ce1" office:value-type="float" office:value="4739.83333333333" calcext:value-type="float">
            <text:p>4739,83333333333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393" calcext:value-type="float">
            <text:p>393</text:p>
          </table:table-cell>
          <table:table-cell office:value-type="float" office:value="422733" calcext:value-type="float">
            <text:p>422733</text:p>
          </table:table-cell>
          <table:table-cell table:style-name="ce1" office:value-type="float" office:value="4.09375" calcext:value-type="float">
            <text:p>4,09375</text:p>
          </table:table-cell>
          <table:table-cell table:style-name="ce1" office:value-type="float" office:value="4403.46875000001" calcext:value-type="float">
            <text:p>4403,46875000001</text:p>
          </table:table-cell>
          <table:table-cell office:value-type="float" office:value="427" calcext:value-type="float">
            <text:p>427</text:p>
          </table:table-cell>
          <table:table-cell office:value-type="float" office:value="455451" calcext:value-type="float">
            <text:p>455451</text:p>
          </table:table-cell>
          <table:table-cell table:style-name="ce1" office:value-type="float" office:value="4.44791666666667" calcext:value-type="float">
            <text:p>4,44791666666667</text:p>
          </table:table-cell>
          <table:table-cell table:style-name="ce1" office:value-type="float" office:value="4744.28125" calcext:value-type="float">
            <text:p>4744,28125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397" calcext:value-type="float">
            <text:p>397</text:p>
          </table:table-cell>
          <table:table-cell office:value-type="float" office:value="423130" calcext:value-type="float">
            <text:p>423130</text:p>
          </table:table-cell>
          <table:table-cell table:style-name="ce1" office:value-type="float" office:value="4.13541666666667" calcext:value-type="float">
            <text:p>4,13541666666667</text:p>
          </table:table-cell>
          <table:table-cell table:style-name="ce1" office:value-type="float" office:value="4407.60416666667" calcext:value-type="float">
            <text:p>4407,60416666667</text:p>
          </table:table-cell>
          <table:table-cell office:value-type="float" office:value="422" calcext:value-type="float">
            <text:p>422</text:p>
          </table:table-cell>
          <table:table-cell office:value-type="float" office:value="455873" calcext:value-type="float">
            <text:p>455873</text:p>
          </table:table-cell>
          <table:table-cell table:style-name="ce1" office:value-type="float" office:value="4.39583333333333" calcext:value-type="float">
            <text:p>4,39583333333333</text:p>
          </table:table-cell>
          <table:table-cell table:style-name="ce1" office:value-type="float" office:value="4748.67708333333" calcext:value-type="float">
            <text:p>4748,67708333333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394" calcext:value-type="float">
            <text:p>394</text:p>
          </table:table-cell>
          <table:table-cell office:value-type="float" office:value="423524" calcext:value-type="float">
            <text:p>423524</text:p>
          </table:table-cell>
          <table:table-cell table:style-name="ce1" office:value-type="float" office:value="4.10416666666667" calcext:value-type="float">
            <text:p>4,10416666666667</text:p>
          </table:table-cell>
          <table:table-cell table:style-name="ce1" office:value-type="float" office:value="4411.70833333334" calcext:value-type="float">
            <text:p>4411,70833333334</text:p>
          </table:table-cell>
          <table:table-cell office:value-type="float" office:value="421" calcext:value-type="float">
            <text:p>421</text:p>
          </table:table-cell>
          <table:table-cell office:value-type="float" office:value="456294" calcext:value-type="float">
            <text:p>456294</text:p>
          </table:table-cell>
          <table:table-cell table:style-name="ce1" office:value-type="float" office:value="4.38541666666667" calcext:value-type="float">
            <text:p>4,38541666666667</text:p>
          </table:table-cell>
          <table:table-cell table:style-name="ce1" office:value-type="float" office:value="4753.0625" calcext:value-type="float">
            <text:p>4753,0625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394" calcext:value-type="float">
            <text:p>394</text:p>
          </table:table-cell>
          <table:table-cell office:value-type="float" office:value="423918" calcext:value-type="float">
            <text:p>423918</text:p>
          </table:table-cell>
          <table:table-cell table:style-name="ce1" office:value-type="float" office:value="4.10416666666667" calcext:value-type="float">
            <text:p>4,10416666666667</text:p>
          </table:table-cell>
          <table:table-cell table:style-name="ce1" office:value-type="float" office:value="4415.81250000001" calcext:value-type="float">
            <text:p>4415,81250000001</text:p>
          </table:table-cell>
          <table:table-cell office:value-type="float" office:value="426" calcext:value-type="float">
            <text:p>426</text:p>
          </table:table-cell>
          <table:table-cell office:value-type="float" office:value="456720" calcext:value-type="float">
            <text:p>456720</text:p>
          </table:table-cell>
          <table:table-cell table:style-name="ce1" office:value-type="float" office:value="4.4375" calcext:value-type="float">
            <text:p>4,4375</text:p>
          </table:table-cell>
          <table:table-cell table:style-name="ce1" office:value-type="float" office:value="4757.5" calcext:value-type="float">
            <text:p>4757,5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393" calcext:value-type="float">
            <text:p>393</text:p>
          </table:table-cell>
          <table:table-cell office:value-type="float" office:value="424311" calcext:value-type="float">
            <text:p>424311</text:p>
          </table:table-cell>
          <table:table-cell table:style-name="ce1" office:value-type="float" office:value="4.09375" calcext:value-type="float">
            <text:p>4,09375</text:p>
          </table:table-cell>
          <table:table-cell table:style-name="ce1" office:value-type="float" office:value="4419.90625000001" calcext:value-type="float">
            <text:p>4419,90625000001</text:p>
          </table:table-cell>
          <table:table-cell office:value-type="float" office:value="419" calcext:value-type="float">
            <text:p>419</text:p>
          </table:table-cell>
          <table:table-cell office:value-type="float" office:value="457139" calcext:value-type="float">
            <text:p>457139</text:p>
          </table:table-cell>
          <table:table-cell table:style-name="ce1" office:value-type="float" office:value="4.36458333333333" calcext:value-type="float">
            <text:p>4,36458333333333</text:p>
          </table:table-cell>
          <table:table-cell table:style-name="ce1" office:value-type="float" office:value="4761.86458333333" calcext:value-type="float">
            <text:p>4761,86458333333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392" calcext:value-type="float">
            <text:p>392</text:p>
          </table:table-cell>
          <table:table-cell office:value-type="float" office:value="424703" calcext:value-type="float">
            <text:p>424703</text:p>
          </table:table-cell>
          <table:table-cell table:style-name="ce1" office:value-type="float" office:value="4.08333333333333" calcext:value-type="float">
            <text:p>4,08333333333333</text:p>
          </table:table-cell>
          <table:table-cell table:style-name="ce1" office:value-type="float" office:value="4423.98958333334" calcext:value-type="float">
            <text:p>4423,98958333334</text:p>
          </table:table-cell>
          <table:table-cell office:value-type="float" office:value="425" calcext:value-type="float">
            <text:p>425</text:p>
          </table:table-cell>
          <table:table-cell office:value-type="float" office:value="457564" calcext:value-type="float">
            <text:p>457564</text:p>
          </table:table-cell>
          <table:table-cell table:style-name="ce1" office:value-type="float" office:value="4.42708333333333" calcext:value-type="float">
            <text:p>4,42708333333333</text:p>
          </table:table-cell>
          <table:table-cell table:style-name="ce1" office:value-type="float" office:value="4766.29166666666" calcext:value-type="float">
            <text:p>4766,29166666666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397" calcext:value-type="float">
            <text:p>397</text:p>
          </table:table-cell>
          <table:table-cell office:value-type="float" office:value="425100" calcext:value-type="float">
            <text:p>425100</text:p>
          </table:table-cell>
          <table:table-cell table:style-name="ce1" office:value-type="float" office:value="4.13541666666667" calcext:value-type="float">
            <text:p>4,13541666666667</text:p>
          </table:table-cell>
          <table:table-cell table:style-name="ce1" office:value-type="float" office:value="4428.12500000001" calcext:value-type="float">
            <text:p>4428,12500000001</text:p>
          </table:table-cell>
          <table:table-cell office:value-type="float" office:value="422" calcext:value-type="float">
            <text:p>422</text:p>
          </table:table-cell>
          <table:table-cell office:value-type="float" office:value="457986" calcext:value-type="float">
            <text:p>457986</text:p>
          </table:table-cell>
          <table:table-cell table:style-name="ce1" office:value-type="float" office:value="4.39583333333333" calcext:value-type="float">
            <text:p>4,39583333333333</text:p>
          </table:table-cell>
          <table:table-cell table:style-name="ce1" office:value-type="float" office:value="4770.6875" calcext:value-type="float">
            <text:p>4770,6875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396" calcext:value-type="float">
            <text:p>396</text:p>
          </table:table-cell>
          <table:table-cell office:value-type="float" office:value="425496" calcext:value-type="float">
            <text:p>425496</text:p>
          </table:table-cell>
          <table:table-cell table:style-name="ce1" office:value-type="float" office:value="4.125" calcext:value-type="float">
            <text:p>4,125</text:p>
          </table:table-cell>
          <table:table-cell table:style-name="ce1" office:value-type="float" office:value="4432.25000000001" calcext:value-type="float">
            <text:p>4432,25000000001</text:p>
          </table:table-cell>
          <table:table-cell office:value-type="float" office:value="427" calcext:value-type="float">
            <text:p>427</text:p>
          </table:table-cell>
          <table:table-cell office:value-type="float" office:value="458413" calcext:value-type="float">
            <text:p>458413</text:p>
          </table:table-cell>
          <table:table-cell table:style-name="ce1" office:value-type="float" office:value="4.44791666666667" calcext:value-type="float">
            <text:p>4,44791666666667</text:p>
          </table:table-cell>
          <table:table-cell table:style-name="ce1" office:value-type="float" office:value="4775.13541666666" calcext:value-type="float">
            <text:p>4775,13541666666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398" calcext:value-type="float">
            <text:p>398</text:p>
          </table:table-cell>
          <table:table-cell office:value-type="float" office:value="425894" calcext:value-type="float">
            <text:p>425894</text:p>
          </table:table-cell>
          <table:table-cell table:style-name="ce1" office:value-type="float" office:value="4.14583333333333" calcext:value-type="float">
            <text:p>4,14583333333333</text:p>
          </table:table-cell>
          <table:table-cell table:style-name="ce1" office:value-type="float" office:value="4436.39583333334" calcext:value-type="float">
            <text:p>4436,39583333334</text:p>
          </table:table-cell>
          <table:table-cell office:value-type="float" office:value="428" calcext:value-type="float">
            <text:p>428</text:p>
          </table:table-cell>
          <table:table-cell office:value-type="float" office:value="458841" calcext:value-type="float">
            <text:p>458841</text:p>
          </table:table-cell>
          <table:table-cell table:style-name="ce1" office:value-type="float" office:value="4.45833333333333" calcext:value-type="float">
            <text:p>4,45833333333333</text:p>
          </table:table-cell>
          <table:table-cell table:style-name="ce1" office:value-type="float" office:value="4779.59375" calcext:value-type="float">
            <text:p>4779,59375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394" calcext:value-type="float">
            <text:p>394</text:p>
          </table:table-cell>
          <table:table-cell office:value-type="float" office:value="426288" calcext:value-type="float">
            <text:p>426288</text:p>
          </table:table-cell>
          <table:table-cell table:style-name="ce1" office:value-type="float" office:value="4.10416666666667" calcext:value-type="float">
            <text:p>4,10416666666667</text:p>
          </table:table-cell>
          <table:table-cell table:style-name="ce1" office:value-type="float" office:value="4440.50000000001" calcext:value-type="float">
            <text:p>4440,50000000001</text:p>
          </table:table-cell>
          <table:table-cell office:value-type="float" office:value="426" calcext:value-type="float">
            <text:p>426</text:p>
          </table:table-cell>
          <table:table-cell office:value-type="float" office:value="459267" calcext:value-type="float">
            <text:p>459267</text:p>
          </table:table-cell>
          <table:table-cell table:style-name="ce1" office:value-type="float" office:value="4.4375" calcext:value-type="float">
            <text:p>4,4375</text:p>
          </table:table-cell>
          <table:table-cell table:style-name="ce1" office:value-type="float" office:value="4784.03125" calcext:value-type="float">
            <text:p>4784,03125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98" calcext:value-type="float">
            <text:p>398</text:p>
          </table:table-cell>
          <table:table-cell office:value-type="float" office:value="426686" calcext:value-type="float">
            <text:p>426686</text:p>
          </table:table-cell>
          <table:table-cell table:style-name="ce1" office:value-type="float" office:value="4.14583333333333" calcext:value-type="float">
            <text:p>4,14583333333333</text:p>
          </table:table-cell>
          <table:table-cell table:style-name="ce1" office:value-type="float" office:value="4444.64583333334" calcext:value-type="float">
            <text:p>4444,64583333334</text:p>
          </table:table-cell>
          <table:table-cell office:value-type="float" office:value="430" calcext:value-type="float">
            <text:p>430</text:p>
          </table:table-cell>
          <table:table-cell office:value-type="float" office:value="459697" calcext:value-type="float">
            <text:p>459697</text:p>
          </table:table-cell>
          <table:table-cell table:style-name="ce1" office:value-type="float" office:value="4.47916666666667" calcext:value-type="float">
            <text:p>4,47916666666667</text:p>
          </table:table-cell>
          <table:table-cell table:style-name="ce1" office:value-type="float" office:value="4788.51041666666" calcext:value-type="float">
            <text:p>4788,51041666666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403" calcext:value-type="float">
            <text:p>403</text:p>
          </table:table-cell>
          <table:table-cell office:value-type="float" office:value="427089" calcext:value-type="float">
            <text:p>427089</text:p>
          </table:table-cell>
          <table:table-cell table:style-name="ce1" office:value-type="float" office:value="4.19791666666667" calcext:value-type="float">
            <text:p>4,19791666666667</text:p>
          </table:table-cell>
          <table:table-cell table:style-name="ce1" office:value-type="float" office:value="4448.84375000001" calcext:value-type="float">
            <text:p>4448,84375000001</text:p>
          </table:table-cell>
          <table:table-cell office:value-type="float" office:value="421" calcext:value-type="float">
            <text:p>421</text:p>
          </table:table-cell>
          <table:table-cell office:value-type="float" office:value="460118" calcext:value-type="float">
            <text:p>460118</text:p>
          </table:table-cell>
          <table:table-cell table:style-name="ce1" office:value-type="float" office:value="4.38541666666667" calcext:value-type="float">
            <text:p>4,38541666666667</text:p>
          </table:table-cell>
          <table:table-cell table:style-name="ce1" office:value-type="float" office:value="4792.89583333333" calcext:value-type="float">
            <text:p>4792,89583333333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397" calcext:value-type="float">
            <text:p>397</text:p>
          </table:table-cell>
          <table:table-cell office:value-type="float" office:value="427486" calcext:value-type="float">
            <text:p>427486</text:p>
          </table:table-cell>
          <table:table-cell table:style-name="ce1" office:value-type="float" office:value="4.13541666666667" calcext:value-type="float">
            <text:p>4,13541666666667</text:p>
          </table:table-cell>
          <table:table-cell table:style-name="ce1" office:value-type="float" office:value="4452.97916666667" calcext:value-type="float">
            <text:p>4452,97916666667</text:p>
          </table:table-cell>
          <table:table-cell office:value-type="float" office:value="425" calcext:value-type="float">
            <text:p>425</text:p>
          </table:table-cell>
          <table:table-cell office:value-type="float" office:value="460543" calcext:value-type="float">
            <text:p>460543</text:p>
          </table:table-cell>
          <table:table-cell table:style-name="ce1" office:value-type="float" office:value="4.42708333333333" calcext:value-type="float">
            <text:p>4,42708333333333</text:p>
          </table:table-cell>
          <table:table-cell table:style-name="ce1" office:value-type="float" office:value="4797.32291666666" calcext:value-type="float">
            <text:p>4797,32291666666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394" calcext:value-type="float">
            <text:p>394</text:p>
          </table:table-cell>
          <table:table-cell office:value-type="float" office:value="427880" calcext:value-type="float">
            <text:p>427880</text:p>
          </table:table-cell>
          <table:table-cell table:style-name="ce1" office:value-type="float" office:value="4.10416666666667" calcext:value-type="float">
            <text:p>4,10416666666667</text:p>
          </table:table-cell>
          <table:table-cell table:style-name="ce1" office:value-type="float" office:value="4457.08333333334" calcext:value-type="float">
            <text:p>4457,08333333334</text:p>
          </table:table-cell>
          <table:table-cell office:value-type="float" office:value="425" calcext:value-type="float">
            <text:p>425</text:p>
          </table:table-cell>
          <table:table-cell office:value-type="float" office:value="460968" calcext:value-type="float">
            <text:p>460968</text:p>
          </table:table-cell>
          <table:table-cell table:style-name="ce1" office:value-type="float" office:value="4.42708333333333" calcext:value-type="float">
            <text:p>4,42708333333333</text:p>
          </table:table-cell>
          <table:table-cell table:style-name="ce1" office:value-type="float" office:value="4801.75" calcext:value-type="float">
            <text:p>4801,75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395" calcext:value-type="float">
            <text:p>395</text:p>
          </table:table-cell>
          <table:table-cell office:value-type="float" office:value="428275" calcext:value-type="float">
            <text:p>428275</text:p>
          </table:table-cell>
          <table:table-cell table:style-name="ce1" office:value-type="float" office:value="4.11458333333333" calcext:value-type="float">
            <text:p>4,11458333333333</text:p>
          </table:table-cell>
          <table:table-cell table:style-name="ce1" office:value-type="float" office:value="4461.19791666667" calcext:value-type="float">
            <text:p>4461,19791666667</text:p>
          </table:table-cell>
          <table:table-cell office:value-type="float" office:value="426" calcext:value-type="float">
            <text:p>426</text:p>
          </table:table-cell>
          <table:table-cell office:value-type="float" office:value="461394" calcext:value-type="float">
            <text:p>461394</text:p>
          </table:table-cell>
          <table:table-cell table:style-name="ce1" office:value-type="float" office:value="4.4375" calcext:value-type="float">
            <text:p>4,4375</text:p>
          </table:table-cell>
          <table:table-cell table:style-name="ce1" office:value-type="float" office:value="4806.1875" calcext:value-type="float">
            <text:p>4806,1875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395" calcext:value-type="float">
            <text:p>395</text:p>
          </table:table-cell>
          <table:table-cell office:value-type="float" office:value="428670" calcext:value-type="float">
            <text:p>428670</text:p>
          </table:table-cell>
          <table:table-cell table:style-name="ce1" office:value-type="float" office:value="4.11458333333333" calcext:value-type="float">
            <text:p>4,11458333333333</text:p>
          </table:table-cell>
          <table:table-cell table:style-name="ce1" office:value-type="float" office:value="4465.31250000001" calcext:value-type="float">
            <text:p>4465,31250000001</text:p>
          </table:table-cell>
          <table:table-cell office:value-type="float" office:value="1059" calcext:value-type="float">
            <text:p>1059</text:p>
          </table:table-cell>
          <table:table-cell office:value-type="float" office:value="462453" calcext:value-type="float">
            <text:p>462453</text:p>
          </table:table-cell>
          <table:table-cell table:style-name="ce1" office:value-type="float" office:value="11.03125" calcext:value-type="float">
            <text:p>11,03125</text:p>
          </table:table-cell>
          <table:table-cell table:style-name="ce1" office:value-type="float" office:value="4817.21875" calcext:value-type="float">
            <text:p>4817,21875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395" calcext:value-type="float">
            <text:p>395</text:p>
          </table:table-cell>
          <table:table-cell office:value-type="float" office:value="429065" calcext:value-type="float">
            <text:p>429065</text:p>
          </table:table-cell>
          <table:table-cell table:style-name="ce1" office:value-type="float" office:value="4.11458333333333" calcext:value-type="float">
            <text:p>4,11458333333333</text:p>
          </table:table-cell>
          <table:table-cell table:style-name="ce1" office:value-type="float" office:value="4469.42708333334" calcext:value-type="float">
            <text:p>4469,42708333334</text:p>
          </table:table-cell>
          <table:table-cell office:value-type="float" office:value="431" calcext:value-type="float">
            <text:p>431</text:p>
          </table:table-cell>
          <table:table-cell office:value-type="float" office:value="462884" calcext:value-type="float">
            <text:p>462884</text:p>
          </table:table-cell>
          <table:table-cell table:style-name="ce1" office:value-type="float" office:value="4.48958333333333" calcext:value-type="float">
            <text:p>4,48958333333333</text:p>
          </table:table-cell>
          <table:table-cell table:style-name="ce1" office:value-type="float" office:value="4821.70833333333" calcext:value-type="float">
            <text:p>4821,70833333333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394" calcext:value-type="float">
            <text:p>394</text:p>
          </table:table-cell>
          <table:table-cell office:value-type="float" office:value="429459" calcext:value-type="float">
            <text:p>429459</text:p>
          </table:table-cell>
          <table:table-cell table:style-name="ce1" office:value-type="float" office:value="4.10416666666667" calcext:value-type="float">
            <text:p>4,10416666666667</text:p>
          </table:table-cell>
          <table:table-cell table:style-name="ce1" office:value-type="float" office:value="4473.53125000001" calcext:value-type="float">
            <text:p>4473,53125000001</text:p>
          </table:table-cell>
          <table:table-cell office:value-type="float" office:value="425" calcext:value-type="float">
            <text:p>425</text:p>
          </table:table-cell>
          <table:table-cell office:value-type="float" office:value="463309" calcext:value-type="float">
            <text:p>463309</text:p>
          </table:table-cell>
          <table:table-cell table:style-name="ce1" office:value-type="float" office:value="4.42708333333333" calcext:value-type="float">
            <text:p>4,42708333333333</text:p>
          </table:table-cell>
          <table:table-cell table:style-name="ce1" office:value-type="float" office:value="4826.13541666666" calcext:value-type="float">
            <text:p>4826,13541666666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395" calcext:value-type="float">
            <text:p>395</text:p>
          </table:table-cell>
          <table:table-cell office:value-type="float" office:value="429854" calcext:value-type="float">
            <text:p>429854</text:p>
          </table:table-cell>
          <table:table-cell table:style-name="ce1" office:value-type="float" office:value="4.11458333333333" calcext:value-type="float">
            <text:p>4,11458333333333</text:p>
          </table:table-cell>
          <table:table-cell table:style-name="ce1" office:value-type="float" office:value="4477.64583333334" calcext:value-type="float">
            <text:p>4477,64583333334</text:p>
          </table:table-cell>
          <table:table-cell office:value-type="float" office:value="425" calcext:value-type="float">
            <text:p>425</text:p>
          </table:table-cell>
          <table:table-cell office:value-type="float" office:value="463734" calcext:value-type="float">
            <text:p>463734</text:p>
          </table:table-cell>
          <table:table-cell table:style-name="ce1" office:value-type="float" office:value="4.42708333333333" calcext:value-type="float">
            <text:p>4,42708333333333</text:p>
          </table:table-cell>
          <table:table-cell table:style-name="ce1" office:value-type="float" office:value="4830.5625" calcext:value-type="float">
            <text:p>4830,5625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397" calcext:value-type="float">
            <text:p>397</text:p>
          </table:table-cell>
          <table:table-cell office:value-type="float" office:value="430251" calcext:value-type="float">
            <text:p>430251</text:p>
          </table:table-cell>
          <table:table-cell table:style-name="ce1" office:value-type="float" office:value="4.13541666666667" calcext:value-type="float">
            <text:p>4,13541666666667</text:p>
          </table:table-cell>
          <table:table-cell table:style-name="ce1" office:value-type="float" office:value="4481.78125000001" calcext:value-type="float">
            <text:p>4481,78125000001</text:p>
          </table:table-cell>
          <table:table-cell office:value-type="float" office:value="423" calcext:value-type="float">
            <text:p>423</text:p>
          </table:table-cell>
          <table:table-cell office:value-type="float" office:value="464157" calcext:value-type="float">
            <text:p>464157</text:p>
          </table:table-cell>
          <table:table-cell table:style-name="ce1" office:value-type="float" office:value="4.40625" calcext:value-type="float">
            <text:p>4,40625</text:p>
          </table:table-cell>
          <table:table-cell table:style-name="ce1" office:value-type="float" office:value="4834.96875" calcext:value-type="float">
            <text:p>4834,96875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394" calcext:value-type="float">
            <text:p>394</text:p>
          </table:table-cell>
          <table:table-cell office:value-type="float" office:value="430645" calcext:value-type="float">
            <text:p>430645</text:p>
          </table:table-cell>
          <table:table-cell table:style-name="ce1" office:value-type="float" office:value="4.10416666666667" calcext:value-type="float">
            <text:p>4,10416666666667</text:p>
          </table:table-cell>
          <table:table-cell table:style-name="ce1" office:value-type="float" office:value="4485.88541666667" calcext:value-type="float">
            <text:p>4485,88541666667</text:p>
          </table:table-cell>
          <table:table-cell office:value-type="float" office:value="426" calcext:value-type="float">
            <text:p>426</text:p>
          </table:table-cell>
          <table:table-cell office:value-type="float" office:value="464583" calcext:value-type="float">
            <text:p>464583</text:p>
          </table:table-cell>
          <table:table-cell table:style-name="ce1" office:value-type="float" office:value="4.4375" calcext:value-type="float">
            <text:p>4,4375</text:p>
          </table:table-cell>
          <table:table-cell table:style-name="ce1" office:value-type="float" office:value="4839.40625" calcext:value-type="float">
            <text:p>4839,40625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394" calcext:value-type="float">
            <text:p>394</text:p>
          </table:table-cell>
          <table:table-cell office:value-type="float" office:value="431039" calcext:value-type="float">
            <text:p>431039</text:p>
          </table:table-cell>
          <table:table-cell table:style-name="ce1" office:value-type="float" office:value="4.10416666666667" calcext:value-type="float">
            <text:p>4,10416666666667</text:p>
          </table:table-cell>
          <table:table-cell table:style-name="ce1" office:value-type="float" office:value="4489.98958333334" calcext:value-type="float">
            <text:p>4489,98958333334</text:p>
          </table:table-cell>
          <table:table-cell office:value-type="float" office:value="423" calcext:value-type="float">
            <text:p>423</text:p>
          </table:table-cell>
          <table:table-cell office:value-type="float" office:value="465006" calcext:value-type="float">
            <text:p>465006</text:p>
          </table:table-cell>
          <table:table-cell table:style-name="ce1" office:value-type="float" office:value="4.40625" calcext:value-type="float">
            <text:p>4,40625</text:p>
          </table:table-cell>
          <table:table-cell table:style-name="ce1" office:value-type="float" office:value="4843.8125" calcext:value-type="float">
            <text:p>4843,8125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394" calcext:value-type="float">
            <text:p>394</text:p>
          </table:table-cell>
          <table:table-cell office:value-type="float" office:value="431433" calcext:value-type="float">
            <text:p>431433</text:p>
          </table:table-cell>
          <table:table-cell table:style-name="ce1" office:value-type="float" office:value="4.10416666666667" calcext:value-type="float">
            <text:p>4,10416666666667</text:p>
          </table:table-cell>
          <table:table-cell table:style-name="ce1" office:value-type="float" office:value="4494.09375000001" calcext:value-type="float">
            <text:p>4494,09375000001</text:p>
          </table:table-cell>
          <table:table-cell office:value-type="float" office:value="424" calcext:value-type="float">
            <text:p>424</text:p>
          </table:table-cell>
          <table:table-cell office:value-type="float" office:value="465430" calcext:value-type="float">
            <text:p>465430</text:p>
          </table:table-cell>
          <table:table-cell table:style-name="ce1" office:value-type="float" office:value="4.41666666666667" calcext:value-type="float">
            <text:p>4,41666666666667</text:p>
          </table:table-cell>
          <table:table-cell table:style-name="ce1" office:value-type="float" office:value="4848.22916666666" calcext:value-type="float">
            <text:p>4848,22916666666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393" calcext:value-type="float">
            <text:p>393</text:p>
          </table:table-cell>
          <table:table-cell office:value-type="float" office:value="431826" calcext:value-type="float">
            <text:p>431826</text:p>
          </table:table-cell>
          <table:table-cell table:style-name="ce1" office:value-type="float" office:value="4.09375" calcext:value-type="float">
            <text:p>4,09375</text:p>
          </table:table-cell>
          <table:table-cell table:style-name="ce1" office:value-type="float" office:value="4498.18750000001" calcext:value-type="float">
            <text:p>4498,18750000001</text:p>
          </table:table-cell>
          <table:table-cell office:value-type="float" office:value="425" calcext:value-type="float">
            <text:p>425</text:p>
          </table:table-cell>
          <table:table-cell office:value-type="float" office:value="465855" calcext:value-type="float">
            <text:p>465855</text:p>
          </table:table-cell>
          <table:table-cell table:style-name="ce1" office:value-type="float" office:value="4.42708333333333" calcext:value-type="float">
            <text:p>4,42708333333333</text:p>
          </table:table-cell>
          <table:table-cell table:style-name="ce1" office:value-type="float" office:value="4852.65625" calcext:value-type="float">
            <text:p>4852,65625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395" calcext:value-type="float">
            <text:p>395</text:p>
          </table:table-cell>
          <table:table-cell office:value-type="float" office:value="432221" calcext:value-type="float">
            <text:p>432221</text:p>
          </table:table-cell>
          <table:table-cell table:style-name="ce1" office:value-type="float" office:value="4.11458333333333" calcext:value-type="float">
            <text:p>4,11458333333333</text:p>
          </table:table-cell>
          <table:table-cell table:style-name="ce1" office:value-type="float" office:value="4502.30208333334" calcext:value-type="float">
            <text:p>4502,30208333334</text:p>
          </table:table-cell>
          <table:table-cell office:value-type="float" office:value="425" calcext:value-type="float">
            <text:p>425</text:p>
          </table:table-cell>
          <table:table-cell office:value-type="float" office:value="466280" calcext:value-type="float">
            <text:p>466280</text:p>
          </table:table-cell>
          <table:table-cell table:style-name="ce1" office:value-type="float" office:value="4.42708333333333" calcext:value-type="float">
            <text:p>4,42708333333333</text:p>
          </table:table-cell>
          <table:table-cell table:style-name="ce1" office:value-type="float" office:value="4857.08333333333" calcext:value-type="float">
            <text:p>4857,08333333333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394" calcext:value-type="float">
            <text:p>394</text:p>
          </table:table-cell>
          <table:table-cell office:value-type="float" office:value="432615" calcext:value-type="float">
            <text:p>432615</text:p>
          </table:table-cell>
          <table:table-cell table:style-name="ce1" office:value-type="float" office:value="4.10416666666667" calcext:value-type="float">
            <text:p>4,10416666666667</text:p>
          </table:table-cell>
          <table:table-cell table:style-name="ce1" office:value-type="float" office:value="4506.40625000001" calcext:value-type="float">
            <text:p>4506,40625000001</text:p>
          </table:table-cell>
          <table:table-cell office:value-type="float" office:value="425" calcext:value-type="float">
            <text:p>425</text:p>
          </table:table-cell>
          <table:table-cell office:value-type="float" office:value="466705" calcext:value-type="float">
            <text:p>466705</text:p>
          </table:table-cell>
          <table:table-cell table:style-name="ce1" office:value-type="float" office:value="4.42708333333333" calcext:value-type="float">
            <text:p>4,42708333333333</text:p>
          </table:table-cell>
          <table:table-cell table:style-name="ce1" office:value-type="float" office:value="4861.51041666666" calcext:value-type="float">
            <text:p>4861,51041666666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394" calcext:value-type="float">
            <text:p>394</text:p>
          </table:table-cell>
          <table:table-cell office:value-type="float" office:value="433009" calcext:value-type="float">
            <text:p>433009</text:p>
          </table:table-cell>
          <table:table-cell table:style-name="ce1" office:value-type="float" office:value="4.10416666666667" calcext:value-type="float">
            <text:p>4,10416666666667</text:p>
          </table:table-cell>
          <table:table-cell table:style-name="ce1" office:value-type="float" office:value="4510.51041666668" calcext:value-type="float">
            <text:p>4510,51041666668</text:p>
          </table:table-cell>
          <table:table-cell office:value-type="float" office:value="422" calcext:value-type="float">
            <text:p>422</text:p>
          </table:table-cell>
          <table:table-cell office:value-type="float" office:value="467127" calcext:value-type="float">
            <text:p>467127</text:p>
          </table:table-cell>
          <table:table-cell table:style-name="ce1" office:value-type="float" office:value="4.39583333333333" calcext:value-type="float">
            <text:p>4,39583333333333</text:p>
          </table:table-cell>
          <table:table-cell table:style-name="ce1" office:value-type="float" office:value="4865.90625" calcext:value-type="float">
            <text:p>4865,90625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393" calcext:value-type="float">
            <text:p>393</text:p>
          </table:table-cell>
          <table:table-cell office:value-type="float" office:value="433402" calcext:value-type="float">
            <text:p>433402</text:p>
          </table:table-cell>
          <table:table-cell table:style-name="ce1" office:value-type="float" office:value="4.09375" calcext:value-type="float">
            <text:p>4,09375</text:p>
          </table:table-cell>
          <table:table-cell table:style-name="ce1" office:value-type="float" office:value="4514.60416666668" calcext:value-type="float">
            <text:p>4514,60416666668</text:p>
          </table:table-cell>
          <table:table-cell office:value-type="float" office:value="423" calcext:value-type="float">
            <text:p>423</text:p>
          </table:table-cell>
          <table:table-cell office:value-type="float" office:value="467550" calcext:value-type="float">
            <text:p>467550</text:p>
          </table:table-cell>
          <table:table-cell table:style-name="ce1" office:value-type="float" office:value="4.40625" calcext:value-type="float">
            <text:p>4,40625</text:p>
          </table:table-cell>
          <table:table-cell table:style-name="ce1" office:value-type="float" office:value="4870.31249999999" calcext:value-type="float">
            <text:p>4870,31249999999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392" calcext:value-type="float">
            <text:p>392</text:p>
          </table:table-cell>
          <table:table-cell office:value-type="float" office:value="433794" calcext:value-type="float">
            <text:p>433794</text:p>
          </table:table-cell>
          <table:table-cell table:style-name="ce1" office:value-type="float" office:value="4.08333333333333" calcext:value-type="float">
            <text:p>4,08333333333333</text:p>
          </table:table-cell>
          <table:table-cell table:style-name="ce1" office:value-type="float" office:value="4518.68750000001" calcext:value-type="float">
            <text:p>4518,68750000001</text:p>
          </table:table-cell>
          <table:table-cell office:value-type="float" office:value="426" calcext:value-type="float">
            <text:p>426</text:p>
          </table:table-cell>
          <table:table-cell office:value-type="float" office:value="467976" calcext:value-type="float">
            <text:p>467976</text:p>
          </table:table-cell>
          <table:table-cell table:style-name="ce1" office:value-type="float" office:value="4.4375" calcext:value-type="float">
            <text:p>4,4375</text:p>
          </table:table-cell>
          <table:table-cell table:style-name="ce1" office:value-type="float" office:value="4874.74999999999" calcext:value-type="float">
            <text:p>4874,74999999999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394" calcext:value-type="float">
            <text:p>394</text:p>
          </table:table-cell>
          <table:table-cell office:value-type="float" office:value="434188" calcext:value-type="float">
            <text:p>434188</text:p>
          </table:table-cell>
          <table:table-cell table:style-name="ce1" office:value-type="float" office:value="4.10416666666667" calcext:value-type="float">
            <text:p>4,10416666666667</text:p>
          </table:table-cell>
          <table:table-cell table:style-name="ce1" office:value-type="float" office:value="4522.79166666668" calcext:value-type="float">
            <text:p>4522,79166666668</text:p>
          </table:table-cell>
          <table:table-cell office:value-type="float" office:value="430" calcext:value-type="float">
            <text:p>430</text:p>
          </table:table-cell>
          <table:table-cell office:value-type="float" office:value="468406" calcext:value-type="float">
            <text:p>468406</text:p>
          </table:table-cell>
          <table:table-cell table:style-name="ce1" office:value-type="float" office:value="4.47916666666667" calcext:value-type="float">
            <text:p>4,47916666666667</text:p>
          </table:table-cell>
          <table:table-cell table:style-name="ce1" office:value-type="float" office:value="4879.22916666666" calcext:value-type="float">
            <text:p>4879,2291666666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97" calcext:value-type="float">
            <text:p>397</text:p>
          </table:table-cell>
          <table:table-cell office:value-type="float" office:value="434585" calcext:value-type="float">
            <text:p>434585</text:p>
          </table:table-cell>
          <table:table-cell table:style-name="ce1" office:value-type="float" office:value="4.13541666666667" calcext:value-type="float">
            <text:p>4,13541666666667</text:p>
          </table:table-cell>
          <table:table-cell table:style-name="ce1" office:value-type="float" office:value="4526.92708333334" calcext:value-type="float">
            <text:p>4526,92708333334</text:p>
          </table:table-cell>
          <table:table-cell office:value-type="float" office:value="425" calcext:value-type="float">
            <text:p>425</text:p>
          </table:table-cell>
          <table:table-cell office:value-type="float" office:value="468831" calcext:value-type="float">
            <text:p>468831</text:p>
          </table:table-cell>
          <table:table-cell table:style-name="ce1" office:value-type="float" office:value="4.42708333333333" calcext:value-type="float">
            <text:p>4,42708333333333</text:p>
          </table:table-cell>
          <table:table-cell table:style-name="ce1" office:value-type="float" office:value="4883.65624999999" calcext:value-type="float">
            <text:p>4883,65624999999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394" calcext:value-type="float">
            <text:p>394</text:p>
          </table:table-cell>
          <table:table-cell office:value-type="float" office:value="434979" calcext:value-type="float">
            <text:p>434979</text:p>
          </table:table-cell>
          <table:table-cell table:style-name="ce1" office:value-type="float" office:value="4.10416666666667" calcext:value-type="float">
            <text:p>4,10416666666667</text:p>
          </table:table-cell>
          <table:table-cell table:style-name="ce1" office:value-type="float" office:value="4531.03125000001" calcext:value-type="float">
            <text:p>4531,03125000001</text:p>
          </table:table-cell>
          <table:table-cell office:value-type="float" office:value="424" calcext:value-type="float">
            <text:p>424</text:p>
          </table:table-cell>
          <table:table-cell office:value-type="float" office:value="469255" calcext:value-type="float">
            <text:p>469255</text:p>
          </table:table-cell>
          <table:table-cell table:style-name="ce1" office:value-type="float" office:value="4.41666666666667" calcext:value-type="float">
            <text:p>4,41666666666667</text:p>
          </table:table-cell>
          <table:table-cell table:style-name="ce1" office:value-type="float" office:value="4888.07291666666" calcext:value-type="float">
            <text:p>4888,07291666666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395" calcext:value-type="float">
            <text:p>395</text:p>
          </table:table-cell>
          <table:table-cell office:value-type="float" office:value="435374" calcext:value-type="float">
            <text:p>435374</text:p>
          </table:table-cell>
          <table:table-cell table:style-name="ce1" office:value-type="float" office:value="4.11458333333333" calcext:value-type="float">
            <text:p>4,11458333333333</text:p>
          </table:table-cell>
          <table:table-cell table:style-name="ce1" office:value-type="float" office:value="4535.14583333334" calcext:value-type="float">
            <text:p>4535,14583333334</text:p>
          </table:table-cell>
          <table:table-cell office:value-type="float" office:value="436" calcext:value-type="float">
            <text:p>436</text:p>
          </table:table-cell>
          <table:table-cell office:value-type="float" office:value="469691" calcext:value-type="float">
            <text:p>469691</text:p>
          </table:table-cell>
          <table:table-cell table:style-name="ce1" office:value-type="float" office:value="4.54166666666667" calcext:value-type="float">
            <text:p>4,54166666666667</text:p>
          </table:table-cell>
          <table:table-cell table:style-name="ce1" office:value-type="float" office:value="4892.61458333333" calcext:value-type="float">
            <text:p>4892,61458333333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393" calcext:value-type="float">
            <text:p>393</text:p>
          </table:table-cell>
          <table:table-cell office:value-type="float" office:value="435767" calcext:value-type="float">
            <text:p>435767</text:p>
          </table:table-cell>
          <table:table-cell table:style-name="ce1" office:value-type="float" office:value="4.09375" calcext:value-type="float">
            <text:p>4,09375</text:p>
          </table:table-cell>
          <table:table-cell table:style-name="ce1" office:value-type="float" office:value="4539.23958333334" calcext:value-type="float">
            <text:p>4539,23958333334</text:p>
          </table:table-cell>
          <table:table-cell office:value-type="float" office:value="425" calcext:value-type="float">
            <text:p>425</text:p>
          </table:table-cell>
          <table:table-cell office:value-type="float" office:value="470116" calcext:value-type="float">
            <text:p>470116</text:p>
          </table:table-cell>
          <table:table-cell table:style-name="ce1" office:value-type="float" office:value="4.42708333333333" calcext:value-type="float">
            <text:p>4,42708333333333</text:p>
          </table:table-cell>
          <table:table-cell table:style-name="ce1" office:value-type="float" office:value="4897.04166666666" calcext:value-type="float">
            <text:p>4897,04166666666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395" calcext:value-type="float">
            <text:p>395</text:p>
          </table:table-cell>
          <table:table-cell office:value-type="float" office:value="436162" calcext:value-type="float">
            <text:p>436162</text:p>
          </table:table-cell>
          <table:table-cell table:style-name="ce1" office:value-type="float" office:value="4.11458333333333" calcext:value-type="float">
            <text:p>4,11458333333333</text:p>
          </table:table-cell>
          <table:table-cell table:style-name="ce1" office:value-type="float" office:value="4543.35416666668" calcext:value-type="float">
            <text:p>4543,35416666668</text:p>
          </table:table-cell>
          <table:table-cell office:value-type="float" office:value="426" calcext:value-type="float">
            <text:p>426</text:p>
          </table:table-cell>
          <table:table-cell office:value-type="float" office:value="470542" calcext:value-type="float">
            <text:p>470542</text:p>
          </table:table-cell>
          <table:table-cell table:style-name="ce1" office:value-type="float" office:value="4.4375" calcext:value-type="float">
            <text:p>4,4375</text:p>
          </table:table-cell>
          <table:table-cell table:style-name="ce1" office:value-type="float" office:value="4901.47916666666" calcext:value-type="float">
            <text:p>4901,47916666666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396" calcext:value-type="float">
            <text:p>396</text:p>
          </table:table-cell>
          <table:table-cell office:value-type="float" office:value="436558" calcext:value-type="float">
            <text:p>436558</text:p>
          </table:table-cell>
          <table:table-cell table:style-name="ce1" office:value-type="float" office:value="4.125" calcext:value-type="float">
            <text:p>4,125</text:p>
          </table:table-cell>
          <table:table-cell table:style-name="ce1" office:value-type="float" office:value="4547.47916666668" calcext:value-type="float">
            <text:p>4547,47916666668</text:p>
          </table:table-cell>
          <table:table-cell office:value-type="float" office:value="423" calcext:value-type="float">
            <text:p>423</text:p>
          </table:table-cell>
          <table:table-cell office:value-type="float" office:value="470965" calcext:value-type="float">
            <text:p>470965</text:p>
          </table:table-cell>
          <table:table-cell table:style-name="ce1" office:value-type="float" office:value="4.40625" calcext:value-type="float">
            <text:p>4,40625</text:p>
          </table:table-cell>
          <table:table-cell table:style-name="ce1" office:value-type="float" office:value="4905.88541666666" calcext:value-type="float">
            <text:p>4905,88541666666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393" calcext:value-type="float">
            <text:p>393</text:p>
          </table:table-cell>
          <table:table-cell office:value-type="float" office:value="436951" calcext:value-type="float">
            <text:p>436951</text:p>
          </table:table-cell>
          <table:table-cell table:style-name="ce1" office:value-type="float" office:value="4.09375" calcext:value-type="float">
            <text:p>4,09375</text:p>
          </table:table-cell>
          <table:table-cell table:style-name="ce1" office:value-type="float" office:value="4551.57291666668" calcext:value-type="float">
            <text:p>4551,57291666668</text:p>
          </table:table-cell>
          <table:table-cell office:value-type="float" office:value="424" calcext:value-type="float">
            <text:p>424</text:p>
          </table:table-cell>
          <table:table-cell office:value-type="float" office:value="471389" calcext:value-type="float">
            <text:p>471389</text:p>
          </table:table-cell>
          <table:table-cell table:style-name="ce1" office:value-type="float" office:value="4.41666666666667" calcext:value-type="float">
            <text:p>4,41666666666667</text:p>
          </table:table-cell>
          <table:table-cell table:style-name="ce1" office:value-type="float" office:value="4910.30208333333" calcext:value-type="float">
            <text:p>4910,30208333333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393" calcext:value-type="float">
            <text:p>393</text:p>
          </table:table-cell>
          <table:table-cell office:value-type="float" office:value="437344" calcext:value-type="float">
            <text:p>437344</text:p>
          </table:table-cell>
          <table:table-cell table:style-name="ce1" office:value-type="float" office:value="4.09375" calcext:value-type="float">
            <text:p>4,09375</text:p>
          </table:table-cell>
          <table:table-cell table:style-name="ce1" office:value-type="float" office:value="4555.66666666668" calcext:value-type="float">
            <text:p>4555,66666666668</text:p>
          </table:table-cell>
          <table:table-cell office:value-type="float" office:value="424" calcext:value-type="float">
            <text:p>424</text:p>
          </table:table-cell>
          <table:table-cell office:value-type="float" office:value="471813" calcext:value-type="float">
            <text:p>471813</text:p>
          </table:table-cell>
          <table:table-cell table:style-name="ce1" office:value-type="float" office:value="4.41666666666667" calcext:value-type="float">
            <text:p>4,41666666666667</text:p>
          </table:table-cell>
          <table:table-cell table:style-name="ce1" office:value-type="float" office:value="4914.71875" calcext:value-type="float">
            <text:p>4914,71875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393" calcext:value-type="float">
            <text:p>393</text:p>
          </table:table-cell>
          <table:table-cell office:value-type="float" office:value="437737" calcext:value-type="float">
            <text:p>437737</text:p>
          </table:table-cell>
          <table:table-cell table:style-name="ce1" office:value-type="float" office:value="4.09375" calcext:value-type="float">
            <text:p>4,09375</text:p>
          </table:table-cell>
          <table:table-cell table:style-name="ce1" office:value-type="float" office:value="4559.76041666668" calcext:value-type="float">
            <text:p>4559,76041666668</text:p>
          </table:table-cell>
          <table:table-cell office:value-type="float" office:value="426" calcext:value-type="float">
            <text:p>426</text:p>
          </table:table-cell>
          <table:table-cell office:value-type="float" office:value="472239" calcext:value-type="float">
            <text:p>472239</text:p>
          </table:table-cell>
          <table:table-cell table:style-name="ce1" office:value-type="float" office:value="4.4375" calcext:value-type="float">
            <text:p>4,4375</text:p>
          </table:table-cell>
          <table:table-cell table:style-name="ce1" office:value-type="float" office:value="4919.15625" calcext:value-type="float">
            <text:p>4919,15625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390" calcext:value-type="float">
            <text:p>390</text:p>
          </table:table-cell>
          <table:table-cell office:value-type="float" office:value="438127" calcext:value-type="float">
            <text:p>438127</text:p>
          </table:table-cell>
          <table:table-cell table:style-name="ce1" office:value-type="float" office:value="4.0625" calcext:value-type="float">
            <text:p>4,0625</text:p>
          </table:table-cell>
          <table:table-cell table:style-name="ce1" office:value-type="float" office:value="4563.82291666668" calcext:value-type="float">
            <text:p>4563,82291666668</text:p>
          </table:table-cell>
          <table:table-cell office:value-type="float" office:value="423" calcext:value-type="float">
            <text:p>423</text:p>
          </table:table-cell>
          <table:table-cell office:value-type="float" office:value="472662" calcext:value-type="float">
            <text:p>472662</text:p>
          </table:table-cell>
          <table:table-cell table:style-name="ce1" office:value-type="float" office:value="4.40625" calcext:value-type="float">
            <text:p>4,40625</text:p>
          </table:table-cell>
          <table:table-cell table:style-name="ce1" office:value-type="float" office:value="4923.5625" calcext:value-type="float">
            <text:p>4923,5625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395" calcext:value-type="float">
            <text:p>395</text:p>
          </table:table-cell>
          <table:table-cell office:value-type="float" office:value="438522" calcext:value-type="float">
            <text:p>438522</text:p>
          </table:table-cell>
          <table:table-cell table:style-name="ce1" office:value-type="float" office:value="4.11458333333333" calcext:value-type="float">
            <text:p>4,11458333333333</text:p>
          </table:table-cell>
          <table:table-cell table:style-name="ce1" office:value-type="float" office:value="4567.93750000001" calcext:value-type="float">
            <text:p>4567,93750000001</text:p>
          </table:table-cell>
          <table:table-cell office:value-type="float" office:value="424" calcext:value-type="float">
            <text:p>424</text:p>
          </table:table-cell>
          <table:table-cell office:value-type="float" office:value="473086" calcext:value-type="float">
            <text:p>473086</text:p>
          </table:table-cell>
          <table:table-cell table:style-name="ce1" office:value-type="float" office:value="4.41666666666667" calcext:value-type="float">
            <text:p>4,41666666666667</text:p>
          </table:table-cell>
          <table:table-cell table:style-name="ce1" office:value-type="float" office:value="4927.97916666666" calcext:value-type="float">
            <text:p>4927,97916666666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398" calcext:value-type="float">
            <text:p>398</text:p>
          </table:table-cell>
          <table:table-cell office:value-type="float" office:value="438920" calcext:value-type="float">
            <text:p>438920</text:p>
          </table:table-cell>
          <table:table-cell table:style-name="ce1" office:value-type="float" office:value="4.14583333333333" calcext:value-type="float">
            <text:p>4,14583333333333</text:p>
          </table:table-cell>
          <table:table-cell table:style-name="ce1" office:value-type="float" office:value="4572.08333333334" calcext:value-type="float">
            <text:p>4572,08333333334</text:p>
          </table:table-cell>
          <table:table-cell office:value-type="float" office:value="423" calcext:value-type="float">
            <text:p>423</text:p>
          </table:table-cell>
          <table:table-cell office:value-type="float" office:value="473509" calcext:value-type="float">
            <text:p>473509</text:p>
          </table:table-cell>
          <table:table-cell table:style-name="ce1" office:value-type="float" office:value="4.40625" calcext:value-type="float">
            <text:p>4,40625</text:p>
          </table:table-cell>
          <table:table-cell table:style-name="ce1" office:value-type="float" office:value="4932.38541666666" calcext:value-type="float">
            <text:p>4932,38541666666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391" calcext:value-type="float">
            <text:p>391</text:p>
          </table:table-cell>
          <table:table-cell office:value-type="float" office:value="439311" calcext:value-type="float">
            <text:p>439311</text:p>
          </table:table-cell>
          <table:table-cell table:style-name="ce1" office:value-type="float" office:value="4.07291666666667" calcext:value-type="float">
            <text:p>4,07291666666667</text:p>
          </table:table-cell>
          <table:table-cell table:style-name="ce1" office:value-type="float" office:value="4576.15625000001" calcext:value-type="float">
            <text:p>4576,15625000001</text:p>
          </table:table-cell>
          <table:table-cell office:value-type="float" office:value="424" calcext:value-type="float">
            <text:p>424</text:p>
          </table:table-cell>
          <table:table-cell office:value-type="float" office:value="473933" calcext:value-type="float">
            <text:p>473933</text:p>
          </table:table-cell>
          <table:table-cell table:style-name="ce1" office:value-type="float" office:value="4.41666666666667" calcext:value-type="float">
            <text:p>4,41666666666667</text:p>
          </table:table-cell>
          <table:table-cell table:style-name="ce1" office:value-type="float" office:value="4936.80208333333" calcext:value-type="float">
            <text:p>4936,80208333333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395" calcext:value-type="float">
            <text:p>395</text:p>
          </table:table-cell>
          <table:table-cell office:value-type="float" office:value="439706" calcext:value-type="float">
            <text:p>439706</text:p>
          </table:table-cell>
          <table:table-cell table:style-name="ce1" office:value-type="float" office:value="4.11458333333333" calcext:value-type="float">
            <text:p>4,11458333333333</text:p>
          </table:table-cell>
          <table:table-cell table:style-name="ce1" office:value-type="float" office:value="4580.27083333334" calcext:value-type="float">
            <text:p>4580,27083333334</text:p>
          </table:table-cell>
          <table:table-cell office:value-type="float" office:value="426" calcext:value-type="float">
            <text:p>426</text:p>
          </table:table-cell>
          <table:table-cell office:value-type="float" office:value="474359" calcext:value-type="float">
            <text:p>474359</text:p>
          </table:table-cell>
          <table:table-cell table:style-name="ce1" office:value-type="float" office:value="4.4375" calcext:value-type="float">
            <text:p>4,4375</text:p>
          </table:table-cell>
          <table:table-cell table:style-name="ce1" office:value-type="float" office:value="4941.23958333333" calcext:value-type="float">
            <text:p>4941,23958333333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392" calcext:value-type="float">
            <text:p>392</text:p>
          </table:table-cell>
          <table:table-cell office:value-type="float" office:value="440098" calcext:value-type="float">
            <text:p>440098</text:p>
          </table:table-cell>
          <table:table-cell table:style-name="ce1" office:value-type="float" office:value="4.08333333333333" calcext:value-type="float">
            <text:p>4,08333333333333</text:p>
          </table:table-cell>
          <table:table-cell table:style-name="ce1" office:value-type="float" office:value="4584.35416666667" calcext:value-type="float">
            <text:p>4584,35416666667</text:p>
          </table:table-cell>
          <table:table-cell office:value-type="float" office:value="427" calcext:value-type="float">
            <text:p>427</text:p>
          </table:table-cell>
          <table:table-cell office:value-type="float" office:value="474786" calcext:value-type="float">
            <text:p>474786</text:p>
          </table:table-cell>
          <table:table-cell table:style-name="ce1" office:value-type="float" office:value="4.44791666666667" calcext:value-type="float">
            <text:p>4,44791666666667</text:p>
          </table:table-cell>
          <table:table-cell table:style-name="ce1" office:value-type="float" office:value="4945.6875" calcext:value-type="float">
            <text:p>4945,6875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392" calcext:value-type="float">
            <text:p>392</text:p>
          </table:table-cell>
          <table:table-cell office:value-type="float" office:value="440490" calcext:value-type="float">
            <text:p>440490</text:p>
          </table:table-cell>
          <table:table-cell table:style-name="ce1" office:value-type="float" office:value="4.08333333333333" calcext:value-type="float">
            <text:p>4,08333333333333</text:p>
          </table:table-cell>
          <table:table-cell table:style-name="ce1" office:value-type="float" office:value="4588.43750000001" calcext:value-type="float">
            <text:p>4588,43750000001</text:p>
          </table:table-cell>
          <table:table-cell office:value-type="float" office:value="423" calcext:value-type="float">
            <text:p>423</text:p>
          </table:table-cell>
          <table:table-cell office:value-type="float" office:value="475209" calcext:value-type="float">
            <text:p>475209</text:p>
          </table:table-cell>
          <table:table-cell table:style-name="ce1" office:value-type="float" office:value="4.40625" calcext:value-type="float">
            <text:p>4,40625</text:p>
          </table:table-cell>
          <table:table-cell table:style-name="ce1" office:value-type="float" office:value="4950.09375" calcext:value-type="float">
            <text:p>4950,09375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398" calcext:value-type="float">
            <text:p>398</text:p>
          </table:table-cell>
          <table:table-cell office:value-type="float" office:value="440888" calcext:value-type="float">
            <text:p>440888</text:p>
          </table:table-cell>
          <table:table-cell table:style-name="ce1" office:value-type="float" office:value="4.14583333333333" calcext:value-type="float">
            <text:p>4,14583333333333</text:p>
          </table:table-cell>
          <table:table-cell table:style-name="ce1" office:value-type="float" office:value="4592.58333333334" calcext:value-type="float">
            <text:p>4592,58333333334</text:p>
          </table:table-cell>
          <table:table-cell office:value-type="float" office:value="423" calcext:value-type="float">
            <text:p>423</text:p>
          </table:table-cell>
          <table:table-cell office:value-type="float" office:value="475632" calcext:value-type="float">
            <text:p>475632</text:p>
          </table:table-cell>
          <table:table-cell table:style-name="ce1" office:value-type="float" office:value="4.40625" calcext:value-type="float">
            <text:p>4,40625</text:p>
          </table:table-cell>
          <table:table-cell table:style-name="ce1" office:value-type="float" office:value="4954.5" calcext:value-type="float">
            <text:p>4954,5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401" calcext:value-type="float">
            <text:p>401</text:p>
          </table:table-cell>
          <table:table-cell office:value-type="float" office:value="441289" calcext:value-type="float">
            <text:p>441289</text:p>
          </table:table-cell>
          <table:table-cell table:style-name="ce1" office:value-type="float" office:value="4.17708333333333" calcext:value-type="float">
            <text:p>4,17708333333333</text:p>
          </table:table-cell>
          <table:table-cell table:style-name="ce1" office:value-type="float" office:value="4596.76041666667" calcext:value-type="float">
            <text:p>4596,76041666667</text:p>
          </table:table-cell>
          <table:table-cell office:value-type="float" office:value="439" calcext:value-type="float">
            <text:p>439</text:p>
          </table:table-cell>
          <table:table-cell office:value-type="float" office:value="476071" calcext:value-type="float">
            <text:p>476071</text:p>
          </table:table-cell>
          <table:table-cell table:style-name="ce1" office:value-type="float" office:value="4.57291666666667" calcext:value-type="float">
            <text:p>4,57291666666667</text:p>
          </table:table-cell>
          <table:table-cell table:style-name="ce1" office:value-type="float" office:value="4959.07291666666" calcext:value-type="float">
            <text:p>4959,07291666666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396" calcext:value-type="float">
            <text:p>396</text:p>
          </table:table-cell>
          <table:table-cell office:value-type="float" office:value="441685" calcext:value-type="float">
            <text:p>441685</text:p>
          </table:table-cell>
          <table:table-cell table:style-name="ce1" office:value-type="float" office:value="4.125" calcext:value-type="float">
            <text:p>4,125</text:p>
          </table:table-cell>
          <table:table-cell table:style-name="ce1" office:value-type="float" office:value="4600.88541666667" calcext:value-type="float">
            <text:p>4600,88541666667</text:p>
          </table:table-cell>
          <table:table-cell office:value-type="float" office:value="427" calcext:value-type="float">
            <text:p>427</text:p>
          </table:table-cell>
          <table:table-cell office:value-type="float" office:value="476498" calcext:value-type="float">
            <text:p>476498</text:p>
          </table:table-cell>
          <table:table-cell table:style-name="ce1" office:value-type="float" office:value="4.44791666666667" calcext:value-type="float">
            <text:p>4,44791666666667</text:p>
          </table:table-cell>
          <table:table-cell table:style-name="ce1" office:value-type="float" office:value="4963.52083333333" calcext:value-type="float">
            <text:p>4963,52083333333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395" calcext:value-type="float">
            <text:p>395</text:p>
          </table:table-cell>
          <table:table-cell office:value-type="float" office:value="442080" calcext:value-type="float">
            <text:p>442080</text:p>
          </table:table-cell>
          <table:table-cell table:style-name="ce1" office:value-type="float" office:value="4.11458333333333" calcext:value-type="float">
            <text:p>4,11458333333333</text:p>
          </table:table-cell>
          <table:table-cell table:style-name="ce1" office:value-type="float" office:value="4605.00000000001" calcext:value-type="float">
            <text:p>4605,00000000001</text:p>
          </table:table-cell>
          <table:table-cell office:value-type="float" office:value="428" calcext:value-type="float">
            <text:p>428</text:p>
          </table:table-cell>
          <table:table-cell office:value-type="float" office:value="476926" calcext:value-type="float">
            <text:p>476926</text:p>
          </table:table-cell>
          <table:table-cell table:style-name="ce1" office:value-type="float" office:value="4.45833333333333" calcext:value-type="float">
            <text:p>4,45833333333333</text:p>
          </table:table-cell>
          <table:table-cell table:style-name="ce1" office:value-type="float" office:value="4967.97916666666" calcext:value-type="float">
            <text:p>4967,97916666666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98" calcext:value-type="float">
            <text:p>398</text:p>
          </table:table-cell>
          <table:table-cell office:value-type="float" office:value="442478" calcext:value-type="float">
            <text:p>442478</text:p>
          </table:table-cell>
          <table:table-cell table:style-name="ce1" office:value-type="float" office:value="4.14583333333333" calcext:value-type="float">
            <text:p>4,14583333333333</text:p>
          </table:table-cell>
          <table:table-cell table:style-name="ce1" office:value-type="float" office:value="4609.14583333334" calcext:value-type="float">
            <text:p>4609,14583333334</text:p>
          </table:table-cell>
          <table:table-cell office:value-type="float" office:value="426" calcext:value-type="float">
            <text:p>426</text:p>
          </table:table-cell>
          <table:table-cell office:value-type="float" office:value="477352" calcext:value-type="float">
            <text:p>477352</text:p>
          </table:table-cell>
          <table:table-cell table:style-name="ce1" office:value-type="float" office:value="4.4375" calcext:value-type="float">
            <text:p>4,4375</text:p>
          </table:table-cell>
          <table:table-cell table:style-name="ce1" office:value-type="float" office:value="4972.41666666666" calcext:value-type="float">
            <text:p>4972,41666666666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395" calcext:value-type="float">
            <text:p>395</text:p>
          </table:table-cell>
          <table:table-cell office:value-type="float" office:value="442873" calcext:value-type="float">
            <text:p>442873</text:p>
          </table:table-cell>
          <table:table-cell table:style-name="ce1" office:value-type="float" office:value="4.11458333333333" calcext:value-type="float">
            <text:p>4,11458333333333</text:p>
          </table:table-cell>
          <table:table-cell table:style-name="ce1" office:value-type="float" office:value="4613.26041666667" calcext:value-type="float">
            <text:p>4613,26041666667</text:p>
          </table:table-cell>
          <table:table-cell office:value-type="float" office:value="426" calcext:value-type="float">
            <text:p>426</text:p>
          </table:table-cell>
          <table:table-cell office:value-type="float" office:value="477778" calcext:value-type="float">
            <text:p>477778</text:p>
          </table:table-cell>
          <table:table-cell table:style-name="ce1" office:value-type="float" office:value="4.4375" calcext:value-type="float">
            <text:p>4,4375</text:p>
          </table:table-cell>
          <table:table-cell table:style-name="ce1" office:value-type="float" office:value="4976.85416666666" calcext:value-type="float">
            <text:p>4976,85416666666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396" calcext:value-type="float">
            <text:p>396</text:p>
          </table:table-cell>
          <table:table-cell office:value-type="float" office:value="443269" calcext:value-type="float">
            <text:p>443269</text:p>
          </table:table-cell>
          <table:table-cell table:style-name="ce1" office:value-type="float" office:value="4.125" calcext:value-type="float">
            <text:p>4,125</text:p>
          </table:table-cell>
          <table:table-cell table:style-name="ce1" office:value-type="float" office:value="4617.38541666667" calcext:value-type="float">
            <text:p>4617,38541666667</text:p>
          </table:table-cell>
          <table:table-cell office:value-type="float" office:value="425" calcext:value-type="float">
            <text:p>425</text:p>
          </table:table-cell>
          <table:table-cell office:value-type="float" office:value="478203" calcext:value-type="float">
            <text:p>478203</text:p>
          </table:table-cell>
          <table:table-cell table:style-name="ce1" office:value-type="float" office:value="4.42708333333333" calcext:value-type="float">
            <text:p>4,42708333333333</text:p>
          </table:table-cell>
          <table:table-cell table:style-name="ce1" office:value-type="float" office:value="4981.28125" calcext:value-type="float">
            <text:p>4981,28125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397" calcext:value-type="float">
            <text:p>397</text:p>
          </table:table-cell>
          <table:table-cell office:value-type="float" office:value="443666" calcext:value-type="float">
            <text:p>443666</text:p>
          </table:table-cell>
          <table:table-cell table:style-name="ce1" office:value-type="float" office:value="4.13541666666667" calcext:value-type="float">
            <text:p>4,13541666666667</text:p>
          </table:table-cell>
          <table:table-cell table:style-name="ce1" office:value-type="float" office:value="4621.52083333334" calcext:value-type="float">
            <text:p>4621,52083333334</text:p>
          </table:table-cell>
          <table:table-cell office:value-type="float" office:value="425" calcext:value-type="float">
            <text:p>425</text:p>
          </table:table-cell>
          <table:table-cell office:value-type="float" office:value="478628" calcext:value-type="float">
            <text:p>478628</text:p>
          </table:table-cell>
          <table:table-cell table:style-name="ce1" office:value-type="float" office:value="4.42708333333333" calcext:value-type="float">
            <text:p>4,42708333333333</text:p>
          </table:table-cell>
          <table:table-cell table:style-name="ce1" office:value-type="float" office:value="4985.70833333333" calcext:value-type="float">
            <text:p>4985,70833333333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391" calcext:value-type="float">
            <text:p>391</text:p>
          </table:table-cell>
          <table:table-cell office:value-type="float" office:value="444057" calcext:value-type="float">
            <text:p>444057</text:p>
          </table:table-cell>
          <table:table-cell table:style-name="ce1" office:value-type="float" office:value="4.07291666666667" calcext:value-type="float">
            <text:p>4,07291666666667</text:p>
          </table:table-cell>
          <table:table-cell table:style-name="ce1" office:value-type="float" office:value="4625.59375000001" calcext:value-type="float">
            <text:p>4625,59375000001</text:p>
          </table:table-cell>
          <table:table-cell office:value-type="float" office:value="1136" calcext:value-type="float">
            <text:p>1136</text:p>
          </table:table-cell>
          <table:table-cell office:value-type="float" office:value="479764" calcext:value-type="float">
            <text:p>479764</text:p>
          </table:table-cell>
          <table:table-cell table:style-name="ce1" office:value-type="float" office:value="11.8333333333333" calcext:value-type="float">
            <text:p>11,8333333333333</text:p>
          </table:table-cell>
          <table:table-cell table:style-name="ce1" office:value-type="float" office:value="4997.54166666666" calcext:value-type="float">
            <text:p>4997,5416666666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398" calcext:value-type="float">
            <text:p>398</text:p>
          </table:table-cell>
          <table:table-cell office:value-type="float" office:value="444455" calcext:value-type="float">
            <text:p>444455</text:p>
          </table:table-cell>
          <table:table-cell table:style-name="ce1" office:value-type="float" office:value="4.14583333333333" calcext:value-type="float">
            <text:p>4,14583333333333</text:p>
          </table:table-cell>
          <table:table-cell table:style-name="ce1" office:value-type="float" office:value="4629.73958333334" calcext:value-type="float">
            <text:p>4629,73958333334</text:p>
          </table:table-cell>
          <table:table-cell office:value-type="float" office:value="428" calcext:value-type="float">
            <text:p>428</text:p>
          </table:table-cell>
          <table:table-cell office:value-type="float" office:value="480192" calcext:value-type="float">
            <text:p>480192</text:p>
          </table:table-cell>
          <table:table-cell table:style-name="ce1" office:value-type="float" office:value="4.45833333333333" calcext:value-type="float">
            <text:p>4,45833333333333</text:p>
          </table:table-cell>
          <table:table-cell table:style-name="ce1" office:value-type="float" office:value="5002" calcext:value-type="float">
            <text:p>5002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395" calcext:value-type="float">
            <text:p>395</text:p>
          </table:table-cell>
          <table:table-cell office:value-type="float" office:value="444850" calcext:value-type="float">
            <text:p>444850</text:p>
          </table:table-cell>
          <table:table-cell table:style-name="ce1" office:value-type="float" office:value="4.11458333333333" calcext:value-type="float">
            <text:p>4,11458333333333</text:p>
          </table:table-cell>
          <table:table-cell table:style-name="ce1" office:value-type="float" office:value="4633.85416666667" calcext:value-type="float">
            <text:p>4633,85416666667</text:p>
          </table:table-cell>
          <table:table-cell office:value-type="float" office:value="431" calcext:value-type="float">
            <text:p>431</text:p>
          </table:table-cell>
          <table:table-cell office:value-type="float" office:value="480623" calcext:value-type="float">
            <text:p>480623</text:p>
          </table:table-cell>
          <table:table-cell table:style-name="ce1" office:value-type="float" office:value="4.48958333333333" calcext:value-type="float">
            <text:p>4,48958333333333</text:p>
          </table:table-cell>
          <table:table-cell table:style-name="ce1" office:value-type="float" office:value="5006.48958333333" calcext:value-type="float">
            <text:p>5006,48958333333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393" calcext:value-type="float">
            <text:p>393</text:p>
          </table:table-cell>
          <table:table-cell office:value-type="float" office:value="445243" calcext:value-type="float">
            <text:p>445243</text:p>
          </table:table-cell>
          <table:table-cell table:style-name="ce1" office:value-type="float" office:value="4.09375" calcext:value-type="float">
            <text:p>4,09375</text:p>
          </table:table-cell>
          <table:table-cell table:style-name="ce1" office:value-type="float" office:value="4637.94791666667" calcext:value-type="float">
            <text:p>4637,94791666667</text:p>
          </table:table-cell>
          <table:table-cell office:value-type="float" office:value="430" calcext:value-type="float">
            <text:p>430</text:p>
          </table:table-cell>
          <table:table-cell office:value-type="float" office:value="481053" calcext:value-type="float">
            <text:p>481053</text:p>
          </table:table-cell>
          <table:table-cell table:style-name="ce1" office:value-type="float" office:value="4.47916666666667" calcext:value-type="float">
            <text:p>4,47916666666667</text:p>
          </table:table-cell>
          <table:table-cell table:style-name="ce1" office:value-type="float" office:value="5010.96875" calcext:value-type="float">
            <text:p>5010,96875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394" calcext:value-type="float">
            <text:p>394</text:p>
          </table:table-cell>
          <table:table-cell office:value-type="float" office:value="445637" calcext:value-type="float">
            <text:p>445637</text:p>
          </table:table-cell>
          <table:table-cell table:style-name="ce1" office:value-type="float" office:value="4.10416666666667" calcext:value-type="float">
            <text:p>4,10416666666667</text:p>
          </table:table-cell>
          <table:table-cell table:style-name="ce1" office:value-type="float" office:value="4642.05208333334" calcext:value-type="float">
            <text:p>4642,05208333334</text:p>
          </table:table-cell>
          <table:table-cell office:value-type="float" office:value="425" calcext:value-type="float">
            <text:p>425</text:p>
          </table:table-cell>
          <table:table-cell office:value-type="float" office:value="481478" calcext:value-type="float">
            <text:p>481478</text:p>
          </table:table-cell>
          <table:table-cell table:style-name="ce1" office:value-type="float" office:value="4.42708333333333" calcext:value-type="float">
            <text:p>4,42708333333333</text:p>
          </table:table-cell>
          <table:table-cell table:style-name="ce1" office:value-type="float" office:value="5015.39583333333" calcext:value-type="float">
            <text:p>5015,39583333333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395" calcext:value-type="float">
            <text:p>395</text:p>
          </table:table-cell>
          <table:table-cell office:value-type="float" office:value="446032" calcext:value-type="float">
            <text:p>446032</text:p>
          </table:table-cell>
          <table:table-cell table:style-name="ce1" office:value-type="float" office:value="4.11458333333333" calcext:value-type="float">
            <text:p>4,11458333333333</text:p>
          </table:table-cell>
          <table:table-cell table:style-name="ce1" office:value-type="float" office:value="4646.16666666667" calcext:value-type="float">
            <text:p>4646,16666666667</text:p>
          </table:table-cell>
          <table:table-cell office:value-type="float" office:value="426" calcext:value-type="float">
            <text:p>426</text:p>
          </table:table-cell>
          <table:table-cell office:value-type="float" office:value="481904" calcext:value-type="float">
            <text:p>481904</text:p>
          </table:table-cell>
          <table:table-cell table:style-name="ce1" office:value-type="float" office:value="4.4375" calcext:value-type="float">
            <text:p>4,4375</text:p>
          </table:table-cell>
          <table:table-cell table:style-name="ce1" office:value-type="float" office:value="5019.83333333333" calcext:value-type="float">
            <text:p>5019,83333333333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408" calcext:value-type="float">
            <text:p>408</text:p>
          </table:table-cell>
          <table:table-cell office:value-type="float" office:value="446440" calcext:value-type="float">
            <text:p>446440</text:p>
          </table:table-cell>
          <table:table-cell table:style-name="ce1" office:value-type="float" office:value="4.25" calcext:value-type="float">
            <text:p>4,25</text:p>
          </table:table-cell>
          <table:table-cell table:style-name="ce1" office:value-type="float" office:value="4650.41666666667" calcext:value-type="float">
            <text:p>4650,41666666667</text:p>
          </table:table-cell>
          <table:table-cell office:value-type="float" office:value="440" calcext:value-type="float">
            <text:p>440</text:p>
          </table:table-cell>
          <table:table-cell office:value-type="float" office:value="482344" calcext:value-type="float">
            <text:p>482344</text:p>
          </table:table-cell>
          <table:table-cell table:style-name="ce1" office:value-type="float" office:value="4.58333333333333" calcext:value-type="float">
            <text:p>4,58333333333333</text:p>
          </table:table-cell>
          <table:table-cell table:style-name="ce1" office:value-type="float" office:value="5024.41666666666" calcext:value-type="float">
            <text:p>5024,41666666666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393" calcext:value-type="float">
            <text:p>393</text:p>
          </table:table-cell>
          <table:table-cell office:value-type="float" office:value="446833" calcext:value-type="float">
            <text:p>446833</text:p>
          </table:table-cell>
          <table:table-cell table:style-name="ce1" office:value-type="float" office:value="4.09375" calcext:value-type="float">
            <text:p>4,09375</text:p>
          </table:table-cell>
          <table:table-cell table:style-name="ce1" office:value-type="float" office:value="4654.51041666667" calcext:value-type="float">
            <text:p>4654,51041666667</text:p>
          </table:table-cell>
          <table:table-cell office:value-type="float" office:value="423" calcext:value-type="float">
            <text:p>423</text:p>
          </table:table-cell>
          <table:table-cell office:value-type="float" office:value="482767" calcext:value-type="float">
            <text:p>482767</text:p>
          </table:table-cell>
          <table:table-cell table:style-name="ce1" office:value-type="float" office:value="4.40625" calcext:value-type="float">
            <text:p>4,40625</text:p>
          </table:table-cell>
          <table:table-cell table:style-name="ce1" office:value-type="float" office:value="5028.82291666666" calcext:value-type="float">
            <text:p>5028,82291666666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393" calcext:value-type="float">
            <text:p>393</text:p>
          </table:table-cell>
          <table:table-cell office:value-type="float" office:value="447226" calcext:value-type="float">
            <text:p>447226</text:p>
          </table:table-cell>
          <table:table-cell table:style-name="ce1" office:value-type="float" office:value="4.09375" calcext:value-type="float">
            <text:p>4,09375</text:p>
          </table:table-cell>
          <table:table-cell table:style-name="ce1" office:value-type="float" office:value="4658.60416666667" calcext:value-type="float">
            <text:p>4658,60416666667</text:p>
          </table:table-cell>
          <table:table-cell office:value-type="float" office:value="425" calcext:value-type="float">
            <text:p>425</text:p>
          </table:table-cell>
          <table:table-cell office:value-type="float" office:value="483192" calcext:value-type="float">
            <text:p>483192</text:p>
          </table:table-cell>
          <table:table-cell table:style-name="ce1" office:value-type="float" office:value="4.42708333333333" calcext:value-type="float">
            <text:p>4,42708333333333</text:p>
          </table:table-cell>
          <table:table-cell table:style-name="ce1" office:value-type="float" office:value="5033.24999999999" calcext:value-type="float">
            <text:p>5033,24999999999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437" calcext:value-type="float">
            <text:p>437</text:p>
          </table:table-cell>
          <table:table-cell office:value-type="float" office:value="447663" calcext:value-type="float">
            <text:p>447663</text:p>
          </table:table-cell>
          <table:table-cell table:style-name="ce1" office:value-type="float" office:value="4.55208333333333" calcext:value-type="float">
            <text:p>4,55208333333333</text:p>
          </table:table-cell>
          <table:table-cell table:style-name="ce1" office:value-type="float" office:value="4663.15625000001" calcext:value-type="float">
            <text:p>4663,15625000001</text:p>
          </table:table-cell>
          <table:table-cell office:value-type="float" office:value="440" calcext:value-type="float">
            <text:p>440</text:p>
          </table:table-cell>
          <table:table-cell office:value-type="float" office:value="483632" calcext:value-type="float">
            <text:p>483632</text:p>
          </table:table-cell>
          <table:table-cell table:style-name="ce1" office:value-type="float" office:value="4.58333333333333" calcext:value-type="float">
            <text:p>4,58333333333333</text:p>
          </table:table-cell>
          <table:table-cell table:style-name="ce1" office:value-type="float" office:value="5037.83333333333" calcext:value-type="float">
            <text:p>5037,83333333333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392" calcext:value-type="float">
            <text:p>392</text:p>
          </table:table-cell>
          <table:table-cell office:value-type="float" office:value="448055" calcext:value-type="float">
            <text:p>448055</text:p>
          </table:table-cell>
          <table:table-cell table:style-name="ce1" office:value-type="float" office:value="4.08333333333333" calcext:value-type="float">
            <text:p>4,08333333333333</text:p>
          </table:table-cell>
          <table:table-cell table:style-name="ce1" office:value-type="float" office:value="4667.23958333334" calcext:value-type="float">
            <text:p>4667,23958333334</text:p>
          </table:table-cell>
          <table:table-cell office:value-type="float" office:value="426" calcext:value-type="float">
            <text:p>426</text:p>
          </table:table-cell>
          <table:table-cell office:value-type="float" office:value="484058" calcext:value-type="float">
            <text:p>484058</text:p>
          </table:table-cell>
          <table:table-cell table:style-name="ce1" office:value-type="float" office:value="4.4375" calcext:value-type="float">
            <text:p>4,4375</text:p>
          </table:table-cell>
          <table:table-cell table:style-name="ce1" office:value-type="float" office:value="5042.27083333333" calcext:value-type="float">
            <text:p>5042,27083333333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392" calcext:value-type="float">
            <text:p>392</text:p>
          </table:table-cell>
          <table:table-cell office:value-type="float" office:value="448447" calcext:value-type="float">
            <text:p>448447</text:p>
          </table:table-cell>
          <table:table-cell table:style-name="ce1" office:value-type="float" office:value="4.08333333333333" calcext:value-type="float">
            <text:p>4,08333333333333</text:p>
          </table:table-cell>
          <table:table-cell table:style-name="ce1" office:value-type="float" office:value="4671.32291666667" calcext:value-type="float">
            <text:p>4671,32291666667</text:p>
          </table:table-cell>
          <table:table-cell office:value-type="float" office:value="425" calcext:value-type="float">
            <text:p>425</text:p>
          </table:table-cell>
          <table:table-cell office:value-type="float" office:value="484483" calcext:value-type="float">
            <text:p>484483</text:p>
          </table:table-cell>
          <table:table-cell table:style-name="ce1" office:value-type="float" office:value="4.42708333333333" calcext:value-type="float">
            <text:p>4,42708333333333</text:p>
          </table:table-cell>
          <table:table-cell table:style-name="ce1" office:value-type="float" office:value="5046.69791666666" calcext:value-type="float">
            <text:p>5046,69791666666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394" calcext:value-type="float">
            <text:p>394</text:p>
          </table:table-cell>
          <table:table-cell office:value-type="float" office:value="448841" calcext:value-type="float">
            <text:p>448841</text:p>
          </table:table-cell>
          <table:table-cell table:style-name="ce1" office:value-type="float" office:value="4.10416666666667" calcext:value-type="float">
            <text:p>4,10416666666667</text:p>
          </table:table-cell>
          <table:table-cell table:style-name="ce1" office:value-type="float" office:value="4675.42708333334" calcext:value-type="float">
            <text:p>4675,42708333334</text:p>
          </table:table-cell>
          <table:table-cell office:value-type="float" office:value="423" calcext:value-type="float">
            <text:p>423</text:p>
          </table:table-cell>
          <table:table-cell office:value-type="float" office:value="484906" calcext:value-type="float">
            <text:p>484906</text:p>
          </table:table-cell>
          <table:table-cell table:style-name="ce1" office:value-type="float" office:value="4.40625" calcext:value-type="float">
            <text:p>4,40625</text:p>
          </table:table-cell>
          <table:table-cell table:style-name="ce1" office:value-type="float" office:value="5051.10416666666" calcext:value-type="float">
            <text:p>5051,10416666666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398" calcext:value-type="float">
            <text:p>398</text:p>
          </table:table-cell>
          <table:table-cell office:value-type="float" office:value="449239" calcext:value-type="float">
            <text:p>449239</text:p>
          </table:table-cell>
          <table:table-cell table:style-name="ce1" office:value-type="float" office:value="4.14583333333333" calcext:value-type="float">
            <text:p>4,14583333333333</text:p>
          </table:table-cell>
          <table:table-cell table:style-name="ce1" office:value-type="float" office:value="4679.57291666667" calcext:value-type="float">
            <text:p>4679,57291666667</text:p>
          </table:table-cell>
          <table:table-cell office:value-type="float" office:value="425" calcext:value-type="float">
            <text:p>425</text:p>
          </table:table-cell>
          <table:table-cell office:value-type="float" office:value="485331" calcext:value-type="float">
            <text:p>485331</text:p>
          </table:table-cell>
          <table:table-cell table:style-name="ce1" office:value-type="float" office:value="4.42708333333333" calcext:value-type="float">
            <text:p>4,42708333333333</text:p>
          </table:table-cell>
          <table:table-cell table:style-name="ce1" office:value-type="float" office:value="5055.53124999999" calcext:value-type="float">
            <text:p>5055,53124999999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392" calcext:value-type="float">
            <text:p>392</text:p>
          </table:table-cell>
          <table:table-cell office:value-type="float" office:value="449631" calcext:value-type="float">
            <text:p>449631</text:p>
          </table:table-cell>
          <table:table-cell table:style-name="ce1" office:value-type="float" office:value="4.08333333333333" calcext:value-type="float">
            <text:p>4,08333333333333</text:p>
          </table:table-cell>
          <table:table-cell table:style-name="ce1" office:value-type="float" office:value="4683.65625000001" calcext:value-type="float">
            <text:p>4683,65625000001</text:p>
          </table:table-cell>
          <table:table-cell office:value-type="float" office:value="425" calcext:value-type="float">
            <text:p>425</text:p>
          </table:table-cell>
          <table:table-cell office:value-type="float" office:value="485756" calcext:value-type="float">
            <text:p>485756</text:p>
          </table:table-cell>
          <table:table-cell table:style-name="ce1" office:value-type="float" office:value="4.42708333333333" calcext:value-type="float">
            <text:p>4,42708333333333</text:p>
          </table:table-cell>
          <table:table-cell table:style-name="ce1" office:value-type="float" office:value="5059.95833333333" calcext:value-type="float">
            <text:p>5059,95833333333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400" calcext:value-type="float">
            <text:p>400</text:p>
          </table:table-cell>
          <table:table-cell office:value-type="float" office:value="450031" calcext:value-type="float">
            <text:p>450031</text:p>
          </table:table-cell>
          <table:table-cell table:style-name="ce1" office:value-type="float" office:value="4.16666666666667" calcext:value-type="float">
            <text:p>4,16666666666667</text:p>
          </table:table-cell>
          <table:table-cell table:style-name="ce1" office:value-type="float" office:value="4687.82291666667" calcext:value-type="float">
            <text:p>4687,82291666667</text:p>
          </table:table-cell>
          <table:table-cell office:value-type="float" office:value="426" calcext:value-type="float">
            <text:p>426</text:p>
          </table:table-cell>
          <table:table-cell office:value-type="float" office:value="486182" calcext:value-type="float">
            <text:p>486182</text:p>
          </table:table-cell>
          <table:table-cell table:style-name="ce1" office:value-type="float" office:value="4.4375" calcext:value-type="float">
            <text:p>4,4375</text:p>
          </table:table-cell>
          <table:table-cell table:style-name="ce1" office:value-type="float" office:value="5064.39583333333" calcext:value-type="float">
            <text:p>5064,39583333333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391" calcext:value-type="float">
            <text:p>391</text:p>
          </table:table-cell>
          <table:table-cell office:value-type="float" office:value="450422" calcext:value-type="float">
            <text:p>450422</text:p>
          </table:table-cell>
          <table:table-cell table:style-name="ce1" office:value-type="float" office:value="4.07291666666667" calcext:value-type="float">
            <text:p>4,07291666666667</text:p>
          </table:table-cell>
          <table:table-cell table:style-name="ce1" office:value-type="float" office:value="4691.89583333334" calcext:value-type="float">
            <text:p>4691,89583333334</text:p>
          </table:table-cell>
          <table:table-cell office:value-type="float" office:value="425" calcext:value-type="float">
            <text:p>425</text:p>
          </table:table-cell>
          <table:table-cell office:value-type="float" office:value="486607" calcext:value-type="float">
            <text:p>486607</text:p>
          </table:table-cell>
          <table:table-cell table:style-name="ce1" office:value-type="float" office:value="4.42708333333333" calcext:value-type="float">
            <text:p>4,42708333333333</text:p>
          </table:table-cell>
          <table:table-cell table:style-name="ce1" office:value-type="float" office:value="5068.82291666666" calcext:value-type="float">
            <text:p>5068,82291666666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395" calcext:value-type="float">
            <text:p>395</text:p>
          </table:table-cell>
          <table:table-cell office:value-type="float" office:value="450817" calcext:value-type="float">
            <text:p>450817</text:p>
          </table:table-cell>
          <table:table-cell table:style-name="ce1" office:value-type="float" office:value="4.11458333333333" calcext:value-type="float">
            <text:p>4,11458333333333</text:p>
          </table:table-cell>
          <table:table-cell table:style-name="ce1" office:value-type="float" office:value="4696.01041666667" calcext:value-type="float">
            <text:p>4696,01041666667</text:p>
          </table:table-cell>
          <table:table-cell office:value-type="float" office:value="425" calcext:value-type="float">
            <text:p>425</text:p>
          </table:table-cell>
          <table:table-cell office:value-type="float" office:value="487032" calcext:value-type="float">
            <text:p>487032</text:p>
          </table:table-cell>
          <table:table-cell table:style-name="ce1" office:value-type="float" office:value="4.42708333333333" calcext:value-type="float">
            <text:p>4,42708333333333</text:p>
          </table:table-cell>
          <table:table-cell table:style-name="ce1" office:value-type="float" office:value="5073.24999999999" calcext:value-type="float">
            <text:p>5073,24999999999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397" calcext:value-type="float">
            <text:p>397</text:p>
          </table:table-cell>
          <table:table-cell office:value-type="float" office:value="451214" calcext:value-type="float">
            <text:p>451214</text:p>
          </table:table-cell>
          <table:table-cell table:style-name="ce1" office:value-type="float" office:value="4.13541666666667" calcext:value-type="float">
            <text:p>4,13541666666667</text:p>
          </table:table-cell>
          <table:table-cell table:style-name="ce1" office:value-type="float" office:value="4700.14583333334" calcext:value-type="float">
            <text:p>4700,14583333334</text:p>
          </table:table-cell>
          <table:table-cell office:value-type="float" office:value="423" calcext:value-type="float">
            <text:p>423</text:p>
          </table:table-cell>
          <table:table-cell office:value-type="float" office:value="487455" calcext:value-type="float">
            <text:p>487455</text:p>
          </table:table-cell>
          <table:table-cell table:style-name="ce1" office:value-type="float" office:value="4.40625" calcext:value-type="float">
            <text:p>4,40625</text:p>
          </table:table-cell>
          <table:table-cell table:style-name="ce1" office:value-type="float" office:value="5077.65624999999" calcext:value-type="float">
            <text:p>5077,65624999999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397" calcext:value-type="float">
            <text:p>397</text:p>
          </table:table-cell>
          <table:table-cell office:value-type="float" office:value="451611" calcext:value-type="float">
            <text:p>451611</text:p>
          </table:table-cell>
          <table:table-cell table:style-name="ce1" office:value-type="float" office:value="4.13541666666667" calcext:value-type="float">
            <text:p>4,13541666666667</text:p>
          </table:table-cell>
          <table:table-cell table:style-name="ce1" office:value-type="float" office:value="4704.28125000001" calcext:value-type="float">
            <text:p>4704,28125000001</text:p>
          </table:table-cell>
          <table:table-cell office:value-type="float" office:value="423" calcext:value-type="float">
            <text:p>423</text:p>
          </table:table-cell>
          <table:table-cell office:value-type="float" office:value="487878" calcext:value-type="float">
            <text:p>487878</text:p>
          </table:table-cell>
          <table:table-cell table:style-name="ce1" office:value-type="float" office:value="4.40625" calcext:value-type="float">
            <text:p>4,40625</text:p>
          </table:table-cell>
          <table:table-cell table:style-name="ce1" office:value-type="float" office:value="5082.06249999999" calcext:value-type="float">
            <text:p>5082,06249999999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389" calcext:value-type="float">
            <text:p>389</text:p>
          </table:table-cell>
          <table:table-cell office:value-type="float" office:value="452000" calcext:value-type="float">
            <text:p>452000</text:p>
          </table:table-cell>
          <table:table-cell table:style-name="ce1" office:value-type="float" office:value="4.05208333333333" calcext:value-type="float">
            <text:p>4,05208333333333</text:p>
          </table:table-cell>
          <table:table-cell table:style-name="ce1" office:value-type="float" office:value="4708.33333333334" calcext:value-type="float">
            <text:p>4708,33333333334</text:p>
          </table:table-cell>
          <table:table-cell office:value-type="float" office:value="421" calcext:value-type="float">
            <text:p>421</text:p>
          </table:table-cell>
          <table:table-cell office:value-type="float" office:value="488299" calcext:value-type="float">
            <text:p>488299</text:p>
          </table:table-cell>
          <table:table-cell table:style-name="ce1" office:value-type="float" office:value="4.38541666666667" calcext:value-type="float">
            <text:p>4,38541666666667</text:p>
          </table:table-cell>
          <table:table-cell table:style-name="ce1" office:value-type="float" office:value="5086.44791666666" calcext:value-type="float">
            <text:p>5086,44791666666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396" calcext:value-type="float">
            <text:p>396</text:p>
          </table:table-cell>
          <table:table-cell office:value-type="float" office:value="452396" calcext:value-type="float">
            <text:p>452396</text:p>
          </table:table-cell>
          <table:table-cell table:style-name="ce1" office:value-type="float" office:value="4.125" calcext:value-type="float">
            <text:p>4,125</text:p>
          </table:table-cell>
          <table:table-cell table:style-name="ce1" office:value-type="float" office:value="4712.45833333334" calcext:value-type="float">
            <text:p>4712,45833333334</text:p>
          </table:table-cell>
          <table:table-cell office:value-type="float" office:value="423" calcext:value-type="float">
            <text:p>423</text:p>
          </table:table-cell>
          <table:table-cell office:value-type="float" office:value="488722" calcext:value-type="float">
            <text:p>488722</text:p>
          </table:table-cell>
          <table:table-cell table:style-name="ce1" office:value-type="float" office:value="4.40625" calcext:value-type="float">
            <text:p>4,40625</text:p>
          </table:table-cell>
          <table:table-cell table:style-name="ce1" office:value-type="float" office:value="5090.85416666666" calcext:value-type="float">
            <text:p>5090,85416666666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398" calcext:value-type="float">
            <text:p>398</text:p>
          </table:table-cell>
          <table:table-cell office:value-type="float" office:value="452794" calcext:value-type="float">
            <text:p>452794</text:p>
          </table:table-cell>
          <table:table-cell table:style-name="ce1" office:value-type="float" office:value="4.14583333333333" calcext:value-type="float">
            <text:p>4,14583333333333</text:p>
          </table:table-cell>
          <table:table-cell table:style-name="ce1" office:value-type="float" office:value="4716.60416666667" calcext:value-type="float">
            <text:p>4716,60416666667</text:p>
          </table:table-cell>
          <table:table-cell office:value-type="float" office:value="422" calcext:value-type="float">
            <text:p>422</text:p>
          </table:table-cell>
          <table:table-cell office:value-type="float" office:value="489144" calcext:value-type="float">
            <text:p>489144</text:p>
          </table:table-cell>
          <table:table-cell table:style-name="ce1" office:value-type="float" office:value="4.39583333333333" calcext:value-type="float">
            <text:p>4,39583333333333</text:p>
          </table:table-cell>
          <table:table-cell table:style-name="ce1" office:value-type="float" office:value="5095.24999999999" calcext:value-type="float">
            <text:p>5095,24999999999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396" calcext:value-type="float">
            <text:p>396</text:p>
          </table:table-cell>
          <table:table-cell office:value-type="float" office:value="453190" calcext:value-type="float">
            <text:p>453190</text:p>
          </table:table-cell>
          <table:table-cell table:style-name="ce1" office:value-type="float" office:value="4.125" calcext:value-type="float">
            <text:p>4,125</text:p>
          </table:table-cell>
          <table:table-cell table:style-name="ce1" office:value-type="float" office:value="4720.72916666667" calcext:value-type="float">
            <text:p>4720,72916666667</text:p>
          </table:table-cell>
          <table:table-cell office:value-type="float" office:value="418" calcext:value-type="float">
            <text:p>418</text:p>
          </table:table-cell>
          <table:table-cell office:value-type="float" office:value="489562" calcext:value-type="float">
            <text:p>489562</text:p>
          </table:table-cell>
          <table:table-cell table:style-name="ce1" office:value-type="float" office:value="4.35416666666667" calcext:value-type="float">
            <text:p>4,35416666666667</text:p>
          </table:table-cell>
          <table:table-cell table:style-name="ce1" office:value-type="float" office:value="5099.60416666666" calcext:value-type="float">
            <text:p>5099,60416666666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394" calcext:value-type="float">
            <text:p>394</text:p>
          </table:table-cell>
          <table:table-cell office:value-type="float" office:value="453584" calcext:value-type="float">
            <text:p>453584</text:p>
          </table:table-cell>
          <table:table-cell table:style-name="ce1" office:value-type="float" office:value="4.10416666666667" calcext:value-type="float">
            <text:p>4,10416666666667</text:p>
          </table:table-cell>
          <table:table-cell table:style-name="ce1" office:value-type="float" office:value="4724.83333333334" calcext:value-type="float">
            <text:p>4724,83333333334</text:p>
          </table:table-cell>
          <table:table-cell office:value-type="float" office:value="426" calcext:value-type="float">
            <text:p>426</text:p>
          </table:table-cell>
          <table:table-cell office:value-type="float" office:value="489988" calcext:value-type="float">
            <text:p>489988</text:p>
          </table:table-cell>
          <table:table-cell table:style-name="ce1" office:value-type="float" office:value="4.4375" calcext:value-type="float">
            <text:p>4,4375</text:p>
          </table:table-cell>
          <table:table-cell table:style-name="ce1" office:value-type="float" office:value="5104.04166666666" calcext:value-type="float">
            <text:p>5104,04166666666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393" calcext:value-type="float">
            <text:p>393</text:p>
          </table:table-cell>
          <table:table-cell office:value-type="float" office:value="453977" calcext:value-type="float">
            <text:p>453977</text:p>
          </table:table-cell>
          <table:table-cell table:style-name="ce1" office:value-type="float" office:value="4.09375" calcext:value-type="float">
            <text:p>4,09375</text:p>
          </table:table-cell>
          <table:table-cell table:style-name="ce1" office:value-type="float" office:value="4728.92708333334" calcext:value-type="float">
            <text:p>4728,92708333334</text:p>
          </table:table-cell>
          <table:table-cell office:value-type="float" office:value="426" calcext:value-type="float">
            <text:p>426</text:p>
          </table:table-cell>
          <table:table-cell office:value-type="float" office:value="490414" calcext:value-type="float">
            <text:p>490414</text:p>
          </table:table-cell>
          <table:table-cell table:style-name="ce1" office:value-type="float" office:value="4.4375" calcext:value-type="float">
            <text:p>4,4375</text:p>
          </table:table-cell>
          <table:table-cell table:style-name="ce1" office:value-type="float" office:value="5108.47916666666" calcext:value-type="float">
            <text:p>5108,4791666666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389" calcext:value-type="float">
            <text:p>389</text:p>
          </table:table-cell>
          <table:table-cell office:value-type="float" office:value="454366" calcext:value-type="float">
            <text:p>454366</text:p>
          </table:table-cell>
          <table:table-cell table:style-name="ce1" office:value-type="float" office:value="4.05208333333333" calcext:value-type="float">
            <text:p>4,05208333333333</text:p>
          </table:table-cell>
          <table:table-cell table:style-name="ce1" office:value-type="float" office:value="4732.97916666667" calcext:value-type="float">
            <text:p>4732,97916666667</text:p>
          </table:table-cell>
          <table:table-cell office:value-type="float" office:value="423" calcext:value-type="float">
            <text:p>423</text:p>
          </table:table-cell>
          <table:table-cell office:value-type="float" office:value="490837" calcext:value-type="float">
            <text:p>490837</text:p>
          </table:table-cell>
          <table:table-cell table:style-name="ce1" office:value-type="float" office:value="4.40625" calcext:value-type="float">
            <text:p>4,40625</text:p>
          </table:table-cell>
          <table:table-cell table:style-name="ce1" office:value-type="float" office:value="5112.88541666666" calcext:value-type="float">
            <text:p>5112,88541666666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396" calcext:value-type="float">
            <text:p>396</text:p>
          </table:table-cell>
          <table:table-cell office:value-type="float" office:value="454762" calcext:value-type="float">
            <text:p>454762</text:p>
          </table:table-cell>
          <table:table-cell table:style-name="ce1" office:value-type="float" office:value="4.125" calcext:value-type="float">
            <text:p>4,125</text:p>
          </table:table-cell>
          <table:table-cell table:style-name="ce1" office:value-type="float" office:value="4737.10416666667" calcext:value-type="float">
            <text:p>4737,10416666667</text:p>
          </table:table-cell>
          <table:table-cell office:value-type="float" office:value="425" calcext:value-type="float">
            <text:p>425</text:p>
          </table:table-cell>
          <table:table-cell office:value-type="float" office:value="491262" calcext:value-type="float">
            <text:p>491262</text:p>
          </table:table-cell>
          <table:table-cell table:style-name="ce1" office:value-type="float" office:value="4.42708333333333" calcext:value-type="float">
            <text:p>4,42708333333333</text:p>
          </table:table-cell>
          <table:table-cell table:style-name="ce1" office:value-type="float" office:value="5117.31249999999" calcext:value-type="float">
            <text:p>5117,31249999999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396" calcext:value-type="float">
            <text:p>396</text:p>
          </table:table-cell>
          <table:table-cell office:value-type="float" office:value="455158" calcext:value-type="float">
            <text:p>455158</text:p>
          </table:table-cell>
          <table:table-cell table:style-name="ce1" office:value-type="float" office:value="4.125" calcext:value-type="float">
            <text:p>4,125</text:p>
          </table:table-cell>
          <table:table-cell table:style-name="ce1" office:value-type="float" office:value="4741.22916666667" calcext:value-type="float">
            <text:p>4741,22916666667</text:p>
          </table:table-cell>
          <table:table-cell office:value-type="float" office:value="425" calcext:value-type="float">
            <text:p>425</text:p>
          </table:table-cell>
          <table:table-cell office:value-type="float" office:value="491687" calcext:value-type="float">
            <text:p>491687</text:p>
          </table:table-cell>
          <table:table-cell table:style-name="ce1" office:value-type="float" office:value="4.42708333333333" calcext:value-type="float">
            <text:p>4,42708333333333</text:p>
          </table:table-cell>
          <table:table-cell table:style-name="ce1" office:value-type="float" office:value="5121.73958333333" calcext:value-type="float">
            <text:p>5121,73958333333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391" calcext:value-type="float">
            <text:p>391</text:p>
          </table:table-cell>
          <table:table-cell office:value-type="float" office:value="455549" calcext:value-type="float">
            <text:p>455549</text:p>
          </table:table-cell>
          <table:table-cell table:style-name="ce1" office:value-type="float" office:value="4.07291666666667" calcext:value-type="float">
            <text:p>4,07291666666667</text:p>
          </table:table-cell>
          <table:table-cell table:style-name="ce1" office:value-type="float" office:value="4745.30208333334" calcext:value-type="float">
            <text:p>4745,30208333334</text:p>
          </table:table-cell>
          <table:table-cell office:value-type="float" office:value="423" calcext:value-type="float">
            <text:p>423</text:p>
          </table:table-cell>
          <table:table-cell office:value-type="float" office:value="492110" calcext:value-type="float">
            <text:p>492110</text:p>
          </table:table-cell>
          <table:table-cell table:style-name="ce1" office:value-type="float" office:value="4.40625" calcext:value-type="float">
            <text:p>4,40625</text:p>
          </table:table-cell>
          <table:table-cell table:style-name="ce1" office:value-type="float" office:value="5126.14583333333" calcext:value-type="float">
            <text:p>5126,14583333333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394" calcext:value-type="float">
            <text:p>394</text:p>
          </table:table-cell>
          <table:table-cell office:value-type="float" office:value="455943" calcext:value-type="float">
            <text:p>455943</text:p>
          </table:table-cell>
          <table:table-cell table:style-name="ce1" office:value-type="float" office:value="4.10416666666667" calcext:value-type="float">
            <text:p>4,10416666666667</text:p>
          </table:table-cell>
          <table:table-cell table:style-name="ce1" office:value-type="float" office:value="4749.40625000001" calcext:value-type="float">
            <text:p>4749,40625000001</text:p>
          </table:table-cell>
          <table:table-cell office:value-type="float" office:value="429" calcext:value-type="float">
            <text:p>429</text:p>
          </table:table-cell>
          <table:table-cell office:value-type="float" office:value="492539" calcext:value-type="float">
            <text:p>492539</text:p>
          </table:table-cell>
          <table:table-cell table:style-name="ce1" office:value-type="float" office:value="4.46875" calcext:value-type="float">
            <text:p>4,46875</text:p>
          </table:table-cell>
          <table:table-cell table:style-name="ce1" office:value-type="float" office:value="5130.61458333333" calcext:value-type="float">
            <text:p>5130,61458333333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394" calcext:value-type="float">
            <text:p>394</text:p>
          </table:table-cell>
          <table:table-cell office:value-type="float" office:value="456337" calcext:value-type="float">
            <text:p>456337</text:p>
          </table:table-cell>
          <table:table-cell table:style-name="ce1" office:value-type="float" office:value="4.10416666666667" calcext:value-type="float">
            <text:p>4,10416666666667</text:p>
          </table:table-cell>
          <table:table-cell table:style-name="ce1" office:value-type="float" office:value="4753.51041666667" calcext:value-type="float">
            <text:p>4753,51041666667</text:p>
          </table:table-cell>
          <table:table-cell office:value-type="float" office:value="427" calcext:value-type="float">
            <text:p>427</text:p>
          </table:table-cell>
          <table:table-cell office:value-type="float" office:value="492966" calcext:value-type="float">
            <text:p>492966</text:p>
          </table:table-cell>
          <table:table-cell table:style-name="ce1" office:value-type="float" office:value="4.44791666666667" calcext:value-type="float">
            <text:p>4,44791666666667</text:p>
          </table:table-cell>
          <table:table-cell table:style-name="ce1" office:value-type="float" office:value="5135.06249999999" calcext:value-type="float">
            <text:p>5135,06249999999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397" calcext:value-type="float">
            <text:p>397</text:p>
          </table:table-cell>
          <table:table-cell office:value-type="float" office:value="456734" calcext:value-type="float">
            <text:p>456734</text:p>
          </table:table-cell>
          <table:table-cell table:style-name="ce1" office:value-type="float" office:value="4.13541666666667" calcext:value-type="float">
            <text:p>4,13541666666667</text:p>
          </table:table-cell>
          <table:table-cell table:style-name="ce1" office:value-type="float" office:value="4757.64583333334" calcext:value-type="float">
            <text:p>4757,64583333334</text:p>
          </table:table-cell>
          <table:table-cell office:value-type="float" office:value="423" calcext:value-type="float">
            <text:p>423</text:p>
          </table:table-cell>
          <table:table-cell office:value-type="float" office:value="493389" calcext:value-type="float">
            <text:p>493389</text:p>
          </table:table-cell>
          <table:table-cell table:style-name="ce1" office:value-type="float" office:value="4.40625" calcext:value-type="float">
            <text:p>4,40625</text:p>
          </table:table-cell>
          <table:table-cell table:style-name="ce1" office:value-type="float" office:value="5139.46874999999" calcext:value-type="float">
            <text:p>5139,46874999999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395" calcext:value-type="float">
            <text:p>395</text:p>
          </table:table-cell>
          <table:table-cell office:value-type="float" office:value="457129" calcext:value-type="float">
            <text:p>457129</text:p>
          </table:table-cell>
          <table:table-cell table:style-name="ce1" office:value-type="float" office:value="4.11458333333333" calcext:value-type="float">
            <text:p>4,11458333333333</text:p>
          </table:table-cell>
          <table:table-cell table:style-name="ce1" office:value-type="float" office:value="4761.76041666667" calcext:value-type="float">
            <text:p>4761,76041666667</text:p>
          </table:table-cell>
          <table:table-cell office:value-type="float" office:value="449" calcext:value-type="float">
            <text:p>449</text:p>
          </table:table-cell>
          <table:table-cell office:value-type="float" office:value="493838" calcext:value-type="float">
            <text:p>493838</text:p>
          </table:table-cell>
          <table:table-cell table:style-name="ce1" office:value-type="float" office:value="4.67708333333333" calcext:value-type="float">
            <text:p>4,67708333333333</text:p>
          </table:table-cell>
          <table:table-cell table:style-name="ce1" office:value-type="float" office:value="5144.14583333333" calcext:value-type="float">
            <text:p>5144,14583333333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393" calcext:value-type="float">
            <text:p>393</text:p>
          </table:table-cell>
          <table:table-cell office:value-type="float" office:value="457522" calcext:value-type="float">
            <text:p>457522</text:p>
          </table:table-cell>
          <table:table-cell table:style-name="ce1" office:value-type="float" office:value="4.09375" calcext:value-type="float">
            <text:p>4,09375</text:p>
          </table:table-cell>
          <table:table-cell table:style-name="ce1" office:value-type="float" office:value="4765.85416666667" calcext:value-type="float">
            <text:p>4765,85416666667</text:p>
          </table:table-cell>
          <table:table-cell office:value-type="float" office:value="426" calcext:value-type="float">
            <text:p>426</text:p>
          </table:table-cell>
          <table:table-cell office:value-type="float" office:value="494264" calcext:value-type="float">
            <text:p>494264</text:p>
          </table:table-cell>
          <table:table-cell table:style-name="ce1" office:value-type="float" office:value="4.4375" calcext:value-type="float">
            <text:p>4,4375</text:p>
          </table:table-cell>
          <table:table-cell table:style-name="ce1" office:value-type="float" office:value="5148.58333333333" calcext:value-type="float">
            <text:p>5148,58333333333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395" calcext:value-type="float">
            <text:p>395</text:p>
          </table:table-cell>
          <table:table-cell office:value-type="float" office:value="457917" calcext:value-type="float">
            <text:p>457917</text:p>
          </table:table-cell>
          <table:table-cell table:style-name="ce1" office:value-type="float" office:value="4.11458333333333" calcext:value-type="float">
            <text:p>4,11458333333333</text:p>
          </table:table-cell>
          <table:table-cell table:style-name="ce1" office:value-type="float" office:value="4769.96875000001" calcext:value-type="float">
            <text:p>4769,96875000001</text:p>
          </table:table-cell>
          <table:table-cell office:value-type="float" office:value="426" calcext:value-type="float">
            <text:p>426</text:p>
          </table:table-cell>
          <table:table-cell office:value-type="float" office:value="494690" calcext:value-type="float">
            <text:p>494690</text:p>
          </table:table-cell>
          <table:table-cell table:style-name="ce1" office:value-type="float" office:value="4.4375" calcext:value-type="float">
            <text:p>4,4375</text:p>
          </table:table-cell>
          <table:table-cell table:style-name="ce1" office:value-type="float" office:value="5153.02083333333" calcext:value-type="float">
            <text:p>5153,02083333333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397" calcext:value-type="float">
            <text:p>397</text:p>
          </table:table-cell>
          <table:table-cell office:value-type="float" office:value="458314" calcext:value-type="float">
            <text:p>458314</text:p>
          </table:table-cell>
          <table:table-cell table:style-name="ce1" office:value-type="float" office:value="4.13541666666667" calcext:value-type="float">
            <text:p>4,13541666666667</text:p>
          </table:table-cell>
          <table:table-cell table:style-name="ce1" office:value-type="float" office:value="4774.10416666667" calcext:value-type="float">
            <text:p>4774,10416666667</text:p>
          </table:table-cell>
          <table:table-cell office:value-type="float" office:value="430" calcext:value-type="float">
            <text:p>430</text:p>
          </table:table-cell>
          <table:table-cell office:value-type="float" office:value="495120" calcext:value-type="float">
            <text:p>495120</text:p>
          </table:table-cell>
          <table:table-cell table:style-name="ce1" office:value-type="float" office:value="4.47916666666667" calcext:value-type="float">
            <text:p>4,47916666666667</text:p>
          </table:table-cell>
          <table:table-cell table:style-name="ce1" office:value-type="float" office:value="5157.49999999999" calcext:value-type="float">
            <text:p>5157,49999999999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391" calcext:value-type="float">
            <text:p>391</text:p>
          </table:table-cell>
          <table:table-cell office:value-type="float" office:value="458705" calcext:value-type="float">
            <text:p>458705</text:p>
          </table:table-cell>
          <table:table-cell table:style-name="ce1" office:value-type="float" office:value="4.07291666666667" calcext:value-type="float">
            <text:p>4,07291666666667</text:p>
          </table:table-cell>
          <table:table-cell table:style-name="ce1" office:value-type="float" office:value="4778.17708333334" calcext:value-type="float">
            <text:p>4778,17708333334</text:p>
          </table:table-cell>
          <table:table-cell office:value-type="float" office:value="425" calcext:value-type="float">
            <text:p>425</text:p>
          </table:table-cell>
          <table:table-cell office:value-type="float" office:value="495545" calcext:value-type="float">
            <text:p>495545</text:p>
          </table:table-cell>
          <table:table-cell table:style-name="ce1" office:value-type="float" office:value="4.42708333333333" calcext:value-type="float">
            <text:p>4,42708333333333</text:p>
          </table:table-cell>
          <table:table-cell table:style-name="ce1" office:value-type="float" office:value="5161.92708333333" calcext:value-type="float">
            <text:p>5161,92708333333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396" calcext:value-type="float">
            <text:p>396</text:p>
          </table:table-cell>
          <table:table-cell office:value-type="float" office:value="459101" calcext:value-type="float">
            <text:p>459101</text:p>
          </table:table-cell>
          <table:table-cell table:style-name="ce1" office:value-type="float" office:value="4.125" calcext:value-type="float">
            <text:p>4,125</text:p>
          </table:table-cell>
          <table:table-cell table:style-name="ce1" office:value-type="float" office:value="4782.30208333334" calcext:value-type="float">
            <text:p>4782,30208333334</text:p>
          </table:table-cell>
          <table:table-cell office:value-type="float" office:value="423" calcext:value-type="float">
            <text:p>423</text:p>
          </table:table-cell>
          <table:table-cell office:value-type="float" office:value="495968" calcext:value-type="float">
            <text:p>495968</text:p>
          </table:table-cell>
          <table:table-cell table:style-name="ce1" office:value-type="float" office:value="4.40625" calcext:value-type="float">
            <text:p>4,40625</text:p>
          </table:table-cell>
          <table:table-cell table:style-name="ce1" office:value-type="float" office:value="5166.33333333333" calcext:value-type="float">
            <text:p>5166,33333333333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396" calcext:value-type="float">
            <text:p>396</text:p>
          </table:table-cell>
          <table:table-cell office:value-type="float" office:value="459497" calcext:value-type="float">
            <text:p>459497</text:p>
          </table:table-cell>
          <table:table-cell table:style-name="ce1" office:value-type="float" office:value="4.125" calcext:value-type="float">
            <text:p>4,125</text:p>
          </table:table-cell>
          <table:table-cell table:style-name="ce1" office:value-type="float" office:value="4786.42708333334" calcext:value-type="float">
            <text:p>4786,42708333334</text:p>
          </table:table-cell>
          <table:table-cell office:value-type="float" office:value="426" calcext:value-type="float">
            <text:p>426</text:p>
          </table:table-cell>
          <table:table-cell office:value-type="float" office:value="496394" calcext:value-type="float">
            <text:p>496394</text:p>
          </table:table-cell>
          <table:table-cell table:style-name="ce1" office:value-type="float" office:value="4.4375" calcext:value-type="float">
            <text:p>4,4375</text:p>
          </table:table-cell>
          <table:table-cell table:style-name="ce1" office:value-type="float" office:value="5170.77083333333" calcext:value-type="float">
            <text:p>5170,77083333333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398" calcext:value-type="float">
            <text:p>398</text:p>
          </table:table-cell>
          <table:table-cell office:value-type="float" office:value="459895" calcext:value-type="float">
            <text:p>459895</text:p>
          </table:table-cell>
          <table:table-cell table:style-name="ce1" office:value-type="float" office:value="4.14583333333333" calcext:value-type="float">
            <text:p>4,14583333333333</text:p>
          </table:table-cell>
          <table:table-cell table:style-name="ce1" office:value-type="float" office:value="4790.57291666667" calcext:value-type="float">
            <text:p>4790,57291666667</text:p>
          </table:table-cell>
          <table:table-cell office:value-type="float" office:value="425" calcext:value-type="float">
            <text:p>425</text:p>
          </table:table-cell>
          <table:table-cell office:value-type="float" office:value="496819" calcext:value-type="float">
            <text:p>496819</text:p>
          </table:table-cell>
          <table:table-cell table:style-name="ce1" office:value-type="float" office:value="4.42708333333333" calcext:value-type="float">
            <text:p>4,42708333333333</text:p>
          </table:table-cell>
          <table:table-cell table:style-name="ce1" office:value-type="float" office:value="5175.19791666666" calcext:value-type="float">
            <text:p>5175,19791666666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394" calcext:value-type="float">
            <text:p>394</text:p>
          </table:table-cell>
          <table:table-cell office:value-type="float" office:value="460289" calcext:value-type="float">
            <text:p>460289</text:p>
          </table:table-cell>
          <table:table-cell table:style-name="ce1" office:value-type="float" office:value="4.10416666666667" calcext:value-type="float">
            <text:p>4,10416666666667</text:p>
          </table:table-cell>
          <table:table-cell table:style-name="ce1" office:value-type="float" office:value="4794.67708333334" calcext:value-type="float">
            <text:p>4794,67708333334</text:p>
          </table:table-cell>
          <table:table-cell office:value-type="float" office:value="427" calcext:value-type="float">
            <text:p>427</text:p>
          </table:table-cell>
          <table:table-cell office:value-type="float" office:value="497246" calcext:value-type="float">
            <text:p>497246</text:p>
          </table:table-cell>
          <table:table-cell table:style-name="ce1" office:value-type="float" office:value="4.44791666666667" calcext:value-type="float">
            <text:p>4,44791666666667</text:p>
          </table:table-cell>
          <table:table-cell table:style-name="ce1" office:value-type="float" office:value="5179.64583333333" calcext:value-type="float">
            <text:p>5179,64583333333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397" calcext:value-type="float">
            <text:p>397</text:p>
          </table:table-cell>
          <table:table-cell office:value-type="float" office:value="460686" calcext:value-type="float">
            <text:p>460686</text:p>
          </table:table-cell>
          <table:table-cell table:style-name="ce1" office:value-type="float" office:value="4.13541666666667" calcext:value-type="float">
            <text:p>4,13541666666667</text:p>
          </table:table-cell>
          <table:table-cell table:style-name="ce1" office:value-type="float" office:value="4798.81250000001" calcext:value-type="float">
            <text:p>4798,81250000001</text:p>
          </table:table-cell>
          <table:table-cell office:value-type="float" office:value="423" calcext:value-type="float">
            <text:p>423</text:p>
          </table:table-cell>
          <table:table-cell office:value-type="float" office:value="497669" calcext:value-type="float">
            <text:p>497669</text:p>
          </table:table-cell>
          <table:table-cell table:style-name="ce1" office:value-type="float" office:value="4.40625" calcext:value-type="float">
            <text:p>4,40625</text:p>
          </table:table-cell>
          <table:table-cell table:style-name="ce1" office:value-type="float" office:value="5184.05208333333" calcext:value-type="float">
            <text:p>5184,05208333333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395" calcext:value-type="float">
            <text:p>395</text:p>
          </table:table-cell>
          <table:table-cell office:value-type="float" office:value="461081" calcext:value-type="float">
            <text:p>461081</text:p>
          </table:table-cell>
          <table:table-cell table:style-name="ce1" office:value-type="float" office:value="4.11458333333333" calcext:value-type="float">
            <text:p>4,11458333333333</text:p>
          </table:table-cell>
          <table:table-cell table:style-name="ce1" office:value-type="float" office:value="4802.92708333334" calcext:value-type="float">
            <text:p>4802,92708333334</text:p>
          </table:table-cell>
          <table:table-cell office:value-type="float" office:value="428" calcext:value-type="float">
            <text:p>428</text:p>
          </table:table-cell>
          <table:table-cell office:value-type="float" office:value="498097" calcext:value-type="float">
            <text:p>498097</text:p>
          </table:table-cell>
          <table:table-cell table:style-name="ce1" office:value-type="float" office:value="4.45833333333333" calcext:value-type="float">
            <text:p>4,45833333333333</text:p>
          </table:table-cell>
          <table:table-cell table:style-name="ce1" office:value-type="float" office:value="5188.51041666666" calcext:value-type="float">
            <text:p>5188,51041666666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397" calcext:value-type="float">
            <text:p>397</text:p>
          </table:table-cell>
          <table:table-cell office:value-type="float" office:value="461478" calcext:value-type="float">
            <text:p>461478</text:p>
          </table:table-cell>
          <table:table-cell table:style-name="ce1" office:value-type="float" office:value="4.13541666666667" calcext:value-type="float">
            <text:p>4,13541666666667</text:p>
          </table:table-cell>
          <table:table-cell table:style-name="ce1" office:value-type="float" office:value="4807.06250000001" calcext:value-type="float">
            <text:p>4807,06250000001</text:p>
          </table:table-cell>
          <table:table-cell office:value-type="float" office:value="423" calcext:value-type="float">
            <text:p>423</text:p>
          </table:table-cell>
          <table:table-cell office:value-type="float" office:value="498520" calcext:value-type="float">
            <text:p>498520</text:p>
          </table:table-cell>
          <table:table-cell table:style-name="ce1" office:value-type="float" office:value="4.40625" calcext:value-type="float">
            <text:p>4,40625</text:p>
          </table:table-cell>
          <table:table-cell table:style-name="ce1" office:value-type="float" office:value="5192.91666666666" calcext:value-type="float">
            <text:p>5192,91666666666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394" calcext:value-type="float">
            <text:p>394</text:p>
          </table:table-cell>
          <table:table-cell office:value-type="float" office:value="461872" calcext:value-type="float">
            <text:p>461872</text:p>
          </table:table-cell>
          <table:table-cell table:style-name="ce1" office:value-type="float" office:value="4.10416666666667" calcext:value-type="float">
            <text:p>4,10416666666667</text:p>
          </table:table-cell>
          <table:table-cell table:style-name="ce1" office:value-type="float" office:value="4811.16666666667" calcext:value-type="float">
            <text:p>4811,16666666667</text:p>
          </table:table-cell>
          <table:table-cell office:value-type="float" office:value="422" calcext:value-type="float">
            <text:p>422</text:p>
          </table:table-cell>
          <table:table-cell office:value-type="float" office:value="498942" calcext:value-type="float">
            <text:p>498942</text:p>
          </table:table-cell>
          <table:table-cell table:style-name="ce1" office:value-type="float" office:value="4.39583333333333" calcext:value-type="float">
            <text:p>4,39583333333333</text:p>
          </table:table-cell>
          <table:table-cell table:style-name="ce1" office:value-type="float" office:value="5197.31249999999" calcext:value-type="float">
            <text:p>5197,31249999999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396" calcext:value-type="float">
            <text:p>396</text:p>
          </table:table-cell>
          <table:table-cell office:value-type="float" office:value="462268" calcext:value-type="float">
            <text:p>462268</text:p>
          </table:table-cell>
          <table:table-cell table:style-name="ce1" office:value-type="float" office:value="4.125" calcext:value-type="float">
            <text:p>4,125</text:p>
          </table:table-cell>
          <table:table-cell table:style-name="ce1" office:value-type="float" office:value="4815.29166666667" calcext:value-type="float">
            <text:p>4815,29166666667</text:p>
          </table:table-cell>
          <table:table-cell office:value-type="float" office:value="423" calcext:value-type="float">
            <text:p>423</text:p>
          </table:table-cell>
          <table:table-cell office:value-type="float" office:value="499365" calcext:value-type="float">
            <text:p>499365</text:p>
          </table:table-cell>
          <table:table-cell table:style-name="ce1" office:value-type="float" office:value="4.40625" calcext:value-type="float">
            <text:p>4,40625</text:p>
          </table:table-cell>
          <table:table-cell table:style-name="ce1" office:value-type="float" office:value="5201.71874999999" calcext:value-type="float">
            <text:p>5201,71874999999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395" calcext:value-type="float">
            <text:p>395</text:p>
          </table:table-cell>
          <table:table-cell office:value-type="float" office:value="462663" calcext:value-type="float">
            <text:p>462663</text:p>
          </table:table-cell>
          <table:table-cell table:style-name="ce1" office:value-type="float" office:value="4.11458333333333" calcext:value-type="float">
            <text:p>4,11458333333333</text:p>
          </table:table-cell>
          <table:table-cell table:style-name="ce1" office:value-type="float" office:value="4819.40625000001" calcext:value-type="float">
            <text:p>4819,40625000001</text:p>
          </table:table-cell>
          <table:table-cell office:value-type="float" office:value="426" calcext:value-type="float">
            <text:p>426</text:p>
          </table:table-cell>
          <table:table-cell office:value-type="float" office:value="499791" calcext:value-type="float">
            <text:p>499791</text:p>
          </table:table-cell>
          <table:table-cell table:style-name="ce1" office:value-type="float" office:value="4.4375" calcext:value-type="float">
            <text:p>4,4375</text:p>
          </table:table-cell>
          <table:table-cell table:style-name="ce1" office:value-type="float" office:value="5206.15624999999" calcext:value-type="float">
            <text:p>5206,15624999999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394" calcext:value-type="float">
            <text:p>394</text:p>
          </table:table-cell>
          <table:table-cell office:value-type="float" office:value="463057" calcext:value-type="float">
            <text:p>463057</text:p>
          </table:table-cell>
          <table:table-cell table:style-name="ce1" office:value-type="float" office:value="4.10416666666667" calcext:value-type="float">
            <text:p>4,10416666666667</text:p>
          </table:table-cell>
          <table:table-cell table:style-name="ce1" office:value-type="float" office:value="4823.51041666667" calcext:value-type="float">
            <text:p>4823,51041666667</text:p>
          </table:table-cell>
          <table:table-cell office:value-type="float" office:value="426" calcext:value-type="float">
            <text:p>426</text:p>
          </table:table-cell>
          <table:table-cell office:value-type="float" office:value="500217" calcext:value-type="float">
            <text:p>500217</text:p>
          </table:table-cell>
          <table:table-cell table:style-name="ce1" office:value-type="float" office:value="4.4375" calcext:value-type="float">
            <text:p>4,4375</text:p>
          </table:table-cell>
          <table:table-cell table:style-name="ce1" office:value-type="float" office:value="5210.59374999999" calcext:value-type="float">
            <text:p>5210,59374999999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397" calcext:value-type="float">
            <text:p>397</text:p>
          </table:table-cell>
          <table:table-cell office:value-type="float" office:value="463454" calcext:value-type="float">
            <text:p>463454</text:p>
          </table:table-cell>
          <table:table-cell table:style-name="ce1" office:value-type="float" office:value="4.13541666666667" calcext:value-type="float">
            <text:p>4,13541666666667</text:p>
          </table:table-cell>
          <table:table-cell table:style-name="ce1" office:value-type="float" office:value="4827.64583333334" calcext:value-type="float">
            <text:p>4827,64583333334</text:p>
          </table:table-cell>
          <table:table-cell office:value-type="float" office:value="428" calcext:value-type="float">
            <text:p>428</text:p>
          </table:table-cell>
          <table:table-cell office:value-type="float" office:value="500645" calcext:value-type="float">
            <text:p>500645</text:p>
          </table:table-cell>
          <table:table-cell table:style-name="ce1" office:value-type="float" office:value="4.45833333333333" calcext:value-type="float">
            <text:p>4,45833333333333</text:p>
          </table:table-cell>
          <table:table-cell table:style-name="ce1" office:value-type="float" office:value="5215.05208333333" calcext:value-type="float">
            <text:p>5215,05208333333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394" calcext:value-type="float">
            <text:p>394</text:p>
          </table:table-cell>
          <table:table-cell office:value-type="float" office:value="463848" calcext:value-type="float">
            <text:p>463848</text:p>
          </table:table-cell>
          <table:table-cell table:style-name="ce1" office:value-type="float" office:value="4.10416666666667" calcext:value-type="float">
            <text:p>4,10416666666667</text:p>
          </table:table-cell>
          <table:table-cell table:style-name="ce1" office:value-type="float" office:value="4831.75000000001" calcext:value-type="float">
            <text:p>4831,75000000001</text:p>
          </table:table-cell>
          <table:table-cell office:value-type="float" office:value="426" calcext:value-type="float">
            <text:p>426</text:p>
          </table:table-cell>
          <table:table-cell office:value-type="float" office:value="501071" calcext:value-type="float">
            <text:p>501071</text:p>
          </table:table-cell>
          <table:table-cell table:style-name="ce1" office:value-type="float" office:value="4.4375" calcext:value-type="float">
            <text:p>4,4375</text:p>
          </table:table-cell>
          <table:table-cell table:style-name="ce1" office:value-type="float" office:value="5219.48958333333" calcext:value-type="float">
            <text:p>5219,48958333333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393" calcext:value-type="float">
            <text:p>393</text:p>
          </table:table-cell>
          <table:table-cell office:value-type="float" office:value="464241" calcext:value-type="float">
            <text:p>464241</text:p>
          </table:table-cell>
          <table:table-cell table:style-name="ce1" office:value-type="float" office:value="4.09375" calcext:value-type="float">
            <text:p>4,09375</text:p>
          </table:table-cell>
          <table:table-cell table:style-name="ce1" office:value-type="float" office:value="4835.84375000001" calcext:value-type="float">
            <text:p>4835,84375000001</text:p>
          </table:table-cell>
          <table:table-cell office:value-type="float" office:value="423" calcext:value-type="float">
            <text:p>423</text:p>
          </table:table-cell>
          <table:table-cell office:value-type="float" office:value="501494" calcext:value-type="float">
            <text:p>501494</text:p>
          </table:table-cell>
          <table:table-cell table:style-name="ce1" office:value-type="float" office:value="4.40625" calcext:value-type="float">
            <text:p>4,40625</text:p>
          </table:table-cell>
          <table:table-cell table:style-name="ce1" office:value-type="float" office:value="5223.89583333333" calcext:value-type="float">
            <text:p>5223,89583333333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396" calcext:value-type="float">
            <text:p>396</text:p>
          </table:table-cell>
          <table:table-cell office:value-type="float" office:value="464637" calcext:value-type="float">
            <text:p>464637</text:p>
          </table:table-cell>
          <table:table-cell table:style-name="ce1" office:value-type="float" office:value="4.125" calcext:value-type="float">
            <text:p>4,125</text:p>
          </table:table-cell>
          <table:table-cell table:style-name="ce1" office:value-type="float" office:value="4839.96875000001" calcext:value-type="float">
            <text:p>4839,96875000001</text:p>
          </table:table-cell>
          <table:table-cell office:value-type="float" office:value="423" calcext:value-type="float">
            <text:p>423</text:p>
          </table:table-cell>
          <table:table-cell office:value-type="float" office:value="501917" calcext:value-type="float">
            <text:p>501917</text:p>
          </table:table-cell>
          <table:table-cell table:style-name="ce1" office:value-type="float" office:value="4.40625" calcext:value-type="float">
            <text:p>4,40625</text:p>
          </table:table-cell>
          <table:table-cell table:style-name="ce1" office:value-type="float" office:value="5228.30208333332" calcext:value-type="float">
            <text:p>5228,30208333332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393" calcext:value-type="float">
            <text:p>393</text:p>
          </table:table-cell>
          <table:table-cell office:value-type="float" office:value="465030" calcext:value-type="float">
            <text:p>465030</text:p>
          </table:table-cell>
          <table:table-cell table:style-name="ce1" office:value-type="float" office:value="4.09375" calcext:value-type="float">
            <text:p>4,09375</text:p>
          </table:table-cell>
          <table:table-cell table:style-name="ce1" office:value-type="float" office:value="4844.06250000001" calcext:value-type="float">
            <text:p>4844,06250000001</text:p>
          </table:table-cell>
          <table:table-cell office:value-type="float" office:value="424" calcext:value-type="float">
            <text:p>424</text:p>
          </table:table-cell>
          <table:table-cell office:value-type="float" office:value="502341" calcext:value-type="float">
            <text:p>502341</text:p>
          </table:table-cell>
          <table:table-cell table:style-name="ce1" office:value-type="float" office:value="4.41666666666667" calcext:value-type="float">
            <text:p>4,41666666666667</text:p>
          </table:table-cell>
          <table:table-cell table:style-name="ce1" office:value-type="float" office:value="5232.71874999999" calcext:value-type="float">
            <text:p>5232,71874999999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408" calcext:value-type="float">
            <text:p>408</text:p>
          </table:table-cell>
          <table:table-cell office:value-type="float" office:value="465438" calcext:value-type="float">
            <text:p>465438</text:p>
          </table:table-cell>
          <table:table-cell table:style-name="ce1" office:value-type="float" office:value="4.25" calcext:value-type="float">
            <text:p>4,25</text:p>
          </table:table-cell>
          <table:table-cell table:style-name="ce1" office:value-type="float" office:value="4848.31250000001" calcext:value-type="float">
            <text:p>4848,31250000001</text:p>
          </table:table-cell>
          <table:table-cell office:value-type="float" office:value="424" calcext:value-type="float">
            <text:p>424</text:p>
          </table:table-cell>
          <table:table-cell office:value-type="float" office:value="502765" calcext:value-type="float">
            <text:p>502765</text:p>
          </table:table-cell>
          <table:table-cell table:style-name="ce1" office:value-type="float" office:value="4.41666666666667" calcext:value-type="float">
            <text:p>4,41666666666667</text:p>
          </table:table-cell>
          <table:table-cell table:style-name="ce1" office:value-type="float" office:value="5237.13541666666" calcext:value-type="float">
            <text:p>5237,13541666666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402" calcext:value-type="float">
            <text:p>402</text:p>
          </table:table-cell>
          <table:table-cell office:value-type="float" office:value="465840" calcext:value-type="float">
            <text:p>465840</text:p>
          </table:table-cell>
          <table:table-cell table:style-name="ce1" office:value-type="float" office:value="4.1875" calcext:value-type="float">
            <text:p>4,1875</text:p>
          </table:table-cell>
          <table:table-cell table:style-name="ce1" office:value-type="float" office:value="4852.50000000001" calcext:value-type="float">
            <text:p>4852,50000000001</text:p>
          </table:table-cell>
          <table:table-cell office:value-type="float" office:value="420" calcext:value-type="float">
            <text:p>420</text:p>
          </table:table-cell>
          <table:table-cell office:value-type="float" office:value="503185" calcext:value-type="float">
            <text:p>503185</text:p>
          </table:table-cell>
          <table:table-cell table:style-name="ce1" office:value-type="float" office:value="4.375" calcext:value-type="float">
            <text:p>4,375</text:p>
          </table:table-cell>
          <table:table-cell table:style-name="ce1" office:value-type="float" office:value="5241.51041666666" calcext:value-type="float">
            <text:p>5241,51041666666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395" calcext:value-type="float">
            <text:p>395</text:p>
          </table:table-cell>
          <table:table-cell office:value-type="float" office:value="466235" calcext:value-type="float">
            <text:p>466235</text:p>
          </table:table-cell>
          <table:table-cell table:style-name="ce1" office:value-type="float" office:value="4.11458333333333" calcext:value-type="float">
            <text:p>4,11458333333333</text:p>
          </table:table-cell>
          <table:table-cell table:style-name="ce1" office:value-type="float" office:value="4856.61458333334" calcext:value-type="float">
            <text:p>4856,61458333334</text:p>
          </table:table-cell>
          <table:table-cell office:value-type="float" office:value="428" calcext:value-type="float">
            <text:p>428</text:p>
          </table:table-cell>
          <table:table-cell office:value-type="float" office:value="503613" calcext:value-type="float">
            <text:p>503613</text:p>
          </table:table-cell>
          <table:table-cell table:style-name="ce1" office:value-type="float" office:value="4.45833333333333" calcext:value-type="float">
            <text:p>4,45833333333333</text:p>
          </table:table-cell>
          <table:table-cell table:style-name="ce1" office:value-type="float" office:value="5245.96874999999" calcext:value-type="float">
            <text:p>5245,96874999999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395" calcext:value-type="float">
            <text:p>395</text:p>
          </table:table-cell>
          <table:table-cell office:value-type="float" office:value="466630" calcext:value-type="float">
            <text:p>466630</text:p>
          </table:table-cell>
          <table:table-cell table:style-name="ce1" office:value-type="float" office:value="4.11458333333333" calcext:value-type="float">
            <text:p>4,11458333333333</text:p>
          </table:table-cell>
          <table:table-cell table:style-name="ce1" office:value-type="float" office:value="4860.72916666667" calcext:value-type="float">
            <text:p>4860,72916666667</text:p>
          </table:table-cell>
          <table:table-cell office:value-type="float" office:value="427" calcext:value-type="float">
            <text:p>427</text:p>
          </table:table-cell>
          <table:table-cell office:value-type="float" office:value="504040" calcext:value-type="float">
            <text:p>504040</text:p>
          </table:table-cell>
          <table:table-cell table:style-name="ce1" office:value-type="float" office:value="4.44791666666667" calcext:value-type="float">
            <text:p>4,44791666666667</text:p>
          </table:table-cell>
          <table:table-cell table:style-name="ce1" office:value-type="float" office:value="5250.41666666666" calcext:value-type="float">
            <text:p>5250,41666666666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398" calcext:value-type="float">
            <text:p>398</text:p>
          </table:table-cell>
          <table:table-cell office:value-type="float" office:value="467028" calcext:value-type="float">
            <text:p>467028</text:p>
          </table:table-cell>
          <table:table-cell table:style-name="ce1" office:value-type="float" office:value="4.14583333333333" calcext:value-type="float">
            <text:p>4,14583333333333</text:p>
          </table:table-cell>
          <table:table-cell table:style-name="ce1" office:value-type="float" office:value="4864.87500000001" calcext:value-type="float">
            <text:p>4864,87500000001</text:p>
          </table:table-cell>
          <table:table-cell office:value-type="float" office:value="426" calcext:value-type="float">
            <text:p>426</text:p>
          </table:table-cell>
          <table:table-cell office:value-type="float" office:value="504466" calcext:value-type="float">
            <text:p>504466</text:p>
          </table:table-cell>
          <table:table-cell table:style-name="ce1" office:value-type="float" office:value="4.4375" calcext:value-type="float">
            <text:p>4,4375</text:p>
          </table:table-cell>
          <table:table-cell table:style-name="ce1" office:value-type="float" office:value="5254.85416666666" calcext:value-type="float">
            <text:p>5254,85416666666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396" calcext:value-type="float">
            <text:p>396</text:p>
          </table:table-cell>
          <table:table-cell office:value-type="float" office:value="467424" calcext:value-type="float">
            <text:p>467424</text:p>
          </table:table-cell>
          <table:table-cell table:style-name="ce1" office:value-type="float" office:value="4.125" calcext:value-type="float">
            <text:p>4,125</text:p>
          </table:table-cell>
          <table:table-cell table:style-name="ce1" office:value-type="float" office:value="4869.00000000001" calcext:value-type="float">
            <text:p>4869,00000000001</text:p>
          </table:table-cell>
          <table:table-cell office:value-type="float" office:value="426" calcext:value-type="float">
            <text:p>426</text:p>
          </table:table-cell>
          <table:table-cell office:value-type="float" office:value="504892" calcext:value-type="float">
            <text:p>504892</text:p>
          </table:table-cell>
          <table:table-cell table:style-name="ce1" office:value-type="float" office:value="4.4375" calcext:value-type="float">
            <text:p>4,4375</text:p>
          </table:table-cell>
          <table:table-cell table:style-name="ce1" office:value-type="float" office:value="5259.29166666666" calcext:value-type="float">
            <text:p>5259,29166666666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395" calcext:value-type="float">
            <text:p>395</text:p>
          </table:table-cell>
          <table:table-cell office:value-type="float" office:value="467819" calcext:value-type="float">
            <text:p>467819</text:p>
          </table:table-cell>
          <table:table-cell table:style-name="ce1" office:value-type="float" office:value="4.11458333333333" calcext:value-type="float">
            <text:p>4,11458333333333</text:p>
          </table:table-cell>
          <table:table-cell table:style-name="ce1" office:value-type="float" office:value="4873.11458333334" calcext:value-type="float">
            <text:p>4873,11458333334</text:p>
          </table:table-cell>
          <table:table-cell office:value-type="float" office:value="426" calcext:value-type="float">
            <text:p>426</text:p>
          </table:table-cell>
          <table:table-cell office:value-type="float" office:value="505318" calcext:value-type="float">
            <text:p>505318</text:p>
          </table:table-cell>
          <table:table-cell table:style-name="ce1" office:value-type="float" office:value="4.4375" calcext:value-type="float">
            <text:p>4,4375</text:p>
          </table:table-cell>
          <table:table-cell table:style-name="ce1" office:value-type="float" office:value="5263.72916666666" calcext:value-type="float">
            <text:p>5263,72916666666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396" calcext:value-type="float">
            <text:p>396</text:p>
          </table:table-cell>
          <table:table-cell office:value-type="float" office:value="468215" calcext:value-type="float">
            <text:p>468215</text:p>
          </table:table-cell>
          <table:table-cell table:style-name="ce1" office:value-type="float" office:value="4.125" calcext:value-type="float">
            <text:p>4,125</text:p>
          </table:table-cell>
          <table:table-cell table:style-name="ce1" office:value-type="float" office:value="4877.23958333334" calcext:value-type="float">
            <text:p>4877,23958333334</text:p>
          </table:table-cell>
          <table:table-cell office:value-type="float" office:value="423" calcext:value-type="float">
            <text:p>423</text:p>
          </table:table-cell>
          <table:table-cell office:value-type="float" office:value="505741" calcext:value-type="float">
            <text:p>505741</text:p>
          </table:table-cell>
          <table:table-cell table:style-name="ce1" office:value-type="float" office:value="4.40625" calcext:value-type="float">
            <text:p>4,40625</text:p>
          </table:table-cell>
          <table:table-cell table:style-name="ce1" office:value-type="float" office:value="5268.13541666666" calcext:value-type="float">
            <text:p>5268,13541666666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393" calcext:value-type="float">
            <text:p>393</text:p>
          </table:table-cell>
          <table:table-cell office:value-type="float" office:value="468608" calcext:value-type="float">
            <text:p>468608</text:p>
          </table:table-cell>
          <table:table-cell table:style-name="ce1" office:value-type="float" office:value="4.09375" calcext:value-type="float">
            <text:p>4,09375</text:p>
          </table:table-cell>
          <table:table-cell table:style-name="ce1" office:value-type="float" office:value="4881.33333333334" calcext:value-type="float">
            <text:p>4881,33333333334</text:p>
          </table:table-cell>
          <table:table-cell office:value-type="float" office:value="420" calcext:value-type="float">
            <text:p>420</text:p>
          </table:table-cell>
          <table:table-cell office:value-type="float" office:value="506161" calcext:value-type="float">
            <text:p>506161</text:p>
          </table:table-cell>
          <table:table-cell table:style-name="ce1" office:value-type="float" office:value="4.375" calcext:value-type="float">
            <text:p>4,375</text:p>
          </table:table-cell>
          <table:table-cell table:style-name="ce1" office:value-type="float" office:value="5272.51041666666" calcext:value-type="float">
            <text:p>5272,51041666666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394" calcext:value-type="float">
            <text:p>394</text:p>
          </table:table-cell>
          <table:table-cell office:value-type="float" office:value="469002" calcext:value-type="float">
            <text:p>469002</text:p>
          </table:table-cell>
          <table:table-cell table:style-name="ce1" office:value-type="float" office:value="4.10416666666667" calcext:value-type="float">
            <text:p>4,10416666666667</text:p>
          </table:table-cell>
          <table:table-cell table:style-name="ce1" office:value-type="float" office:value="4885.43750000001" calcext:value-type="float">
            <text:p>4885,43750000001</text:p>
          </table:table-cell>
          <table:table-cell office:value-type="float" office:value="429" calcext:value-type="float">
            <text:p>429</text:p>
          </table:table-cell>
          <table:table-cell office:value-type="float" office:value="506590" calcext:value-type="float">
            <text:p>506590</text:p>
          </table:table-cell>
          <table:table-cell table:style-name="ce1" office:value-type="float" office:value="4.46875" calcext:value-type="float">
            <text:p>4,46875</text:p>
          </table:table-cell>
          <table:table-cell table:style-name="ce1" office:value-type="float" office:value="5276.97916666666" calcext:value-type="float">
            <text:p>5276,97916666666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394" calcext:value-type="float">
            <text:p>394</text:p>
          </table:table-cell>
          <table:table-cell office:value-type="float" office:value="469396" calcext:value-type="float">
            <text:p>469396</text:p>
          </table:table-cell>
          <table:table-cell table:style-name="ce1" office:value-type="float" office:value="4.10416666666667" calcext:value-type="float">
            <text:p>4,10416666666667</text:p>
          </table:table-cell>
          <table:table-cell table:style-name="ce1" office:value-type="float" office:value="4889.54166666667" calcext:value-type="float">
            <text:p>4889,54166666667</text:p>
          </table:table-cell>
          <table:table-cell office:value-type="float" office:value="427" calcext:value-type="float">
            <text:p>427</text:p>
          </table:table-cell>
          <table:table-cell office:value-type="float" office:value="507017" calcext:value-type="float">
            <text:p>507017</text:p>
          </table:table-cell>
          <table:table-cell table:style-name="ce1" office:value-type="float" office:value="4.44791666666667" calcext:value-type="float">
            <text:p>4,44791666666667</text:p>
          </table:table-cell>
          <table:table-cell table:style-name="ce1" office:value-type="float" office:value="5281.42708333333" calcext:value-type="float">
            <text:p>5281,42708333333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396" calcext:value-type="float">
            <text:p>396</text:p>
          </table:table-cell>
          <table:table-cell office:value-type="float" office:value="469792" calcext:value-type="float">
            <text:p>469792</text:p>
          </table:table-cell>
          <table:table-cell table:style-name="ce1" office:value-type="float" office:value="4.125" calcext:value-type="float">
            <text:p>4,125</text:p>
          </table:table-cell>
          <table:table-cell table:style-name="ce1" office:value-type="float" office:value="4893.66666666667" calcext:value-type="float">
            <text:p>4893,66666666667</text:p>
          </table:table-cell>
          <table:table-cell office:value-type="float" office:value="427" calcext:value-type="float">
            <text:p>427</text:p>
          </table:table-cell>
          <table:table-cell office:value-type="float" office:value="507444" calcext:value-type="float">
            <text:p>507444</text:p>
          </table:table-cell>
          <table:table-cell table:style-name="ce1" office:value-type="float" office:value="4.44791666666667" calcext:value-type="float">
            <text:p>4,44791666666667</text:p>
          </table:table-cell>
          <table:table-cell table:style-name="ce1" office:value-type="float" office:value="5285.87499999999" calcext:value-type="float">
            <text:p>5285,87499999999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394" calcext:value-type="float">
            <text:p>394</text:p>
          </table:table-cell>
          <table:table-cell office:value-type="float" office:value="470186" calcext:value-type="float">
            <text:p>470186</text:p>
          </table:table-cell>
          <table:table-cell table:style-name="ce1" office:value-type="float" office:value="4.10416666666667" calcext:value-type="float">
            <text:p>4,10416666666667</text:p>
          </table:table-cell>
          <table:table-cell table:style-name="ce1" office:value-type="float" office:value="4897.77083333334" calcext:value-type="float">
            <text:p>4897,77083333334</text:p>
          </table:table-cell>
          <table:table-cell office:value-type="float" office:value="429" calcext:value-type="float">
            <text:p>429</text:p>
          </table:table-cell>
          <table:table-cell office:value-type="float" office:value="507873" calcext:value-type="float">
            <text:p>507873</text:p>
          </table:table-cell>
          <table:table-cell table:style-name="ce1" office:value-type="float" office:value="4.46875" calcext:value-type="float">
            <text:p>4,46875</text:p>
          </table:table-cell>
          <table:table-cell table:style-name="ce1" office:value-type="float" office:value="5290.34374999999" calcext:value-type="float">
            <text:p>5290,34374999999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393" calcext:value-type="float">
            <text:p>393</text:p>
          </table:table-cell>
          <table:table-cell office:value-type="float" office:value="470579" calcext:value-type="float">
            <text:p>470579</text:p>
          </table:table-cell>
          <table:table-cell table:style-name="ce1" office:value-type="float" office:value="4.09375" calcext:value-type="float">
            <text:p>4,09375</text:p>
          </table:table-cell>
          <table:table-cell table:style-name="ce1" office:value-type="float" office:value="4901.86458333334" calcext:value-type="float">
            <text:p>4901,86458333334</text:p>
          </table:table-cell>
          <table:table-cell office:value-type="float" office:value="429" calcext:value-type="float">
            <text:p>429</text:p>
          </table:table-cell>
          <table:table-cell office:value-type="float" office:value="508302" calcext:value-type="float">
            <text:p>508302</text:p>
          </table:table-cell>
          <table:table-cell table:style-name="ce1" office:value-type="float" office:value="4.46875" calcext:value-type="float">
            <text:p>4,46875</text:p>
          </table:table-cell>
          <table:table-cell table:style-name="ce1" office:value-type="float" office:value="5294.81249999999" calcext:value-type="float">
            <text:p>5294,81249999999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395" calcext:value-type="float">
            <text:p>395</text:p>
          </table:table-cell>
          <table:table-cell office:value-type="float" office:value="470974" calcext:value-type="float">
            <text:p>470974</text:p>
          </table:table-cell>
          <table:table-cell table:style-name="ce1" office:value-type="float" office:value="4.11458333333333" calcext:value-type="float">
            <text:p>4,11458333333333</text:p>
          </table:table-cell>
          <table:table-cell table:style-name="ce1" office:value-type="float" office:value="4905.97916666667" calcext:value-type="float">
            <text:p>4905,97916666667</text:p>
          </table:table-cell>
          <table:table-cell office:value-type="float" office:value="425" calcext:value-type="float">
            <text:p>425</text:p>
          </table:table-cell>
          <table:table-cell office:value-type="float" office:value="508727" calcext:value-type="float">
            <text:p>508727</text:p>
          </table:table-cell>
          <table:table-cell table:style-name="ce1" office:value-type="float" office:value="4.42708333333333" calcext:value-type="float">
            <text:p>4,42708333333333</text:p>
          </table:table-cell>
          <table:table-cell table:style-name="ce1" office:value-type="float" office:value="5299.23958333333" calcext:value-type="float">
            <text:p>5299,23958333333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396" calcext:value-type="float">
            <text:p>396</text:p>
          </table:table-cell>
          <table:table-cell office:value-type="float" office:value="471370" calcext:value-type="float">
            <text:p>471370</text:p>
          </table:table-cell>
          <table:table-cell table:style-name="ce1" office:value-type="float" office:value="4.125" calcext:value-type="float">
            <text:p>4,125</text:p>
          </table:table-cell>
          <table:table-cell table:style-name="ce1" office:value-type="float" office:value="4910.10416666667" calcext:value-type="float">
            <text:p>4910,10416666667</text:p>
          </table:table-cell>
          <table:table-cell office:value-type="float" office:value="426" calcext:value-type="float">
            <text:p>426</text:p>
          </table:table-cell>
          <table:table-cell office:value-type="float" office:value="509153" calcext:value-type="float">
            <text:p>509153</text:p>
          </table:table-cell>
          <table:table-cell table:style-name="ce1" office:value-type="float" office:value="4.4375" calcext:value-type="float">
            <text:p>4,4375</text:p>
          </table:table-cell>
          <table:table-cell table:style-name="ce1" office:value-type="float" office:value="5303.67708333333" calcext:value-type="float">
            <text:p>5303,67708333333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395" calcext:value-type="float">
            <text:p>395</text:p>
          </table:table-cell>
          <table:table-cell office:value-type="float" office:value="471765" calcext:value-type="float">
            <text:p>471765</text:p>
          </table:table-cell>
          <table:table-cell table:style-name="ce1" office:value-type="float" office:value="4.11458333333333" calcext:value-type="float">
            <text:p>4,11458333333333</text:p>
          </table:table-cell>
          <table:table-cell table:style-name="ce1" office:value-type="float" office:value="4914.21875000001" calcext:value-type="float">
            <text:p>4914,21875000001</text:p>
          </table:table-cell>
          <table:table-cell office:value-type="float" office:value="423" calcext:value-type="float">
            <text:p>423</text:p>
          </table:table-cell>
          <table:table-cell office:value-type="float" office:value="509576" calcext:value-type="float">
            <text:p>509576</text:p>
          </table:table-cell>
          <table:table-cell table:style-name="ce1" office:value-type="float" office:value="4.40625" calcext:value-type="float">
            <text:p>4,40625</text:p>
          </table:table-cell>
          <table:table-cell table:style-name="ce1" office:value-type="float" office:value="5308.08333333333" calcext:value-type="float">
            <text:p>5308,08333333333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396" calcext:value-type="float">
            <text:p>396</text:p>
          </table:table-cell>
          <table:table-cell office:value-type="float" office:value="472161" calcext:value-type="float">
            <text:p>472161</text:p>
          </table:table-cell>
          <table:table-cell table:style-name="ce1" office:value-type="float" office:value="4.125" calcext:value-type="float">
            <text:p>4,125</text:p>
          </table:table-cell>
          <table:table-cell table:style-name="ce1" office:value-type="float" office:value="4918.34375000001" calcext:value-type="float">
            <text:p>4918,34375000001</text:p>
          </table:table-cell>
          <table:table-cell office:value-type="float" office:value="426" calcext:value-type="float">
            <text:p>426</text:p>
          </table:table-cell>
          <table:table-cell office:value-type="float" office:value="510002" calcext:value-type="float">
            <text:p>510002</text:p>
          </table:table-cell>
          <table:table-cell table:style-name="ce1" office:value-type="float" office:value="4.4375" calcext:value-type="float">
            <text:p>4,4375</text:p>
          </table:table-cell>
          <table:table-cell table:style-name="ce1" office:value-type="float" office:value="5312.52083333333" calcext:value-type="float">
            <text:p>5312,52083333333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398" calcext:value-type="float">
            <text:p>398</text:p>
          </table:table-cell>
          <table:table-cell office:value-type="float" office:value="472559" calcext:value-type="float">
            <text:p>472559</text:p>
          </table:table-cell>
          <table:table-cell table:style-name="ce1" office:value-type="float" office:value="4.14583333333333" calcext:value-type="float">
            <text:p>4,14583333333333</text:p>
          </table:table-cell>
          <table:table-cell table:style-name="ce1" office:value-type="float" office:value="4922.48958333334" calcext:value-type="float">
            <text:p>4922,48958333334</text:p>
          </table:table-cell>
          <table:table-cell office:value-type="float" office:value="435" calcext:value-type="float">
            <text:p>435</text:p>
          </table:table-cell>
          <table:table-cell office:value-type="float" office:value="510437" calcext:value-type="float">
            <text:p>510437</text:p>
          </table:table-cell>
          <table:table-cell table:style-name="ce1" office:value-type="float" office:value="4.53125" calcext:value-type="float">
            <text:p>4,53125</text:p>
          </table:table-cell>
          <table:table-cell table:style-name="ce1" office:value-type="float" office:value="5317.05208333333" calcext:value-type="float">
            <text:p>5317,05208333333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393" calcext:value-type="float">
            <text:p>393</text:p>
          </table:table-cell>
          <table:table-cell office:value-type="float" office:value="472952" calcext:value-type="float">
            <text:p>472952</text:p>
          </table:table-cell>
          <table:table-cell table:style-name="ce1" office:value-type="float" office:value="4.09375" calcext:value-type="float">
            <text:p>4,09375</text:p>
          </table:table-cell>
          <table:table-cell table:style-name="ce1" office:value-type="float" office:value="4926.58333333334" calcext:value-type="float">
            <text:p>4926,58333333334</text:p>
          </table:table-cell>
          <table:table-cell office:value-type="float" office:value="1301" calcext:value-type="float">
            <text:p>1301</text:p>
          </table:table-cell>
          <table:table-cell office:value-type="float" office:value="511738" calcext:value-type="float">
            <text:p>511738</text:p>
          </table:table-cell>
          <table:table-cell table:style-name="ce1" office:value-type="float" office:value="13.5520833333333" calcext:value-type="float">
            <text:p>13,5520833333333</text:p>
          </table:table-cell>
          <table:table-cell table:style-name="ce1" office:value-type="float" office:value="5330.60416666666" calcext:value-type="float">
            <text:p>5330,60416666666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397" calcext:value-type="float">
            <text:p>397</text:p>
          </table:table-cell>
          <table:table-cell office:value-type="float" office:value="473349" calcext:value-type="float">
            <text:p>473349</text:p>
          </table:table-cell>
          <table:table-cell table:style-name="ce1" office:value-type="float" office:value="4.13541666666667" calcext:value-type="float">
            <text:p>4,13541666666667</text:p>
          </table:table-cell>
          <table:table-cell table:style-name="ce1" office:value-type="float" office:value="4930.71875000001" calcext:value-type="float">
            <text:p>4930,71875000001</text:p>
          </table:table-cell>
          <table:table-cell office:value-type="float" office:value="424" calcext:value-type="float">
            <text:p>424</text:p>
          </table:table-cell>
          <table:table-cell office:value-type="float" office:value="512162" calcext:value-type="float">
            <text:p>512162</text:p>
          </table:table-cell>
          <table:table-cell table:style-name="ce1" office:value-type="float" office:value="4.41666666666667" calcext:value-type="float">
            <text:p>4,41666666666667</text:p>
          </table:table-cell>
          <table:table-cell table:style-name="ce1" office:value-type="float" office:value="5335.02083333333" calcext:value-type="float">
            <text:p>5335,02083333333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435" calcext:value-type="float">
            <text:p>435</text:p>
          </table:table-cell>
          <table:table-cell office:value-type="float" office:value="473784" calcext:value-type="float">
            <text:p>473784</text:p>
          </table:table-cell>
          <table:table-cell table:style-name="ce1" office:value-type="float" office:value="4.53125" calcext:value-type="float">
            <text:p>4,53125</text:p>
          </table:table-cell>
          <table:table-cell table:style-name="ce1" office:value-type="float" office:value="4935.25000000001" calcext:value-type="float">
            <text:p>4935,25000000001</text:p>
          </table:table-cell>
          <table:table-cell office:value-type="float" office:value="423" calcext:value-type="float">
            <text:p>423</text:p>
          </table:table-cell>
          <table:table-cell office:value-type="float" office:value="512585" calcext:value-type="float">
            <text:p>512585</text:p>
          </table:table-cell>
          <table:table-cell table:style-name="ce1" office:value-type="float" office:value="4.40625" calcext:value-type="float">
            <text:p>4,40625</text:p>
          </table:table-cell>
          <table:table-cell table:style-name="ce1" office:value-type="float" office:value="5339.42708333333" calcext:value-type="float">
            <text:p>5339,4270833333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93" calcext:value-type="float">
            <text:p>393</text:p>
          </table:table-cell>
          <table:table-cell office:value-type="float" office:value="474177" calcext:value-type="float">
            <text:p>474177</text:p>
          </table:table-cell>
          <table:table-cell table:style-name="ce1" office:value-type="float" office:value="4.09375" calcext:value-type="float">
            <text:p>4,09375</text:p>
          </table:table-cell>
          <table:table-cell table:style-name="ce1" office:value-type="float" office:value="4939.34375000001" calcext:value-type="float">
            <text:p>4939,34375000001</text:p>
          </table:table-cell>
          <table:table-cell office:value-type="float" office:value="425" calcext:value-type="float">
            <text:p>425</text:p>
          </table:table-cell>
          <table:table-cell office:value-type="float" office:value="513010" calcext:value-type="float">
            <text:p>513010</text:p>
          </table:table-cell>
          <table:table-cell table:style-name="ce1" office:value-type="float" office:value="4.42708333333333" calcext:value-type="float">
            <text:p>4,42708333333333</text:p>
          </table:table-cell>
          <table:table-cell table:style-name="ce1" office:value-type="float" office:value="5343.85416666666" calcext:value-type="float">
            <text:p>5343,85416666666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391" calcext:value-type="float">
            <text:p>391</text:p>
          </table:table-cell>
          <table:table-cell office:value-type="float" office:value="474568" calcext:value-type="float">
            <text:p>474568</text:p>
          </table:table-cell>
          <table:table-cell table:style-name="ce1" office:value-type="float" office:value="4.07291666666667" calcext:value-type="float">
            <text:p>4,07291666666667</text:p>
          </table:table-cell>
          <table:table-cell table:style-name="ce1" office:value-type="float" office:value="4943.41666666667" calcext:value-type="float">
            <text:p>4943,41666666667</text:p>
          </table:table-cell>
          <table:table-cell office:value-type="float" office:value="423" calcext:value-type="float">
            <text:p>423</text:p>
          </table:table-cell>
          <table:table-cell office:value-type="float" office:value="513433" calcext:value-type="float">
            <text:p>513433</text:p>
          </table:table-cell>
          <table:table-cell table:style-name="ce1" office:value-type="float" office:value="4.40625" calcext:value-type="float">
            <text:p>4,40625</text:p>
          </table:table-cell>
          <table:table-cell table:style-name="ce1" office:value-type="float" office:value="5348.26041666666" calcext:value-type="float">
            <text:p>5348,26041666666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396" calcext:value-type="float">
            <text:p>396</text:p>
          </table:table-cell>
          <table:table-cell office:value-type="float" office:value="474964" calcext:value-type="float">
            <text:p>474964</text:p>
          </table:table-cell>
          <table:table-cell table:style-name="ce1" office:value-type="float" office:value="4.125" calcext:value-type="float">
            <text:p>4,125</text:p>
          </table:table-cell>
          <table:table-cell table:style-name="ce1" office:value-type="float" office:value="4947.54166666667" calcext:value-type="float">
            <text:p>4947,54166666667</text:p>
          </table:table-cell>
          <table:table-cell office:value-type="float" office:value="425" calcext:value-type="float">
            <text:p>425</text:p>
          </table:table-cell>
          <table:table-cell office:value-type="float" office:value="513858" calcext:value-type="float">
            <text:p>513858</text:p>
          </table:table-cell>
          <table:table-cell table:style-name="ce1" office:value-type="float" office:value="4.42708333333333" calcext:value-type="float">
            <text:p>4,42708333333333</text:p>
          </table:table-cell>
          <table:table-cell table:style-name="ce1" office:value-type="float" office:value="5352.68749999999" calcext:value-type="float">
            <text:p>5352,68749999999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394" calcext:value-type="float">
            <text:p>394</text:p>
          </table:table-cell>
          <table:table-cell office:value-type="float" office:value="475358" calcext:value-type="float">
            <text:p>475358</text:p>
          </table:table-cell>
          <table:table-cell table:style-name="ce1" office:value-type="float" office:value="4.10416666666667" calcext:value-type="float">
            <text:p>4,10416666666667</text:p>
          </table:table-cell>
          <table:table-cell table:style-name="ce1" office:value-type="float" office:value="4951.64583333334" calcext:value-type="float">
            <text:p>4951,64583333334</text:p>
          </table:table-cell>
          <table:table-cell office:value-type="float" office:value="423" calcext:value-type="float">
            <text:p>423</text:p>
          </table:table-cell>
          <table:table-cell office:value-type="float" office:value="514281" calcext:value-type="float">
            <text:p>514281</text:p>
          </table:table-cell>
          <table:table-cell table:style-name="ce1" office:value-type="float" office:value="4.40625" calcext:value-type="float">
            <text:p>4,40625</text:p>
          </table:table-cell>
          <table:table-cell table:style-name="ce1" office:value-type="float" office:value="5357.09374999999" calcext:value-type="float">
            <text:p>5357,09374999999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393" calcext:value-type="float">
            <text:p>393</text:p>
          </table:table-cell>
          <table:table-cell office:value-type="float" office:value="475751" calcext:value-type="float">
            <text:p>475751</text:p>
          </table:table-cell>
          <table:table-cell table:style-name="ce1" office:value-type="float" office:value="4.09375" calcext:value-type="float">
            <text:p>4,09375</text:p>
          </table:table-cell>
          <table:table-cell table:style-name="ce1" office:value-type="float" office:value="4955.73958333334" calcext:value-type="float">
            <text:p>4955,73958333334</text:p>
          </table:table-cell>
          <table:table-cell office:value-type="float" office:value="425" calcext:value-type="float">
            <text:p>425</text:p>
          </table:table-cell>
          <table:table-cell office:value-type="float" office:value="514706" calcext:value-type="float">
            <text:p>514706</text:p>
          </table:table-cell>
          <table:table-cell table:style-name="ce1" office:value-type="float" office:value="4.42708333333333" calcext:value-type="float">
            <text:p>4,42708333333333</text:p>
          </table:table-cell>
          <table:table-cell table:style-name="ce1" office:value-type="float" office:value="5361.52083333332" calcext:value-type="float">
            <text:p>5361,52083333332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397" calcext:value-type="float">
            <text:p>397</text:p>
          </table:table-cell>
          <table:table-cell office:value-type="float" office:value="476148" calcext:value-type="float">
            <text:p>476148</text:p>
          </table:table-cell>
          <table:table-cell table:style-name="ce1" office:value-type="float" office:value="4.13541666666667" calcext:value-type="float">
            <text:p>4,13541666666667</text:p>
          </table:table-cell>
          <table:table-cell table:style-name="ce1" office:value-type="float" office:value="4959.87500000001" calcext:value-type="float">
            <text:p>4959,87500000001</text:p>
          </table:table-cell>
          <table:table-cell office:value-type="float" office:value="426" calcext:value-type="float">
            <text:p>426</text:p>
          </table:table-cell>
          <table:table-cell office:value-type="float" office:value="515132" calcext:value-type="float">
            <text:p>515132</text:p>
          </table:table-cell>
          <table:table-cell table:style-name="ce1" office:value-type="float" office:value="4.4375" calcext:value-type="float">
            <text:p>4,4375</text:p>
          </table:table-cell>
          <table:table-cell table:style-name="ce1" office:value-type="float" office:value="5365.95833333332" calcext:value-type="float">
            <text:p>5365,95833333332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389" calcext:value-type="float">
            <text:p>389</text:p>
          </table:table-cell>
          <table:table-cell office:value-type="float" office:value="476537" calcext:value-type="float">
            <text:p>476537</text:p>
          </table:table-cell>
          <table:table-cell table:style-name="ce1" office:value-type="float" office:value="4.05208333333333" calcext:value-type="float">
            <text:p>4,05208333333333</text:p>
          </table:table-cell>
          <table:table-cell table:style-name="ce1" office:value-type="float" office:value="4963.92708333334" calcext:value-type="float">
            <text:p>4963,92708333334</text:p>
          </table:table-cell>
          <table:table-cell office:value-type="float" office:value="421" calcext:value-type="float">
            <text:p>421</text:p>
          </table:table-cell>
          <table:table-cell office:value-type="float" office:value="515553" calcext:value-type="float">
            <text:p>515553</text:p>
          </table:table-cell>
          <table:table-cell table:style-name="ce1" office:value-type="float" office:value="4.38541666666667" calcext:value-type="float">
            <text:p>4,38541666666667</text:p>
          </table:table-cell>
          <table:table-cell table:style-name="ce1" office:value-type="float" office:value="5370.34374999999" calcext:value-type="float">
            <text:p>5370,34374999999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387" calcext:value-type="float">
            <text:p>387</text:p>
          </table:table-cell>
          <table:table-cell office:value-type="float" office:value="476924" calcext:value-type="float">
            <text:p>476924</text:p>
          </table:table-cell>
          <table:table-cell table:style-name="ce1" office:value-type="float" office:value="4.03125" calcext:value-type="float">
            <text:p>4,03125</text:p>
          </table:table-cell>
          <table:table-cell table:style-name="ce1" office:value-type="float" office:value="4967.95833333334" calcext:value-type="float">
            <text:p>4967,95833333334</text:p>
          </table:table-cell>
          <table:table-cell office:value-type="float" office:value="428" calcext:value-type="float">
            <text:p>428</text:p>
          </table:table-cell>
          <table:table-cell office:value-type="float" office:value="515981" calcext:value-type="float">
            <text:p>515981</text:p>
          </table:table-cell>
          <table:table-cell table:style-name="ce1" office:value-type="float" office:value="4.45833333333333" calcext:value-type="float">
            <text:p>4,45833333333333</text:p>
          </table:table-cell>
          <table:table-cell table:style-name="ce1" office:value-type="float" office:value="5374.80208333333" calcext:value-type="float">
            <text:p>5374,80208333333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395" calcext:value-type="float">
            <text:p>395</text:p>
          </table:table-cell>
          <table:table-cell office:value-type="float" office:value="477319" calcext:value-type="float">
            <text:p>477319</text:p>
          </table:table-cell>
          <table:table-cell table:style-name="ce1" office:value-type="float" office:value="4.11458333333333" calcext:value-type="float">
            <text:p>4,11458333333333</text:p>
          </table:table-cell>
          <table:table-cell table:style-name="ce1" office:value-type="float" office:value="4972.07291666667" calcext:value-type="float">
            <text:p>4972,07291666667</text:p>
          </table:table-cell>
          <table:table-cell office:value-type="float" office:value="424" calcext:value-type="float">
            <text:p>424</text:p>
          </table:table-cell>
          <table:table-cell office:value-type="float" office:value="516405" calcext:value-type="float">
            <text:p>516405</text:p>
          </table:table-cell>
          <table:table-cell table:style-name="ce1" office:value-type="float" office:value="4.41666666666667" calcext:value-type="float">
            <text:p>4,41666666666667</text:p>
          </table:table-cell>
          <table:table-cell table:style-name="ce1" office:value-type="float" office:value="5379.21874999999" calcext:value-type="float">
            <text:p>5379,21874999999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396" calcext:value-type="float">
            <text:p>396</text:p>
          </table:table-cell>
          <table:table-cell office:value-type="float" office:value="477715" calcext:value-type="float">
            <text:p>477715</text:p>
          </table:table-cell>
          <table:table-cell table:style-name="ce1" office:value-type="float" office:value="4.125" calcext:value-type="float">
            <text:p>4,125</text:p>
          </table:table-cell>
          <table:table-cell table:style-name="ce1" office:value-type="float" office:value="4976.19791666667" calcext:value-type="float">
            <text:p>4976,19791666667</text:p>
          </table:table-cell>
          <table:table-cell office:value-type="float" office:value="428" calcext:value-type="float">
            <text:p>428</text:p>
          </table:table-cell>
          <table:table-cell office:value-type="float" office:value="516833" calcext:value-type="float">
            <text:p>516833</text:p>
          </table:table-cell>
          <table:table-cell table:style-name="ce1" office:value-type="float" office:value="4.45833333333333" calcext:value-type="float">
            <text:p>4,45833333333333</text:p>
          </table:table-cell>
          <table:table-cell table:style-name="ce1" office:value-type="float" office:value="5383.67708333333" calcext:value-type="float">
            <text:p>5383,67708333333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395" calcext:value-type="float">
            <text:p>395</text:p>
          </table:table-cell>
          <table:table-cell office:value-type="float" office:value="478110" calcext:value-type="float">
            <text:p>478110</text:p>
          </table:table-cell>
          <table:table-cell table:style-name="ce1" office:value-type="float" office:value="4.11458333333333" calcext:value-type="float">
            <text:p>4,11458333333333</text:p>
          </table:table-cell>
          <table:table-cell table:style-name="ce1" office:value-type="float" office:value="4980.31250000001" calcext:value-type="float">
            <text:p>4980,31250000001</text:p>
          </table:table-cell>
          <table:table-cell office:value-type="float" office:value="423" calcext:value-type="float">
            <text:p>423</text:p>
          </table:table-cell>
          <table:table-cell office:value-type="float" office:value="517256" calcext:value-type="float">
            <text:p>517256</text:p>
          </table:table-cell>
          <table:table-cell table:style-name="ce1" office:value-type="float" office:value="4.40625" calcext:value-type="float">
            <text:p>4,40625</text:p>
          </table:table-cell>
          <table:table-cell table:style-name="ce1" office:value-type="float" office:value="5388.08333333332" calcext:value-type="float">
            <text:p>5388,08333333332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391" calcext:value-type="float">
            <text:p>391</text:p>
          </table:table-cell>
          <table:table-cell office:value-type="float" office:value="478501" calcext:value-type="float">
            <text:p>478501</text:p>
          </table:table-cell>
          <table:table-cell table:style-name="ce1" office:value-type="float" office:value="4.07291666666667" calcext:value-type="float">
            <text:p>4,07291666666667</text:p>
          </table:table-cell>
          <table:table-cell table:style-name="ce1" office:value-type="float" office:value="4984.38541666667" calcext:value-type="float">
            <text:p>4984,38541666667</text:p>
          </table:table-cell>
          <table:table-cell office:value-type="float" office:value="427" calcext:value-type="float">
            <text:p>427</text:p>
          </table:table-cell>
          <table:table-cell office:value-type="float" office:value="517683" calcext:value-type="float">
            <text:p>517683</text:p>
          </table:table-cell>
          <table:table-cell table:style-name="ce1" office:value-type="float" office:value="4.44791666666667" calcext:value-type="float">
            <text:p>4,44791666666667</text:p>
          </table:table-cell>
          <table:table-cell table:style-name="ce1" office:value-type="float" office:value="5392.53124999999" calcext:value-type="float">
            <text:p>5392,53124999999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391" calcext:value-type="float">
            <text:p>391</text:p>
          </table:table-cell>
          <table:table-cell office:value-type="float" office:value="478892" calcext:value-type="float">
            <text:p>478892</text:p>
          </table:table-cell>
          <table:table-cell table:style-name="ce1" office:value-type="float" office:value="4.07291666666667" calcext:value-type="float">
            <text:p>4,07291666666667</text:p>
          </table:table-cell>
          <table:table-cell table:style-name="ce1" office:value-type="float" office:value="4988.45833333334" calcext:value-type="float">
            <text:p>4988,45833333334</text:p>
          </table:table-cell>
          <table:table-cell office:value-type="float" office:value="432" calcext:value-type="float">
            <text:p>432</text:p>
          </table:table-cell>
          <table:table-cell office:value-type="float" office:value="518115" calcext:value-type="float">
            <text:p>518115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float" office:value="5397.03124999999" calcext:value-type="float">
            <text:p>5397,03124999999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352" calcext:value-type="float">
            <text:p>1352</text:p>
          </table:table-cell>
          <table:table-cell office:value-type="float" office:value="480244" calcext:value-type="float">
            <text:p>480244</text:p>
          </table:table-cell>
          <table:table-cell table:style-name="ce1" office:value-type="float" office:value="14.0833333333333" calcext:value-type="float">
            <text:p>14,0833333333333</text:p>
          </table:table-cell>
          <table:table-cell table:style-name="ce1" office:value-type="float" office:value="5002.54166666667" calcext:value-type="float">
            <text:p>5002,54166666667</text:p>
          </table:table-cell>
          <table:table-cell office:value-type="float" office:value="1400" calcext:value-type="float">
            <text:p>1400</text:p>
          </table:table-cell>
          <table:table-cell office:value-type="float" office:value="519515" calcext:value-type="float">
            <text:p>519515</text:p>
          </table:table-cell>
          <table:table-cell table:style-name="ce1" office:value-type="float" office:value="14.5833333333333" calcext:value-type="float">
            <text:p>14,5833333333333</text:p>
          </table:table-cell>
          <table:table-cell table:style-name="ce1" office:value-type="float" office:value="5411.61458333333" calcext:value-type="float">
            <text:p>5411,61458333333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391" calcext:value-type="float">
            <text:p>391</text:p>
          </table:table-cell>
          <table:table-cell office:value-type="float" office:value="480635" calcext:value-type="float">
            <text:p>480635</text:p>
          </table:table-cell>
          <table:table-cell table:style-name="ce1" office:value-type="float" office:value="4.07291666666667" calcext:value-type="float">
            <text:p>4,07291666666667</text:p>
          </table:table-cell>
          <table:table-cell table:style-name="ce1" office:value-type="float" office:value="5006.61458333334" calcext:value-type="float">
            <text:p>5006,61458333334</text:p>
          </table:table-cell>
          <table:table-cell office:value-type="float" office:value="423" calcext:value-type="float">
            <text:p>423</text:p>
          </table:table-cell>
          <table:table-cell office:value-type="float" office:value="519938" calcext:value-type="float">
            <text:p>519938</text:p>
          </table:table-cell>
          <table:table-cell table:style-name="ce1" office:value-type="float" office:value="4.40625" calcext:value-type="float">
            <text:p>4,40625</text:p>
          </table:table-cell>
          <table:table-cell table:style-name="ce1" office:value-type="float" office:value="5416.02083333332" calcext:value-type="float">
            <text:p>5416,02083333332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390" calcext:value-type="float">
            <text:p>390</text:p>
          </table:table-cell>
          <table:table-cell office:value-type="float" office:value="481025" calcext:value-type="float">
            <text:p>481025</text:p>
          </table:table-cell>
          <table:table-cell table:style-name="ce1" office:value-type="float" office:value="4.0625" calcext:value-type="float">
            <text:p>4,0625</text:p>
          </table:table-cell>
          <table:table-cell table:style-name="ce1" office:value-type="float" office:value="5010.67708333334" calcext:value-type="float">
            <text:p>5010,67708333334</text:p>
          </table:table-cell>
          <table:table-cell office:value-type="float" office:value="421" calcext:value-type="float">
            <text:p>421</text:p>
          </table:table-cell>
          <table:table-cell office:value-type="float" office:value="520359" calcext:value-type="float">
            <text:p>520359</text:p>
          </table:table-cell>
          <table:table-cell table:style-name="ce1" office:value-type="float" office:value="4.38541666666667" calcext:value-type="float">
            <text:p>4,38541666666667</text:p>
          </table:table-cell>
          <table:table-cell table:style-name="ce1" office:value-type="float" office:value="5420.40624999999" calcext:value-type="float">
            <text:p>5420,40624999999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394" calcext:value-type="float">
            <text:p>394</text:p>
          </table:table-cell>
          <table:table-cell office:value-type="float" office:value="481419" calcext:value-type="float">
            <text:p>481419</text:p>
          </table:table-cell>
          <table:table-cell table:style-name="ce1" office:value-type="float" office:value="4.10416666666667" calcext:value-type="float">
            <text:p>4,10416666666667</text:p>
          </table:table-cell>
          <table:table-cell table:style-name="ce1" office:value-type="float" office:value="5014.78125000001" calcext:value-type="float">
            <text:p>5014,78125000001</text:p>
          </table:table-cell>
          <table:table-cell office:value-type="float" office:value="422" calcext:value-type="float">
            <text:p>422</text:p>
          </table:table-cell>
          <table:table-cell office:value-type="float" office:value="520781" calcext:value-type="float">
            <text:p>520781</text:p>
          </table:table-cell>
          <table:table-cell table:style-name="ce1" office:value-type="float" office:value="4.39583333333333" calcext:value-type="float">
            <text:p>4,39583333333333</text:p>
          </table:table-cell>
          <table:table-cell table:style-name="ce1" office:value-type="float" office:value="5424.80208333333" calcext:value-type="float">
            <text:p>5424,80208333333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393" calcext:value-type="float">
            <text:p>393</text:p>
          </table:table-cell>
          <table:table-cell office:value-type="float" office:value="481812" calcext:value-type="float">
            <text:p>481812</text:p>
          </table:table-cell>
          <table:table-cell table:style-name="ce1" office:value-type="float" office:value="4.09375" calcext:value-type="float">
            <text:p>4,09375</text:p>
          </table:table-cell>
          <table:table-cell table:style-name="ce1" office:value-type="float" office:value="5018.87500000001" calcext:value-type="float">
            <text:p>5018,87500000001</text:p>
          </table:table-cell>
          <table:table-cell office:value-type="float" office:value="422" calcext:value-type="float">
            <text:p>422</text:p>
          </table:table-cell>
          <table:table-cell office:value-type="float" office:value="521203" calcext:value-type="float">
            <text:p>521203</text:p>
          </table:table-cell>
          <table:table-cell table:style-name="ce1" office:value-type="float" office:value="4.39583333333333" calcext:value-type="float">
            <text:p>4,39583333333333</text:p>
          </table:table-cell>
          <table:table-cell table:style-name="ce1" office:value-type="float" office:value="5429.19791666666" calcext:value-type="float">
            <text:p>5429,19791666666</text:p>
          </table:table-cell>
        </table:table-row>
      </table:table>
      <table:named-expressions/>
      <table:database-ranges>
        <table:database-range table:name="__Anonymous_Sheet_DB__0" table:target-range-address="antennapod.B1:antennapod.E985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8">
      <number:number number:decimal-places="13" number:min-decimal-places="13"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3">
      <number:number number:decimal-places="5" number:min-decimal-places="5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0">
      <number:number number:decimal-places="8" number:min-decimal-places="8" number:min-integer-digits="1"/>
    </number:number-style>
    <number:number-style style:name="N109">
      <number:number number:decimal-places="9" number:min-decimal-places="9" number:min-integer-digits="1"/>
    </number:number-style>
    <number:number-style style:name="N108">
      <number:number number:decimal-places="10" number:min-decimal-places="10" number:min-integer-digits="1"/>
    </number:number-style>
    <number:number-style style:name="N107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3T10:34:08.499427445</dc:date>
    <meta:editing-duration>PT3H19M5S</meta:editing-duration>
    <meta:editing-cycles>19</meta:editing-cycles>
    <meta:generator>LibreOffice/7.3.7.2$Linux_X86_64 LibreOffice_project/30$Build-2</meta:generator>
    <meta:document-statistic meta:table-count="1" meta:cell-count="10962" meta:object-count="0"/>
  </office:meta>
</office:document-meta>
</file>